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2299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0.2736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0.5902in"/>
    </style:style>
    <style:style style:name="co7" style:family="table-column">
      <style:table-column-properties fo:break-before="auto" style:column-width="0.5626in"/>
    </style:style>
    <style:style style:name="co8" style:family="table-column">
      <style:table-column-properties fo:break-before="auto" style:column-width="1.3193in"/>
    </style:style>
    <style:style style:name="ro1" style:family="table-row">
      <style:table-row-properties style:row-height="0.0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028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23P0" style:volatile="true" number:automatic-order="true">
      <number:currency-symbol/>
      <number:number number:min-integer-digits="1" number:grouping="true"/>
    </number:currency-style>
    <number:currency-style style:name="N23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23P0"/>
    </number:currency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0c0c0" style:text-align-source="fix" style:repeat-content="false" fo:border-left="0.0008in solid #000000" fo:border-right="none" fo:border-top="0.0008in solid #000000"/>
      <style:paragraph-properties fo:text-align="end" fo:margin-left="0in"/>
      <style:text-properties fo:color="#000000"/>
    </style:style>
    <style:style style:name="ce2" style:family="table-cell" style:parent-style-name="Default">
      <style:table-cell-properties fo:border-bottom="none" fo:background-color="#c0c0c0" style:text-align-source="fix" style:repeat-content="false" fo:border-left="0.0008in solid #000000" fo:border-right="none" fo:border-top="none"/>
      <style:paragraph-properties fo:text-align="end" fo:margin-left="0in"/>
      <style:text-properties fo:color="#000000" fo:font-size="9pt"/>
    </style:style>
    <style:style style:name="ce3" style:family="table-cell" style:parent-style-name="Default">
      <style:table-cell-properties fo:border-bottom="none" fo:background-color="#c0c0c0" fo:border-left="0.0008in solid #000000" fo:border-right="none" fo:border-top="none"/>
      <style:text-properties fo:color="#000000" fo:font-size="9pt"/>
    </style:style>
    <style:style style:name="ce4" style:family="table-cell" style:parent-style-name="Default" style:data-style-name="N100">
      <style:table-cell-properties fo:border-bottom="0.0008in solid #000000" fo:background-color="#c0c0c0" style:cell-protect="protected" style:print-content="true" style:text-align-source="fix" style:repeat-content="false" fo:border-left="0.0008in solid #000000" fo:border-right="none" fo:border-top="none"/>
      <style:paragraph-properties fo:text-align="end" fo:margin-left="0in"/>
      <style:text-properties fo:color="#000000"/>
    </style:style>
    <style:style style:name="ce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end" fo:margin-left="0in"/>
      <style:text-properties fo:color="#ffffff" fo:font-weight="bold"/>
    </style:style>
    <style:style style:name="ce6" style:family="table-cell" style:parent-style-name="Default" style:data-style-name="N0">
      <style:table-cell-properties fo:background-color="#e6e6e6" style:cell-protect="protected" style:print-content="true" fo:border="none"/>
    </style:style>
    <style:style style:name="ce7" style:family="table-cell" style:parent-style-name="Default" style:data-style-name="N0">
      <style:table-cell-properties fo:background-color="#e6e6e6" style:cell-protect="protected" style:print-content="true"/>
    </style:style>
    <style:style style:name="ce8" style:family="table-cell" style:parent-style-name="Default" style:data-style-name="N0">
      <style:table-cell-properties fo:background-color="#000000" style:cell-protect="protected" style:print-content="true"/>
    </style:style>
    <style:style style:name="ce9" style:family="table-cell" style:parent-style-name="Default" style:data-style-name="N0">
      <style:table-cell-properties style:cell-protect="protected" style:print-content="true"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fo:background-color="#c0c0c0" style:text-align-source="fix" style:repeat-content="false" fo:border-left="none" fo:border-right="none" fo:border-top="0.0008in solid #000000"/>
      <style:paragraph-properties fo:text-align="end" fo:margin-left="0in"/>
      <style:text-properties fo:color="#000000"/>
    </style:style>
    <style:style style:name="ce12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fo:color="#000000" fo:font-size="9pt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fo:color="#000000" fo:font-size="9pt"/>
    </style:style>
    <style:style style:name="ce14" style:family="table-cell" style:parent-style-name="Default">
      <style:table-cell-properties fo:border-bottom="0.0008in solid #000000" fo:background-color="#c0c0c0" fo:border-left="none" fo:border-right="none" fo:border-top="none"/>
      <style:text-properties fo:color="#000000"/>
    </style:style>
    <style:style style:name="ce15" style:family="table-cell" style:parent-style-name="Default" style:data-style-name="N23">
      <style:table-cell-properties style:cell-protect="protected" style:print-content="true" fo:background-color="transparent" fo:border="none"/>
    </style:style>
    <style:style style:name="ce16" style:family="table-cell" style:parent-style-name="Default" style:data-style-name="N23">
      <style:table-cell-properties style:cell-protect="protected" style:print-content="true" fo:background-color="transparent"/>
    </style:style>
    <style:style style:name="ce17" style:family="table-cell" style:parent-style-name="Default" style:data-style-name="N104">
      <style:table-cell-properties fo:background-color="#000000" style:cell-protect="protected" style:print-content="true"/>
    </style:style>
    <style:style style:name="ce18" style:family="table-cell" style:parent-style-name="Default" style:data-style-name="N104">
      <style:table-cell-properties style:cell-protect="protected" style:print-content="true" fo:background-color="transparent"/>
    </style:style>
    <style:style style:name="ce19" style:family="table-cell" style:parent-style-name="Default">
      <style:table-cell-properties fo:border-bottom="none" fo:background-color="#c0c0c0" fo:border-left="none" fo:border-right="none" fo:border-top="0.0008in solid #000000"/>
      <style:text-properties fo:color="#000000"/>
    </style:style>
    <style:style style:name="ce20" style:family="table-cell" style:parent-style-name="Default">
      <style:table-cell-properties fo:border-bottom="0.0008in solid #ffffff" fo:background-color="#e6e6e6" fo:border-left="0.0008in solid #666666" fo:border-right="0.0008in solid #ffffff" fo:border-top="0.0008in solid #666666" style:vertical-align="middle"/>
      <style:text-properties fo:color="#000000" fo:font-weight="normal"/>
    </style:style>
    <style:style style:name="ce21" style:family="table-cell" style:parent-style-name="Default">
      <style:table-cell-properties fo:background-color="#c0c0c0" fo:border="none"/>
      <style:text-properties fo:color="#000000" fo:font-weight="normal"/>
    </style:style>
    <style:style style:name="ce22" style:family="table-cell" style:parent-style-name="Default" style:data-style-name="N23">
      <style:table-cell-properties fo:border-bottom="0.0008in solid #ffffff" fo:background-color="#e6e6e6" style:cell-protect="none" style:print-content="true" fo:border-left="0.0008in solid #666666" fo:border-right="0.0008in solid #ffffff" fo:border-top="0.0008in solid #666666" style:vertical-align="middle"/>
      <style:text-properties fo:color="#000000" fo:font-weight="normal"/>
    </style:style>
    <style:style style:name="ce23" style:family="table-cell" style:parent-style-name="Default" style:data-style-name="N104">
      <style:table-cell-properties fo:background-color="#c0c0c0" style:cell-protect="protected" style:print-content="true" fo:border="none"/>
      <style:text-properties fo:color="#000000" fo:font-weight="normal"/>
    </style:style>
    <style:style style:name="ce24" style:family="table-cell" style:parent-style-name="Default" style:data-style-name="N1">
      <style:table-cell-properties fo:border-bottom="0.0008in solid #ffffff" fo:background-color="#e6e6e6" style:cell-protect="none" style:print-content="true" fo:border-left="0.0008in solid #666666" fo:border-right="0.0008in solid #ffffff" fo:border-top="0.0008in solid #666666" style:vertical-align="middle"/>
      <style:text-properties fo:color="#000000" fo:font-weight="normal"/>
    </style:style>
    <style:style style:name="ce25" style:family="table-cell" style:parent-style-name="Default" style:data-style-name="N1">
      <style:table-cell-properties fo:background-color="#c0c0c0" style:cell-protect="protected" style:print-content="true" fo:border="none"/>
      <style:text-properties fo:color="#000000" fo:font-weight="normal"/>
    </style:style>
    <style:style style:name="ce26" style:family="table-cell" style:parent-style-name="Default" style:data-style-name="N11">
      <style:table-cell-properties fo:border-bottom="0.0008in solid #ffffff" fo:background-color="#e6e6e6" style:cell-protect="none" style:print-content="true" fo:border-left="0.0008in solid #666666" fo:border-right="0.0008in solid #ffffff" fo:border-top="0.0008in solid #666666" style:vertical-align="middle"/>
      <style:text-properties fo:color="#000000" fo:font-weight="normal"/>
    </style:style>
    <style:style style:name="ce27" style:family="table-cell" style:parent-style-name="Default" style:data-style-name="N108">
      <style:table-cell-properties fo:background-color="#000000" style:cell-protect="protected" style:print-content="true"/>
    </style:style>
    <style:style style:name="ce28" style:family="table-cell" style:parent-style-name="Default" style:data-style-name="N108">
      <style:table-cell-properties style:cell-protect="protected" style:print-content="true" fo:background-color="transparent"/>
    </style:style>
    <style:style style:name="ce29" style:family="table-cell" style:parent-style-name="Default">
      <style:table-cell-properties fo:background-color="#c0c0c0" fo:border="none"/>
      <style:text-properties fo:color="#000000" fo:font-weight="bold"/>
    </style:style>
    <style:style style:name="ce30" style:family="table-cell" style:parent-style-name="Default">
      <style:table-cell-properties fo:background-color="#c0c0c0"/>
      <style:text-properties fo:color="#000000"/>
    </style:style>
    <style:style style:name="ce31" style:family="table-cell" style:parent-style-name="Default">
      <style:table-cell-properties fo:background-color="#c0c0c0"/>
      <style:text-properties fo:color="#000000" fo:font-size="9pt"/>
    </style:style>
    <style:style style:name="ce32" style:family="table-cell" style:parent-style-name="Default">
      <style:table-cell-properties fo:background-color="#c0c0c0" fo:border="none"/>
      <style:text-properties fo:color="#000000"/>
    </style:style>
    <style:style style:name="ce33" style:family="table-cell" style:parent-style-name="Default" style:data-style-name="N23">
      <style:table-cell-properties style:cell-protect="protected" style:print-content="true" style:text-align-source="fix" style:repeat-content="false" fo:background-color="transparent" fo:border="none"/>
      <style:paragraph-properties fo:text-align="end" fo:margin-left="0in"/>
    </style:style>
    <style:style style:name="ce34" style:family="table-cell" style:parent-style-name="Default" style:data-style-name="N23">
      <style:table-cell-properties style:cell-protect="protected" style:print-content="true" style:text-align-source="fix" style:repeat-content="false" fo:background-color="transparent"/>
      <style:paragraph-properties fo:text-align="end" fo:margin-left="0in"/>
    </style:style>
    <style:style style:name="ce35" style:family="table-cell" style:parent-style-name="Default" style:data-style-name="N1">
      <style:table-cell-properties fo:background-color="#000000" style:cell-protect="protected" style:print-content="true"/>
    </style:style>
    <style:style style:name="ce36" style:family="table-cell" style:parent-style-name="Default" style:data-style-name="N1">
      <style:table-cell-properties style:cell-protect="protected" style:print-content="true" fo:background-color="transparent"/>
    </style:style>
    <style:style style:name="ce37" style:family="table-cell" style:parent-style-name="Default" style:data-style-name="N108">
      <style:table-cell-properties fo:border-bottom="none" fo:background-color="#c0c0c0" style:cell-protect="protected" style:print-content="true" style:text-align-source="fix" style:repeat-content="false" fo:border-left="none" fo:border-right="none" fo:border-top="0.0008in solid #000000"/>
      <style:paragraph-properties fo:text-align="end" fo:margin-left="0in"/>
      <style:text-properties fo:color="#000000"/>
    </style:style>
    <style:style style:name="ce38" style:family="table-cell" style:parent-style-name="Default" style:data-style-name="N23">
      <style:table-cell-properties fo:background-color="#c0c0c0" style:cell-protect="protected" style:print-content="true" style:text-align-source="fix" style:repeat-content="false" fo:border="none"/>
      <style:paragraph-properties fo:text-align="end" fo:margin-left="0in"/>
      <style:text-properties fo:color="#000000"/>
    </style:style>
    <style:style style:name="ce39" style:family="table-cell" style:parent-style-name="Default" style:data-style-name="N23">
      <style:table-cell-properties fo:border-bottom="0.0008in solid #ffffff" fo:background-color="#e6e6e6" style:cell-protect="none" style:print-content="true" style:text-align-source="fix" style:repeat-content="false" fo:border-left="0.0008in solid #666666" fo:border-right="0.0008in solid #ffffff" fo:border-top="0.0008in solid #666666" style:vertical-align="middle"/>
      <style:paragraph-properties fo:text-align="end" fo:margin-left="0in"/>
      <style:text-properties fo:color="#000000"/>
    </style:style>
    <style:style style:name="ce40" style:family="table-cell" style:parent-style-name="Default" style:data-style-name="N23">
      <style:table-cell-properties fo:background-color="#c0c0c0" style:text-align-source="fix" style:repeat-content="false" fo:border="none"/>
      <style:paragraph-properties fo:text-align="end" fo:margin-left="0in"/>
      <style:text-properties fo:color="#000000"/>
    </style:style>
    <style:style style:name="ce41" style:family="table-cell" style:parent-style-name="Default" style:data-style-name="N104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end" fo:margin-left="0in"/>
      <style:text-properties fo:color="#ffffff" fo:font-weight="bold"/>
    </style:style>
    <style:style style:name="ce42" style:family="table-cell" style:parent-style-name="Default" style:data-style-name="N23">
      <style:table-cell-properties fo:background-color="#e6e6e6" style:cell-protect="protected" style:print-content="true" fo:border="none"/>
    </style:style>
    <style:style style:name="ce43" style:family="table-cell" style:parent-style-name="Default" style:data-style-name="N23">
      <style:table-cell-properties fo:background-color="#e6e6e6" style:cell-protect="protected" style:print-content="true"/>
    </style:style>
    <style:style style:name="ce44" style:family="table-cell" style:parent-style-name="Default" style:data-style-name="N104">
      <style:table-cell-properties fo:background-color="transparent"/>
    </style:style>
    <style:style style:name="ce45" style:family="table-cell" style:parent-style-name="Default" style:data-style-name="N104"/>
    <style:style style:name="ce46" style:family="table-cell" style:parent-style-name="Default">
      <style:table-cell-properties fo:border-bottom="none" fo:background-color="#c0c0c0" fo:border-left="none" fo:border-right="0.0008in solid #000000" fo:border-top="0.0008in solid #000000"/>
      <style:text-properties fo:color="#000000"/>
    </style:style>
    <style:style style:name="ce47" style:family="table-cell" style:parent-style-name="Default">
      <style:table-cell-properties fo:border-bottom="none" fo:background-color="#c0c0c0" fo:border-left="none" fo:border-right="0.0008in solid #000000" fo:border-top="none"/>
      <style:text-properties fo:color="#000000"/>
    </style:style>
    <style:style style:name="ce48" style:family="table-cell" style:parent-style-name="Default">
      <style:table-cell-properties fo:border-bottom="0.0008in solid #000000" fo:background-color="#c0c0c0" fo:border-left="none" fo:border-right="0.0008in solid #000000" fo:border-top="none"/>
      <style:text-properties fo:color="#000000"/>
    </style:style>
    <style:style style:name="ce49" style:family="table-cell" style:parent-style-name="Default">
      <style:table-cell-properties fo:background-color="#000000" style:text-align-source="fix" style:repeat-content="false" fo:border="0.0008in solid #000000"/>
      <style:paragraph-properties fo:text-align="end" fo:margin-left="0in"/>
      <style:text-properties fo:color="#ffffff" fo:font-weight="bold"/>
    </style:style>
    <style:style style:name="ce50" style:family="table-cell" style:parent-style-name="Default">
      <style:table-cell-properties fo:background-color="transparent" fo:border="none"/>
    </style:style>
    <style:style style:name="ce51" style:family="table-cell" style:parent-style-name="Default">
      <style:table-cell-properties fo:border-bottom="none" fo:background-color="#000000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end" fo:margin-left="0in"/>
      <style:text-properties fo:font-size="9pt"/>
    </style:style>
    <style:style style:name="ce53" style:family="table-cell" style:parent-style-name="Default">
      <style:table-cell-properties fo:border-bottom="none" fo:background-color="transparent" fo:border-left="0.0008in solid #000000" fo:border-right="none" fo:border-top="none"/>
      <style:text-properties fo:font-size="9pt"/>
    </style:style>
    <style:style style:name="ce54" style:family="table-cell" style:parent-style-name="Default" style:data-style-name="N1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none"/>
      <style:paragraph-properties fo:text-align="end" fo:margin-left="0in"/>
    </style:style>
    <style:style style:name="ce5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end" fo:margin-left="0in"/>
      <style:text-properties fo:color="#ffffff" fo:font-weight="bold"/>
    </style:style>
    <style:style style:name="ce56" style:family="table-cell" style:parent-style-name="Default" style:data-style-name="N0">
      <style:table-cell-properties style:cell-protect="protected" style:print-content="true" fo:background-color="transparent" fo:border="none"/>
    </style:style>
    <style:style style:name="ce57" style:family="table-cell" style:parent-style-name="Default" style:data-style-name="N0">
      <style:table-cell-properties fo:background-color="#cccccc" style:cell-protect="protected" style:print-content="true" fo:border="none"/>
    </style:style>
    <style:style style:name="ce58" style:family="table-cell" style:parent-style-name="Default" style:data-style-name="N0">
      <style:table-cell-properties fo:background-color="#cccccc" style:cell-protect="protected" style:print-content="true"/>
    </style:style>
    <style:style style:name="ce59" style:family="table-cell" style:parent-style-name="Default" style:data-style-name="N0">
      <style:table-cell-properties style:cell-protect="protected" style:print-content="true"/>
    </style:style>
    <style:style style:name="ce60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end" fo:margin-left="0in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ize="9pt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/>
    </style:style>
    <style:style style:name="ce63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64" style:family="table-cell" style:parent-style-name="Default" style:data-style-name="N23">
      <style:table-cell-properties fo:background-color="#cccccc" style:cell-protect="protected" style:print-content="true" fo:border="none"/>
    </style:style>
    <style:style style:name="ce65" style:family="table-cell" style:parent-style-name="Default" style:data-style-name="N23">
      <style:table-cell-properties fo:background-color="#cccccc" style:cell-protect="protected" style:print-content="true"/>
    </style:style>
    <style:style style:name="ce66" style:family="table-cell" style:parent-style-name="Default" style:data-style-name="N23">
      <style:table-cell-properties style:cell-protect="protected" style:print-content="true"/>
    </style:style>
    <style:style style:name="ce67" style:family="table-cell" style:parent-style-name="Default" style:data-style-name="N104">
      <style:table-cell-properties style:cell-protect="protected" style:print-content="true"/>
    </style:style>
    <style:style style:name="ce68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69" style:family="table-cell" style:parent-style-name="Default">
      <style:table-cell-properties fo:background-color="transparent" fo:border="none"/>
      <style:text-properties fo:font-size="9pt" fo:font-weight="normal"/>
    </style:style>
    <style:style style:name="ce70" style:family="table-cell" style:parent-style-name="Default">
      <style:table-cell-properties fo:background-color="transparent" fo:border="none"/>
      <style:text-properties fo:font-weight="normal"/>
    </style:style>
    <style:style style:name="ce71" style:family="table-cell" style:parent-style-name="Default" style:data-style-name="N23">
      <style:text-properties fo:font-weight="bold"/>
    </style:style>
    <style:style style:name="ce72" style:family="table-cell" style:parent-style-name="Default" style:data-style-name="N104">
      <style:table-cell-properties style:cell-protect="protected" style:print-content="true" fo:background-color="transparent" fo:border="none"/>
      <style:text-properties fo:font-weight="normal"/>
    </style:style>
    <style:style style:name="ce73" style:family="table-cell" style:parent-style-name="Default" style:data-style-name="N1">
      <style:table-cell-properties style:cell-protect="none" style:print-content="true" fo:background-color="transparent" fo:border="none"/>
      <style:text-properties fo:font-weight="bold"/>
    </style:style>
    <style:style style:name="ce74" style:family="table-cell" style:parent-style-name="Default" style:data-style-name="N1">
      <style:table-cell-properties style:cell-protect="protected" style:print-content="true" fo:background-color="transparent" fo:border="none"/>
      <style:text-properties fo:font-weight="normal"/>
    </style:style>
    <style:style style:name="ce75" style:family="table-cell" style:parent-style-name="Default" style:data-style-name="N11">
      <style:table-cell-properties style:cell-protect="none" style:print-content="true" fo:background-color="transparent" fo:border="none"/>
      <style:text-properties fo:font-weight="bold"/>
    </style:style>
    <style:style style:name="ce76" style:family="table-cell" style:parent-style-name="Default" style:data-style-name="N108">
      <style:table-cell-properties style:cell-protect="protected" style:print-content="true"/>
    </style:style>
    <style:style style:name="ce77" style:family="table-cell" style:parent-style-name="Default">
      <style:table-cell-properties fo:background-color="transparent" fo:border="none"/>
      <style:text-properties fo:font-weight="bold"/>
    </style:style>
    <style:style style:name="ce78" style:family="table-cell" style:parent-style-name="Default">
      <style:table-cell-properties fo:background-color="transparent"/>
      <style:text-properties fo:font-size="9pt"/>
    </style:style>
    <style:style style:name="ce79" style:family="table-cell" style:parent-style-name="Default" style:data-style-name="N23">
      <style:table-cell-properties fo:background-color="#cccccc" style:cell-protect="protected" style:print-content="true" style:text-align-source="fix" style:repeat-content="false" fo:border="none"/>
      <style:paragraph-properties fo:text-align="end" fo:margin-left="0in"/>
    </style:style>
    <style:style style:name="ce80" style:family="table-cell" style:parent-style-name="Default" style:data-style-name="N23">
      <style:table-cell-properties fo:background-color="#cccccc" style:cell-protect="protected" style:print-content="true" style:text-align-source="fix" style:repeat-content="false"/>
      <style:paragraph-properties fo:text-align="end" fo:margin-left="0in"/>
    </style:style>
    <style:style style:name="ce81" style:family="table-cell" style:parent-style-name="Default" style:data-style-name="N1">
      <style:table-cell-properties style:cell-protect="protected" style:print-content="true"/>
    </style:style>
    <style:style style:name="ce82" style:family="table-cell" style:parent-style-name="Default" style:data-style-name="N108">
      <style:table-cell-properties fo:border-bottom="none" fo:background-color="#000000" style:cell-protect="protected" style:print-content="true" style:text-align-source="fix" style:repeat-content="false" fo:border-left="none" fo:border-right="none" fo:border-top="0.0008in solid #000000"/>
      <style:paragraph-properties fo:text-align="end" fo:margin-left="0in"/>
    </style:style>
    <style:style style:name="ce83" style:family="table-cell" style:parent-style-name="Default" style:data-style-name="N23">
      <style:table-cell-properties style:cell-protect="protected" style:print-content="true" style:text-align-source="fix" style:repeat-content="false" fo:background-color="transparent" fo:border="none"/>
      <style:paragraph-properties fo:text-align="end" fo:margin-left="0in"/>
      <style:text-properties fo:font-weight="bold"/>
    </style:style>
    <style:style style:name="ce84" style:family="table-cell" style:parent-style-name="Default" style:data-style-name="N23">
      <style:table-cell-properties style:cell-protect="none" style:print-content="true" style:text-align-source="fix" style:repeat-content="false" fo:background-color="transparent" fo:border="none"/>
      <style:paragraph-properties fo:text-align="end" fo:margin-left="0in"/>
      <style:text-properties fo:font-weight="bold"/>
    </style:style>
    <style:style style:name="ce85" style:family="table-cell" style:parent-style-name="Default" style:data-style-name="N23">
      <style:table-cell-properties style:text-align-source="fix" style:repeat-content="false" fo:background-color="transparent" fo:border="none"/>
      <style:paragraph-properties fo:text-align="end" fo:margin-left="0in"/>
      <style:text-properties fo:font-weight="bold"/>
    </style:style>
    <style:style style:name="ce86" style:family="table-cell" style:parent-style-name="Default" style:data-style-name="N104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end" fo:margin-left="0in"/>
      <style:text-properties fo:color="#ffffff" fo:font-weight="bold"/>
    </style:style>
    <style:style style:name="ce87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88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89" style:family="table-cell" style:parent-style-name="Default">
      <style:table-cell-properties fo:border-bottom="0.0008in solid #000000" fo:background-color="transparent" fo:border-left="none" fo:border-right="0.0008in solid #000000" fo:border-top="none"/>
    </style:style>
    <style:style style:name="ce90" style:family="table-cell" style:parent-style-name="Default">
      <style:table-cell-properties fo:background-color="#000000" style:text-align-source="fix" style:repeat-content="false" fo:border="none"/>
      <style:paragraph-properties fo:text-align="end" fo:margin-left="0in"/>
      <style:text-properties fo:color="#ffffff" fo:font-weight="bold"/>
    </style:style>
    <style:style style:name="ce91" style:family="table-cell" style:parent-style-name="Default">
      <style:table-cell-properties fo:background-color="#cccccc" fo:border="none"/>
    </style:style>
    <style:style style:name="ce92" style:family="table-cell" style:parent-style-name="Default">
      <style:table-cell-properties fo:background-color="#cccccc"/>
    </style:style>
    <style:style style:name="ce93" style:family="table-cell" style:parent-style-name="Default">
      <style:table-cell-properties fo:background-color="#000000"/>
    </style:style>
  </office:automatic-styles>
  <office:body>
    <office:spreadsheet>
      <table:table table:name="Amortization Schedule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45"/>
        <table:table-column table:style-name="co4" table:default-cell-style-name="Default"/>
        <table:table-column table:style-name="co5" table:default-cell-style-name="Default"/>
        <table:table-column table:style-name="co6" table:number-columns-repeated="248" table:default-cell-style-name="Default"/>
        <table:table-row table:style-name="ro1">
          <table:table-cell table:style-name="ce1"/>
          <table:table-cell table:style-name="ce11"/>
          <table:table-cell table:style-name="ce19" table:number-columns-repeated="2"/>
          <table:table-cell table:style-name="ce11"/>
          <table:table-cell table:style-name="ce37"/>
          <table:table-cell table:style-name="ce46"/>
          <table:table-cell table:number-columns-repeated="249"/>
        </table:table-row>
        <table:table-row table:style-name="ro2">
          <table:table-cell table:style-name="ce2" office:value-type="string" table:number-columns-spanned="2" table:number-rows-spanned="1">
            <text:p>Payment schedule for: </text:p>
          </table:table-cell>
          <table:covered-table-cell table:style-name="ce12"/>
          <table:table-cell table:style-name="ce20" office:value-type="string" table:number-columns-spanned="2" table:number-rows-spanned="1">
            <text:p>Home Loan</text:p>
          </table:table-cell>
          <table:covered-table-cell table:style-name="ce29"/>
          <table:table-cell table:style-name="ce12" office:value-type="string">
            <text:p>Monthly Payment </text:p>
          </table:table-cell>
          <table:table-cell table:style-name="ce38" table:formula="oooc:=(-PMT([.$C$8]/12;[.$C$6];-(-[.$C$4])))" office:value-type="currency" office:value="893.330282477608">
            <text:p>$893.33</text:p>
          </table:table-cell>
          <table:table-cell table:style-name="ce47"/>
          <table:table-cell table:number-columns-repeated="249"/>
        </table:table-row>
        <table:table-row table:style-name="ro3">
          <table:table-cell table:style-name="ce2"/>
          <table:table-cell table:style-name="ce12"/>
          <table:table-cell table:style-name="ce21"/>
          <table:table-cell table:style-name="ce29"/>
          <table:table-cell table:style-name="ce12"/>
          <table:table-cell table:style-name="ce38"/>
          <table:table-cell table:style-name="ce47"/>
          <table:table-cell table:number-columns-repeated="249"/>
        </table:table-row>
        <table:table-row table:style-name="ro2">
          <table:table-cell table:style-name="ce3"/>
          <table:table-cell table:style-name="ce13" office:value-type="string">
            <text:p>Loan Amount </text:p>
          </table:table-cell>
          <table:table-cell table:style-name="ce22" office:value-type="currency" office:value="149000">
            <text:p>$149,000.00</text:p>
          </table:table-cell>
          <table:table-cell table:style-name="ce30"/>
          <table:table-cell table:style-name="ce13" office:value-type="string">
            <text:p>Extra Principal Payment </text:p>
          </table:table-cell>
          <table:table-cell table:style-name="ce39" office:value-type="currency" office:value="200">
            <text:p>$200.00</text:p>
          </table:table-cell>
          <table:table-cell table:style-name="ce47"/>
          <table:table-cell table:number-columns-repeated="249"/>
        </table:table-row>
        <table:table-row table:style-name="ro3">
          <table:table-cell table:style-name="ce3"/>
          <table:table-cell table:style-name="ce13"/>
          <table:table-cell table:style-name="ce23"/>
          <table:table-cell table:style-name="ce30"/>
          <table:table-cell table:style-name="ce13"/>
          <table:table-cell table:style-name="ce40"/>
          <table:table-cell table:style-name="ce47"/>
          <table:table-cell table:number-columns-repeated="249"/>
        </table:table-row>
        <table:table-row table:style-name="ro2">
          <table:table-cell table:style-name="ce3"/>
          <table:table-cell table:style-name="ce13" office:value-type="string">
            <text:p>Term </text:p>
          </table:table-cell>
          <table:table-cell table:style-name="ce24" office:value-type="float" office:value="360">
            <text:p>360</text:p>
          </table:table-cell>
          <table:table-cell table:style-name="ce31" office:value-type="string">
            <text:p><text:s/>Months</text:p>
          </table:table-cell>
          <table:table-cell table:style-name="ce13" office:value-type="string">
            <text:p>Total Interest Paid </text:p>
          </table:table-cell>
          <table:table-cell table:style-name="ce40" table:formula="oooc:=SUM([.C12:.C371])" office:value-type="currency" office:value="101742.726932774">
            <text:p>$101,742.73</text:p>
          </table:table-cell>
          <table:table-cell table:style-name="ce47"/>
          <table:table-cell table:number-columns-repeated="249"/>
        </table:table-row>
        <table:table-row table:style-name="ro3">
          <table:table-cell table:style-name="ce3"/>
          <table:table-cell table:style-name="ce13"/>
          <table:table-cell table:style-name="ce25"/>
          <table:table-cell table:style-name="ce30"/>
          <table:table-cell table:style-name="ce13"/>
          <table:table-cell table:style-name="ce40"/>
          <table:table-cell table:style-name="ce47"/>
          <table:table-cell table:number-columns-repeated="249"/>
        </table:table-row>
        <table:table-row table:style-name="ro2">
          <table:table-cell table:style-name="ce3"/>
          <table:table-cell table:style-name="ce12" office:value-type="string">
            <text:p>Interest Rate </text:p>
          </table:table-cell>
          <table:table-cell table:style-name="ce26" office:value-type="percentage" office:value="0.06">
            <text:p>6.00%</text:p>
          </table:table-cell>
          <table:table-cell table:style-name="ce32"/>
          <table:table-cell table:style-name="ce12" office:value-type="string">
            <text:p>Total Payments Paid </text:p>
          </table:table-cell>
          <table:table-cell table:style-name="ce40" table:formula="oooc:=SUM([.C12:.C371])+SUM([.D12:.D371])+SUM([.E12:.E371])" office:value-type="currency" office:value="250744.568187726">
            <text:p>$250,744.57</text:p>
          </table:table-cell>
          <table:table-cell table:style-name="ce47"/>
          <table:table-cell table:number-columns-repeated="249"/>
        </table:table-row>
        <table:table-row table:style-name="ro4">
          <table:table-cell table:style-name="ce4"/>
          <table:table-cell table:style-name="ce14" table:number-columns-repeated="5"/>
          <table:table-cell table:style-name="ce48"/>
          <table:table-cell table:number-columns-repeated="249"/>
        </table:table-row>
        <table:table-row table:style-name="ro5">
          <table:table-cell table:style-name="ce5" office:value-type="string">
            <text:p>Month</text:p>
          </table:table-cell>
          <table:table-cell table:style-name="ce5" office:value-type="string">
            <text:p>Balance</text:p>
          </table:table-cell>
          <table:table-cell table:style-name="ce5" office:value-type="string">
            <text:p>Interest</text:p>
          </table:table-cell>
          <table:table-cell table:style-name="ce5" office:value-type="string">
            <text:p>Principal</text:p>
          </table:table-cell>
          <table:table-cell table:style-name="ce5" office:value-type="string">
            <text:p>Extra Principal</text:p>
          </table:table-cell>
          <table:table-cell table:style-name="ce41" office:value-type="string">
            <text:p>New Balance</text:p>
          </table:table-cell>
          <table:table-cell table:style-name="ce49"/>
          <table:table-cell table:number-columns-repeated="249"/>
        </table:table-row>
        <table:table-row table:style-name="ro3">
          <table:table-cell table:number-columns-repeated="5"/>
          <table:table-cell table:style-name="Default"/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5" table:formula="oooc:=[.C4]" office:value-type="currency" office:value="149000">
            <text:p>$149,000.00</text:p>
          </table:table-cell>
          <table:table-cell table:style-name="ce15" table:formula="oooc:=[.C8]/12*[.B12]" office:value-type="currency" office:value="745">
            <text:p>$745.00</text:p>
          </table:table-cell>
          <table:table-cell table:style-name="ce33" table:formula="oooc:=IF([.B12]&lt;[.$F$2];[.B12]+[.C12];[.$F$2]-[.C12])" office:value-type="currency" office:value="148.330282477608">
            <text:p>$148.33</text:p>
          </table:table-cell>
          <table:table-cell table:style-name="ce15" table:formula="oooc:=IF([.B12]=0;0;IF(SUM([.B12]+[.C12]-[.D12])&gt;=[.$F$4];[.$F$4];[.B12]+[.C12]-[.D12]))" office:value-type="currency" office:value="200">
            <text:p>$200.00</text:p>
          </table:table-cell>
          <table:table-cell table:style-name="ce42" table:formula="oooc:=IF(([.B12]-[.D12]-[.E12])&lt;0;0;([.B12]-([.D12]+[.E12])))" office:value-type="currency" office:value="148651.669717522">
            <text:p>$148,651.6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table:formula="oooc:=IF([.F12]&lt;0;0;[.F12])" office:value-type="currency" office:value="148651.669717522">
            <text:p>$148,651.67</text:p>
          </table:table-cell>
          <table:table-cell table:style-name="ce15" table:formula="oooc:=[.$C$8]/12*[.B13]" office:value-type="currency" office:value="743.258348587612">
            <text:p>$743.26</text:p>
          </table:table-cell>
          <table:table-cell table:style-name="ce33" table:formula="oooc:=IF([.B13]&lt;=[.$F$2]+[.C13];[.B13]+[.C13];[.$F$2]-[.C13])" office:value-type="currency" office:value="150.071933889996">
            <text:p>$150.07</text:p>
          </table:table-cell>
          <table:table-cell table:style-name="ce15" table:formula="oooc:=IF([.B13]=0;0;IF(SUM([.B13]+[.C13]-[.D13])&gt;=[.$F$4];[.$F$4];[.B13]+[.C13]-[.D13]))" office:value-type="currency" office:value="200">
            <text:p>$200.00</text:p>
          </table:table-cell>
          <table:table-cell table:style-name="ce42" table:formula="oooc:=IF(([.B13]-[.D13]-[.E13])&lt;0;0;([.B13]-([.D13]+[.E13])))" office:value-type="currency" office:value="148301.597783632">
            <text:p>$148,301.6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table:formula="oooc:=IF([.F13]&lt;0;0;[.F13])" office:value-type="currency" office:value="148301.597783632">
            <text:p>$148,301.60</text:p>
          </table:table-cell>
          <table:table-cell table:style-name="ce15" table:formula="oooc:=[.$C$8]/12*[.B14]" office:value-type="currency" office:value="741.507988918162">
            <text:p>$741.51</text:p>
          </table:table-cell>
          <table:table-cell table:style-name="ce33" table:formula="oooc:=IF([.B14]&lt;=[.$F$2]+[.C14];[.B14]+[.C14];[.$F$2]-[.C14])" office:value-type="currency" office:value="151.822293559446">
            <text:p>$151.82</text:p>
          </table:table-cell>
          <table:table-cell table:style-name="ce15" table:formula="oooc:=IF([.B14]=0;0;IF(SUM([.B14]+[.C14]-[.D14])&gt;=[.$F$4];[.$F$4];[.B14]+[.C14]-[.D14]))" office:value-type="currency" office:value="200">
            <text:p>$200.00</text:p>
          </table:table-cell>
          <table:table-cell table:style-name="ce42" table:formula="oooc:=IF(([.B14]-[.D14]-[.E14])&lt;0;0;([.B14]-([.D14]+[.E14])))" office:value-type="currency" office:value="147949.775490073">
            <text:p>$147,949.7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table:formula="oooc:=IF([.F14]&lt;0;0;[.F14])" office:value-type="currency" office:value="147949.775490073">
            <text:p>$147,949.78</text:p>
          </table:table-cell>
          <table:table-cell table:style-name="ce15" table:formula="oooc:=[.$C$8]/12*[.B15]" office:value-type="currency" office:value="739.748877450365">
            <text:p>$739.75</text:p>
          </table:table-cell>
          <table:table-cell table:style-name="ce33" table:formula="oooc:=IF([.B15]&lt;=[.$F$2]+[.C15];[.B15]+[.C15];[.$F$2]-[.C15])" office:value-type="currency" office:value="153.581405027243">
            <text:p>$153.58</text:p>
          </table:table-cell>
          <table:table-cell table:style-name="ce15" table:formula="oooc:=IF([.B15]=0;0;IF(SUM([.B15]+[.C15]-[.D15])&gt;=[.$F$4];[.$F$4];[.B15]+[.C15]-[.D15]))" office:value-type="currency" office:value="200">
            <text:p>$200.00</text:p>
          </table:table-cell>
          <table:table-cell table:style-name="ce42" table:formula="oooc:=IF(([.B15]-[.D15]-[.E15])&lt;0;0;([.B15]-([.D15]+[.E15])))" office:value-type="currency" office:value="147596.194085046">
            <text:p>$147,596.1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5" table:formula="oooc:=IF([.F15]&lt;0;0;[.F15])" office:value-type="currency" office:value="147596.194085046">
            <text:p>$147,596.19</text:p>
          </table:table-cell>
          <table:table-cell table:style-name="ce15" table:formula="oooc:=[.$C$8]/12*[.B16]" office:value-type="currency" office:value="737.980970425229">
            <text:p>$737.98</text:p>
          </table:table-cell>
          <table:table-cell table:style-name="ce33" table:formula="oooc:=IF([.B16]&lt;=[.$F$2]+[.C16];[.B16]+[.C16];[.$F$2]-[.C16])" office:value-type="currency" office:value="155.349312052379">
            <text:p>$155.35</text:p>
          </table:table-cell>
          <table:table-cell table:style-name="ce15" table:formula="oooc:=IF([.B16]=0;0;IF(SUM([.B16]+[.C16]-[.D16])&gt;=[.$F$4];[.$F$4];[.B16]+[.C16]-[.D16]))" office:value-type="currency" office:value="200">
            <text:p>$200.00</text:p>
          </table:table-cell>
          <table:table-cell table:style-name="ce42" table:formula="oooc:=IF(([.B16]-[.D16]-[.E16])&lt;0;0;([.B16]-([.D16]+[.E16])))" office:value-type="currency" office:value="147240.844772993">
            <text:p>$147,240.8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5" table:formula="oooc:=IF([.F16]&lt;0;0;[.F16])" office:value-type="currency" office:value="147240.844772993">
            <text:p>$147,240.84</text:p>
          </table:table-cell>
          <table:table-cell table:style-name="ce15" table:formula="oooc:=[.$C$8]/12*[.B17]" office:value-type="currency" office:value="736.204223864967">
            <text:p>$736.20</text:p>
          </table:table-cell>
          <table:table-cell table:style-name="ce33" table:formula="oooc:=IF([.B17]&lt;=[.$F$2]+[.C17];[.B17]+[.C17];[.$F$2]-[.C17])" office:value-type="currency" office:value="157.126058612641">
            <text:p>$157.13</text:p>
          </table:table-cell>
          <table:table-cell table:style-name="ce15" table:formula="oooc:=IF([.B17]=0;0;IF(SUM([.B17]+[.C17]-[.D17])&gt;=[.$F$4];[.$F$4];[.B17]+[.C17]-[.D17]))" office:value-type="currency" office:value="200">
            <text:p>$200.00</text:p>
          </table:table-cell>
          <table:table-cell table:style-name="ce42" table:formula="oooc:=IF(([.B17]-[.D17]-[.E17])&lt;0;0;([.B17]-([.D17]+[.E17])))" office:value-type="currency" office:value="146883.718714381">
            <text:p>$146,883.72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5" table:formula="oooc:=IF([.F17]&lt;0;0;[.F17])" office:value-type="currency" office:value="146883.718714381">
            <text:p>$146,883.72</text:p>
          </table:table-cell>
          <table:table-cell table:style-name="ce15" table:formula="oooc:=[.$C$8]/12*[.B18]" office:value-type="currency" office:value="734.418593571903">
            <text:p>$734.42</text:p>
          </table:table-cell>
          <table:table-cell table:style-name="ce33" table:formula="oooc:=IF([.B18]&lt;=[.$F$2]+[.C18];[.B18]+[.C18];[.$F$2]-[.C18])" office:value-type="currency" office:value="158.911688905704">
            <text:p>$158.91</text:p>
          </table:table-cell>
          <table:table-cell table:style-name="ce15" table:formula="oooc:=IF([.B18]=0;0;IF(SUM([.B18]+[.C18]-[.D18])&gt;=[.$F$4];[.$F$4];[.B18]+[.C18]-[.D18]))" office:value-type="currency" office:value="200">
            <text:p>$200.00</text:p>
          </table:table-cell>
          <table:table-cell table:style-name="ce42" table:formula="oooc:=IF(([.B18]-[.D18]-[.E18])&lt;0;0;([.B18]-([.D18]+[.E18])))" office:value-type="currency" office:value="146524.807025475">
            <text:p>$146,524.8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5" table:formula="oooc:=IF([.F18]&lt;0;0;[.F18])" office:value-type="currency" office:value="146524.807025475">
            <text:p>$146,524.81</text:p>
          </table:table-cell>
          <table:table-cell table:style-name="ce15" table:formula="oooc:=[.$C$8]/12*[.B19]" office:value-type="currency" office:value="732.624035127375">
            <text:p>$732.62</text:p>
          </table:table-cell>
          <table:table-cell table:style-name="ce33" table:formula="oooc:=IF([.B19]&lt;=[.$F$2]+[.C19];[.B19]+[.C19];[.$F$2]-[.C19])" office:value-type="currency" office:value="160.706247350233">
            <text:p>$160.71</text:p>
          </table:table-cell>
          <table:table-cell table:style-name="ce15" table:formula="oooc:=IF([.B19]=0;0;IF(SUM([.B19]+[.C19]-[.D19])&gt;=[.$F$4];[.$F$4];[.B19]+[.C19]-[.D19]))" office:value-type="currency" office:value="200">
            <text:p>$200.00</text:p>
          </table:table-cell>
          <table:table-cell table:style-name="ce42" table:formula="oooc:=IF(([.B19]-[.D19]-[.E19])&lt;0;0;([.B19]-([.D19]+[.E19])))" office:value-type="currency" office:value="146164.100778125">
            <text:p>$146,164.1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5" table:formula="oooc:=IF([.F19]&lt;0;0;[.F19])" office:value-type="currency" office:value="146164.100778125">
            <text:p>$146,164.10</text:p>
          </table:table-cell>
          <table:table-cell table:style-name="ce15" table:formula="oooc:=[.$C$8]/12*[.B20]" office:value-type="currency" office:value="730.820503890624">
            <text:p>$730.82</text:p>
          </table:table-cell>
          <table:table-cell table:style-name="ce33" table:formula="oooc:=IF([.B20]&lt;=[.$F$2]+[.C20];[.B20]+[.C20];[.$F$2]-[.C20])" office:value-type="currency" office:value="162.509778586984">
            <text:p>$162.51</text:p>
          </table:table-cell>
          <table:table-cell table:style-name="ce15" table:formula="oooc:=IF([.B20]=0;0;IF(SUM([.B20]+[.C20]-[.D20])&gt;=[.$F$4];[.$F$4];[.B20]+[.C20]-[.D20]))" office:value-type="currency" office:value="200">
            <text:p>$200.00</text:p>
          </table:table-cell>
          <table:table-cell table:style-name="ce42" table:formula="oooc:=IF(([.B20]-[.D20]-[.E20])&lt;0;0;([.B20]-([.D20]+[.E20])))" office:value-type="currency" office:value="145801.590999538">
            <text:p>$145,801.5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5" table:formula="oooc:=IF([.F20]&lt;0;0;[.F20])" office:value-type="currency" office:value="145801.590999538">
            <text:p>$145,801.59</text:p>
          </table:table-cell>
          <table:table-cell table:style-name="ce15" table:formula="oooc:=[.$C$8]/12*[.B21]" office:value-type="currency" office:value="729.007954997689">
            <text:p>$729.01</text:p>
          </table:table-cell>
          <table:table-cell table:style-name="ce33" table:formula="oooc:=IF([.B21]&lt;=[.$F$2]+[.C21];[.B21]+[.C21];[.$F$2]-[.C21])" office:value-type="currency" office:value="164.322327479919">
            <text:p>$164.32</text:p>
          </table:table-cell>
          <table:table-cell table:style-name="ce15" table:formula="oooc:=IF([.B21]=0;0;IF(SUM([.B21]+[.C21]-[.D21])&gt;=[.$F$4];[.$F$4];[.B21]+[.C21]-[.D21]))" office:value-type="currency" office:value="200">
            <text:p>$200.00</text:p>
          </table:table-cell>
          <table:table-cell table:style-name="ce42" table:formula="oooc:=IF(([.B21]-[.D21]-[.E21])&lt;0;0;([.B21]-([.D21]+[.E21])))" office:value-type="currency" office:value="145437.268672058">
            <text:p>$145,437.2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5" table:formula="oooc:=IF([.F21]&lt;0;0;[.F21])" office:value-type="currency" office:value="145437.268672058">
            <text:p>$145,437.27</text:p>
          </table:table-cell>
          <table:table-cell table:style-name="ce15" table:formula="oooc:=[.$C$8]/12*[.B22]" office:value-type="currency" office:value="727.186343360289">
            <text:p>$727.19</text:p>
          </table:table-cell>
          <table:table-cell table:style-name="ce33" table:formula="oooc:=IF([.B22]&lt;=[.$F$2]+[.C22];[.B22]+[.C22];[.$F$2]-[.C22])" office:value-type="currency" office:value="166.143939117319">
            <text:p>$166.14</text:p>
          </table:table-cell>
          <table:table-cell table:style-name="ce15" table:formula="oooc:=IF([.B22]=0;0;IF(SUM([.B22]+[.C22]-[.D22])&gt;=[.$F$4];[.$F$4];[.B22]+[.C22]-[.D22]))" office:value-type="currency" office:value="200">
            <text:p>$200.00</text:p>
          </table:table-cell>
          <table:table-cell table:style-name="ce42" table:formula="oooc:=IF(([.B22]-[.D22]-[.E22])&lt;0;0;([.B22]-([.D22]+[.E22])))" office:value-type="currency" office:value="145071.124732941">
            <text:p>$145,071.12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5" table:formula="oooc:=IF([.F22]&lt;0;0;[.F22])" office:value-type="currency" office:value="145071.124732941">
            <text:p>$145,071.12</text:p>
          </table:table-cell>
          <table:table-cell table:style-name="ce15" table:formula="oooc:=[.$C$8]/12*[.B23]" office:value-type="currency" office:value="725.355623664703">
            <text:p>$725.36</text:p>
          </table:table-cell>
          <table:table-cell table:style-name="ce33" table:formula="oooc:=IF([.B23]&lt;=[.$F$2]+[.C23];[.B23]+[.C23];[.$F$2]-[.C23])" office:value-type="currency" office:value="167.974658812905">
            <text:p>$167.97</text:p>
          </table:table-cell>
          <table:table-cell table:style-name="ce15" table:formula="oooc:=IF([.B23]=0;0;IF(SUM([.B23]+[.C23]-[.D23])&gt;=[.$F$4];[.$F$4];[.B23]+[.C23]-[.D23]))" office:value-type="currency" office:value="200">
            <text:p>$200.00</text:p>
          </table:table-cell>
          <table:table-cell table:style-name="ce42" table:formula="oooc:=IF(([.B23]-[.D23]-[.E23])&lt;0;0;([.B23]-([.D23]+[.E23])))" office:value-type="currency" office:value="144703.150074128">
            <text:p>$144,703.1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5" table:formula="oooc:=IF([.F23]&lt;0;0;[.F23])" office:value-type="currency" office:value="144703.150074128">
            <text:p>$144,703.15</text:p>
          </table:table-cell>
          <table:table-cell table:style-name="ce15" table:formula="oooc:=[.$C$8]/12*[.B24]" office:value-type="currency" office:value="723.515750370638">
            <text:p>$723.52</text:p>
          </table:table-cell>
          <table:table-cell table:style-name="ce33" table:formula="oooc:=IF([.B24]&lt;=[.$F$2]+[.C24];[.B24]+[.C24];[.$F$2]-[.C24])" office:value-type="currency" office:value="169.81453210697">
            <text:p>$169.81</text:p>
          </table:table-cell>
          <table:table-cell table:style-name="ce15" table:formula="oooc:=IF([.B24]=0;0;IF(SUM([.B24]+[.C24]-[.D24])&gt;=[.$F$4];[.$F$4];[.B24]+[.C24]-[.D24]))" office:value-type="currency" office:value="200">
            <text:p>$200.00</text:p>
          </table:table-cell>
          <table:table-cell table:style-name="ce42" table:formula="oooc:=IF(([.B24]-[.D24]-[.E24])&lt;0;0;([.B24]-([.D24]+[.E24])))" office:value-type="currency" office:value="144333.335542021">
            <text:p>$144,333.3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5" table:formula="oooc:=IF([.F24]&lt;0;0;[.F24])" office:value-type="currency" office:value="144333.335542021">
            <text:p>$144,333.34</text:p>
          </table:table-cell>
          <table:table-cell table:style-name="ce15" table:formula="oooc:=[.$C$8]/12*[.B25]" office:value-type="currency" office:value="721.666677710103">
            <text:p>$721.67</text:p>
          </table:table-cell>
          <table:table-cell table:style-name="ce33" table:formula="oooc:=IF([.B25]&lt;=[.$F$2]+[.C25];[.B25]+[.C25];[.$F$2]-[.C25])" office:value-type="currency" office:value="171.663604767504">
            <text:p>$171.66</text:p>
          </table:table-cell>
          <table:table-cell table:style-name="ce15" table:formula="oooc:=IF([.B25]=0;0;IF(SUM([.B25]+[.C25]-[.D25])&gt;=[.$F$4];[.$F$4];[.B25]+[.C25]-[.D25]))" office:value-type="currency" office:value="200">
            <text:p>$200.00</text:p>
          </table:table-cell>
          <table:table-cell table:style-name="ce42" table:formula="oooc:=IF(([.B25]-[.D25]-[.E25])&lt;0;0;([.B25]-([.D25]+[.E25])))" office:value-type="currency" office:value="143961.671937253">
            <text:p>$143,961.6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table:formula="oooc:=IF([.F25]&lt;0;0;[.F25])" office:value-type="currency" office:value="143961.671937253">
            <text:p>$143,961.67</text:p>
          </table:table-cell>
          <table:table-cell table:style-name="ce15" table:formula="oooc:=[.$C$8]/12*[.B26]" office:value-type="currency" office:value="719.808359686266">
            <text:p>$719.81</text:p>
          </table:table-cell>
          <table:table-cell table:style-name="ce33" table:formula="oooc:=IF([.B26]&lt;=[.$F$2]+[.C26];[.B26]+[.C26];[.$F$2]-[.C26])" office:value-type="currency" office:value="173.521922791342">
            <text:p>$173.52</text:p>
          </table:table-cell>
          <table:table-cell table:style-name="ce15" table:formula="oooc:=IF([.B26]=0;0;IF(SUM([.B26]+[.C26]-[.D26])&gt;=[.$F$4];[.$F$4];[.B26]+[.C26]-[.D26]))" office:value-type="currency" office:value="200">
            <text:p>$200.00</text:p>
          </table:table-cell>
          <table:table-cell table:style-name="ce42" table:formula="oooc:=IF(([.B26]-[.D26]-[.E26])&lt;0;0;([.B26]-([.D26]+[.E26])))" office:value-type="currency" office:value="143588.150014462">
            <text:p>$143,588.1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5" table:formula="oooc:=IF([.F26]&lt;0;0;[.F26])" office:value-type="currency" office:value="143588.150014462">
            <text:p>$143,588.15</text:p>
          </table:table-cell>
          <table:table-cell table:style-name="ce15" table:formula="oooc:=[.$C$8]/12*[.B27]" office:value-type="currency" office:value="717.940750072309">
            <text:p>$717.94</text:p>
          </table:table-cell>
          <table:table-cell table:style-name="ce33" table:formula="oooc:=IF([.B27]&lt;=[.$F$2]+[.C27];[.B27]+[.C27];[.$F$2]-[.C27])" office:value-type="currency" office:value="175.389532405299">
            <text:p>$175.39</text:p>
          </table:table-cell>
          <table:table-cell table:style-name="ce15" table:formula="oooc:=IF([.B27]=0;0;IF(SUM([.B27]+[.C27]-[.D27])&gt;=[.$F$4];[.$F$4];[.B27]+[.C27]-[.D27]))" office:value-type="currency" office:value="200">
            <text:p>$200.00</text:p>
          </table:table-cell>
          <table:table-cell table:style-name="ce42" table:formula="oooc:=IF(([.B27]-[.D27]-[.E27])&lt;0;0;([.B27]-([.D27]+[.E27])))" office:value-type="currency" office:value="143212.760482057">
            <text:p>$143,212.7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5" table:formula="oooc:=IF([.F27]&lt;0;0;[.F27])" office:value-type="currency" office:value="143212.760482057">
            <text:p>$143,212.76</text:p>
          </table:table-cell>
          <table:table-cell table:style-name="ce15" table:formula="oooc:=[.$C$8]/12*[.B28]" office:value-type="currency" office:value="716.063802410283">
            <text:p>$716.06</text:p>
          </table:table-cell>
          <table:table-cell table:style-name="ce33" table:formula="oooc:=IF([.B28]&lt;=[.$F$2]+[.C28];[.B28]+[.C28];[.$F$2]-[.C28])" office:value-type="currency" office:value="177.266480067325">
            <text:p>$177.27</text:p>
          </table:table-cell>
          <table:table-cell table:style-name="ce15" table:formula="oooc:=IF([.B28]=0;0;IF(SUM([.B28]+[.C28]-[.D28])&gt;=[.$F$4];[.$F$4];[.B28]+[.C28]-[.D28]))" office:value-type="currency" office:value="200">
            <text:p>$200.00</text:p>
          </table:table-cell>
          <table:table-cell table:style-name="ce42" table:formula="oooc:=IF(([.B28]-[.D28]-[.E28])&lt;0;0;([.B28]-([.D28]+[.E28])))" office:value-type="currency" office:value="142835.494001989">
            <text:p>$142,835.4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5" table:formula="oooc:=IF([.F28]&lt;0;0;[.F28])" office:value-type="currency" office:value="142835.494001989">
            <text:p>$142,835.49</text:p>
          </table:table-cell>
          <table:table-cell table:style-name="ce15" table:formula="oooc:=[.$C$8]/12*[.B29]" office:value-type="currency" office:value="714.177470009946">
            <text:p>$714.18</text:p>
          </table:table-cell>
          <table:table-cell table:style-name="ce33" table:formula="oooc:=IF([.B29]&lt;=[.$F$2]+[.C29];[.B29]+[.C29];[.$F$2]-[.C29])" office:value-type="currency" office:value="179.152812467662">
            <text:p>$179.15</text:p>
          </table:table-cell>
          <table:table-cell table:style-name="ce15" table:formula="oooc:=IF([.B29]=0;0;IF(SUM([.B29]+[.C29]-[.D29])&gt;=[.$F$4];[.$F$4];[.B29]+[.C29]-[.D29]))" office:value-type="currency" office:value="200">
            <text:p>$200.00</text:p>
          </table:table-cell>
          <table:table-cell table:style-name="ce42" table:formula="oooc:=IF(([.B29]-[.D29]-[.E29])&lt;0;0;([.B29]-([.D29]+[.E29])))" office:value-type="currency" office:value="142456.341189522">
            <text:p>$142,456.3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5" table:formula="oooc:=IF([.F29]&lt;0;0;[.F29])" office:value-type="currency" office:value="142456.341189522">
            <text:p>$142,456.34</text:p>
          </table:table-cell>
          <table:table-cell table:style-name="ce15" table:formula="oooc:=[.$C$8]/12*[.B30]" office:value-type="currency" office:value="712.281705947608">
            <text:p>$712.28</text:p>
          </table:table-cell>
          <table:table-cell table:style-name="ce33" table:formula="oooc:=IF([.B30]&lt;=[.$F$2]+[.C30];[.B30]+[.C30];[.$F$2]-[.C30])" office:value-type="currency" office:value="181.04857653">
            <text:p>$181.05</text:p>
          </table:table-cell>
          <table:table-cell table:style-name="ce15" table:formula="oooc:=IF([.B30]=0;0;IF(SUM([.B30]+[.C30]-[.D30])&gt;=[.$F$4];[.$F$4];[.B30]+[.C30]-[.D30]))" office:value-type="currency" office:value="200">
            <text:p>$200.00</text:p>
          </table:table-cell>
          <table:table-cell table:style-name="ce42" table:formula="oooc:=IF(([.B30]-[.D30]-[.E30])&lt;0;0;([.B30]-([.D30]+[.E30])))" office:value-type="currency" office:value="142075.292612992">
            <text:p>$142,075.2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5" table:formula="oooc:=IF([.F30]&lt;0;0;[.F30])" office:value-type="currency" office:value="142075.292612992">
            <text:p>$142,075.29</text:p>
          </table:table-cell>
          <table:table-cell table:style-name="ce15" table:formula="oooc:=[.$C$8]/12*[.B31]" office:value-type="currency" office:value="710.376463064958">
            <text:p>$710.38</text:p>
          </table:table-cell>
          <table:table-cell table:style-name="ce33" table:formula="oooc:=IF([.B31]&lt;=[.$F$2]+[.C31];[.B31]+[.C31];[.$F$2]-[.C31])" office:value-type="currency" office:value="182.95381941265">
            <text:p>$182.95</text:p>
          </table:table-cell>
          <table:table-cell table:style-name="ce15" table:formula="oooc:=IF([.B31]=0;0;IF(SUM([.B31]+[.C31]-[.D31])&gt;=[.$F$4];[.$F$4];[.B31]+[.C31]-[.D31]))" office:value-type="currency" office:value="200">
            <text:p>$200.00</text:p>
          </table:table-cell>
          <table:table-cell table:style-name="ce42" table:formula="oooc:=IF(([.B31]-[.D31]-[.E31])&lt;0;0;([.B31]-([.D31]+[.E31])))" office:value-type="currency" office:value="141692.338793579">
            <text:p>$141,692.3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5" table:formula="oooc:=IF([.F31]&lt;0;0;[.F31])" office:value-type="currency" office:value="141692.338793579">
            <text:p>$141,692.34</text:p>
          </table:table-cell>
          <table:table-cell table:style-name="ce15" table:formula="oooc:=[.$C$8]/12*[.B32]" office:value-type="currency" office:value="708.461693967894">
            <text:p>$708.46</text:p>
          </table:table-cell>
          <table:table-cell table:style-name="ce33" table:formula="oooc:=IF([.B32]&lt;=[.$F$2]+[.C32];[.B32]+[.C32];[.$F$2]-[.C32])" office:value-type="currency" office:value="184.868588509714">
            <text:p>$184.87</text:p>
          </table:table-cell>
          <table:table-cell table:style-name="ce15" table:formula="oooc:=IF([.B32]=0;0;IF(SUM([.B32]+[.C32]-[.D32])&gt;=[.$F$4];[.$F$4];[.B32]+[.C32]-[.D32]))" office:value-type="currency" office:value="200">
            <text:p>$200.00</text:p>
          </table:table-cell>
          <table:table-cell table:style-name="ce42" table:formula="oooc:=IF(([.B32]-[.D32]-[.E32])&lt;0;0;([.B32]-([.D32]+[.E32])))" office:value-type="currency" office:value="141307.470205069">
            <text:p>$141,307.4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5" table:formula="oooc:=IF([.F32]&lt;0;0;[.F32])" office:value-type="currency" office:value="141307.470205069">
            <text:p>$141,307.47</text:p>
          </table:table-cell>
          <table:table-cell table:style-name="ce15" table:formula="oooc:=[.$C$8]/12*[.B33]" office:value-type="currency" office:value="706.537351025346">
            <text:p>$706.54</text:p>
          </table:table-cell>
          <table:table-cell table:style-name="ce33" table:formula="oooc:=IF([.B33]&lt;=[.$F$2]+[.C33];[.B33]+[.C33];[.$F$2]-[.C33])" office:value-type="currency" office:value="186.792931452262">
            <text:p>$186.79</text:p>
          </table:table-cell>
          <table:table-cell table:style-name="ce15" table:formula="oooc:=IF([.B33]=0;0;IF(SUM([.B33]+[.C33]-[.D33])&gt;=[.$F$4];[.$F$4];[.B33]+[.C33]-[.D33]))" office:value-type="currency" office:value="200">
            <text:p>$200.00</text:p>
          </table:table-cell>
          <table:table-cell table:style-name="ce42" table:formula="oooc:=IF(([.B33]-[.D33]-[.E33])&lt;0;0;([.B33]-([.D33]+[.E33])))" office:value-type="currency" office:value="140920.677273617">
            <text:p>$140,920.6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5" table:formula="oooc:=IF([.F33]&lt;0;0;[.F33])" office:value-type="currency" office:value="140920.677273617">
            <text:p>$140,920.68</text:p>
          </table:table-cell>
          <table:table-cell table:style-name="ce15" table:formula="oooc:=[.$C$8]/12*[.B34]" office:value-type="currency" office:value="704.603386368085">
            <text:p>$704.60</text:p>
          </table:table-cell>
          <table:table-cell table:style-name="ce33" table:formula="oooc:=IF([.B34]&lt;=[.$F$2]+[.C34];[.B34]+[.C34];[.$F$2]-[.C34])" office:value-type="currency" office:value="188.726896109523">
            <text:p>$188.73</text:p>
          </table:table-cell>
          <table:table-cell table:style-name="ce15" table:formula="oooc:=IF([.B34]=0;0;IF(SUM([.B34]+[.C34]-[.D34])&gt;=[.$F$4];[.$F$4];[.B34]+[.C34]-[.D34]))" office:value-type="currency" office:value="200">
            <text:p>$200.00</text:p>
          </table:table-cell>
          <table:table-cell table:style-name="ce42" table:formula="oooc:=IF(([.B34]-[.D34]-[.E34])&lt;0;0;([.B34]-([.D34]+[.E34])))" office:value-type="currency" office:value="140531.950377507">
            <text:p>$140,531.9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5" table:formula="oooc:=IF([.F34]&lt;0;0;[.F34])" office:value-type="currency" office:value="140531.950377507">
            <text:p>$140,531.95</text:p>
          </table:table-cell>
          <table:table-cell table:style-name="ce15" table:formula="oooc:=[.$C$8]/12*[.B35]" office:value-type="currency" office:value="702.659751887537">
            <text:p>$702.66</text:p>
          </table:table-cell>
          <table:table-cell table:style-name="ce33" table:formula="oooc:=IF([.B35]&lt;=[.$F$2]+[.C35];[.B35]+[.C35];[.$F$2]-[.C35])" office:value-type="currency" office:value="190.670530590071">
            <text:p>$190.67</text:p>
          </table:table-cell>
          <table:table-cell table:style-name="ce15" table:formula="oooc:=IF([.B35]=0;0;IF(SUM([.B35]+[.C35]-[.D35])&gt;=[.$F$4];[.$F$4];[.B35]+[.C35]-[.D35]))" office:value-type="currency" office:value="200">
            <text:p>$200.00</text:p>
          </table:table-cell>
          <table:table-cell table:style-name="ce42" table:formula="oooc:=IF(([.B35]-[.D35]-[.E35])&lt;0;0;([.B35]-([.D35]+[.E35])))" office:value-type="currency" office:value="140141.279846917">
            <text:p>$140,141.2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5" table:formula="oooc:=IF([.F35]&lt;0;0;[.F35])" office:value-type="currency" office:value="140141.279846917">
            <text:p>$140,141.28</text:p>
          </table:table-cell>
          <table:table-cell table:style-name="ce15" table:formula="oooc:=[.$C$8]/12*[.B36]" office:value-type="currency" office:value="700.706399234587">
            <text:p>$700.71</text:p>
          </table:table-cell>
          <table:table-cell table:style-name="ce33" table:formula="oooc:=IF([.B36]&lt;=[.$F$2]+[.C36];[.B36]+[.C36];[.$F$2]-[.C36])" office:value-type="currency" office:value="192.623883243021">
            <text:p>$192.62</text:p>
          </table:table-cell>
          <table:table-cell table:style-name="ce15" table:formula="oooc:=IF([.B36]=0;0;IF(SUM([.B36]+[.C36]-[.D36])&gt;=[.$F$4];[.$F$4];[.B36]+[.C36]-[.D36]))" office:value-type="currency" office:value="200">
            <text:p>$200.00</text:p>
          </table:table-cell>
          <table:table-cell table:style-name="ce42" table:formula="oooc:=IF(([.B36]-[.D36]-[.E36])&lt;0;0;([.B36]-([.D36]+[.E36])))" office:value-type="currency" office:value="139748.655963674">
            <text:p>$139,748.6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5" table:formula="oooc:=IF([.F36]&lt;0;0;[.F36])" office:value-type="currency" office:value="139748.655963674">
            <text:p>$139,748.66</text:p>
          </table:table-cell>
          <table:table-cell table:style-name="ce15" table:formula="oooc:=[.$C$8]/12*[.B37]" office:value-type="currency" office:value="698.743279818372">
            <text:p>$698.74</text:p>
          </table:table-cell>
          <table:table-cell table:style-name="ce33" table:formula="oooc:=IF([.B37]&lt;=[.$F$2]+[.C37];[.B37]+[.C37];[.$F$2]-[.C37])" office:value-type="currency" office:value="194.587002659236">
            <text:p>$194.59</text:p>
          </table:table-cell>
          <table:table-cell table:style-name="ce15" table:formula="oooc:=IF([.B37]=0;0;IF(SUM([.B37]+[.C37]-[.D37])&gt;=[.$F$4];[.$F$4];[.B37]+[.C37]-[.D37]))" office:value-type="currency" office:value="200">
            <text:p>$200.00</text:p>
          </table:table-cell>
          <table:table-cell table:style-name="ce42" table:formula="oooc:=IF(([.B37]-[.D37]-[.E37])&lt;0;0;([.B37]-([.D37]+[.E37])))" office:value-type="currency" office:value="139354.068961015">
            <text:p>$139,354.0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5" table:formula="oooc:=IF([.F37]&lt;0;0;[.F37])" office:value-type="currency" office:value="139354.068961015">
            <text:p>$139,354.07</text:p>
          </table:table-cell>
          <table:table-cell table:style-name="ce15" table:formula="oooc:=[.$C$8]/12*[.B38]" office:value-type="currency" office:value="696.770344805075">
            <text:p>$696.77</text:p>
          </table:table-cell>
          <table:table-cell table:style-name="ce33" table:formula="oooc:=IF([.B38]&lt;=[.$F$2]+[.C38];[.B38]+[.C38];[.$F$2]-[.C38])" office:value-type="currency" office:value="196.559937672533">
            <text:p>$196.56</text:p>
          </table:table-cell>
          <table:table-cell table:style-name="ce15" table:formula="oooc:=IF([.B38]=0;0;IF(SUM([.B38]+[.C38]-[.D38])&gt;=[.$F$4];[.$F$4];[.B38]+[.C38]-[.D38]))" office:value-type="currency" office:value="200">
            <text:p>$200.00</text:p>
          </table:table-cell>
          <table:table-cell table:style-name="ce42" table:formula="oooc:=IF(([.B38]-[.D38]-[.E38])&lt;0;0;([.B38]-([.D38]+[.E38])))" office:value-type="currency" office:value="138957.509023343">
            <text:p>$138,957.5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5" table:formula="oooc:=IF([.F38]&lt;0;0;[.F38])" office:value-type="currency" office:value="138957.509023343">
            <text:p>$138,957.51</text:p>
          </table:table-cell>
          <table:table-cell table:style-name="ce15" table:formula="oooc:=[.$C$8]/12*[.B39]" office:value-type="currency" office:value="694.787545116713">
            <text:p>$694.79</text:p>
          </table:table-cell>
          <table:table-cell table:style-name="ce33" table:formula="oooc:=IF([.B39]&lt;=[.$F$2]+[.C39];[.B39]+[.C39];[.$F$2]-[.C39])" office:value-type="currency" office:value="198.542737360895">
            <text:p>$198.54</text:p>
          </table:table-cell>
          <table:table-cell table:style-name="ce15" table:formula="oooc:=IF([.B39]=0;0;IF(SUM([.B39]+[.C39]-[.D39])&gt;=[.$F$4];[.$F$4];[.B39]+[.C39]-[.D39]))" office:value-type="currency" office:value="200">
            <text:p>$200.00</text:p>
          </table:table-cell>
          <table:table-cell table:style-name="ce42" table:formula="oooc:=IF(([.B39]-[.D39]-[.E39])&lt;0;0;([.B39]-([.D39]+[.E39])))" office:value-type="currency" office:value="138558.966285982">
            <text:p>$138,558.9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table:formula="oooc:=IF([.F39]&lt;0;0;[.F39])" office:value-type="currency" office:value="138558.966285982">
            <text:p>$138,558.97</text:p>
          </table:table-cell>
          <table:table-cell table:style-name="ce15" table:formula="oooc:=[.$C$8]/12*[.B40]" office:value-type="currency" office:value="692.794831429908">
            <text:p>$692.79</text:p>
          </table:table-cell>
          <table:table-cell table:style-name="ce33" table:formula="oooc:=IF([.B40]&lt;=[.$F$2]+[.C40];[.B40]+[.C40];[.$F$2]-[.C40])" office:value-type="currency" office:value="200.5354510477">
            <text:p>$200.54</text:p>
          </table:table-cell>
          <table:table-cell table:style-name="ce15" table:formula="oooc:=IF([.B40]=0;0;IF(SUM([.B40]+[.C40]-[.D40])&gt;=[.$F$4];[.$F$4];[.B40]+[.C40]-[.D40]))" office:value-type="currency" office:value="200">
            <text:p>$200.00</text:p>
          </table:table-cell>
          <table:table-cell table:style-name="ce42" table:formula="oooc:=IF(([.B40]-[.D40]-[.E40])&lt;0;0;([.B40]-([.D40]+[.E40])))" office:value-type="currency" office:value="138158.430834934">
            <text:p>$138,158.4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5" table:formula="oooc:=IF([.F40]&lt;0;0;[.F40])" office:value-type="currency" office:value="138158.430834934">
            <text:p>$138,158.43</text:p>
          </table:table-cell>
          <table:table-cell table:style-name="ce15" table:formula="oooc:=[.$C$8]/12*[.B41]" office:value-type="currency" office:value="690.79215417467">
            <text:p>$690.79</text:p>
          </table:table-cell>
          <table:table-cell table:style-name="ce33" table:formula="oooc:=IF([.B41]&lt;=[.$F$2]+[.C41];[.B41]+[.C41];[.$F$2]-[.C41])" office:value-type="currency" office:value="202.538128302938">
            <text:p>$202.54</text:p>
          </table:table-cell>
          <table:table-cell table:style-name="ce15" table:formula="oooc:=IF([.B41]=0;0;IF(SUM([.B41]+[.C41]-[.D41])&gt;=[.$F$4];[.$F$4];[.B41]+[.C41]-[.D41]))" office:value-type="currency" office:value="200">
            <text:p>$200.00</text:p>
          </table:table-cell>
          <table:table-cell table:style-name="ce42" table:formula="oooc:=IF(([.B41]-[.D41]-[.E41])&lt;0;0;([.B41]-([.D41]+[.E41])))" office:value-type="currency" office:value="137755.892706631">
            <text:p>$137,755.8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5" table:formula="oooc:=IF([.F41]&lt;0;0;[.F41])" office:value-type="currency" office:value="137755.892706631">
            <text:p>$137,755.89</text:p>
          </table:table-cell>
          <table:table-cell table:style-name="ce15" table:formula="oooc:=[.$C$8]/12*[.B42]" office:value-type="currency" office:value="688.779463533155">
            <text:p>$688.78</text:p>
          </table:table-cell>
          <table:table-cell table:style-name="ce33" table:formula="oooc:=IF([.B42]&lt;=[.$F$2]+[.C42];[.B42]+[.C42];[.$F$2]-[.C42])" office:value-type="currency" office:value="204.550818944453">
            <text:p>$204.55</text:p>
          </table:table-cell>
          <table:table-cell table:style-name="ce15" table:formula="oooc:=IF([.B42]=0;0;IF(SUM([.B42]+[.C42]-[.D42])&gt;=[.$F$4];[.$F$4];[.B42]+[.C42]-[.D42]))" office:value-type="currency" office:value="200">
            <text:p>$200.00</text:p>
          </table:table-cell>
          <table:table-cell table:style-name="ce42" table:formula="oooc:=IF(([.B42]-[.D42]-[.E42])&lt;0;0;([.B42]-([.D42]+[.E42])))" office:value-type="currency" office:value="137351.341887687">
            <text:p>$137,351.3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5" table:formula="oooc:=IF([.F42]&lt;0;0;[.F42])" office:value-type="currency" office:value="137351.341887687">
            <text:p>$137,351.34</text:p>
          </table:table-cell>
          <table:table-cell table:style-name="ce15" table:formula="oooc:=[.$C$8]/12*[.B43]" office:value-type="currency" office:value="686.756709438433">
            <text:p>$686.76</text:p>
          </table:table-cell>
          <table:table-cell table:style-name="ce33" table:formula="oooc:=IF([.B43]&lt;=[.$F$2]+[.C43];[.B43]+[.C43];[.$F$2]-[.C43])" office:value-type="currency" office:value="206.573573039175">
            <text:p>$206.57</text:p>
          </table:table-cell>
          <table:table-cell table:style-name="ce15" table:formula="oooc:=IF([.B43]=0;0;IF(SUM([.B43]+[.C43]-[.D43])&gt;=[.$F$4];[.$F$4];[.B43]+[.C43]-[.D43]))" office:value-type="currency" office:value="200">
            <text:p>$200.00</text:p>
          </table:table-cell>
          <table:table-cell table:style-name="ce42" table:formula="oooc:=IF(([.B43]-[.D43]-[.E43])&lt;0;0;([.B43]-([.D43]+[.E43])))" office:value-type="currency" office:value="136944.768314647">
            <text:p>$136,944.7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5" table:formula="oooc:=IF([.F43]&lt;0;0;[.F43])" office:value-type="currency" office:value="136944.768314647">
            <text:p>$136,944.77</text:p>
          </table:table-cell>
          <table:table-cell table:style-name="ce15" table:formula="oooc:=[.$C$8]/12*[.B44]" office:value-type="currency" office:value="684.723841573237">
            <text:p>$684.72</text:p>
          </table:table-cell>
          <table:table-cell table:style-name="ce33" table:formula="oooc:=IF([.B44]&lt;=[.$F$2]+[.C44];[.B44]+[.C44];[.$F$2]-[.C44])" office:value-type="currency" office:value="208.606440904371">
            <text:p>$208.61</text:p>
          </table:table-cell>
          <table:table-cell table:style-name="ce15" table:formula="oooc:=IF([.B44]=0;0;IF(SUM([.B44]+[.C44]-[.D44])&gt;=[.$F$4];[.$F$4];[.B44]+[.C44]-[.D44]))" office:value-type="currency" office:value="200">
            <text:p>$200.00</text:p>
          </table:table-cell>
          <table:table-cell table:style-name="ce42" table:formula="oooc:=IF(([.B44]-[.D44]-[.E44])&lt;0;0;([.B44]-([.D44]+[.E44])))" office:value-type="currency" office:value="136536.161873743">
            <text:p>$136,536.1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5" table:formula="oooc:=IF([.F44]&lt;0;0;[.F44])" office:value-type="currency" office:value="136536.161873743">
            <text:p>$136,536.16</text:p>
          </table:table-cell>
          <table:table-cell table:style-name="ce15" table:formula="oooc:=[.$C$8]/12*[.B45]" office:value-type="currency" office:value="682.680809368715">
            <text:p>$682.68</text:p>
          </table:table-cell>
          <table:table-cell table:style-name="ce33" table:formula="oooc:=IF([.B45]&lt;=[.$F$2]+[.C45];[.B45]+[.C45];[.$F$2]-[.C45])" office:value-type="currency" office:value="210.649473108893">
            <text:p>$210.65</text:p>
          </table:table-cell>
          <table:table-cell table:style-name="ce15" table:formula="oooc:=IF([.B45]=0;0;IF(SUM([.B45]+[.C45]-[.D45])&gt;=[.$F$4];[.$F$4];[.B45]+[.C45]-[.D45]))" office:value-type="currency" office:value="200">
            <text:p>$200.00</text:p>
          </table:table-cell>
          <table:table-cell table:style-name="ce42" table:formula="oooc:=IF(([.B45]-[.D45]-[.E45])&lt;0;0;([.B45]-([.D45]+[.E45])))" office:value-type="currency" office:value="136125.512400634">
            <text:p>$136,125.5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5" table:formula="oooc:=IF([.F45]&lt;0;0;[.F45])" office:value-type="currency" office:value="136125.512400634">
            <text:p>$136,125.51</text:p>
          </table:table-cell>
          <table:table-cell table:style-name="ce15" table:formula="oooc:=[.$C$8]/12*[.B46]" office:value-type="currency" office:value="680.62756200317">
            <text:p>$680.63</text:p>
          </table:table-cell>
          <table:table-cell table:style-name="ce33" table:formula="oooc:=IF([.B46]&lt;=[.$F$2]+[.C46];[.B46]+[.C46];[.$F$2]-[.C46])" office:value-type="currency" office:value="212.702720474438">
            <text:p>$212.70</text:p>
          </table:table-cell>
          <table:table-cell table:style-name="ce15" table:formula="oooc:=IF([.B46]=0;0;IF(SUM([.B46]+[.C46]-[.D46])&gt;=[.$F$4];[.$F$4];[.B46]+[.C46]-[.D46]))" office:value-type="currency" office:value="200">
            <text:p>$200.00</text:p>
          </table:table-cell>
          <table:table-cell table:style-name="ce42" table:formula="oooc:=IF(([.B46]-[.D46]-[.E46])&lt;0;0;([.B46]-([.D46]+[.E46])))" office:value-type="currency" office:value="135712.80968016">
            <text:p>$135,712.8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5" table:formula="oooc:=IF([.F46]&lt;0;0;[.F46])" office:value-type="currency" office:value="135712.80968016">
            <text:p>$135,712.81</text:p>
          </table:table-cell>
          <table:table-cell table:style-name="ce15" table:formula="oooc:=[.$C$8]/12*[.B47]" office:value-type="currency" office:value="678.564048400798">
            <text:p>$678.56</text:p>
          </table:table-cell>
          <table:table-cell table:style-name="ce33" table:formula="oooc:=IF([.B47]&lt;=[.$F$2]+[.C47];[.B47]+[.C47];[.$F$2]-[.C47])" office:value-type="currency" office:value="214.76623407681">
            <text:p>$214.77</text:p>
          </table:table-cell>
          <table:table-cell table:style-name="ce15" table:formula="oooc:=IF([.B47]=0;0;IF(SUM([.B47]+[.C47]-[.D47])&gt;=[.$F$4];[.$F$4];[.B47]+[.C47]-[.D47]))" office:value-type="currency" office:value="200">
            <text:p>$200.00</text:p>
          </table:table-cell>
          <table:table-cell table:style-name="ce42" table:formula="oooc:=IF(([.B47]-[.D47]-[.E47])&lt;0;0;([.B47]-([.D47]+[.E47])))" office:value-type="currency" office:value="135298.043446083">
            <text:p>$135,298.0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table:formula="oooc:=IF([.F47]&lt;0;0;[.F47])" office:value-type="currency" office:value="135298.043446083">
            <text:p>$135,298.04</text:p>
          </table:table-cell>
          <table:table-cell table:style-name="ce15" table:formula="oooc:=[.$C$8]/12*[.B48]" office:value-type="currency" office:value="676.490217230414">
            <text:p>$676.49</text:p>
          </table:table-cell>
          <table:table-cell table:style-name="ce33" table:formula="oooc:=IF([.B48]&lt;=[.$F$2]+[.C48];[.B48]+[.C48];[.$F$2]-[.C48])" office:value-type="currency" office:value="216.840065247194">
            <text:p>$216.84</text:p>
          </table:table-cell>
          <table:table-cell table:style-name="ce15" table:formula="oooc:=IF([.B48]=0;0;IF(SUM([.B48]+[.C48]-[.D48])&gt;=[.$F$4];[.$F$4];[.B48]+[.C48]-[.D48]))" office:value-type="currency" office:value="200">
            <text:p>$200.00</text:p>
          </table:table-cell>
          <table:table-cell table:style-name="ce42" table:formula="oooc:=IF(([.B48]-[.D48]-[.E48])&lt;0;0;([.B48]-([.D48]+[.E48])))" office:value-type="currency" office:value="134881.203380836">
            <text:p>$134,881.2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5" table:formula="oooc:=IF([.F48]&lt;0;0;[.F48])" office:value-type="currency" office:value="134881.203380836">
            <text:p>$134,881.20</text:p>
          </table:table-cell>
          <table:table-cell table:style-name="ce15" table:formula="oooc:=[.$C$8]/12*[.B49]" office:value-type="currency" office:value="674.406016904178">
            <text:p>$674.41</text:p>
          </table:table-cell>
          <table:table-cell table:style-name="ce33" table:formula="oooc:=IF([.B49]&lt;=[.$F$2]+[.C49];[.B49]+[.C49];[.$F$2]-[.C49])" office:value-type="currency" office:value="218.92426557343">
            <text:p>$218.92</text:p>
          </table:table-cell>
          <table:table-cell table:style-name="ce15" table:formula="oooc:=IF([.B49]=0;0;IF(SUM([.B49]+[.C49]-[.D49])&gt;=[.$F$4];[.$F$4];[.B49]+[.C49]-[.D49]))" office:value-type="currency" office:value="200">
            <text:p>$200.00</text:p>
          </table:table-cell>
          <table:table-cell table:style-name="ce42" table:formula="oooc:=IF(([.B49]-[.D49]-[.E49])&lt;0;0;([.B49]-([.D49]+[.E49])))" office:value-type="currency" office:value="134462.279115262">
            <text:p>$134,462.2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5" table:formula="oooc:=IF([.F49]&lt;0;0;[.F49])" office:value-type="currency" office:value="134462.279115262">
            <text:p>$134,462.28</text:p>
          </table:table-cell>
          <table:table-cell table:style-name="ce15" table:formula="oooc:=[.$C$8]/12*[.B50]" office:value-type="currency" office:value="672.311395576311">
            <text:p>$672.31</text:p>
          </table:table-cell>
          <table:table-cell table:style-name="ce33" table:formula="oooc:=IF([.B50]&lt;=[.$F$2]+[.C50];[.B50]+[.C50];[.$F$2]-[.C50])" office:value-type="currency" office:value="221.018886901297">
            <text:p>$221.02</text:p>
          </table:table-cell>
          <table:table-cell table:style-name="ce15" table:formula="oooc:=IF([.B50]=0;0;IF(SUM([.B50]+[.C50]-[.D50])&gt;=[.$F$4];[.$F$4];[.B50]+[.C50]-[.D50]))" office:value-type="currency" office:value="200">
            <text:p>$200.00</text:p>
          </table:table-cell>
          <table:table-cell table:style-name="ce42" table:formula="oooc:=IF(([.B50]-[.D50]-[.E50])&lt;0;0;([.B50]-([.D50]+[.E50])))" office:value-type="currency" office:value="134041.260228361">
            <text:p>$134,041.2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15" table:formula="oooc:=IF([.F50]&lt;0;0;[.F50])" office:value-type="currency" office:value="134041.260228361">
            <text:p>$134,041.26</text:p>
          </table:table-cell>
          <table:table-cell table:style-name="ce15" table:formula="oooc:=[.$C$8]/12*[.B51]" office:value-type="currency" office:value="670.206301141804">
            <text:p>$670.21</text:p>
          </table:table-cell>
          <table:table-cell table:style-name="ce33" table:formula="oooc:=IF([.B51]&lt;=[.$F$2]+[.C51];[.B51]+[.C51];[.$F$2]-[.C51])" office:value-type="currency" office:value="223.123981335804">
            <text:p>$223.12</text:p>
          </table:table-cell>
          <table:table-cell table:style-name="ce15" table:formula="oooc:=IF([.B51]=0;0;IF(SUM([.B51]+[.C51]-[.D51])&gt;=[.$F$4];[.$F$4];[.B51]+[.C51]-[.D51]))" office:value-type="currency" office:value="200">
            <text:p>$200.00</text:p>
          </table:table-cell>
          <table:table-cell table:style-name="ce42" table:formula="oooc:=IF(([.B51]-[.D51]-[.E51])&lt;0;0;([.B51]-([.D51]+[.E51])))" office:value-type="currency" office:value="133618.136247025">
            <text:p>$133,618.1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1">
            <text:p>41</text:p>
          </table:table-cell>
          <table:table-cell table:style-name="ce15" table:formula="oooc:=IF([.F51]&lt;0;0;[.F51])" office:value-type="currency" office:value="133618.136247025">
            <text:p>$133,618.14</text:p>
          </table:table-cell>
          <table:table-cell table:style-name="ce15" table:formula="oooc:=[.$C$8]/12*[.B52]" office:value-type="currency" office:value="668.090681235125">
            <text:p>$668.09</text:p>
          </table:table-cell>
          <table:table-cell table:style-name="ce33" table:formula="oooc:=IF([.B52]&lt;=[.$F$2]+[.C52];[.B52]+[.C52];[.$F$2]-[.C52])" office:value-type="currency" office:value="225.239601242483">
            <text:p>$225.24</text:p>
          </table:table-cell>
          <table:table-cell table:style-name="ce15" table:formula="oooc:=IF([.B52]=0;0;IF(SUM([.B52]+[.C52]-[.D52])&gt;=[.$F$4];[.$F$4];[.B52]+[.C52]-[.D52]))" office:value-type="currency" office:value="200">
            <text:p>$200.00</text:p>
          </table:table-cell>
          <table:table-cell table:style-name="ce42" table:formula="oooc:=IF(([.B52]-[.D52]-[.E52])&lt;0;0;([.B52]-([.D52]+[.E52])))" office:value-type="currency" office:value="133192.896645783">
            <text:p>$133,192.9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15" table:formula="oooc:=IF([.F52]&lt;0;0;[.F52])" office:value-type="currency" office:value="133192.896645783">
            <text:p>$133,192.90</text:p>
          </table:table-cell>
          <table:table-cell table:style-name="ce15" table:formula="oooc:=[.$C$8]/12*[.B53]" office:value-type="currency" office:value="665.964483228913">
            <text:p>$665.96</text:p>
          </table:table-cell>
          <table:table-cell table:style-name="ce33" table:formula="oooc:=IF([.B53]&lt;=[.$F$2]+[.C53];[.B53]+[.C53];[.$F$2]-[.C53])" office:value-type="currency" office:value="227.365799248695">
            <text:p>$227.37</text:p>
          </table:table-cell>
          <table:table-cell table:style-name="ce15" table:formula="oooc:=IF([.B53]=0;0;IF(SUM([.B53]+[.C53]-[.D53])&gt;=[.$F$4];[.$F$4];[.B53]+[.C53]-[.D53]))" office:value-type="currency" office:value="200">
            <text:p>$200.00</text:p>
          </table:table-cell>
          <table:table-cell table:style-name="ce42" table:formula="oooc:=IF(([.B53]-[.D53]-[.E53])&lt;0;0;([.B53]-([.D53]+[.E53])))" office:value-type="currency" office:value="132765.530846534">
            <text:p>$132,765.5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15" table:formula="oooc:=IF([.F53]&lt;0;0;[.F53])" office:value-type="currency" office:value="132765.530846534">
            <text:p>$132,765.53</text:p>
          </table:table-cell>
          <table:table-cell table:style-name="ce15" table:formula="oooc:=[.$C$8]/12*[.B54]" office:value-type="currency" office:value="663.82765423267">
            <text:p>$663.83</text:p>
          </table:table-cell>
          <table:table-cell table:style-name="ce33" table:formula="oooc:=IF([.B54]&lt;=[.$F$2]+[.C54];[.B54]+[.C54];[.$F$2]-[.C54])" office:value-type="currency" office:value="229.502628244938">
            <text:p>$229.50</text:p>
          </table:table-cell>
          <table:table-cell table:style-name="ce15" table:formula="oooc:=IF([.B54]=0;0;IF(SUM([.B54]+[.C54]-[.D54])&gt;=[.$F$4];[.$F$4];[.B54]+[.C54]-[.D54]))" office:value-type="currency" office:value="200">
            <text:p>$200.00</text:p>
          </table:table-cell>
          <table:table-cell table:style-name="ce42" table:formula="oooc:=IF(([.B54]-[.D54]-[.E54])&lt;0;0;([.B54]-([.D54]+[.E54])))" office:value-type="currency" office:value="132336.028218289">
            <text:p>$132,336.0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15" table:formula="oooc:=IF([.F54]&lt;0;0;[.F54])" office:value-type="currency" office:value="132336.028218289">
            <text:p>$132,336.03</text:p>
          </table:table-cell>
          <table:table-cell table:style-name="ce15" table:formula="oooc:=[.$C$8]/12*[.B55]" office:value-type="currency" office:value="661.680141091445">
            <text:p>$661.68</text:p>
          </table:table-cell>
          <table:table-cell table:style-name="ce33" table:formula="oooc:=IF([.B55]&lt;=[.$F$2]+[.C55];[.B55]+[.C55];[.$F$2]-[.C55])" office:value-type="currency" office:value="231.650141386163">
            <text:p>$231.65</text:p>
          </table:table-cell>
          <table:table-cell table:style-name="ce15" table:formula="oooc:=IF([.B55]=0;0;IF(SUM([.B55]+[.C55]-[.D55])&gt;=[.$F$4];[.$F$4];[.B55]+[.C55]-[.D55]))" office:value-type="currency" office:value="200">
            <text:p>$200.00</text:p>
          </table:table-cell>
          <table:table-cell table:style-name="ce42" table:formula="oooc:=IF(([.B55]-[.D55]-[.E55])&lt;0;0;([.B55]-([.D55]+[.E55])))" office:value-type="currency" office:value="131904.378076903">
            <text:p>$131,904.3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15" table:formula="oooc:=IF([.F55]&lt;0;0;[.F55])" office:value-type="currency" office:value="131904.378076903">
            <text:p>$131,904.38</text:p>
          </table:table-cell>
          <table:table-cell table:style-name="ce15" table:formula="oooc:=[.$C$8]/12*[.B56]" office:value-type="currency" office:value="659.521890384514">
            <text:p>$659.52</text:p>
          </table:table-cell>
          <table:table-cell table:style-name="ce33" table:formula="oooc:=IF([.B56]&lt;=[.$F$2]+[.C56];[.B56]+[.C56];[.$F$2]-[.C56])" office:value-type="currency" office:value="233.808392093094">
            <text:p>$233.81</text:p>
          </table:table-cell>
          <table:table-cell table:style-name="ce15" table:formula="oooc:=IF([.B56]=0;0;IF(SUM([.B56]+[.C56]-[.D56])&gt;=[.$F$4];[.$F$4];[.B56]+[.C56]-[.D56]))" office:value-type="currency" office:value="200">
            <text:p>$200.00</text:p>
          </table:table-cell>
          <table:table-cell table:style-name="ce42" table:formula="oooc:=IF(([.B56]-[.D56]-[.E56])&lt;0;0;([.B56]-([.D56]+[.E56])))" office:value-type="currency" office:value="131470.56968481">
            <text:p>$131,470.5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15" table:formula="oooc:=IF([.F56]&lt;0;0;[.F56])" office:value-type="currency" office:value="131470.56968481">
            <text:p>$131,470.57</text:p>
          </table:table-cell>
          <table:table-cell table:style-name="ce15" table:formula="oooc:=[.$C$8]/12*[.B57]" office:value-type="currency" office:value="657.352848424049">
            <text:p>$657.35</text:p>
          </table:table-cell>
          <table:table-cell table:style-name="ce33" table:formula="oooc:=IF([.B57]&lt;=[.$F$2]+[.C57];[.B57]+[.C57];[.$F$2]-[.C57])" office:value-type="currency" office:value="235.977434053559">
            <text:p>$235.98</text:p>
          </table:table-cell>
          <table:table-cell table:style-name="ce15" table:formula="oooc:=IF([.B57]=0;0;IF(SUM([.B57]+[.C57]-[.D57])&gt;=[.$F$4];[.$F$4];[.B57]+[.C57]-[.D57]))" office:value-type="currency" office:value="200">
            <text:p>$200.00</text:p>
          </table:table-cell>
          <table:table-cell table:style-name="ce42" table:formula="oooc:=IF(([.B57]-[.D57]-[.E57])&lt;0;0;([.B57]-([.D57]+[.E57])))" office:value-type="currency" office:value="131034.592250756">
            <text:p>$131,034.5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15" table:formula="oooc:=IF([.F57]&lt;0;0;[.F57])" office:value-type="currency" office:value="131034.592250756">
            <text:p>$131,034.59</text:p>
          </table:table-cell>
          <table:table-cell table:style-name="ce15" table:formula="oooc:=[.$C$8]/12*[.B58]" office:value-type="currency" office:value="655.172961253781">
            <text:p>$655.17</text:p>
          </table:table-cell>
          <table:table-cell table:style-name="ce33" table:formula="oooc:=IF([.B58]&lt;=[.$F$2]+[.C58];[.B58]+[.C58];[.$F$2]-[.C58])" office:value-type="currency" office:value="238.157321223827">
            <text:p>$238.16</text:p>
          </table:table-cell>
          <table:table-cell table:style-name="ce15" table:formula="oooc:=IF([.B58]=0;0;IF(SUM([.B58]+[.C58]-[.D58])&gt;=[.$F$4];[.$F$4];[.B58]+[.C58]-[.D58]))" office:value-type="currency" office:value="200">
            <text:p>$200.00</text:p>
          </table:table-cell>
          <table:table-cell table:style-name="ce42" table:formula="oooc:=IF(([.B58]-[.D58]-[.E58])&lt;0;0;([.B58]-([.D58]+[.E58])))" office:value-type="currency" office:value="130596.434929532">
            <text:p>$130,596.4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15" table:formula="oooc:=IF([.F58]&lt;0;0;[.F58])" office:value-type="currency" office:value="130596.434929532">
            <text:p>$130,596.43</text:p>
          </table:table-cell>
          <table:table-cell table:style-name="ce15" table:formula="oooc:=[.$C$8]/12*[.B59]" office:value-type="currency" office:value="652.982174647662">
            <text:p>$652.98</text:p>
          </table:table-cell>
          <table:table-cell table:style-name="ce33" table:formula="oooc:=IF([.B59]&lt;=[.$F$2]+[.C59];[.B59]+[.C59];[.$F$2]-[.C59])" office:value-type="currency" office:value="240.348107829946">
            <text:p>$240.35</text:p>
          </table:table-cell>
          <table:table-cell table:style-name="ce15" table:formula="oooc:=IF([.B59]=0;0;IF(SUM([.B59]+[.C59]-[.D59])&gt;=[.$F$4];[.$F$4];[.B59]+[.C59]-[.D59]))" office:value-type="currency" office:value="200">
            <text:p>$200.00</text:p>
          </table:table-cell>
          <table:table-cell table:style-name="ce42" table:formula="oooc:=IF(([.B59]-[.D59]-[.E59])&lt;0;0;([.B59]-([.D59]+[.E59])))" office:value-type="currency" office:value="130156.086821702">
            <text:p>$130,156.0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15" table:formula="oooc:=IF([.F59]&lt;0;0;[.F59])" office:value-type="currency" office:value="130156.086821702">
            <text:p>$130,156.09</text:p>
          </table:table-cell>
          <table:table-cell table:style-name="ce15" table:formula="oooc:=[.$C$8]/12*[.B60]" office:value-type="currency" office:value="650.780434108512">
            <text:p>$650.78</text:p>
          </table:table-cell>
          <table:table-cell table:style-name="ce33" table:formula="oooc:=IF([.B60]&lt;=[.$F$2]+[.C60];[.B60]+[.C60];[.$F$2]-[.C60])" office:value-type="currency" office:value="242.549848369096">
            <text:p>$242.55</text:p>
          </table:table-cell>
          <table:table-cell table:style-name="ce15" table:formula="oooc:=IF([.B60]=0;0;IF(SUM([.B60]+[.C60]-[.D60])&gt;=[.$F$4];[.$F$4];[.B60]+[.C60]-[.D60]))" office:value-type="currency" office:value="200">
            <text:p>$200.00</text:p>
          </table:table-cell>
          <table:table-cell table:style-name="ce42" table:formula="oooc:=IF(([.B60]-[.D60]-[.E60])&lt;0;0;([.B60]-([.D60]+[.E60])))" office:value-type="currency" office:value="129713.536973333">
            <text:p>$129,713.5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5" table:formula="oooc:=IF([.F60]&lt;0;0;[.F60])" office:value-type="currency" office:value="129713.536973333">
            <text:p>$129,713.54</text:p>
          </table:table-cell>
          <table:table-cell table:style-name="ce15" table:formula="oooc:=[.$C$8]/12*[.B61]" office:value-type="currency" office:value="648.567684866666">
            <text:p>$648.57</text:p>
          </table:table-cell>
          <table:table-cell table:style-name="ce33" table:formula="oooc:=IF([.B61]&lt;=[.$F$2]+[.C61];[.B61]+[.C61];[.$F$2]-[.C61])" office:value-type="currency" office:value="244.762597610941">
            <text:p>$244.76</text:p>
          </table:table-cell>
          <table:table-cell table:style-name="ce15" table:formula="oooc:=IF([.B61]=0;0;IF(SUM([.B61]+[.C61]-[.D61])&gt;=[.$F$4];[.$F$4];[.B61]+[.C61]-[.D61]))" office:value-type="currency" office:value="200">
            <text:p>$200.00</text:p>
          </table:table-cell>
          <table:table-cell table:style-name="ce42" table:formula="oooc:=IF(([.B61]-[.D61]-[.E61])&lt;0;0;([.B61]-([.D61]+[.E61])))" office:value-type="currency" office:value="129268.774375722">
            <text:p>$129,268.7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15" table:formula="oooc:=IF([.F61]&lt;0;0;[.F61])" office:value-type="currency" office:value="129268.774375722">
            <text:p>$129,268.77</text:p>
          </table:table-cell>
          <table:table-cell table:style-name="ce15" table:formula="oooc:=[.$C$8]/12*[.B62]" office:value-type="currency" office:value="646.343871878612">
            <text:p>$646.34</text:p>
          </table:table-cell>
          <table:table-cell table:style-name="ce33" table:formula="oooc:=IF([.B62]&lt;=[.$F$2]+[.C62];[.B62]+[.C62];[.$F$2]-[.C62])" office:value-type="currency" office:value="246.986410598996">
            <text:p>$246.99</text:p>
          </table:table-cell>
          <table:table-cell table:style-name="ce15" table:formula="oooc:=IF([.B62]=0;0;IF(SUM([.B62]+[.C62]-[.D62])&gt;=[.$F$4];[.$F$4];[.B62]+[.C62]-[.D62]))" office:value-type="currency" office:value="200">
            <text:p>$200.00</text:p>
          </table:table-cell>
          <table:table-cell table:style-name="ce42" table:formula="oooc:=IF(([.B62]-[.D62]-[.E62])&lt;0;0;([.B62]-([.D62]+[.E62])))" office:value-type="currency" office:value="128821.787965123">
            <text:p>$128,821.7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16" table:formula="oooc:=IF([.F62]&lt;0;0;[.F62])" office:value-type="currency" office:value="128821.787965123">
            <text:p>$128,821.79</text:p>
          </table:table-cell>
          <table:table-cell table:style-name="ce16" table:formula="oooc:=[.$C$8]/12*[.B63]" office:value-type="currency" office:value="644.108939825617">
            <text:p>$644.11</text:p>
          </table:table-cell>
          <table:table-cell table:style-name="ce34" table:formula="oooc:=IF([.B63]&lt;=[.$F$2]+[.C63];[.B63]+[.C63];[.$F$2]-[.C63])" office:value-type="currency" office:value="249.221342651991">
            <text:p>$249.22</text:p>
          </table:table-cell>
          <table:table-cell table:style-name="ce16" table:formula="oooc:=IF([.B63]=0;0;IF(SUM([.B63]+[.C63]-[.D63])&gt;=[.$F$4];[.$F$4];[.B63]+[.C63]-[.D63]))" office:value-type="currency" office:value="200">
            <text:p>$200.00</text:p>
          </table:table-cell>
          <table:table-cell table:style-name="ce43" table:formula="oooc:=IF(([.B63]-[.D63]-[.E63])&lt;0;0;([.B63]-([.D63]+[.E63])))" office:value-type="currency" office:value="128372.566622471">
            <text:p>$128,372.5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3">
            <text:p>53</text:p>
          </table:table-cell>
          <table:table-cell table:style-name="ce16" table:formula="oooc:=IF([.F63]&lt;0;0;[.F63])" office:value-type="currency" office:value="128372.566622471">
            <text:p>$128,372.57</text:p>
          </table:table-cell>
          <table:table-cell table:style-name="ce16" table:formula="oooc:=[.$C$8]/12*[.B64]" office:value-type="currency" office:value="641.862833112357">
            <text:p>$641.86</text:p>
          </table:table-cell>
          <table:table-cell table:style-name="ce34" table:formula="oooc:=IF([.B64]&lt;=[.$F$2]+[.C64];[.B64]+[.C64];[.$F$2]-[.C64])" office:value-type="currency" office:value="251.467449365251">
            <text:p>$251.47</text:p>
          </table:table-cell>
          <table:table-cell table:style-name="ce16" table:formula="oooc:=IF([.B64]=0;0;IF(SUM([.B64]+[.C64]-[.D64])&gt;=[.$F$4];[.$F$4];[.B64]+[.C64]-[.D64]))" office:value-type="currency" office:value="200">
            <text:p>$200.00</text:p>
          </table:table-cell>
          <table:table-cell table:style-name="ce43" table:formula="oooc:=IF(([.B64]-[.D64]-[.E64])&lt;0;0;([.B64]-([.D64]+[.E64])))" office:value-type="currency" office:value="127921.099173106">
            <text:p>$127,921.1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4">
            <text:p>54</text:p>
          </table:table-cell>
          <table:table-cell table:style-name="ce16" table:formula="oooc:=IF([.F64]&lt;0;0;[.F64])" office:value-type="currency" office:value="127921.099173106">
            <text:p>$127,921.10</text:p>
          </table:table-cell>
          <table:table-cell table:style-name="ce16" table:formula="oooc:=[.$C$8]/12*[.B65]" office:value-type="currency" office:value="639.60549586553">
            <text:p>$639.61</text:p>
          </table:table-cell>
          <table:table-cell table:style-name="ce34" table:formula="oooc:=IF([.B65]&lt;=[.$F$2]+[.C65];[.B65]+[.C65];[.$F$2]-[.C65])" office:value-type="currency" office:value="253.724786612077">
            <text:p>$253.72</text:p>
          </table:table-cell>
          <table:table-cell table:style-name="ce16" table:formula="oooc:=IF([.B65]=0;0;IF(SUM([.B65]+[.C65]-[.D65])&gt;=[.$F$4];[.$F$4];[.B65]+[.C65]-[.D65]))" office:value-type="currency" office:value="200">
            <text:p>$200.00</text:p>
          </table:table-cell>
          <table:table-cell table:style-name="ce43" table:formula="oooc:=IF(([.B65]-[.D65]-[.E65])&lt;0;0;([.B65]-([.D65]+[.E65])))" office:value-type="currency" office:value="127467.374386494">
            <text:p>$127,467.3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5">
            <text:p>55</text:p>
          </table:table-cell>
          <table:table-cell table:style-name="ce16" table:formula="oooc:=IF([.F65]&lt;0;0;[.F65])" office:value-type="currency" office:value="127467.374386494">
            <text:p>$127,467.37</text:p>
          </table:table-cell>
          <table:table-cell table:style-name="ce16" table:formula="oooc:=[.$C$8]/12*[.B66]" office:value-type="currency" office:value="637.33687193247">
            <text:p>$637.34</text:p>
          </table:table-cell>
          <table:table-cell table:style-name="ce34" table:formula="oooc:=IF([.B66]&lt;=[.$F$2]+[.C66];[.B66]+[.C66];[.$F$2]-[.C66])" office:value-type="currency" office:value="255.993410545138">
            <text:p>$255.99</text:p>
          </table:table-cell>
          <table:table-cell table:style-name="ce16" table:formula="oooc:=IF([.B66]=0;0;IF(SUM([.B66]+[.C66]-[.D66])&gt;=[.$F$4];[.$F$4];[.B66]+[.C66]-[.D66]))" office:value-type="currency" office:value="200">
            <text:p>$200.00</text:p>
          </table:table-cell>
          <table:table-cell table:style-name="ce43" table:formula="oooc:=IF(([.B66]-[.D66]-[.E66])&lt;0;0;([.B66]-([.D66]+[.E66])))" office:value-type="currency" office:value="127011.380975949">
            <text:p>$127,011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6">
            <text:p>56</text:p>
          </table:table-cell>
          <table:table-cell table:style-name="ce16" table:formula="oooc:=IF([.F66]&lt;0;0;[.F66])" office:value-type="currency" office:value="127011.380975949">
            <text:p>$127,011.38</text:p>
          </table:table-cell>
          <table:table-cell table:style-name="ce16" table:formula="oooc:=[.$C$8]/12*[.B67]" office:value-type="currency" office:value="635.056904879744">
            <text:p>$635.06</text:p>
          </table:table-cell>
          <table:table-cell table:style-name="ce34" table:formula="oooc:=IF([.B67]&lt;=[.$F$2]+[.C67];[.B67]+[.C67];[.$F$2]-[.C67])" office:value-type="currency" office:value="258.273377597863">
            <text:p>$258.27</text:p>
          </table:table-cell>
          <table:table-cell table:style-name="ce16" table:formula="oooc:=IF([.B67]=0;0;IF(SUM([.B67]+[.C67]-[.D67])&gt;=[.$F$4];[.$F$4];[.B67]+[.C67]-[.D67]))" office:value-type="currency" office:value="200">
            <text:p>$200.00</text:p>
          </table:table-cell>
          <table:table-cell table:style-name="ce43" table:formula="oooc:=IF(([.B67]-[.D67]-[.E67])&lt;0;0;([.B67]-([.D67]+[.E67])))" office:value-type="currency" office:value="126553.107598351">
            <text:p>$126,553.1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7">
            <text:p>57</text:p>
          </table:table-cell>
          <table:table-cell table:style-name="ce16" table:formula="oooc:=IF([.F67]&lt;0;0;[.F67])" office:value-type="currency" office:value="126553.107598351">
            <text:p>$126,553.11</text:p>
          </table:table-cell>
          <table:table-cell table:style-name="ce16" table:formula="oooc:=[.$C$8]/12*[.B68]" office:value-type="currency" office:value="632.765537991755">
            <text:p>$632.77</text:p>
          </table:table-cell>
          <table:table-cell table:style-name="ce34" table:formula="oooc:=IF([.B68]&lt;=[.$F$2]+[.C68];[.B68]+[.C68];[.$F$2]-[.C68])" office:value-type="currency" office:value="260.564744485853">
            <text:p>$260.56</text:p>
          </table:table-cell>
          <table:table-cell table:style-name="ce16" table:formula="oooc:=IF([.B68]=0;0;IF(SUM([.B68]+[.C68]-[.D68])&gt;=[.$F$4];[.$F$4];[.B68]+[.C68]-[.D68]))" office:value-type="currency" office:value="200">
            <text:p>$200.00</text:p>
          </table:table-cell>
          <table:table-cell table:style-name="ce43" table:formula="oooc:=IF(([.B68]-[.D68]-[.E68])&lt;0;0;([.B68]-([.D68]+[.E68])))" office:value-type="currency" office:value="126092.542853865">
            <text:p>$126,092.5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8">
            <text:p>58</text:p>
          </table:table-cell>
          <table:table-cell table:style-name="ce16" table:formula="oooc:=IF([.F68]&lt;0;0;[.F68])" office:value-type="currency" office:value="126092.542853865">
            <text:p>$126,092.54</text:p>
          </table:table-cell>
          <table:table-cell table:style-name="ce16" table:formula="oooc:=[.$C$8]/12*[.B69]" office:value-type="currency" office:value="630.462714269326">
            <text:p>$630.46</text:p>
          </table:table-cell>
          <table:table-cell table:style-name="ce34" table:formula="oooc:=IF([.B69]&lt;=[.$F$2]+[.C69];[.B69]+[.C69];[.$F$2]-[.C69])" office:value-type="currency" office:value="262.867568208282">
            <text:p>$262.87</text:p>
          </table:table-cell>
          <table:table-cell table:style-name="ce16" table:formula="oooc:=IF([.B69]=0;0;IF(SUM([.B69]+[.C69]-[.D69])&gt;=[.$F$4];[.$F$4];[.B69]+[.C69]-[.D69]))" office:value-type="currency" office:value="200">
            <text:p>$200.00</text:p>
          </table:table-cell>
          <table:table-cell table:style-name="ce43" table:formula="oooc:=IF(([.B69]-[.D69]-[.E69])&lt;0;0;([.B69]-([.D69]+[.E69])))" office:value-type="currency" office:value="125629.675285657">
            <text:p>$125,629.6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9">
            <text:p>59</text:p>
          </table:table-cell>
          <table:table-cell table:style-name="ce16" table:formula="oooc:=IF([.F69]&lt;0;0;[.F69])" office:value-type="currency" office:value="125629.675285657">
            <text:p>$125,629.68</text:p>
          </table:table-cell>
          <table:table-cell table:style-name="ce16" table:formula="oooc:=[.$C$8]/12*[.B70]" office:value-type="currency" office:value="628.148376428285">
            <text:p>$628.15</text:p>
          </table:table-cell>
          <table:table-cell table:style-name="ce34" table:formula="oooc:=IF([.B70]&lt;=[.$F$2]+[.C70];[.B70]+[.C70];[.$F$2]-[.C70])" office:value-type="currency" office:value="265.181906049323">
            <text:p>$265.18</text:p>
          </table:table-cell>
          <table:table-cell table:style-name="ce16" table:formula="oooc:=IF([.B70]=0;0;IF(SUM([.B70]+[.C70]-[.D70])&gt;=[.$F$4];[.$F$4];[.B70]+[.C70]-[.D70]))" office:value-type="currency" office:value="200">
            <text:p>$200.00</text:p>
          </table:table-cell>
          <table:table-cell table:style-name="ce43" table:formula="oooc:=IF(([.B70]-[.D70]-[.E70])&lt;0;0;([.B70]-([.D70]+[.E70])))" office:value-type="currency" office:value="125164.493379608">
            <text:p>$125,164.4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0">
            <text:p>60</text:p>
          </table:table-cell>
          <table:table-cell table:style-name="ce16" table:formula="oooc:=IF([.F70]&lt;0;0;[.F70])" office:value-type="currency" office:value="125164.493379608">
            <text:p>$125,164.49</text:p>
          </table:table-cell>
          <table:table-cell table:style-name="ce16" table:formula="oooc:=[.$C$8]/12*[.B71]" office:value-type="currency" office:value="625.822466898038">
            <text:p>$625.82</text:p>
          </table:table-cell>
          <table:table-cell table:style-name="ce34" table:formula="oooc:=IF([.B71]&lt;=[.$F$2]+[.C71];[.B71]+[.C71];[.$F$2]-[.C71])" office:value-type="currency" office:value="267.50781557957">
            <text:p>$267.51</text:p>
          </table:table-cell>
          <table:table-cell table:style-name="ce16" table:formula="oooc:=IF([.B71]=0;0;IF(SUM([.B71]+[.C71]-[.D71])&gt;=[.$F$4];[.$F$4];[.B71]+[.C71]-[.D71]))" office:value-type="currency" office:value="200">
            <text:p>$200.00</text:p>
          </table:table-cell>
          <table:table-cell table:style-name="ce43" table:formula="oooc:=IF(([.B71]-[.D71]-[.E71])&lt;0;0;([.B71]-([.D71]+[.E71])))" office:value-type="currency" office:value="124696.985564028">
            <text:p>$124,696.9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1">
            <text:p>61</text:p>
          </table:table-cell>
          <table:table-cell table:style-name="ce16" table:formula="oooc:=IF([.F71]&lt;0;0;[.F71])" office:value-type="currency" office:value="124696.985564028">
            <text:p>$124,696.99</text:p>
          </table:table-cell>
          <table:table-cell table:style-name="ce16" table:formula="oooc:=[.$C$8]/12*[.B72]" office:value-type="currency" office:value="623.48492782014">
            <text:p>$623.48</text:p>
          </table:table-cell>
          <table:table-cell table:style-name="ce34" table:formula="oooc:=IF([.B72]&lt;=[.$F$2]+[.C72];[.B72]+[.C72];[.$F$2]-[.C72])" office:value-type="currency" office:value="269.845354657468">
            <text:p>$269.85</text:p>
          </table:table-cell>
          <table:table-cell table:style-name="ce16" table:formula="oooc:=IF([.B72]=0;0;IF(SUM([.B72]+[.C72]-[.D72])&gt;=[.$F$4];[.$F$4];[.B72]+[.C72]-[.D72]))" office:value-type="currency" office:value="200">
            <text:p>$200.00</text:p>
          </table:table-cell>
          <table:table-cell table:style-name="ce43" table:formula="oooc:=IF(([.B72]-[.D72]-[.E72])&lt;0;0;([.B72]-([.D72]+[.E72])))" office:value-type="currency" office:value="124227.140209371">
            <text:p>$124,227.1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2">
            <text:p>62</text:p>
          </table:table-cell>
          <table:table-cell table:style-name="ce16" table:formula="oooc:=IF([.F72]&lt;0;0;[.F72])" office:value-type="currency" office:value="124227.140209371">
            <text:p>$124,227.14</text:p>
          </table:table-cell>
          <table:table-cell table:style-name="ce16" table:formula="oooc:=[.$C$8]/12*[.B73]" office:value-type="currency" office:value="621.135701046853">
            <text:p>$621.14</text:p>
          </table:table-cell>
          <table:table-cell table:style-name="ce34" table:formula="oooc:=IF([.B73]&lt;=[.$F$2]+[.C73];[.B73]+[.C73];[.$F$2]-[.C73])" office:value-type="currency" office:value="272.194581430755">
            <text:p>$272.19</text:p>
          </table:table-cell>
          <table:table-cell table:style-name="ce16" table:formula="oooc:=IF([.B73]=0;0;IF(SUM([.B73]+[.C73]-[.D73])&gt;=[.$F$4];[.$F$4];[.B73]+[.C73]-[.D73]))" office:value-type="currency" office:value="200">
            <text:p>$200.00</text:p>
          </table:table-cell>
          <table:table-cell table:style-name="ce43" table:formula="oooc:=IF(([.B73]-[.D73]-[.E73])&lt;0;0;([.B73]-([.D73]+[.E73])))" office:value-type="currency" office:value="123754.94562794">
            <text:p>$123,754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3">
            <text:p>63</text:p>
          </table:table-cell>
          <table:table-cell table:style-name="ce16" table:formula="oooc:=IF([.F73]&lt;0;0;[.F73])" office:value-type="currency" office:value="123754.94562794">
            <text:p>$123,754.95</text:p>
          </table:table-cell>
          <table:table-cell table:style-name="ce16" table:formula="oooc:=[.$C$8]/12*[.B74]" office:value-type="currency" office:value="618.774728139699">
            <text:p>$618.77</text:p>
          </table:table-cell>
          <table:table-cell table:style-name="ce34" table:formula="oooc:=IF([.B74]&lt;=[.$F$2]+[.C74];[.B74]+[.C74];[.$F$2]-[.C74])" office:value-type="currency" office:value="274.555554337909">
            <text:p>$274.56</text:p>
          </table:table-cell>
          <table:table-cell table:style-name="ce16" table:formula="oooc:=IF([.B74]=0;0;IF(SUM([.B74]+[.C74]-[.D74])&gt;=[.$F$4];[.$F$4];[.B74]+[.C74]-[.D74]))" office:value-type="currency" office:value="200">
            <text:p>$200.00</text:p>
          </table:table-cell>
          <table:table-cell table:style-name="ce43" table:formula="oooc:=IF(([.B74]-[.D74]-[.E74])&lt;0;0;([.B74]-([.D74]+[.E74])))" office:value-type="currency" office:value="123280.390073602">
            <text:p>$123,280.3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4">
            <text:p>64</text:p>
          </table:table-cell>
          <table:table-cell table:style-name="ce16" table:formula="oooc:=IF([.F74]&lt;0;0;[.F74])" office:value-type="currency" office:value="123280.390073602">
            <text:p>$123,280.39</text:p>
          </table:table-cell>
          <table:table-cell table:style-name="ce16" table:formula="oooc:=[.$C$8]/12*[.B75]" office:value-type="currency" office:value="616.401950368009">
            <text:p>$616.40</text:p>
          </table:table-cell>
          <table:table-cell table:style-name="ce34" table:formula="oooc:=IF([.B75]&lt;=[.$F$2]+[.C75];[.B75]+[.C75];[.$F$2]-[.C75])" office:value-type="currency" office:value="276.928332109599">
            <text:p>$276.93</text:p>
          </table:table-cell>
          <table:table-cell table:style-name="ce16" table:formula="oooc:=IF([.B75]=0;0;IF(SUM([.B75]+[.C75]-[.D75])&gt;=[.$F$4];[.$F$4];[.B75]+[.C75]-[.D75]))" office:value-type="currency" office:value="200">
            <text:p>$200.00</text:p>
          </table:table-cell>
          <table:table-cell table:style-name="ce43" table:formula="oooc:=IF(([.B75]-[.D75]-[.E75])&lt;0;0;([.B75]-([.D75]+[.E75])))" office:value-type="currency" office:value="122803.461741492">
            <text:p>$122,803.4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5">
            <text:p>65</text:p>
          </table:table-cell>
          <table:table-cell table:style-name="ce16" table:formula="oooc:=IF([.F75]&lt;0;0;[.F75])" office:value-type="currency" office:value="122803.461741492">
            <text:p>$122,803.46</text:p>
          </table:table-cell>
          <table:table-cell table:style-name="ce16" table:formula="oooc:=[.$C$8]/12*[.B76]" office:value-type="currency" office:value="614.017308707461">
            <text:p>$614.02</text:p>
          </table:table-cell>
          <table:table-cell table:style-name="ce34" table:formula="oooc:=IF([.B76]&lt;=[.$F$2]+[.C76];[.B76]+[.C76];[.$F$2]-[.C76])" office:value-type="currency" office:value="279.312973770147">
            <text:p>$279.31</text:p>
          </table:table-cell>
          <table:table-cell table:style-name="ce16" table:formula="oooc:=IF([.B76]=0;0;IF(SUM([.B76]+[.C76]-[.D76])&gt;=[.$F$4];[.$F$4];[.B76]+[.C76]-[.D76]))" office:value-type="currency" office:value="200">
            <text:p>$200.00</text:p>
          </table:table-cell>
          <table:table-cell table:style-name="ce43" table:formula="oooc:=IF(([.B76]-[.D76]-[.E76])&lt;0;0;([.B76]-([.D76]+[.E76])))" office:value-type="currency" office:value="122324.148767722">
            <text:p>$122,324.1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6">
            <text:p>66</text:p>
          </table:table-cell>
          <table:table-cell table:style-name="ce16" table:formula="oooc:=IF([.F76]&lt;0;0;[.F76])" office:value-type="currency" office:value="122324.148767722">
            <text:p>$122,324.15</text:p>
          </table:table-cell>
          <table:table-cell table:style-name="ce16" table:formula="oooc:=[.$C$8]/12*[.B77]" office:value-type="currency" office:value="611.62074383861">
            <text:p>$611.62</text:p>
          </table:table-cell>
          <table:table-cell table:style-name="ce34" table:formula="oooc:=IF([.B77]&lt;=[.$F$2]+[.C77];[.B77]+[.C77];[.$F$2]-[.C77])" office:value-type="currency" office:value="281.709538638997">
            <text:p>$281.71</text:p>
          </table:table-cell>
          <table:table-cell table:style-name="ce16" table:formula="oooc:=IF([.B77]=0;0;IF(SUM([.B77]+[.C77]-[.D77])&gt;=[.$F$4];[.$F$4];[.B77]+[.C77]-[.D77]))" office:value-type="currency" office:value="200">
            <text:p>$200.00</text:p>
          </table:table-cell>
          <table:table-cell table:style-name="ce43" table:formula="oooc:=IF(([.B77]-[.D77]-[.E77])&lt;0;0;([.B77]-([.D77]+[.E77])))" office:value-type="currency" office:value="121842.439229083">
            <text:p>$121,842.4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7">
            <text:p>67</text:p>
          </table:table-cell>
          <table:table-cell table:style-name="ce16" table:formula="oooc:=IF([.F77]&lt;0;0;[.F77])" office:value-type="currency" office:value="121842.439229083">
            <text:p>$121,842.44</text:p>
          </table:table-cell>
          <table:table-cell table:style-name="ce16" table:formula="oooc:=[.$C$8]/12*[.B78]" office:value-type="currency" office:value="609.212196145415">
            <text:p>$609.21</text:p>
          </table:table-cell>
          <table:table-cell table:style-name="ce34" table:formula="oooc:=IF([.B78]&lt;=[.$F$2]+[.C78];[.B78]+[.C78];[.$F$2]-[.C78])" office:value-type="currency" office:value="284.118086332192">
            <text:p>$284.12</text:p>
          </table:table-cell>
          <table:table-cell table:style-name="ce16" table:formula="oooc:=IF([.B78]=0;0;IF(SUM([.B78]+[.C78]-[.D78])&gt;=[.$F$4];[.$F$4];[.B78]+[.C78]-[.D78]))" office:value-type="currency" office:value="200">
            <text:p>$200.00</text:p>
          </table:table-cell>
          <table:table-cell table:style-name="ce43" table:formula="oooc:=IF(([.B78]-[.D78]-[.E78])&lt;0;0;([.B78]-([.D78]+[.E78])))" office:value-type="currency" office:value="121358.321142751">
            <text:p>$121,358.3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16" table:formula="oooc:=IF([.F78]&lt;0;0;[.F78])" office:value-type="currency" office:value="121358.321142751">
            <text:p>$121,358.32</text:p>
          </table:table-cell>
          <table:table-cell table:style-name="ce16" table:formula="oooc:=[.$C$8]/12*[.B79]" office:value-type="currency" office:value="606.791605713755">
            <text:p>$606.79</text:p>
          </table:table-cell>
          <table:table-cell table:style-name="ce34" table:formula="oooc:=IF([.B79]&lt;=[.$F$2]+[.C79];[.B79]+[.C79];[.$F$2]-[.C79])" office:value-type="currency" office:value="286.538676763853">
            <text:p>$286.54</text:p>
          </table:table-cell>
          <table:table-cell table:style-name="ce16" table:formula="oooc:=IF([.B79]=0;0;IF(SUM([.B79]+[.C79]-[.D79])&gt;=[.$F$4];[.$F$4];[.B79]+[.C79]-[.D79]))" office:value-type="currency" office:value="200">
            <text:p>$200.00</text:p>
          </table:table-cell>
          <table:table-cell table:style-name="ce43" table:formula="oooc:=IF(([.B79]-[.D79]-[.E79])&lt;0;0;([.B79]-([.D79]+[.E79])))" office:value-type="currency" office:value="120871.782465987">
            <text:p>$120,871.7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9">
            <text:p>69</text:p>
          </table:table-cell>
          <table:table-cell table:style-name="ce16" table:formula="oooc:=IF([.F79]&lt;0;0;[.F79])" office:value-type="currency" office:value="120871.782465987">
            <text:p>$120,871.78</text:p>
          </table:table-cell>
          <table:table-cell table:style-name="ce16" table:formula="oooc:=[.$C$8]/12*[.B80]" office:value-type="currency" office:value="604.358912329935">
            <text:p>$604.36</text:p>
          </table:table-cell>
          <table:table-cell table:style-name="ce34" table:formula="oooc:=IF([.B80]&lt;=[.$F$2]+[.C80];[.B80]+[.C80];[.$F$2]-[.C80])" office:value-type="currency" office:value="288.971370147673">
            <text:p>$288.97</text:p>
          </table:table-cell>
          <table:table-cell table:style-name="ce16" table:formula="oooc:=IF([.B80]=0;0;IF(SUM([.B80]+[.C80]-[.D80])&gt;=[.$F$4];[.$F$4];[.B80]+[.C80]-[.D80]))" office:value-type="currency" office:value="200">
            <text:p>$200.00</text:p>
          </table:table-cell>
          <table:table-cell table:style-name="ce43" table:formula="oooc:=IF(([.B80]-[.D80]-[.E80])&lt;0;0;([.B80]-([.D80]+[.E80])))" office:value-type="currency" office:value="120382.811095839">
            <text:p>$120,382.8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0">
            <text:p>70</text:p>
          </table:table-cell>
          <table:table-cell table:style-name="ce16" table:formula="oooc:=IF([.F80]&lt;0;0;[.F80])" office:value-type="currency" office:value="120382.811095839">
            <text:p>$120,382.81</text:p>
          </table:table-cell>
          <table:table-cell table:style-name="ce16" table:formula="oooc:=[.$C$8]/12*[.B81]" office:value-type="currency" office:value="601.914055479197">
            <text:p>$601.91</text:p>
          </table:table-cell>
          <table:table-cell table:style-name="ce34" table:formula="oooc:=IF([.B81]&lt;=[.$F$2]+[.C81];[.B81]+[.C81];[.$F$2]-[.C81])" office:value-type="currency" office:value="291.416226998411">
            <text:p>$291.42</text:p>
          </table:table-cell>
          <table:table-cell table:style-name="ce16" table:formula="oooc:=IF([.B81]=0;0;IF(SUM([.B81]+[.C81]-[.D81])&gt;=[.$F$4];[.$F$4];[.B81]+[.C81]-[.D81]))" office:value-type="currency" office:value="200">
            <text:p>$200.00</text:p>
          </table:table-cell>
          <table:table-cell table:style-name="ce43" table:formula="oooc:=IF(([.B81]-[.D81]-[.E81])&lt;0;0;([.B81]-([.D81]+[.E81])))" office:value-type="currency" office:value="119891.394868841">
            <text:p>$119,891.3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1">
            <text:p>71</text:p>
          </table:table-cell>
          <table:table-cell table:style-name="ce16" table:formula="oooc:=IF([.F81]&lt;0;0;[.F81])" office:value-type="currency" office:value="119891.394868841">
            <text:p>$119,891.39</text:p>
          </table:table-cell>
          <table:table-cell table:style-name="ce16" table:formula="oooc:=[.$C$8]/12*[.B82]" office:value-type="currency" office:value="599.456974344205">
            <text:p>$599.46</text:p>
          </table:table-cell>
          <table:table-cell table:style-name="ce34" table:formula="oooc:=IF([.B82]&lt;=[.$F$2]+[.C82];[.B82]+[.C82];[.$F$2]-[.C82])" office:value-type="currency" office:value="293.873308133403">
            <text:p>$293.87</text:p>
          </table:table-cell>
          <table:table-cell table:style-name="ce16" table:formula="oooc:=IF([.B82]=0;0;IF(SUM([.B82]+[.C82]-[.D82])&gt;=[.$F$4];[.$F$4];[.B82]+[.C82]-[.D82]))" office:value-type="currency" office:value="200">
            <text:p>$200.00</text:p>
          </table:table-cell>
          <table:table-cell table:style-name="ce43" table:formula="oooc:=IF(([.B82]-[.D82]-[.E82])&lt;0;0;([.B82]-([.D82]+[.E82])))" office:value-type="currency" office:value="119397.521560708">
            <text:p>$119,397.5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2">
            <text:p>72</text:p>
          </table:table-cell>
          <table:table-cell table:style-name="ce16" table:formula="oooc:=IF([.F82]&lt;0;0;[.F82])" office:value-type="currency" office:value="119397.521560708">
            <text:p>$119,397.52</text:p>
          </table:table-cell>
          <table:table-cell table:style-name="ce16" table:formula="oooc:=[.$C$8]/12*[.B83]" office:value-type="currency" office:value="596.987607803538">
            <text:p>$596.99</text:p>
          </table:table-cell>
          <table:table-cell table:style-name="ce34" table:formula="oooc:=IF([.B83]&lt;=[.$F$2]+[.C83];[.B83]+[.C83];[.$F$2]-[.C83])" office:value-type="currency" office:value="296.34267467407">
            <text:p>$296.34</text:p>
          </table:table-cell>
          <table:table-cell table:style-name="ce16" table:formula="oooc:=IF([.B83]=0;0;IF(SUM([.B83]+[.C83]-[.D83])&gt;=[.$F$4];[.$F$4];[.B83]+[.C83]-[.D83]))" office:value-type="currency" office:value="200">
            <text:p>$200.00</text:p>
          </table:table-cell>
          <table:table-cell table:style-name="ce43" table:formula="oooc:=IF(([.B83]-[.D83]-[.E83])&lt;0;0;([.B83]-([.D83]+[.E83])))" office:value-type="currency" office:value="118901.178886033">
            <text:p>$118,901.1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3">
            <text:p>73</text:p>
          </table:table-cell>
          <table:table-cell table:style-name="ce16" table:formula="oooc:=IF([.F83]&lt;0;0;[.F83])" office:value-type="currency" office:value="118901.178886033">
            <text:p>$118,901.18</text:p>
          </table:table-cell>
          <table:table-cell table:style-name="ce16" table:formula="oooc:=[.$C$8]/12*[.B84]" office:value-type="currency" office:value="594.505894430167">
            <text:p>$594.51</text:p>
          </table:table-cell>
          <table:table-cell table:style-name="ce34" table:formula="oooc:=IF([.B84]&lt;=[.$F$2]+[.C84];[.B84]+[.C84];[.$F$2]-[.C84])" office:value-type="currency" office:value="298.824388047441">
            <text:p>$298.82</text:p>
          </table:table-cell>
          <table:table-cell table:style-name="ce16" table:formula="oooc:=IF([.B84]=0;0;IF(SUM([.B84]+[.C84]-[.D84])&gt;=[.$F$4];[.$F$4];[.B84]+[.C84]-[.D84]))" office:value-type="currency" office:value="200">
            <text:p>$200.00</text:p>
          </table:table-cell>
          <table:table-cell table:style-name="ce43" table:formula="oooc:=IF(([.B84]-[.D84]-[.E84])&lt;0;0;([.B84]-([.D84]+[.E84])))" office:value-type="currency" office:value="118402.354497986">
            <text:p>$118,402.3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4">
            <text:p>74</text:p>
          </table:table-cell>
          <table:table-cell table:style-name="ce16" table:formula="oooc:=IF([.F84]&lt;0;0;[.F84])" office:value-type="currency" office:value="118402.354497986">
            <text:p>$118,402.35</text:p>
          </table:table-cell>
          <table:table-cell table:style-name="ce16" table:formula="oooc:=[.$C$8]/12*[.B85]" office:value-type="currency" office:value="592.01177248993">
            <text:p>$592.01</text:p>
          </table:table-cell>
          <table:table-cell table:style-name="ce34" table:formula="oooc:=IF([.B85]&lt;=[.$F$2]+[.C85];[.B85]+[.C85];[.$F$2]-[.C85])" office:value-type="currency" office:value="301.318509987678">
            <text:p>$301.32</text:p>
          </table:table-cell>
          <table:table-cell table:style-name="ce16" table:formula="oooc:=IF([.B85]=0;0;IF(SUM([.B85]+[.C85]-[.D85])&gt;=[.$F$4];[.$F$4];[.B85]+[.C85]-[.D85]))" office:value-type="currency" office:value="200">
            <text:p>$200.00</text:p>
          </table:table-cell>
          <table:table-cell table:style-name="ce43" table:formula="oooc:=IF(([.B85]-[.D85]-[.E85])&lt;0;0;([.B85]-([.D85]+[.E85])))" office:value-type="currency" office:value="117901.035987998">
            <text:p>$117,901.0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5">
            <text:p>75</text:p>
          </table:table-cell>
          <table:table-cell table:style-name="ce16" table:formula="oooc:=IF([.F85]&lt;0;0;[.F85])" office:value-type="currency" office:value="117901.035987998">
            <text:p>$117,901.04</text:p>
          </table:table-cell>
          <table:table-cell table:style-name="ce16" table:formula="oooc:=[.$C$8]/12*[.B86]" office:value-type="currency" office:value="589.505179939992">
            <text:p>$589.51</text:p>
          </table:table-cell>
          <table:table-cell table:style-name="ce34" table:formula="oooc:=IF([.B86]&lt;=[.$F$2]+[.C86];[.B86]+[.C86];[.$F$2]-[.C86])" office:value-type="currency" office:value="303.825102537616">
            <text:p>$303.83</text:p>
          </table:table-cell>
          <table:table-cell table:style-name="ce16" table:formula="oooc:=IF([.B86]=0;0;IF(SUM([.B86]+[.C86]-[.D86])&gt;=[.$F$4];[.$F$4];[.B86]+[.C86]-[.D86]))" office:value-type="currency" office:value="200">
            <text:p>$200.00</text:p>
          </table:table-cell>
          <table:table-cell table:style-name="ce43" table:formula="oooc:=IF(([.B86]-[.D86]-[.E86])&lt;0;0;([.B86]-([.D86]+[.E86])))" office:value-type="currency" office:value="117397.210885461">
            <text:p>$117,397.2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6">
            <text:p>76</text:p>
          </table:table-cell>
          <table:table-cell table:style-name="ce16" table:formula="oooc:=IF([.F86]&lt;0;0;[.F86])" office:value-type="currency" office:value="117397.210885461">
            <text:p>$117,397.21</text:p>
          </table:table-cell>
          <table:table-cell table:style-name="ce16" table:formula="oooc:=[.$C$8]/12*[.B87]" office:value-type="currency" office:value="586.986054427304">
            <text:p>$586.99</text:p>
          </table:table-cell>
          <table:table-cell table:style-name="ce34" table:formula="oooc:=IF([.B87]&lt;=[.$F$2]+[.C87];[.B87]+[.C87];[.$F$2]-[.C87])" office:value-type="currency" office:value="306.344228050304">
            <text:p>$306.34</text:p>
          </table:table-cell>
          <table:table-cell table:style-name="ce16" table:formula="oooc:=IF([.B87]=0;0;IF(SUM([.B87]+[.C87]-[.D87])&gt;=[.$F$4];[.$F$4];[.B87]+[.C87]-[.D87]))" office:value-type="currency" office:value="200">
            <text:p>$200.00</text:p>
          </table:table-cell>
          <table:table-cell table:style-name="ce43" table:formula="oooc:=IF(([.B87]-[.D87]-[.E87])&lt;0;0;([.B87]-([.D87]+[.E87])))" office:value-type="currency" office:value="116890.86665741">
            <text:p>$116,890.8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7">
            <text:p>77</text:p>
          </table:table-cell>
          <table:table-cell table:style-name="ce16" table:formula="oooc:=IF([.F87]&lt;0;0;[.F87])" office:value-type="currency" office:value="116890.86665741">
            <text:p>$116,890.87</text:p>
          </table:table-cell>
          <table:table-cell table:style-name="ce16" table:formula="oooc:=[.$C$8]/12*[.B88]" office:value-type="currency" office:value="584.454333287052">
            <text:p>$584.45</text:p>
          </table:table-cell>
          <table:table-cell table:style-name="ce34" table:formula="oooc:=IF([.B88]&lt;=[.$F$2]+[.C88];[.B88]+[.C88];[.$F$2]-[.C88])" office:value-type="currency" office:value="308.875949190556">
            <text:p>$308.88</text:p>
          </table:table-cell>
          <table:table-cell table:style-name="ce16" table:formula="oooc:=IF([.B88]=0;0;IF(SUM([.B88]+[.C88]-[.D88])&gt;=[.$F$4];[.$F$4];[.B88]+[.C88]-[.D88]))" office:value-type="currency" office:value="200">
            <text:p>$200.00</text:p>
          </table:table-cell>
          <table:table-cell table:style-name="ce43" table:formula="oooc:=IF(([.B88]-[.D88]-[.E88])&lt;0;0;([.B88]-([.D88]+[.E88])))" office:value-type="currency" office:value="116381.99070822">
            <text:p>$116,381.9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8">
            <text:p>78</text:p>
          </table:table-cell>
          <table:table-cell table:style-name="ce16" table:formula="oooc:=IF([.F88]&lt;0;0;[.F88])" office:value-type="currency" office:value="116381.99070822">
            <text:p>$116,381.99</text:p>
          </table:table-cell>
          <table:table-cell table:style-name="ce16" table:formula="oooc:=[.$C$8]/12*[.B89]" office:value-type="currency" office:value="581.909953541099">
            <text:p>$581.91</text:p>
          </table:table-cell>
          <table:table-cell table:style-name="ce34" table:formula="oooc:=IF([.B89]&lt;=[.$F$2]+[.C89];[.B89]+[.C89];[.$F$2]-[.C89])" office:value-type="currency" office:value="311.420328936508">
            <text:p>$311.42</text:p>
          </table:table-cell>
          <table:table-cell table:style-name="ce16" table:formula="oooc:=IF([.B89]=0;0;IF(SUM([.B89]+[.C89]-[.D89])&gt;=[.$F$4];[.$F$4];[.B89]+[.C89]-[.D89]))" office:value-type="currency" office:value="200">
            <text:p>$200.00</text:p>
          </table:table-cell>
          <table:table-cell table:style-name="ce43" table:formula="oooc:=IF(([.B89]-[.D89]-[.E89])&lt;0;0;([.B89]-([.D89]+[.E89])))" office:value-type="currency" office:value="115870.570379283">
            <text:p>$115,870.5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9">
            <text:p>79</text:p>
          </table:table-cell>
          <table:table-cell table:style-name="ce16" table:formula="oooc:=IF([.F89]&lt;0;0;[.F89])" office:value-type="currency" office:value="115870.570379283">
            <text:p>$115,870.57</text:p>
          </table:table-cell>
          <table:table-cell table:style-name="ce16" table:formula="oooc:=[.$C$8]/12*[.B90]" office:value-type="currency" office:value="579.352851896417">
            <text:p>$579.35</text:p>
          </table:table-cell>
          <table:table-cell table:style-name="ce34" table:formula="oooc:=IF([.B90]&lt;=[.$F$2]+[.C90];[.B90]+[.C90];[.$F$2]-[.C90])" office:value-type="currency" office:value="313.977430581191">
            <text:p>$313.98</text:p>
          </table:table-cell>
          <table:table-cell table:style-name="ce16" table:formula="oooc:=IF([.B90]=0;0;IF(SUM([.B90]+[.C90]-[.D90])&gt;=[.$F$4];[.$F$4];[.B90]+[.C90]-[.D90]))" office:value-type="currency" office:value="200">
            <text:p>$200.00</text:p>
          </table:table-cell>
          <table:table-cell table:style-name="ce43" table:formula="oooc:=IF(([.B90]-[.D90]-[.E90])&lt;0;0;([.B90]-([.D90]+[.E90])))" office:value-type="currency" office:value="115356.592948702">
            <text:p>$115,356.5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0">
            <text:p>80</text:p>
          </table:table-cell>
          <table:table-cell table:style-name="ce16" table:formula="oooc:=IF([.F90]&lt;0;0;[.F90])" office:value-type="currency" office:value="115356.592948702">
            <text:p>$115,356.59</text:p>
          </table:table-cell>
          <table:table-cell table:style-name="ce16" table:formula="oooc:=[.$C$8]/12*[.B91]" office:value-type="currency" office:value="576.782964743511">
            <text:p>$576.78</text:p>
          </table:table-cell>
          <table:table-cell table:style-name="ce34" table:formula="oooc:=IF([.B91]&lt;=[.$F$2]+[.C91];[.B91]+[.C91];[.$F$2]-[.C91])" office:value-type="currency" office:value="316.547317734097">
            <text:p>$316.55</text:p>
          </table:table-cell>
          <table:table-cell table:style-name="ce16" table:formula="oooc:=IF([.B91]=0;0;IF(SUM([.B91]+[.C91]-[.D91])&gt;=[.$F$4];[.$F$4];[.B91]+[.C91]-[.D91]))" office:value-type="currency" office:value="200">
            <text:p>$200.00</text:p>
          </table:table-cell>
          <table:table-cell table:style-name="ce43" table:formula="oooc:=IF(([.B91]-[.D91]-[.E91])&lt;0;0;([.B91]-([.D91]+[.E91])))" office:value-type="currency" office:value="114840.045630968">
            <text:p>$114,840.0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1">
            <text:p>81</text:p>
          </table:table-cell>
          <table:table-cell table:style-name="ce16" table:formula="oooc:=IF([.F91]&lt;0;0;[.F91])" office:value-type="currency" office:value="114840.045630968">
            <text:p>$114,840.05</text:p>
          </table:table-cell>
          <table:table-cell table:style-name="ce16" table:formula="oooc:=[.$C$8]/12*[.B92]" office:value-type="currency" office:value="574.200228154841">
            <text:p>$574.20</text:p>
          </table:table-cell>
          <table:table-cell table:style-name="ce34" table:formula="oooc:=IF([.B92]&lt;=[.$F$2]+[.C92];[.B92]+[.C92];[.$F$2]-[.C92])" office:value-type="currency" office:value="319.130054322767">
            <text:p>$319.13</text:p>
          </table:table-cell>
          <table:table-cell table:style-name="ce16" table:formula="oooc:=IF([.B92]=0;0;IF(SUM([.B92]+[.C92]-[.D92])&gt;=[.$F$4];[.$F$4];[.B92]+[.C92]-[.D92]))" office:value-type="currency" office:value="200">
            <text:p>$200.00</text:p>
          </table:table-cell>
          <table:table-cell table:style-name="ce43" table:formula="oooc:=IF(([.B92]-[.D92]-[.E92])&lt;0;0;([.B92]-([.D92]+[.E92])))" office:value-type="currency" office:value="114320.915576645">
            <text:p>$114,320.9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2">
            <text:p>82</text:p>
          </table:table-cell>
          <table:table-cell table:style-name="ce16" table:formula="oooc:=IF([.F92]&lt;0;0;[.F92])" office:value-type="currency" office:value="114320.915576645">
            <text:p>$114,320.92</text:p>
          </table:table-cell>
          <table:table-cell table:style-name="ce16" table:formula="oooc:=[.$C$8]/12*[.B93]" office:value-type="currency" office:value="571.604577883227">
            <text:p>$571.60</text:p>
          </table:table-cell>
          <table:table-cell table:style-name="ce34" table:formula="oooc:=IF([.B93]&lt;=[.$F$2]+[.C93];[.B93]+[.C93];[.$F$2]-[.C93])" office:value-type="currency" office:value="321.725704594381">
            <text:p>$321.73</text:p>
          </table:table-cell>
          <table:table-cell table:style-name="ce16" table:formula="oooc:=IF([.B93]=0;0;IF(SUM([.B93]+[.C93]-[.D93])&gt;=[.$F$4];[.$F$4];[.B93]+[.C93]-[.D93]))" office:value-type="currency" office:value="200">
            <text:p>$200.00</text:p>
          </table:table-cell>
          <table:table-cell table:style-name="ce43" table:formula="oooc:=IF(([.B93]-[.D93]-[.E93])&lt;0;0;([.B93]-([.D93]+[.E93])))" office:value-type="currency" office:value="113799.189872051">
            <text:p>$113,799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3">
            <text:p>83</text:p>
          </table:table-cell>
          <table:table-cell table:style-name="ce16" table:formula="oooc:=IF([.F93]&lt;0;0;[.F93])" office:value-type="currency" office:value="113799.189872051">
            <text:p>$113,799.19</text:p>
          </table:table-cell>
          <table:table-cell table:style-name="ce16" table:formula="oooc:=[.$C$8]/12*[.B94]" office:value-type="currency" office:value="568.995949360255">
            <text:p>$569.00</text:p>
          </table:table-cell>
          <table:table-cell table:style-name="ce34" table:formula="oooc:=IF([.B94]&lt;=[.$F$2]+[.C94];[.B94]+[.C94];[.$F$2]-[.C94])" office:value-type="currency" office:value="324.334333117353">
            <text:p>$324.33</text:p>
          </table:table-cell>
          <table:table-cell table:style-name="ce16" table:formula="oooc:=IF([.B94]=0;0;IF(SUM([.B94]+[.C94]-[.D94])&gt;=[.$F$4];[.$F$4];[.B94]+[.C94]-[.D94]))" office:value-type="currency" office:value="200">
            <text:p>$200.00</text:p>
          </table:table-cell>
          <table:table-cell table:style-name="ce43" table:formula="oooc:=IF(([.B94]-[.D94]-[.E94])&lt;0;0;([.B94]-([.D94]+[.E94])))" office:value-type="currency" office:value="113274.855538934">
            <text:p>$113,274.8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4">
            <text:p>84</text:p>
          </table:table-cell>
          <table:table-cell table:style-name="ce16" table:formula="oooc:=IF([.F94]&lt;0;0;[.F94])" office:value-type="currency" office:value="113274.855538934">
            <text:p>$113,274.86</text:p>
          </table:table-cell>
          <table:table-cell table:style-name="ce16" table:formula="oooc:=[.$C$8]/12*[.B95]" office:value-type="currency" office:value="566.374277694668">
            <text:p>$566.37</text:p>
          </table:table-cell>
          <table:table-cell table:style-name="ce34" table:formula="oooc:=IF([.B95]&lt;=[.$F$2]+[.C95];[.B95]+[.C95];[.$F$2]-[.C95])" office:value-type="currency" office:value="326.95600478294">
            <text:p>$326.96</text:p>
          </table:table-cell>
          <table:table-cell table:style-name="ce16" table:formula="oooc:=IF([.B95]=0;0;IF(SUM([.B95]+[.C95]-[.D95])&gt;=[.$F$4];[.$F$4];[.B95]+[.C95]-[.D95]))" office:value-type="currency" office:value="200">
            <text:p>$200.00</text:p>
          </table:table-cell>
          <table:table-cell table:style-name="ce43" table:formula="oooc:=IF(([.B95]-[.D95]-[.E95])&lt;0;0;([.B95]-([.D95]+[.E95])))" office:value-type="currency" office:value="112747.899534151">
            <text:p>$112,747.9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5">
            <text:p>85</text:p>
          </table:table-cell>
          <table:table-cell table:style-name="ce16" table:formula="oooc:=IF([.F95]&lt;0;0;[.F95])" office:value-type="currency" office:value="112747.899534151">
            <text:p>$112,747.90</text:p>
          </table:table-cell>
          <table:table-cell table:style-name="ce16" table:formula="oooc:=[.$C$8]/12*[.B96]" office:value-type="currency" office:value="563.739497670753">
            <text:p>$563.74</text:p>
          </table:table-cell>
          <table:table-cell table:style-name="ce34" table:formula="oooc:=IF([.B96]&lt;=[.$F$2]+[.C96];[.B96]+[.C96];[.$F$2]-[.C96])" office:value-type="currency" office:value="329.590784806855">
            <text:p>$329.59</text:p>
          </table:table-cell>
          <table:table-cell table:style-name="ce16" table:formula="oooc:=IF([.B96]=0;0;IF(SUM([.B96]+[.C96]-[.D96])&gt;=[.$F$4];[.$F$4];[.B96]+[.C96]-[.D96]))" office:value-type="currency" office:value="200">
            <text:p>$200.00</text:p>
          </table:table-cell>
          <table:table-cell table:style-name="ce43" table:formula="oooc:=IF(([.B96]-[.D96]-[.E96])&lt;0;0;([.B96]-([.D96]+[.E96])))" office:value-type="currency" office:value="112218.308749344">
            <text:p>$112,218.3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6">
            <text:p>86</text:p>
          </table:table-cell>
          <table:table-cell table:style-name="ce16" table:formula="oooc:=IF([.F96]&lt;0;0;[.F96])" office:value-type="currency" office:value="112218.308749344">
            <text:p>$112,218.31</text:p>
          </table:table-cell>
          <table:table-cell table:style-name="ce16" table:formula="oooc:=[.$C$8]/12*[.B97]" office:value-type="currency" office:value="561.091543746719">
            <text:p>$561.09</text:p>
          </table:table-cell>
          <table:table-cell table:style-name="ce34" table:formula="oooc:=IF([.B97]&lt;=[.$F$2]+[.C97];[.B97]+[.C97];[.$F$2]-[.C97])" office:value-type="currency" office:value="332.238738730889">
            <text:p>$332.24</text:p>
          </table:table-cell>
          <table:table-cell table:style-name="ce16" table:formula="oooc:=IF([.B97]=0;0;IF(SUM([.B97]+[.C97]-[.D97])&gt;=[.$F$4];[.$F$4];[.B97]+[.C97]-[.D97]))" office:value-type="currency" office:value="200">
            <text:p>$200.00</text:p>
          </table:table-cell>
          <table:table-cell table:style-name="ce43" table:formula="oooc:=IF(([.B97]-[.D97]-[.E97])&lt;0;0;([.B97]-([.D97]+[.E97])))" office:value-type="currency" office:value="111686.070010613">
            <text:p>$111,686.0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7">
            <text:p>87</text:p>
          </table:table-cell>
          <table:table-cell table:style-name="ce16" table:formula="oooc:=IF([.F97]&lt;0;0;[.F97])" office:value-type="currency" office:value="111686.070010613">
            <text:p>$111,686.07</text:p>
          </table:table-cell>
          <table:table-cell table:style-name="ce16" table:formula="oooc:=[.$C$8]/12*[.B98]" office:value-type="currency" office:value="558.430350053065">
            <text:p>$558.43</text:p>
          </table:table-cell>
          <table:table-cell table:style-name="ce34" table:formula="oooc:=IF([.B98]&lt;=[.$F$2]+[.C98];[.B98]+[.C98];[.$F$2]-[.C98])" office:value-type="currency" office:value="334.899932424543">
            <text:p>$334.90</text:p>
          </table:table-cell>
          <table:table-cell table:style-name="ce16" table:formula="oooc:=IF([.B98]=0;0;IF(SUM([.B98]+[.C98]-[.D98])&gt;=[.$F$4];[.$F$4];[.B98]+[.C98]-[.D98]))" office:value-type="currency" office:value="200">
            <text:p>$200.00</text:p>
          </table:table-cell>
          <table:table-cell table:style-name="ce43" table:formula="oooc:=IF(([.B98]-[.D98]-[.E98])&lt;0;0;([.B98]-([.D98]+[.E98])))" office:value-type="currency" office:value="111151.170078188">
            <text:p>$111,151.1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8">
            <text:p>88</text:p>
          </table:table-cell>
          <table:table-cell table:style-name="ce16" table:formula="oooc:=IF([.F98]&lt;0;0;[.F98])" office:value-type="currency" office:value="111151.170078188">
            <text:p>$111,151.17</text:p>
          </table:table-cell>
          <table:table-cell table:style-name="ce16" table:formula="oooc:=[.$C$8]/12*[.B99]" office:value-type="currency" office:value="555.755850390942">
            <text:p>$555.76</text:p>
          </table:table-cell>
          <table:table-cell table:style-name="ce34" table:formula="oooc:=IF([.B99]&lt;=[.$F$2]+[.C99];[.B99]+[.C99];[.$F$2]-[.C99])" office:value-type="currency" office:value="337.574432086666">
            <text:p>$337.57</text:p>
          </table:table-cell>
          <table:table-cell table:style-name="ce16" table:formula="oooc:=IF([.B99]=0;0;IF(SUM([.B99]+[.C99]-[.D99])&gt;=[.$F$4];[.$F$4];[.B99]+[.C99]-[.D99]))" office:value-type="currency" office:value="200">
            <text:p>$200.00</text:p>
          </table:table-cell>
          <table:table-cell table:style-name="ce43" table:formula="oooc:=IF(([.B99]-[.D99]-[.E99])&lt;0;0;([.B99]-([.D99]+[.E99])))" office:value-type="currency" office:value="110613.595646102">
            <text:p>$110,613.6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9">
            <text:p>89</text:p>
          </table:table-cell>
          <table:table-cell table:style-name="ce16" table:formula="oooc:=IF([.F99]&lt;0;0;[.F99])" office:value-type="currency" office:value="110613.595646102">
            <text:p>$110,613.60</text:p>
          </table:table-cell>
          <table:table-cell table:style-name="ce16" table:formula="oooc:=[.$C$8]/12*[.B100]" office:value-type="currency" office:value="553.067978230509">
            <text:p>$553.07</text:p>
          </table:table-cell>
          <table:table-cell table:style-name="ce34" table:formula="oooc:=IF([.B100]&lt;=[.$F$2]+[.C100];[.B100]+[.C100];[.$F$2]-[.C100])" office:value-type="currency" office:value="340.262304247099">
            <text:p>$340.26</text:p>
          </table:table-cell>
          <table:table-cell table:style-name="ce16" table:formula="oooc:=IF([.B100]=0;0;IF(SUM([.B100]+[.C100]-[.D100])&gt;=[.$F$4];[.$F$4];[.B100]+[.C100]-[.D100]))" office:value-type="currency" office:value="200">
            <text:p>$200.00</text:p>
          </table:table-cell>
          <table:table-cell table:style-name="ce43" table:formula="oooc:=IF(([.B100]-[.D100]-[.E100])&lt;0;0;([.B100]-([.D100]+[.E100])))" office:value-type="currency" office:value="110073.333341855">
            <text:p>$110,073.3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0">
            <text:p>90</text:p>
          </table:table-cell>
          <table:table-cell table:style-name="ce16" table:formula="oooc:=IF([.F100]&lt;0;0;[.F100])" office:value-type="currency" office:value="110073.333341855">
            <text:p>$110,073.33</text:p>
          </table:table-cell>
          <table:table-cell table:style-name="ce16" table:formula="oooc:=[.$C$8]/12*[.B101]" office:value-type="currency" office:value="550.366666709273">
            <text:p>$550.37</text:p>
          </table:table-cell>
          <table:table-cell table:style-name="ce34" table:formula="oooc:=IF([.B101]&lt;=[.$F$2]+[.C101];[.B101]+[.C101];[.$F$2]-[.C101])" office:value-type="currency" office:value="342.963615768335">
            <text:p>$342.96</text:p>
          </table:table-cell>
          <table:table-cell table:style-name="ce16" table:formula="oooc:=IF([.B101]=0;0;IF(SUM([.B101]+[.C101]-[.D101])&gt;=[.$F$4];[.$F$4];[.B101]+[.C101]-[.D101]))" office:value-type="currency" office:value="200">
            <text:p>$200.00</text:p>
          </table:table-cell>
          <table:table-cell table:style-name="ce43" table:formula="oooc:=IF(([.B101]-[.D101]-[.E101])&lt;0;0;([.B101]-([.D101]+[.E101])))" office:value-type="currency" office:value="109530.369726086">
            <text:p>$109,530.3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1">
            <text:p>91</text:p>
          </table:table-cell>
          <table:table-cell table:style-name="ce16" table:formula="oooc:=IF([.F101]&lt;0;0;[.F101])" office:value-type="currency" office:value="109530.369726086">
            <text:p>$109,530.37</text:p>
          </table:table-cell>
          <table:table-cell table:style-name="ce16" table:formula="oooc:=[.$C$8]/12*[.B102]" office:value-type="currency" office:value="547.651848630431">
            <text:p>$547.65</text:p>
          </table:table-cell>
          <table:table-cell table:style-name="ce34" table:formula="oooc:=IF([.B102]&lt;=[.$F$2]+[.C102];[.B102]+[.C102];[.$F$2]-[.C102])" office:value-type="currency" office:value="345.678433847177">
            <text:p>$345.68</text:p>
          </table:table-cell>
          <table:table-cell table:style-name="ce16" table:formula="oooc:=IF([.B102]=0;0;IF(SUM([.B102]+[.C102]-[.D102])&gt;=[.$F$4];[.$F$4];[.B102]+[.C102]-[.D102]))" office:value-type="currency" office:value="200">
            <text:p>$200.00</text:p>
          </table:table-cell>
          <table:table-cell table:style-name="ce43" table:formula="oooc:=IF(([.B102]-[.D102]-[.E102])&lt;0;0;([.B102]-([.D102]+[.E102])))" office:value-type="currency" office:value="108984.691292239">
            <text:p>$108,984.6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2">
            <text:p>92</text:p>
          </table:table-cell>
          <table:table-cell table:style-name="ce16" table:formula="oooc:=IF([.F102]&lt;0;0;[.F102])" office:value-type="currency" office:value="108984.691292239">
            <text:p>$108,984.69</text:p>
          </table:table-cell>
          <table:table-cell table:style-name="ce16" table:formula="oooc:=[.$C$8]/12*[.B103]" office:value-type="currency" office:value="544.923456461195">
            <text:p>$544.92</text:p>
          </table:table-cell>
          <table:table-cell table:style-name="ce34" table:formula="oooc:=IF([.B103]&lt;=[.$F$2]+[.C103];[.B103]+[.C103];[.$F$2]-[.C103])" office:value-type="currency" office:value="348.406826016412">
            <text:p>$348.41</text:p>
          </table:table-cell>
          <table:table-cell table:style-name="ce16" table:formula="oooc:=IF([.B103]=0;0;IF(SUM([.B103]+[.C103]-[.D103])&gt;=[.$F$4];[.$F$4];[.B103]+[.C103]-[.D103]))" office:value-type="currency" office:value="200">
            <text:p>$200.00</text:p>
          </table:table-cell>
          <table:table-cell table:style-name="ce43" table:formula="oooc:=IF(([.B103]-[.D103]-[.E103])&lt;0;0;([.B103]-([.D103]+[.E103])))" office:value-type="currency" office:value="108436.284466223">
            <text:p>$108,436.2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3">
            <text:p>93</text:p>
          </table:table-cell>
          <table:table-cell table:style-name="ce16" table:formula="oooc:=IF([.F103]&lt;0;0;[.F103])" office:value-type="currency" office:value="108436.284466223">
            <text:p>$108,436.28</text:p>
          </table:table-cell>
          <table:table-cell table:style-name="ce16" table:formula="oooc:=[.$C$8]/12*[.B104]" office:value-type="currency" office:value="542.181422331113">
            <text:p>$542.18</text:p>
          </table:table-cell>
          <table:table-cell table:style-name="ce34" table:formula="oooc:=IF([.B104]&lt;=[.$F$2]+[.C104];[.B104]+[.C104];[.$F$2]-[.C104])" office:value-type="currency" office:value="351.148860146494">
            <text:p>$351.15</text:p>
          </table:table-cell>
          <table:table-cell table:style-name="ce16" table:formula="oooc:=IF([.B104]=0;0;IF(SUM([.B104]+[.C104]-[.D104])&gt;=[.$F$4];[.$F$4];[.B104]+[.C104]-[.D104]))" office:value-type="currency" office:value="200">
            <text:p>$200.00</text:p>
          </table:table-cell>
          <table:table-cell table:style-name="ce43" table:formula="oooc:=IF(([.B104]-[.D104]-[.E104])&lt;0;0;([.B104]-([.D104]+[.E104])))" office:value-type="currency" office:value="107885.135606076">
            <text:p>$107,885.1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4">
            <text:p>94</text:p>
          </table:table-cell>
          <table:table-cell table:style-name="ce16" table:formula="oooc:=IF([.F104]&lt;0;0;[.F104])" office:value-type="currency" office:value="107885.135606076">
            <text:p>$107,885.14</text:p>
          </table:table-cell>
          <table:table-cell table:style-name="ce16" table:formula="oooc:=[.$C$8]/12*[.B105]" office:value-type="currency" office:value="539.425678030381">
            <text:p>$539.43</text:p>
          </table:table-cell>
          <table:table-cell table:style-name="ce34" table:formula="oooc:=IF([.B105]&lt;=[.$F$2]+[.C105];[.B105]+[.C105];[.$F$2]-[.C105])" office:value-type="currency" office:value="353.904604447227">
            <text:p>$353.90</text:p>
          </table:table-cell>
          <table:table-cell table:style-name="ce16" table:formula="oooc:=IF([.B105]=0;0;IF(SUM([.B105]+[.C105]-[.D105])&gt;=[.$F$4];[.$F$4];[.B105]+[.C105]-[.D105]))" office:value-type="currency" office:value="200">
            <text:p>$200.00</text:p>
          </table:table-cell>
          <table:table-cell table:style-name="ce43" table:formula="oooc:=IF(([.B105]-[.D105]-[.E105])&lt;0;0;([.B105]-([.D105]+[.E105])))" office:value-type="currency" office:value="107331.231001629">
            <text:p>$107,331.2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5">
            <text:p>95</text:p>
          </table:table-cell>
          <table:table-cell table:style-name="ce16" table:formula="oooc:=IF([.F105]&lt;0;0;[.F105])" office:value-type="currency" office:value="107331.231001629">
            <text:p>$107,331.23</text:p>
          </table:table-cell>
          <table:table-cell table:style-name="ce16" table:formula="oooc:=[.$C$8]/12*[.B106]" office:value-type="currency" office:value="536.656155008145">
            <text:p>$536.66</text:p>
          </table:table-cell>
          <table:table-cell table:style-name="ce34" table:formula="oooc:=IF([.B106]&lt;=[.$F$2]+[.C106];[.B106]+[.C106];[.$F$2]-[.C106])" office:value-type="currency" office:value="356.674127469463">
            <text:p>$356.67</text:p>
          </table:table-cell>
          <table:table-cell table:style-name="ce16" table:formula="oooc:=IF([.B106]=0;0;IF(SUM([.B106]+[.C106]-[.D106])&gt;=[.$F$4];[.$F$4];[.B106]+[.C106]-[.D106]))" office:value-type="currency" office:value="200">
            <text:p>$200.00</text:p>
          </table:table-cell>
          <table:table-cell table:style-name="ce43" table:formula="oooc:=IF(([.B106]-[.D106]-[.E106])&lt;0;0;([.B106]-([.D106]+[.E106])))" office:value-type="currency" office:value="106774.556874159">
            <text:p>$106,774.5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6">
            <text:p>96</text:p>
          </table:table-cell>
          <table:table-cell table:style-name="ce16" table:formula="oooc:=IF([.F106]&lt;0;0;[.F106])" office:value-type="currency" office:value="106774.556874159">
            <text:p>$106,774.56</text:p>
          </table:table-cell>
          <table:table-cell table:style-name="ce16" table:formula="oooc:=[.$C$8]/12*[.B107]" office:value-type="currency" office:value="533.872784370798">
            <text:p>$533.87</text:p>
          </table:table-cell>
          <table:table-cell table:style-name="ce34" table:formula="oooc:=IF([.B107]&lt;=[.$F$2]+[.C107];[.B107]+[.C107];[.$F$2]-[.C107])" office:value-type="currency" office:value="359.45749810681">
            <text:p>$359.46</text:p>
          </table:table-cell>
          <table:table-cell table:style-name="ce16" table:formula="oooc:=IF([.B107]=0;0;IF(SUM([.B107]+[.C107]-[.D107])&gt;=[.$F$4];[.$F$4];[.B107]+[.C107]-[.D107]))" office:value-type="currency" office:value="200">
            <text:p>$200.00</text:p>
          </table:table-cell>
          <table:table-cell table:style-name="ce43" table:formula="oooc:=IF(([.B107]-[.D107]-[.E107])&lt;0;0;([.B107]-([.D107]+[.E107])))" office:value-type="currency" office:value="106215.099376053">
            <text:p>$106,215.1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7">
            <text:p>97</text:p>
          </table:table-cell>
          <table:table-cell table:style-name="ce16" table:formula="oooc:=IF([.F107]&lt;0;0;[.F107])" office:value-type="currency" office:value="106215.099376053">
            <text:p>$106,215.10</text:p>
          </table:table-cell>
          <table:table-cell table:style-name="ce16" table:formula="oooc:=[.$C$8]/12*[.B108]" office:value-type="currency" office:value="531.075496880263">
            <text:p>$531.08</text:p>
          </table:table-cell>
          <table:table-cell table:style-name="ce34" table:formula="oooc:=IF([.B108]&lt;=[.$F$2]+[.C108];[.B108]+[.C108];[.$F$2]-[.C108])" office:value-type="currency" office:value="362.254785597344">
            <text:p>$362.25</text:p>
          </table:table-cell>
          <table:table-cell table:style-name="ce16" table:formula="oooc:=IF([.B108]=0;0;IF(SUM([.B108]+[.C108]-[.D108])&gt;=[.$F$4];[.$F$4];[.B108]+[.C108]-[.D108]))" office:value-type="currency" office:value="200">
            <text:p>$200.00</text:p>
          </table:table-cell>
          <table:table-cell table:style-name="ce43" table:formula="oooc:=IF(([.B108]-[.D108]-[.E108])&lt;0;0;([.B108]-([.D108]+[.E108])))" office:value-type="currency" office:value="105652.844590455">
            <text:p>$105,652.8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8">
            <text:p>98</text:p>
          </table:table-cell>
          <table:table-cell table:style-name="ce16" table:formula="oooc:=IF([.F108]&lt;0;0;[.F108])" office:value-type="currency" office:value="105652.844590455">
            <text:p>$105,652.84</text:p>
          </table:table-cell>
          <table:table-cell table:style-name="ce16" table:formula="oooc:=[.$C$8]/12*[.B109]" office:value-type="currency" office:value="528.264222952277">
            <text:p>$528.26</text:p>
          </table:table-cell>
          <table:table-cell table:style-name="ce34" table:formula="oooc:=IF([.B109]&lt;=[.$F$2]+[.C109];[.B109]+[.C109];[.$F$2]-[.C109])" office:value-type="currency" office:value="365.066059525331">
            <text:p>$365.07</text:p>
          </table:table-cell>
          <table:table-cell table:style-name="ce16" table:formula="oooc:=IF([.B109]=0;0;IF(SUM([.B109]+[.C109]-[.D109])&gt;=[.$F$4];[.$F$4];[.B109]+[.C109]-[.D109]))" office:value-type="currency" office:value="200">
            <text:p>$200.00</text:p>
          </table:table-cell>
          <table:table-cell table:style-name="ce43" table:formula="oooc:=IF(([.B109]-[.D109]-[.E109])&lt;0;0;([.B109]-([.D109]+[.E109])))" office:value-type="currency" office:value="105087.77853093">
            <text:p>$105,087.7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9">
            <text:p>99</text:p>
          </table:table-cell>
          <table:table-cell table:style-name="ce16" table:formula="oooc:=IF([.F109]&lt;0;0;[.F109])" office:value-type="currency" office:value="105087.77853093">
            <text:p>$105,087.78</text:p>
          </table:table-cell>
          <table:table-cell table:style-name="ce16" table:formula="oooc:=[.$C$8]/12*[.B110]" office:value-type="currency" office:value="525.43889265465">
            <text:p>$525.44</text:p>
          </table:table-cell>
          <table:table-cell table:style-name="ce34" table:formula="oooc:=IF([.B110]&lt;=[.$F$2]+[.C110];[.B110]+[.C110];[.$F$2]-[.C110])" office:value-type="currency" office:value="367.891389822958">
            <text:p>$367.89</text:p>
          </table:table-cell>
          <table:table-cell table:style-name="ce16" table:formula="oooc:=IF([.B110]=0;0;IF(SUM([.B110]+[.C110]-[.D110])&gt;=[.$F$4];[.$F$4];[.B110]+[.C110]-[.D110]))" office:value-type="currency" office:value="200">
            <text:p>$200.00</text:p>
          </table:table-cell>
          <table:table-cell table:style-name="ce43" table:formula="oooc:=IF(([.B110]-[.D110]-[.E110])&lt;0;0;([.B110]-([.D110]+[.E110])))" office:value-type="currency" office:value="104519.887141107">
            <text:p>$104,519.8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0">
            <text:p>100</text:p>
          </table:table-cell>
          <table:table-cell table:style-name="ce16" table:formula="oooc:=IF([.F110]&lt;0;0;[.F110])" office:value-type="currency" office:value="104519.887141107">
            <text:p>$104,519.89</text:p>
          </table:table-cell>
          <table:table-cell table:style-name="ce16" table:formula="oooc:=[.$C$8]/12*[.B111]" office:value-type="currency" office:value="522.599435705535">
            <text:p>$522.60</text:p>
          </table:table-cell>
          <table:table-cell table:style-name="ce34" table:formula="oooc:=IF([.B111]&lt;=[.$F$2]+[.C111];[.B111]+[.C111];[.$F$2]-[.C111])" office:value-type="currency" office:value="370.730846772073">
            <text:p>$370.73</text:p>
          </table:table-cell>
          <table:table-cell table:style-name="ce16" table:formula="oooc:=IF([.B111]=0;0;IF(SUM([.B111]+[.C111]-[.D111])&gt;=[.$F$4];[.$F$4];[.B111]+[.C111]-[.D111]))" office:value-type="currency" office:value="200">
            <text:p>$200.00</text:p>
          </table:table-cell>
          <table:table-cell table:style-name="ce43" table:formula="oooc:=IF(([.B111]-[.D111]-[.E111])&lt;0;0;([.B111]-([.D111]+[.E111])))" office:value-type="currency" office:value="103949.156294335">
            <text:p>$103,949.1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1">
            <text:p>101</text:p>
          </table:table-cell>
          <table:table-cell table:style-name="ce16" table:formula="oooc:=IF([.F111]&lt;0;0;[.F111])" office:value-type="currency" office:value="103949.156294335">
            <text:p>$103,949.16</text:p>
          </table:table-cell>
          <table:table-cell table:style-name="ce16" table:formula="oooc:=[.$C$8]/12*[.B112]" office:value-type="currency" office:value="519.745781471675">
            <text:p>$519.75</text:p>
          </table:table-cell>
          <table:table-cell table:style-name="ce34" table:formula="oooc:=IF([.B112]&lt;=[.$F$2]+[.C112];[.B112]+[.C112];[.$F$2]-[.C112])" office:value-type="currency" office:value="373.584501005933">
            <text:p>$373.58</text:p>
          </table:table-cell>
          <table:table-cell table:style-name="ce16" table:formula="oooc:=IF([.B112]=0;0;IF(SUM([.B112]+[.C112]-[.D112])&gt;=[.$F$4];[.$F$4];[.B112]+[.C112]-[.D112]))" office:value-type="currency" office:value="200">
            <text:p>$200.00</text:p>
          </table:table-cell>
          <table:table-cell table:style-name="ce43" table:formula="oooc:=IF(([.B112]-[.D112]-[.E112])&lt;0;0;([.B112]-([.D112]+[.E112])))" office:value-type="currency" office:value="103375.571793329">
            <text:p>$103,375.5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2">
            <text:p>102</text:p>
          </table:table-cell>
          <table:table-cell table:style-name="ce16" table:formula="oooc:=IF([.F112]&lt;0;0;[.F112])" office:value-type="currency" office:value="103375.571793329">
            <text:p>$103,375.57</text:p>
          </table:table-cell>
          <table:table-cell table:style-name="ce16" table:formula="oooc:=[.$C$8]/12*[.B113]" office:value-type="currency" office:value="516.877858966645">
            <text:p>$516.88</text:p>
          </table:table-cell>
          <table:table-cell table:style-name="ce34" table:formula="oooc:=IF([.B113]&lt;=[.$F$2]+[.C113];[.B113]+[.C113];[.$F$2]-[.C113])" office:value-type="currency" office:value="376.452423510963">
            <text:p>$376.45</text:p>
          </table:table-cell>
          <table:table-cell table:style-name="ce16" table:formula="oooc:=IF([.B113]=0;0;IF(SUM([.B113]+[.C113]-[.D113])&gt;=[.$F$4];[.$F$4];[.B113]+[.C113]-[.D113]))" office:value-type="currency" office:value="200">
            <text:p>$200.00</text:p>
          </table:table-cell>
          <table:table-cell table:style-name="ce43" table:formula="oooc:=IF(([.B113]-[.D113]-[.E113])&lt;0;0;([.B113]-([.D113]+[.E113])))" office:value-type="currency" office:value="102799.119369818">
            <text:p>$102,799.1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3">
            <text:p>103</text:p>
          </table:table-cell>
          <table:table-cell table:style-name="ce16" table:formula="oooc:=IF([.F113]&lt;0;0;[.F113])" office:value-type="currency" office:value="102799.119369818">
            <text:p>$102,799.12</text:p>
          </table:table-cell>
          <table:table-cell table:style-name="ce16" table:formula="oooc:=[.$C$8]/12*[.B114]" office:value-type="currency" office:value="513.995596849091">
            <text:p>$514.00</text:p>
          </table:table-cell>
          <table:table-cell table:style-name="ce34" table:formula="oooc:=IF([.B114]&lt;=[.$F$2]+[.C114];[.B114]+[.C114];[.$F$2]-[.C114])" office:value-type="currency" office:value="379.334685628517">
            <text:p>$379.33</text:p>
          </table:table-cell>
          <table:table-cell table:style-name="ce16" table:formula="oooc:=IF([.B114]=0;0;IF(SUM([.B114]+[.C114]-[.D114])&gt;=[.$F$4];[.$F$4];[.B114]+[.C114]-[.D114]))" office:value-type="currency" office:value="200">
            <text:p>$200.00</text:p>
          </table:table-cell>
          <table:table-cell table:style-name="ce43" table:formula="oooc:=IF(([.B114]-[.D114]-[.E114])&lt;0;0;([.B114]-([.D114]+[.E114])))" office:value-type="currency" office:value="102219.78468419">
            <text:p>$102,219.7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4">
            <text:p>104</text:p>
          </table:table-cell>
          <table:table-cell table:style-name="ce16" table:formula="oooc:=IF([.F114]&lt;0;0;[.F114])" office:value-type="currency" office:value="102219.78468419">
            <text:p>$102,219.78</text:p>
          </table:table-cell>
          <table:table-cell table:style-name="ce16" table:formula="oooc:=[.$C$8]/12*[.B115]" office:value-type="currency" office:value="511.098923420948">
            <text:p>$511.10</text:p>
          </table:table-cell>
          <table:table-cell table:style-name="ce34" table:formula="oooc:=IF([.B115]&lt;=[.$F$2]+[.C115];[.B115]+[.C115];[.$F$2]-[.C115])" office:value-type="currency" office:value="382.23135905666">
            <text:p>$382.23</text:p>
          </table:table-cell>
          <table:table-cell table:style-name="ce16" table:formula="oooc:=IF([.B115]=0;0;IF(SUM([.B115]+[.C115]-[.D115])&gt;=[.$F$4];[.$F$4];[.B115]+[.C115]-[.D115]))" office:value-type="currency" office:value="200">
            <text:p>$200.00</text:p>
          </table:table-cell>
          <table:table-cell table:style-name="ce43" table:formula="oooc:=IF(([.B115]-[.D115]-[.E115])&lt;0;0;([.B115]-([.D115]+[.E115])))" office:value-type="currency" office:value="101637.553325133">
            <text:p>$101,637.5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5">
            <text:p>105</text:p>
          </table:table-cell>
          <table:table-cell table:style-name="ce16" table:formula="oooc:=IF([.F115]&lt;0;0;[.F115])" office:value-type="currency" office:value="101637.553325133">
            <text:p>$101,637.55</text:p>
          </table:table-cell>
          <table:table-cell table:style-name="ce16" table:formula="oooc:=[.$C$8]/12*[.B116]" office:value-type="currency" office:value="508.187766625665">
            <text:p>$508.19</text:p>
          </table:table-cell>
          <table:table-cell table:style-name="ce34" table:formula="oooc:=IF([.B116]&lt;=[.$F$2]+[.C116];[.B116]+[.C116];[.$F$2]-[.C116])" office:value-type="currency" office:value="385.142515851943">
            <text:p>$385.14</text:p>
          </table:table-cell>
          <table:table-cell table:style-name="ce16" table:formula="oooc:=IF([.B116]=0;0;IF(SUM([.B116]+[.C116]-[.D116])&gt;=[.$F$4];[.$F$4];[.B116]+[.C116]-[.D116]))" office:value-type="currency" office:value="200">
            <text:p>$200.00</text:p>
          </table:table-cell>
          <table:table-cell table:style-name="ce43" table:formula="oooc:=IF(([.B116]-[.D116]-[.E116])&lt;0;0;([.B116]-([.D116]+[.E116])))" office:value-type="currency" office:value="101052.410809281">
            <text:p>$101,052.4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6">
            <text:p>106</text:p>
          </table:table-cell>
          <table:table-cell table:style-name="ce16" table:formula="oooc:=IF([.F116]&lt;0;0;[.F116])" office:value-type="currency" office:value="101052.410809281">
            <text:p>$101,052.41</text:p>
          </table:table-cell>
          <table:table-cell table:style-name="ce16" table:formula="oooc:=[.$C$8]/12*[.B117]" office:value-type="currency" office:value="505.262054046405">
            <text:p>$505.26</text:p>
          </table:table-cell>
          <table:table-cell table:style-name="ce34" table:formula="oooc:=IF([.B117]&lt;=[.$F$2]+[.C117];[.B117]+[.C117];[.$F$2]-[.C117])" office:value-type="currency" office:value="388.068228431203">
            <text:p>$388.07</text:p>
          </table:table-cell>
          <table:table-cell table:style-name="ce16" table:formula="oooc:=IF([.B117]=0;0;IF(SUM([.B117]+[.C117]-[.D117])&gt;=[.$F$4];[.$F$4];[.B117]+[.C117]-[.D117]))" office:value-type="currency" office:value="200">
            <text:p>$200.00</text:p>
          </table:table-cell>
          <table:table-cell table:style-name="ce43" table:formula="oooc:=IF(([.B117]-[.D117]-[.E117])&lt;0;0;([.B117]-([.D117]+[.E117])))" office:value-type="currency" office:value="100464.34258085">
            <text:p>$100,464.3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7">
            <text:p>107</text:p>
          </table:table-cell>
          <table:table-cell table:style-name="ce16" table:formula="oooc:=IF([.F117]&lt;0;0;[.F117])" office:value-type="currency" office:value="100464.34258085">
            <text:p>$100,464.34</text:p>
          </table:table-cell>
          <table:table-cell table:style-name="ce16" table:formula="oooc:=[.$C$8]/12*[.B118]" office:value-type="currency" office:value="502.321712904249">
            <text:p>$502.32</text:p>
          </table:table-cell>
          <table:table-cell table:style-name="ce34" table:formula="oooc:=IF([.B118]&lt;=[.$F$2]+[.C118];[.B118]+[.C118];[.$F$2]-[.C118])" office:value-type="currency" office:value="391.008569573359">
            <text:p>$391.01</text:p>
          </table:table-cell>
          <table:table-cell table:style-name="ce16" table:formula="oooc:=IF([.B118]=0;0;IF(SUM([.B118]+[.C118]-[.D118])&gt;=[.$F$4];[.$F$4];[.B118]+[.C118]-[.D118]))" office:value-type="currency" office:value="200">
            <text:p>$200.00</text:p>
          </table:table-cell>
          <table:table-cell table:style-name="ce43" table:formula="oooc:=IF(([.B118]-[.D118]-[.E118])&lt;0;0;([.B118]-([.D118]+[.E118])))" office:value-type="currency" office:value="99873.3340112764">
            <text:p>$99,873.3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8">
            <text:p>108</text:p>
          </table:table-cell>
          <table:table-cell table:style-name="ce16" table:formula="oooc:=IF([.F118]&lt;0;0;[.F118])" office:value-type="currency" office:value="99873.3340112764">
            <text:p>$99,873.33</text:p>
          </table:table-cell>
          <table:table-cell table:style-name="ce16" table:formula="oooc:=[.$C$8]/12*[.B119]" office:value-type="currency" office:value="499.366670056382">
            <text:p>$499.37</text:p>
          </table:table-cell>
          <table:table-cell table:style-name="ce34" table:formula="oooc:=IF([.B119]&lt;=[.$F$2]+[.C119];[.B119]+[.C119];[.$F$2]-[.C119])" office:value-type="currency" office:value="393.963612421226">
            <text:p>$393.96</text:p>
          </table:table-cell>
          <table:table-cell table:style-name="ce16" table:formula="oooc:=IF([.B119]=0;0;IF(SUM([.B119]+[.C119]-[.D119])&gt;=[.$F$4];[.$F$4];[.B119]+[.C119]-[.D119]))" office:value-type="currency" office:value="200">
            <text:p>$200.00</text:p>
          </table:table-cell>
          <table:table-cell table:style-name="ce43" table:formula="oooc:=IF(([.B119]-[.D119]-[.E119])&lt;0;0;([.B119]-([.D119]+[.E119])))" office:value-type="currency" office:value="99279.3703988552">
            <text:p>$99,279.3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9">
            <text:p>109</text:p>
          </table:table-cell>
          <table:table-cell table:style-name="ce16" table:formula="oooc:=IF([.F119]&lt;0;0;[.F119])" office:value-type="currency" office:value="99279.3703988552">
            <text:p>$99,279.37</text:p>
          </table:table-cell>
          <table:table-cell table:style-name="ce16" table:formula="oooc:=[.$C$8]/12*[.B120]" office:value-type="currency" office:value="496.396851994276">
            <text:p>$496.40</text:p>
          </table:table-cell>
          <table:table-cell table:style-name="ce34" table:formula="oooc:=IF([.B120]&lt;=[.$F$2]+[.C120];[.B120]+[.C120];[.$F$2]-[.C120])" office:value-type="currency" office:value="396.933430483332">
            <text:p>$396.93</text:p>
          </table:table-cell>
          <table:table-cell table:style-name="ce16" table:formula="oooc:=IF([.B120]=0;0;IF(SUM([.B120]+[.C120]-[.D120])&gt;=[.$F$4];[.$F$4];[.B120]+[.C120]-[.D120]))" office:value-type="currency" office:value="200">
            <text:p>$200.00</text:p>
          </table:table-cell>
          <table:table-cell table:style-name="ce43" table:formula="oooc:=IF(([.B120]-[.D120]-[.E120])&lt;0;0;([.B120]-([.D120]+[.E120])))" office:value-type="currency" office:value="98682.4369683719">
            <text:p>$98,682.4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0">
            <text:p>110</text:p>
          </table:table-cell>
          <table:table-cell table:style-name="ce16" table:formula="oooc:=IF([.F120]&lt;0;0;[.F120])" office:value-type="currency" office:value="98682.4369683719">
            <text:p>$98,682.44</text:p>
          </table:table-cell>
          <table:table-cell table:style-name="ce16" table:formula="oooc:=[.$C$8]/12*[.B121]" office:value-type="currency" office:value="493.412184841859">
            <text:p>$493.41</text:p>
          </table:table-cell>
          <table:table-cell table:style-name="ce34" table:formula="oooc:=IF([.B121]&lt;=[.$F$2]+[.C121];[.B121]+[.C121];[.$F$2]-[.C121])" office:value-type="currency" office:value="399.918097635749">
            <text:p>$399.92</text:p>
          </table:table-cell>
          <table:table-cell table:style-name="ce16" table:formula="oooc:=IF([.B121]=0;0;IF(SUM([.B121]+[.C121]-[.D121])&gt;=[.$F$4];[.$F$4];[.B121]+[.C121]-[.D121]))" office:value-type="currency" office:value="200">
            <text:p>$200.00</text:p>
          </table:table-cell>
          <table:table-cell table:style-name="ce43" table:formula="oooc:=IF(([.B121]-[.D121]-[.E121])&lt;0;0;([.B121]-([.D121]+[.E121])))" office:value-type="currency" office:value="98082.5188707361">
            <text:p>$98,082.5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1">
            <text:p>111</text:p>
          </table:table-cell>
          <table:table-cell table:style-name="ce16" table:formula="oooc:=IF([.F121]&lt;0;0;[.F121])" office:value-type="currency" office:value="98082.5188707361">
            <text:p>$98,082.52</text:p>
          </table:table-cell>
          <table:table-cell table:style-name="ce16" table:formula="oooc:=[.$C$8]/12*[.B122]" office:value-type="currency" office:value="490.412594353681">
            <text:p>$490.41</text:p>
          </table:table-cell>
          <table:table-cell table:style-name="ce34" table:formula="oooc:=IF([.B122]&lt;=[.$F$2]+[.C122];[.B122]+[.C122];[.$F$2]-[.C122])" office:value-type="currency" office:value="402.917688123927">
            <text:p>$402.92</text:p>
          </table:table-cell>
          <table:table-cell table:style-name="ce16" table:formula="oooc:=IF([.B122]=0;0;IF(SUM([.B122]+[.C122]-[.D122])&gt;=[.$F$4];[.$F$4];[.B122]+[.C122]-[.D122]))" office:value-type="currency" office:value="200">
            <text:p>$200.00</text:p>
          </table:table-cell>
          <table:table-cell table:style-name="ce43" table:formula="oooc:=IF(([.B122]-[.D122]-[.E122])&lt;0;0;([.B122]-([.D122]+[.E122])))" office:value-type="currency" office:value="97479.6011826122">
            <text:p>$97,479.6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2">
            <text:p>112</text:p>
          </table:table-cell>
          <table:table-cell table:style-name="ce16" table:formula="oooc:=IF([.F122]&lt;0;0;[.F122])" office:value-type="currency" office:value="97479.6011826122">
            <text:p>$97,479.60</text:p>
          </table:table-cell>
          <table:table-cell table:style-name="ce16" table:formula="oooc:=[.$C$8]/12*[.B123]" office:value-type="currency" office:value="487.398005913061">
            <text:p>$487.40</text:p>
          </table:table-cell>
          <table:table-cell table:style-name="ce34" table:formula="oooc:=IF([.B123]&lt;=[.$F$2]+[.C123];[.B123]+[.C123];[.$F$2]-[.C123])" office:value-type="currency" office:value="405.932276564547">
            <text:p>$405.93</text:p>
          </table:table-cell>
          <table:table-cell table:style-name="ce16" table:formula="oooc:=IF([.B123]=0;0;IF(SUM([.B123]+[.C123]-[.D123])&gt;=[.$F$4];[.$F$4];[.B123]+[.C123]-[.D123]))" office:value-type="currency" office:value="200">
            <text:p>$200.00</text:p>
          </table:table-cell>
          <table:table-cell table:style-name="ce43" table:formula="oooc:=IF(([.B123]-[.D123]-[.E123])&lt;0;0;([.B123]-([.D123]+[.E123])))" office:value-type="currency" office:value="96873.6689060476">
            <text:p>$96,873.6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3">
            <text:p>113</text:p>
          </table:table-cell>
          <table:table-cell table:style-name="ce16" table:formula="oooc:=IF([.F123]&lt;0;0;[.F123])" office:value-type="currency" office:value="96873.6689060476">
            <text:p>$96,873.67</text:p>
          </table:table-cell>
          <table:table-cell table:style-name="ce16" table:formula="oooc:=[.$C$8]/12*[.B124]" office:value-type="currency" office:value="484.368344530238">
            <text:p>$484.37</text:p>
          </table:table-cell>
          <table:table-cell table:style-name="ce34" table:formula="oooc:=IF([.B124]&lt;=[.$F$2]+[.C124];[.B124]+[.C124];[.$F$2]-[.C124])" office:value-type="currency" office:value="408.96193794737">
            <text:p>$408.96</text:p>
          </table:table-cell>
          <table:table-cell table:style-name="ce16" table:formula="oooc:=IF([.B124]=0;0;IF(SUM([.B124]+[.C124]-[.D124])&gt;=[.$F$4];[.$F$4];[.B124]+[.C124]-[.D124]))" office:value-type="currency" office:value="200">
            <text:p>$200.00</text:p>
          </table:table-cell>
          <table:table-cell table:style-name="ce43" table:formula="oooc:=IF(([.B124]-[.D124]-[.E124])&lt;0;0;([.B124]-([.D124]+[.E124])))" office:value-type="currency" office:value="96264.7069681003">
            <text:p>$96,264.7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4">
            <text:p>114</text:p>
          </table:table-cell>
          <table:table-cell table:style-name="ce16" table:formula="oooc:=IF([.F124]&lt;0;0;[.F124])" office:value-type="currency" office:value="96264.7069681003">
            <text:p>$96,264.71</text:p>
          </table:table-cell>
          <table:table-cell table:style-name="ce16" table:formula="oooc:=[.$C$8]/12*[.B125]" office:value-type="currency" office:value="481.323534840501">
            <text:p>$481.32</text:p>
          </table:table-cell>
          <table:table-cell table:style-name="ce34" table:formula="oooc:=IF([.B125]&lt;=[.$F$2]+[.C125];[.B125]+[.C125];[.$F$2]-[.C125])" office:value-type="currency" office:value="412.006747637107">
            <text:p>$412.01</text:p>
          </table:table-cell>
          <table:table-cell table:style-name="ce16" table:formula="oooc:=IF([.B125]=0;0;IF(SUM([.B125]+[.C125]-[.D125])&gt;=[.$F$4];[.$F$4];[.B125]+[.C125]-[.D125]))" office:value-type="currency" office:value="200">
            <text:p>$200.00</text:p>
          </table:table-cell>
          <table:table-cell table:style-name="ce43" table:formula="oooc:=IF(([.B125]-[.D125]-[.E125])&lt;0;0;([.B125]-([.D125]+[.E125])))" office:value-type="currency" office:value="95652.7002204632">
            <text:p>$95,652.7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5">
            <text:p>115</text:p>
          </table:table-cell>
          <table:table-cell table:style-name="ce16" table:formula="oooc:=IF([.F125]&lt;0;0;[.F125])" office:value-type="currency" office:value="95652.7002204632">
            <text:p>$95,652.70</text:p>
          </table:table-cell>
          <table:table-cell table:style-name="ce16" table:formula="oooc:=[.$C$8]/12*[.B126]" office:value-type="currency" office:value="478.263501102316">
            <text:p>$478.26</text:p>
          </table:table-cell>
          <table:table-cell table:style-name="ce34" table:formula="oooc:=IF([.B126]&lt;=[.$F$2]+[.C126];[.B126]+[.C126];[.$F$2]-[.C126])" office:value-type="currency" office:value="415.066781375292">
            <text:p>$415.07</text:p>
          </table:table-cell>
          <table:table-cell table:style-name="ce16" table:formula="oooc:=IF([.B126]=0;0;IF(SUM([.B126]+[.C126]-[.D126])&gt;=[.$F$4];[.$F$4];[.B126]+[.C126]-[.D126]))" office:value-type="currency" office:value="200">
            <text:p>$200.00</text:p>
          </table:table-cell>
          <table:table-cell table:style-name="ce43" table:formula="oooc:=IF(([.B126]-[.D126]-[.E126])&lt;0;0;([.B126]-([.D126]+[.E126])))" office:value-type="currency" office:value="95037.6334390879">
            <text:p>$95,037.6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6">
            <text:p>116</text:p>
          </table:table-cell>
          <table:table-cell table:style-name="ce16" table:formula="oooc:=IF([.F126]&lt;0;0;[.F126])" office:value-type="currency" office:value="95037.6334390879">
            <text:p>$95,037.63</text:p>
          </table:table-cell>
          <table:table-cell table:style-name="ce16" table:formula="oooc:=[.$C$8]/12*[.B127]" office:value-type="currency" office:value="475.188167195439">
            <text:p>$475.19</text:p>
          </table:table-cell>
          <table:table-cell table:style-name="ce34" table:formula="oooc:=IF([.B127]&lt;=[.$F$2]+[.C127];[.B127]+[.C127];[.$F$2]-[.C127])" office:value-type="currency" office:value="418.142115282169">
            <text:p>$418.14</text:p>
          </table:table-cell>
          <table:table-cell table:style-name="ce16" table:formula="oooc:=IF([.B127]=0;0;IF(SUM([.B127]+[.C127]-[.D127])&gt;=[.$F$4];[.$F$4];[.B127]+[.C127]-[.D127]))" office:value-type="currency" office:value="200">
            <text:p>$200.00</text:p>
          </table:table-cell>
          <table:table-cell table:style-name="ce43" table:formula="oooc:=IF(([.B127]-[.D127]-[.E127])&lt;0;0;([.B127]-([.D127]+[.E127])))" office:value-type="currency" office:value="94419.4913238057">
            <text:p>$94,419.4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7">
            <text:p>117</text:p>
          </table:table-cell>
          <table:table-cell table:style-name="ce16" table:formula="oooc:=IF([.F127]&lt;0;0;[.F127])" office:value-type="currency" office:value="94419.4913238057">
            <text:p>$94,419.49</text:p>
          </table:table-cell>
          <table:table-cell table:style-name="ce16" table:formula="oooc:=[.$C$8]/12*[.B128]" office:value-type="currency" office:value="472.097456619028">
            <text:p>$472.10</text:p>
          </table:table-cell>
          <table:table-cell table:style-name="ce34" table:formula="oooc:=IF([.B128]&lt;=[.$F$2]+[.C128];[.B128]+[.C128];[.$F$2]-[.C128])" office:value-type="currency" office:value="421.232825858579">
            <text:p>$421.23</text:p>
          </table:table-cell>
          <table:table-cell table:style-name="ce16" table:formula="oooc:=IF([.B128]=0;0;IF(SUM([.B128]+[.C128]-[.D128])&gt;=[.$F$4];[.$F$4];[.B128]+[.C128]-[.D128]))" office:value-type="currency" office:value="200">
            <text:p>$200.00</text:p>
          </table:table-cell>
          <table:table-cell table:style-name="ce43" table:formula="oooc:=IF(([.B128]-[.D128]-[.E128])&lt;0;0;([.B128]-([.D128]+[.E128])))" office:value-type="currency" office:value="93798.2584979471">
            <text:p>$93,798.2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8">
            <text:p>118</text:p>
          </table:table-cell>
          <table:table-cell table:style-name="ce16" table:formula="oooc:=IF([.F128]&lt;0;0;[.F128])" office:value-type="currency" office:value="93798.2584979471">
            <text:p>$93,798.26</text:p>
          </table:table-cell>
          <table:table-cell table:style-name="ce16" table:formula="oooc:=[.$C$8]/12*[.B129]" office:value-type="currency" office:value="468.991292489736">
            <text:p>$468.99</text:p>
          </table:table-cell>
          <table:table-cell table:style-name="ce34" table:formula="oooc:=IF([.B129]&lt;=[.$F$2]+[.C129];[.B129]+[.C129];[.$F$2]-[.C129])" office:value-type="currency" office:value="424.338989987872">
            <text:p>$424.34</text:p>
          </table:table-cell>
          <table:table-cell table:style-name="ce16" table:formula="oooc:=IF([.B129]=0;0;IF(SUM([.B129]+[.C129]-[.D129])&gt;=[.$F$4];[.$F$4];[.B129]+[.C129]-[.D129]))" office:value-type="currency" office:value="200">
            <text:p>$200.00</text:p>
          </table:table-cell>
          <table:table-cell table:style-name="ce43" table:formula="oooc:=IF(([.B129]-[.D129]-[.E129])&lt;0;0;([.B129]-([.D129]+[.E129])))" office:value-type="currency" office:value="93173.9195079592">
            <text:p>$93,173.9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9">
            <text:p>119</text:p>
          </table:table-cell>
          <table:table-cell table:style-name="ce16" table:formula="oooc:=IF([.F129]&lt;0;0;[.F129])" office:value-type="currency" office:value="93173.9195079592">
            <text:p>$93,173.92</text:p>
          </table:table-cell>
          <table:table-cell table:style-name="ce16" table:formula="oooc:=[.$C$8]/12*[.B130]" office:value-type="currency" office:value="465.869597539796">
            <text:p>$465.87</text:p>
          </table:table-cell>
          <table:table-cell table:style-name="ce34" table:formula="oooc:=IF([.B130]&lt;=[.$F$2]+[.C130];[.B130]+[.C130];[.$F$2]-[.C130])" office:value-type="currency" office:value="427.460684937812">
            <text:p>$427.46</text:p>
          </table:table-cell>
          <table:table-cell table:style-name="ce16" table:formula="oooc:=IF([.B130]=0;0;IF(SUM([.B130]+[.C130]-[.D130])&gt;=[.$F$4];[.$F$4];[.B130]+[.C130]-[.D130]))" office:value-type="currency" office:value="200">
            <text:p>$200.00</text:p>
          </table:table-cell>
          <table:table-cell table:style-name="ce43" table:formula="oooc:=IF(([.B130]-[.D130]-[.E130])&lt;0;0;([.B130]-([.D130]+[.E130])))" office:value-type="currency" office:value="92546.4588230214">
            <text:p>$92,546.4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0">
            <text:p>120</text:p>
          </table:table-cell>
          <table:table-cell table:style-name="ce16" table:formula="oooc:=IF([.F130]&lt;0;0;[.F130])" office:value-type="currency" office:value="92546.4588230214">
            <text:p>$92,546.46</text:p>
          </table:table-cell>
          <table:table-cell table:style-name="ce16" table:formula="oooc:=[.$C$8]/12*[.B131]" office:value-type="currency" office:value="462.732294115107">
            <text:p>$462.73</text:p>
          </table:table-cell>
          <table:table-cell table:style-name="ce34" table:formula="oooc:=IF([.B131]&lt;=[.$F$2]+[.C131];[.B131]+[.C131];[.$F$2]-[.C131])" office:value-type="currency" office:value="430.597988362501">
            <text:p>$430.60</text:p>
          </table:table-cell>
          <table:table-cell table:style-name="ce16" table:formula="oooc:=IF([.B131]=0;0;IF(SUM([.B131]+[.C131]-[.D131])&gt;=[.$F$4];[.$F$4];[.B131]+[.C131]-[.D131]))" office:value-type="currency" office:value="200">
            <text:p>$200.00</text:p>
          </table:table-cell>
          <table:table-cell table:style-name="ce43" table:formula="oooc:=IF(([.B131]-[.D131]-[.E131])&lt;0;0;([.B131]-([.D131]+[.E131])))" office:value-type="currency" office:value="91915.8608346589">
            <text:p>$91,915.8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1">
            <text:p>121</text:p>
          </table:table-cell>
          <table:table-cell table:style-name="ce16" table:formula="oooc:=IF([.F131]&lt;0;0;[.F131])" office:value-type="currency" office:value="91915.8608346589">
            <text:p>$91,915.86</text:p>
          </table:table-cell>
          <table:table-cell table:style-name="ce16" table:formula="oooc:=[.$C$8]/12*[.B132]" office:value-type="currency" office:value="459.579304173295">
            <text:p>$459.58</text:p>
          </table:table-cell>
          <table:table-cell table:style-name="ce34" table:formula="oooc:=IF([.B132]&lt;=[.$F$2]+[.C132];[.B132]+[.C132];[.$F$2]-[.C132])" office:value-type="currency" office:value="433.750978304313">
            <text:p>$433.75</text:p>
          </table:table-cell>
          <table:table-cell table:style-name="ce16" table:formula="oooc:=IF([.B132]=0;0;IF(SUM([.B132]+[.C132]-[.D132])&gt;=[.$F$4];[.$F$4];[.B132]+[.C132]-[.D132]))" office:value-type="currency" office:value="200">
            <text:p>$200.00</text:p>
          </table:table-cell>
          <table:table-cell table:style-name="ce43" table:formula="oooc:=IF(([.B132]-[.D132]-[.E132])&lt;0;0;([.B132]-([.D132]+[.E132])))" office:value-type="currency" office:value="91282.1098563546">
            <text:p>$91,282.1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2">
            <text:p>122</text:p>
          </table:table-cell>
          <table:table-cell table:style-name="ce16" table:formula="oooc:=IF([.F132]&lt;0;0;[.F132])" office:value-type="currency" office:value="91282.1098563546">
            <text:p>$91,282.11</text:p>
          </table:table-cell>
          <table:table-cell table:style-name="ce16" table:formula="oooc:=[.$C$8]/12*[.B133]" office:value-type="currency" office:value="456.410549281773">
            <text:p>$456.41</text:p>
          </table:table-cell>
          <table:table-cell table:style-name="ce34" table:formula="oooc:=IF([.B133]&lt;=[.$F$2]+[.C133];[.B133]+[.C133];[.$F$2]-[.C133])" office:value-type="currency" office:value="436.919733195835">
            <text:p>$436.92</text:p>
          </table:table-cell>
          <table:table-cell table:style-name="ce16" table:formula="oooc:=IF([.B133]=0;0;IF(SUM([.B133]+[.C133]-[.D133])&gt;=[.$F$4];[.$F$4];[.B133]+[.C133]-[.D133]))" office:value-type="currency" office:value="200">
            <text:p>$200.00</text:p>
          </table:table-cell>
          <table:table-cell table:style-name="ce43" table:formula="oooc:=IF(([.B133]-[.D133]-[.E133])&lt;0;0;([.B133]-([.D133]+[.E133])))" office:value-type="currency" office:value="90645.1901231588">
            <text:p>$90,645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3">
            <text:p>123</text:p>
          </table:table-cell>
          <table:table-cell table:style-name="ce16" table:formula="oooc:=IF([.F133]&lt;0;0;[.F133])" office:value-type="currency" office:value="90645.1901231588">
            <text:p>$90,645.19</text:p>
          </table:table-cell>
          <table:table-cell table:style-name="ce16" table:formula="oooc:=[.$C$8]/12*[.B134]" office:value-type="currency" office:value="453.225950615794">
            <text:p>$453.23</text:p>
          </table:table-cell>
          <table:table-cell table:style-name="ce34" table:formula="oooc:=IF([.B134]&lt;=[.$F$2]+[.C134];[.B134]+[.C134];[.$F$2]-[.C134])" office:value-type="currency" office:value="440.104331861814">
            <text:p>$440.10</text:p>
          </table:table-cell>
          <table:table-cell table:style-name="ce16" table:formula="oooc:=IF([.B134]=0;0;IF(SUM([.B134]+[.C134]-[.D134])&gt;=[.$F$4];[.$F$4];[.B134]+[.C134]-[.D134]))" office:value-type="currency" office:value="200">
            <text:p>$200.00</text:p>
          </table:table-cell>
          <table:table-cell table:style-name="ce43" table:formula="oooc:=IF(([.B134]-[.D134]-[.E134])&lt;0;0;([.B134]-([.D134]+[.E134])))" office:value-type="currency" office:value="90005.085791297">
            <text:p>$90,005.0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4">
            <text:p>124</text:p>
          </table:table-cell>
          <table:table-cell table:style-name="ce16" table:formula="oooc:=IF([.F134]&lt;0;0;[.F134])" office:value-type="currency" office:value="90005.085791297">
            <text:p>$90,005.09</text:p>
          </table:table-cell>
          <table:table-cell table:style-name="ce16" table:formula="oooc:=[.$C$8]/12*[.B135]" office:value-type="currency" office:value="450.025428956485">
            <text:p>$450.03</text:p>
          </table:table-cell>
          <table:table-cell table:style-name="ce34" table:formula="oooc:=IF([.B135]&lt;=[.$F$2]+[.C135];[.B135]+[.C135];[.$F$2]-[.C135])" office:value-type="currency" office:value="443.304853521123">
            <text:p>$443.30</text:p>
          </table:table-cell>
          <table:table-cell table:style-name="ce16" table:formula="oooc:=IF([.B135]=0;0;IF(SUM([.B135]+[.C135]-[.D135])&gt;=[.$F$4];[.$F$4];[.B135]+[.C135]-[.D135]))" office:value-type="currency" office:value="200">
            <text:p>$200.00</text:p>
          </table:table-cell>
          <table:table-cell table:style-name="ce43" table:formula="oooc:=IF(([.B135]-[.D135]-[.E135])&lt;0;0;([.B135]-([.D135]+[.E135])))" office:value-type="currency" office:value="89361.7809377759">
            <text:p>$89,361.7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5">
            <text:p>125</text:p>
          </table:table-cell>
          <table:table-cell table:style-name="ce16" table:formula="oooc:=IF([.F135]&lt;0;0;[.F135])" office:value-type="currency" office:value="89361.7809377759">
            <text:p>$89,361.78</text:p>
          </table:table-cell>
          <table:table-cell table:style-name="ce16" table:formula="oooc:=[.$C$8]/12*[.B136]" office:value-type="currency" office:value="446.808904688879">
            <text:p>$446.81</text:p>
          </table:table-cell>
          <table:table-cell table:style-name="ce34" table:formula="oooc:=IF([.B136]&lt;=[.$F$2]+[.C136];[.B136]+[.C136];[.$F$2]-[.C136])" office:value-type="currency" office:value="446.521377788729">
            <text:p>$446.52</text:p>
          </table:table-cell>
          <table:table-cell table:style-name="ce16" table:formula="oooc:=IF([.B136]=0;0;IF(SUM([.B136]+[.C136]-[.D136])&gt;=[.$F$4];[.$F$4];[.B136]+[.C136]-[.D136]))" office:value-type="currency" office:value="200">
            <text:p>$200.00</text:p>
          </table:table-cell>
          <table:table-cell table:style-name="ce43" table:formula="oooc:=IF(([.B136]-[.D136]-[.E136])&lt;0;0;([.B136]-([.D136]+[.E136])))" office:value-type="currency" office:value="88715.2595599871">
            <text:p>$88,715.2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6">
            <text:p>126</text:p>
          </table:table-cell>
          <table:table-cell table:style-name="ce16" table:formula="oooc:=IF([.F136]&lt;0;0;[.F136])" office:value-type="currency" office:value="88715.2595599871">
            <text:p>$88,715.26</text:p>
          </table:table-cell>
          <table:table-cell table:style-name="ce16" table:formula="oooc:=[.$C$8]/12*[.B137]" office:value-type="currency" office:value="443.576297799936">
            <text:p>$443.58</text:p>
          </table:table-cell>
          <table:table-cell table:style-name="ce34" table:formula="oooc:=IF([.B137]&lt;=[.$F$2]+[.C137];[.B137]+[.C137];[.$F$2]-[.C137])" office:value-type="currency" office:value="449.753984677672">
            <text:p>$449.75</text:p>
          </table:table-cell>
          <table:table-cell table:style-name="ce16" table:formula="oooc:=IF([.B137]=0;0;IF(SUM([.B137]+[.C137]-[.D137])&gt;=[.$F$4];[.$F$4];[.B137]+[.C137]-[.D137]))" office:value-type="currency" office:value="200">
            <text:p>$200.00</text:p>
          </table:table-cell>
          <table:table-cell table:style-name="ce43" table:formula="oooc:=IF(([.B137]-[.D137]-[.E137])&lt;0;0;([.B137]-([.D137]+[.E137])))" office:value-type="currency" office:value="88065.5055753095">
            <text:p>$88,065.5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7">
            <text:p>127</text:p>
          </table:table-cell>
          <table:table-cell table:style-name="ce16" table:formula="oooc:=IF([.F137]&lt;0;0;[.F137])" office:value-type="currency" office:value="88065.5055753095">
            <text:p>$88,065.51</text:p>
          </table:table-cell>
          <table:table-cell table:style-name="ce16" table:formula="oooc:=[.$C$8]/12*[.B138]" office:value-type="currency" office:value="440.327527876547">
            <text:p>$440.33</text:p>
          </table:table-cell>
          <table:table-cell table:style-name="ce34" table:formula="oooc:=IF([.B138]&lt;=[.$F$2]+[.C138];[.B138]+[.C138];[.$F$2]-[.C138])" office:value-type="currency" office:value="453.002754601061">
            <text:p>$453.00</text:p>
          </table:table-cell>
          <table:table-cell table:style-name="ce16" table:formula="oooc:=IF([.B138]=0;0;IF(SUM([.B138]+[.C138]-[.D138])&gt;=[.$F$4];[.$F$4];[.B138]+[.C138]-[.D138]))" office:value-type="currency" office:value="200">
            <text:p>$200.00</text:p>
          </table:table-cell>
          <table:table-cell table:style-name="ce43" table:formula="oooc:=IF(([.B138]-[.D138]-[.E138])&lt;0;0;([.B138]-([.D138]+[.E138])))" office:value-type="currency" office:value="87412.5028207084">
            <text:p>$87,412.5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8">
            <text:p>128</text:p>
          </table:table-cell>
          <table:table-cell table:style-name="ce16" table:formula="oooc:=IF([.F138]&lt;0;0;[.F138])" office:value-type="currency" office:value="87412.5028207084">
            <text:p>$87,412.50</text:p>
          </table:table-cell>
          <table:table-cell table:style-name="ce16" table:formula="oooc:=[.$C$8]/12*[.B139]" office:value-type="currency" office:value="437.062514103542">
            <text:p>$437.06</text:p>
          </table:table-cell>
          <table:table-cell table:style-name="ce34" table:formula="oooc:=IF([.B139]&lt;=[.$F$2]+[.C139];[.B139]+[.C139];[.$F$2]-[.C139])" office:value-type="currency" office:value="456.267768374066">
            <text:p>$456.27</text:p>
          </table:table-cell>
          <table:table-cell table:style-name="ce16" table:formula="oooc:=IF([.B139]=0;0;IF(SUM([.B139]+[.C139]-[.D139])&gt;=[.$F$4];[.$F$4];[.B139]+[.C139]-[.D139]))" office:value-type="currency" office:value="200">
            <text:p>$200.00</text:p>
          </table:table-cell>
          <table:table-cell table:style-name="ce43" table:formula="oooc:=IF(([.B139]-[.D139]-[.E139])&lt;0;0;([.B139]-([.D139]+[.E139])))" office:value-type="currency" office:value="86756.2350523343">
            <text:p>$86,756.2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9">
            <text:p>129</text:p>
          </table:table-cell>
          <table:table-cell table:style-name="ce16" table:formula="oooc:=IF([.F139]&lt;0;0;[.F139])" office:value-type="currency" office:value="86756.2350523343">
            <text:p>$86,756.24</text:p>
          </table:table-cell>
          <table:table-cell table:style-name="ce16" table:formula="oooc:=[.$C$8]/12*[.B140]" office:value-type="currency" office:value="433.781175261672">
            <text:p>$433.78</text:p>
          </table:table-cell>
          <table:table-cell table:style-name="ce34" table:formula="oooc:=IF([.B140]&lt;=[.$F$2]+[.C140];[.B140]+[.C140];[.$F$2]-[.C140])" office:value-type="currency" office:value="459.549107215936">
            <text:p>$459.55</text:p>
          </table:table-cell>
          <table:table-cell table:style-name="ce16" table:formula="oooc:=IF([.B140]=0;0;IF(SUM([.B140]+[.C140]-[.D140])&gt;=[.$F$4];[.$F$4];[.B140]+[.C140]-[.D140]))" office:value-type="currency" office:value="200">
            <text:p>$200.00</text:p>
          </table:table-cell>
          <table:table-cell table:style-name="ce43" table:formula="oooc:=IF(([.B140]-[.D140]-[.E140])&lt;0;0;([.B140]-([.D140]+[.E140])))" office:value-type="currency" office:value="86096.6859451184">
            <text:p>$86,096.6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0">
            <text:p>130</text:p>
          </table:table-cell>
          <table:table-cell table:style-name="ce16" table:formula="oooc:=IF([.F140]&lt;0;0;[.F140])" office:value-type="currency" office:value="86096.6859451184">
            <text:p>$86,096.69</text:p>
          </table:table-cell>
          <table:table-cell table:style-name="ce16" table:formula="oooc:=[.$C$8]/12*[.B141]" office:value-type="currency" office:value="430.483429725592">
            <text:p>$430.48</text:p>
          </table:table-cell>
          <table:table-cell table:style-name="ce34" table:formula="oooc:=IF([.B141]&lt;=[.$F$2]+[.C141];[.B141]+[.C141];[.$F$2]-[.C141])" office:value-type="currency" office:value="462.846852752016">
            <text:p>$462.85</text:p>
          </table:table-cell>
          <table:table-cell table:style-name="ce16" table:formula="oooc:=IF([.B141]=0;0;IF(SUM([.B141]+[.C141]-[.D141])&gt;=[.$F$4];[.$F$4];[.B141]+[.C141]-[.D141]))" office:value-type="currency" office:value="200">
            <text:p>$200.00</text:p>
          </table:table-cell>
          <table:table-cell table:style-name="ce43" table:formula="oooc:=IF(([.B141]-[.D141]-[.E141])&lt;0;0;([.B141]-([.D141]+[.E141])))" office:value-type="currency" office:value="85433.8390923664">
            <text:p>$85,433.8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1">
            <text:p>131</text:p>
          </table:table-cell>
          <table:table-cell table:style-name="ce16" table:formula="oooc:=IF([.F141]&lt;0;0;[.F141])" office:value-type="currency" office:value="85433.8390923664">
            <text:p>$85,433.84</text:p>
          </table:table-cell>
          <table:table-cell table:style-name="ce16" table:formula="oooc:=[.$C$8]/12*[.B142]" office:value-type="currency" office:value="427.169195461832">
            <text:p>$427.17</text:p>
          </table:table-cell>
          <table:table-cell table:style-name="ce34" table:formula="oooc:=IF([.B142]&lt;=[.$F$2]+[.C142];[.B142]+[.C142];[.$F$2]-[.C142])" office:value-type="currency" office:value="466.161087015776">
            <text:p>$466.16</text:p>
          </table:table-cell>
          <table:table-cell table:style-name="ce16" table:formula="oooc:=IF([.B142]=0;0;IF(SUM([.B142]+[.C142]-[.D142])&gt;=[.$F$4];[.$F$4];[.B142]+[.C142]-[.D142]))" office:value-type="currency" office:value="200">
            <text:p>$200.00</text:p>
          </table:table-cell>
          <table:table-cell table:style-name="ce43" table:formula="oooc:=IF(([.B142]-[.D142]-[.E142])&lt;0;0;([.B142]-([.D142]+[.E142])))" office:value-type="currency" office:value="84767.6780053506">
            <text:p>$84,767.6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2">
            <text:p>132</text:p>
          </table:table-cell>
          <table:table-cell table:style-name="ce16" table:formula="oooc:=IF([.F142]&lt;0;0;[.F142])" office:value-type="currency" office:value="84767.6780053506">
            <text:p>$84,767.68</text:p>
          </table:table-cell>
          <table:table-cell table:style-name="ce16" table:formula="oooc:=[.$C$8]/12*[.B143]" office:value-type="currency" office:value="423.838390026753">
            <text:p>$423.84</text:p>
          </table:table-cell>
          <table:table-cell table:style-name="ce34" table:formula="oooc:=IF([.B143]&lt;=[.$F$2]+[.C143];[.B143]+[.C143];[.$F$2]-[.C143])" office:value-type="currency" office:value="469.491892450855">
            <text:p>$469.49</text:p>
          </table:table-cell>
          <table:table-cell table:style-name="ce16" table:formula="oooc:=IF([.B143]=0;0;IF(SUM([.B143]+[.C143]-[.D143])&gt;=[.$F$4];[.$F$4];[.B143]+[.C143]-[.D143]))" office:value-type="currency" office:value="200">
            <text:p>$200.00</text:p>
          </table:table-cell>
          <table:table-cell table:style-name="ce43" table:formula="oooc:=IF(([.B143]-[.D143]-[.E143])&lt;0;0;([.B143]-([.D143]+[.E143])))" office:value-type="currency" office:value="84098.1861128997">
            <text:p>$84,098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3">
            <text:p>133</text:p>
          </table:table-cell>
          <table:table-cell table:style-name="ce16" table:formula="oooc:=IF([.F143]&lt;0;0;[.F143])" office:value-type="currency" office:value="84098.1861128997">
            <text:p>$84,098.19</text:p>
          </table:table-cell>
          <table:table-cell table:style-name="ce16" table:formula="oooc:=[.$C$8]/12*[.B144]" office:value-type="currency" office:value="420.490930564499">
            <text:p>$420.49</text:p>
          </table:table-cell>
          <table:table-cell table:style-name="ce34" table:formula="oooc:=IF([.B144]&lt;=[.$F$2]+[.C144];[.B144]+[.C144];[.$F$2]-[.C144])" office:value-type="currency" office:value="472.839351913109">
            <text:p>$472.84</text:p>
          </table:table-cell>
          <table:table-cell table:style-name="ce16" table:formula="oooc:=IF([.B144]=0;0;IF(SUM([.B144]+[.C144]-[.D144])&gt;=[.$F$4];[.$F$4];[.B144]+[.C144]-[.D144]))" office:value-type="currency" office:value="200">
            <text:p>$200.00</text:p>
          </table:table-cell>
          <table:table-cell table:style-name="ce43" table:formula="oooc:=IF(([.B144]-[.D144]-[.E144])&lt;0;0;([.B144]-([.D144]+[.E144])))" office:value-type="currency" office:value="83425.3467609866">
            <text:p>$83,425.3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4">
            <text:p>134</text:p>
          </table:table-cell>
          <table:table-cell table:style-name="ce16" table:formula="oooc:=IF([.F144]&lt;0;0;[.F144])" office:value-type="currency" office:value="83425.3467609866">
            <text:p>$83,425.35</text:p>
          </table:table-cell>
          <table:table-cell table:style-name="ce16" table:formula="oooc:=[.$C$8]/12*[.B145]" office:value-type="currency" office:value="417.126733804933">
            <text:p>$417.13</text:p>
          </table:table-cell>
          <table:table-cell table:style-name="ce34" table:formula="oooc:=IF([.B145]&lt;=[.$F$2]+[.C145];[.B145]+[.C145];[.$F$2]-[.C145])" office:value-type="currency" office:value="476.203548672675">
            <text:p>$476.20</text:p>
          </table:table-cell>
          <table:table-cell table:style-name="ce16" table:formula="oooc:=IF([.B145]=0;0;IF(SUM([.B145]+[.C145]-[.D145])&gt;=[.$F$4];[.$F$4];[.B145]+[.C145]-[.D145]))" office:value-type="currency" office:value="200">
            <text:p>$200.00</text:p>
          </table:table-cell>
          <table:table-cell table:style-name="ce43" table:formula="oooc:=IF(([.B145]-[.D145]-[.E145])&lt;0;0;([.B145]-([.D145]+[.E145])))" office:value-type="currency" office:value="82749.143212314">
            <text:p>$82,749.1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5">
            <text:p>135</text:p>
          </table:table-cell>
          <table:table-cell table:style-name="ce16" table:formula="oooc:=IF([.F145]&lt;0;0;[.F145])" office:value-type="currency" office:value="82749.143212314">
            <text:p>$82,749.14</text:p>
          </table:table-cell>
          <table:table-cell table:style-name="ce16" table:formula="oooc:=[.$C$8]/12*[.B146]" office:value-type="currency" office:value="413.74571606157">
            <text:p>$413.75</text:p>
          </table:table-cell>
          <table:table-cell table:style-name="ce34" table:formula="oooc:=IF([.B146]&lt;=[.$F$2]+[.C146];[.B146]+[.C146];[.$F$2]-[.C146])" office:value-type="currency" office:value="479.584566416038">
            <text:p>$479.58</text:p>
          </table:table-cell>
          <table:table-cell table:style-name="ce16" table:formula="oooc:=IF([.B146]=0;0;IF(SUM([.B146]+[.C146]-[.D146])&gt;=[.$F$4];[.$F$4];[.B146]+[.C146]-[.D146]))" office:value-type="currency" office:value="200">
            <text:p>$200.00</text:p>
          </table:table-cell>
          <table:table-cell table:style-name="ce43" table:formula="oooc:=IF(([.B146]-[.D146]-[.E146])&lt;0;0;([.B146]-([.D146]+[.E146])))" office:value-type="currency" office:value="82069.5586458979">
            <text:p>$82,069.5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6">
            <text:p>136</text:p>
          </table:table-cell>
          <table:table-cell table:style-name="ce16" table:formula="oooc:=IF([.F146]&lt;0;0;[.F146])" office:value-type="currency" office:value="82069.5586458979">
            <text:p>$82,069.56</text:p>
          </table:table-cell>
          <table:table-cell table:style-name="ce16" table:formula="oooc:=[.$C$8]/12*[.B147]" office:value-type="currency" office:value="410.34779322949">
            <text:p>$410.35</text:p>
          </table:table-cell>
          <table:table-cell table:style-name="ce34" table:formula="oooc:=IF([.B147]&lt;=[.$F$2]+[.C147];[.B147]+[.C147];[.$F$2]-[.C147])" office:value-type="currency" office:value="482.982489248118">
            <text:p>$482.98</text:p>
          </table:table-cell>
          <table:table-cell table:style-name="ce16" table:formula="oooc:=IF([.B147]=0;0;IF(SUM([.B147]+[.C147]-[.D147])&gt;=[.$F$4];[.$F$4];[.B147]+[.C147]-[.D147]))" office:value-type="currency" office:value="200">
            <text:p>$200.00</text:p>
          </table:table-cell>
          <table:table-cell table:style-name="ce43" table:formula="oooc:=IF(([.B147]-[.D147]-[.E147])&lt;0;0;([.B147]-([.D147]+[.E147])))" office:value-type="currency" office:value="81386.5761566498">
            <text:p>$81,386.5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7">
            <text:p>137</text:p>
          </table:table-cell>
          <table:table-cell table:style-name="ce16" table:formula="oooc:=IF([.F147]&lt;0;0;[.F147])" office:value-type="currency" office:value="81386.5761566498">
            <text:p>$81,386.58</text:p>
          </table:table-cell>
          <table:table-cell table:style-name="ce16" table:formula="oooc:=[.$C$8]/12*[.B148]" office:value-type="currency" office:value="406.932880783249">
            <text:p>$406.93</text:p>
          </table:table-cell>
          <table:table-cell table:style-name="ce34" table:formula="oooc:=IF([.B148]&lt;=[.$F$2]+[.C148];[.B148]+[.C148];[.$F$2]-[.C148])" office:value-type="currency" office:value="486.397401694359">
            <text:p>$486.40</text:p>
          </table:table-cell>
          <table:table-cell table:style-name="ce16" table:formula="oooc:=IF([.B148]=0;0;IF(SUM([.B148]+[.C148]-[.D148])&gt;=[.$F$4];[.$F$4];[.B148]+[.C148]-[.D148]))" office:value-type="currency" office:value="200">
            <text:p>$200.00</text:p>
          </table:table-cell>
          <table:table-cell table:style-name="ce43" table:formula="oooc:=IF(([.B148]-[.D148]-[.E148])&lt;0;0;([.B148]-([.D148]+[.E148])))" office:value-type="currency" office:value="80700.1787549554">
            <text:p>$80,700.1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8">
            <text:p>138</text:p>
          </table:table-cell>
          <table:table-cell table:style-name="ce16" table:formula="oooc:=IF([.F148]&lt;0;0;[.F148])" office:value-type="currency" office:value="80700.1787549554">
            <text:p>$80,700.18</text:p>
          </table:table-cell>
          <table:table-cell table:style-name="ce16" table:formula="oooc:=[.$C$8]/12*[.B149]" office:value-type="currency" office:value="403.500893774777">
            <text:p>$403.50</text:p>
          </table:table-cell>
          <table:table-cell table:style-name="ce34" table:formula="oooc:=IF([.B149]&lt;=[.$F$2]+[.C149];[.B149]+[.C149];[.$F$2]-[.C149])" office:value-type="currency" office:value="489.829388702831">
            <text:p>$489.83</text:p>
          </table:table-cell>
          <table:table-cell table:style-name="ce16" table:formula="oooc:=IF([.B149]=0;0;IF(SUM([.B149]+[.C149]-[.D149])&gt;=[.$F$4];[.$F$4];[.B149]+[.C149]-[.D149]))" office:value-type="currency" office:value="200">
            <text:p>$200.00</text:p>
          </table:table-cell>
          <table:table-cell table:style-name="ce43" table:formula="oooc:=IF(([.B149]-[.D149]-[.E149])&lt;0;0;([.B149]-([.D149]+[.E149])))" office:value-type="currency" office:value="80010.3493662526">
            <text:p>$80,010.3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9">
            <text:p>139</text:p>
          </table:table-cell>
          <table:table-cell table:style-name="ce16" table:formula="oooc:=IF([.F149]&lt;0;0;[.F149])" office:value-type="currency" office:value="80010.3493662526">
            <text:p>$80,010.35</text:p>
          </table:table-cell>
          <table:table-cell table:style-name="ce16" table:formula="oooc:=[.$C$8]/12*[.B150]" office:value-type="currency" office:value="400.051746831263">
            <text:p>$400.05</text:p>
          </table:table-cell>
          <table:table-cell table:style-name="ce34" table:formula="oooc:=IF([.B150]&lt;=[.$F$2]+[.C150];[.B150]+[.C150];[.$F$2]-[.C150])" office:value-type="currency" office:value="493.278535646345">
            <text:p>$493.28</text:p>
          </table:table-cell>
          <table:table-cell table:style-name="ce16" table:formula="oooc:=IF([.B150]=0;0;IF(SUM([.B150]+[.C150]-[.D150])&gt;=[.$F$4];[.$F$4];[.B150]+[.C150]-[.D150]))" office:value-type="currency" office:value="200">
            <text:p>$200.00</text:p>
          </table:table-cell>
          <table:table-cell table:style-name="ce43" table:formula="oooc:=IF(([.B150]-[.D150]-[.E150])&lt;0;0;([.B150]-([.D150]+[.E150])))" office:value-type="currency" office:value="79317.0708306063">
            <text:p>$79,317.0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0">
            <text:p>140</text:p>
          </table:table-cell>
          <table:table-cell table:style-name="ce16" table:formula="oooc:=IF([.F150]&lt;0;0;[.F150])" office:value-type="currency" office:value="79317.0708306063">
            <text:p>$79,317.07</text:p>
          </table:table-cell>
          <table:table-cell table:style-name="ce16" table:formula="oooc:=[.$C$8]/12*[.B151]" office:value-type="currency" office:value="396.585354153031">
            <text:p>$396.59</text:p>
          </table:table-cell>
          <table:table-cell table:style-name="ce34" table:formula="oooc:=IF([.B151]&lt;=[.$F$2]+[.C151];[.B151]+[.C151];[.$F$2]-[.C151])" office:value-type="currency" office:value="496.744928324577">
            <text:p>$496.74</text:p>
          </table:table-cell>
          <table:table-cell table:style-name="ce16" table:formula="oooc:=IF([.B151]=0;0;IF(SUM([.B151]+[.C151]-[.D151])&gt;=[.$F$4];[.$F$4];[.B151]+[.C151]-[.D151]))" office:value-type="currency" office:value="200">
            <text:p>$200.00</text:p>
          </table:table-cell>
          <table:table-cell table:style-name="ce43" table:formula="oooc:=IF(([.B151]-[.D151]-[.E151])&lt;0;0;([.B151]-([.D151]+[.E151])))" office:value-type="currency" office:value="78620.3259022817">
            <text:p>$78,620.3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1">
            <text:p>141</text:p>
          </table:table-cell>
          <table:table-cell table:style-name="ce16" table:formula="oooc:=IF([.F151]&lt;0;0;[.F151])" office:value-type="currency" office:value="78620.3259022817">
            <text:p>$78,620.33</text:p>
          </table:table-cell>
          <table:table-cell table:style-name="ce16" table:formula="oooc:=[.$C$8]/12*[.B152]" office:value-type="currency" office:value="393.101629511408">
            <text:p>$393.10</text:p>
          </table:table-cell>
          <table:table-cell table:style-name="ce34" table:formula="oooc:=IF([.B152]&lt;=[.$F$2]+[.C152];[.B152]+[.C152];[.$F$2]-[.C152])" office:value-type="currency" office:value="500.228652966199">
            <text:p>$500.23</text:p>
          </table:table-cell>
          <table:table-cell table:style-name="ce16" table:formula="oooc:=IF([.B152]=0;0;IF(SUM([.B152]+[.C152]-[.D152])&gt;=[.$F$4];[.$F$4];[.B152]+[.C152]-[.D152]))" office:value-type="currency" office:value="200">
            <text:p>$200.00</text:p>
          </table:table-cell>
          <table:table-cell table:style-name="ce43" table:formula="oooc:=IF(([.B152]-[.D152]-[.E152])&lt;0;0;([.B152]-([.D152]+[.E152])))" office:value-type="currency" office:value="77920.0972493155">
            <text:p>$77,920.1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2">
            <text:p>142</text:p>
          </table:table-cell>
          <table:table-cell table:style-name="ce16" table:formula="oooc:=IF([.F152]&lt;0;0;[.F152])" office:value-type="currency" office:value="77920.0972493155">
            <text:p>$77,920.10</text:p>
          </table:table-cell>
          <table:table-cell table:style-name="ce16" table:formula="oooc:=[.$C$8]/12*[.B153]" office:value-type="currency" office:value="389.600486246577">
            <text:p>$389.60</text:p>
          </table:table-cell>
          <table:table-cell table:style-name="ce34" table:formula="oooc:=IF([.B153]&lt;=[.$F$2]+[.C153];[.B153]+[.C153];[.$F$2]-[.C153])" office:value-type="currency" office:value="503.72979623103">
            <text:p>$503.73</text:p>
          </table:table-cell>
          <table:table-cell table:style-name="ce16" table:formula="oooc:=IF([.B153]=0;0;IF(SUM([.B153]+[.C153]-[.D153])&gt;=[.$F$4];[.$F$4];[.B153]+[.C153]-[.D153]))" office:value-type="currency" office:value="200">
            <text:p>$200.00</text:p>
          </table:table-cell>
          <table:table-cell table:style-name="ce43" table:formula="oooc:=IF(([.B153]-[.D153]-[.E153])&lt;0;0;([.B153]-([.D153]+[.E153])))" office:value-type="currency" office:value="77216.3674530845">
            <text:p>$77,216.3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3">
            <text:p>143</text:p>
          </table:table-cell>
          <table:table-cell table:style-name="ce16" table:formula="oooc:=IF([.F153]&lt;0;0;[.F153])" office:value-type="currency" office:value="77216.3674530845">
            <text:p>$77,216.37</text:p>
          </table:table-cell>
          <table:table-cell table:style-name="ce16" table:formula="oooc:=[.$C$8]/12*[.B154]" office:value-type="currency" office:value="386.081837265422">
            <text:p>$386.08</text:p>
          </table:table-cell>
          <table:table-cell table:style-name="ce34" table:formula="oooc:=IF([.B154]&lt;=[.$F$2]+[.C154];[.B154]+[.C154];[.$F$2]-[.C154])" office:value-type="currency" office:value="507.248445212186">
            <text:p>$507.25</text:p>
          </table:table-cell>
          <table:table-cell table:style-name="ce16" table:formula="oooc:=IF([.B154]=0;0;IF(SUM([.B154]+[.C154]-[.D154])&gt;=[.$F$4];[.$F$4];[.B154]+[.C154]-[.D154]))" office:value-type="currency" office:value="200">
            <text:p>$200.00</text:p>
          </table:table-cell>
          <table:table-cell table:style-name="ce43" table:formula="oooc:=IF(([.B154]-[.D154]-[.E154])&lt;0;0;([.B154]-([.D154]+[.E154])))" office:value-type="currency" office:value="76509.1190078723">
            <text:p>$76,509.1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4">
            <text:p>144</text:p>
          </table:table-cell>
          <table:table-cell table:style-name="ce16" table:formula="oooc:=IF([.F154]&lt;0;0;[.F154])" office:value-type="currency" office:value="76509.1190078723">
            <text:p>$76,509.12</text:p>
          </table:table-cell>
          <table:table-cell table:style-name="ce16" table:formula="oooc:=[.$C$8]/12*[.B155]" office:value-type="currency" office:value="382.545595039361">
            <text:p>$382.55</text:p>
          </table:table-cell>
          <table:table-cell table:style-name="ce34" table:formula="oooc:=IF([.B155]&lt;=[.$F$2]+[.C155];[.B155]+[.C155];[.$F$2]-[.C155])" office:value-type="currency" office:value="510.784687438246">
            <text:p>$510.78</text:p>
          </table:table-cell>
          <table:table-cell table:style-name="ce16" table:formula="oooc:=IF([.B155]=0;0;IF(SUM([.B155]+[.C155]-[.D155])&gt;=[.$F$4];[.$F$4];[.B155]+[.C155]-[.D155]))" office:value-type="currency" office:value="200">
            <text:p>$200.00</text:p>
          </table:table-cell>
          <table:table-cell table:style-name="ce43" table:formula="oooc:=IF(([.B155]-[.D155]-[.E155])&lt;0;0;([.B155]-([.D155]+[.E155])))" office:value-type="currency" office:value="75798.334320434">
            <text:p>$75,798.3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5">
            <text:p>145</text:p>
          </table:table-cell>
          <table:table-cell table:style-name="ce16" table:formula="oooc:=IF([.F155]&lt;0;0;[.F155])" office:value-type="currency" office:value="75798.334320434">
            <text:p>$75,798.33</text:p>
          </table:table-cell>
          <table:table-cell table:style-name="ce16" table:formula="oooc:=[.$C$8]/12*[.B156]" office:value-type="currency" office:value="378.99167160217">
            <text:p>$378.99</text:p>
          </table:table-cell>
          <table:table-cell table:style-name="ce34" table:formula="oooc:=IF([.B156]&lt;=[.$F$2]+[.C156];[.B156]+[.C156];[.$F$2]-[.C156])" office:value-type="currency" office:value="514.338610875438">
            <text:p>$514.34</text:p>
          </table:table-cell>
          <table:table-cell table:style-name="ce16" table:formula="oooc:=IF([.B156]=0;0;IF(SUM([.B156]+[.C156]-[.D156])&gt;=[.$F$4];[.$F$4];[.B156]+[.C156]-[.D156]))" office:value-type="currency" office:value="200">
            <text:p>$200.00</text:p>
          </table:table-cell>
          <table:table-cell table:style-name="ce43" table:formula="oooc:=IF(([.B156]-[.D156]-[.E156])&lt;0;0;([.B156]-([.D156]+[.E156])))" office:value-type="currency" office:value="75083.9957095586">
            <text:p>$75,084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6">
            <text:p>146</text:p>
          </table:table-cell>
          <table:table-cell table:style-name="ce16" table:formula="oooc:=IF([.F156]&lt;0;0;[.F156])" office:value-type="currency" office:value="75083.9957095586">
            <text:p>$75,084.00</text:p>
          </table:table-cell>
          <table:table-cell table:style-name="ce16" table:formula="oooc:=[.$C$8]/12*[.B157]" office:value-type="currency" office:value="375.419978547793">
            <text:p>$375.42</text:p>
          </table:table-cell>
          <table:table-cell table:style-name="ce34" table:formula="oooc:=IF([.B157]&lt;=[.$F$2]+[.C157];[.B157]+[.C157];[.$F$2]-[.C157])" office:value-type="currency" office:value="517.910303929815">
            <text:p>$517.91</text:p>
          </table:table-cell>
          <table:table-cell table:style-name="ce16" table:formula="oooc:=IF([.B157]=0;0;IF(SUM([.B157]+[.C157]-[.D157])&gt;=[.$F$4];[.$F$4];[.B157]+[.C157]-[.D157]))" office:value-type="currency" office:value="200">
            <text:p>$200.00</text:p>
          </table:table-cell>
          <table:table-cell table:style-name="ce43" table:formula="oooc:=IF(([.B157]-[.D157]-[.E157])&lt;0;0;([.B157]-([.D157]+[.E157])))" office:value-type="currency" office:value="74366.0854056288">
            <text:p>$74,366.0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7">
            <text:p>147</text:p>
          </table:table-cell>
          <table:table-cell table:style-name="ce16" table:formula="oooc:=IF([.F157]&lt;0;0;[.F157])" office:value-type="currency" office:value="74366.0854056288">
            <text:p>$74,366.09</text:p>
          </table:table-cell>
          <table:table-cell table:style-name="ce16" table:formula="oooc:=[.$C$8]/12*[.B158]" office:value-type="currency" office:value="371.830427028144">
            <text:p>$371.83</text:p>
          </table:table-cell>
          <table:table-cell table:style-name="ce34" table:formula="oooc:=IF([.B158]&lt;=[.$F$2]+[.C158];[.B158]+[.C158];[.$F$2]-[.C158])" office:value-type="currency" office:value="521.499855449464">
            <text:p>$521.50</text:p>
          </table:table-cell>
          <table:table-cell table:style-name="ce16" table:formula="oooc:=IF([.B158]=0;0;IF(SUM([.B158]+[.C158]-[.D158])&gt;=[.$F$4];[.$F$4];[.B158]+[.C158]-[.D158]))" office:value-type="currency" office:value="200">
            <text:p>$200.00</text:p>
          </table:table-cell>
          <table:table-cell table:style-name="ce43" table:formula="oooc:=IF(([.B158]-[.D158]-[.E158])&lt;0;0;([.B158]-([.D158]+[.E158])))" office:value-type="currency" office:value="73644.5855501793">
            <text:p>$73,644.5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8">
            <text:p>148</text:p>
          </table:table-cell>
          <table:table-cell table:style-name="ce16" table:formula="oooc:=IF([.F158]&lt;0;0;[.F158])" office:value-type="currency" office:value="73644.5855501793">
            <text:p>$73,644.59</text:p>
          </table:table-cell>
          <table:table-cell table:style-name="ce16" table:formula="oooc:=[.$C$8]/12*[.B159]" office:value-type="currency" office:value="368.222927750897">
            <text:p>$368.22</text:p>
          </table:table-cell>
          <table:table-cell table:style-name="ce34" table:formula="oooc:=IF([.B159]&lt;=[.$F$2]+[.C159];[.B159]+[.C159];[.$F$2]-[.C159])" office:value-type="currency" office:value="525.107354726711">
            <text:p>$525.11</text:p>
          </table:table-cell>
          <table:table-cell table:style-name="ce16" table:formula="oooc:=IF([.B159]=0;0;IF(SUM([.B159]+[.C159]-[.D159])&gt;=[.$F$4];[.$F$4];[.B159]+[.C159]-[.D159]))" office:value-type="currency" office:value="200">
            <text:p>$200.00</text:p>
          </table:table-cell>
          <table:table-cell table:style-name="ce43" table:formula="oooc:=IF(([.B159]-[.D159]-[.E159])&lt;0;0;([.B159]-([.D159]+[.E159])))" office:value-type="currency" office:value="72919.4781954526">
            <text:p>$72,919.4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9">
            <text:p>149</text:p>
          </table:table-cell>
          <table:table-cell table:style-name="ce16" table:formula="oooc:=IF([.F159]&lt;0;0;[.F159])" office:value-type="currency" office:value="72919.4781954526">
            <text:p>$72,919.48</text:p>
          </table:table-cell>
          <table:table-cell table:style-name="ce16" table:formula="oooc:=[.$C$8]/12*[.B160]" office:value-type="currency" office:value="364.597390977263">
            <text:p>$364.60</text:p>
          </table:table-cell>
          <table:table-cell table:style-name="ce34" table:formula="oooc:=IF([.B160]&lt;=[.$F$2]+[.C160];[.B160]+[.C160];[.$F$2]-[.C160])" office:value-type="currency" office:value="528.732891500345">
            <text:p>$528.73</text:p>
          </table:table-cell>
          <table:table-cell table:style-name="ce16" table:formula="oooc:=IF([.B160]=0;0;IF(SUM([.B160]+[.C160]-[.D160])&gt;=[.$F$4];[.$F$4];[.B160]+[.C160]-[.D160]))" office:value-type="currency" office:value="200">
            <text:p>$200.00</text:p>
          </table:table-cell>
          <table:table-cell table:style-name="ce43" table:formula="oooc:=IF(([.B160]-[.D160]-[.E160])&lt;0;0;([.B160]-([.D160]+[.E160])))" office:value-type="currency" office:value="72190.7453039523">
            <text:p>$72,190.7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0">
            <text:p>150</text:p>
          </table:table-cell>
          <table:table-cell table:style-name="ce16" table:formula="oooc:=IF([.F160]&lt;0;0;[.F160])" office:value-type="currency" office:value="72190.7453039523">
            <text:p>$72,190.75</text:p>
          </table:table-cell>
          <table:table-cell table:style-name="ce16" table:formula="oooc:=[.$C$8]/12*[.B161]" office:value-type="currency" office:value="360.953726519761">
            <text:p>$360.95</text:p>
          </table:table-cell>
          <table:table-cell table:style-name="ce34" table:formula="oooc:=IF([.B161]&lt;=[.$F$2]+[.C161];[.B161]+[.C161];[.$F$2]-[.C161])" office:value-type="currency" office:value="532.376555957847">
            <text:p>$532.38</text:p>
          </table:table-cell>
          <table:table-cell table:style-name="ce16" table:formula="oooc:=IF([.B161]=0;0;IF(SUM([.B161]+[.C161]-[.D161])&gt;=[.$F$4];[.$F$4];[.B161]+[.C161]-[.D161]))" office:value-type="currency" office:value="200">
            <text:p>$200.00</text:p>
          </table:table-cell>
          <table:table-cell table:style-name="ce43" table:formula="oooc:=IF(([.B161]-[.D161]-[.E161])&lt;0;0;([.B161]-([.D161]+[.E161])))" office:value-type="currency" office:value="71458.3687479944">
            <text:p>$71,458.3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1">
            <text:p>151</text:p>
          </table:table-cell>
          <table:table-cell table:style-name="ce16" table:formula="oooc:=IF([.F161]&lt;0;0;[.F161])" office:value-type="currency" office:value="71458.3687479944">
            <text:p>$71,458.37</text:p>
          </table:table-cell>
          <table:table-cell table:style-name="ce16" table:formula="oooc:=[.$C$8]/12*[.B162]" office:value-type="currency" office:value="357.291843739972">
            <text:p>$357.29</text:p>
          </table:table-cell>
          <table:table-cell table:style-name="ce34" table:formula="oooc:=IF([.B162]&lt;=[.$F$2]+[.C162];[.B162]+[.C162];[.$F$2]-[.C162])" office:value-type="currency" office:value="536.038438737636">
            <text:p>$536.04</text:p>
          </table:table-cell>
          <table:table-cell table:style-name="ce16" table:formula="oooc:=IF([.B162]=0;0;IF(SUM([.B162]+[.C162]-[.D162])&gt;=[.$F$4];[.$F$4];[.B162]+[.C162]-[.D162]))" office:value-type="currency" office:value="200">
            <text:p>$200.00</text:p>
          </table:table-cell>
          <table:table-cell table:style-name="ce43" table:formula="oooc:=IF(([.B162]-[.D162]-[.E162])&lt;0;0;([.B162]-([.D162]+[.E162])))" office:value-type="currency" office:value="70722.3303092568">
            <text:p>$70,722.3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2">
            <text:p>152</text:p>
          </table:table-cell>
          <table:table-cell table:style-name="ce16" table:formula="oooc:=IF([.F162]&lt;0;0;[.F162])" office:value-type="currency" office:value="70722.3303092568">
            <text:p>$70,722.33</text:p>
          </table:table-cell>
          <table:table-cell table:style-name="ce16" table:formula="oooc:=[.$C$8]/12*[.B163]" office:value-type="currency" office:value="353.611651546284">
            <text:p>$353.61</text:p>
          </table:table-cell>
          <table:table-cell table:style-name="ce34" table:formula="oooc:=IF([.B163]&lt;=[.$F$2]+[.C163];[.B163]+[.C163];[.$F$2]-[.C163])" office:value-type="currency" office:value="539.718630931324">
            <text:p>$539.72</text:p>
          </table:table-cell>
          <table:table-cell table:style-name="ce16" table:formula="oooc:=IF([.B163]=0;0;IF(SUM([.B163]+[.C163]-[.D163])&gt;=[.$F$4];[.$F$4];[.B163]+[.C163]-[.D163]))" office:value-type="currency" office:value="200">
            <text:p>$200.00</text:p>
          </table:table-cell>
          <table:table-cell table:style-name="ce43" table:formula="oooc:=IF(([.B163]-[.D163]-[.E163])&lt;0;0;([.B163]-([.D163]+[.E163])))" office:value-type="currency" office:value="69982.6116783254">
            <text:p>$69,982.6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3">
            <text:p>153</text:p>
          </table:table-cell>
          <table:table-cell table:style-name="ce16" table:formula="oooc:=IF([.F163]&lt;0;0;[.F163])" office:value-type="currency" office:value="69982.6116783254">
            <text:p>$69,982.61</text:p>
          </table:table-cell>
          <table:table-cell table:style-name="ce16" table:formula="oooc:=[.$C$8]/12*[.B164]" office:value-type="currency" office:value="349.913058391627">
            <text:p>$349.91</text:p>
          </table:table-cell>
          <table:table-cell table:style-name="ce34" table:formula="oooc:=IF([.B164]&lt;=[.$F$2]+[.C164];[.B164]+[.C164];[.$F$2]-[.C164])" office:value-type="currency" office:value="543.417224085981">
            <text:p>$543.42</text:p>
          </table:table-cell>
          <table:table-cell table:style-name="ce16" table:formula="oooc:=IF([.B164]=0;0;IF(SUM([.B164]+[.C164]-[.D164])&gt;=[.$F$4];[.$F$4];[.B164]+[.C164]-[.D164]))" office:value-type="currency" office:value="200">
            <text:p>$200.00</text:p>
          </table:table-cell>
          <table:table-cell table:style-name="ce43" table:formula="oooc:=IF(([.B164]-[.D164]-[.E164])&lt;0;0;([.B164]-([.D164]+[.E164])))" office:value-type="currency" office:value="69239.1944542395">
            <text:p>$69,239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4">
            <text:p>154</text:p>
          </table:table-cell>
          <table:table-cell table:style-name="ce16" table:formula="oooc:=IF([.F164]&lt;0;0;[.F164])" office:value-type="currency" office:value="69239.1944542395">
            <text:p>$69,239.19</text:p>
          </table:table-cell>
          <table:table-cell table:style-name="ce16" table:formula="oooc:=[.$C$8]/12*[.B165]" office:value-type="currency" office:value="346.195972271197">
            <text:p>$346.20</text:p>
          </table:table-cell>
          <table:table-cell table:style-name="ce34" table:formula="oooc:=IF([.B165]&lt;=[.$F$2]+[.C165];[.B165]+[.C165];[.$F$2]-[.C165])" office:value-type="currency" office:value="547.134310206411">
            <text:p>$547.13</text:p>
          </table:table-cell>
          <table:table-cell table:style-name="ce16" table:formula="oooc:=IF([.B165]=0;0;IF(SUM([.B165]+[.C165]-[.D165])&gt;=[.$F$4];[.$F$4];[.B165]+[.C165]-[.D165]))" office:value-type="currency" office:value="200">
            <text:p>$200.00</text:p>
          </table:table-cell>
          <table:table-cell table:style-name="ce43" table:formula="oooc:=IF(([.B165]-[.D165]-[.E165])&lt;0;0;([.B165]-([.D165]+[.E165])))" office:value-type="currency" office:value="68492.0601440331">
            <text:p>$68,492.0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5">
            <text:p>155</text:p>
          </table:table-cell>
          <table:table-cell table:style-name="ce16" table:formula="oooc:=IF([.F165]&lt;0;0;[.F165])" office:value-type="currency" office:value="68492.0601440331">
            <text:p>$68,492.06</text:p>
          </table:table-cell>
          <table:table-cell table:style-name="ce16" table:formula="oooc:=[.$C$8]/12*[.B166]" office:value-type="currency" office:value="342.460300720165">
            <text:p>$342.46</text:p>
          </table:table-cell>
          <table:table-cell table:style-name="ce34" table:formula="oooc:=IF([.B166]&lt;=[.$F$2]+[.C166];[.B166]+[.C166];[.$F$2]-[.C166])" office:value-type="currency" office:value="550.869981757443">
            <text:p>$550.87</text:p>
          </table:table-cell>
          <table:table-cell table:style-name="ce16" table:formula="oooc:=IF([.B166]=0;0;IF(SUM([.B166]+[.C166]-[.D166])&gt;=[.$F$4];[.$F$4];[.B166]+[.C166]-[.D166]))" office:value-type="currency" office:value="200">
            <text:p>$200.00</text:p>
          </table:table-cell>
          <table:table-cell table:style-name="ce43" table:formula="oooc:=IF(([.B166]-[.D166]-[.E166])&lt;0;0;([.B166]-([.D166]+[.E166])))" office:value-type="currency" office:value="67741.1901622756">
            <text:p>$67,741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6">
            <text:p>156</text:p>
          </table:table-cell>
          <table:table-cell table:style-name="ce16" table:formula="oooc:=IF([.F166]&lt;0;0;[.F166])" office:value-type="currency" office:value="67741.1901622756">
            <text:p>$67,741.19</text:p>
          </table:table-cell>
          <table:table-cell table:style-name="ce16" table:formula="oooc:=[.$C$8]/12*[.B167]" office:value-type="currency" office:value="338.705950811378">
            <text:p>$338.71</text:p>
          </table:table-cell>
          <table:table-cell table:style-name="ce34" table:formula="oooc:=IF([.B167]&lt;=[.$F$2]+[.C167];[.B167]+[.C167];[.$F$2]-[.C167])" office:value-type="currency" office:value="554.62433166623">
            <text:p>$554.62</text:p>
          </table:table-cell>
          <table:table-cell table:style-name="ce16" table:formula="oooc:=IF([.B167]=0;0;IF(SUM([.B167]+[.C167]-[.D167])&gt;=[.$F$4];[.$F$4];[.B167]+[.C167]-[.D167]))" office:value-type="currency" office:value="200">
            <text:p>$200.00</text:p>
          </table:table-cell>
          <table:table-cell table:style-name="ce43" table:formula="oooc:=IF(([.B167]-[.D167]-[.E167])&lt;0;0;([.B167]-([.D167]+[.E167])))" office:value-type="currency" office:value="66986.5658306094">
            <text:p>$66,986.5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7">
            <text:p>157</text:p>
          </table:table-cell>
          <table:table-cell table:style-name="ce16" table:formula="oooc:=IF([.F167]&lt;0;0;[.F167])" office:value-type="currency" office:value="66986.5658306094">
            <text:p>$66,986.57</text:p>
          </table:table-cell>
          <table:table-cell table:style-name="ce16" table:formula="oooc:=[.$C$8]/12*[.B168]" office:value-type="currency" office:value="334.932829153047">
            <text:p>$334.93</text:p>
          </table:table-cell>
          <table:table-cell table:style-name="ce34" table:formula="oooc:=IF([.B168]&lt;=[.$F$2]+[.C168];[.B168]+[.C168];[.$F$2]-[.C168])" office:value-type="currency" office:value="558.397453324561">
            <text:p>$558.40</text:p>
          </table:table-cell>
          <table:table-cell table:style-name="ce16" table:formula="oooc:=IF([.B168]=0;0;IF(SUM([.B168]+[.C168]-[.D168])&gt;=[.$F$4];[.$F$4];[.B168]+[.C168]-[.D168]))" office:value-type="currency" office:value="200">
            <text:p>$200.00</text:p>
          </table:table-cell>
          <table:table-cell table:style-name="ce43" table:formula="oooc:=IF(([.B168]-[.D168]-[.E168])&lt;0;0;([.B168]-([.D168]+[.E168])))" office:value-type="currency" office:value="66228.1683772848">
            <text:p>$66,228.1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8">
            <text:p>158</text:p>
          </table:table-cell>
          <table:table-cell table:style-name="ce16" table:formula="oooc:=IF([.F168]&lt;0;0;[.F168])" office:value-type="currency" office:value="66228.1683772848">
            <text:p>$66,228.17</text:p>
          </table:table-cell>
          <table:table-cell table:style-name="ce16" table:formula="oooc:=[.$C$8]/12*[.B169]" office:value-type="currency" office:value="331.140841886424">
            <text:p>$331.14</text:p>
          </table:table-cell>
          <table:table-cell table:style-name="ce34" table:formula="oooc:=IF([.B169]&lt;=[.$F$2]+[.C169];[.B169]+[.C169];[.$F$2]-[.C169])" office:value-type="currency" office:value="562.189440591184">
            <text:p>$562.19</text:p>
          </table:table-cell>
          <table:table-cell table:style-name="ce16" table:formula="oooc:=IF([.B169]=0;0;IF(SUM([.B169]+[.C169]-[.D169])&gt;=[.$F$4];[.$F$4];[.B169]+[.C169]-[.D169]))" office:value-type="currency" office:value="200">
            <text:p>$200.00</text:p>
          </table:table-cell>
          <table:table-cell table:style-name="ce43" table:formula="oooc:=IF(([.B169]-[.D169]-[.E169])&lt;0;0;([.B169]-([.D169]+[.E169])))" office:value-type="currency" office:value="65465.9789366936">
            <text:p>$65,465.9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9">
            <text:p>159</text:p>
          </table:table-cell>
          <table:table-cell table:style-name="ce16" table:formula="oooc:=IF([.F169]&lt;0;0;[.F169])" office:value-type="currency" office:value="65465.9789366936">
            <text:p>$65,465.98</text:p>
          </table:table-cell>
          <table:table-cell table:style-name="ce16" table:formula="oooc:=[.$C$8]/12*[.B170]" office:value-type="currency" office:value="327.329894683468">
            <text:p>$327.33</text:p>
          </table:table-cell>
          <table:table-cell table:style-name="ce34" table:formula="oooc:=IF([.B170]&lt;=[.$F$2]+[.C170];[.B170]+[.C170];[.$F$2]-[.C170])" office:value-type="currency" office:value="566.00038779414">
            <text:p>$566.00</text:p>
          </table:table-cell>
          <table:table-cell table:style-name="ce16" table:formula="oooc:=IF([.B170]=0;0;IF(SUM([.B170]+[.C170]-[.D170])&gt;=[.$F$4];[.$F$4];[.B170]+[.C170]-[.D170]))" office:value-type="currency" office:value="200">
            <text:p>$200.00</text:p>
          </table:table-cell>
          <table:table-cell table:style-name="ce43" table:formula="oooc:=IF(([.B170]-[.D170]-[.E170])&lt;0;0;([.B170]-([.D170]+[.E170])))" office:value-type="currency" office:value="64699.9785488995">
            <text:p>$64,699.9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0">
            <text:p>160</text:p>
          </table:table-cell>
          <table:table-cell table:style-name="ce16" table:formula="oooc:=IF([.F170]&lt;0;0;[.F170])" office:value-type="currency" office:value="64699.9785488995">
            <text:p>$64,699.98</text:p>
          </table:table-cell>
          <table:table-cell table:style-name="ce16" table:formula="oooc:=[.$C$8]/12*[.B171]" office:value-type="currency" office:value="323.499892744497">
            <text:p>$323.50</text:p>
          </table:table-cell>
          <table:table-cell table:style-name="ce34" table:formula="oooc:=IF([.B171]&lt;=[.$F$2]+[.C171];[.B171]+[.C171];[.$F$2]-[.C171])" office:value-type="currency" office:value="569.83038973311">
            <text:p>$569.83</text:p>
          </table:table-cell>
          <table:table-cell table:style-name="ce16" table:formula="oooc:=IF([.B171]=0;0;IF(SUM([.B171]+[.C171]-[.D171])&gt;=[.$F$4];[.$F$4];[.B171]+[.C171]-[.D171]))" office:value-type="currency" office:value="200">
            <text:p>$200.00</text:p>
          </table:table-cell>
          <table:table-cell table:style-name="ce43" table:formula="oooc:=IF(([.B171]-[.D171]-[.E171])&lt;0;0;([.B171]-([.D171]+[.E171])))" office:value-type="currency" office:value="63930.1481591664">
            <text:p>$63,930.1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1">
            <text:p>161</text:p>
          </table:table-cell>
          <table:table-cell table:style-name="ce16" table:formula="oooc:=IF([.F171]&lt;0;0;[.F171])" office:value-type="currency" office:value="63930.1481591664">
            <text:p>$63,930.15</text:p>
          </table:table-cell>
          <table:table-cell table:style-name="ce16" table:formula="oooc:=[.$C$8]/12*[.B172]" office:value-type="currency" office:value="319.650740795832">
            <text:p>$319.65</text:p>
          </table:table-cell>
          <table:table-cell table:style-name="ce34" table:formula="oooc:=IF([.B172]&lt;=[.$F$2]+[.C172];[.B172]+[.C172];[.$F$2]-[.C172])" office:value-type="currency" office:value="573.679541681776">
            <text:p>$573.68</text:p>
          </table:table-cell>
          <table:table-cell table:style-name="ce16" table:formula="oooc:=IF([.B172]=0;0;IF(SUM([.B172]+[.C172]-[.D172])&gt;=[.$F$4];[.$F$4];[.B172]+[.C172]-[.D172]))" office:value-type="currency" office:value="200">
            <text:p>$200.00</text:p>
          </table:table-cell>
          <table:table-cell table:style-name="ce43" table:formula="oooc:=IF(([.B172]-[.D172]-[.E172])&lt;0;0;([.B172]-([.D172]+[.E172])))" office:value-type="currency" office:value="63156.4686174846">
            <text:p>$63,156.4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2">
            <text:p>162</text:p>
          </table:table-cell>
          <table:table-cell table:style-name="ce16" table:formula="oooc:=IF([.F172]&lt;0;0;[.F172])" office:value-type="currency" office:value="63156.4686174846">
            <text:p>$63,156.47</text:p>
          </table:table-cell>
          <table:table-cell table:style-name="ce16" table:formula="oooc:=[.$C$8]/12*[.B173]" office:value-type="currency" office:value="315.782343087423">
            <text:p>$315.78</text:p>
          </table:table-cell>
          <table:table-cell table:style-name="ce34" table:formula="oooc:=IF([.B173]&lt;=[.$F$2]+[.C173];[.B173]+[.C173];[.$F$2]-[.C173])" office:value-type="currency" office:value="577.547939390185">
            <text:p>$577.55</text:p>
          </table:table-cell>
          <table:table-cell table:style-name="ce16" table:formula="oooc:=IF([.B173]=0;0;IF(SUM([.B173]+[.C173]-[.D173])&gt;=[.$F$4];[.$F$4];[.B173]+[.C173]-[.D173]))" office:value-type="currency" office:value="200">
            <text:p>$200.00</text:p>
          </table:table-cell>
          <table:table-cell table:style-name="ce43" table:formula="oooc:=IF(([.B173]-[.D173]-[.E173])&lt;0;0;([.B173]-([.D173]+[.E173])))" office:value-type="currency" office:value="62378.9206780944">
            <text:p>$62,378.9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3">
            <text:p>163</text:p>
          </table:table-cell>
          <table:table-cell table:style-name="ce16" table:formula="oooc:=IF([.F173]&lt;0;0;[.F173])" office:value-type="currency" office:value="62378.9206780944">
            <text:p>$62,378.92</text:p>
          </table:table-cell>
          <table:table-cell table:style-name="ce16" table:formula="oooc:=[.$C$8]/12*[.B174]" office:value-type="currency" office:value="311.894603390472">
            <text:p>$311.89</text:p>
          </table:table-cell>
          <table:table-cell table:style-name="ce34" table:formula="oooc:=IF([.B174]&lt;=[.$F$2]+[.C174];[.B174]+[.C174];[.$F$2]-[.C174])" office:value-type="currency" office:value="581.435679087136">
            <text:p>$581.44</text:p>
          </table:table-cell>
          <table:table-cell table:style-name="ce16" table:formula="oooc:=IF([.B174]=0;0;IF(SUM([.B174]+[.C174]-[.D174])&gt;=[.$F$4];[.$F$4];[.B174]+[.C174]-[.D174]))" office:value-type="currency" office:value="200">
            <text:p>$200.00</text:p>
          </table:table-cell>
          <table:table-cell table:style-name="ce43" table:formula="oooc:=IF(([.B174]-[.D174]-[.E174])&lt;0;0;([.B174]-([.D174]+[.E174])))" office:value-type="currency" office:value="61597.4849990073">
            <text:p>$61,597.4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4">
            <text:p>164</text:p>
          </table:table-cell>
          <table:table-cell table:style-name="ce16" table:formula="oooc:=IF([.F174]&lt;0;0;[.F174])" office:value-type="currency" office:value="61597.4849990073">
            <text:p>$61,597.48</text:p>
          </table:table-cell>
          <table:table-cell table:style-name="ce16" table:formula="oooc:=[.$C$8]/12*[.B175]" office:value-type="currency" office:value="307.987424995036">
            <text:p>$307.99</text:p>
          </table:table-cell>
          <table:table-cell table:style-name="ce34" table:formula="oooc:=IF([.B175]&lt;=[.$F$2]+[.C175];[.B175]+[.C175];[.$F$2]-[.C175])" office:value-type="currency" office:value="585.342857482571">
            <text:p>$585.34</text:p>
          </table:table-cell>
          <table:table-cell table:style-name="ce16" table:formula="oooc:=IF([.B175]=0;0;IF(SUM([.B175]+[.C175]-[.D175])&gt;=[.$F$4];[.$F$4];[.B175]+[.C175]-[.D175]))" office:value-type="currency" office:value="200">
            <text:p>$200.00</text:p>
          </table:table-cell>
          <table:table-cell table:style-name="ce43" table:formula="oooc:=IF(([.B175]-[.D175]-[.E175])&lt;0;0;([.B175]-([.D175]+[.E175])))" office:value-type="currency" office:value="60812.1421415247">
            <text:p>$60,812.1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5">
            <text:p>165</text:p>
          </table:table-cell>
          <table:table-cell table:style-name="ce16" table:formula="oooc:=IF([.F175]&lt;0;0;[.F175])" office:value-type="currency" office:value="60812.1421415247">
            <text:p>$60,812.14</text:p>
          </table:table-cell>
          <table:table-cell table:style-name="ce16" table:formula="oooc:=[.$C$8]/12*[.B176]" office:value-type="currency" office:value="304.060710707624">
            <text:p>$304.06</text:p>
          </table:table-cell>
          <table:table-cell table:style-name="ce34" table:formula="oooc:=IF([.B176]&lt;=[.$F$2]+[.C176];[.B176]+[.C176];[.$F$2]-[.C176])" office:value-type="currency" office:value="589.269571769984">
            <text:p>$589.27</text:p>
          </table:table-cell>
          <table:table-cell table:style-name="ce16" table:formula="oooc:=IF([.B176]=0;0;IF(SUM([.B176]+[.C176]-[.D176])&gt;=[.$F$4];[.$F$4];[.B176]+[.C176]-[.D176]))" office:value-type="currency" office:value="200">
            <text:p>$200.00</text:p>
          </table:table-cell>
          <table:table-cell table:style-name="ce43" table:formula="oooc:=IF(([.B176]-[.D176]-[.E176])&lt;0;0;([.B176]-([.D176]+[.E176])))" office:value-type="currency" office:value="60022.8725697547">
            <text:p>$60,022.8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6">
            <text:p>166</text:p>
          </table:table-cell>
          <table:table-cell table:style-name="ce16" table:formula="oooc:=IF([.F176]&lt;0;0;[.F176])" office:value-type="currency" office:value="60022.8725697547">
            <text:p>$60,022.87</text:p>
          </table:table-cell>
          <table:table-cell table:style-name="ce16" table:formula="oooc:=[.$C$8]/12*[.B177]" office:value-type="currency" office:value="300.114362848774">
            <text:p>$300.11</text:p>
          </table:table-cell>
          <table:table-cell table:style-name="ce34" table:formula="oooc:=IF([.B177]&lt;=[.$F$2]+[.C177];[.B177]+[.C177];[.$F$2]-[.C177])" office:value-type="currency" office:value="593.215919628834">
            <text:p>$593.22</text:p>
          </table:table-cell>
          <table:table-cell table:style-name="ce16" table:formula="oooc:=IF([.B177]=0;0;IF(SUM([.B177]+[.C177]-[.D177])&gt;=[.$F$4];[.$F$4];[.B177]+[.C177]-[.D177]))" office:value-type="currency" office:value="200">
            <text:p>$200.00</text:p>
          </table:table-cell>
          <table:table-cell table:style-name="ce43" table:formula="oooc:=IF(([.B177]-[.D177]-[.E177])&lt;0;0;([.B177]-([.D177]+[.E177])))" office:value-type="currency" office:value="59229.6566501259">
            <text:p>$59,229.6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7">
            <text:p>167</text:p>
          </table:table-cell>
          <table:table-cell table:style-name="ce16" table:formula="oooc:=IF([.F177]&lt;0;0;[.F177])" office:value-type="currency" office:value="59229.6566501259">
            <text:p>$59,229.66</text:p>
          </table:table-cell>
          <table:table-cell table:style-name="ce16" table:formula="oooc:=[.$C$8]/12*[.B178]" office:value-type="currency" office:value="296.148283250629">
            <text:p>$296.15</text:p>
          </table:table-cell>
          <table:table-cell table:style-name="ce34" table:formula="oooc:=IF([.B178]&lt;=[.$F$2]+[.C178];[.B178]+[.C178];[.$F$2]-[.C178])" office:value-type="currency" office:value="597.181999226978">
            <text:p>$597.18</text:p>
          </table:table-cell>
          <table:table-cell table:style-name="ce16" table:formula="oooc:=IF([.B178]=0;0;IF(SUM([.B178]+[.C178]-[.D178])&gt;=[.$F$4];[.$F$4];[.B178]+[.C178]-[.D178]))" office:value-type="currency" office:value="200">
            <text:p>$200.00</text:p>
          </table:table-cell>
          <table:table-cell table:style-name="ce43" table:formula="oooc:=IF(([.B178]-[.D178]-[.E178])&lt;0;0;([.B178]-([.D178]+[.E178])))" office:value-type="currency" office:value="58432.4746508989">
            <text:p>$58,432.4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8">
            <text:p>168</text:p>
          </table:table-cell>
          <table:table-cell table:style-name="ce16" table:formula="oooc:=IF([.F178]&lt;0;0;[.F178])" office:value-type="currency" office:value="58432.4746508989">
            <text:p>$58,432.47</text:p>
          </table:table-cell>
          <table:table-cell table:style-name="ce16" table:formula="oooc:=[.$C$8]/12*[.B179]" office:value-type="currency" office:value="292.162373254495">
            <text:p>$292.16</text:p>
          </table:table-cell>
          <table:table-cell table:style-name="ce34" table:formula="oooc:=IF([.B179]&lt;=[.$F$2]+[.C179];[.B179]+[.C179];[.$F$2]-[.C179])" office:value-type="currency" office:value="601.167909223113">
            <text:p>$601.17</text:p>
          </table:table-cell>
          <table:table-cell table:style-name="ce16" table:formula="oooc:=IF([.B179]=0;0;IF(SUM([.B179]+[.C179]-[.D179])&gt;=[.$F$4];[.$F$4];[.B179]+[.C179]-[.D179]))" office:value-type="currency" office:value="200">
            <text:p>$200.00</text:p>
          </table:table-cell>
          <table:table-cell table:style-name="ce43" table:formula="oooc:=IF(([.B179]-[.D179]-[.E179])&lt;0;0;([.B179]-([.D179]+[.E179])))" office:value-type="currency" office:value="57631.3067416758">
            <text:p>$57,631.3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9">
            <text:p>169</text:p>
          </table:table-cell>
          <table:table-cell table:style-name="ce16" table:formula="oooc:=IF([.F179]&lt;0;0;[.F179])" office:value-type="currency" office:value="57631.3067416758">
            <text:p>$57,631.31</text:p>
          </table:table-cell>
          <table:table-cell table:style-name="ce16" table:formula="oooc:=[.$C$8]/12*[.B180]" office:value-type="currency" office:value="288.156533708379">
            <text:p>$288.16</text:p>
          </table:table-cell>
          <table:table-cell table:style-name="ce34" table:formula="oooc:=IF([.B180]&lt;=[.$F$2]+[.C180];[.B180]+[.C180];[.$F$2]-[.C180])" office:value-type="currency" office:value="605.173748769229">
            <text:p>$605.17</text:p>
          </table:table-cell>
          <table:table-cell table:style-name="ce16" table:formula="oooc:=IF([.B180]=0;0;IF(SUM([.B180]+[.C180]-[.D180])&gt;=[.$F$4];[.$F$4];[.B180]+[.C180]-[.D180]))" office:value-type="currency" office:value="200">
            <text:p>$200.00</text:p>
          </table:table-cell>
          <table:table-cell table:style-name="ce43" table:formula="oooc:=IF(([.B180]-[.D180]-[.E180])&lt;0;0;([.B180]-([.D180]+[.E180])))" office:value-type="currency" office:value="56826.1329929066">
            <text:p>$56,826.1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0">
            <text:p>170</text:p>
          </table:table-cell>
          <table:table-cell table:style-name="ce16" table:formula="oooc:=IF([.F180]&lt;0;0;[.F180])" office:value-type="currency" office:value="56826.1329929066">
            <text:p>$56,826.13</text:p>
          </table:table-cell>
          <table:table-cell table:style-name="ce16" table:formula="oooc:=[.$C$8]/12*[.B181]" office:value-type="currency" office:value="284.130664964533">
            <text:p>$284.13</text:p>
          </table:table-cell>
          <table:table-cell table:style-name="ce34" table:formula="oooc:=IF([.B181]&lt;=[.$F$2]+[.C181];[.B181]+[.C181];[.$F$2]-[.C181])" office:value-type="currency" office:value="609.199617513075">
            <text:p>$609.20</text:p>
          </table:table-cell>
          <table:table-cell table:style-name="ce16" table:formula="oooc:=IF([.B181]=0;0;IF(SUM([.B181]+[.C181]-[.D181])&gt;=[.$F$4];[.$F$4];[.B181]+[.C181]-[.D181]))" office:value-type="currency" office:value="200">
            <text:p>$200.00</text:p>
          </table:table-cell>
          <table:table-cell table:style-name="ce43" table:formula="oooc:=IF(([.B181]-[.D181]-[.E181])&lt;0;0;([.B181]-([.D181]+[.E181])))" office:value-type="currency" office:value="56016.9333753935">
            <text:p>$56,016.9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1">
            <text:p>171</text:p>
          </table:table-cell>
          <table:table-cell table:style-name="ce16" table:formula="oooc:=IF([.F181]&lt;0;0;[.F181])" office:value-type="currency" office:value="56016.9333753935">
            <text:p>$56,016.93</text:p>
          </table:table-cell>
          <table:table-cell table:style-name="ce16" table:formula="oooc:=[.$C$8]/12*[.B182]" office:value-type="currency" office:value="280.084666876967">
            <text:p>$280.08</text:p>
          </table:table-cell>
          <table:table-cell table:style-name="ce34" table:formula="oooc:=IF([.B182]&lt;=[.$F$2]+[.C182];[.B182]+[.C182];[.$F$2]-[.C182])" office:value-type="currency" office:value="613.24561560064">
            <text:p>$613.25</text:p>
          </table:table-cell>
          <table:table-cell table:style-name="ce16" table:formula="oooc:=IF([.B182]=0;0;IF(SUM([.B182]+[.C182]-[.D182])&gt;=[.$F$4];[.$F$4];[.B182]+[.C182]-[.D182]))" office:value-type="currency" office:value="200">
            <text:p>$200.00</text:p>
          </table:table-cell>
          <table:table-cell table:style-name="ce43" table:formula="oooc:=IF(([.B182]-[.D182]-[.E182])&lt;0;0;([.B182]-([.D182]+[.E182])))" office:value-type="currency" office:value="55203.6877597929">
            <text:p>$55,203.6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2">
            <text:p>172</text:p>
          </table:table-cell>
          <table:table-cell table:style-name="ce16" table:formula="oooc:=IF([.F182]&lt;0;0;[.F182])" office:value-type="currency" office:value="55203.6877597929">
            <text:p>$55,203.69</text:p>
          </table:table-cell>
          <table:table-cell table:style-name="ce16" table:formula="oooc:=[.$C$8]/12*[.B183]" office:value-type="currency" office:value="276.018438798964">
            <text:p>$276.02</text:p>
          </table:table-cell>
          <table:table-cell table:style-name="ce34" table:formula="oooc:=IF([.B183]&lt;=[.$F$2]+[.C183];[.B183]+[.C183];[.$F$2]-[.C183])" office:value-type="currency" office:value="617.311843678644">
            <text:p>$617.31</text:p>
          </table:table-cell>
          <table:table-cell table:style-name="ce16" table:formula="oooc:=IF([.B183]=0;0;IF(SUM([.B183]+[.C183]-[.D183])&gt;=[.$F$4];[.$F$4];[.B183]+[.C183]-[.D183]))" office:value-type="currency" office:value="200">
            <text:p>$200.00</text:p>
          </table:table-cell>
          <table:table-cell table:style-name="ce43" table:formula="oooc:=IF(([.B183]-[.D183]-[.E183])&lt;0;0;([.B183]-([.D183]+[.E183])))" office:value-type="currency" office:value="54386.3759161142">
            <text:p>$54,386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3">
            <text:p>173</text:p>
          </table:table-cell>
          <table:table-cell table:style-name="ce16" table:formula="oooc:=IF([.F183]&lt;0;0;[.F183])" office:value-type="currency" office:value="54386.3759161142">
            <text:p>$54,386.38</text:p>
          </table:table-cell>
          <table:table-cell table:style-name="ce16" table:formula="oooc:=[.$C$8]/12*[.B184]" office:value-type="currency" office:value="271.931879580571">
            <text:p>$271.93</text:p>
          </table:table-cell>
          <table:table-cell table:style-name="ce34" table:formula="oooc:=IF([.B184]&lt;=[.$F$2]+[.C184];[.B184]+[.C184];[.$F$2]-[.C184])" office:value-type="currency" office:value="621.398402897037">
            <text:p>$621.40</text:p>
          </table:table-cell>
          <table:table-cell table:style-name="ce16" table:formula="oooc:=IF([.B184]=0;0;IF(SUM([.B184]+[.C184]-[.D184])&gt;=[.$F$4];[.$F$4];[.B184]+[.C184]-[.D184]))" office:value-type="currency" office:value="200">
            <text:p>$200.00</text:p>
          </table:table-cell>
          <table:table-cell table:style-name="ce43" table:formula="oooc:=IF(([.B184]-[.D184]-[.E184])&lt;0;0;([.B184]-([.D184]+[.E184])))" office:value-type="currency" office:value="53564.9775132172">
            <text:p>$53,564.9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4">
            <text:p>174</text:p>
          </table:table-cell>
          <table:table-cell table:style-name="ce16" table:formula="oooc:=IF([.F184]&lt;0;0;[.F184])" office:value-type="currency" office:value="53564.9775132172">
            <text:p>$53,564.98</text:p>
          </table:table-cell>
          <table:table-cell table:style-name="ce16" table:formula="oooc:=[.$C$8]/12*[.B185]" office:value-type="currency" office:value="267.824887566086">
            <text:p>$267.82</text:p>
          </table:table-cell>
          <table:table-cell table:style-name="ce34" table:formula="oooc:=IF([.B185]&lt;=[.$F$2]+[.C185];[.B185]+[.C185];[.$F$2]-[.C185])" office:value-type="currency" office:value="625.505394911522">
            <text:p>$625.51</text:p>
          </table:table-cell>
          <table:table-cell table:style-name="ce16" table:formula="oooc:=IF([.B185]=0;0;IF(SUM([.B185]+[.C185]-[.D185])&gt;=[.$F$4];[.$F$4];[.B185]+[.C185]-[.D185]))" office:value-type="currency" office:value="200">
            <text:p>$200.00</text:p>
          </table:table-cell>
          <table:table-cell table:style-name="ce43" table:formula="oooc:=IF(([.B185]-[.D185]-[.E185])&lt;0;0;([.B185]-([.D185]+[.E185])))" office:value-type="currency" office:value="52739.4721183056">
            <text:p>$52,739.4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5">
            <text:p>175</text:p>
          </table:table-cell>
          <table:table-cell table:style-name="ce16" table:formula="oooc:=IF([.F185]&lt;0;0;[.F185])" office:value-type="currency" office:value="52739.4721183056">
            <text:p>$52,739.47</text:p>
          </table:table-cell>
          <table:table-cell table:style-name="ce16" table:formula="oooc:=[.$C$8]/12*[.B186]" office:value-type="currency" office:value="263.697360591528">
            <text:p>$263.70</text:p>
          </table:table-cell>
          <table:table-cell table:style-name="ce34" table:formula="oooc:=IF([.B186]&lt;=[.$F$2]+[.C186];[.B186]+[.C186];[.$F$2]-[.C186])" office:value-type="currency" office:value="629.63292188608">
            <text:p>$629.63</text:p>
          </table:table-cell>
          <table:table-cell table:style-name="ce16" table:formula="oooc:=IF([.B186]=0;0;IF(SUM([.B186]+[.C186]-[.D186])&gt;=[.$F$4];[.$F$4];[.B186]+[.C186]-[.D186]))" office:value-type="currency" office:value="200">
            <text:p>$200.00</text:p>
          </table:table-cell>
          <table:table-cell table:style-name="ce43" table:formula="oooc:=IF(([.B186]-[.D186]-[.E186])&lt;0;0;([.B186]-([.D186]+[.E186])))" office:value-type="currency" office:value="51909.8391964196">
            <text:p>$51,909.8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6">
            <text:p>176</text:p>
          </table:table-cell>
          <table:table-cell table:style-name="ce16" table:formula="oooc:=IF([.F186]&lt;0;0;[.F186])" office:value-type="currency" office:value="51909.8391964196">
            <text:p>$51,909.84</text:p>
          </table:table-cell>
          <table:table-cell table:style-name="ce16" table:formula="oooc:=[.$C$8]/12*[.B187]" office:value-type="currency" office:value="259.549195982098">
            <text:p>$259.55</text:p>
          </table:table-cell>
          <table:table-cell table:style-name="ce34" table:formula="oooc:=IF([.B187]&lt;=[.$F$2]+[.C187];[.B187]+[.C187];[.$F$2]-[.C187])" office:value-type="currency" office:value="633.78108649551">
            <text:p>$633.78</text:p>
          </table:table-cell>
          <table:table-cell table:style-name="ce16" table:formula="oooc:=IF([.B187]=0;0;IF(SUM([.B187]+[.C187]-[.D187])&gt;=[.$F$4];[.$F$4];[.B187]+[.C187]-[.D187]))" office:value-type="currency" office:value="200">
            <text:p>$200.00</text:p>
          </table:table-cell>
          <table:table-cell table:style-name="ce43" table:formula="oooc:=IF(([.B187]-[.D187]-[.E187])&lt;0;0;([.B187]-([.D187]+[.E187])))" office:value-type="currency" office:value="51076.0581099241">
            <text:p>$51,076.0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7">
            <text:p>177</text:p>
          </table:table-cell>
          <table:table-cell table:style-name="ce16" table:formula="oooc:=IF([.F187]&lt;0;0;[.F187])" office:value-type="currency" office:value="51076.0581099241">
            <text:p>$51,076.06</text:p>
          </table:table-cell>
          <table:table-cell table:style-name="ce16" table:formula="oooc:=[.$C$8]/12*[.B188]" office:value-type="currency" office:value="255.38029054962">
            <text:p>$255.38</text:p>
          </table:table-cell>
          <table:table-cell table:style-name="ce34" table:formula="oooc:=IF([.B188]&lt;=[.$F$2]+[.C188];[.B188]+[.C188];[.$F$2]-[.C188])" office:value-type="currency" office:value="637.949991927988">
            <text:p>$637.95</text:p>
          </table:table-cell>
          <table:table-cell table:style-name="ce16" table:formula="oooc:=IF([.B188]=0;0;IF(SUM([.B188]+[.C188]-[.D188])&gt;=[.$F$4];[.$F$4];[.B188]+[.C188]-[.D188]))" office:value-type="currency" office:value="200">
            <text:p>$200.00</text:p>
          </table:table-cell>
          <table:table-cell table:style-name="ce43" table:formula="oooc:=IF(([.B188]-[.D188]-[.E188])&lt;0;0;([.B188]-([.D188]+[.E188])))" office:value-type="currency" office:value="50238.1081179961">
            <text:p>$50,238.1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8">
            <text:p>178</text:p>
          </table:table-cell>
          <table:table-cell table:style-name="ce16" table:formula="oooc:=IF([.F188]&lt;0;0;[.F188])" office:value-type="currency" office:value="50238.1081179961">
            <text:p>$50,238.11</text:p>
          </table:table-cell>
          <table:table-cell table:style-name="ce16" table:formula="oooc:=[.$C$8]/12*[.B189]" office:value-type="currency" office:value="251.19054058998">
            <text:p>$251.19</text:p>
          </table:table-cell>
          <table:table-cell table:style-name="ce34" table:formula="oooc:=IF([.B189]&lt;=[.$F$2]+[.C189];[.B189]+[.C189];[.$F$2]-[.C189])" office:value-type="currency" office:value="642.139741887628">
            <text:p>$642.14</text:p>
          </table:table-cell>
          <table:table-cell table:style-name="ce16" table:formula="oooc:=IF([.B189]=0;0;IF(SUM([.B189]+[.C189]-[.D189])&gt;=[.$F$4];[.$F$4];[.B189]+[.C189]-[.D189]))" office:value-type="currency" office:value="200">
            <text:p>$200.00</text:p>
          </table:table-cell>
          <table:table-cell table:style-name="ce43" table:formula="oooc:=IF(([.B189]-[.D189]-[.E189])&lt;0;0;([.B189]-([.D189]+[.E189])))" office:value-type="currency" office:value="49395.9683761084">
            <text:p>$49,395.9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9">
            <text:p>179</text:p>
          </table:table-cell>
          <table:table-cell table:style-name="ce16" table:formula="oooc:=IF([.F189]&lt;0;0;[.F189])" office:value-type="currency" office:value="49395.9683761084">
            <text:p>$49,395.97</text:p>
          </table:table-cell>
          <table:table-cell table:style-name="ce16" table:formula="oooc:=[.$C$8]/12*[.B190]" office:value-type="currency" office:value="246.979841880542">
            <text:p>$246.98</text:p>
          </table:table-cell>
          <table:table-cell table:style-name="ce34" table:formula="oooc:=IF([.B190]&lt;=[.$F$2]+[.C190];[.B190]+[.C190];[.$F$2]-[.C190])" office:value-type="currency" office:value="646.350440597066">
            <text:p>$646.35</text:p>
          </table:table-cell>
          <table:table-cell table:style-name="ce16" table:formula="oooc:=IF([.B190]=0;0;IF(SUM([.B190]+[.C190]-[.D190])&gt;=[.$F$4];[.$F$4];[.B190]+[.C190]-[.D190]))" office:value-type="currency" office:value="200">
            <text:p>$200.00</text:p>
          </table:table-cell>
          <table:table-cell table:style-name="ce43" table:formula="oooc:=IF(([.B190]-[.D190]-[.E190])&lt;0;0;([.B190]-([.D190]+[.E190])))" office:value-type="currency" office:value="48549.6179355114">
            <text:p>$48,549.6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0">
            <text:p>180</text:p>
          </table:table-cell>
          <table:table-cell table:style-name="ce16" table:formula="oooc:=IF([.F190]&lt;0;0;[.F190])" office:value-type="currency" office:value="48549.6179355114">
            <text:p>$48,549.62</text:p>
          </table:table-cell>
          <table:table-cell table:style-name="ce16" table:formula="oooc:=[.$C$8]/12*[.B191]" office:value-type="currency" office:value="242.748089677557">
            <text:p>$242.75</text:p>
          </table:table-cell>
          <table:table-cell table:style-name="ce34" table:formula="oooc:=IF([.B191]&lt;=[.$F$2]+[.C191];[.B191]+[.C191];[.$F$2]-[.C191])" office:value-type="currency" office:value="650.582192800051">
            <text:p>$650.58</text:p>
          </table:table-cell>
          <table:table-cell table:style-name="ce16" table:formula="oooc:=IF([.B191]=0;0;IF(SUM([.B191]+[.C191]-[.D191])&gt;=[.$F$4];[.$F$4];[.B191]+[.C191]-[.D191]))" office:value-type="currency" office:value="200">
            <text:p>$200.00</text:p>
          </table:table-cell>
          <table:table-cell table:style-name="ce43" table:formula="oooc:=IF(([.B191]-[.D191]-[.E191])&lt;0;0;([.B191]-([.D191]+[.E191])))" office:value-type="currency" office:value="47699.0357427113">
            <text:p>$47,699.0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1">
            <text:p>181</text:p>
          </table:table-cell>
          <table:table-cell table:style-name="ce16" table:formula="oooc:=IF([.F191]&lt;0;0;[.F191])" office:value-type="currency" office:value="47699.0357427113">
            <text:p>$47,699.04</text:p>
          </table:table-cell>
          <table:table-cell table:style-name="ce16" table:formula="oooc:=[.$C$8]/12*[.B192]" office:value-type="currency" office:value="238.495178713557">
            <text:p>$238.50</text:p>
          </table:table-cell>
          <table:table-cell table:style-name="ce34" table:formula="oooc:=IF([.B192]&lt;=[.$F$2]+[.C192];[.B192]+[.C192];[.$F$2]-[.C192])" office:value-type="currency" office:value="654.835103764051">
            <text:p>$654.84</text:p>
          </table:table-cell>
          <table:table-cell table:style-name="ce16" table:formula="oooc:=IF([.B192]=0;0;IF(SUM([.B192]+[.C192]-[.D192])&gt;=[.$F$4];[.$F$4];[.B192]+[.C192]-[.D192]))" office:value-type="currency" office:value="200">
            <text:p>$200.00</text:p>
          </table:table-cell>
          <table:table-cell table:style-name="ce43" table:formula="oooc:=IF(([.B192]-[.D192]-[.E192])&lt;0;0;([.B192]-([.D192]+[.E192])))" office:value-type="currency" office:value="46844.2006389473">
            <text:p>$46,844.2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2">
            <text:p>182</text:p>
          </table:table-cell>
          <table:table-cell table:style-name="ce16" table:formula="oooc:=IF([.F192]&lt;0;0;[.F192])" office:value-type="currency" office:value="46844.2006389473">
            <text:p>$46,844.20</text:p>
          </table:table-cell>
          <table:table-cell table:style-name="ce16" table:formula="oooc:=[.$C$8]/12*[.B193]" office:value-type="currency" office:value="234.221003194736">
            <text:p>$234.22</text:p>
          </table:table-cell>
          <table:table-cell table:style-name="ce34" table:formula="oooc:=IF([.B193]&lt;=[.$F$2]+[.C193];[.B193]+[.C193];[.$F$2]-[.C193])" office:value-type="currency" office:value="659.109279282872">
            <text:p>$659.11</text:p>
          </table:table-cell>
          <table:table-cell table:style-name="ce16" table:formula="oooc:=IF([.B193]=0;0;IF(SUM([.B193]+[.C193]-[.D193])&gt;=[.$F$4];[.$F$4];[.B193]+[.C193]-[.D193]))" office:value-type="currency" office:value="200">
            <text:p>$200.00</text:p>
          </table:table-cell>
          <table:table-cell table:style-name="ce43" table:formula="oooc:=IF(([.B193]-[.D193]-[.E193])&lt;0;0;([.B193]-([.D193]+[.E193])))" office:value-type="currency" office:value="45985.0913596644">
            <text:p>$45,985.0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3">
            <text:p>183</text:p>
          </table:table-cell>
          <table:table-cell table:style-name="ce16" table:formula="oooc:=IF([.F193]&lt;0;0;[.F193])" office:value-type="currency" office:value="45985.0913596644">
            <text:p>$45,985.09</text:p>
          </table:table-cell>
          <table:table-cell table:style-name="ce16" table:formula="oooc:=[.$C$8]/12*[.B194]" office:value-type="currency" office:value="229.925456798322">
            <text:p>$229.93</text:p>
          </table:table-cell>
          <table:table-cell table:style-name="ce34" table:formula="oooc:=IF([.B194]&lt;=[.$F$2]+[.C194];[.B194]+[.C194];[.$F$2]-[.C194])" office:value-type="currency" office:value="663.404825679286">
            <text:p>$663.40</text:p>
          </table:table-cell>
          <table:table-cell table:style-name="ce16" table:formula="oooc:=IF([.B194]=0;0;IF(SUM([.B194]+[.C194]-[.D194])&gt;=[.$F$4];[.$F$4];[.B194]+[.C194]-[.D194]))" office:value-type="currency" office:value="200">
            <text:p>$200.00</text:p>
          </table:table-cell>
          <table:table-cell table:style-name="ce43" table:formula="oooc:=IF(([.B194]-[.D194]-[.E194])&lt;0;0;([.B194]-([.D194]+[.E194])))" office:value-type="currency" office:value="45121.6865339851">
            <text:p>$45,121.6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4">
            <text:p>184</text:p>
          </table:table-cell>
          <table:table-cell table:style-name="ce16" table:formula="oooc:=IF([.F194]&lt;0;0;[.F194])" office:value-type="currency" office:value="45121.6865339851">
            <text:p>$45,121.69</text:p>
          </table:table-cell>
          <table:table-cell table:style-name="ce16" table:formula="oooc:=[.$C$8]/12*[.B195]" office:value-type="currency" office:value="225.608432669926">
            <text:p>$225.61</text:p>
          </table:table-cell>
          <table:table-cell table:style-name="ce34" table:formula="oooc:=IF([.B195]&lt;=[.$F$2]+[.C195];[.B195]+[.C195];[.$F$2]-[.C195])" office:value-type="currency" office:value="667.721849807682">
            <text:p>$667.72</text:p>
          </table:table-cell>
          <table:table-cell table:style-name="ce16" table:formula="oooc:=IF([.B195]=0;0;IF(SUM([.B195]+[.C195]-[.D195])&gt;=[.$F$4];[.$F$4];[.B195]+[.C195]-[.D195]))" office:value-type="currency" office:value="200">
            <text:p>$200.00</text:p>
          </table:table-cell>
          <table:table-cell table:style-name="ce43" table:formula="oooc:=IF(([.B195]-[.D195]-[.E195])&lt;0;0;([.B195]-([.D195]+[.E195])))" office:value-type="currency" office:value="44253.9646841774">
            <text:p>$44,253.9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5">
            <text:p>185</text:p>
          </table:table-cell>
          <table:table-cell table:style-name="ce16" table:formula="oooc:=IF([.F195]&lt;0;0;[.F195])" office:value-type="currency" office:value="44253.9646841774">
            <text:p>$44,253.96</text:p>
          </table:table-cell>
          <table:table-cell table:style-name="ce16" table:formula="oooc:=[.$C$8]/12*[.B196]" office:value-type="currency" office:value="221.269823420887">
            <text:p>$221.27</text:p>
          </table:table-cell>
          <table:table-cell table:style-name="ce34" table:formula="oooc:=IF([.B196]&lt;=[.$F$2]+[.C196];[.B196]+[.C196];[.$F$2]-[.C196])" office:value-type="currency" office:value="672.060459056721">
            <text:p>$672.06</text:p>
          </table:table-cell>
          <table:table-cell table:style-name="ce16" table:formula="oooc:=IF([.B196]=0;0;IF(SUM([.B196]+[.C196]-[.D196])&gt;=[.$F$4];[.$F$4];[.B196]+[.C196]-[.D196]))" office:value-type="currency" office:value="200">
            <text:p>$200.00</text:p>
          </table:table-cell>
          <table:table-cell table:style-name="ce43" table:formula="oooc:=IF(([.B196]-[.D196]-[.E196])&lt;0;0;([.B196]-([.D196]+[.E196])))" office:value-type="currency" office:value="43381.9042251207">
            <text:p>$43,381.9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6">
            <text:p>186</text:p>
          </table:table-cell>
          <table:table-cell table:style-name="ce16" table:formula="oooc:=IF([.F196]&lt;0;0;[.F196])" office:value-type="currency" office:value="43381.9042251207">
            <text:p>$43,381.90</text:p>
          </table:table-cell>
          <table:table-cell table:style-name="ce16" table:formula="oooc:=[.$C$8]/12*[.B197]" office:value-type="currency" office:value="216.909521125604">
            <text:p>$216.91</text:p>
          </table:table-cell>
          <table:table-cell table:style-name="ce34" table:formula="oooc:=IF([.B197]&lt;=[.$F$2]+[.C197];[.B197]+[.C197];[.$F$2]-[.C197])" office:value-type="currency" office:value="676.420761352004">
            <text:p>$676.42</text:p>
          </table:table-cell>
          <table:table-cell table:style-name="ce16" table:formula="oooc:=IF([.B197]=0;0;IF(SUM([.B197]+[.C197]-[.D197])&gt;=[.$F$4];[.$F$4];[.B197]+[.C197]-[.D197]))" office:value-type="currency" office:value="200">
            <text:p>$200.00</text:p>
          </table:table-cell>
          <table:table-cell table:style-name="ce43" table:formula="oooc:=IF(([.B197]-[.D197]-[.E197])&lt;0;0;([.B197]-([.D197]+[.E197])))" office:value-type="currency" office:value="42505.4834637687">
            <text:p>$42,505.4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7">
            <text:p>187</text:p>
          </table:table-cell>
          <table:table-cell table:style-name="ce16" table:formula="oooc:=IF([.F197]&lt;0;0;[.F197])" office:value-type="currency" office:value="42505.4834637687">
            <text:p>$42,505.48</text:p>
          </table:table-cell>
          <table:table-cell table:style-name="ce16" table:formula="oooc:=[.$C$8]/12*[.B198]" office:value-type="currency" office:value="212.527417318844">
            <text:p>$212.53</text:p>
          </table:table-cell>
          <table:table-cell table:style-name="ce34" table:formula="oooc:=IF([.B198]&lt;=[.$F$2]+[.C198];[.B198]+[.C198];[.$F$2]-[.C198])" office:value-type="currency" office:value="680.802865158764">
            <text:p>$680.80</text:p>
          </table:table-cell>
          <table:table-cell table:style-name="ce16" table:formula="oooc:=IF([.B198]=0;0;IF(SUM([.B198]+[.C198]-[.D198])&gt;=[.$F$4];[.$F$4];[.B198]+[.C198]-[.D198]))" office:value-type="currency" office:value="200">
            <text:p>$200.00</text:p>
          </table:table-cell>
          <table:table-cell table:style-name="ce43" table:formula="oooc:=IF(([.B198]-[.D198]-[.E198])&lt;0;0;([.B198]-([.D198]+[.E198])))" office:value-type="currency" office:value="41624.6805986099">
            <text:p>$41,624.6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8">
            <text:p>188</text:p>
          </table:table-cell>
          <table:table-cell table:style-name="ce16" table:formula="oooc:=IF([.F198]&lt;0;0;[.F198])" office:value-type="currency" office:value="41624.6805986099">
            <text:p>$41,624.68</text:p>
          </table:table-cell>
          <table:table-cell table:style-name="ce16" table:formula="oooc:=[.$C$8]/12*[.B199]" office:value-type="currency" office:value="208.12340299305">
            <text:p>$208.12</text:p>
          </table:table-cell>
          <table:table-cell table:style-name="ce34" table:formula="oooc:=IF([.B199]&lt;=[.$F$2]+[.C199];[.B199]+[.C199];[.$F$2]-[.C199])" office:value-type="currency" office:value="685.206879484558">
            <text:p>$685.21</text:p>
          </table:table-cell>
          <table:table-cell table:style-name="ce16" table:formula="oooc:=IF([.B199]=0;0;IF(SUM([.B199]+[.C199]-[.D199])&gt;=[.$F$4];[.$F$4];[.B199]+[.C199]-[.D199]))" office:value-type="currency" office:value="200">
            <text:p>$200.00</text:p>
          </table:table-cell>
          <table:table-cell table:style-name="ce43" table:formula="oooc:=IF(([.B199]-[.D199]-[.E199])&lt;0;0;([.B199]-([.D199]+[.E199])))" office:value-type="currency" office:value="40739.4737191254">
            <text:p>$40,739.4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9">
            <text:p>189</text:p>
          </table:table-cell>
          <table:table-cell table:style-name="ce16" table:formula="oooc:=IF([.F199]&lt;0;0;[.F199])" office:value-type="currency" office:value="40739.4737191254">
            <text:p>$40,739.47</text:p>
          </table:table-cell>
          <table:table-cell table:style-name="ce16" table:formula="oooc:=[.$C$8]/12*[.B200]" office:value-type="currency" office:value="203.697368595627">
            <text:p>$203.70</text:p>
          </table:table-cell>
          <table:table-cell table:style-name="ce34" table:formula="oooc:=IF([.B200]&lt;=[.$F$2]+[.C200];[.B200]+[.C200];[.$F$2]-[.C200])" office:value-type="currency" office:value="689.632913881981">
            <text:p>$689.63</text:p>
          </table:table-cell>
          <table:table-cell table:style-name="ce16" table:formula="oooc:=IF([.B200]=0;0;IF(SUM([.B200]+[.C200]-[.D200])&gt;=[.$F$4];[.$F$4];[.B200]+[.C200]-[.D200]))" office:value-type="currency" office:value="200">
            <text:p>$200.00</text:p>
          </table:table-cell>
          <table:table-cell table:style-name="ce43" table:formula="oooc:=IF(([.B200]-[.D200]-[.E200])&lt;0;0;([.B200]-([.D200]+[.E200])))" office:value-type="currency" office:value="39849.8408052434">
            <text:p>$39,849.8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0">
            <text:p>190</text:p>
          </table:table-cell>
          <table:table-cell table:style-name="ce16" table:formula="oooc:=IF([.F200]&lt;0;0;[.F200])" office:value-type="currency" office:value="39849.8408052434">
            <text:p>$39,849.84</text:p>
          </table:table-cell>
          <table:table-cell table:style-name="ce16" table:formula="oooc:=[.$C$8]/12*[.B201]" office:value-type="currency" office:value="199.249204026217">
            <text:p>$199.25</text:p>
          </table:table-cell>
          <table:table-cell table:style-name="ce34" table:formula="oooc:=IF([.B201]&lt;=[.$F$2]+[.C201];[.B201]+[.C201];[.$F$2]-[.C201])" office:value-type="currency" office:value="694.081078451391">
            <text:p>$694.08</text:p>
          </table:table-cell>
          <table:table-cell table:style-name="ce16" table:formula="oooc:=IF([.B201]=0;0;IF(SUM([.B201]+[.C201]-[.D201])&gt;=[.$F$4];[.$F$4];[.B201]+[.C201]-[.D201]))" office:value-type="currency" office:value="200">
            <text:p>$200.00</text:p>
          </table:table-cell>
          <table:table-cell table:style-name="ce43" table:formula="oooc:=IF(([.B201]-[.D201]-[.E201])&lt;0;0;([.B201]-([.D201]+[.E201])))" office:value-type="currency" office:value="38955.759726792">
            <text:p>$38,955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1">
            <text:p>191</text:p>
          </table:table-cell>
          <table:table-cell table:style-name="ce16" table:formula="oooc:=IF([.F201]&lt;0;0;[.F201])" office:value-type="currency" office:value="38955.759726792">
            <text:p>$38,955.76</text:p>
          </table:table-cell>
          <table:table-cell table:style-name="ce16" table:formula="oooc:=[.$C$8]/12*[.B202]" office:value-type="currency" office:value="194.77879863396">
            <text:p>$194.78</text:p>
          </table:table-cell>
          <table:table-cell table:style-name="ce34" table:formula="oooc:=IF([.B202]&lt;=[.$F$2]+[.C202];[.B202]+[.C202];[.$F$2]-[.C202])" office:value-type="currency" office:value="698.551483843648">
            <text:p>$698.55</text:p>
          </table:table-cell>
          <table:table-cell table:style-name="ce16" table:formula="oooc:=IF([.B202]=0;0;IF(SUM([.B202]+[.C202]-[.D202])&gt;=[.$F$4];[.$F$4];[.B202]+[.C202]-[.D202]))" office:value-type="currency" office:value="200">
            <text:p>$200.00</text:p>
          </table:table-cell>
          <table:table-cell table:style-name="ce43" table:formula="oooc:=IF(([.B202]-[.D202]-[.E202])&lt;0;0;([.B202]-([.D202]+[.E202])))" office:value-type="currency" office:value="38057.2082429484">
            <text:p>$38,057.2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2">
            <text:p>192</text:p>
          </table:table-cell>
          <table:table-cell table:style-name="ce16" table:formula="oooc:=IF([.F202]&lt;0;0;[.F202])" office:value-type="currency" office:value="38057.2082429484">
            <text:p>$38,057.21</text:p>
          </table:table-cell>
          <table:table-cell table:style-name="ce16" table:formula="oooc:=[.$C$8]/12*[.B203]" office:value-type="currency" office:value="190.286041214742">
            <text:p>$190.29</text:p>
          </table:table-cell>
          <table:table-cell table:style-name="ce34" table:formula="oooc:=IF([.B203]&lt;=[.$F$2]+[.C203];[.B203]+[.C203];[.$F$2]-[.C203])" office:value-type="currency" office:value="703.044241262866">
            <text:p>$703.04</text:p>
          </table:table-cell>
          <table:table-cell table:style-name="ce16" table:formula="oooc:=IF([.B203]=0;0;IF(SUM([.B203]+[.C203]-[.D203])&gt;=[.$F$4];[.$F$4];[.B203]+[.C203]-[.D203]))" office:value-type="currency" office:value="200">
            <text:p>$200.00</text:p>
          </table:table-cell>
          <table:table-cell table:style-name="ce43" table:formula="oooc:=IF(([.B203]-[.D203]-[.E203])&lt;0;0;([.B203]-([.D203]+[.E203])))" office:value-type="currency" office:value="37154.1640016855">
            <text:p>$37,154.1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3">
            <text:p>193</text:p>
          </table:table-cell>
          <table:table-cell table:style-name="ce16" table:formula="oooc:=IF([.F203]&lt;0;0;[.F203])" office:value-type="currency" office:value="37154.1640016855">
            <text:p>$37,154.16</text:p>
          </table:table-cell>
          <table:table-cell table:style-name="ce16" table:formula="oooc:=[.$C$8]/12*[.B204]" office:value-type="currency" office:value="185.770820008428">
            <text:p>$185.77</text:p>
          </table:table-cell>
          <table:table-cell table:style-name="ce34" table:formula="oooc:=IF([.B204]&lt;=[.$F$2]+[.C204];[.B204]+[.C204];[.$F$2]-[.C204])" office:value-type="currency" office:value="707.55946246918">
            <text:p>$707.56</text:p>
          </table:table-cell>
          <table:table-cell table:style-name="ce16" table:formula="oooc:=IF([.B204]=0;0;IF(SUM([.B204]+[.C204]-[.D204])&gt;=[.$F$4];[.$F$4];[.B204]+[.C204]-[.D204]))" office:value-type="currency" office:value="200">
            <text:p>$200.00</text:p>
          </table:table-cell>
          <table:table-cell table:style-name="ce43" table:formula="oooc:=IF(([.B204]-[.D204]-[.E204])&lt;0;0;([.B204]-([.D204]+[.E204])))" office:value-type="currency" office:value="36246.6045392163">
            <text:p>$36,246.6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4">
            <text:p>194</text:p>
          </table:table-cell>
          <table:table-cell table:style-name="ce16" table:formula="oooc:=IF([.F204]&lt;0;0;[.F204])" office:value-type="currency" office:value="36246.6045392163">
            <text:p>$36,246.60</text:p>
          </table:table-cell>
          <table:table-cell table:style-name="ce16" table:formula="oooc:=[.$C$8]/12*[.B205]" office:value-type="currency" office:value="181.233022696082">
            <text:p>$181.23</text:p>
          </table:table-cell>
          <table:table-cell table:style-name="ce34" table:formula="oooc:=IF([.B205]&lt;=[.$F$2]+[.C205];[.B205]+[.C205];[.$F$2]-[.C205])" office:value-type="currency" office:value="712.097259781526">
            <text:p>$712.10</text:p>
          </table:table-cell>
          <table:table-cell table:style-name="ce16" table:formula="oooc:=IF([.B205]=0;0;IF(SUM([.B205]+[.C205]-[.D205])&gt;=[.$F$4];[.$F$4];[.B205]+[.C205]-[.D205]))" office:value-type="currency" office:value="200">
            <text:p>$200.00</text:p>
          </table:table-cell>
          <table:table-cell table:style-name="ce43" table:formula="oooc:=IF(([.B205]-[.D205]-[.E205])&lt;0;0;([.B205]-([.D205]+[.E205])))" office:value-type="currency" office:value="35334.5072794348">
            <text:p>$35,334.5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5">
            <text:p>195</text:p>
          </table:table-cell>
          <table:table-cell table:style-name="ce16" table:formula="oooc:=IF([.F205]&lt;0;0;[.F205])" office:value-type="currency" office:value="35334.5072794348">
            <text:p>$35,334.51</text:p>
          </table:table-cell>
          <table:table-cell table:style-name="ce16" table:formula="oooc:=[.$C$8]/12*[.B206]" office:value-type="currency" office:value="176.672536397174">
            <text:p>$176.67</text:p>
          </table:table-cell>
          <table:table-cell table:style-name="ce34" table:formula="oooc:=IF([.B206]&lt;=[.$F$2]+[.C206];[.B206]+[.C206];[.$F$2]-[.C206])" office:value-type="currency" office:value="716.657746080434">
            <text:p>$716.66</text:p>
          </table:table-cell>
          <table:table-cell table:style-name="ce16" table:formula="oooc:=IF([.B206]=0;0;IF(SUM([.B206]+[.C206]-[.D206])&gt;=[.$F$4];[.$F$4];[.B206]+[.C206]-[.D206]))" office:value-type="currency" office:value="200">
            <text:p>$200.00</text:p>
          </table:table-cell>
          <table:table-cell table:style-name="ce43" table:formula="oooc:=IF(([.B206]-[.D206]-[.E206])&lt;0;0;([.B206]-([.D206]+[.E206])))" office:value-type="currency" office:value="34417.8495333544">
            <text:p>$34,417.8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6">
            <text:p>196</text:p>
          </table:table-cell>
          <table:table-cell table:style-name="ce16" table:formula="oooc:=IF([.F206]&lt;0;0;[.F206])" office:value-type="currency" office:value="34417.8495333544">
            <text:p>$34,417.85</text:p>
          </table:table-cell>
          <table:table-cell table:style-name="ce16" table:formula="oooc:=[.$C$8]/12*[.B207]" office:value-type="currency" office:value="172.089247666772">
            <text:p>$172.09</text:p>
          </table:table-cell>
          <table:table-cell table:style-name="ce34" table:formula="oooc:=IF([.B207]&lt;=[.$F$2]+[.C207];[.B207]+[.C207];[.$F$2]-[.C207])" office:value-type="currency" office:value="721.241034810836">
            <text:p>$721.24</text:p>
          </table:table-cell>
          <table:table-cell table:style-name="ce16" table:formula="oooc:=IF([.B207]=0;0;IF(SUM([.B207]+[.C207]-[.D207])&gt;=[.$F$4];[.$F$4];[.B207]+[.C207]-[.D207]))" office:value-type="currency" office:value="200">
            <text:p>$200.00</text:p>
          </table:table-cell>
          <table:table-cell table:style-name="ce43" table:formula="oooc:=IF(([.B207]-[.D207]-[.E207])&lt;0;0;([.B207]-([.D207]+[.E207])))" office:value-type="currency" office:value="33496.6084985435">
            <text:p>$33,496.6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7">
            <text:p>197</text:p>
          </table:table-cell>
          <table:table-cell table:style-name="ce16" table:formula="oooc:=IF([.F207]&lt;0;0;[.F207])" office:value-type="currency" office:value="33496.6084985435">
            <text:p>$33,496.61</text:p>
          </table:table-cell>
          <table:table-cell table:style-name="ce16" table:formula="oooc:=[.$C$8]/12*[.B208]" office:value-type="currency" office:value="167.483042492718">
            <text:p>$167.48</text:p>
          </table:table-cell>
          <table:table-cell table:style-name="ce34" table:formula="oooc:=IF([.B208]&lt;=[.$F$2]+[.C208];[.B208]+[.C208];[.$F$2]-[.C208])" office:value-type="currency" office:value="725.84723998489">
            <text:p>$725.85</text:p>
          </table:table-cell>
          <table:table-cell table:style-name="ce16" table:formula="oooc:=IF([.B208]=0;0;IF(SUM([.B208]+[.C208]-[.D208])&gt;=[.$F$4];[.$F$4];[.B208]+[.C208]-[.D208]))" office:value-type="currency" office:value="200">
            <text:p>$200.00</text:p>
          </table:table-cell>
          <table:table-cell table:style-name="ce43" table:formula="oooc:=IF(([.B208]-[.D208]-[.E208])&lt;0;0;([.B208]-([.D208]+[.E208])))" office:value-type="currency" office:value="32570.7612585586">
            <text:p>$32,570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8">
            <text:p>198</text:p>
          </table:table-cell>
          <table:table-cell table:style-name="ce16" table:formula="oooc:=IF([.F208]&lt;0;0;[.F208])" office:value-type="currency" office:value="32570.7612585586">
            <text:p>$32,570.76</text:p>
          </table:table-cell>
          <table:table-cell table:style-name="ce16" table:formula="oooc:=[.$C$8]/12*[.B209]" office:value-type="currency" office:value="162.853806292793">
            <text:p>$162.85</text:p>
          </table:table-cell>
          <table:table-cell table:style-name="ce34" table:formula="oooc:=IF([.B209]&lt;=[.$F$2]+[.C209];[.B209]+[.C209];[.$F$2]-[.C209])" office:value-type="currency" office:value="730.476476184815">
            <text:p>$730.48</text:p>
          </table:table-cell>
          <table:table-cell table:style-name="ce16" table:formula="oooc:=IF([.B209]=0;0;IF(SUM([.B209]+[.C209]-[.D209])&gt;=[.$F$4];[.$F$4];[.B209]+[.C209]-[.D209]))" office:value-type="currency" office:value="200">
            <text:p>$200.00</text:p>
          </table:table-cell>
          <table:table-cell table:style-name="ce43" table:formula="oooc:=IF(([.B209]-[.D209]-[.E209])&lt;0;0;([.B209]-([.D209]+[.E209])))" office:value-type="currency" office:value="31640.2847823738">
            <text:p>$31,640.2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9">
            <text:p>199</text:p>
          </table:table-cell>
          <table:table-cell table:style-name="ce16" table:formula="oooc:=IF([.F209]&lt;0;0;[.F209])" office:value-type="currency" office:value="31640.2847823738">
            <text:p>$31,640.28</text:p>
          </table:table-cell>
          <table:table-cell table:style-name="ce16" table:formula="oooc:=[.$C$8]/12*[.B210]" office:value-type="currency" office:value="158.201423911869">
            <text:p>$158.20</text:p>
          </table:table-cell>
          <table:table-cell table:style-name="ce34" table:formula="oooc:=IF([.B210]&lt;=[.$F$2]+[.C210];[.B210]+[.C210];[.$F$2]-[.C210])" office:value-type="currency" office:value="735.128858565739">
            <text:p>$735.13</text:p>
          </table:table-cell>
          <table:table-cell table:style-name="ce16" table:formula="oooc:=IF([.B210]=0;0;IF(SUM([.B210]+[.C210]-[.D210])&gt;=[.$F$4];[.$F$4];[.B210]+[.C210]-[.D210]))" office:value-type="currency" office:value="200">
            <text:p>$200.00</text:p>
          </table:table-cell>
          <table:table-cell table:style-name="ce43" table:formula="oooc:=IF(([.B210]-[.D210]-[.E210])&lt;0;0;([.B210]-([.D210]+[.E210])))" office:value-type="currency" office:value="30705.1559238081">
            <text:p>$30,705.1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0">
            <text:p>200</text:p>
          </table:table-cell>
          <table:table-cell table:style-name="ce16" table:formula="oooc:=IF([.F210]&lt;0;0;[.F210])" office:value-type="currency" office:value="30705.1559238081">
            <text:p>$30,705.16</text:p>
          </table:table-cell>
          <table:table-cell table:style-name="ce16" table:formula="oooc:=[.$C$8]/12*[.B211]" office:value-type="currency" office:value="153.52577961904">
            <text:p>$153.53</text:p>
          </table:table-cell>
          <table:table-cell table:style-name="ce34" table:formula="oooc:=IF([.B211]&lt;=[.$F$2]+[.C211];[.B211]+[.C211];[.$F$2]-[.C211])" office:value-type="currency" office:value="739.804502858568">
            <text:p>$739.80</text:p>
          </table:table-cell>
          <table:table-cell table:style-name="ce16" table:formula="oooc:=IF([.B211]=0;0;IF(SUM([.B211]+[.C211]-[.D211])&gt;=[.$F$4];[.$F$4];[.B211]+[.C211]-[.D211]))" office:value-type="currency" office:value="200">
            <text:p>$200.00</text:p>
          </table:table-cell>
          <table:table-cell table:style-name="ce43" table:formula="oooc:=IF(([.B211]-[.D211]-[.E211])&lt;0;0;([.B211]-([.D211]+[.E211])))" office:value-type="currency" office:value="29765.3514209495">
            <text:p>$29,765.3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1">
            <text:p>201</text:p>
          </table:table-cell>
          <table:table-cell table:style-name="ce16" table:formula="oooc:=IF([.F211]&lt;0;0;[.F211])" office:value-type="currency" office:value="29765.3514209495">
            <text:p>$29,765.35</text:p>
          </table:table-cell>
          <table:table-cell table:style-name="ce16" table:formula="oooc:=[.$C$8]/12*[.B212]" office:value-type="currency" office:value="148.826757104748">
            <text:p>$148.83</text:p>
          </table:table-cell>
          <table:table-cell table:style-name="ce34" table:formula="oooc:=IF([.B212]&lt;=[.$F$2]+[.C212];[.B212]+[.C212];[.$F$2]-[.C212])" office:value-type="currency" office:value="744.50352537286">
            <text:p>$744.50</text:p>
          </table:table-cell>
          <table:table-cell table:style-name="ce16" table:formula="oooc:=IF([.B212]=0;0;IF(SUM([.B212]+[.C212]-[.D212])&gt;=[.$F$4];[.$F$4];[.B212]+[.C212]-[.D212]))" office:value-type="currency" office:value="200">
            <text:p>$200.00</text:p>
          </table:table-cell>
          <table:table-cell table:style-name="ce43" table:formula="oooc:=IF(([.B212]-[.D212]-[.E212])&lt;0;0;([.B212]-([.D212]+[.E212])))" office:value-type="currency" office:value="28820.8478955766">
            <text:p>$28,820.8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2">
            <text:p>202</text:p>
          </table:table-cell>
          <table:table-cell table:style-name="ce16" table:formula="oooc:=IF([.F212]&lt;0;0;[.F212])" office:value-type="currency" office:value="28820.8478955766">
            <text:p>$28,820.85</text:p>
          </table:table-cell>
          <table:table-cell table:style-name="ce16" table:formula="oooc:=[.$C$8]/12*[.B213]" office:value-type="currency" office:value="144.104239477883">
            <text:p>$144.10</text:p>
          </table:table-cell>
          <table:table-cell table:style-name="ce34" table:formula="oooc:=IF([.B213]&lt;=[.$F$2]+[.C213];[.B213]+[.C213];[.$F$2]-[.C213])" office:value-type="currency" office:value="749.226042999725">
            <text:p>$749.23</text:p>
          </table:table-cell>
          <table:table-cell table:style-name="ce16" table:formula="oooc:=IF([.B213]=0;0;IF(SUM([.B213]+[.C213]-[.D213])&gt;=[.$F$4];[.$F$4];[.B213]+[.C213]-[.D213]))" office:value-type="currency" office:value="200">
            <text:p>$200.00</text:p>
          </table:table-cell>
          <table:table-cell table:style-name="ce43" table:formula="oooc:=IF(([.B213]-[.D213]-[.E213])&lt;0;0;([.B213]-([.D213]+[.E213])))" office:value-type="currency" office:value="27871.6218525769">
            <text:p>$27,871.6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3">
            <text:p>203</text:p>
          </table:table-cell>
          <table:table-cell table:style-name="ce16" table:formula="oooc:=IF([.F213]&lt;0;0;[.F213])" office:value-type="currency" office:value="27871.6218525769">
            <text:p>$27,871.62</text:p>
          </table:table-cell>
          <table:table-cell table:style-name="ce16" table:formula="oooc:=[.$C$8]/12*[.B214]" office:value-type="currency" office:value="139.358109262885">
            <text:p>$139.36</text:p>
          </table:table-cell>
          <table:table-cell table:style-name="ce34" table:formula="oooc:=IF([.B214]&lt;=[.$F$2]+[.C214];[.B214]+[.C214];[.$F$2]-[.C214])" office:value-type="currency" office:value="753.972173214723">
            <text:p>$753.97</text:p>
          </table:table-cell>
          <table:table-cell table:style-name="ce16" table:formula="oooc:=IF([.B214]=0;0;IF(SUM([.B214]+[.C214]-[.D214])&gt;=[.$F$4];[.$F$4];[.B214]+[.C214]-[.D214]))" office:value-type="currency" office:value="200">
            <text:p>$200.00</text:p>
          </table:table-cell>
          <table:table-cell table:style-name="ce43" table:formula="oooc:=IF(([.B214]-[.D214]-[.E214])&lt;0;0;([.B214]-([.D214]+[.E214])))" office:value-type="currency" office:value="26917.6496793622">
            <text:p>$26,917.6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4">
            <text:p>204</text:p>
          </table:table-cell>
          <table:table-cell table:style-name="ce16" table:formula="oooc:=IF([.F214]&lt;0;0;[.F214])" office:value-type="currency" office:value="26917.6496793622">
            <text:p>$26,917.65</text:p>
          </table:table-cell>
          <table:table-cell table:style-name="ce16" table:formula="oooc:=[.$C$8]/12*[.B215]" office:value-type="currency" office:value="134.588248396811">
            <text:p>$134.59</text:p>
          </table:table-cell>
          <table:table-cell table:style-name="ce34" table:formula="oooc:=IF([.B215]&lt;=[.$F$2]+[.C215];[.B215]+[.C215];[.$F$2]-[.C215])" office:value-type="currency" office:value="758.742034080797">
            <text:p>$758.74</text:p>
          </table:table-cell>
          <table:table-cell table:style-name="ce16" table:formula="oooc:=IF([.B215]=0;0;IF(SUM([.B215]+[.C215]-[.D215])&gt;=[.$F$4];[.$F$4];[.B215]+[.C215]-[.D215]))" office:value-type="currency" office:value="200">
            <text:p>$200.00</text:p>
          </table:table-cell>
          <table:table-cell table:style-name="ce43" table:formula="oooc:=IF(([.B215]-[.D215]-[.E215])&lt;0;0;([.B215]-([.D215]+[.E215])))" office:value-type="currency" office:value="25958.9076452814">
            <text:p>$25,958.9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5">
            <text:p>205</text:p>
          </table:table-cell>
          <table:table-cell table:style-name="ce16" table:formula="oooc:=IF([.F215]&lt;0;0;[.F215])" office:value-type="currency" office:value="25958.9076452814">
            <text:p>$25,958.91</text:p>
          </table:table-cell>
          <table:table-cell table:style-name="ce16" table:formula="oooc:=[.$C$8]/12*[.B216]" office:value-type="currency" office:value="129.794538226407">
            <text:p>$129.79</text:p>
          </table:table-cell>
          <table:table-cell table:style-name="ce34" table:formula="oooc:=IF([.B216]&lt;=[.$F$2]+[.C216];[.B216]+[.C216];[.$F$2]-[.C216])" office:value-type="currency" office:value="763.535744251201">
            <text:p>$763.54</text:p>
          </table:table-cell>
          <table:table-cell table:style-name="ce16" table:formula="oooc:=IF([.B216]=0;0;IF(SUM([.B216]+[.C216]-[.D216])&gt;=[.$F$4];[.$F$4];[.B216]+[.C216]-[.D216]))" office:value-type="currency" office:value="200">
            <text:p>$200.00</text:p>
          </table:table-cell>
          <table:table-cell table:style-name="ce43" table:formula="oooc:=IF(([.B216]-[.D216]-[.E216])&lt;0;0;([.B216]-([.D216]+[.E216])))" office:value-type="currency" office:value="24995.3719010302">
            <text:p>$24,995.3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6">
            <text:p>206</text:p>
          </table:table-cell>
          <table:table-cell table:style-name="ce16" table:formula="oooc:=IF([.F216]&lt;0;0;[.F216])" office:value-type="currency" office:value="24995.3719010302">
            <text:p>$24,995.37</text:p>
          </table:table-cell>
          <table:table-cell table:style-name="ce16" table:formula="oooc:=[.$C$8]/12*[.B217]" office:value-type="currency" office:value="124.976859505151">
            <text:p>$124.98</text:p>
          </table:table-cell>
          <table:table-cell table:style-name="ce34" table:formula="oooc:=IF([.B217]&lt;=[.$F$2]+[.C217];[.B217]+[.C217];[.$F$2]-[.C217])" office:value-type="currency" office:value="768.353422972457">
            <text:p>$768.35</text:p>
          </table:table-cell>
          <table:table-cell table:style-name="ce16" table:formula="oooc:=IF([.B217]=0;0;IF(SUM([.B217]+[.C217]-[.D217])&gt;=[.$F$4];[.$F$4];[.B217]+[.C217]-[.D217]))" office:value-type="currency" office:value="200">
            <text:p>$200.00</text:p>
          </table:table-cell>
          <table:table-cell table:style-name="ce43" table:formula="oooc:=IF(([.B217]-[.D217]-[.E217])&lt;0;0;([.B217]-([.D217]+[.E217])))" office:value-type="currency" office:value="24027.0184780577">
            <text:p>$24,027.0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7">
            <text:p>207</text:p>
          </table:table-cell>
          <table:table-cell table:style-name="ce16" table:formula="oooc:=IF([.F217]&lt;0;0;[.F217])" office:value-type="currency" office:value="24027.0184780577">
            <text:p>$24,027.02</text:p>
          </table:table-cell>
          <table:table-cell table:style-name="ce16" table:formula="oooc:=[.$C$8]/12*[.B218]" office:value-type="currency" office:value="120.135092390289">
            <text:p>$120.14</text:p>
          </table:table-cell>
          <table:table-cell table:style-name="ce34" table:formula="oooc:=IF([.B218]&lt;=[.$F$2]+[.C218];[.B218]+[.C218];[.$F$2]-[.C218])" office:value-type="currency" office:value="773.195190087319">
            <text:p>$773.20</text:p>
          </table:table-cell>
          <table:table-cell table:style-name="ce16" table:formula="oooc:=IF([.B218]=0;0;IF(SUM([.B218]+[.C218]-[.D218])&gt;=[.$F$4];[.$F$4];[.B218]+[.C218]-[.D218]))" office:value-type="currency" office:value="200">
            <text:p>$200.00</text:p>
          </table:table-cell>
          <table:table-cell table:style-name="ce43" table:formula="oooc:=IF(([.B218]-[.D218]-[.E218])&lt;0;0;([.B218]-([.D218]+[.E218])))" office:value-type="currency" office:value="23053.8232879704">
            <text:p>$23,053.8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8">
            <text:p>208</text:p>
          </table:table-cell>
          <table:table-cell table:style-name="ce16" table:formula="oooc:=IF([.F218]&lt;0;0;[.F218])" office:value-type="currency" office:value="23053.8232879704">
            <text:p>$23,053.82</text:p>
          </table:table-cell>
          <table:table-cell table:style-name="ce16" table:formula="oooc:=[.$C$8]/12*[.B219]" office:value-type="currency" office:value="115.269116439852">
            <text:p>$115.27</text:p>
          </table:table-cell>
          <table:table-cell table:style-name="ce34" table:formula="oooc:=IF([.B219]&lt;=[.$F$2]+[.C219];[.B219]+[.C219];[.$F$2]-[.C219])" office:value-type="currency" office:value="778.061166037756">
            <text:p>$778.06</text:p>
          </table:table-cell>
          <table:table-cell table:style-name="ce16" table:formula="oooc:=IF([.B219]=0;0;IF(SUM([.B219]+[.C219]-[.D219])&gt;=[.$F$4];[.$F$4];[.B219]+[.C219]-[.D219]))" office:value-type="currency" office:value="200">
            <text:p>$200.00</text:p>
          </table:table-cell>
          <table:table-cell table:style-name="ce43" table:formula="oooc:=IF(([.B219]-[.D219]-[.E219])&lt;0;0;([.B219]-([.D219]+[.E219])))" office:value-type="currency" office:value="22075.7621219327">
            <text:p>$22,075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9">
            <text:p>209</text:p>
          </table:table-cell>
          <table:table-cell table:style-name="ce16" table:formula="oooc:=IF([.F219]&lt;0;0;[.F219])" office:value-type="currency" office:value="22075.7621219327">
            <text:p>$22,075.76</text:p>
          </table:table-cell>
          <table:table-cell table:style-name="ce16" table:formula="oooc:=[.$C$8]/12*[.B220]" office:value-type="currency" office:value="110.378810609663">
            <text:p>$110.38</text:p>
          </table:table-cell>
          <table:table-cell table:style-name="ce34" table:formula="oooc:=IF([.B220]&lt;=[.$F$2]+[.C220];[.B220]+[.C220];[.$F$2]-[.C220])" office:value-type="currency" office:value="782.951471867945">
            <text:p>$782.95</text:p>
          </table:table-cell>
          <table:table-cell table:style-name="ce16" table:formula="oooc:=IF([.B220]=0;0;IF(SUM([.B220]+[.C220]-[.D220])&gt;=[.$F$4];[.$F$4];[.B220]+[.C220]-[.D220]))" office:value-type="currency" office:value="200">
            <text:p>$200.00</text:p>
          </table:table-cell>
          <table:table-cell table:style-name="ce43" table:formula="oooc:=IF(([.B220]-[.D220]-[.E220])&lt;0;0;([.B220]-([.D220]+[.E220])))" office:value-type="currency" office:value="21092.8106500647">
            <text:p>$21,092.8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0">
            <text:p>210</text:p>
          </table:table-cell>
          <table:table-cell table:style-name="ce16" table:formula="oooc:=IF([.F220]&lt;0;0;[.F220])" office:value-type="currency" office:value="21092.8106500647">
            <text:p>$21,092.81</text:p>
          </table:table-cell>
          <table:table-cell table:style-name="ce16" table:formula="oooc:=[.$C$8]/12*[.B221]" office:value-type="currency" office:value="105.464053250324">
            <text:p>$105.46</text:p>
          </table:table-cell>
          <table:table-cell table:style-name="ce34" table:formula="oooc:=IF([.B221]&lt;=[.$F$2]+[.C221];[.B221]+[.C221];[.$F$2]-[.C221])" office:value-type="currency" office:value="787.866229227284">
            <text:p>$787.87</text:p>
          </table:table-cell>
          <table:table-cell table:style-name="ce16" table:formula="oooc:=IF([.B221]=0;0;IF(SUM([.B221]+[.C221]-[.D221])&gt;=[.$F$4];[.$F$4];[.B221]+[.C221]-[.D221]))" office:value-type="currency" office:value="200">
            <text:p>$200.00</text:p>
          </table:table-cell>
          <table:table-cell table:style-name="ce43" table:formula="oooc:=IF(([.B221]-[.D221]-[.E221])&lt;0;0;([.B221]-([.D221]+[.E221])))" office:value-type="currency" office:value="20104.9444208374">
            <text:p>$20,104.9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1">
            <text:p>211</text:p>
          </table:table-cell>
          <table:table-cell table:style-name="ce16" table:formula="oooc:=IF([.F221]&lt;0;0;[.F221])" office:value-type="currency" office:value="20104.9444208374">
            <text:p>$20,104.94</text:p>
          </table:table-cell>
          <table:table-cell table:style-name="ce16" table:formula="oooc:=[.$C$8]/12*[.B222]" office:value-type="currency" office:value="100.524722104187">
            <text:p>$100.52</text:p>
          </table:table-cell>
          <table:table-cell table:style-name="ce34" table:formula="oooc:=IF([.B222]&lt;=[.$F$2]+[.C222];[.B222]+[.C222];[.$F$2]-[.C222])" office:value-type="currency" office:value="792.805560373421">
            <text:p>$792.81</text:p>
          </table:table-cell>
          <table:table-cell table:style-name="ce16" table:formula="oooc:=IF([.B222]=0;0;IF(SUM([.B222]+[.C222]-[.D222])&gt;=[.$F$4];[.$F$4];[.B222]+[.C222]-[.D222]))" office:value-type="currency" office:value="200">
            <text:p>$200.00</text:p>
          </table:table-cell>
          <table:table-cell table:style-name="ce43" table:formula="oooc:=IF(([.B222]-[.D222]-[.E222])&lt;0;0;([.B222]-([.D222]+[.E222])))" office:value-type="currency" office:value="19112.138860464">
            <text:p>$19,112.1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2">
            <text:p>212</text:p>
          </table:table-cell>
          <table:table-cell table:style-name="ce16" table:formula="oooc:=IF([.F222]&lt;0;0;[.F222])" office:value-type="currency" office:value="19112.138860464">
            <text:p>$19,112.14</text:p>
          </table:table-cell>
          <table:table-cell table:style-name="ce16" table:formula="oooc:=[.$C$8]/12*[.B223]" office:value-type="currency" office:value="95.5606943023201">
            <text:p>$95.56</text:p>
          </table:table-cell>
          <table:table-cell table:style-name="ce34" table:formula="oooc:=IF([.B223]&lt;=[.$F$2]+[.C223];[.B223]+[.C223];[.$F$2]-[.C223])" office:value-type="currency" office:value="797.769588175288">
            <text:p>$797.77</text:p>
          </table:table-cell>
          <table:table-cell table:style-name="ce16" table:formula="oooc:=IF([.B223]=0;0;IF(SUM([.B223]+[.C223]-[.D223])&gt;=[.$F$4];[.$F$4];[.B223]+[.C223]-[.D223]))" office:value-type="currency" office:value="200">
            <text:p>$200.00</text:p>
          </table:table-cell>
          <table:table-cell table:style-name="ce43" table:formula="oooc:=IF(([.B223]-[.D223]-[.E223])&lt;0;0;([.B223]-([.D223]+[.E223])))" office:value-type="currency" office:value="18114.3692722887">
            <text:p>$18,114.3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3">
            <text:p>213</text:p>
          </table:table-cell>
          <table:table-cell table:style-name="ce16" table:formula="oooc:=IF([.F223]&lt;0;0;[.F223])" office:value-type="currency" office:value="18114.3692722887">
            <text:p>$18,114.37</text:p>
          </table:table-cell>
          <table:table-cell table:style-name="ce16" table:formula="oooc:=[.$C$8]/12*[.B224]" office:value-type="currency" office:value="90.5718463614437">
            <text:p>$90.57</text:p>
          </table:table-cell>
          <table:table-cell table:style-name="ce34" table:formula="oooc:=IF([.B224]&lt;=[.$F$2]+[.C224];[.B224]+[.C224];[.$F$2]-[.C224])" office:value-type="currency" office:value="802.758436116164">
            <text:p>$802.76</text:p>
          </table:table-cell>
          <table:table-cell table:style-name="ce16" table:formula="oooc:=IF([.B224]=0;0;IF(SUM([.B224]+[.C224]-[.D224])&gt;=[.$F$4];[.$F$4];[.B224]+[.C224]-[.D224]))" office:value-type="currency" office:value="200">
            <text:p>$200.00</text:p>
          </table:table-cell>
          <table:table-cell table:style-name="ce43" table:formula="oooc:=IF(([.B224]-[.D224]-[.E224])&lt;0;0;([.B224]-([.D224]+[.E224])))" office:value-type="currency" office:value="17111.6108361726">
            <text:p>$17,111.6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4">
            <text:p>214</text:p>
          </table:table-cell>
          <table:table-cell table:style-name="ce16" table:formula="oooc:=IF([.F224]&lt;0;0;[.F224])" office:value-type="currency" office:value="17111.6108361726">
            <text:p>$17,111.61</text:p>
          </table:table-cell>
          <table:table-cell table:style-name="ce16" table:formula="oooc:=[.$C$8]/12*[.B225]" office:value-type="currency" office:value="85.5580541808628">
            <text:p>$85.56</text:p>
          </table:table-cell>
          <table:table-cell table:style-name="ce34" table:formula="oooc:=IF([.B225]&lt;=[.$F$2]+[.C225];[.B225]+[.C225];[.$F$2]-[.C225])" office:value-type="currency" office:value="807.772228296745">
            <text:p>$807.77</text:p>
          </table:table-cell>
          <table:table-cell table:style-name="ce16" table:formula="oooc:=IF([.B225]=0;0;IF(SUM([.B225]+[.C225]-[.D225])&gt;=[.$F$4];[.$F$4];[.B225]+[.C225]-[.D225]))" office:value-type="currency" office:value="200">
            <text:p>$200.00</text:p>
          </table:table-cell>
          <table:table-cell table:style-name="ce43" table:formula="oooc:=IF(([.B225]-[.D225]-[.E225])&lt;0;0;([.B225]-([.D225]+[.E225])))" office:value-type="currency" office:value="16103.8386078758">
            <text:p>$16,103.8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5">
            <text:p>215</text:p>
          </table:table-cell>
          <table:table-cell table:style-name="ce16" table:formula="oooc:=IF([.F225]&lt;0;0;[.F225])" office:value-type="currency" office:value="16103.8386078758">
            <text:p>$16,103.84</text:p>
          </table:table-cell>
          <table:table-cell table:style-name="ce16" table:formula="oooc:=[.$C$8]/12*[.B226]" office:value-type="currency" office:value="80.5191930393791">
            <text:p>$80.52</text:p>
          </table:table-cell>
          <table:table-cell table:style-name="ce34" table:formula="oooc:=IF([.B226]&lt;=[.$F$2]+[.C226];[.B226]+[.C226];[.$F$2]-[.C226])" office:value-type="currency" office:value="812.811089438229">
            <text:p>$812.81</text:p>
          </table:table-cell>
          <table:table-cell table:style-name="ce16" table:formula="oooc:=IF([.B226]=0;0;IF(SUM([.B226]+[.C226]-[.D226])&gt;=[.$F$4];[.$F$4];[.B226]+[.C226]-[.D226]))" office:value-type="currency" office:value="200">
            <text:p>$200.00</text:p>
          </table:table-cell>
          <table:table-cell table:style-name="ce43" table:formula="oooc:=IF(([.B226]-[.D226]-[.E226])&lt;0;0;([.B226]-([.D226]+[.E226])))" office:value-type="currency" office:value="15091.0275184376">
            <text:p>$15,091.0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6">
            <text:p>216</text:p>
          </table:table-cell>
          <table:table-cell table:style-name="ce16" table:formula="oooc:=IF([.F226]&lt;0;0;[.F226])" office:value-type="currency" office:value="15091.0275184376">
            <text:p>$15,091.03</text:p>
          </table:table-cell>
          <table:table-cell table:style-name="ce16" table:formula="oooc:=[.$C$8]/12*[.B227]" office:value-type="currency" office:value="75.455137592188">
            <text:p>$75.46</text:p>
          </table:table-cell>
          <table:table-cell table:style-name="ce34" table:formula="oooc:=IF([.B227]&lt;=[.$F$2]+[.C227];[.B227]+[.C227];[.$F$2]-[.C227])" office:value-type="currency" office:value="817.87514488542">
            <text:p>$817.88</text:p>
          </table:table-cell>
          <table:table-cell table:style-name="ce16" table:formula="oooc:=IF([.B227]=0;0;IF(SUM([.B227]+[.C227]-[.D227])&gt;=[.$F$4];[.$F$4];[.B227]+[.C227]-[.D227]))" office:value-type="currency" office:value="200">
            <text:p>$200.00</text:p>
          </table:table-cell>
          <table:table-cell table:style-name="ce43" table:formula="oooc:=IF(([.B227]-[.D227]-[.E227])&lt;0;0;([.B227]-([.D227]+[.E227])))" office:value-type="currency" office:value="14073.1523735522">
            <text:p>$14,073.1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7">
            <text:p>217</text:p>
          </table:table-cell>
          <table:table-cell table:style-name="ce16" table:formula="oooc:=IF([.F227]&lt;0;0;[.F227])" office:value-type="currency" office:value="14073.1523735522">
            <text:p>$14,073.15</text:p>
          </table:table-cell>
          <table:table-cell table:style-name="ce16" table:formula="oooc:=[.$C$8]/12*[.B228]" office:value-type="currency" office:value="70.3657618677609">
            <text:p>$70.37</text:p>
          </table:table-cell>
          <table:table-cell table:style-name="ce34" table:formula="oooc:=IF([.B228]&lt;=[.$F$2]+[.C228];[.B228]+[.C228];[.$F$2]-[.C228])" office:value-type="currency" office:value="822.964520609847">
            <text:p>$822.96</text:p>
          </table:table-cell>
          <table:table-cell table:style-name="ce16" table:formula="oooc:=IF([.B228]=0;0;IF(SUM([.B228]+[.C228]-[.D228])&gt;=[.$F$4];[.$F$4];[.B228]+[.C228]-[.D228]))" office:value-type="currency" office:value="200">
            <text:p>$200.00</text:p>
          </table:table-cell>
          <table:table-cell table:style-name="ce43" table:formula="oooc:=IF(([.B228]-[.D228]-[.E228])&lt;0;0;([.B228]-([.D228]+[.E228])))" office:value-type="currency" office:value="13050.1878529423">
            <text:p>$13,050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8">
            <text:p>218</text:p>
          </table:table-cell>
          <table:table-cell table:style-name="ce16" table:formula="oooc:=IF([.F228]&lt;0;0;[.F228])" office:value-type="currency" office:value="13050.1878529423">
            <text:p>$13,050.19</text:p>
          </table:table-cell>
          <table:table-cell table:style-name="ce16" table:formula="oooc:=[.$C$8]/12*[.B229]" office:value-type="currency" office:value="65.2509392647116">
            <text:p>$65.25</text:p>
          </table:table-cell>
          <table:table-cell table:style-name="ce34" table:formula="oooc:=IF([.B229]&lt;=[.$F$2]+[.C229];[.B229]+[.C229];[.$F$2]-[.C229])" office:value-type="currency" office:value="828.079343212896">
            <text:p>$828.08</text:p>
          </table:table-cell>
          <table:table-cell table:style-name="ce16" table:formula="oooc:=IF([.B229]=0;0;IF(SUM([.B229]+[.C229]-[.D229])&gt;=[.$F$4];[.$F$4];[.B229]+[.C229]-[.D229]))" office:value-type="currency" office:value="200">
            <text:p>$200.00</text:p>
          </table:table-cell>
          <table:table-cell table:style-name="ce43" table:formula="oooc:=IF(([.B229]-[.D229]-[.E229])&lt;0;0;([.B229]-([.D229]+[.E229])))" office:value-type="currency" office:value="12022.1085097294">
            <text:p>$12,022.1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9">
            <text:p>219</text:p>
          </table:table-cell>
          <table:table-cell table:style-name="ce16" table:formula="oooc:=IF([.F229]&lt;0;0;[.F229])" office:value-type="currency" office:value="12022.1085097294">
            <text:p>$12,022.11</text:p>
          </table:table-cell>
          <table:table-cell table:style-name="ce16" table:formula="oooc:=[.$C$8]/12*[.B230]" office:value-type="currency" office:value="60.1105425486472">
            <text:p>$60.11</text:p>
          </table:table-cell>
          <table:table-cell table:style-name="ce34" table:formula="oooc:=IF([.B230]&lt;=[.$F$2]+[.C230];[.B230]+[.C230];[.$F$2]-[.C230])" office:value-type="currency" office:value="833.219739928961">
            <text:p>$833.22</text:p>
          </table:table-cell>
          <table:table-cell table:style-name="ce16" table:formula="oooc:=IF([.B230]=0;0;IF(SUM([.B230]+[.C230]-[.D230])&gt;=[.$F$4];[.$F$4];[.B230]+[.C230]-[.D230]))" office:value-type="currency" office:value="200">
            <text:p>$200.00</text:p>
          </table:table-cell>
          <table:table-cell table:style-name="ce43" table:formula="oooc:=IF(([.B230]-[.D230]-[.E230])&lt;0;0;([.B230]-([.D230]+[.E230])))" office:value-type="currency" office:value="10988.8887698005">
            <text:p>$10,988.8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0">
            <text:p>220</text:p>
          </table:table-cell>
          <table:table-cell table:style-name="ce16" table:formula="oooc:=IF([.F230]&lt;0;0;[.F230])" office:value-type="currency" office:value="10988.8887698005">
            <text:p>$10,988.89</text:p>
          </table:table-cell>
          <table:table-cell table:style-name="ce16" table:formula="oooc:=[.$C$8]/12*[.B231]" office:value-type="currency" office:value="54.9444438490024">
            <text:p>$54.94</text:p>
          </table:table-cell>
          <table:table-cell table:style-name="ce34" table:formula="oooc:=IF([.B231]&lt;=[.$F$2]+[.C231];[.B231]+[.C231];[.$F$2]-[.C231])" office:value-type="currency" office:value="838.385838628606">
            <text:p>$838.39</text:p>
          </table:table-cell>
          <table:table-cell table:style-name="ce16" table:formula="oooc:=IF([.B231]=0;0;IF(SUM([.B231]+[.C231]-[.D231])&gt;=[.$F$4];[.$F$4];[.B231]+[.C231]-[.D231]))" office:value-type="currency" office:value="200">
            <text:p>$200.00</text:p>
          </table:table-cell>
          <table:table-cell table:style-name="ce43" table:formula="oooc:=IF(([.B231]-[.D231]-[.E231])&lt;0;0;([.B231]-([.D231]+[.E231])))" office:value-type="currency" office:value="9950.50293117187">
            <text:p>$9,950.5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1">
            <text:p>221</text:p>
          </table:table-cell>
          <table:table-cell table:style-name="ce16" table:formula="oooc:=IF([.F231]&lt;0;0;[.F231])" office:value-type="currency" office:value="9950.50293117187">
            <text:p>$9,950.50</text:p>
          </table:table-cell>
          <table:table-cell table:style-name="ce16" table:formula="oooc:=[.$C$8]/12*[.B232]" office:value-type="currency" office:value="49.7525146558593">
            <text:p>$49.75</text:p>
          </table:table-cell>
          <table:table-cell table:style-name="ce34" table:formula="oooc:=IF([.B232]&lt;=[.$F$2]+[.C232];[.B232]+[.C232];[.$F$2]-[.C232])" office:value-type="currency" office:value="843.577767821749">
            <text:p>$843.58</text:p>
          </table:table-cell>
          <table:table-cell table:style-name="ce16" table:formula="oooc:=IF([.B232]=0;0;IF(SUM([.B232]+[.C232]-[.D232])&gt;=[.$F$4];[.$F$4];[.B232]+[.C232]-[.D232]))" office:value-type="currency" office:value="200">
            <text:p>$200.00</text:p>
          </table:table-cell>
          <table:table-cell table:style-name="ce43" table:formula="oooc:=IF(([.B232]-[.D232]-[.E232])&lt;0;0;([.B232]-([.D232]+[.E232])))" office:value-type="currency" office:value="8906.92516335012">
            <text:p>$8,906.9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2">
            <text:p>222</text:p>
          </table:table-cell>
          <table:table-cell table:style-name="ce16" table:formula="oooc:=IF([.F232]&lt;0;0;[.F232])" office:value-type="currency" office:value="8906.92516335012">
            <text:p>$8,906.93</text:p>
          </table:table-cell>
          <table:table-cell table:style-name="ce16" table:formula="oooc:=[.$C$8]/12*[.B233]" office:value-type="currency" office:value="44.5346258167506">
            <text:p>$44.53</text:p>
          </table:table-cell>
          <table:table-cell table:style-name="ce34" table:formula="oooc:=IF([.B233]&lt;=[.$F$2]+[.C233];[.B233]+[.C233];[.$F$2]-[.C233])" office:value-type="currency" office:value="848.795656660857">
            <text:p>$848.80</text:p>
          </table:table-cell>
          <table:table-cell table:style-name="ce16" table:formula="oooc:=IF([.B233]=0;0;IF(SUM([.B233]+[.C233]-[.D233])&gt;=[.$F$4];[.$F$4];[.B233]+[.C233]-[.D233]))" office:value-type="currency" office:value="200">
            <text:p>$200.00</text:p>
          </table:table-cell>
          <table:table-cell table:style-name="ce43" table:formula="oooc:=IF(([.B233]-[.D233]-[.E233])&lt;0;0;([.B233]-([.D233]+[.E233])))" office:value-type="currency" office:value="7858.12950668926">
            <text:p>$7,858.1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3">
            <text:p>223</text:p>
          </table:table-cell>
          <table:table-cell table:style-name="ce16" table:formula="oooc:=IF([.F233]&lt;0;0;[.F233])" office:value-type="currency" office:value="7858.12950668926">
            <text:p>$7,858.13</text:p>
          </table:table-cell>
          <table:table-cell table:style-name="ce16" table:formula="oooc:=[.$C$8]/12*[.B234]" office:value-type="currency" office:value="39.2906475334463">
            <text:p>$39.29</text:p>
          </table:table-cell>
          <table:table-cell table:style-name="ce34" table:formula="oooc:=IF([.B234]&lt;=[.$F$2]+[.C234];[.B234]+[.C234];[.$F$2]-[.C234])" office:value-type="currency" office:value="854.039634944161">
            <text:p>$854.04</text:p>
          </table:table-cell>
          <table:table-cell table:style-name="ce16" table:formula="oooc:=IF([.B234]=0;0;IF(SUM([.B234]+[.C234]-[.D234])&gt;=[.$F$4];[.$F$4];[.B234]+[.C234]-[.D234]))" office:value-type="currency" office:value="200">
            <text:p>$200.00</text:p>
          </table:table-cell>
          <table:table-cell table:style-name="ce43" table:formula="oooc:=IF(([.B234]-[.D234]-[.E234])&lt;0;0;([.B234]-([.D234]+[.E234])))" office:value-type="currency" office:value="6804.0898717451">
            <text:p>$6,804.0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4">
            <text:p>224</text:p>
          </table:table-cell>
          <table:table-cell table:style-name="ce16" table:formula="oooc:=IF([.F234]&lt;0;0;[.F234])" office:value-type="currency" office:value="6804.0898717451">
            <text:p>$6,804.09</text:p>
          </table:table-cell>
          <table:table-cell table:style-name="ce16" table:formula="oooc:=[.$C$8]/12*[.B235]" office:value-type="currency" office:value="34.0204493587255">
            <text:p>$34.02</text:p>
          </table:table-cell>
          <table:table-cell table:style-name="ce34" table:formula="oooc:=IF([.B235]&lt;=[.$F$2]+[.C235];[.B235]+[.C235];[.$F$2]-[.C235])" office:value-type="currency" office:value="859.309833118882">
            <text:p>$859.31</text:p>
          </table:table-cell>
          <table:table-cell table:style-name="ce16" table:formula="oooc:=IF([.B235]=0;0;IF(SUM([.B235]+[.C235]-[.D235])&gt;=[.$F$4];[.$F$4];[.B235]+[.C235]-[.D235]))" office:value-type="currency" office:value="200">
            <text:p>$200.00</text:p>
          </table:table-cell>
          <table:table-cell table:style-name="ce43" table:formula="oooc:=IF(([.B235]-[.D235]-[.E235])&lt;0;0;([.B235]-([.D235]+[.E235])))" office:value-type="currency" office:value="5744.78003862621">
            <text:p>$5,744.7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5">
            <text:p>225</text:p>
          </table:table-cell>
          <table:table-cell table:style-name="ce16" table:formula="oooc:=IF([.F235]&lt;0;0;[.F235])" office:value-type="currency" office:value="5744.78003862621">
            <text:p>$5,744.78</text:p>
          </table:table-cell>
          <table:table-cell table:style-name="ce16" table:formula="oooc:=[.$C$8]/12*[.B236]" office:value-type="currency" office:value="28.7239001931311">
            <text:p>$28.72</text:p>
          </table:table-cell>
          <table:table-cell table:style-name="ce34" table:formula="oooc:=IF([.B236]&lt;=[.$F$2]+[.C236];[.B236]+[.C236];[.$F$2]-[.C236])" office:value-type="currency" office:value="864.606382284477">
            <text:p>$864.61</text:p>
          </table:table-cell>
          <table:table-cell table:style-name="ce16" table:formula="oooc:=IF([.B236]=0;0;IF(SUM([.B236]+[.C236]-[.D236])&gt;=[.$F$4];[.$F$4];[.B236]+[.C236]-[.D236]))" office:value-type="currency" office:value="200">
            <text:p>$200.00</text:p>
          </table:table-cell>
          <table:table-cell table:style-name="ce43" table:formula="oooc:=IF(([.B236]-[.D236]-[.E236])&lt;0;0;([.B236]-([.D236]+[.E236])))" office:value-type="currency" office:value="4680.17365634174">
            <text:p>$4,680.1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6">
            <text:p>226</text:p>
          </table:table-cell>
          <table:table-cell table:style-name="ce16" table:formula="oooc:=IF([.F236]&lt;0;0;[.F236])" office:value-type="currency" office:value="4680.17365634174">
            <text:p>$4,680.17</text:p>
          </table:table-cell>
          <table:table-cell table:style-name="ce16" table:formula="oooc:=[.$C$8]/12*[.B237]" office:value-type="currency" office:value="23.4008682817087">
            <text:p>$23.40</text:p>
          </table:table-cell>
          <table:table-cell table:style-name="ce34" table:formula="oooc:=IF([.B237]&lt;=[.$F$2]+[.C237];[.B237]+[.C237];[.$F$2]-[.C237])" office:value-type="currency" office:value="869.929414195899">
            <text:p>$869.93</text:p>
          </table:table-cell>
          <table:table-cell table:style-name="ce16" table:formula="oooc:=IF([.B237]=0;0;IF(SUM([.B237]+[.C237]-[.D237])&gt;=[.$F$4];[.$F$4];[.B237]+[.C237]-[.D237]))" office:value-type="currency" office:value="200">
            <text:p>$200.00</text:p>
          </table:table-cell>
          <table:table-cell table:style-name="ce43" table:formula="oooc:=IF(([.B237]-[.D237]-[.E237])&lt;0;0;([.B237]-([.D237]+[.E237])))" office:value-type="currency" office:value="3610.24424214584">
            <text:p>$3,610.2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7">
            <text:p>227</text:p>
          </table:table-cell>
          <table:table-cell table:style-name="ce16" table:formula="oooc:=IF([.F237]&lt;0;0;[.F237])" office:value-type="currency" office:value="3610.24424214584">
            <text:p>$3,610.24</text:p>
          </table:table-cell>
          <table:table-cell table:style-name="ce16" table:formula="oooc:=[.$C$8]/12*[.B238]" office:value-type="currency" office:value="18.0512212107292">
            <text:p>$18.05</text:p>
          </table:table-cell>
          <table:table-cell table:style-name="ce34" table:formula="oooc:=IF([.B238]&lt;=[.$F$2]+[.C238];[.B238]+[.C238];[.$F$2]-[.C238])" office:value-type="currency" office:value="875.279061266879">
            <text:p>$875.28</text:p>
          </table:table-cell>
          <table:table-cell table:style-name="ce16" table:formula="oooc:=IF([.B238]=0;0;IF(SUM([.B238]+[.C238]-[.D238])&gt;=[.$F$4];[.$F$4];[.B238]+[.C238]-[.D238]))" office:value-type="currency" office:value="200">
            <text:p>$200.00</text:p>
          </table:table-cell>
          <table:table-cell table:style-name="ce43" table:formula="oooc:=IF(([.B238]-[.D238]-[.E238])&lt;0;0;([.B238]-([.D238]+[.E238])))" office:value-type="currency" office:value="2534.96518087896">
            <text:p>$2,534.9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8">
            <text:p>228</text:p>
          </table:table-cell>
          <table:table-cell table:style-name="ce16" table:formula="oooc:=IF([.F238]&lt;0;0;[.F238])" office:value-type="currency" office:value="2534.96518087896">
            <text:p>$2,534.97</text:p>
          </table:table-cell>
          <table:table-cell table:style-name="ce16" table:formula="oooc:=[.$C$8]/12*[.B239]" office:value-type="currency" office:value="12.6748259043948">
            <text:p>$12.67</text:p>
          </table:table-cell>
          <table:table-cell table:style-name="ce34" table:formula="oooc:=IF([.B239]&lt;=[.$F$2]+[.C239];[.B239]+[.C239];[.$F$2]-[.C239])" office:value-type="currency" office:value="880.655456573213">
            <text:p>$880.66</text:p>
          </table:table-cell>
          <table:table-cell table:style-name="ce16" table:formula="oooc:=IF([.B239]=0;0;IF(SUM([.B239]+[.C239]-[.D239])&gt;=[.$F$4];[.$F$4];[.B239]+[.C239]-[.D239]))" office:value-type="currency" office:value="200">
            <text:p>$200.00</text:p>
          </table:table-cell>
          <table:table-cell table:style-name="ce43" table:formula="oooc:=IF(([.B239]-[.D239]-[.E239])&lt;0;0;([.B239]-([.D239]+[.E239])))" office:value-type="currency" office:value="1454.30972430575">
            <text:p>$1,454.3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9">
            <text:p>229</text:p>
          </table:table-cell>
          <table:table-cell table:style-name="ce16" table:formula="oooc:=IF([.F239]&lt;0;0;[.F239])" office:value-type="currency" office:value="1454.30972430575">
            <text:p>$1,454.31</text:p>
          </table:table-cell>
          <table:table-cell table:style-name="ce16" table:formula="oooc:=[.$C$8]/12*[.B240]" office:value-type="currency" office:value="7.27154862152874">
            <text:p>$7.27</text:p>
          </table:table-cell>
          <table:table-cell table:style-name="ce34" table:formula="oooc:=IF([.B240]&lt;=[.$F$2]+[.C240];[.B240]+[.C240];[.$F$2]-[.C240])" office:value-type="currency" office:value="886.058733856079">
            <text:p>$886.06</text:p>
          </table:table-cell>
          <table:table-cell table:style-name="ce16" table:formula="oooc:=IF([.B240]=0;0;IF(SUM([.B240]+[.C240]-[.D240])&gt;=[.$F$4];[.$F$4];[.B240]+[.C240]-[.D240]))" office:value-type="currency" office:value="200">
            <text:p>$200.00</text:p>
          </table:table-cell>
          <table:table-cell table:style-name="ce43" table:formula="oooc:=IF(([.B240]-[.D240]-[.E240])&lt;0;0;([.B240]-([.D240]+[.E240])))" office:value-type="currency" office:value="368.250990449668">
            <text:p>$368.2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0">
            <text:p>230</text:p>
          </table:table-cell>
          <table:table-cell table:style-name="ce16" table:formula="oooc:=IF([.F240]&lt;0;0;[.F240])" office:value-type="currency" office:value="368.250990449668">
            <text:p>$368.25</text:p>
          </table:table-cell>
          <table:table-cell table:style-name="ce16" table:formula="oooc:=[.$C$8]/12*[.B241]" office:value-type="currency" office:value="1.84125495224834">
            <text:p>$1.84</text:p>
          </table:table-cell>
          <table:table-cell table:style-name="ce34" table:formula="oooc:=IF([.B241]&lt;=[.$F$2]+[.C241];[.B241]+[.C241];[.$F$2]-[.C241])" office:value-type="currency" office:value="370.092245401917">
            <text:p>$370.09</text:p>
          </table:table-cell>
          <table:table-cell table:style-name="ce16" table:formula="oooc:=IF([.B241]=0;0;IF(SUM([.B241]+[.C241]-[.D241])&gt;=[.$F$4];[.$F$4];[.B241]+[.C241]-[.D241]))" office:value-type="currency" office:value="0">
            <text:p>$0.00</text:p>
          </table:table-cell>
          <table:table-cell table:style-name="ce43" table:formula="oooc:=IF(([.B241]-[.D241]-[.E241])&lt;0;0;([.B241]-([.D241]+[.E24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1">
            <text:p>231</text:p>
          </table:table-cell>
          <table:table-cell table:style-name="ce16" table:formula="oooc:=IF([.F241]&lt;0;0;[.F241])" office:value-type="currency" office:value="0">
            <text:p>$0.00</text:p>
          </table:table-cell>
          <table:table-cell table:style-name="ce16" table:formula="oooc:=[.$C$8]/12*[.B242]" office:value-type="currency" office:value="0">
            <text:p>$0.00</text:p>
          </table:table-cell>
          <table:table-cell table:style-name="ce34" table:formula="oooc:=IF([.B242]&lt;=[.$F$2]+[.C242];[.B242]+[.C242];[.$F$2]-[.C242])" office:value-type="currency" office:value="0">
            <text:p>$0.00</text:p>
          </table:table-cell>
          <table:table-cell table:style-name="ce16" table:formula="oooc:=IF([.B242]=0;0;IF(SUM([.B242]+[.C242]-[.D242])&gt;=[.$F$4];[.$F$4];[.B242]+[.C242]-[.D242]))" office:value-type="currency" office:value="0">
            <text:p>$0.00</text:p>
          </table:table-cell>
          <table:table-cell table:style-name="ce43" table:formula="oooc:=IF(([.B242]-[.D242]-[.E242])&lt;0;0;([.B242]-([.D242]+[.E24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2">
            <text:p>232</text:p>
          </table:table-cell>
          <table:table-cell table:style-name="ce16" table:formula="oooc:=IF([.F242]&lt;0;0;[.F242])" office:value-type="currency" office:value="0">
            <text:p>$0.00</text:p>
          </table:table-cell>
          <table:table-cell table:style-name="ce16" table:formula="oooc:=[.$C$8]/12*[.B243]" office:value-type="currency" office:value="0">
            <text:p>$0.00</text:p>
          </table:table-cell>
          <table:table-cell table:style-name="ce34" table:formula="oooc:=IF([.B243]&lt;=[.$F$2]+[.C243];[.B243]+[.C243];[.$F$2]-[.C243])" office:value-type="currency" office:value="0">
            <text:p>$0.00</text:p>
          </table:table-cell>
          <table:table-cell table:style-name="ce16" table:formula="oooc:=IF([.B243]=0;0;IF(SUM([.B243]+[.C243]-[.D243])&gt;=[.$F$4];[.$F$4];[.B243]+[.C243]-[.D243]))" office:value-type="currency" office:value="0">
            <text:p>$0.00</text:p>
          </table:table-cell>
          <table:table-cell table:style-name="ce43" table:formula="oooc:=IF(([.B243]-[.D243]-[.E243])&lt;0;0;([.B243]-([.D243]+[.E24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3">
            <text:p>233</text:p>
          </table:table-cell>
          <table:table-cell table:style-name="ce16" table:formula="oooc:=IF([.F243]&lt;0;0;[.F243])" office:value-type="currency" office:value="0">
            <text:p>$0.00</text:p>
          </table:table-cell>
          <table:table-cell table:style-name="ce16" table:formula="oooc:=[.$C$8]/12*[.B244]" office:value-type="currency" office:value="0">
            <text:p>$0.00</text:p>
          </table:table-cell>
          <table:table-cell table:style-name="ce34" table:formula="oooc:=IF([.B244]&lt;=[.$F$2]+[.C244];[.B244]+[.C244];[.$F$2]-[.C244])" office:value-type="currency" office:value="0">
            <text:p>$0.00</text:p>
          </table:table-cell>
          <table:table-cell table:style-name="ce16" table:formula="oooc:=IF([.B244]=0;0;IF(SUM([.B244]+[.C244]-[.D244])&gt;=[.$F$4];[.$F$4];[.B244]+[.C244]-[.D244]))" office:value-type="currency" office:value="0">
            <text:p>$0.00</text:p>
          </table:table-cell>
          <table:table-cell table:style-name="ce43" table:formula="oooc:=IF(([.B244]-[.D244]-[.E244])&lt;0;0;([.B244]-([.D244]+[.E24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4">
            <text:p>234</text:p>
          </table:table-cell>
          <table:table-cell table:style-name="ce16" table:formula="oooc:=IF([.F244]&lt;0;0;[.F244])" office:value-type="currency" office:value="0">
            <text:p>$0.00</text:p>
          </table:table-cell>
          <table:table-cell table:style-name="ce16" table:formula="oooc:=[.$C$8]/12*[.B245]" office:value-type="currency" office:value="0">
            <text:p>$0.00</text:p>
          </table:table-cell>
          <table:table-cell table:style-name="ce34" table:formula="oooc:=IF([.B245]&lt;=[.$F$2]+[.C245];[.B245]+[.C245];[.$F$2]-[.C245])" office:value-type="currency" office:value="0">
            <text:p>$0.00</text:p>
          </table:table-cell>
          <table:table-cell table:style-name="ce16" table:formula="oooc:=IF([.B245]=0;0;IF(SUM([.B245]+[.C245]-[.D245])&gt;=[.$F$4];[.$F$4];[.B245]+[.C245]-[.D245]))" office:value-type="currency" office:value="0">
            <text:p>$0.00</text:p>
          </table:table-cell>
          <table:table-cell table:style-name="ce43" table:formula="oooc:=IF(([.B245]-[.D245]-[.E245])&lt;0;0;([.B245]-([.D245]+[.E24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5">
            <text:p>235</text:p>
          </table:table-cell>
          <table:table-cell table:style-name="ce16" table:formula="oooc:=IF([.F245]&lt;0;0;[.F245])" office:value-type="currency" office:value="0">
            <text:p>$0.00</text:p>
          </table:table-cell>
          <table:table-cell table:style-name="ce16" table:formula="oooc:=[.$C$8]/12*[.B246]" office:value-type="currency" office:value="0">
            <text:p>$0.00</text:p>
          </table:table-cell>
          <table:table-cell table:style-name="ce34" table:formula="oooc:=IF([.B246]&lt;=[.$F$2]+[.C246];[.B246]+[.C246];[.$F$2]-[.C246])" office:value-type="currency" office:value="0">
            <text:p>$0.00</text:p>
          </table:table-cell>
          <table:table-cell table:style-name="ce16" table:formula="oooc:=IF([.B246]=0;0;IF(SUM([.B246]+[.C246]-[.D246])&gt;=[.$F$4];[.$F$4];[.B246]+[.C246]-[.D246]))" office:value-type="currency" office:value="0">
            <text:p>$0.00</text:p>
          </table:table-cell>
          <table:table-cell table:style-name="ce43" table:formula="oooc:=IF(([.B246]-[.D246]-[.E246])&lt;0;0;([.B246]-([.D246]+[.E24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6">
            <text:p>236</text:p>
          </table:table-cell>
          <table:table-cell table:style-name="ce16" table:formula="oooc:=IF([.F246]&lt;0;0;[.F246])" office:value-type="currency" office:value="0">
            <text:p>$0.00</text:p>
          </table:table-cell>
          <table:table-cell table:style-name="ce16" table:formula="oooc:=[.$C$8]/12*[.B247]" office:value-type="currency" office:value="0">
            <text:p>$0.00</text:p>
          </table:table-cell>
          <table:table-cell table:style-name="ce34" table:formula="oooc:=IF([.B247]&lt;=[.$F$2]+[.C247];[.B247]+[.C247];[.$F$2]-[.C247])" office:value-type="currency" office:value="0">
            <text:p>$0.00</text:p>
          </table:table-cell>
          <table:table-cell table:style-name="ce16" table:formula="oooc:=IF([.B247]=0;0;IF(SUM([.B247]+[.C247]-[.D247])&gt;=[.$F$4];[.$F$4];[.B247]+[.C247]-[.D247]))" office:value-type="currency" office:value="0">
            <text:p>$0.00</text:p>
          </table:table-cell>
          <table:table-cell table:style-name="ce43" table:formula="oooc:=IF(([.B247]-[.D247]-[.E247])&lt;0;0;([.B247]-([.D247]+[.E24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7">
            <text:p>237</text:p>
          </table:table-cell>
          <table:table-cell table:style-name="ce16" table:formula="oooc:=IF([.F247]&lt;0;0;[.F247])" office:value-type="currency" office:value="0">
            <text:p>$0.00</text:p>
          </table:table-cell>
          <table:table-cell table:style-name="ce16" table:formula="oooc:=[.$C$8]/12*[.B248]" office:value-type="currency" office:value="0">
            <text:p>$0.00</text:p>
          </table:table-cell>
          <table:table-cell table:style-name="ce34" table:formula="oooc:=IF([.B248]&lt;=[.$F$2]+[.C248];[.B248]+[.C248];[.$F$2]-[.C248])" office:value-type="currency" office:value="0">
            <text:p>$0.00</text:p>
          </table:table-cell>
          <table:table-cell table:style-name="ce16" table:formula="oooc:=IF([.B248]=0;0;IF(SUM([.B248]+[.C248]-[.D248])&gt;=[.$F$4];[.$F$4];[.B248]+[.C248]-[.D248]))" office:value-type="currency" office:value="0">
            <text:p>$0.00</text:p>
          </table:table-cell>
          <table:table-cell table:style-name="ce43" table:formula="oooc:=IF(([.B248]-[.D248]-[.E248])&lt;0;0;([.B248]-([.D248]+[.E24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8">
            <text:p>238</text:p>
          </table:table-cell>
          <table:table-cell table:style-name="ce16" table:formula="oooc:=IF([.F248]&lt;0;0;[.F248])" office:value-type="currency" office:value="0">
            <text:p>$0.00</text:p>
          </table:table-cell>
          <table:table-cell table:style-name="ce16" table:formula="oooc:=[.$C$8]/12*[.B249]" office:value-type="currency" office:value="0">
            <text:p>$0.00</text:p>
          </table:table-cell>
          <table:table-cell table:style-name="ce34" table:formula="oooc:=IF([.B249]&lt;=[.$F$2]+[.C249];[.B249]+[.C249];[.$F$2]-[.C249])" office:value-type="currency" office:value="0">
            <text:p>$0.00</text:p>
          </table:table-cell>
          <table:table-cell table:style-name="ce16" table:formula="oooc:=IF([.B249]=0;0;IF(SUM([.B249]+[.C249]-[.D249])&gt;=[.$F$4];[.$F$4];[.B249]+[.C249]-[.D249]))" office:value-type="currency" office:value="0">
            <text:p>$0.00</text:p>
          </table:table-cell>
          <table:table-cell table:style-name="ce43" table:formula="oooc:=IF(([.B249]-[.D249]-[.E249])&lt;0;0;([.B249]-([.D249]+[.E24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9">
            <text:p>239</text:p>
          </table:table-cell>
          <table:table-cell table:style-name="ce16" table:formula="oooc:=IF([.F249]&lt;0;0;[.F249])" office:value-type="currency" office:value="0">
            <text:p>$0.00</text:p>
          </table:table-cell>
          <table:table-cell table:style-name="ce16" table:formula="oooc:=[.$C$8]/12*[.B250]" office:value-type="currency" office:value="0">
            <text:p>$0.00</text:p>
          </table:table-cell>
          <table:table-cell table:style-name="ce34" table:formula="oooc:=IF([.B250]&lt;=[.$F$2]+[.C250];[.B250]+[.C250];[.$F$2]-[.C250])" office:value-type="currency" office:value="0">
            <text:p>$0.00</text:p>
          </table:table-cell>
          <table:table-cell table:style-name="ce16" table:formula="oooc:=IF([.B250]=0;0;IF(SUM([.B250]+[.C250]-[.D250])&gt;=[.$F$4];[.$F$4];[.B250]+[.C250]-[.D250]))" office:value-type="currency" office:value="0">
            <text:p>$0.00</text:p>
          </table:table-cell>
          <table:table-cell table:style-name="ce43" table:formula="oooc:=IF(([.B250]-[.D250]-[.E250])&lt;0;0;([.B250]-([.D250]+[.E25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0">
            <text:p>240</text:p>
          </table:table-cell>
          <table:table-cell table:style-name="ce16" table:formula="oooc:=IF([.F250]&lt;0;0;[.F250])" office:value-type="currency" office:value="0">
            <text:p>$0.00</text:p>
          </table:table-cell>
          <table:table-cell table:style-name="ce16" table:formula="oooc:=[.$C$8]/12*[.B251]" office:value-type="currency" office:value="0">
            <text:p>$0.00</text:p>
          </table:table-cell>
          <table:table-cell table:style-name="ce34" table:formula="oooc:=IF([.B251]&lt;=[.$F$2]+[.C251];[.B251]+[.C251];[.$F$2]-[.C251])" office:value-type="currency" office:value="0">
            <text:p>$0.00</text:p>
          </table:table-cell>
          <table:table-cell table:style-name="ce16" table:formula="oooc:=IF([.B251]=0;0;IF(SUM([.B251]+[.C251]-[.D251])&gt;=[.$F$4];[.$F$4];[.B251]+[.C251]-[.D251]))" office:value-type="currency" office:value="0">
            <text:p>$0.00</text:p>
          </table:table-cell>
          <table:table-cell table:style-name="ce43" table:formula="oooc:=IF(([.B251]-[.D251]-[.E251])&lt;0;0;([.B251]-([.D251]+[.E25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1">
            <text:p>241</text:p>
          </table:table-cell>
          <table:table-cell table:style-name="ce16" table:formula="oooc:=IF([.F251]&lt;0;0;[.F251])" office:value-type="currency" office:value="0">
            <text:p>$0.00</text:p>
          </table:table-cell>
          <table:table-cell table:style-name="ce16" table:formula="oooc:=[.$C$8]/12*[.B252]" office:value-type="currency" office:value="0">
            <text:p>$0.00</text:p>
          </table:table-cell>
          <table:table-cell table:style-name="ce34" table:formula="oooc:=IF([.B252]&lt;=[.$F$2]+[.C252];[.B252]+[.C252];[.$F$2]-[.C252])" office:value-type="currency" office:value="0">
            <text:p>$0.00</text:p>
          </table:table-cell>
          <table:table-cell table:style-name="ce16" table:formula="oooc:=IF([.B252]=0;0;IF(SUM([.B252]+[.C252]-[.D252])&gt;=[.$F$4];[.$F$4];[.B252]+[.C252]-[.D252]))" office:value-type="currency" office:value="0">
            <text:p>$0.00</text:p>
          </table:table-cell>
          <table:table-cell table:style-name="ce43" table:formula="oooc:=IF(([.B252]-[.D252]-[.E252])&lt;0;0;([.B252]-([.D252]+[.E25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2">
            <text:p>242</text:p>
          </table:table-cell>
          <table:table-cell table:style-name="ce16" table:formula="oooc:=IF([.F252]&lt;0;0;[.F252])" office:value-type="currency" office:value="0">
            <text:p>$0.00</text:p>
          </table:table-cell>
          <table:table-cell table:style-name="ce16" table:formula="oooc:=[.$C$8]/12*[.B253]" office:value-type="currency" office:value="0">
            <text:p>$0.00</text:p>
          </table:table-cell>
          <table:table-cell table:style-name="ce34" table:formula="oooc:=IF([.B253]&lt;=[.$F$2]+[.C253];[.B253]+[.C253];[.$F$2]-[.C253])" office:value-type="currency" office:value="0">
            <text:p>$0.00</text:p>
          </table:table-cell>
          <table:table-cell table:style-name="ce16" table:formula="oooc:=IF([.B253]=0;0;IF(SUM([.B253]+[.C253]-[.D253])&gt;=[.$F$4];[.$F$4];[.B253]+[.C253]-[.D253]))" office:value-type="currency" office:value="0">
            <text:p>$0.00</text:p>
          </table:table-cell>
          <table:table-cell table:style-name="ce43" table:formula="oooc:=IF(([.B253]-[.D253]-[.E253])&lt;0;0;([.B253]-([.D253]+[.E25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3">
            <text:p>243</text:p>
          </table:table-cell>
          <table:table-cell table:style-name="ce16" table:formula="oooc:=IF([.F253]&lt;0;0;[.F253])" office:value-type="currency" office:value="0">
            <text:p>$0.00</text:p>
          </table:table-cell>
          <table:table-cell table:style-name="ce16" table:formula="oooc:=[.$C$8]/12*[.B254]" office:value-type="currency" office:value="0">
            <text:p>$0.00</text:p>
          </table:table-cell>
          <table:table-cell table:style-name="ce34" table:formula="oooc:=IF([.B254]&lt;=[.$F$2]+[.C254];[.B254]+[.C254];[.$F$2]-[.C254])" office:value-type="currency" office:value="0">
            <text:p>$0.00</text:p>
          </table:table-cell>
          <table:table-cell table:style-name="ce16" table:formula="oooc:=IF([.B254]=0;0;IF(SUM([.B254]+[.C254]-[.D254])&gt;=[.$F$4];[.$F$4];[.B254]+[.C254]-[.D254]))" office:value-type="currency" office:value="0">
            <text:p>$0.00</text:p>
          </table:table-cell>
          <table:table-cell table:style-name="ce43" table:formula="oooc:=IF(([.B254]-[.D254]-[.E254])&lt;0;0;([.B254]-([.D254]+[.E25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4">
            <text:p>244</text:p>
          </table:table-cell>
          <table:table-cell table:style-name="ce16" table:formula="oooc:=IF([.F254]&lt;0;0;[.F254])" office:value-type="currency" office:value="0">
            <text:p>$0.00</text:p>
          </table:table-cell>
          <table:table-cell table:style-name="ce16" table:formula="oooc:=[.$C$8]/12*[.B255]" office:value-type="currency" office:value="0">
            <text:p>$0.00</text:p>
          </table:table-cell>
          <table:table-cell table:style-name="ce34" table:formula="oooc:=IF([.B255]&lt;=[.$F$2]+[.C255];[.B255]+[.C255];[.$F$2]-[.C255])" office:value-type="currency" office:value="0">
            <text:p>$0.00</text:p>
          </table:table-cell>
          <table:table-cell table:style-name="ce16" table:formula="oooc:=IF([.B255]=0;0;IF(SUM([.B255]+[.C255]-[.D255])&gt;=[.$F$4];[.$F$4];[.B255]+[.C255]-[.D255]))" office:value-type="currency" office:value="0">
            <text:p>$0.00</text:p>
          </table:table-cell>
          <table:table-cell table:style-name="ce43" table:formula="oooc:=IF(([.B255]-[.D255]-[.E255])&lt;0;0;([.B255]-([.D255]+[.E25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5">
            <text:p>245</text:p>
          </table:table-cell>
          <table:table-cell table:style-name="ce16" table:formula="oooc:=IF([.F255]&lt;0;0;[.F255])" office:value-type="currency" office:value="0">
            <text:p>$0.00</text:p>
          </table:table-cell>
          <table:table-cell table:style-name="ce16" table:formula="oooc:=[.$C$8]/12*[.B256]" office:value-type="currency" office:value="0">
            <text:p>$0.00</text:p>
          </table:table-cell>
          <table:table-cell table:style-name="ce34" table:formula="oooc:=IF([.B256]&lt;=[.$F$2]+[.C256];[.B256]+[.C256];[.$F$2]-[.C256])" office:value-type="currency" office:value="0">
            <text:p>$0.00</text:p>
          </table:table-cell>
          <table:table-cell table:style-name="ce16" table:formula="oooc:=IF([.B256]=0;0;IF(SUM([.B256]+[.C256]-[.D256])&gt;=[.$F$4];[.$F$4];[.B256]+[.C256]-[.D256]))" office:value-type="currency" office:value="0">
            <text:p>$0.00</text:p>
          </table:table-cell>
          <table:table-cell table:style-name="ce43" table:formula="oooc:=IF(([.B256]-[.D256]-[.E256])&lt;0;0;([.B256]-([.D256]+[.E25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6">
            <text:p>246</text:p>
          </table:table-cell>
          <table:table-cell table:style-name="ce16" table:formula="oooc:=IF([.F256]&lt;0;0;[.F256])" office:value-type="currency" office:value="0">
            <text:p>$0.00</text:p>
          </table:table-cell>
          <table:table-cell table:style-name="ce16" table:formula="oooc:=[.$C$8]/12*[.B257]" office:value-type="currency" office:value="0">
            <text:p>$0.00</text:p>
          </table:table-cell>
          <table:table-cell table:style-name="ce34" table:formula="oooc:=IF([.B257]&lt;=[.$F$2]+[.C257];[.B257]+[.C257];[.$F$2]-[.C257])" office:value-type="currency" office:value="0">
            <text:p>$0.00</text:p>
          </table:table-cell>
          <table:table-cell table:style-name="ce16" table:formula="oooc:=IF([.B257]=0;0;IF(SUM([.B257]+[.C257]-[.D257])&gt;=[.$F$4];[.$F$4];[.B257]+[.C257]-[.D257]))" office:value-type="currency" office:value="0">
            <text:p>$0.00</text:p>
          </table:table-cell>
          <table:table-cell table:style-name="ce43" table:formula="oooc:=IF(([.B257]-[.D257]-[.E257])&lt;0;0;([.B257]-([.D257]+[.E25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7">
            <text:p>247</text:p>
          </table:table-cell>
          <table:table-cell table:style-name="ce16" table:formula="oooc:=IF([.F257]&lt;0;0;[.F257])" office:value-type="currency" office:value="0">
            <text:p>$0.00</text:p>
          </table:table-cell>
          <table:table-cell table:style-name="ce16" table:formula="oooc:=[.$C$8]/12*[.B258]" office:value-type="currency" office:value="0">
            <text:p>$0.00</text:p>
          </table:table-cell>
          <table:table-cell table:style-name="ce34" table:formula="oooc:=IF([.B258]&lt;=[.$F$2]+[.C258];[.B258]+[.C258];[.$F$2]-[.C258])" office:value-type="currency" office:value="0">
            <text:p>$0.00</text:p>
          </table:table-cell>
          <table:table-cell table:style-name="ce16" table:formula="oooc:=IF([.B258]=0;0;IF(SUM([.B258]+[.C258]-[.D258])&gt;=[.$F$4];[.$F$4];[.B258]+[.C258]-[.D258]))" office:value-type="currency" office:value="0">
            <text:p>$0.00</text:p>
          </table:table-cell>
          <table:table-cell table:style-name="ce43" table:formula="oooc:=IF(([.B258]-[.D258]-[.E258])&lt;0;0;([.B258]-([.D258]+[.E25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8">
            <text:p>248</text:p>
          </table:table-cell>
          <table:table-cell table:style-name="ce16" table:formula="oooc:=IF([.F258]&lt;0;0;[.F258])" office:value-type="currency" office:value="0">
            <text:p>$0.00</text:p>
          </table:table-cell>
          <table:table-cell table:style-name="ce16" table:formula="oooc:=[.$C$8]/12*[.B259]" office:value-type="currency" office:value="0">
            <text:p>$0.00</text:p>
          </table:table-cell>
          <table:table-cell table:style-name="ce34" table:formula="oooc:=IF([.B259]&lt;=[.$F$2]+[.C259];[.B259]+[.C259];[.$F$2]-[.C259])" office:value-type="currency" office:value="0">
            <text:p>$0.00</text:p>
          </table:table-cell>
          <table:table-cell table:style-name="ce16" table:formula="oooc:=IF([.B259]=0;0;IF(SUM([.B259]+[.C259]-[.D259])&gt;=[.$F$4];[.$F$4];[.B259]+[.C259]-[.D259]))" office:value-type="currency" office:value="0">
            <text:p>$0.00</text:p>
          </table:table-cell>
          <table:table-cell table:style-name="ce43" table:formula="oooc:=IF(([.B259]-[.D259]-[.E259])&lt;0;0;([.B259]-([.D259]+[.E25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9">
            <text:p>249</text:p>
          </table:table-cell>
          <table:table-cell table:style-name="ce16" table:formula="oooc:=IF([.F259]&lt;0;0;[.F259])" office:value-type="currency" office:value="0">
            <text:p>$0.00</text:p>
          </table:table-cell>
          <table:table-cell table:style-name="ce16" table:formula="oooc:=[.$C$8]/12*[.B260]" office:value-type="currency" office:value="0">
            <text:p>$0.00</text:p>
          </table:table-cell>
          <table:table-cell table:style-name="ce34" table:formula="oooc:=IF([.B260]&lt;=[.$F$2]+[.C260];[.B260]+[.C260];[.$F$2]-[.C260])" office:value-type="currency" office:value="0">
            <text:p>$0.00</text:p>
          </table:table-cell>
          <table:table-cell table:style-name="ce16" table:formula="oooc:=IF([.B260]=0;0;IF(SUM([.B260]+[.C260]-[.D260])&gt;=[.$F$4];[.$F$4];[.B260]+[.C260]-[.D260]))" office:value-type="currency" office:value="0">
            <text:p>$0.00</text:p>
          </table:table-cell>
          <table:table-cell table:style-name="ce43" table:formula="oooc:=IF(([.B260]-[.D260]-[.E260])&lt;0;0;([.B260]-([.D260]+[.E26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0">
            <text:p>250</text:p>
          </table:table-cell>
          <table:table-cell table:style-name="ce16" table:formula="oooc:=IF([.F260]&lt;0;0;[.F260])" office:value-type="currency" office:value="0">
            <text:p>$0.00</text:p>
          </table:table-cell>
          <table:table-cell table:style-name="ce16" table:formula="oooc:=[.$C$8]/12*[.B261]" office:value-type="currency" office:value="0">
            <text:p>$0.00</text:p>
          </table:table-cell>
          <table:table-cell table:style-name="ce34" table:formula="oooc:=IF([.B261]&lt;=[.$F$2]+[.C261];[.B261]+[.C261];[.$F$2]-[.C261])" office:value-type="currency" office:value="0">
            <text:p>$0.00</text:p>
          </table:table-cell>
          <table:table-cell table:style-name="ce16" table:formula="oooc:=IF([.B261]=0;0;IF(SUM([.B261]+[.C261]-[.D261])&gt;=[.$F$4];[.$F$4];[.B261]+[.C261]-[.D261]))" office:value-type="currency" office:value="0">
            <text:p>$0.00</text:p>
          </table:table-cell>
          <table:table-cell table:style-name="ce43" table:formula="oooc:=IF(([.B261]-[.D261]-[.E261])&lt;0;0;([.B261]-([.D261]+[.E26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1">
            <text:p>251</text:p>
          </table:table-cell>
          <table:table-cell table:style-name="ce16" table:formula="oooc:=IF([.F261]&lt;0;0;[.F261])" office:value-type="currency" office:value="0">
            <text:p>$0.00</text:p>
          </table:table-cell>
          <table:table-cell table:style-name="ce16" table:formula="oooc:=[.$C$8]/12*[.B262]" office:value-type="currency" office:value="0">
            <text:p>$0.00</text:p>
          </table:table-cell>
          <table:table-cell table:style-name="ce34" table:formula="oooc:=IF([.B262]&lt;=[.$F$2]+[.C262];[.B262]+[.C262];[.$F$2]-[.C262])" office:value-type="currency" office:value="0">
            <text:p>$0.00</text:p>
          </table:table-cell>
          <table:table-cell table:style-name="ce16" table:formula="oooc:=IF([.B262]=0;0;IF(SUM([.B262]+[.C262]-[.D262])&gt;=[.$F$4];[.$F$4];[.B262]+[.C262]-[.D262]))" office:value-type="currency" office:value="0">
            <text:p>$0.00</text:p>
          </table:table-cell>
          <table:table-cell table:style-name="ce43" table:formula="oooc:=IF(([.B262]-[.D262]-[.E262])&lt;0;0;([.B262]-([.D262]+[.E26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2">
            <text:p>252</text:p>
          </table:table-cell>
          <table:table-cell table:style-name="ce16" table:formula="oooc:=IF([.F262]&lt;0;0;[.F262])" office:value-type="currency" office:value="0">
            <text:p>$0.00</text:p>
          </table:table-cell>
          <table:table-cell table:style-name="ce16" table:formula="oooc:=[.$C$8]/12*[.B263]" office:value-type="currency" office:value="0">
            <text:p>$0.00</text:p>
          </table:table-cell>
          <table:table-cell table:style-name="ce34" table:formula="oooc:=IF([.B263]&lt;=[.$F$2]+[.C263];[.B263]+[.C263];[.$F$2]-[.C263])" office:value-type="currency" office:value="0">
            <text:p>$0.00</text:p>
          </table:table-cell>
          <table:table-cell table:style-name="ce16" table:formula="oooc:=IF([.B263]=0;0;IF(SUM([.B263]+[.C263]-[.D263])&gt;=[.$F$4];[.$F$4];[.B263]+[.C263]-[.D263]))" office:value-type="currency" office:value="0">
            <text:p>$0.00</text:p>
          </table:table-cell>
          <table:table-cell table:style-name="ce43" table:formula="oooc:=IF(([.B263]-[.D263]-[.E263])&lt;0;0;([.B263]-([.D263]+[.E26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3">
            <text:p>253</text:p>
          </table:table-cell>
          <table:table-cell table:style-name="ce16" table:formula="oooc:=IF([.F263]&lt;0;0;[.F263])" office:value-type="currency" office:value="0">
            <text:p>$0.00</text:p>
          </table:table-cell>
          <table:table-cell table:style-name="ce16" table:formula="oooc:=[.$C$8]/12*[.B264]" office:value-type="currency" office:value="0">
            <text:p>$0.00</text:p>
          </table:table-cell>
          <table:table-cell table:style-name="ce34" table:formula="oooc:=IF([.B264]&lt;=[.$F$2]+[.C264];[.B264]+[.C264];[.$F$2]-[.C264])" office:value-type="currency" office:value="0">
            <text:p>$0.00</text:p>
          </table:table-cell>
          <table:table-cell table:style-name="ce16" table:formula="oooc:=IF([.B264]=0;0;IF(SUM([.B264]+[.C264]-[.D264])&gt;=[.$F$4];[.$F$4];[.B264]+[.C264]-[.D264]))" office:value-type="currency" office:value="0">
            <text:p>$0.00</text:p>
          </table:table-cell>
          <table:table-cell table:style-name="ce43" table:formula="oooc:=IF(([.B264]-[.D264]-[.E264])&lt;0;0;([.B264]-([.D264]+[.E26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4">
            <text:p>254</text:p>
          </table:table-cell>
          <table:table-cell table:style-name="ce16" table:formula="oooc:=IF([.F264]&lt;0;0;[.F264])" office:value-type="currency" office:value="0">
            <text:p>$0.00</text:p>
          </table:table-cell>
          <table:table-cell table:style-name="ce16" table:formula="oooc:=[.$C$8]/12*[.B265]" office:value-type="currency" office:value="0">
            <text:p>$0.00</text:p>
          </table:table-cell>
          <table:table-cell table:style-name="ce34" table:formula="oooc:=IF([.B265]&lt;=[.$F$2]+[.C265];[.B265]+[.C265];[.$F$2]-[.C265])" office:value-type="currency" office:value="0">
            <text:p>$0.00</text:p>
          </table:table-cell>
          <table:table-cell table:style-name="ce16" table:formula="oooc:=IF([.B265]=0;0;IF(SUM([.B265]+[.C265]-[.D265])&gt;=[.$F$4];[.$F$4];[.B265]+[.C265]-[.D265]))" office:value-type="currency" office:value="0">
            <text:p>$0.00</text:p>
          </table:table-cell>
          <table:table-cell table:style-name="ce43" table:formula="oooc:=IF(([.B265]-[.D265]-[.E265])&lt;0;0;([.B265]-([.D265]+[.E26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5">
            <text:p>255</text:p>
          </table:table-cell>
          <table:table-cell table:style-name="ce16" table:formula="oooc:=IF([.F265]&lt;0;0;[.F265])" office:value-type="currency" office:value="0">
            <text:p>$0.00</text:p>
          </table:table-cell>
          <table:table-cell table:style-name="ce16" table:formula="oooc:=[.$C$8]/12*[.B266]" office:value-type="currency" office:value="0">
            <text:p>$0.00</text:p>
          </table:table-cell>
          <table:table-cell table:style-name="ce34" table:formula="oooc:=IF([.B266]&lt;=[.$F$2]+[.C266];[.B266]+[.C266];[.$F$2]-[.C266])" office:value-type="currency" office:value="0">
            <text:p>$0.00</text:p>
          </table:table-cell>
          <table:table-cell table:style-name="ce16" table:formula="oooc:=IF([.B266]=0;0;IF(SUM([.B266]+[.C266]-[.D266])&gt;=[.$F$4];[.$F$4];[.B266]+[.C266]-[.D266]))" office:value-type="currency" office:value="0">
            <text:p>$0.00</text:p>
          </table:table-cell>
          <table:table-cell table:style-name="ce43" table:formula="oooc:=IF(([.B266]-[.D266]-[.E266])&lt;0;0;([.B266]-([.D266]+[.E26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6">
            <text:p>256</text:p>
          </table:table-cell>
          <table:table-cell table:style-name="ce16" table:formula="oooc:=IF([.F266]&lt;0;0;[.F266])" office:value-type="currency" office:value="0">
            <text:p>$0.00</text:p>
          </table:table-cell>
          <table:table-cell table:style-name="ce16" table:formula="oooc:=[.$C$8]/12*[.B267]" office:value-type="currency" office:value="0">
            <text:p>$0.00</text:p>
          </table:table-cell>
          <table:table-cell table:style-name="ce34" table:formula="oooc:=IF([.B267]&lt;=[.$F$2]+[.C267];[.B267]+[.C267];[.$F$2]-[.C267])" office:value-type="currency" office:value="0">
            <text:p>$0.00</text:p>
          </table:table-cell>
          <table:table-cell table:style-name="ce16" table:formula="oooc:=IF([.B267]=0;0;IF(SUM([.B267]+[.C267]-[.D267])&gt;=[.$F$4];[.$F$4];[.B267]+[.C267]-[.D267]))" office:value-type="currency" office:value="0">
            <text:p>$0.00</text:p>
          </table:table-cell>
          <table:table-cell table:style-name="ce43" table:formula="oooc:=IF(([.B267]-[.D267]-[.E267])&lt;0;0;([.B267]-([.D267]+[.E26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7">
            <text:p>257</text:p>
          </table:table-cell>
          <table:table-cell table:style-name="ce16" table:formula="oooc:=IF([.F267]&lt;0;0;[.F267])" office:value-type="currency" office:value="0">
            <text:p>$0.00</text:p>
          </table:table-cell>
          <table:table-cell table:style-name="ce16" table:formula="oooc:=[.$C$8]/12*[.B268]" office:value-type="currency" office:value="0">
            <text:p>$0.00</text:p>
          </table:table-cell>
          <table:table-cell table:style-name="ce34" table:formula="oooc:=IF([.B268]&lt;=[.$F$2]+[.C268];[.B268]+[.C268];[.$F$2]-[.C268])" office:value-type="currency" office:value="0">
            <text:p>$0.00</text:p>
          </table:table-cell>
          <table:table-cell table:style-name="ce16" table:formula="oooc:=IF([.B268]=0;0;IF(SUM([.B268]+[.C268]-[.D268])&gt;=[.$F$4];[.$F$4];[.B268]+[.C268]-[.D268]))" office:value-type="currency" office:value="0">
            <text:p>$0.00</text:p>
          </table:table-cell>
          <table:table-cell table:style-name="ce43" table:formula="oooc:=IF(([.B268]-[.D268]-[.E268])&lt;0;0;([.B268]-([.D268]+[.E26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8">
            <text:p>258</text:p>
          </table:table-cell>
          <table:table-cell table:style-name="ce16" table:formula="oooc:=IF([.F268]&lt;0;0;[.F268])" office:value-type="currency" office:value="0">
            <text:p>$0.00</text:p>
          </table:table-cell>
          <table:table-cell table:style-name="ce16" table:formula="oooc:=[.$C$8]/12*[.B269]" office:value-type="currency" office:value="0">
            <text:p>$0.00</text:p>
          </table:table-cell>
          <table:table-cell table:style-name="ce34" table:formula="oooc:=IF([.B269]&lt;=[.$F$2]+[.C269];[.B269]+[.C269];[.$F$2]-[.C269])" office:value-type="currency" office:value="0">
            <text:p>$0.00</text:p>
          </table:table-cell>
          <table:table-cell table:style-name="ce16" table:formula="oooc:=IF([.B269]=0;0;IF(SUM([.B269]+[.C269]-[.D269])&gt;=[.$F$4];[.$F$4];[.B269]+[.C269]-[.D269]))" office:value-type="currency" office:value="0">
            <text:p>$0.00</text:p>
          </table:table-cell>
          <table:table-cell table:style-name="ce43" table:formula="oooc:=IF(([.B269]-[.D269]-[.E269])&lt;0;0;([.B269]-([.D269]+[.E26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9">
            <text:p>259</text:p>
          </table:table-cell>
          <table:table-cell table:style-name="ce16" table:formula="oooc:=IF([.F269]&lt;0;0;[.F269])" office:value-type="currency" office:value="0">
            <text:p>$0.00</text:p>
          </table:table-cell>
          <table:table-cell table:style-name="ce16" table:formula="oooc:=[.$C$8]/12*[.B270]" office:value-type="currency" office:value="0">
            <text:p>$0.00</text:p>
          </table:table-cell>
          <table:table-cell table:style-name="ce34" table:formula="oooc:=IF([.B270]&lt;=[.$F$2]+[.C270];[.B270]+[.C270];[.$F$2]-[.C270])" office:value-type="currency" office:value="0">
            <text:p>$0.00</text:p>
          </table:table-cell>
          <table:table-cell table:style-name="ce16" table:formula="oooc:=IF([.B270]=0;0;IF(SUM([.B270]+[.C270]-[.D270])&gt;=[.$F$4];[.$F$4];[.B270]+[.C270]-[.D270]))" office:value-type="currency" office:value="0">
            <text:p>$0.00</text:p>
          </table:table-cell>
          <table:table-cell table:style-name="ce43" table:formula="oooc:=IF(([.B270]-[.D270]-[.E270])&lt;0;0;([.B270]-([.D270]+[.E27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0">
            <text:p>260</text:p>
          </table:table-cell>
          <table:table-cell table:style-name="ce16" table:formula="oooc:=IF([.F270]&lt;0;0;[.F270])" office:value-type="currency" office:value="0">
            <text:p>$0.00</text:p>
          </table:table-cell>
          <table:table-cell table:style-name="ce16" table:formula="oooc:=[.$C$8]/12*[.B271]" office:value-type="currency" office:value="0">
            <text:p>$0.00</text:p>
          </table:table-cell>
          <table:table-cell table:style-name="ce34" table:formula="oooc:=IF([.B271]&lt;=[.$F$2]+[.C271];[.B271]+[.C271];[.$F$2]-[.C271])" office:value-type="currency" office:value="0">
            <text:p>$0.00</text:p>
          </table:table-cell>
          <table:table-cell table:style-name="ce16" table:formula="oooc:=IF([.B271]=0;0;IF(SUM([.B271]+[.C271]-[.D271])&gt;=[.$F$4];[.$F$4];[.B271]+[.C271]-[.D271]))" office:value-type="currency" office:value="0">
            <text:p>$0.00</text:p>
          </table:table-cell>
          <table:table-cell table:style-name="ce43" table:formula="oooc:=IF(([.B271]-[.D271]-[.E271])&lt;0;0;([.B271]-([.D271]+[.E27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1">
            <text:p>261</text:p>
          </table:table-cell>
          <table:table-cell table:style-name="ce16" table:formula="oooc:=IF([.F271]&lt;0;0;[.F271])" office:value-type="currency" office:value="0">
            <text:p>$0.00</text:p>
          </table:table-cell>
          <table:table-cell table:style-name="ce16" table:formula="oooc:=[.$C$8]/12*[.B272]" office:value-type="currency" office:value="0">
            <text:p>$0.00</text:p>
          </table:table-cell>
          <table:table-cell table:style-name="ce34" table:formula="oooc:=IF([.B272]&lt;=[.$F$2]+[.C272];[.B272]+[.C272];[.$F$2]-[.C272])" office:value-type="currency" office:value="0">
            <text:p>$0.00</text:p>
          </table:table-cell>
          <table:table-cell table:style-name="ce16" table:formula="oooc:=IF([.B272]=0;0;IF(SUM([.B272]+[.C272]-[.D272])&gt;=[.$F$4];[.$F$4];[.B272]+[.C272]-[.D272]))" office:value-type="currency" office:value="0">
            <text:p>$0.00</text:p>
          </table:table-cell>
          <table:table-cell table:style-name="ce43" table:formula="oooc:=IF(([.B272]-[.D272]-[.E272])&lt;0;0;([.B272]-([.D272]+[.E27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2">
            <text:p>262</text:p>
          </table:table-cell>
          <table:table-cell table:style-name="ce16" table:formula="oooc:=IF([.F272]&lt;0;0;[.F272])" office:value-type="currency" office:value="0">
            <text:p>$0.00</text:p>
          </table:table-cell>
          <table:table-cell table:style-name="ce16" table:formula="oooc:=[.$C$8]/12*[.B273]" office:value-type="currency" office:value="0">
            <text:p>$0.00</text:p>
          </table:table-cell>
          <table:table-cell table:style-name="ce34" table:formula="oooc:=IF([.B273]&lt;=[.$F$2]+[.C273];[.B273]+[.C273];[.$F$2]-[.C273])" office:value-type="currency" office:value="0">
            <text:p>$0.00</text:p>
          </table:table-cell>
          <table:table-cell table:style-name="ce16" table:formula="oooc:=IF([.B273]=0;0;IF(SUM([.B273]+[.C273]-[.D273])&gt;=[.$F$4];[.$F$4];[.B273]+[.C273]-[.D273]))" office:value-type="currency" office:value="0">
            <text:p>$0.00</text:p>
          </table:table-cell>
          <table:table-cell table:style-name="ce43" table:formula="oooc:=IF(([.B273]-[.D273]-[.E273])&lt;0;0;([.B273]-([.D273]+[.E27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3">
            <text:p>263</text:p>
          </table:table-cell>
          <table:table-cell table:style-name="ce16" table:formula="oooc:=IF([.F273]&lt;0;0;[.F273])" office:value-type="currency" office:value="0">
            <text:p>$0.00</text:p>
          </table:table-cell>
          <table:table-cell table:style-name="ce16" table:formula="oooc:=[.$C$8]/12*[.B274]" office:value-type="currency" office:value="0">
            <text:p>$0.00</text:p>
          </table:table-cell>
          <table:table-cell table:style-name="ce34" table:formula="oooc:=IF([.B274]&lt;=[.$F$2]+[.C274];[.B274]+[.C274];[.$F$2]-[.C274])" office:value-type="currency" office:value="0">
            <text:p>$0.00</text:p>
          </table:table-cell>
          <table:table-cell table:style-name="ce16" table:formula="oooc:=IF([.B274]=0;0;IF(SUM([.B274]+[.C274]-[.D274])&gt;=[.$F$4];[.$F$4];[.B274]+[.C274]-[.D274]))" office:value-type="currency" office:value="0">
            <text:p>$0.00</text:p>
          </table:table-cell>
          <table:table-cell table:style-name="ce43" table:formula="oooc:=IF(([.B274]-[.D274]-[.E274])&lt;0;0;([.B274]-([.D274]+[.E27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4">
            <text:p>264</text:p>
          </table:table-cell>
          <table:table-cell table:style-name="ce16" table:formula="oooc:=IF([.F274]&lt;0;0;[.F274])" office:value-type="currency" office:value="0">
            <text:p>$0.00</text:p>
          </table:table-cell>
          <table:table-cell table:style-name="ce16" table:formula="oooc:=[.$C$8]/12*[.B275]" office:value-type="currency" office:value="0">
            <text:p>$0.00</text:p>
          </table:table-cell>
          <table:table-cell table:style-name="ce34" table:formula="oooc:=IF([.B275]&lt;=[.$F$2]+[.C275];[.B275]+[.C275];[.$F$2]-[.C275])" office:value-type="currency" office:value="0">
            <text:p>$0.00</text:p>
          </table:table-cell>
          <table:table-cell table:style-name="ce16" table:formula="oooc:=IF([.B275]=0;0;IF(SUM([.B275]+[.C275]-[.D275])&gt;=[.$F$4];[.$F$4];[.B275]+[.C275]-[.D275]))" office:value-type="currency" office:value="0">
            <text:p>$0.00</text:p>
          </table:table-cell>
          <table:table-cell table:style-name="ce43" table:formula="oooc:=IF(([.B275]-[.D275]-[.E275])&lt;0;0;([.B275]-([.D275]+[.E27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5">
            <text:p>265</text:p>
          </table:table-cell>
          <table:table-cell table:style-name="ce16" table:formula="oooc:=IF([.F275]&lt;0;0;[.F275])" office:value-type="currency" office:value="0">
            <text:p>$0.00</text:p>
          </table:table-cell>
          <table:table-cell table:style-name="ce16" table:formula="oooc:=[.$C$8]/12*[.B276]" office:value-type="currency" office:value="0">
            <text:p>$0.00</text:p>
          </table:table-cell>
          <table:table-cell table:style-name="ce34" table:formula="oooc:=IF([.B276]&lt;=[.$F$2]+[.C276];[.B276]+[.C276];[.$F$2]-[.C276])" office:value-type="currency" office:value="0">
            <text:p>$0.00</text:p>
          </table:table-cell>
          <table:table-cell table:style-name="ce16" table:formula="oooc:=IF([.B276]=0;0;IF(SUM([.B276]+[.C276]-[.D276])&gt;=[.$F$4];[.$F$4];[.B276]+[.C276]-[.D276]))" office:value-type="currency" office:value="0">
            <text:p>$0.00</text:p>
          </table:table-cell>
          <table:table-cell table:style-name="ce43" table:formula="oooc:=IF(([.B276]-[.D276]-[.E276])&lt;0;0;([.B276]-([.D276]+[.E27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6">
            <text:p>266</text:p>
          </table:table-cell>
          <table:table-cell table:style-name="ce16" table:formula="oooc:=IF([.F276]&lt;0;0;[.F276])" office:value-type="currency" office:value="0">
            <text:p>$0.00</text:p>
          </table:table-cell>
          <table:table-cell table:style-name="ce16" table:formula="oooc:=[.$C$8]/12*[.B277]" office:value-type="currency" office:value="0">
            <text:p>$0.00</text:p>
          </table:table-cell>
          <table:table-cell table:style-name="ce34" table:formula="oooc:=IF([.B277]&lt;=[.$F$2]+[.C277];[.B277]+[.C277];[.$F$2]-[.C277])" office:value-type="currency" office:value="0">
            <text:p>$0.00</text:p>
          </table:table-cell>
          <table:table-cell table:style-name="ce16" table:formula="oooc:=IF([.B277]=0;0;IF(SUM([.B277]+[.C277]-[.D277])&gt;=[.$F$4];[.$F$4];[.B277]+[.C277]-[.D277]))" office:value-type="currency" office:value="0">
            <text:p>$0.00</text:p>
          </table:table-cell>
          <table:table-cell table:style-name="ce43" table:formula="oooc:=IF(([.B277]-[.D277]-[.E277])&lt;0;0;([.B277]-([.D277]+[.E27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7">
            <text:p>267</text:p>
          </table:table-cell>
          <table:table-cell table:style-name="ce16" table:formula="oooc:=IF([.F277]&lt;0;0;[.F277])" office:value-type="currency" office:value="0">
            <text:p>$0.00</text:p>
          </table:table-cell>
          <table:table-cell table:style-name="ce16" table:formula="oooc:=[.$C$8]/12*[.B278]" office:value-type="currency" office:value="0">
            <text:p>$0.00</text:p>
          </table:table-cell>
          <table:table-cell table:style-name="ce34" table:formula="oooc:=IF([.B278]&lt;=[.$F$2]+[.C278];[.B278]+[.C278];[.$F$2]-[.C278])" office:value-type="currency" office:value="0">
            <text:p>$0.00</text:p>
          </table:table-cell>
          <table:table-cell table:style-name="ce16" table:formula="oooc:=IF([.B278]=0;0;IF(SUM([.B278]+[.C278]-[.D278])&gt;=[.$F$4];[.$F$4];[.B278]+[.C278]-[.D278]))" office:value-type="currency" office:value="0">
            <text:p>$0.00</text:p>
          </table:table-cell>
          <table:table-cell table:style-name="ce43" table:formula="oooc:=IF(([.B278]-[.D278]-[.E278])&lt;0;0;([.B278]-([.D278]+[.E27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8">
            <text:p>268</text:p>
          </table:table-cell>
          <table:table-cell table:style-name="ce16" table:formula="oooc:=IF([.F278]&lt;0;0;[.F278])" office:value-type="currency" office:value="0">
            <text:p>$0.00</text:p>
          </table:table-cell>
          <table:table-cell table:style-name="ce16" table:formula="oooc:=[.$C$8]/12*[.B279]" office:value-type="currency" office:value="0">
            <text:p>$0.00</text:p>
          </table:table-cell>
          <table:table-cell table:style-name="ce34" table:formula="oooc:=IF([.B279]&lt;=[.$F$2]+[.C279];[.B279]+[.C279];[.$F$2]-[.C279])" office:value-type="currency" office:value="0">
            <text:p>$0.00</text:p>
          </table:table-cell>
          <table:table-cell table:style-name="ce16" table:formula="oooc:=IF([.B279]=0;0;IF(SUM([.B279]+[.C279]-[.D279])&gt;=[.$F$4];[.$F$4];[.B279]+[.C279]-[.D279]))" office:value-type="currency" office:value="0">
            <text:p>$0.00</text:p>
          </table:table-cell>
          <table:table-cell table:style-name="ce43" table:formula="oooc:=IF(([.B279]-[.D279]-[.E279])&lt;0;0;([.B279]-([.D279]+[.E27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9">
            <text:p>269</text:p>
          </table:table-cell>
          <table:table-cell table:style-name="ce16" table:formula="oooc:=IF([.F279]&lt;0;0;[.F279])" office:value-type="currency" office:value="0">
            <text:p>$0.00</text:p>
          </table:table-cell>
          <table:table-cell table:style-name="ce16" table:formula="oooc:=[.$C$8]/12*[.B280]" office:value-type="currency" office:value="0">
            <text:p>$0.00</text:p>
          </table:table-cell>
          <table:table-cell table:style-name="ce34" table:formula="oooc:=IF([.B280]&lt;=[.$F$2]+[.C280];[.B280]+[.C280];[.$F$2]-[.C280])" office:value-type="currency" office:value="0">
            <text:p>$0.00</text:p>
          </table:table-cell>
          <table:table-cell table:style-name="ce16" table:formula="oooc:=IF([.B280]=0;0;IF(SUM([.B280]+[.C280]-[.D280])&gt;=[.$F$4];[.$F$4];[.B280]+[.C280]-[.D280]))" office:value-type="currency" office:value="0">
            <text:p>$0.00</text:p>
          </table:table-cell>
          <table:table-cell table:style-name="ce43" table:formula="oooc:=IF(([.B280]-[.D280]-[.E280])&lt;0;0;([.B280]-([.D280]+[.E28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0">
            <text:p>270</text:p>
          </table:table-cell>
          <table:table-cell table:style-name="ce16" table:formula="oooc:=IF([.F280]&lt;0;0;[.F280])" office:value-type="currency" office:value="0">
            <text:p>$0.00</text:p>
          </table:table-cell>
          <table:table-cell table:style-name="ce16" table:formula="oooc:=[.$C$8]/12*[.B281]" office:value-type="currency" office:value="0">
            <text:p>$0.00</text:p>
          </table:table-cell>
          <table:table-cell table:style-name="ce34" table:formula="oooc:=IF([.B281]&lt;=[.$F$2]+[.C281];[.B281]+[.C281];[.$F$2]-[.C281])" office:value-type="currency" office:value="0">
            <text:p>$0.00</text:p>
          </table:table-cell>
          <table:table-cell table:style-name="ce16" table:formula="oooc:=IF([.B281]=0;0;IF(SUM([.B281]+[.C281]-[.D281])&gt;=[.$F$4];[.$F$4];[.B281]+[.C281]-[.D281]))" office:value-type="currency" office:value="0">
            <text:p>$0.00</text:p>
          </table:table-cell>
          <table:table-cell table:style-name="ce43" table:formula="oooc:=IF(([.B281]-[.D281]-[.E281])&lt;0;0;([.B281]-([.D281]+[.E28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1">
            <text:p>271</text:p>
          </table:table-cell>
          <table:table-cell table:style-name="ce16" table:formula="oooc:=IF([.F281]&lt;0;0;[.F281])" office:value-type="currency" office:value="0">
            <text:p>$0.00</text:p>
          </table:table-cell>
          <table:table-cell table:style-name="ce16" table:formula="oooc:=[.$C$8]/12*[.B282]" office:value-type="currency" office:value="0">
            <text:p>$0.00</text:p>
          </table:table-cell>
          <table:table-cell table:style-name="ce34" table:formula="oooc:=IF([.B282]&lt;=[.$F$2]+[.C282];[.B282]+[.C282];[.$F$2]-[.C282])" office:value-type="currency" office:value="0">
            <text:p>$0.00</text:p>
          </table:table-cell>
          <table:table-cell table:style-name="ce16" table:formula="oooc:=IF([.B282]=0;0;IF(SUM([.B282]+[.C282]-[.D282])&gt;=[.$F$4];[.$F$4];[.B282]+[.C282]-[.D282]))" office:value-type="currency" office:value="0">
            <text:p>$0.00</text:p>
          </table:table-cell>
          <table:table-cell table:style-name="ce43" table:formula="oooc:=IF(([.B282]-[.D282]-[.E282])&lt;0;0;([.B282]-([.D282]+[.E28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2">
            <text:p>272</text:p>
          </table:table-cell>
          <table:table-cell table:style-name="ce16" table:formula="oooc:=IF([.F282]&lt;0;0;[.F282])" office:value-type="currency" office:value="0">
            <text:p>$0.00</text:p>
          </table:table-cell>
          <table:table-cell table:style-name="ce16" table:formula="oooc:=[.$C$8]/12*[.B283]" office:value-type="currency" office:value="0">
            <text:p>$0.00</text:p>
          </table:table-cell>
          <table:table-cell table:style-name="ce34" table:formula="oooc:=IF([.B283]&lt;=[.$F$2]+[.C283];[.B283]+[.C283];[.$F$2]-[.C283])" office:value-type="currency" office:value="0">
            <text:p>$0.00</text:p>
          </table:table-cell>
          <table:table-cell table:style-name="ce16" table:formula="oooc:=IF([.B283]=0;0;IF(SUM([.B283]+[.C283]-[.D283])&gt;=[.$F$4];[.$F$4];[.B283]+[.C283]-[.D283]))" office:value-type="currency" office:value="0">
            <text:p>$0.00</text:p>
          </table:table-cell>
          <table:table-cell table:style-name="ce43" table:formula="oooc:=IF(([.B283]-[.D283]-[.E283])&lt;0;0;([.B283]-([.D283]+[.E28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3">
            <text:p>273</text:p>
          </table:table-cell>
          <table:table-cell table:style-name="ce16" table:formula="oooc:=IF([.F283]&lt;0;0;[.F283])" office:value-type="currency" office:value="0">
            <text:p>$0.00</text:p>
          </table:table-cell>
          <table:table-cell table:style-name="ce16" table:formula="oooc:=[.$C$8]/12*[.B284]" office:value-type="currency" office:value="0">
            <text:p>$0.00</text:p>
          </table:table-cell>
          <table:table-cell table:style-name="ce34" table:formula="oooc:=IF([.B284]&lt;=[.$F$2]+[.C284];[.B284]+[.C284];[.$F$2]-[.C284])" office:value-type="currency" office:value="0">
            <text:p>$0.00</text:p>
          </table:table-cell>
          <table:table-cell table:style-name="ce16" table:formula="oooc:=IF([.B284]=0;0;IF(SUM([.B284]+[.C284]-[.D284])&gt;=[.$F$4];[.$F$4];[.B284]+[.C284]-[.D284]))" office:value-type="currency" office:value="0">
            <text:p>$0.00</text:p>
          </table:table-cell>
          <table:table-cell table:style-name="ce43" table:formula="oooc:=IF(([.B284]-[.D284]-[.E284])&lt;0;0;([.B284]-([.D284]+[.E28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4">
            <text:p>274</text:p>
          </table:table-cell>
          <table:table-cell table:style-name="ce16" table:formula="oooc:=IF([.F284]&lt;0;0;[.F284])" office:value-type="currency" office:value="0">
            <text:p>$0.00</text:p>
          </table:table-cell>
          <table:table-cell table:style-name="ce16" table:formula="oooc:=[.$C$8]/12*[.B285]" office:value-type="currency" office:value="0">
            <text:p>$0.00</text:p>
          </table:table-cell>
          <table:table-cell table:style-name="ce34" table:formula="oooc:=IF([.B285]&lt;=[.$F$2]+[.C285];[.B285]+[.C285];[.$F$2]-[.C285])" office:value-type="currency" office:value="0">
            <text:p>$0.00</text:p>
          </table:table-cell>
          <table:table-cell table:style-name="ce16" table:formula="oooc:=IF([.B285]=0;0;IF(SUM([.B285]+[.C285]-[.D285])&gt;=[.$F$4];[.$F$4];[.B285]+[.C285]-[.D285]))" office:value-type="currency" office:value="0">
            <text:p>$0.00</text:p>
          </table:table-cell>
          <table:table-cell table:style-name="ce43" table:formula="oooc:=IF(([.B285]-[.D285]-[.E285])&lt;0;0;([.B285]-([.D285]+[.E28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5">
            <text:p>275</text:p>
          </table:table-cell>
          <table:table-cell table:style-name="ce16" table:formula="oooc:=IF([.F285]&lt;0;0;[.F285])" office:value-type="currency" office:value="0">
            <text:p>$0.00</text:p>
          </table:table-cell>
          <table:table-cell table:style-name="ce16" table:formula="oooc:=[.$C$8]/12*[.B286]" office:value-type="currency" office:value="0">
            <text:p>$0.00</text:p>
          </table:table-cell>
          <table:table-cell table:style-name="ce34" table:formula="oooc:=IF([.B286]&lt;=[.$F$2]+[.C286];[.B286]+[.C286];[.$F$2]-[.C286])" office:value-type="currency" office:value="0">
            <text:p>$0.00</text:p>
          </table:table-cell>
          <table:table-cell table:style-name="ce16" table:formula="oooc:=IF([.B286]=0;0;IF(SUM([.B286]+[.C286]-[.D286])&gt;=[.$F$4];[.$F$4];[.B286]+[.C286]-[.D286]))" office:value-type="currency" office:value="0">
            <text:p>$0.00</text:p>
          </table:table-cell>
          <table:table-cell table:style-name="ce43" table:formula="oooc:=IF(([.B286]-[.D286]-[.E286])&lt;0;0;([.B286]-([.D286]+[.E28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6">
            <text:p>276</text:p>
          </table:table-cell>
          <table:table-cell table:style-name="ce16" table:formula="oooc:=IF([.F286]&lt;0;0;[.F286])" office:value-type="currency" office:value="0">
            <text:p>$0.00</text:p>
          </table:table-cell>
          <table:table-cell table:style-name="ce16" table:formula="oooc:=[.$C$8]/12*[.B287]" office:value-type="currency" office:value="0">
            <text:p>$0.00</text:p>
          </table:table-cell>
          <table:table-cell table:style-name="ce34" table:formula="oooc:=IF([.B287]&lt;=[.$F$2]+[.C287];[.B287]+[.C287];[.$F$2]-[.C287])" office:value-type="currency" office:value="0">
            <text:p>$0.00</text:p>
          </table:table-cell>
          <table:table-cell table:style-name="ce16" table:formula="oooc:=IF([.B287]=0;0;IF(SUM([.B287]+[.C287]-[.D287])&gt;=[.$F$4];[.$F$4];[.B287]+[.C287]-[.D287]))" office:value-type="currency" office:value="0">
            <text:p>$0.00</text:p>
          </table:table-cell>
          <table:table-cell table:style-name="ce43" table:formula="oooc:=IF(([.B287]-[.D287]-[.E287])&lt;0;0;([.B287]-([.D287]+[.E28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7">
            <text:p>277</text:p>
          </table:table-cell>
          <table:table-cell table:style-name="ce16" table:formula="oooc:=IF([.F287]&lt;0;0;[.F287])" office:value-type="currency" office:value="0">
            <text:p>$0.00</text:p>
          </table:table-cell>
          <table:table-cell table:style-name="ce16" table:formula="oooc:=[.$C$8]/12*[.B288]" office:value-type="currency" office:value="0">
            <text:p>$0.00</text:p>
          </table:table-cell>
          <table:table-cell table:style-name="ce34" table:formula="oooc:=IF([.B288]&lt;=[.$F$2]+[.C288];[.B288]+[.C288];[.$F$2]-[.C288])" office:value-type="currency" office:value="0">
            <text:p>$0.00</text:p>
          </table:table-cell>
          <table:table-cell table:style-name="ce16" table:formula="oooc:=IF([.B288]=0;0;IF(SUM([.B288]+[.C288]-[.D288])&gt;=[.$F$4];[.$F$4];[.B288]+[.C288]-[.D288]))" office:value-type="currency" office:value="0">
            <text:p>$0.00</text:p>
          </table:table-cell>
          <table:table-cell table:style-name="ce43" table:formula="oooc:=IF(([.B288]-[.D288]-[.E288])&lt;0;0;([.B288]-([.D288]+[.E28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8">
            <text:p>278</text:p>
          </table:table-cell>
          <table:table-cell table:style-name="ce16" table:formula="oooc:=IF([.F288]&lt;0;0;[.F288])" office:value-type="currency" office:value="0">
            <text:p>$0.00</text:p>
          </table:table-cell>
          <table:table-cell table:style-name="ce16" table:formula="oooc:=[.$C$8]/12*[.B289]" office:value-type="currency" office:value="0">
            <text:p>$0.00</text:p>
          </table:table-cell>
          <table:table-cell table:style-name="ce34" table:formula="oooc:=IF([.B289]&lt;=[.$F$2]+[.C289];[.B289]+[.C289];[.$F$2]-[.C289])" office:value-type="currency" office:value="0">
            <text:p>$0.00</text:p>
          </table:table-cell>
          <table:table-cell table:style-name="ce16" table:formula="oooc:=IF([.B289]=0;0;IF(SUM([.B289]+[.C289]-[.D289])&gt;=[.$F$4];[.$F$4];[.B289]+[.C289]-[.D289]))" office:value-type="currency" office:value="0">
            <text:p>$0.00</text:p>
          </table:table-cell>
          <table:table-cell table:style-name="ce43" table:formula="oooc:=IF(([.B289]-[.D289]-[.E289])&lt;0;0;([.B289]-([.D289]+[.E28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9">
            <text:p>279</text:p>
          </table:table-cell>
          <table:table-cell table:style-name="ce16" table:formula="oooc:=IF([.F289]&lt;0;0;[.F289])" office:value-type="currency" office:value="0">
            <text:p>$0.00</text:p>
          </table:table-cell>
          <table:table-cell table:style-name="ce16" table:formula="oooc:=[.$C$8]/12*[.B290]" office:value-type="currency" office:value="0">
            <text:p>$0.00</text:p>
          </table:table-cell>
          <table:table-cell table:style-name="ce34" table:formula="oooc:=IF([.B290]&lt;=[.$F$2]+[.C290];[.B290]+[.C290];[.$F$2]-[.C290])" office:value-type="currency" office:value="0">
            <text:p>$0.00</text:p>
          </table:table-cell>
          <table:table-cell table:style-name="ce16" table:formula="oooc:=IF([.B290]=0;0;IF(SUM([.B290]+[.C290]-[.D290])&gt;=[.$F$4];[.$F$4];[.B290]+[.C290]-[.D290]))" office:value-type="currency" office:value="0">
            <text:p>$0.00</text:p>
          </table:table-cell>
          <table:table-cell table:style-name="ce43" table:formula="oooc:=IF(([.B290]-[.D290]-[.E290])&lt;0;0;([.B290]-([.D290]+[.E29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0">
            <text:p>280</text:p>
          </table:table-cell>
          <table:table-cell table:style-name="ce16" table:formula="oooc:=IF([.F290]&lt;0;0;[.F290])" office:value-type="currency" office:value="0">
            <text:p>$0.00</text:p>
          </table:table-cell>
          <table:table-cell table:style-name="ce16" table:formula="oooc:=[.$C$8]/12*[.B291]" office:value-type="currency" office:value="0">
            <text:p>$0.00</text:p>
          </table:table-cell>
          <table:table-cell table:style-name="ce34" table:formula="oooc:=IF([.B291]&lt;=[.$F$2]+[.C291];[.B291]+[.C291];[.$F$2]-[.C291])" office:value-type="currency" office:value="0">
            <text:p>$0.00</text:p>
          </table:table-cell>
          <table:table-cell table:style-name="ce16" table:formula="oooc:=IF([.B291]=0;0;IF(SUM([.B291]+[.C291]-[.D291])&gt;=[.$F$4];[.$F$4];[.B291]+[.C291]-[.D291]))" office:value-type="currency" office:value="0">
            <text:p>$0.00</text:p>
          </table:table-cell>
          <table:table-cell table:style-name="ce43" table:formula="oooc:=IF(([.B291]-[.D291]-[.E291])&lt;0;0;([.B291]-([.D291]+[.E29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1">
            <text:p>281</text:p>
          </table:table-cell>
          <table:table-cell table:style-name="ce16" table:formula="oooc:=IF([.F291]&lt;0;0;[.F291])" office:value-type="currency" office:value="0">
            <text:p>$0.00</text:p>
          </table:table-cell>
          <table:table-cell table:style-name="ce16" table:formula="oooc:=[.$C$8]/12*[.B292]" office:value-type="currency" office:value="0">
            <text:p>$0.00</text:p>
          </table:table-cell>
          <table:table-cell table:style-name="ce34" table:formula="oooc:=IF([.B292]&lt;=[.$F$2]+[.C292];[.B292]+[.C292];[.$F$2]-[.C292])" office:value-type="currency" office:value="0">
            <text:p>$0.00</text:p>
          </table:table-cell>
          <table:table-cell table:style-name="ce16" table:formula="oooc:=IF([.B292]=0;0;IF(SUM([.B292]+[.C292]-[.D292])&gt;=[.$F$4];[.$F$4];[.B292]+[.C292]-[.D292]))" office:value-type="currency" office:value="0">
            <text:p>$0.00</text:p>
          </table:table-cell>
          <table:table-cell table:style-name="ce43" table:formula="oooc:=IF(([.B292]-[.D292]-[.E292])&lt;0;0;([.B292]-([.D292]+[.E29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2">
            <text:p>282</text:p>
          </table:table-cell>
          <table:table-cell table:style-name="ce16" table:formula="oooc:=IF([.F292]&lt;0;0;[.F292])" office:value-type="currency" office:value="0">
            <text:p>$0.00</text:p>
          </table:table-cell>
          <table:table-cell table:style-name="ce16" table:formula="oooc:=[.$C$8]/12*[.B293]" office:value-type="currency" office:value="0">
            <text:p>$0.00</text:p>
          </table:table-cell>
          <table:table-cell table:style-name="ce34" table:formula="oooc:=IF([.B293]&lt;=[.$F$2]+[.C293];[.B293]+[.C293];[.$F$2]-[.C293])" office:value-type="currency" office:value="0">
            <text:p>$0.00</text:p>
          </table:table-cell>
          <table:table-cell table:style-name="ce16" table:formula="oooc:=IF([.B293]=0;0;IF(SUM([.B293]+[.C293]-[.D293])&gt;=[.$F$4];[.$F$4];[.B293]+[.C293]-[.D293]))" office:value-type="currency" office:value="0">
            <text:p>$0.00</text:p>
          </table:table-cell>
          <table:table-cell table:style-name="ce43" table:formula="oooc:=IF(([.B293]-[.D293]-[.E293])&lt;0;0;([.B293]-([.D293]+[.E29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3">
            <text:p>283</text:p>
          </table:table-cell>
          <table:table-cell table:style-name="ce16" table:formula="oooc:=IF([.F293]&lt;0;0;[.F293])" office:value-type="currency" office:value="0">
            <text:p>$0.00</text:p>
          </table:table-cell>
          <table:table-cell table:style-name="ce16" table:formula="oooc:=[.$C$8]/12*[.B294]" office:value-type="currency" office:value="0">
            <text:p>$0.00</text:p>
          </table:table-cell>
          <table:table-cell table:style-name="ce34" table:formula="oooc:=IF([.B294]&lt;=[.$F$2]+[.C294];[.B294]+[.C294];[.$F$2]-[.C294])" office:value-type="currency" office:value="0">
            <text:p>$0.00</text:p>
          </table:table-cell>
          <table:table-cell table:style-name="ce16" table:formula="oooc:=IF([.B294]=0;0;IF(SUM([.B294]+[.C294]-[.D294])&gt;=[.$F$4];[.$F$4];[.B294]+[.C294]-[.D294]))" office:value-type="currency" office:value="0">
            <text:p>$0.00</text:p>
          </table:table-cell>
          <table:table-cell table:style-name="ce43" table:formula="oooc:=IF(([.B294]-[.D294]-[.E294])&lt;0;0;([.B294]-([.D294]+[.E29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4">
            <text:p>284</text:p>
          </table:table-cell>
          <table:table-cell table:style-name="ce16" table:formula="oooc:=IF([.F294]&lt;0;0;[.F294])" office:value-type="currency" office:value="0">
            <text:p>$0.00</text:p>
          </table:table-cell>
          <table:table-cell table:style-name="ce16" table:formula="oooc:=[.$C$8]/12*[.B295]" office:value-type="currency" office:value="0">
            <text:p>$0.00</text:p>
          </table:table-cell>
          <table:table-cell table:style-name="ce34" table:formula="oooc:=IF([.B295]&lt;=[.$F$2]+[.C295];[.B295]+[.C295];[.$F$2]-[.C295])" office:value-type="currency" office:value="0">
            <text:p>$0.00</text:p>
          </table:table-cell>
          <table:table-cell table:style-name="ce16" table:formula="oooc:=IF([.B295]=0;0;IF(SUM([.B295]+[.C295]-[.D295])&gt;=[.$F$4];[.$F$4];[.B295]+[.C295]-[.D295]))" office:value-type="currency" office:value="0">
            <text:p>$0.00</text:p>
          </table:table-cell>
          <table:table-cell table:style-name="ce43" table:formula="oooc:=IF(([.B295]-[.D295]-[.E295])&lt;0;0;([.B295]-([.D295]+[.E29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5">
            <text:p>285</text:p>
          </table:table-cell>
          <table:table-cell table:style-name="ce16" table:formula="oooc:=IF([.F295]&lt;0;0;[.F295])" office:value-type="currency" office:value="0">
            <text:p>$0.00</text:p>
          </table:table-cell>
          <table:table-cell table:style-name="ce16" table:formula="oooc:=[.$C$8]/12*[.B296]" office:value-type="currency" office:value="0">
            <text:p>$0.00</text:p>
          </table:table-cell>
          <table:table-cell table:style-name="ce34" table:formula="oooc:=IF([.B296]&lt;=[.$F$2]+[.C296];[.B296]+[.C296];[.$F$2]-[.C296])" office:value-type="currency" office:value="0">
            <text:p>$0.00</text:p>
          </table:table-cell>
          <table:table-cell table:style-name="ce16" table:formula="oooc:=IF([.B296]=0;0;IF(SUM([.B296]+[.C296]-[.D296])&gt;=[.$F$4];[.$F$4];[.B296]+[.C296]-[.D296]))" office:value-type="currency" office:value="0">
            <text:p>$0.00</text:p>
          </table:table-cell>
          <table:table-cell table:style-name="ce43" table:formula="oooc:=IF(([.B296]-[.D296]-[.E296])&lt;0;0;([.B296]-([.D296]+[.E29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6">
            <text:p>286</text:p>
          </table:table-cell>
          <table:table-cell table:style-name="ce16" table:formula="oooc:=IF([.F296]&lt;0;0;[.F296])" office:value-type="currency" office:value="0">
            <text:p>$0.00</text:p>
          </table:table-cell>
          <table:table-cell table:style-name="ce16" table:formula="oooc:=[.$C$8]/12*[.B297]" office:value-type="currency" office:value="0">
            <text:p>$0.00</text:p>
          </table:table-cell>
          <table:table-cell table:style-name="ce34" table:formula="oooc:=IF([.B297]&lt;=[.$F$2]+[.C297];[.B297]+[.C297];[.$F$2]-[.C297])" office:value-type="currency" office:value="0">
            <text:p>$0.00</text:p>
          </table:table-cell>
          <table:table-cell table:style-name="ce16" table:formula="oooc:=IF([.B297]=0;0;IF(SUM([.B297]+[.C297]-[.D297])&gt;=[.$F$4];[.$F$4];[.B297]+[.C297]-[.D297]))" office:value-type="currency" office:value="0">
            <text:p>$0.00</text:p>
          </table:table-cell>
          <table:table-cell table:style-name="ce43" table:formula="oooc:=IF(([.B297]-[.D297]-[.E297])&lt;0;0;([.B297]-([.D297]+[.E29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7">
            <text:p>287</text:p>
          </table:table-cell>
          <table:table-cell table:style-name="ce16" table:formula="oooc:=IF([.F297]&lt;0;0;[.F297])" office:value-type="currency" office:value="0">
            <text:p>$0.00</text:p>
          </table:table-cell>
          <table:table-cell table:style-name="ce16" table:formula="oooc:=[.$C$8]/12*[.B298]" office:value-type="currency" office:value="0">
            <text:p>$0.00</text:p>
          </table:table-cell>
          <table:table-cell table:style-name="ce34" table:formula="oooc:=IF([.B298]&lt;=[.$F$2]+[.C298];[.B298]+[.C298];[.$F$2]-[.C298])" office:value-type="currency" office:value="0">
            <text:p>$0.00</text:p>
          </table:table-cell>
          <table:table-cell table:style-name="ce16" table:formula="oooc:=IF([.B298]=0;0;IF(SUM([.B298]+[.C298]-[.D298])&gt;=[.$F$4];[.$F$4];[.B298]+[.C298]-[.D298]))" office:value-type="currency" office:value="0">
            <text:p>$0.00</text:p>
          </table:table-cell>
          <table:table-cell table:style-name="ce43" table:formula="oooc:=IF(([.B298]-[.D298]-[.E298])&lt;0;0;([.B298]-([.D298]+[.E29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8">
            <text:p>288</text:p>
          </table:table-cell>
          <table:table-cell table:style-name="ce16" table:formula="oooc:=IF([.F298]&lt;0;0;[.F298])" office:value-type="currency" office:value="0">
            <text:p>$0.00</text:p>
          </table:table-cell>
          <table:table-cell table:style-name="ce16" table:formula="oooc:=[.$C$8]/12*[.B299]" office:value-type="currency" office:value="0">
            <text:p>$0.00</text:p>
          </table:table-cell>
          <table:table-cell table:style-name="ce34" table:formula="oooc:=IF([.B299]&lt;=[.$F$2]+[.C299];[.B299]+[.C299];[.$F$2]-[.C299])" office:value-type="currency" office:value="0">
            <text:p>$0.00</text:p>
          </table:table-cell>
          <table:table-cell table:style-name="ce16" table:formula="oooc:=IF([.B299]=0;0;IF(SUM([.B299]+[.C299]-[.D299])&gt;=[.$F$4];[.$F$4];[.B299]+[.C299]-[.D299]))" office:value-type="currency" office:value="0">
            <text:p>$0.00</text:p>
          </table:table-cell>
          <table:table-cell table:style-name="ce43" table:formula="oooc:=IF(([.B299]-[.D299]-[.E299])&lt;0;0;([.B299]-([.D299]+[.E29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9">
            <text:p>289</text:p>
          </table:table-cell>
          <table:table-cell table:style-name="ce16" table:formula="oooc:=IF([.F299]&lt;0;0;[.F299])" office:value-type="currency" office:value="0">
            <text:p>$0.00</text:p>
          </table:table-cell>
          <table:table-cell table:style-name="ce16" table:formula="oooc:=[.$C$8]/12*[.B300]" office:value-type="currency" office:value="0">
            <text:p>$0.00</text:p>
          </table:table-cell>
          <table:table-cell table:style-name="ce34" table:formula="oooc:=IF([.B300]&lt;=[.$F$2]+[.C300];[.B300]+[.C300];[.$F$2]-[.C300])" office:value-type="currency" office:value="0">
            <text:p>$0.00</text:p>
          </table:table-cell>
          <table:table-cell table:style-name="ce16" table:formula="oooc:=IF([.B300]=0;0;IF(SUM([.B300]+[.C300]-[.D300])&gt;=[.$F$4];[.$F$4];[.B300]+[.C300]-[.D300]))" office:value-type="currency" office:value="0">
            <text:p>$0.00</text:p>
          </table:table-cell>
          <table:table-cell table:style-name="ce43" table:formula="oooc:=IF(([.B300]-[.D300]-[.E300])&lt;0;0;([.B300]-([.D300]+[.E30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0">
            <text:p>290</text:p>
          </table:table-cell>
          <table:table-cell table:style-name="ce16" table:formula="oooc:=IF([.F300]&lt;0;0;[.F300])" office:value-type="currency" office:value="0">
            <text:p>$0.00</text:p>
          </table:table-cell>
          <table:table-cell table:style-name="ce16" table:formula="oooc:=[.$C$8]/12*[.B301]" office:value-type="currency" office:value="0">
            <text:p>$0.00</text:p>
          </table:table-cell>
          <table:table-cell table:style-name="ce34" table:formula="oooc:=IF([.B301]&lt;=[.$F$2]+[.C301];[.B301]+[.C301];[.$F$2]-[.C301])" office:value-type="currency" office:value="0">
            <text:p>$0.00</text:p>
          </table:table-cell>
          <table:table-cell table:style-name="ce16" table:formula="oooc:=IF([.B301]=0;0;IF(SUM([.B301]+[.C301]-[.D301])&gt;=[.$F$4];[.$F$4];[.B301]+[.C301]-[.D301]))" office:value-type="currency" office:value="0">
            <text:p>$0.00</text:p>
          </table:table-cell>
          <table:table-cell table:style-name="ce43" table:formula="oooc:=IF(([.B301]-[.D301]-[.E301])&lt;0;0;([.B301]-([.D301]+[.E30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1">
            <text:p>291</text:p>
          </table:table-cell>
          <table:table-cell table:style-name="ce16" table:formula="oooc:=IF([.F301]&lt;0;0;[.F301])" office:value-type="currency" office:value="0">
            <text:p>$0.00</text:p>
          </table:table-cell>
          <table:table-cell table:style-name="ce16" table:formula="oooc:=[.$C$8]/12*[.B302]" office:value-type="currency" office:value="0">
            <text:p>$0.00</text:p>
          </table:table-cell>
          <table:table-cell table:style-name="ce34" table:formula="oooc:=IF([.B302]&lt;=[.$F$2]+[.C302];[.B302]+[.C302];[.$F$2]-[.C302])" office:value-type="currency" office:value="0">
            <text:p>$0.00</text:p>
          </table:table-cell>
          <table:table-cell table:style-name="ce16" table:formula="oooc:=IF([.B302]=0;0;IF(SUM([.B302]+[.C302]-[.D302])&gt;=[.$F$4];[.$F$4];[.B302]+[.C302]-[.D302]))" office:value-type="currency" office:value="0">
            <text:p>$0.00</text:p>
          </table:table-cell>
          <table:table-cell table:style-name="ce43" table:formula="oooc:=IF(([.B302]-[.D302]-[.E302])&lt;0;0;([.B302]-([.D302]+[.E30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2">
            <text:p>292</text:p>
          </table:table-cell>
          <table:table-cell table:style-name="ce16" table:formula="oooc:=IF([.F302]&lt;0;0;[.F302])" office:value-type="currency" office:value="0">
            <text:p>$0.00</text:p>
          </table:table-cell>
          <table:table-cell table:style-name="ce16" table:formula="oooc:=[.$C$8]/12*[.B303]" office:value-type="currency" office:value="0">
            <text:p>$0.00</text:p>
          </table:table-cell>
          <table:table-cell table:style-name="ce34" table:formula="oooc:=IF([.B303]&lt;=[.$F$2]+[.C303];[.B303]+[.C303];[.$F$2]-[.C303])" office:value-type="currency" office:value="0">
            <text:p>$0.00</text:p>
          </table:table-cell>
          <table:table-cell table:style-name="ce16" table:formula="oooc:=IF([.B303]=0;0;IF(SUM([.B303]+[.C303]-[.D303])&gt;=[.$F$4];[.$F$4];[.B303]+[.C303]-[.D303]))" office:value-type="currency" office:value="0">
            <text:p>$0.00</text:p>
          </table:table-cell>
          <table:table-cell table:style-name="ce43" table:formula="oooc:=IF(([.B303]-[.D303]-[.E303])&lt;0;0;([.B303]-([.D303]+[.E30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3">
            <text:p>293</text:p>
          </table:table-cell>
          <table:table-cell table:style-name="ce16" table:formula="oooc:=IF([.F303]&lt;0;0;[.F303])" office:value-type="currency" office:value="0">
            <text:p>$0.00</text:p>
          </table:table-cell>
          <table:table-cell table:style-name="ce16" table:formula="oooc:=[.$C$8]/12*[.B304]" office:value-type="currency" office:value="0">
            <text:p>$0.00</text:p>
          </table:table-cell>
          <table:table-cell table:style-name="ce34" table:formula="oooc:=IF([.B304]&lt;=[.$F$2]+[.C304];[.B304]+[.C304];[.$F$2]-[.C304])" office:value-type="currency" office:value="0">
            <text:p>$0.00</text:p>
          </table:table-cell>
          <table:table-cell table:style-name="ce16" table:formula="oooc:=IF([.B304]=0;0;IF(SUM([.B304]+[.C304]-[.D304])&gt;=[.$F$4];[.$F$4];[.B304]+[.C304]-[.D304]))" office:value-type="currency" office:value="0">
            <text:p>$0.00</text:p>
          </table:table-cell>
          <table:table-cell table:style-name="ce43" table:formula="oooc:=IF(([.B304]-[.D304]-[.E304])&lt;0;0;([.B304]-([.D304]+[.E30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4">
            <text:p>294</text:p>
          </table:table-cell>
          <table:table-cell table:style-name="ce16" table:formula="oooc:=IF([.F304]&lt;0;0;[.F304])" office:value-type="currency" office:value="0">
            <text:p>$0.00</text:p>
          </table:table-cell>
          <table:table-cell table:style-name="ce16" table:formula="oooc:=[.$C$8]/12*[.B305]" office:value-type="currency" office:value="0">
            <text:p>$0.00</text:p>
          </table:table-cell>
          <table:table-cell table:style-name="ce34" table:formula="oooc:=IF([.B305]&lt;=[.$F$2]+[.C305];[.B305]+[.C305];[.$F$2]-[.C305])" office:value-type="currency" office:value="0">
            <text:p>$0.00</text:p>
          </table:table-cell>
          <table:table-cell table:style-name="ce16" table:formula="oooc:=IF([.B305]=0;0;IF(SUM([.B305]+[.C305]-[.D305])&gt;=[.$F$4];[.$F$4];[.B305]+[.C305]-[.D305]))" office:value-type="currency" office:value="0">
            <text:p>$0.00</text:p>
          </table:table-cell>
          <table:table-cell table:style-name="ce43" table:formula="oooc:=IF(([.B305]-[.D305]-[.E305])&lt;0;0;([.B305]-([.D305]+[.E30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5">
            <text:p>295</text:p>
          </table:table-cell>
          <table:table-cell table:style-name="ce16" table:formula="oooc:=IF([.F305]&lt;0;0;[.F305])" office:value-type="currency" office:value="0">
            <text:p>$0.00</text:p>
          </table:table-cell>
          <table:table-cell table:style-name="ce16" table:formula="oooc:=[.$C$8]/12*[.B306]" office:value-type="currency" office:value="0">
            <text:p>$0.00</text:p>
          </table:table-cell>
          <table:table-cell table:style-name="ce34" table:formula="oooc:=IF([.B306]&lt;=[.$F$2]+[.C306];[.B306]+[.C306];[.$F$2]-[.C306])" office:value-type="currency" office:value="0">
            <text:p>$0.00</text:p>
          </table:table-cell>
          <table:table-cell table:style-name="ce16" table:formula="oooc:=IF([.B306]=0;0;IF(SUM([.B306]+[.C306]-[.D306])&gt;=[.$F$4];[.$F$4];[.B306]+[.C306]-[.D306]))" office:value-type="currency" office:value="0">
            <text:p>$0.00</text:p>
          </table:table-cell>
          <table:table-cell table:style-name="ce43" table:formula="oooc:=IF(([.B306]-[.D306]-[.E306])&lt;0;0;([.B306]-([.D306]+[.E30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6">
            <text:p>296</text:p>
          </table:table-cell>
          <table:table-cell table:style-name="ce16" table:formula="oooc:=IF([.F306]&lt;0;0;[.F306])" office:value-type="currency" office:value="0">
            <text:p>$0.00</text:p>
          </table:table-cell>
          <table:table-cell table:style-name="ce16" table:formula="oooc:=[.$C$8]/12*[.B307]" office:value-type="currency" office:value="0">
            <text:p>$0.00</text:p>
          </table:table-cell>
          <table:table-cell table:style-name="ce34" table:formula="oooc:=IF([.B307]&lt;=[.$F$2]+[.C307];[.B307]+[.C307];[.$F$2]-[.C307])" office:value-type="currency" office:value="0">
            <text:p>$0.00</text:p>
          </table:table-cell>
          <table:table-cell table:style-name="ce16" table:formula="oooc:=IF([.B307]=0;0;IF(SUM([.B307]+[.C307]-[.D307])&gt;=[.$F$4];[.$F$4];[.B307]+[.C307]-[.D307]))" office:value-type="currency" office:value="0">
            <text:p>$0.00</text:p>
          </table:table-cell>
          <table:table-cell table:style-name="ce43" table:formula="oooc:=IF(([.B307]-[.D307]-[.E307])&lt;0;0;([.B307]-([.D307]+[.E30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7">
            <text:p>297</text:p>
          </table:table-cell>
          <table:table-cell table:style-name="ce16" table:formula="oooc:=IF([.F307]&lt;0;0;[.F307])" office:value-type="currency" office:value="0">
            <text:p>$0.00</text:p>
          </table:table-cell>
          <table:table-cell table:style-name="ce16" table:formula="oooc:=[.$C$8]/12*[.B308]" office:value-type="currency" office:value="0">
            <text:p>$0.00</text:p>
          </table:table-cell>
          <table:table-cell table:style-name="ce34" table:formula="oooc:=IF([.B308]&lt;=[.$F$2]+[.C308];[.B308]+[.C308];[.$F$2]-[.C308])" office:value-type="currency" office:value="0">
            <text:p>$0.00</text:p>
          </table:table-cell>
          <table:table-cell table:style-name="ce16" table:formula="oooc:=IF([.B308]=0;0;IF(SUM([.B308]+[.C308]-[.D308])&gt;=[.$F$4];[.$F$4];[.B308]+[.C308]-[.D308]))" office:value-type="currency" office:value="0">
            <text:p>$0.00</text:p>
          </table:table-cell>
          <table:table-cell table:style-name="ce43" table:formula="oooc:=IF(([.B308]-[.D308]-[.E308])&lt;0;0;([.B308]-([.D308]+[.E30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8">
            <text:p>298</text:p>
          </table:table-cell>
          <table:table-cell table:style-name="ce16" table:formula="oooc:=IF([.F308]&lt;0;0;[.F308])" office:value-type="currency" office:value="0">
            <text:p>$0.00</text:p>
          </table:table-cell>
          <table:table-cell table:style-name="ce16" table:formula="oooc:=[.$C$8]/12*[.B309]" office:value-type="currency" office:value="0">
            <text:p>$0.00</text:p>
          </table:table-cell>
          <table:table-cell table:style-name="ce34" table:formula="oooc:=IF([.B309]&lt;=[.$F$2]+[.C309];[.B309]+[.C309];[.$F$2]-[.C309])" office:value-type="currency" office:value="0">
            <text:p>$0.00</text:p>
          </table:table-cell>
          <table:table-cell table:style-name="ce16" table:formula="oooc:=IF([.B309]=0;0;IF(SUM([.B309]+[.C309]-[.D309])&gt;=[.$F$4];[.$F$4];[.B309]+[.C309]-[.D309]))" office:value-type="currency" office:value="0">
            <text:p>$0.00</text:p>
          </table:table-cell>
          <table:table-cell table:style-name="ce43" table:formula="oooc:=IF(([.B309]-[.D309]-[.E309])&lt;0;0;([.B309]-([.D309]+[.E30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9">
            <text:p>299</text:p>
          </table:table-cell>
          <table:table-cell table:style-name="ce16" table:formula="oooc:=IF([.F309]&lt;0;0;[.F309])" office:value-type="currency" office:value="0">
            <text:p>$0.00</text:p>
          </table:table-cell>
          <table:table-cell table:style-name="ce16" table:formula="oooc:=[.$C$8]/12*[.B310]" office:value-type="currency" office:value="0">
            <text:p>$0.00</text:p>
          </table:table-cell>
          <table:table-cell table:style-name="ce34" table:formula="oooc:=IF([.B310]&lt;=[.$F$2]+[.C310];[.B310]+[.C310];[.$F$2]-[.C310])" office:value-type="currency" office:value="0">
            <text:p>$0.00</text:p>
          </table:table-cell>
          <table:table-cell table:style-name="ce16" table:formula="oooc:=IF([.B310]=0;0;IF(SUM([.B310]+[.C310]-[.D310])&gt;=[.$F$4];[.$F$4];[.B310]+[.C310]-[.D310]))" office:value-type="currency" office:value="0">
            <text:p>$0.00</text:p>
          </table:table-cell>
          <table:table-cell table:style-name="ce43" table:formula="oooc:=IF(([.B310]-[.D310]-[.E310])&lt;0;0;([.B310]-([.D310]+[.E31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0">
            <text:p>300</text:p>
          </table:table-cell>
          <table:table-cell table:style-name="ce16" table:formula="oooc:=IF([.F310]&lt;0;0;[.F310])" office:value-type="currency" office:value="0">
            <text:p>$0.00</text:p>
          </table:table-cell>
          <table:table-cell table:style-name="ce16" table:formula="oooc:=[.$C$8]/12*[.B311]" office:value-type="currency" office:value="0">
            <text:p>$0.00</text:p>
          </table:table-cell>
          <table:table-cell table:style-name="ce34" table:formula="oooc:=IF([.B311]&lt;=[.$F$2]+[.C311];[.B311]+[.C311];[.$F$2]-[.C311])" office:value-type="currency" office:value="0">
            <text:p>$0.00</text:p>
          </table:table-cell>
          <table:table-cell table:style-name="ce16" table:formula="oooc:=IF([.B311]=0;0;IF(SUM([.B311]+[.C311]-[.D311])&gt;=[.$F$4];[.$F$4];[.B311]+[.C311]-[.D311]))" office:value-type="currency" office:value="0">
            <text:p>$0.00</text:p>
          </table:table-cell>
          <table:table-cell table:style-name="ce43" table:formula="oooc:=IF(([.B311]-[.D311]-[.E311])&lt;0;0;([.B311]-([.D311]+[.E31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1">
            <text:p>301</text:p>
          </table:table-cell>
          <table:table-cell table:style-name="ce16" table:formula="oooc:=IF([.F311]&lt;0;0;[.F311])" office:value-type="currency" office:value="0">
            <text:p>$0.00</text:p>
          </table:table-cell>
          <table:table-cell table:style-name="ce16" table:formula="oooc:=[.$C$8]/12*[.B312]" office:value-type="currency" office:value="0">
            <text:p>$0.00</text:p>
          </table:table-cell>
          <table:table-cell table:style-name="ce34" table:formula="oooc:=IF([.B312]&lt;=[.$F$2]+[.C312];[.B312]+[.C312];[.$F$2]-[.C312])" office:value-type="currency" office:value="0">
            <text:p>$0.00</text:p>
          </table:table-cell>
          <table:table-cell table:style-name="ce16" table:formula="oooc:=IF([.B312]=0;0;IF(SUM([.B312]+[.C312]-[.D312])&gt;=[.$F$4];[.$F$4];[.B312]+[.C312]-[.D312]))" office:value-type="currency" office:value="0">
            <text:p>$0.00</text:p>
          </table:table-cell>
          <table:table-cell table:style-name="ce43" table:formula="oooc:=IF(([.B312]-[.D312]-[.E312])&lt;0;0;([.B312]-([.D312]+[.E31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2">
            <text:p>302</text:p>
          </table:table-cell>
          <table:table-cell table:style-name="ce16" table:formula="oooc:=IF([.F312]&lt;0;0;[.F312])" office:value-type="currency" office:value="0">
            <text:p>$0.00</text:p>
          </table:table-cell>
          <table:table-cell table:style-name="ce16" table:formula="oooc:=[.$C$8]/12*[.B313]" office:value-type="currency" office:value="0">
            <text:p>$0.00</text:p>
          </table:table-cell>
          <table:table-cell table:style-name="ce34" table:formula="oooc:=IF([.B313]&lt;=[.$F$2]+[.C313];[.B313]+[.C313];[.$F$2]-[.C313])" office:value-type="currency" office:value="0">
            <text:p>$0.00</text:p>
          </table:table-cell>
          <table:table-cell table:style-name="ce16" table:formula="oooc:=IF([.B313]=0;0;IF(SUM([.B313]+[.C313]-[.D313])&gt;=[.$F$4];[.$F$4];[.B313]+[.C313]-[.D313]))" office:value-type="currency" office:value="0">
            <text:p>$0.00</text:p>
          </table:table-cell>
          <table:table-cell table:style-name="ce43" table:formula="oooc:=IF(([.B313]-[.D313]-[.E313])&lt;0;0;([.B313]-([.D313]+[.E31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3">
            <text:p>303</text:p>
          </table:table-cell>
          <table:table-cell table:style-name="ce16" table:formula="oooc:=IF([.F313]&lt;0;0;[.F313])" office:value-type="currency" office:value="0">
            <text:p>$0.00</text:p>
          </table:table-cell>
          <table:table-cell table:style-name="ce16" table:formula="oooc:=[.$C$8]/12*[.B314]" office:value-type="currency" office:value="0">
            <text:p>$0.00</text:p>
          </table:table-cell>
          <table:table-cell table:style-name="ce34" table:formula="oooc:=IF([.B314]&lt;=[.$F$2]+[.C314];[.B314]+[.C314];[.$F$2]-[.C314])" office:value-type="currency" office:value="0">
            <text:p>$0.00</text:p>
          </table:table-cell>
          <table:table-cell table:style-name="ce16" table:formula="oooc:=IF([.B314]=0;0;IF(SUM([.B314]+[.C314]-[.D314])&gt;=[.$F$4];[.$F$4];[.B314]+[.C314]-[.D314]))" office:value-type="currency" office:value="0">
            <text:p>$0.00</text:p>
          </table:table-cell>
          <table:table-cell table:style-name="ce43" table:formula="oooc:=IF(([.B314]-[.D314]-[.E314])&lt;0;0;([.B314]-([.D314]+[.E31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4">
            <text:p>304</text:p>
          </table:table-cell>
          <table:table-cell table:style-name="ce16" table:formula="oooc:=IF([.F314]&lt;0;0;[.F314])" office:value-type="currency" office:value="0">
            <text:p>$0.00</text:p>
          </table:table-cell>
          <table:table-cell table:style-name="ce16" table:formula="oooc:=[.$C$8]/12*[.B315]" office:value-type="currency" office:value="0">
            <text:p>$0.00</text:p>
          </table:table-cell>
          <table:table-cell table:style-name="ce34" table:formula="oooc:=IF([.B315]&lt;=[.$F$2]+[.C315];[.B315]+[.C315];[.$F$2]-[.C315])" office:value-type="currency" office:value="0">
            <text:p>$0.00</text:p>
          </table:table-cell>
          <table:table-cell table:style-name="ce16" table:formula="oooc:=IF([.B315]=0;0;IF(SUM([.B315]+[.C315]-[.D315])&gt;=[.$F$4];[.$F$4];[.B315]+[.C315]-[.D315]))" office:value-type="currency" office:value="0">
            <text:p>$0.00</text:p>
          </table:table-cell>
          <table:table-cell table:style-name="ce43" table:formula="oooc:=IF(([.B315]-[.D315]-[.E315])&lt;0;0;([.B315]-([.D315]+[.E31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5">
            <text:p>305</text:p>
          </table:table-cell>
          <table:table-cell table:style-name="ce16" table:formula="oooc:=IF([.F315]&lt;0;0;[.F315])" office:value-type="currency" office:value="0">
            <text:p>$0.00</text:p>
          </table:table-cell>
          <table:table-cell table:style-name="ce16" table:formula="oooc:=[.$C$8]/12*[.B316]" office:value-type="currency" office:value="0">
            <text:p>$0.00</text:p>
          </table:table-cell>
          <table:table-cell table:style-name="ce34" table:formula="oooc:=IF([.B316]&lt;=[.$F$2]+[.C316];[.B316]+[.C316];[.$F$2]-[.C316])" office:value-type="currency" office:value="0">
            <text:p>$0.00</text:p>
          </table:table-cell>
          <table:table-cell table:style-name="ce16" table:formula="oooc:=IF([.B316]=0;0;IF(SUM([.B316]+[.C316]-[.D316])&gt;=[.$F$4];[.$F$4];[.B316]+[.C316]-[.D316]))" office:value-type="currency" office:value="0">
            <text:p>$0.00</text:p>
          </table:table-cell>
          <table:table-cell table:style-name="ce43" table:formula="oooc:=IF(([.B316]-[.D316]-[.E316])&lt;0;0;([.B316]-([.D316]+[.E31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6">
            <text:p>306</text:p>
          </table:table-cell>
          <table:table-cell table:style-name="ce16" table:formula="oooc:=IF([.F316]&lt;0;0;[.F316])" office:value-type="currency" office:value="0">
            <text:p>$0.00</text:p>
          </table:table-cell>
          <table:table-cell table:style-name="ce16" table:formula="oooc:=[.$C$8]/12*[.B317]" office:value-type="currency" office:value="0">
            <text:p>$0.00</text:p>
          </table:table-cell>
          <table:table-cell table:style-name="ce34" table:formula="oooc:=IF([.B317]&lt;=[.$F$2]+[.C317];[.B317]+[.C317];[.$F$2]-[.C317])" office:value-type="currency" office:value="0">
            <text:p>$0.00</text:p>
          </table:table-cell>
          <table:table-cell table:style-name="ce16" table:formula="oooc:=IF([.B317]=0;0;IF(SUM([.B317]+[.C317]-[.D317])&gt;=[.$F$4];[.$F$4];[.B317]+[.C317]-[.D317]))" office:value-type="currency" office:value="0">
            <text:p>$0.00</text:p>
          </table:table-cell>
          <table:table-cell table:style-name="ce43" table:formula="oooc:=IF(([.B317]-[.D317]-[.E317])&lt;0;0;([.B317]-([.D317]+[.E31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7">
            <text:p>307</text:p>
          </table:table-cell>
          <table:table-cell table:style-name="ce16" table:formula="oooc:=IF([.F317]&lt;0;0;[.F317])" office:value-type="currency" office:value="0">
            <text:p>$0.00</text:p>
          </table:table-cell>
          <table:table-cell table:style-name="ce16" table:formula="oooc:=[.$C$8]/12*[.B318]" office:value-type="currency" office:value="0">
            <text:p>$0.00</text:p>
          </table:table-cell>
          <table:table-cell table:style-name="ce34" table:formula="oooc:=IF([.B318]&lt;=[.$F$2]+[.C318];[.B318]+[.C318];[.$F$2]-[.C318])" office:value-type="currency" office:value="0">
            <text:p>$0.00</text:p>
          </table:table-cell>
          <table:table-cell table:style-name="ce16" table:formula="oooc:=IF([.B318]=0;0;IF(SUM([.B318]+[.C318]-[.D318])&gt;=[.$F$4];[.$F$4];[.B318]+[.C318]-[.D318]))" office:value-type="currency" office:value="0">
            <text:p>$0.00</text:p>
          </table:table-cell>
          <table:table-cell table:style-name="ce43" table:formula="oooc:=IF(([.B318]-[.D318]-[.E318])&lt;0;0;([.B318]-([.D318]+[.E31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8">
            <text:p>308</text:p>
          </table:table-cell>
          <table:table-cell table:style-name="ce16" table:formula="oooc:=IF([.F318]&lt;0;0;[.F318])" office:value-type="currency" office:value="0">
            <text:p>$0.00</text:p>
          </table:table-cell>
          <table:table-cell table:style-name="ce16" table:formula="oooc:=[.$C$8]/12*[.B319]" office:value-type="currency" office:value="0">
            <text:p>$0.00</text:p>
          </table:table-cell>
          <table:table-cell table:style-name="ce34" table:formula="oooc:=IF([.B319]&lt;=[.$F$2]+[.C319];[.B319]+[.C319];[.$F$2]-[.C319])" office:value-type="currency" office:value="0">
            <text:p>$0.00</text:p>
          </table:table-cell>
          <table:table-cell table:style-name="ce16" table:formula="oooc:=IF([.B319]=0;0;IF(SUM([.B319]+[.C319]-[.D319])&gt;=[.$F$4];[.$F$4];[.B319]+[.C319]-[.D319]))" office:value-type="currency" office:value="0">
            <text:p>$0.00</text:p>
          </table:table-cell>
          <table:table-cell table:style-name="ce43" table:formula="oooc:=IF(([.B319]-[.D319]-[.E319])&lt;0;0;([.B319]-([.D319]+[.E31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9">
            <text:p>309</text:p>
          </table:table-cell>
          <table:table-cell table:style-name="ce16" table:formula="oooc:=IF([.F319]&lt;0;0;[.F319])" office:value-type="currency" office:value="0">
            <text:p>$0.00</text:p>
          </table:table-cell>
          <table:table-cell table:style-name="ce16" table:formula="oooc:=[.$C$8]/12*[.B320]" office:value-type="currency" office:value="0">
            <text:p>$0.00</text:p>
          </table:table-cell>
          <table:table-cell table:style-name="ce34" table:formula="oooc:=IF([.B320]&lt;=[.$F$2]+[.C320];[.B320]+[.C320];[.$F$2]-[.C320])" office:value-type="currency" office:value="0">
            <text:p>$0.00</text:p>
          </table:table-cell>
          <table:table-cell table:style-name="ce16" table:formula="oooc:=IF([.B320]=0;0;IF(SUM([.B320]+[.C320]-[.D320])&gt;=[.$F$4];[.$F$4];[.B320]+[.C320]-[.D320]))" office:value-type="currency" office:value="0">
            <text:p>$0.00</text:p>
          </table:table-cell>
          <table:table-cell table:style-name="ce43" table:formula="oooc:=IF(([.B320]-[.D320]-[.E320])&lt;0;0;([.B320]-([.D320]+[.E32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0">
            <text:p>310</text:p>
          </table:table-cell>
          <table:table-cell table:style-name="ce16" table:formula="oooc:=IF([.F320]&lt;0;0;[.F320])" office:value-type="currency" office:value="0">
            <text:p>$0.00</text:p>
          </table:table-cell>
          <table:table-cell table:style-name="ce16" table:formula="oooc:=[.$C$8]/12*[.B321]" office:value-type="currency" office:value="0">
            <text:p>$0.00</text:p>
          </table:table-cell>
          <table:table-cell table:style-name="ce34" table:formula="oooc:=IF([.B321]&lt;=[.$F$2]+[.C321];[.B321]+[.C321];[.$F$2]-[.C321])" office:value-type="currency" office:value="0">
            <text:p>$0.00</text:p>
          </table:table-cell>
          <table:table-cell table:style-name="ce16" table:formula="oooc:=IF([.B321]=0;0;IF(SUM([.B321]+[.C321]-[.D321])&gt;=[.$F$4];[.$F$4];[.B321]+[.C321]-[.D321]))" office:value-type="currency" office:value="0">
            <text:p>$0.00</text:p>
          </table:table-cell>
          <table:table-cell table:style-name="ce43" table:formula="oooc:=IF(([.B321]-[.D321]-[.E321])&lt;0;0;([.B321]-([.D321]+[.E32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1">
            <text:p>311</text:p>
          </table:table-cell>
          <table:table-cell table:style-name="ce16" table:formula="oooc:=IF([.F321]&lt;0;0;[.F321])" office:value-type="currency" office:value="0">
            <text:p>$0.00</text:p>
          </table:table-cell>
          <table:table-cell table:style-name="ce16" table:formula="oooc:=[.$C$8]/12*[.B322]" office:value-type="currency" office:value="0">
            <text:p>$0.00</text:p>
          </table:table-cell>
          <table:table-cell table:style-name="ce34" table:formula="oooc:=IF([.B322]&lt;=[.$F$2]+[.C322];[.B322]+[.C322];[.$F$2]-[.C322])" office:value-type="currency" office:value="0">
            <text:p>$0.00</text:p>
          </table:table-cell>
          <table:table-cell table:style-name="ce16" table:formula="oooc:=IF([.B322]=0;0;IF(SUM([.B322]+[.C322]-[.D322])&gt;=[.$F$4];[.$F$4];[.B322]+[.C322]-[.D322]))" office:value-type="currency" office:value="0">
            <text:p>$0.00</text:p>
          </table:table-cell>
          <table:table-cell table:style-name="ce43" table:formula="oooc:=IF(([.B322]-[.D322]-[.E322])&lt;0;0;([.B322]-([.D322]+[.E32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2">
            <text:p>312</text:p>
          </table:table-cell>
          <table:table-cell table:style-name="ce16" table:formula="oooc:=IF([.F322]&lt;0;0;[.F322])" office:value-type="currency" office:value="0">
            <text:p>$0.00</text:p>
          </table:table-cell>
          <table:table-cell table:style-name="ce16" table:formula="oooc:=[.$C$8]/12*[.B323]" office:value-type="currency" office:value="0">
            <text:p>$0.00</text:p>
          </table:table-cell>
          <table:table-cell table:style-name="ce34" table:formula="oooc:=IF([.B323]&lt;=[.$F$2]+[.C323];[.B323]+[.C323];[.$F$2]-[.C323])" office:value-type="currency" office:value="0">
            <text:p>$0.00</text:p>
          </table:table-cell>
          <table:table-cell table:style-name="ce16" table:formula="oooc:=IF([.B323]=0;0;IF(SUM([.B323]+[.C323]-[.D323])&gt;=[.$F$4];[.$F$4];[.B323]+[.C323]-[.D323]))" office:value-type="currency" office:value="0">
            <text:p>$0.00</text:p>
          </table:table-cell>
          <table:table-cell table:style-name="ce43" table:formula="oooc:=IF(([.B323]-[.D323]-[.E323])&lt;0;0;([.B323]-([.D323]+[.E32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3">
            <text:p>313</text:p>
          </table:table-cell>
          <table:table-cell table:style-name="ce16" table:formula="oooc:=IF([.F323]&lt;0;0;[.F323])" office:value-type="currency" office:value="0">
            <text:p>$0.00</text:p>
          </table:table-cell>
          <table:table-cell table:style-name="ce16" table:formula="oooc:=[.$C$8]/12*[.B324]" office:value-type="currency" office:value="0">
            <text:p>$0.00</text:p>
          </table:table-cell>
          <table:table-cell table:style-name="ce34" table:formula="oooc:=IF([.B324]&lt;=[.$F$2]+[.C324];[.B324]+[.C324];[.$F$2]-[.C324])" office:value-type="currency" office:value="0">
            <text:p>$0.00</text:p>
          </table:table-cell>
          <table:table-cell table:style-name="ce16" table:formula="oooc:=IF([.B324]=0;0;IF(SUM([.B324]+[.C324]-[.D324])&gt;=[.$F$4];[.$F$4];[.B324]+[.C324]-[.D324]))" office:value-type="currency" office:value="0">
            <text:p>$0.00</text:p>
          </table:table-cell>
          <table:table-cell table:style-name="ce43" table:formula="oooc:=IF(([.B324]-[.D324]-[.E324])&lt;0;0;([.B324]-([.D324]+[.E32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4">
            <text:p>314</text:p>
          </table:table-cell>
          <table:table-cell table:style-name="ce16" table:formula="oooc:=IF([.F324]&lt;0;0;[.F324])" office:value-type="currency" office:value="0">
            <text:p>$0.00</text:p>
          </table:table-cell>
          <table:table-cell table:style-name="ce16" table:formula="oooc:=[.$C$8]/12*[.B325]" office:value-type="currency" office:value="0">
            <text:p>$0.00</text:p>
          </table:table-cell>
          <table:table-cell table:style-name="ce34" table:formula="oooc:=IF([.B325]&lt;=[.$F$2]+[.C325];[.B325]+[.C325];[.$F$2]-[.C325])" office:value-type="currency" office:value="0">
            <text:p>$0.00</text:p>
          </table:table-cell>
          <table:table-cell table:style-name="ce16" table:formula="oooc:=IF([.B325]=0;0;IF(SUM([.B325]+[.C325]-[.D325])&gt;=[.$F$4];[.$F$4];[.B325]+[.C325]-[.D325]))" office:value-type="currency" office:value="0">
            <text:p>$0.00</text:p>
          </table:table-cell>
          <table:table-cell table:style-name="ce43" table:formula="oooc:=IF(([.B325]-[.D325]-[.E325])&lt;0;0;([.B325]-([.D325]+[.E32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5">
            <text:p>315</text:p>
          </table:table-cell>
          <table:table-cell table:style-name="ce16" table:formula="oooc:=IF([.F325]&lt;0;0;[.F325])" office:value-type="currency" office:value="0">
            <text:p>$0.00</text:p>
          </table:table-cell>
          <table:table-cell table:style-name="ce16" table:formula="oooc:=[.$C$8]/12*[.B326]" office:value-type="currency" office:value="0">
            <text:p>$0.00</text:p>
          </table:table-cell>
          <table:table-cell table:style-name="ce34" table:formula="oooc:=IF([.B326]&lt;=[.$F$2]+[.C326];[.B326]+[.C326];[.$F$2]-[.C326])" office:value-type="currency" office:value="0">
            <text:p>$0.00</text:p>
          </table:table-cell>
          <table:table-cell table:style-name="ce16" table:formula="oooc:=IF([.B326]=0;0;IF(SUM([.B326]+[.C326]-[.D326])&gt;=[.$F$4];[.$F$4];[.B326]+[.C326]-[.D326]))" office:value-type="currency" office:value="0">
            <text:p>$0.00</text:p>
          </table:table-cell>
          <table:table-cell table:style-name="ce43" table:formula="oooc:=IF(([.B326]-[.D326]-[.E326])&lt;0;0;([.B326]-([.D326]+[.E32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6">
            <text:p>316</text:p>
          </table:table-cell>
          <table:table-cell table:style-name="ce16" table:formula="oooc:=IF([.F326]&lt;0;0;[.F326])" office:value-type="currency" office:value="0">
            <text:p>$0.00</text:p>
          </table:table-cell>
          <table:table-cell table:style-name="ce16" table:formula="oooc:=[.$C$8]/12*[.B327]" office:value-type="currency" office:value="0">
            <text:p>$0.00</text:p>
          </table:table-cell>
          <table:table-cell table:style-name="ce34" table:formula="oooc:=IF([.B327]&lt;=[.$F$2]+[.C327];[.B327]+[.C327];[.$F$2]-[.C327])" office:value-type="currency" office:value="0">
            <text:p>$0.00</text:p>
          </table:table-cell>
          <table:table-cell table:style-name="ce16" table:formula="oooc:=IF([.B327]=0;0;IF(SUM([.B327]+[.C327]-[.D327])&gt;=[.$F$4];[.$F$4];[.B327]+[.C327]-[.D327]))" office:value-type="currency" office:value="0">
            <text:p>$0.00</text:p>
          </table:table-cell>
          <table:table-cell table:style-name="ce43" table:formula="oooc:=IF(([.B327]-[.D327]-[.E327])&lt;0;0;([.B327]-([.D327]+[.E32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7">
            <text:p>317</text:p>
          </table:table-cell>
          <table:table-cell table:style-name="ce16" table:formula="oooc:=IF([.F327]&lt;0;0;[.F327])" office:value-type="currency" office:value="0">
            <text:p>$0.00</text:p>
          </table:table-cell>
          <table:table-cell table:style-name="ce16" table:formula="oooc:=[.$C$8]/12*[.B328]" office:value-type="currency" office:value="0">
            <text:p>$0.00</text:p>
          </table:table-cell>
          <table:table-cell table:style-name="ce34" table:formula="oooc:=IF([.B328]&lt;=[.$F$2]+[.C328];[.B328]+[.C328];[.$F$2]-[.C328])" office:value-type="currency" office:value="0">
            <text:p>$0.00</text:p>
          </table:table-cell>
          <table:table-cell table:style-name="ce16" table:formula="oooc:=IF([.B328]=0;0;IF(SUM([.B328]+[.C328]-[.D328])&gt;=[.$F$4];[.$F$4];[.B328]+[.C328]-[.D328]))" office:value-type="currency" office:value="0">
            <text:p>$0.00</text:p>
          </table:table-cell>
          <table:table-cell table:style-name="ce43" table:formula="oooc:=IF(([.B328]-[.D328]-[.E328])&lt;0;0;([.B328]-([.D328]+[.E32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8">
            <text:p>318</text:p>
          </table:table-cell>
          <table:table-cell table:style-name="ce16" table:formula="oooc:=IF([.F328]&lt;0;0;[.F328])" office:value-type="currency" office:value="0">
            <text:p>$0.00</text:p>
          </table:table-cell>
          <table:table-cell table:style-name="ce16" table:formula="oooc:=[.$C$8]/12*[.B329]" office:value-type="currency" office:value="0">
            <text:p>$0.00</text:p>
          </table:table-cell>
          <table:table-cell table:style-name="ce34" table:formula="oooc:=IF([.B329]&lt;=[.$F$2]+[.C329];[.B329]+[.C329];[.$F$2]-[.C329])" office:value-type="currency" office:value="0">
            <text:p>$0.00</text:p>
          </table:table-cell>
          <table:table-cell table:style-name="ce16" table:formula="oooc:=IF([.B329]=0;0;IF(SUM([.B329]+[.C329]-[.D329])&gt;=[.$F$4];[.$F$4];[.B329]+[.C329]-[.D329]))" office:value-type="currency" office:value="0">
            <text:p>$0.00</text:p>
          </table:table-cell>
          <table:table-cell table:style-name="ce43" table:formula="oooc:=IF(([.B329]-[.D329]-[.E329])&lt;0;0;([.B329]-([.D329]+[.E32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9">
            <text:p>319</text:p>
          </table:table-cell>
          <table:table-cell table:style-name="ce16" table:formula="oooc:=IF([.F329]&lt;0;0;[.F329])" office:value-type="currency" office:value="0">
            <text:p>$0.00</text:p>
          </table:table-cell>
          <table:table-cell table:style-name="ce16" table:formula="oooc:=[.$C$8]/12*[.B330]" office:value-type="currency" office:value="0">
            <text:p>$0.00</text:p>
          </table:table-cell>
          <table:table-cell table:style-name="ce34" table:formula="oooc:=IF([.B330]&lt;=[.$F$2]+[.C330];[.B330]+[.C330];[.$F$2]-[.C330])" office:value-type="currency" office:value="0">
            <text:p>$0.00</text:p>
          </table:table-cell>
          <table:table-cell table:style-name="ce16" table:formula="oooc:=IF([.B330]=0;0;IF(SUM([.B330]+[.C330]-[.D330])&gt;=[.$F$4];[.$F$4];[.B330]+[.C330]-[.D330]))" office:value-type="currency" office:value="0">
            <text:p>$0.00</text:p>
          </table:table-cell>
          <table:table-cell table:style-name="ce43" table:formula="oooc:=IF(([.B330]-[.D330]-[.E330])&lt;0;0;([.B330]-([.D330]+[.E33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0">
            <text:p>320</text:p>
          </table:table-cell>
          <table:table-cell table:style-name="ce16" table:formula="oooc:=IF([.F330]&lt;0;0;[.F330])" office:value-type="currency" office:value="0">
            <text:p>$0.00</text:p>
          </table:table-cell>
          <table:table-cell table:style-name="ce16" table:formula="oooc:=[.$C$8]/12*[.B331]" office:value-type="currency" office:value="0">
            <text:p>$0.00</text:p>
          </table:table-cell>
          <table:table-cell table:style-name="ce34" table:formula="oooc:=IF([.B331]&lt;=[.$F$2]+[.C331];[.B331]+[.C331];[.$F$2]-[.C331])" office:value-type="currency" office:value="0">
            <text:p>$0.00</text:p>
          </table:table-cell>
          <table:table-cell table:style-name="ce16" table:formula="oooc:=IF([.B331]=0;0;IF(SUM([.B331]+[.C331]-[.D331])&gt;=[.$F$4];[.$F$4];[.B331]+[.C331]-[.D331]))" office:value-type="currency" office:value="0">
            <text:p>$0.00</text:p>
          </table:table-cell>
          <table:table-cell table:style-name="ce43" table:formula="oooc:=IF(([.B331]-[.D331]-[.E331])&lt;0;0;([.B331]-([.D331]+[.E33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1">
            <text:p>321</text:p>
          </table:table-cell>
          <table:table-cell table:style-name="ce16" table:formula="oooc:=IF([.F331]&lt;0;0;[.F331])" office:value-type="currency" office:value="0">
            <text:p>$0.00</text:p>
          </table:table-cell>
          <table:table-cell table:style-name="ce16" table:formula="oooc:=[.$C$8]/12*[.B332]" office:value-type="currency" office:value="0">
            <text:p>$0.00</text:p>
          </table:table-cell>
          <table:table-cell table:style-name="ce34" table:formula="oooc:=IF([.B332]&lt;=[.$F$2]+[.C332];[.B332]+[.C332];[.$F$2]-[.C332])" office:value-type="currency" office:value="0">
            <text:p>$0.00</text:p>
          </table:table-cell>
          <table:table-cell table:style-name="ce16" table:formula="oooc:=IF([.B332]=0;0;IF(SUM([.B332]+[.C332]-[.D332])&gt;=[.$F$4];[.$F$4];[.B332]+[.C332]-[.D332]))" office:value-type="currency" office:value="0">
            <text:p>$0.00</text:p>
          </table:table-cell>
          <table:table-cell table:style-name="ce43" table:formula="oooc:=IF(([.B332]-[.D332]-[.E332])&lt;0;0;([.B332]-([.D332]+[.E33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2">
            <text:p>322</text:p>
          </table:table-cell>
          <table:table-cell table:style-name="ce16" table:formula="oooc:=IF([.F332]&lt;0;0;[.F332])" office:value-type="currency" office:value="0">
            <text:p>$0.00</text:p>
          </table:table-cell>
          <table:table-cell table:style-name="ce16" table:formula="oooc:=[.$C$8]/12*[.B333]" office:value-type="currency" office:value="0">
            <text:p>$0.00</text:p>
          </table:table-cell>
          <table:table-cell table:style-name="ce34" table:formula="oooc:=IF([.B333]&lt;=[.$F$2]+[.C333];[.B333]+[.C333];[.$F$2]-[.C333])" office:value-type="currency" office:value="0">
            <text:p>$0.00</text:p>
          </table:table-cell>
          <table:table-cell table:style-name="ce16" table:formula="oooc:=IF([.B333]=0;0;IF(SUM([.B333]+[.C333]-[.D333])&gt;=[.$F$4];[.$F$4];[.B333]+[.C333]-[.D333]))" office:value-type="currency" office:value="0">
            <text:p>$0.00</text:p>
          </table:table-cell>
          <table:table-cell table:style-name="ce43" table:formula="oooc:=IF(([.B333]-[.D333]-[.E333])&lt;0;0;([.B333]-([.D333]+[.E33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3">
            <text:p>323</text:p>
          </table:table-cell>
          <table:table-cell table:style-name="ce16" table:formula="oooc:=IF([.F333]&lt;0;0;[.F333])" office:value-type="currency" office:value="0">
            <text:p>$0.00</text:p>
          </table:table-cell>
          <table:table-cell table:style-name="ce16" table:formula="oooc:=[.$C$8]/12*[.B334]" office:value-type="currency" office:value="0">
            <text:p>$0.00</text:p>
          </table:table-cell>
          <table:table-cell table:style-name="ce34" table:formula="oooc:=IF([.B334]&lt;=[.$F$2]+[.C334];[.B334]+[.C334];[.$F$2]-[.C334])" office:value-type="currency" office:value="0">
            <text:p>$0.00</text:p>
          </table:table-cell>
          <table:table-cell table:style-name="ce16" table:formula="oooc:=IF([.B334]=0;0;IF(SUM([.B334]+[.C334]-[.D334])&gt;=[.$F$4];[.$F$4];[.B334]+[.C334]-[.D334]))" office:value-type="currency" office:value="0">
            <text:p>$0.00</text:p>
          </table:table-cell>
          <table:table-cell table:style-name="ce43" table:formula="oooc:=IF(([.B334]-[.D334]-[.E334])&lt;0;0;([.B334]-([.D334]+[.E33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4">
            <text:p>324</text:p>
          </table:table-cell>
          <table:table-cell table:style-name="ce16" table:formula="oooc:=IF([.F334]&lt;0;0;[.F334])" office:value-type="currency" office:value="0">
            <text:p>$0.00</text:p>
          </table:table-cell>
          <table:table-cell table:style-name="ce16" table:formula="oooc:=[.$C$8]/12*[.B335]" office:value-type="currency" office:value="0">
            <text:p>$0.00</text:p>
          </table:table-cell>
          <table:table-cell table:style-name="ce34" table:formula="oooc:=IF([.B335]&lt;=[.$F$2]+[.C335];[.B335]+[.C335];[.$F$2]-[.C335])" office:value-type="currency" office:value="0">
            <text:p>$0.00</text:p>
          </table:table-cell>
          <table:table-cell table:style-name="ce16" table:formula="oooc:=IF([.B335]=0;0;IF(SUM([.B335]+[.C335]-[.D335])&gt;=[.$F$4];[.$F$4];[.B335]+[.C335]-[.D335]))" office:value-type="currency" office:value="0">
            <text:p>$0.00</text:p>
          </table:table-cell>
          <table:table-cell table:style-name="ce43" table:formula="oooc:=IF(([.B335]-[.D335]-[.E335])&lt;0;0;([.B335]-([.D335]+[.E33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5">
            <text:p>325</text:p>
          </table:table-cell>
          <table:table-cell table:style-name="ce16" table:formula="oooc:=IF([.F335]&lt;0;0;[.F335])" office:value-type="currency" office:value="0">
            <text:p>$0.00</text:p>
          </table:table-cell>
          <table:table-cell table:style-name="ce16" table:formula="oooc:=[.$C$8]/12*[.B336]" office:value-type="currency" office:value="0">
            <text:p>$0.00</text:p>
          </table:table-cell>
          <table:table-cell table:style-name="ce34" table:formula="oooc:=IF([.B336]&lt;=[.$F$2]+[.C336];[.B336]+[.C336];[.$F$2]-[.C336])" office:value-type="currency" office:value="0">
            <text:p>$0.00</text:p>
          </table:table-cell>
          <table:table-cell table:style-name="ce16" table:formula="oooc:=IF([.B336]=0;0;IF(SUM([.B336]+[.C336]-[.D336])&gt;=[.$F$4];[.$F$4];[.B336]+[.C336]-[.D336]))" office:value-type="currency" office:value="0">
            <text:p>$0.00</text:p>
          </table:table-cell>
          <table:table-cell table:style-name="ce43" table:formula="oooc:=IF(([.B336]-[.D336]-[.E336])&lt;0;0;([.B336]-([.D336]+[.E33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6">
            <text:p>326</text:p>
          </table:table-cell>
          <table:table-cell table:style-name="ce16" table:formula="oooc:=IF([.F336]&lt;0;0;[.F336])" office:value-type="currency" office:value="0">
            <text:p>$0.00</text:p>
          </table:table-cell>
          <table:table-cell table:style-name="ce16" table:formula="oooc:=[.$C$8]/12*[.B337]" office:value-type="currency" office:value="0">
            <text:p>$0.00</text:p>
          </table:table-cell>
          <table:table-cell table:style-name="ce34" table:formula="oooc:=IF([.B337]&lt;=[.$F$2]+[.C337];[.B337]+[.C337];[.$F$2]-[.C337])" office:value-type="currency" office:value="0">
            <text:p>$0.00</text:p>
          </table:table-cell>
          <table:table-cell table:style-name="ce16" table:formula="oooc:=IF([.B337]=0;0;IF(SUM([.B337]+[.C337]-[.D337])&gt;=[.$F$4];[.$F$4];[.B337]+[.C337]-[.D337]))" office:value-type="currency" office:value="0">
            <text:p>$0.00</text:p>
          </table:table-cell>
          <table:table-cell table:style-name="ce43" table:formula="oooc:=IF(([.B337]-[.D337]-[.E337])&lt;0;0;([.B337]-([.D337]+[.E33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7">
            <text:p>327</text:p>
          </table:table-cell>
          <table:table-cell table:style-name="ce16" table:formula="oooc:=IF([.F337]&lt;0;0;[.F337])" office:value-type="currency" office:value="0">
            <text:p>$0.00</text:p>
          </table:table-cell>
          <table:table-cell table:style-name="ce16" table:formula="oooc:=[.$C$8]/12*[.B338]" office:value-type="currency" office:value="0">
            <text:p>$0.00</text:p>
          </table:table-cell>
          <table:table-cell table:style-name="ce34" table:formula="oooc:=IF([.B338]&lt;=[.$F$2]+[.C338];[.B338]+[.C338];[.$F$2]-[.C338])" office:value-type="currency" office:value="0">
            <text:p>$0.00</text:p>
          </table:table-cell>
          <table:table-cell table:style-name="ce16" table:formula="oooc:=IF([.B338]=0;0;IF(SUM([.B338]+[.C338]-[.D338])&gt;=[.$F$4];[.$F$4];[.B338]+[.C338]-[.D338]))" office:value-type="currency" office:value="0">
            <text:p>$0.00</text:p>
          </table:table-cell>
          <table:table-cell table:style-name="ce43" table:formula="oooc:=IF(([.B338]-[.D338]-[.E338])&lt;0;0;([.B338]-([.D338]+[.E33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8">
            <text:p>328</text:p>
          </table:table-cell>
          <table:table-cell table:style-name="ce16" table:formula="oooc:=IF([.F338]&lt;0;0;[.F338])" office:value-type="currency" office:value="0">
            <text:p>$0.00</text:p>
          </table:table-cell>
          <table:table-cell table:style-name="ce16" table:formula="oooc:=[.$C$8]/12*[.B339]" office:value-type="currency" office:value="0">
            <text:p>$0.00</text:p>
          </table:table-cell>
          <table:table-cell table:style-name="ce34" table:formula="oooc:=IF([.B339]&lt;=[.$F$2]+[.C339];[.B339]+[.C339];[.$F$2]-[.C339])" office:value-type="currency" office:value="0">
            <text:p>$0.00</text:p>
          </table:table-cell>
          <table:table-cell table:style-name="ce16" table:formula="oooc:=IF([.B339]=0;0;IF(SUM([.B339]+[.C339]-[.D339])&gt;=[.$F$4];[.$F$4];[.B339]+[.C339]-[.D339]))" office:value-type="currency" office:value="0">
            <text:p>$0.00</text:p>
          </table:table-cell>
          <table:table-cell table:style-name="ce43" table:formula="oooc:=IF(([.B339]-[.D339]-[.E339])&lt;0;0;([.B339]-([.D339]+[.E33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9">
            <text:p>329</text:p>
          </table:table-cell>
          <table:table-cell table:style-name="ce16" table:formula="oooc:=IF([.F339]&lt;0;0;[.F339])" office:value-type="currency" office:value="0">
            <text:p>$0.00</text:p>
          </table:table-cell>
          <table:table-cell table:style-name="ce16" table:formula="oooc:=[.$C$8]/12*[.B340]" office:value-type="currency" office:value="0">
            <text:p>$0.00</text:p>
          </table:table-cell>
          <table:table-cell table:style-name="ce34" table:formula="oooc:=IF([.B340]&lt;=[.$F$2]+[.C340];[.B340]+[.C340];[.$F$2]-[.C340])" office:value-type="currency" office:value="0">
            <text:p>$0.00</text:p>
          </table:table-cell>
          <table:table-cell table:style-name="ce16" table:formula="oooc:=IF([.B340]=0;0;IF(SUM([.B340]+[.C340]-[.D340])&gt;=[.$F$4];[.$F$4];[.B340]+[.C340]-[.D340]))" office:value-type="currency" office:value="0">
            <text:p>$0.00</text:p>
          </table:table-cell>
          <table:table-cell table:style-name="ce43" table:formula="oooc:=IF(([.B340]-[.D340]-[.E340])&lt;0;0;([.B340]-([.D340]+[.E34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0">
            <text:p>330</text:p>
          </table:table-cell>
          <table:table-cell table:style-name="ce16" table:formula="oooc:=IF([.F340]&lt;0;0;[.F340])" office:value-type="currency" office:value="0">
            <text:p>$0.00</text:p>
          </table:table-cell>
          <table:table-cell table:style-name="ce16" table:formula="oooc:=[.$C$8]/12*[.B341]" office:value-type="currency" office:value="0">
            <text:p>$0.00</text:p>
          </table:table-cell>
          <table:table-cell table:style-name="ce34" table:formula="oooc:=IF([.B341]&lt;=[.$F$2]+[.C341];[.B341]+[.C341];[.$F$2]-[.C341])" office:value-type="currency" office:value="0">
            <text:p>$0.00</text:p>
          </table:table-cell>
          <table:table-cell table:style-name="ce16" table:formula="oooc:=IF([.B341]=0;0;IF(SUM([.B341]+[.C341]-[.D341])&gt;=[.$F$4];[.$F$4];[.B341]+[.C341]-[.D341]))" office:value-type="currency" office:value="0">
            <text:p>$0.00</text:p>
          </table:table-cell>
          <table:table-cell table:style-name="ce43" table:formula="oooc:=IF(([.B341]-[.D341]-[.E341])&lt;0;0;([.B341]-([.D341]+[.E34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1">
            <text:p>331</text:p>
          </table:table-cell>
          <table:table-cell table:style-name="ce16" table:formula="oooc:=IF([.F341]&lt;0;0;[.F341])" office:value-type="currency" office:value="0">
            <text:p>$0.00</text:p>
          </table:table-cell>
          <table:table-cell table:style-name="ce16" table:formula="oooc:=[.$C$8]/12*[.B342]" office:value-type="currency" office:value="0">
            <text:p>$0.00</text:p>
          </table:table-cell>
          <table:table-cell table:style-name="ce34" table:formula="oooc:=IF([.B342]&lt;=[.$F$2]+[.C342];[.B342]+[.C342];[.$F$2]-[.C342])" office:value-type="currency" office:value="0">
            <text:p>$0.00</text:p>
          </table:table-cell>
          <table:table-cell table:style-name="ce16" table:formula="oooc:=IF([.B342]=0;0;IF(SUM([.B342]+[.C342]-[.D342])&gt;=[.$F$4];[.$F$4];[.B342]+[.C342]-[.D342]))" office:value-type="currency" office:value="0">
            <text:p>$0.00</text:p>
          </table:table-cell>
          <table:table-cell table:style-name="ce43" table:formula="oooc:=IF(([.B342]-[.D342]-[.E342])&lt;0;0;([.B342]-([.D342]+[.E34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2">
            <text:p>332</text:p>
          </table:table-cell>
          <table:table-cell table:style-name="ce16" table:formula="oooc:=IF([.F342]&lt;0;0;[.F342])" office:value-type="currency" office:value="0">
            <text:p>$0.00</text:p>
          </table:table-cell>
          <table:table-cell table:style-name="ce16" table:formula="oooc:=[.$C$8]/12*[.B343]" office:value-type="currency" office:value="0">
            <text:p>$0.00</text:p>
          </table:table-cell>
          <table:table-cell table:style-name="ce34" table:formula="oooc:=IF([.B343]&lt;=[.$F$2]+[.C343];[.B343]+[.C343];[.$F$2]-[.C343])" office:value-type="currency" office:value="0">
            <text:p>$0.00</text:p>
          </table:table-cell>
          <table:table-cell table:style-name="ce16" table:formula="oooc:=IF([.B343]=0;0;IF(SUM([.B343]+[.C343]-[.D343])&gt;=[.$F$4];[.$F$4];[.B343]+[.C343]-[.D343]))" office:value-type="currency" office:value="0">
            <text:p>$0.00</text:p>
          </table:table-cell>
          <table:table-cell table:style-name="ce43" table:formula="oooc:=IF(([.B343]-[.D343]-[.E343])&lt;0;0;([.B343]-([.D343]+[.E34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3">
            <text:p>333</text:p>
          </table:table-cell>
          <table:table-cell table:style-name="ce16" table:formula="oooc:=IF([.F343]&lt;0;0;[.F343])" office:value-type="currency" office:value="0">
            <text:p>$0.00</text:p>
          </table:table-cell>
          <table:table-cell table:style-name="ce16" table:formula="oooc:=[.$C$8]/12*[.B344]" office:value-type="currency" office:value="0">
            <text:p>$0.00</text:p>
          </table:table-cell>
          <table:table-cell table:style-name="ce34" table:formula="oooc:=IF([.B344]&lt;=[.$F$2]+[.C344];[.B344]+[.C344];[.$F$2]-[.C344])" office:value-type="currency" office:value="0">
            <text:p>$0.00</text:p>
          </table:table-cell>
          <table:table-cell table:style-name="ce16" table:formula="oooc:=IF([.B344]=0;0;IF(SUM([.B344]+[.C344]-[.D344])&gt;=[.$F$4];[.$F$4];[.B344]+[.C344]-[.D344]))" office:value-type="currency" office:value="0">
            <text:p>$0.00</text:p>
          </table:table-cell>
          <table:table-cell table:style-name="ce43" table:formula="oooc:=IF(([.B344]-[.D344]-[.E344])&lt;0;0;([.B344]-([.D344]+[.E34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4">
            <text:p>334</text:p>
          </table:table-cell>
          <table:table-cell table:style-name="ce16" table:formula="oooc:=IF([.F344]&lt;0;0;[.F344])" office:value-type="currency" office:value="0">
            <text:p>$0.00</text:p>
          </table:table-cell>
          <table:table-cell table:style-name="ce16" table:formula="oooc:=[.$C$8]/12*[.B345]" office:value-type="currency" office:value="0">
            <text:p>$0.00</text:p>
          </table:table-cell>
          <table:table-cell table:style-name="ce34" table:formula="oooc:=IF([.B345]&lt;=[.$F$2]+[.C345];[.B345]+[.C345];[.$F$2]-[.C345])" office:value-type="currency" office:value="0">
            <text:p>$0.00</text:p>
          </table:table-cell>
          <table:table-cell table:style-name="ce16" table:formula="oooc:=IF([.B345]=0;0;IF(SUM([.B345]+[.C345]-[.D345])&gt;=[.$F$4];[.$F$4];[.B345]+[.C345]-[.D345]))" office:value-type="currency" office:value="0">
            <text:p>$0.00</text:p>
          </table:table-cell>
          <table:table-cell table:style-name="ce43" table:formula="oooc:=IF(([.B345]-[.D345]-[.E345])&lt;0;0;([.B345]-([.D345]+[.E34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5">
            <text:p>335</text:p>
          </table:table-cell>
          <table:table-cell table:style-name="ce16" table:formula="oooc:=IF([.F345]&lt;0;0;[.F345])" office:value-type="currency" office:value="0">
            <text:p>$0.00</text:p>
          </table:table-cell>
          <table:table-cell table:style-name="ce16" table:formula="oooc:=[.$C$8]/12*[.B346]" office:value-type="currency" office:value="0">
            <text:p>$0.00</text:p>
          </table:table-cell>
          <table:table-cell table:style-name="ce34" table:formula="oooc:=IF([.B346]&lt;=[.$F$2]+[.C346];[.B346]+[.C346];[.$F$2]-[.C346])" office:value-type="currency" office:value="0">
            <text:p>$0.00</text:p>
          </table:table-cell>
          <table:table-cell table:style-name="ce16" table:formula="oooc:=IF([.B346]=0;0;IF(SUM([.B346]+[.C346]-[.D346])&gt;=[.$F$4];[.$F$4];[.B346]+[.C346]-[.D346]))" office:value-type="currency" office:value="0">
            <text:p>$0.00</text:p>
          </table:table-cell>
          <table:table-cell table:style-name="ce43" table:formula="oooc:=IF(([.B346]-[.D346]-[.E346])&lt;0;0;([.B346]-([.D346]+[.E34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6">
            <text:p>336</text:p>
          </table:table-cell>
          <table:table-cell table:style-name="ce16" table:formula="oooc:=IF([.F346]&lt;0;0;[.F346])" office:value-type="currency" office:value="0">
            <text:p>$0.00</text:p>
          </table:table-cell>
          <table:table-cell table:style-name="ce16" table:formula="oooc:=[.$C$8]/12*[.B347]" office:value-type="currency" office:value="0">
            <text:p>$0.00</text:p>
          </table:table-cell>
          <table:table-cell table:style-name="ce34" table:formula="oooc:=IF([.B347]&lt;=[.$F$2]+[.C347];[.B347]+[.C347];[.$F$2]-[.C347])" office:value-type="currency" office:value="0">
            <text:p>$0.00</text:p>
          </table:table-cell>
          <table:table-cell table:style-name="ce16" table:formula="oooc:=IF([.B347]=0;0;IF(SUM([.B347]+[.C347]-[.D347])&gt;=[.$F$4];[.$F$4];[.B347]+[.C347]-[.D347]))" office:value-type="currency" office:value="0">
            <text:p>$0.00</text:p>
          </table:table-cell>
          <table:table-cell table:style-name="ce43" table:formula="oooc:=IF(([.B347]-[.D347]-[.E347])&lt;0;0;([.B347]-([.D347]+[.E34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7">
            <text:p>337</text:p>
          </table:table-cell>
          <table:table-cell table:style-name="ce16" table:formula="oooc:=IF([.F347]&lt;0;0;[.F347])" office:value-type="currency" office:value="0">
            <text:p>$0.00</text:p>
          </table:table-cell>
          <table:table-cell table:style-name="ce16" table:formula="oooc:=[.$C$8]/12*[.B348]" office:value-type="currency" office:value="0">
            <text:p>$0.00</text:p>
          </table:table-cell>
          <table:table-cell table:style-name="ce34" table:formula="oooc:=IF([.B348]&lt;=[.$F$2]+[.C348];[.B348]+[.C348];[.$F$2]-[.C348])" office:value-type="currency" office:value="0">
            <text:p>$0.00</text:p>
          </table:table-cell>
          <table:table-cell table:style-name="ce16" table:formula="oooc:=IF([.B348]=0;0;IF(SUM([.B348]+[.C348]-[.D348])&gt;=[.$F$4];[.$F$4];[.B348]+[.C348]-[.D348]))" office:value-type="currency" office:value="0">
            <text:p>$0.00</text:p>
          </table:table-cell>
          <table:table-cell table:style-name="ce43" table:formula="oooc:=IF(([.B348]-[.D348]-[.E348])&lt;0;0;([.B348]-([.D348]+[.E34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8">
            <text:p>338</text:p>
          </table:table-cell>
          <table:table-cell table:style-name="ce16" table:formula="oooc:=IF([.F348]&lt;0;0;[.F348])" office:value-type="currency" office:value="0">
            <text:p>$0.00</text:p>
          </table:table-cell>
          <table:table-cell table:style-name="ce16" table:formula="oooc:=[.$C$8]/12*[.B349]" office:value-type="currency" office:value="0">
            <text:p>$0.00</text:p>
          </table:table-cell>
          <table:table-cell table:style-name="ce34" table:formula="oooc:=IF([.B349]&lt;=[.$F$2]+[.C349];[.B349]+[.C349];[.$F$2]-[.C349])" office:value-type="currency" office:value="0">
            <text:p>$0.00</text:p>
          </table:table-cell>
          <table:table-cell table:style-name="ce16" table:formula="oooc:=IF([.B349]=0;0;IF(SUM([.B349]+[.C349]-[.D349])&gt;=[.$F$4];[.$F$4];[.B349]+[.C349]-[.D349]))" office:value-type="currency" office:value="0">
            <text:p>$0.00</text:p>
          </table:table-cell>
          <table:table-cell table:style-name="ce43" table:formula="oooc:=IF(([.B349]-[.D349]-[.E349])&lt;0;0;([.B349]-([.D349]+[.E34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9">
            <text:p>339</text:p>
          </table:table-cell>
          <table:table-cell table:style-name="ce16" table:formula="oooc:=IF([.F349]&lt;0;0;[.F349])" office:value-type="currency" office:value="0">
            <text:p>$0.00</text:p>
          </table:table-cell>
          <table:table-cell table:style-name="ce16" table:formula="oooc:=[.$C$8]/12*[.B350]" office:value-type="currency" office:value="0">
            <text:p>$0.00</text:p>
          </table:table-cell>
          <table:table-cell table:style-name="ce34" table:formula="oooc:=IF([.B350]&lt;=[.$F$2]+[.C350];[.B350]+[.C350];[.$F$2]-[.C350])" office:value-type="currency" office:value="0">
            <text:p>$0.00</text:p>
          </table:table-cell>
          <table:table-cell table:style-name="ce16" table:formula="oooc:=IF([.B350]=0;0;IF(SUM([.B350]+[.C350]-[.D350])&gt;=[.$F$4];[.$F$4];[.B350]+[.C350]-[.D350]))" office:value-type="currency" office:value="0">
            <text:p>$0.00</text:p>
          </table:table-cell>
          <table:table-cell table:style-name="ce43" table:formula="oooc:=IF(([.B350]-[.D350]-[.E350])&lt;0;0;([.B350]-([.D350]+[.E35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0">
            <text:p>340</text:p>
          </table:table-cell>
          <table:table-cell table:style-name="ce16" table:formula="oooc:=IF([.F350]&lt;0;0;[.F350])" office:value-type="currency" office:value="0">
            <text:p>$0.00</text:p>
          </table:table-cell>
          <table:table-cell table:style-name="ce16" table:formula="oooc:=[.$C$8]/12*[.B351]" office:value-type="currency" office:value="0">
            <text:p>$0.00</text:p>
          </table:table-cell>
          <table:table-cell table:style-name="ce34" table:formula="oooc:=IF([.B351]&lt;=[.$F$2]+[.C351];[.B351]+[.C351];[.$F$2]-[.C351])" office:value-type="currency" office:value="0">
            <text:p>$0.00</text:p>
          </table:table-cell>
          <table:table-cell table:style-name="ce16" table:formula="oooc:=IF([.B351]=0;0;IF(SUM([.B351]+[.C351]-[.D351])&gt;=[.$F$4];[.$F$4];[.B351]+[.C351]-[.D351]))" office:value-type="currency" office:value="0">
            <text:p>$0.00</text:p>
          </table:table-cell>
          <table:table-cell table:style-name="ce43" table:formula="oooc:=IF(([.B351]-[.D351]-[.E351])&lt;0;0;([.B351]-([.D351]+[.E35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1">
            <text:p>341</text:p>
          </table:table-cell>
          <table:table-cell table:style-name="ce16" table:formula="oooc:=IF([.F351]&lt;0;0;[.F351])" office:value-type="currency" office:value="0">
            <text:p>$0.00</text:p>
          </table:table-cell>
          <table:table-cell table:style-name="ce16" table:formula="oooc:=[.$C$8]/12*[.B352]" office:value-type="currency" office:value="0">
            <text:p>$0.00</text:p>
          </table:table-cell>
          <table:table-cell table:style-name="ce34" table:formula="oooc:=IF([.B352]&lt;=[.$F$2]+[.C352];[.B352]+[.C352];[.$F$2]-[.C352])" office:value-type="currency" office:value="0">
            <text:p>$0.00</text:p>
          </table:table-cell>
          <table:table-cell table:style-name="ce16" table:formula="oooc:=IF([.B352]=0;0;IF(SUM([.B352]+[.C352]-[.D352])&gt;=[.$F$4];[.$F$4];[.B352]+[.C352]-[.D352]))" office:value-type="currency" office:value="0">
            <text:p>$0.00</text:p>
          </table:table-cell>
          <table:table-cell table:style-name="ce43" table:formula="oooc:=IF(([.B352]-[.D352]-[.E352])&lt;0;0;([.B352]-([.D352]+[.E35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2">
            <text:p>342</text:p>
          </table:table-cell>
          <table:table-cell table:style-name="ce16" table:formula="oooc:=IF([.F352]&lt;0;0;[.F352])" office:value-type="currency" office:value="0">
            <text:p>$0.00</text:p>
          </table:table-cell>
          <table:table-cell table:style-name="ce16" table:formula="oooc:=[.$C$8]/12*[.B353]" office:value-type="currency" office:value="0">
            <text:p>$0.00</text:p>
          </table:table-cell>
          <table:table-cell table:style-name="ce34" table:formula="oooc:=IF([.B353]&lt;=[.$F$2]+[.C353];[.B353]+[.C353];[.$F$2]-[.C353])" office:value-type="currency" office:value="0">
            <text:p>$0.00</text:p>
          </table:table-cell>
          <table:table-cell table:style-name="ce16" table:formula="oooc:=IF([.B353]=0;0;IF(SUM([.B353]+[.C353]-[.D353])&gt;=[.$F$4];[.$F$4];[.B353]+[.C353]-[.D353]))" office:value-type="currency" office:value="0">
            <text:p>$0.00</text:p>
          </table:table-cell>
          <table:table-cell table:style-name="ce43" table:formula="oooc:=IF(([.B353]-[.D353]-[.E353])&lt;0;0;([.B353]-([.D353]+[.E35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3">
            <text:p>343</text:p>
          </table:table-cell>
          <table:table-cell table:style-name="ce16" table:formula="oooc:=IF([.F353]&lt;0;0;[.F353])" office:value-type="currency" office:value="0">
            <text:p>$0.00</text:p>
          </table:table-cell>
          <table:table-cell table:style-name="ce16" table:formula="oooc:=[.$C$8]/12*[.B354]" office:value-type="currency" office:value="0">
            <text:p>$0.00</text:p>
          </table:table-cell>
          <table:table-cell table:style-name="ce34" table:formula="oooc:=IF([.B354]&lt;=[.$F$2]+[.C354];[.B354]+[.C354];[.$F$2]-[.C354])" office:value-type="currency" office:value="0">
            <text:p>$0.00</text:p>
          </table:table-cell>
          <table:table-cell table:style-name="ce16" table:formula="oooc:=IF([.B354]=0;0;IF(SUM([.B354]+[.C354]-[.D354])&gt;=[.$F$4];[.$F$4];[.B354]+[.C354]-[.D354]))" office:value-type="currency" office:value="0">
            <text:p>$0.00</text:p>
          </table:table-cell>
          <table:table-cell table:style-name="ce43" table:formula="oooc:=IF(([.B354]-[.D354]-[.E354])&lt;0;0;([.B354]-([.D354]+[.E35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4">
            <text:p>344</text:p>
          </table:table-cell>
          <table:table-cell table:style-name="ce16" table:formula="oooc:=IF([.F354]&lt;0;0;[.F354])" office:value-type="currency" office:value="0">
            <text:p>$0.00</text:p>
          </table:table-cell>
          <table:table-cell table:style-name="ce16" table:formula="oooc:=[.$C$8]/12*[.B355]" office:value-type="currency" office:value="0">
            <text:p>$0.00</text:p>
          </table:table-cell>
          <table:table-cell table:style-name="ce34" table:formula="oooc:=IF([.B355]&lt;=[.$F$2]+[.C355];[.B355]+[.C355];[.$F$2]-[.C355])" office:value-type="currency" office:value="0">
            <text:p>$0.00</text:p>
          </table:table-cell>
          <table:table-cell table:style-name="ce16" table:formula="oooc:=IF([.B355]=0;0;IF(SUM([.B355]+[.C355]-[.D355])&gt;=[.$F$4];[.$F$4];[.B355]+[.C355]-[.D355]))" office:value-type="currency" office:value="0">
            <text:p>$0.00</text:p>
          </table:table-cell>
          <table:table-cell table:style-name="ce43" table:formula="oooc:=IF(([.B355]-[.D355]-[.E355])&lt;0;0;([.B355]-([.D355]+[.E35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5">
            <text:p>345</text:p>
          </table:table-cell>
          <table:table-cell table:style-name="ce16" table:formula="oooc:=IF([.F355]&lt;0;0;[.F355])" office:value-type="currency" office:value="0">
            <text:p>$0.00</text:p>
          </table:table-cell>
          <table:table-cell table:style-name="ce16" table:formula="oooc:=[.$C$8]/12*[.B356]" office:value-type="currency" office:value="0">
            <text:p>$0.00</text:p>
          </table:table-cell>
          <table:table-cell table:style-name="ce34" table:formula="oooc:=IF([.B356]&lt;=[.$F$2]+[.C356];[.B356]+[.C356];[.$F$2]-[.C356])" office:value-type="currency" office:value="0">
            <text:p>$0.00</text:p>
          </table:table-cell>
          <table:table-cell table:style-name="ce16" table:formula="oooc:=IF([.B356]=0;0;IF(SUM([.B356]+[.C356]-[.D356])&gt;=[.$F$4];[.$F$4];[.B356]+[.C356]-[.D356]))" office:value-type="currency" office:value="0">
            <text:p>$0.00</text:p>
          </table:table-cell>
          <table:table-cell table:style-name="ce43" table:formula="oooc:=IF(([.B356]-[.D356]-[.E356])&lt;0;0;([.B356]-([.D356]+[.E35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6">
            <text:p>346</text:p>
          </table:table-cell>
          <table:table-cell table:style-name="ce16" table:formula="oooc:=IF([.F356]&lt;0;0;[.F356])" office:value-type="currency" office:value="0">
            <text:p>$0.00</text:p>
          </table:table-cell>
          <table:table-cell table:style-name="ce16" table:formula="oooc:=[.$C$8]/12*[.B357]" office:value-type="currency" office:value="0">
            <text:p>$0.00</text:p>
          </table:table-cell>
          <table:table-cell table:style-name="ce34" table:formula="oooc:=IF([.B357]&lt;=[.$F$2]+[.C357];[.B357]+[.C357];[.$F$2]-[.C357])" office:value-type="currency" office:value="0">
            <text:p>$0.00</text:p>
          </table:table-cell>
          <table:table-cell table:style-name="ce16" table:formula="oooc:=IF([.B357]=0;0;IF(SUM([.B357]+[.C357]-[.D357])&gt;=[.$F$4];[.$F$4];[.B357]+[.C357]-[.D357]))" office:value-type="currency" office:value="0">
            <text:p>$0.00</text:p>
          </table:table-cell>
          <table:table-cell table:style-name="ce43" table:formula="oooc:=IF(([.B357]-[.D357]-[.E357])&lt;0;0;([.B357]-([.D357]+[.E35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7">
            <text:p>347</text:p>
          </table:table-cell>
          <table:table-cell table:style-name="ce16" table:formula="oooc:=IF([.F357]&lt;0;0;[.F357])" office:value-type="currency" office:value="0">
            <text:p>$0.00</text:p>
          </table:table-cell>
          <table:table-cell table:style-name="ce16" table:formula="oooc:=[.$C$8]/12*[.B358]" office:value-type="currency" office:value="0">
            <text:p>$0.00</text:p>
          </table:table-cell>
          <table:table-cell table:style-name="ce34" table:formula="oooc:=IF([.B358]&lt;=[.$F$2]+[.C358];[.B358]+[.C358];[.$F$2]-[.C358])" office:value-type="currency" office:value="0">
            <text:p>$0.00</text:p>
          </table:table-cell>
          <table:table-cell table:style-name="ce16" table:formula="oooc:=IF([.B358]=0;0;IF(SUM([.B358]+[.C358]-[.D358])&gt;=[.$F$4];[.$F$4];[.B358]+[.C358]-[.D358]))" office:value-type="currency" office:value="0">
            <text:p>$0.00</text:p>
          </table:table-cell>
          <table:table-cell table:style-name="ce43" table:formula="oooc:=IF(([.B358]-[.D358]-[.E358])&lt;0;0;([.B358]-([.D358]+[.E35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8">
            <text:p>348</text:p>
          </table:table-cell>
          <table:table-cell table:style-name="ce16" table:formula="oooc:=IF([.F358]&lt;0;0;[.F358])" office:value-type="currency" office:value="0">
            <text:p>$0.00</text:p>
          </table:table-cell>
          <table:table-cell table:style-name="ce16" table:formula="oooc:=[.$C$8]/12*[.B359]" office:value-type="currency" office:value="0">
            <text:p>$0.00</text:p>
          </table:table-cell>
          <table:table-cell table:style-name="ce34" table:formula="oooc:=IF([.B359]&lt;=[.$F$2]+[.C359];[.B359]+[.C359];[.$F$2]-[.C359])" office:value-type="currency" office:value="0">
            <text:p>$0.00</text:p>
          </table:table-cell>
          <table:table-cell table:style-name="ce16" table:formula="oooc:=IF([.B359]=0;0;IF(SUM([.B359]+[.C359]-[.D359])&gt;=[.$F$4];[.$F$4];[.B359]+[.C359]-[.D359]))" office:value-type="currency" office:value="0">
            <text:p>$0.00</text:p>
          </table:table-cell>
          <table:table-cell table:style-name="ce43" table:formula="oooc:=IF(([.B359]-[.D359]-[.E359])&lt;0;0;([.B359]-([.D359]+[.E35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9">
            <text:p>349</text:p>
          </table:table-cell>
          <table:table-cell table:style-name="ce16" table:formula="oooc:=IF([.F359]&lt;0;0;[.F359])" office:value-type="currency" office:value="0">
            <text:p>$0.00</text:p>
          </table:table-cell>
          <table:table-cell table:style-name="ce16" table:formula="oooc:=[.$C$8]/12*[.B360]" office:value-type="currency" office:value="0">
            <text:p>$0.00</text:p>
          </table:table-cell>
          <table:table-cell table:style-name="ce34" table:formula="oooc:=IF([.B360]&lt;=[.$F$2]+[.C360];[.B360]+[.C360];[.$F$2]-[.C360])" office:value-type="currency" office:value="0">
            <text:p>$0.00</text:p>
          </table:table-cell>
          <table:table-cell table:style-name="ce16" table:formula="oooc:=IF([.B360]=0;0;IF(SUM([.B360]+[.C360]-[.D360])&gt;=[.$F$4];[.$F$4];[.B360]+[.C360]-[.D360]))" office:value-type="currency" office:value="0">
            <text:p>$0.00</text:p>
          </table:table-cell>
          <table:table-cell table:style-name="ce43" table:formula="oooc:=IF(([.B360]-[.D360]-[.E360])&lt;0;0;([.B360]-([.D360]+[.E36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0">
            <text:p>350</text:p>
          </table:table-cell>
          <table:table-cell table:style-name="ce16" table:formula="oooc:=IF([.F360]&lt;0;0;[.F360])" office:value-type="currency" office:value="0">
            <text:p>$0.00</text:p>
          </table:table-cell>
          <table:table-cell table:style-name="ce16" table:formula="oooc:=[.$C$8]/12*[.B361]" office:value-type="currency" office:value="0">
            <text:p>$0.00</text:p>
          </table:table-cell>
          <table:table-cell table:style-name="ce34" table:formula="oooc:=IF([.B361]&lt;=[.$F$2]+[.C361];[.B361]+[.C361];[.$F$2]-[.C361])" office:value-type="currency" office:value="0">
            <text:p>$0.00</text:p>
          </table:table-cell>
          <table:table-cell table:style-name="ce16" table:formula="oooc:=IF([.B361]=0;0;IF(SUM([.B361]+[.C361]-[.D361])&gt;=[.$F$4];[.$F$4];[.B361]+[.C361]-[.D361]))" office:value-type="currency" office:value="0">
            <text:p>$0.00</text:p>
          </table:table-cell>
          <table:table-cell table:style-name="ce43" table:formula="oooc:=IF(([.B361]-[.D361]-[.E361])&lt;0;0;([.B361]-([.D361]+[.E36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1">
            <text:p>351</text:p>
          </table:table-cell>
          <table:table-cell table:style-name="ce16" table:formula="oooc:=IF([.F361]&lt;0;0;[.F361])" office:value-type="currency" office:value="0">
            <text:p>$0.00</text:p>
          </table:table-cell>
          <table:table-cell table:style-name="ce16" table:formula="oooc:=[.$C$8]/12*[.B362]" office:value-type="currency" office:value="0">
            <text:p>$0.00</text:p>
          </table:table-cell>
          <table:table-cell table:style-name="ce34" table:formula="oooc:=IF([.B362]&lt;=[.$F$2]+[.C362];[.B362]+[.C362];[.$F$2]-[.C362])" office:value-type="currency" office:value="0">
            <text:p>$0.00</text:p>
          </table:table-cell>
          <table:table-cell table:style-name="ce16" table:formula="oooc:=IF([.B362]=0;0;IF(SUM([.B362]+[.C362]-[.D362])&gt;=[.$F$4];[.$F$4];[.B362]+[.C362]-[.D362]))" office:value-type="currency" office:value="0">
            <text:p>$0.00</text:p>
          </table:table-cell>
          <table:table-cell table:style-name="ce43" table:formula="oooc:=IF(([.B362]-[.D362]-[.E362])&lt;0;0;([.B362]-([.D362]+[.E362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2">
            <text:p>352</text:p>
          </table:table-cell>
          <table:table-cell table:style-name="ce16" table:formula="oooc:=IF([.F362]&lt;0;0;[.F362])" office:value-type="currency" office:value="0">
            <text:p>$0.00</text:p>
          </table:table-cell>
          <table:table-cell table:style-name="ce16" table:formula="oooc:=[.$C$8]/12*[.B363]" office:value-type="currency" office:value="0">
            <text:p>$0.00</text:p>
          </table:table-cell>
          <table:table-cell table:style-name="ce34" table:formula="oooc:=IF([.B363]&lt;=[.$F$2]+[.C363];[.B363]+[.C363];[.$F$2]-[.C363])" office:value-type="currency" office:value="0">
            <text:p>$0.00</text:p>
          </table:table-cell>
          <table:table-cell table:style-name="ce16" table:formula="oooc:=IF([.B363]=0;0;IF(SUM([.B363]+[.C363]-[.D363])&gt;=[.$F$4];[.$F$4];[.B363]+[.C363]-[.D363]))" office:value-type="currency" office:value="0">
            <text:p>$0.00</text:p>
          </table:table-cell>
          <table:table-cell table:style-name="ce43" table:formula="oooc:=IF(([.B363]-[.D363]-[.E363])&lt;0;0;([.B363]-([.D363]+[.E363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3">
            <text:p>353</text:p>
          </table:table-cell>
          <table:table-cell table:style-name="ce16" table:formula="oooc:=IF([.F363]&lt;0;0;[.F363])" office:value-type="currency" office:value="0">
            <text:p>$0.00</text:p>
          </table:table-cell>
          <table:table-cell table:style-name="ce16" table:formula="oooc:=[.$C$8]/12*[.B364]" office:value-type="currency" office:value="0">
            <text:p>$0.00</text:p>
          </table:table-cell>
          <table:table-cell table:style-name="ce34" table:formula="oooc:=IF([.B364]&lt;=[.$F$2]+[.C364];[.B364]+[.C364];[.$F$2]-[.C364])" office:value-type="currency" office:value="0">
            <text:p>$0.00</text:p>
          </table:table-cell>
          <table:table-cell table:style-name="ce16" table:formula="oooc:=IF([.B364]=0;0;IF(SUM([.B364]+[.C364]-[.D364])&gt;=[.$F$4];[.$F$4];[.B364]+[.C364]-[.D364]))" office:value-type="currency" office:value="0">
            <text:p>$0.00</text:p>
          </table:table-cell>
          <table:table-cell table:style-name="ce43" table:formula="oooc:=IF(([.B364]-[.D364]-[.E364])&lt;0;0;([.B364]-([.D364]+[.E364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4">
            <text:p>354</text:p>
          </table:table-cell>
          <table:table-cell table:style-name="ce16" table:formula="oooc:=IF([.F364]&lt;0;0;[.F364])" office:value-type="currency" office:value="0">
            <text:p>$0.00</text:p>
          </table:table-cell>
          <table:table-cell table:style-name="ce16" table:formula="oooc:=[.$C$8]/12*[.B365]" office:value-type="currency" office:value="0">
            <text:p>$0.00</text:p>
          </table:table-cell>
          <table:table-cell table:style-name="ce34" table:formula="oooc:=IF([.B365]&lt;=[.$F$2]+[.C365];[.B365]+[.C365];[.$F$2]-[.C365])" office:value-type="currency" office:value="0">
            <text:p>$0.00</text:p>
          </table:table-cell>
          <table:table-cell table:style-name="ce16" table:formula="oooc:=IF([.B365]=0;0;IF(SUM([.B365]+[.C365]-[.D365])&gt;=[.$F$4];[.$F$4];[.B365]+[.C365]-[.D365]))" office:value-type="currency" office:value="0">
            <text:p>$0.00</text:p>
          </table:table-cell>
          <table:table-cell table:style-name="ce43" table:formula="oooc:=IF(([.B365]-[.D365]-[.E365])&lt;0;0;([.B365]-([.D365]+[.E365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5">
            <text:p>355</text:p>
          </table:table-cell>
          <table:table-cell table:style-name="ce16" table:formula="oooc:=IF([.F365]&lt;0;0;[.F365])" office:value-type="currency" office:value="0">
            <text:p>$0.00</text:p>
          </table:table-cell>
          <table:table-cell table:style-name="ce16" table:formula="oooc:=[.$C$8]/12*[.B366]" office:value-type="currency" office:value="0">
            <text:p>$0.00</text:p>
          </table:table-cell>
          <table:table-cell table:style-name="ce34" table:formula="oooc:=IF([.B366]&lt;=[.$F$2]+[.C366];[.B366]+[.C366];[.$F$2]-[.C366])" office:value-type="currency" office:value="0">
            <text:p>$0.00</text:p>
          </table:table-cell>
          <table:table-cell table:style-name="ce16" table:formula="oooc:=IF([.B366]=0;0;IF(SUM([.B366]+[.C366]-[.D366])&gt;=[.$F$4];[.$F$4];[.B366]+[.C366]-[.D366]))" office:value-type="currency" office:value="0">
            <text:p>$0.00</text:p>
          </table:table-cell>
          <table:table-cell table:style-name="ce43" table:formula="oooc:=IF(([.B366]-[.D366]-[.E366])&lt;0;0;([.B366]-([.D366]+[.E366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6">
            <text:p>356</text:p>
          </table:table-cell>
          <table:table-cell table:style-name="ce16" table:formula="oooc:=IF([.F366]&lt;0;0;[.F366])" office:value-type="currency" office:value="0">
            <text:p>$0.00</text:p>
          </table:table-cell>
          <table:table-cell table:style-name="ce16" table:formula="oooc:=[.$C$8]/12*[.B367]" office:value-type="currency" office:value="0">
            <text:p>$0.00</text:p>
          </table:table-cell>
          <table:table-cell table:style-name="ce34" table:formula="oooc:=IF([.B367]&lt;=[.$F$2]+[.C367];[.B367]+[.C367];[.$F$2]-[.C367])" office:value-type="currency" office:value="0">
            <text:p>$0.00</text:p>
          </table:table-cell>
          <table:table-cell table:style-name="ce16" table:formula="oooc:=IF([.B367]=0;0;IF(SUM([.B367]+[.C367]-[.D367])&gt;=[.$F$4];[.$F$4];[.B367]+[.C367]-[.D367]))" office:value-type="currency" office:value="0">
            <text:p>$0.00</text:p>
          </table:table-cell>
          <table:table-cell table:style-name="ce43" table:formula="oooc:=IF(([.B367]-[.D367]-[.E367])&lt;0;0;([.B367]-([.D367]+[.E367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7">
            <text:p>357</text:p>
          </table:table-cell>
          <table:table-cell table:style-name="ce16" table:formula="oooc:=IF([.F367]&lt;0;0;[.F367])" office:value-type="currency" office:value="0">
            <text:p>$0.00</text:p>
          </table:table-cell>
          <table:table-cell table:style-name="ce16" table:formula="oooc:=[.$C$8]/12*[.B368]" office:value-type="currency" office:value="0">
            <text:p>$0.00</text:p>
          </table:table-cell>
          <table:table-cell table:style-name="ce34" table:formula="oooc:=IF([.B368]&lt;=[.$F$2]+[.C368];[.B368]+[.C368];[.$F$2]-[.C368])" office:value-type="currency" office:value="0">
            <text:p>$0.00</text:p>
          </table:table-cell>
          <table:table-cell table:style-name="ce16" table:formula="oooc:=IF([.B368]=0;0;IF(SUM([.B368]+[.C368]-[.D368])&gt;=[.$F$4];[.$F$4];[.B368]+[.C368]-[.D368]))" office:value-type="currency" office:value="0">
            <text:p>$0.00</text:p>
          </table:table-cell>
          <table:table-cell table:style-name="ce43" table:formula="oooc:=IF(([.B368]-[.D368]-[.E368])&lt;0;0;([.B368]-([.D368]+[.E368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8">
            <text:p>358</text:p>
          </table:table-cell>
          <table:table-cell table:style-name="ce16" table:formula="oooc:=IF([.F368]&lt;0;0;[.F368])" office:value-type="currency" office:value="0">
            <text:p>$0.00</text:p>
          </table:table-cell>
          <table:table-cell table:style-name="ce16" table:formula="oooc:=[.$C$8]/12*[.B369]" office:value-type="currency" office:value="0">
            <text:p>$0.00</text:p>
          </table:table-cell>
          <table:table-cell table:style-name="ce34" table:formula="oooc:=IF([.B369]&lt;=[.$F$2]+[.C369];[.B369]+[.C369];[.$F$2]-[.C369])" office:value-type="currency" office:value="0">
            <text:p>$0.00</text:p>
          </table:table-cell>
          <table:table-cell table:style-name="ce16" table:formula="oooc:=IF([.B369]=0;0;IF(SUM([.B369]+[.C369]-[.D369])&gt;=[.$F$4];[.$F$4];[.B369]+[.C369]-[.D369]))" office:value-type="currency" office:value="0">
            <text:p>$0.00</text:p>
          </table:table-cell>
          <table:table-cell table:style-name="ce43" table:formula="oooc:=IF(([.B369]-[.D369]-[.E369])&lt;0;0;([.B369]-([.D369]+[.E369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9">
            <text:p>359</text:p>
          </table:table-cell>
          <table:table-cell table:style-name="ce16" table:formula="oooc:=IF([.F369]&lt;0;0;[.F369])" office:value-type="currency" office:value="0">
            <text:p>$0.00</text:p>
          </table:table-cell>
          <table:table-cell table:style-name="ce16" table:formula="oooc:=[.$C$8]/12*[.B370]" office:value-type="currency" office:value="0">
            <text:p>$0.00</text:p>
          </table:table-cell>
          <table:table-cell table:style-name="ce34" table:formula="oooc:=IF([.B370]&lt;=[.$F$2]+[.C370];[.B370]+[.C370];[.$F$2]-[.C370])" office:value-type="currency" office:value="0">
            <text:p>$0.00</text:p>
          </table:table-cell>
          <table:table-cell table:style-name="ce16" table:formula="oooc:=IF([.B370]=0;0;IF(SUM([.B370]+[.C370]-[.D370])&gt;=[.$F$4];[.$F$4];[.B370]+[.C370]-[.D370]))" office:value-type="currency" office:value="0">
            <text:p>$0.00</text:p>
          </table:table-cell>
          <table:table-cell table:style-name="ce43" table:formula="oooc:=IF(([.B370]-[.D370]-[.E370])&lt;0;0;([.B370]-([.D370]+[.E370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60">
            <text:p>360</text:p>
          </table:table-cell>
          <table:table-cell table:style-name="ce16" table:formula="oooc:=IF([.F370]&lt;0;0;[.F370])" office:value-type="currency" office:value="0">
            <text:p>$0.00</text:p>
          </table:table-cell>
          <table:table-cell table:style-name="ce16" table:formula="oooc:=[.$C$8]/12*[.B371]" office:value-type="currency" office:value="0">
            <text:p>$0.00</text:p>
          </table:table-cell>
          <table:table-cell table:style-name="ce34" table:formula="oooc:=IF([.B371]&lt;=[.$F$2]+[.C371];[.B371]+[.C371];[.$F$2]-[.C371])" office:value-type="currency" office:value="0">
            <text:p>$0.00</text:p>
          </table:table-cell>
          <table:table-cell table:style-name="ce16" table:formula="oooc:=IF([.B371]=0;0;IF(SUM([.B371]+[.C371]-[.D371])&gt;=[.$F$4];[.$F$4];[.B371]+[.C371]-[.D371]))" office:value-type="currency" office:value="0">
            <text:p>$0.00</text:p>
          </table:table-cell>
          <table:table-cell table:style-name="ce43" table:formula="oooc:=IF(([.B371]-[.D371]-[.E371])&lt;0;0;([.B371]-([.D371]+[.E37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8"/>
          <table:table-cell table:style-name="ce17"/>
          <table:table-cell table:style-name="ce27" table:number-columns-repeated="2"/>
          <table:table-cell table:style-name="ce35"/>
          <table:table-cell table:style-name="ce17"/>
          <table:table-cell table:style-name="ce10"/>
          <table:table-cell table:number-columns-repeated="249"/>
        </table:table-row>
        <table:table-row table:style-name="ro2" table:number-rows-repeated="27">
          <table:table-cell table:style-name="ce9"/>
          <table:table-cell table:style-name="ce18"/>
          <table:table-cell table:style-name="ce28" table:number-columns-repeated="2"/>
          <table:table-cell table:style-name="ce36"/>
          <table:table-cell table:style-name="ce18"/>
          <table:table-cell table:style-name="ce10"/>
          <table:table-cell table:number-columns-repeated="249"/>
        </table:table-row>
        <table:table-row table:style-name="ro2" table:number-rows-repeated="25">
          <table:table-cell table:style-name="ce10" table:number-columns-repeated="5"/>
          <table:table-cell table:style-name="ce44"/>
          <table:table-cell table:style-name="ce10"/>
          <table:table-cell table:number-columns-repeated="249"/>
        </table:table-row>
        <table:table-row table:style-name="ro2" table:number-rows-repeated="651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int" table:style-name="ta1" table:protected="true" table:print="false">
        <table:table-column table:style-name="co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45"/>
        <table:table-column table:style-name="co4" table:default-cell-style-name="Default"/>
        <table:table-column table:style-name="co5" table:default-cell-style-name="Default"/>
        <table:table-column table:style-name="co6" table:number-columns-repeated="248" table:default-cell-style-name="Default"/>
        <table:table-row table:style-name="ro1">
          <table:table-cell table:style-name="ce51"/>
          <table:table-cell table:style-name="ce60"/>
          <table:table-cell table:style-name="ce68" table:number-columns-repeated="2"/>
          <table:table-cell table:style-name="ce60"/>
          <table:table-cell table:style-name="ce82"/>
          <table:table-cell table:style-name="ce87"/>
          <table:table-cell table:number-columns-repeated="249"/>
        </table:table-row>
        <table:table-row table:style-name="ro2">
          <table:table-cell table:style-name="ce52" office:value-type="string" table:number-columns-spanned="2" table:number-rows-spanned="1">
            <text:p>Payment schedule for:</text:p>
          </table:table-cell>
          <table:covered-table-cell table:style-name="ce61"/>
          <table:table-cell table:style-name="ce69" table:formula="oooc:=['Amortization Schedule'.C2]" office:value-type="string" office:string-value="Home Loan" table:number-columns-spanned="2" table:number-rows-spanned="1">
            <text:p>Home Loan</text:p>
          </table:table-cell>
          <table:covered-table-cell table:style-name="ce77"/>
          <table:table-cell table:style-name="ce61" office:value-type="string">
            <text:p>Monthly Payment</text:p>
          </table:table-cell>
          <table:table-cell table:style-name="ce83" table:formula="oooc:=['Amortization Schedule'.F2]" office:value-type="currency" office:value="893.330282477608">
            <text:p>$893.33</text:p>
          </table:table-cell>
          <table:table-cell table:style-name="ce88"/>
          <table:table-cell table:number-columns-repeated="249"/>
        </table:table-row>
        <table:table-row table:style-name="ro3">
          <table:table-cell table:style-name="ce52"/>
          <table:table-cell table:style-name="ce61"/>
          <table:table-cell table:style-name="ce70"/>
          <table:table-cell table:style-name="ce77"/>
          <table:table-cell table:style-name="ce61"/>
          <table:table-cell table:style-name="ce83"/>
          <table:table-cell table:style-name="ce88"/>
          <table:table-cell table:number-columns-repeated="249"/>
        </table:table-row>
        <table:table-row table:style-name="ro2">
          <table:table-cell table:style-name="ce53"/>
          <table:table-cell table:style-name="ce62" office:value-type="string">
            <text:p>Loan Amount</text:p>
          </table:table-cell>
          <table:table-cell table:style-name="ce71" table:formula="oooc:=['Amortization Schedule'.C4]" office:value-type="currency" office:value="149000">
            <text:p>$149,000.00</text:p>
          </table:table-cell>
          <table:table-cell table:style-name="ce10"/>
          <table:table-cell table:style-name="ce62" office:value-type="string">
            <text:p>Extra Principal Payments</text:p>
          </table:table-cell>
          <table:table-cell table:style-name="ce84" table:formula="oooc:=['Amortization Schedule'.F4]" office:value-type="currency" office:value="200">
            <text:p>$200.00</text:p>
          </table:table-cell>
          <table:table-cell table:style-name="ce88"/>
          <table:table-cell table:number-columns-repeated="249"/>
        </table:table-row>
        <table:table-row table:style-name="ro3">
          <table:table-cell table:style-name="ce53"/>
          <table:table-cell table:style-name="ce62"/>
          <table:table-cell table:style-name="ce72"/>
          <table:table-cell table:style-name="ce10"/>
          <table:table-cell table:style-name="ce62"/>
          <table:table-cell table:style-name="ce85"/>
          <table:table-cell table:style-name="ce88"/>
          <table:table-cell table:number-columns-repeated="249"/>
        </table:table-row>
        <table:table-row table:style-name="ro2">
          <table:table-cell table:style-name="ce53"/>
          <table:table-cell table:style-name="ce62" office:value-type="string">
            <text:p>Term</text:p>
          </table:table-cell>
          <table:table-cell table:style-name="ce73" table:formula="oooc:=['Amortization Schedule'.C6]" office:value-type="float" office:value="360">
            <text:p>360</text:p>
          </table:table-cell>
          <table:table-cell table:style-name="ce78" office:value-type="string">
            <text:p><text:s/>Months</text:p>
          </table:table-cell>
          <table:table-cell table:style-name="ce62" office:value-type="string">
            <text:p>Total Interest Paid</text:p>
          </table:table-cell>
          <table:table-cell table:style-name="ce85" table:formula="oooc:=['Amortization Schedule'.F6]" office:value-type="currency" office:value="101742.726932774">
            <text:p>$101,742.73</text:p>
          </table:table-cell>
          <table:table-cell table:style-name="ce88"/>
          <table:table-cell table:number-columns-repeated="249"/>
        </table:table-row>
        <table:table-row table:style-name="ro3">
          <table:table-cell table:style-name="ce53"/>
          <table:table-cell table:style-name="ce62"/>
          <table:table-cell table:style-name="ce74"/>
          <table:table-cell table:style-name="ce10"/>
          <table:table-cell table:style-name="ce62"/>
          <table:table-cell table:style-name="ce85"/>
          <table:table-cell table:style-name="ce88"/>
          <table:table-cell table:number-columns-repeated="249"/>
        </table:table-row>
        <table:table-row table:style-name="ro2">
          <table:table-cell table:style-name="ce53"/>
          <table:table-cell table:style-name="ce61" office:value-type="string">
            <text:p>Interest Rate</text:p>
          </table:table-cell>
          <table:table-cell table:style-name="ce75" table:formula="oooc:=['Amortization Schedule'.C8]" office:value-type="percentage" office:value="0.06">
            <text:p>6.00%</text:p>
          </table:table-cell>
          <table:table-cell table:style-name="ce50"/>
          <table:table-cell table:style-name="ce61" office:value-type="string">
            <text:p>Total Payments Paid</text:p>
          </table:table-cell>
          <table:table-cell table:style-name="ce85" table:formula="oooc:=['Amortization Schedule'.F8]" office:value-type="currency" office:value="250744.568187726">
            <text:p>$250,744.57</text:p>
          </table:table-cell>
          <table:table-cell table:style-name="ce88"/>
          <table:table-cell table:number-columns-repeated="249"/>
        </table:table-row>
        <table:table-row table:style-name="ro3">
          <table:table-cell table:style-name="ce54"/>
          <table:table-cell table:style-name="ce63" table:number-columns-repeated="5"/>
          <table:table-cell table:style-name="ce89"/>
          <table:table-cell table:number-columns-repeated="249"/>
        </table:table-row>
        <table:table-row table:style-name="ro5">
          <table:table-cell table:style-name="ce55" office:value-type="string">
            <text:p>Month</text:p>
          </table:table-cell>
          <table:table-cell table:style-name="ce55" office:value-type="string">
            <text:p>Balance</text:p>
          </table:table-cell>
          <table:table-cell table:style-name="ce55" office:value-type="string">
            <text:p>Interest</text:p>
          </table:table-cell>
          <table:table-cell table:style-name="ce55" office:value-type="string">
            <text:p>Principal</text:p>
          </table:table-cell>
          <table:table-cell table:style-name="ce55" office:value-type="string">
            <text:p>Extra Principal</text:p>
          </table:table-cell>
          <table:table-cell table:style-name="ce86" office:value-type="string">
            <text:p>New Balance</text:p>
          </table:table-cell>
          <table:table-cell table:style-name="ce90"/>
          <table:table-cell table:number-columns-repeated="249"/>
        </table:table-row>
        <table:table-row table:style-name="ro3">
          <table:table-cell table:number-columns-repeated="5"/>
          <table:table-cell table:style-name="Default"/>
          <table:table-cell table:number-columns-repeated="250"/>
        </table:table-row>
        <table:table-row table:style-name="ro2">
          <table:table-cell table:style-name="ce56" office:value-type="float" office:value="1">
            <text:p>1</text:p>
          </table:table-cell>
          <table:table-cell table:style-name="ce15" table:formula="oooc:=['Amortization Schedule'.B12]" office:value-type="currency" office:value="149000">
            <text:p>$149,000.00</text:p>
          </table:table-cell>
          <table:table-cell table:style-name="ce15" table:formula="oooc:=['Amortization Schedule'.C12]" office:value-type="currency" office:value="745">
            <text:p>$745.00</text:p>
          </table:table-cell>
          <table:table-cell table:style-name="ce33" table:formula="oooc:=['Amortization Schedule'.D12]" office:value-type="currency" office:value="148.330282477608">
            <text:p>$148.33</text:p>
          </table:table-cell>
          <table:table-cell table:style-name="ce15" table:formula="oooc:=['Amortization Schedule'.E12]" office:value-type="currency" office:value="200">
            <text:p>$200.00</text:p>
          </table:table-cell>
          <table:table-cell table:style-name="ce15" table:formula="oooc:=['Amortization Schedule'.F12]" office:value-type="currency" office:value="148651.669717522">
            <text:p>$148,651.6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">
            <text:p>2</text:p>
          </table:table-cell>
          <table:table-cell table:style-name="ce64" table:formula="oooc:=['Amortization Schedule'.B13]" office:value-type="currency" office:value="148651.669717522">
            <text:p>$148,651.67</text:p>
          </table:table-cell>
          <table:table-cell table:style-name="ce64" table:formula="oooc:=['Amortization Schedule'.C13]" office:value-type="currency" office:value="743.258348587612">
            <text:p>$743.26</text:p>
          </table:table-cell>
          <table:table-cell table:style-name="ce79" table:formula="oooc:=['Amortization Schedule'.D13]" office:value-type="currency" office:value="150.071933889996">
            <text:p>$150.07</text:p>
          </table:table-cell>
          <table:table-cell table:style-name="ce64" table:formula="oooc:=['Amortization Schedule'.E13]" office:value-type="currency" office:value="200">
            <text:p>$200.00</text:p>
          </table:table-cell>
          <table:table-cell table:style-name="ce64" table:formula="oooc:=['Amortization Schedule'.F13]" office:value-type="currency" office:value="148301.597783632">
            <text:p>$148,301.60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">
            <text:p>3</text:p>
          </table:table-cell>
          <table:table-cell table:style-name="ce15" table:formula="oooc:=['Amortization Schedule'.B14]" office:value-type="currency" office:value="148301.597783632">
            <text:p>$148,301.60</text:p>
          </table:table-cell>
          <table:table-cell table:style-name="ce15" table:formula="oooc:=['Amortization Schedule'.C14]" office:value-type="currency" office:value="741.507988918162">
            <text:p>$741.51</text:p>
          </table:table-cell>
          <table:table-cell table:style-name="ce33" table:formula="oooc:=['Amortization Schedule'.D14]" office:value-type="currency" office:value="151.822293559446">
            <text:p>$151.82</text:p>
          </table:table-cell>
          <table:table-cell table:style-name="ce15" table:formula="oooc:=['Amortization Schedule'.E14]" office:value-type="currency" office:value="200">
            <text:p>$200.00</text:p>
          </table:table-cell>
          <table:table-cell table:style-name="ce15" table:formula="oooc:=['Amortization Schedule'.F14]" office:value-type="currency" office:value="147949.775490073">
            <text:p>$147,949.7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">
            <text:p>4</text:p>
          </table:table-cell>
          <table:table-cell table:style-name="ce64" table:formula="oooc:=['Amortization Schedule'.B15]" office:value-type="currency" office:value="147949.775490073">
            <text:p>$147,949.78</text:p>
          </table:table-cell>
          <table:table-cell table:style-name="ce64" table:formula="oooc:=['Amortization Schedule'.C15]" office:value-type="currency" office:value="739.748877450365">
            <text:p>$739.75</text:p>
          </table:table-cell>
          <table:table-cell table:style-name="ce79" table:formula="oooc:=['Amortization Schedule'.D15]" office:value-type="currency" office:value="153.581405027243">
            <text:p>$153.58</text:p>
          </table:table-cell>
          <table:table-cell table:style-name="ce64" table:formula="oooc:=['Amortization Schedule'.E15]" office:value-type="currency" office:value="200">
            <text:p>$200.00</text:p>
          </table:table-cell>
          <table:table-cell table:style-name="ce64" table:formula="oooc:=['Amortization Schedule'.F15]" office:value-type="currency" office:value="147596.194085046">
            <text:p>$147,596.19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5">
            <text:p>5</text:p>
          </table:table-cell>
          <table:table-cell table:style-name="ce15" table:formula="oooc:=['Amortization Schedule'.B16]" office:value-type="currency" office:value="147596.194085046">
            <text:p>$147,596.19</text:p>
          </table:table-cell>
          <table:table-cell table:style-name="ce15" table:formula="oooc:=['Amortization Schedule'.C16]" office:value-type="currency" office:value="737.980970425229">
            <text:p>$737.98</text:p>
          </table:table-cell>
          <table:table-cell table:style-name="ce33" table:formula="oooc:=['Amortization Schedule'.D16]" office:value-type="currency" office:value="155.349312052379">
            <text:p>$155.35</text:p>
          </table:table-cell>
          <table:table-cell table:style-name="ce15" table:formula="oooc:=['Amortization Schedule'.E16]" office:value-type="currency" office:value="200">
            <text:p>$200.00</text:p>
          </table:table-cell>
          <table:table-cell table:style-name="ce15" table:formula="oooc:=['Amortization Schedule'.F16]" office:value-type="currency" office:value="147240.844772993">
            <text:p>$147,240.8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6">
            <text:p>6</text:p>
          </table:table-cell>
          <table:table-cell table:style-name="ce64" table:formula="oooc:=['Amortization Schedule'.B17]" office:value-type="currency" office:value="147240.844772993">
            <text:p>$147,240.84</text:p>
          </table:table-cell>
          <table:table-cell table:style-name="ce64" table:formula="oooc:=['Amortization Schedule'.C17]" office:value-type="currency" office:value="736.204223864967">
            <text:p>$736.20</text:p>
          </table:table-cell>
          <table:table-cell table:style-name="ce79" table:formula="oooc:=['Amortization Schedule'.D17]" office:value-type="currency" office:value="157.126058612641">
            <text:p>$157.13</text:p>
          </table:table-cell>
          <table:table-cell table:style-name="ce64" table:formula="oooc:=['Amortization Schedule'.E17]" office:value-type="currency" office:value="200">
            <text:p>$200.00</text:p>
          </table:table-cell>
          <table:table-cell table:style-name="ce64" table:formula="oooc:=['Amortization Schedule'.F17]" office:value-type="currency" office:value="146883.718714381">
            <text:p>$146,883.72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7">
            <text:p>7</text:p>
          </table:table-cell>
          <table:table-cell table:style-name="ce15" table:formula="oooc:=['Amortization Schedule'.B18]" office:value-type="currency" office:value="146883.718714381">
            <text:p>$146,883.72</text:p>
          </table:table-cell>
          <table:table-cell table:style-name="ce15" table:formula="oooc:=['Amortization Schedule'.C18]" office:value-type="currency" office:value="734.418593571903">
            <text:p>$734.42</text:p>
          </table:table-cell>
          <table:table-cell table:style-name="ce33" table:formula="oooc:=['Amortization Schedule'.D18]" office:value-type="currency" office:value="158.911688905704">
            <text:p>$158.91</text:p>
          </table:table-cell>
          <table:table-cell table:style-name="ce15" table:formula="oooc:=['Amortization Schedule'.E18]" office:value-type="currency" office:value="200">
            <text:p>$200.00</text:p>
          </table:table-cell>
          <table:table-cell table:style-name="ce15" table:formula="oooc:=['Amortization Schedule'.F18]" office:value-type="currency" office:value="146524.807025475">
            <text:p>$146,524.8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8">
            <text:p>8</text:p>
          </table:table-cell>
          <table:table-cell table:style-name="ce64" table:formula="oooc:=['Amortization Schedule'.B19]" office:value-type="currency" office:value="146524.807025475">
            <text:p>$146,524.81</text:p>
          </table:table-cell>
          <table:table-cell table:style-name="ce64" table:formula="oooc:=['Amortization Schedule'.C19]" office:value-type="currency" office:value="732.624035127375">
            <text:p>$732.62</text:p>
          </table:table-cell>
          <table:table-cell table:style-name="ce79" table:formula="oooc:=['Amortization Schedule'.D19]" office:value-type="currency" office:value="160.706247350233">
            <text:p>$160.71</text:p>
          </table:table-cell>
          <table:table-cell table:style-name="ce64" table:formula="oooc:=['Amortization Schedule'.E19]" office:value-type="currency" office:value="200">
            <text:p>$200.00</text:p>
          </table:table-cell>
          <table:table-cell table:style-name="ce64" table:formula="oooc:=['Amortization Schedule'.F19]" office:value-type="currency" office:value="146164.100778125">
            <text:p>$146,164.10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9">
            <text:p>9</text:p>
          </table:table-cell>
          <table:table-cell table:style-name="ce15" table:formula="oooc:=['Amortization Schedule'.B20]" office:value-type="currency" office:value="146164.100778125">
            <text:p>$146,164.10</text:p>
          </table:table-cell>
          <table:table-cell table:style-name="ce15" table:formula="oooc:=['Amortization Schedule'.C20]" office:value-type="currency" office:value="730.820503890624">
            <text:p>$730.82</text:p>
          </table:table-cell>
          <table:table-cell table:style-name="ce33" table:formula="oooc:=['Amortization Schedule'.D20]" office:value-type="currency" office:value="162.509778586984">
            <text:p>$162.51</text:p>
          </table:table-cell>
          <table:table-cell table:style-name="ce15" table:formula="oooc:=['Amortization Schedule'.E20]" office:value-type="currency" office:value="200">
            <text:p>$200.00</text:p>
          </table:table-cell>
          <table:table-cell table:style-name="ce15" table:formula="oooc:=['Amortization Schedule'.F20]" office:value-type="currency" office:value="145801.590999538">
            <text:p>$145,801.5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0">
            <text:p>10</text:p>
          </table:table-cell>
          <table:table-cell table:style-name="ce64" table:formula="oooc:=['Amortization Schedule'.B21]" office:value-type="currency" office:value="145801.590999538">
            <text:p>$145,801.59</text:p>
          </table:table-cell>
          <table:table-cell table:style-name="ce64" table:formula="oooc:=['Amortization Schedule'.C21]" office:value-type="currency" office:value="729.007954997689">
            <text:p>$729.01</text:p>
          </table:table-cell>
          <table:table-cell table:style-name="ce79" table:formula="oooc:=['Amortization Schedule'.D21]" office:value-type="currency" office:value="164.322327479919">
            <text:p>$164.32</text:p>
          </table:table-cell>
          <table:table-cell table:style-name="ce64" table:formula="oooc:=['Amortization Schedule'.E21]" office:value-type="currency" office:value="200">
            <text:p>$200.00</text:p>
          </table:table-cell>
          <table:table-cell table:style-name="ce64" table:formula="oooc:=['Amortization Schedule'.F21]" office:value-type="currency" office:value="145437.268672058">
            <text:p>$145,437.27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1">
            <text:p>11</text:p>
          </table:table-cell>
          <table:table-cell table:style-name="ce15" table:formula="oooc:=['Amortization Schedule'.B22]" office:value-type="currency" office:value="145437.268672058">
            <text:p>$145,437.27</text:p>
          </table:table-cell>
          <table:table-cell table:style-name="ce15" table:formula="oooc:=['Amortization Schedule'.C22]" office:value-type="currency" office:value="727.186343360289">
            <text:p>$727.19</text:p>
          </table:table-cell>
          <table:table-cell table:style-name="ce33" table:formula="oooc:=['Amortization Schedule'.D22]" office:value-type="currency" office:value="166.143939117319">
            <text:p>$166.14</text:p>
          </table:table-cell>
          <table:table-cell table:style-name="ce15" table:formula="oooc:=['Amortization Schedule'.E22]" office:value-type="currency" office:value="200">
            <text:p>$200.00</text:p>
          </table:table-cell>
          <table:table-cell table:style-name="ce15" table:formula="oooc:=['Amortization Schedule'.F22]" office:value-type="currency" office:value="145071.124732941">
            <text:p>$145,071.12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2">
            <text:p>12</text:p>
          </table:table-cell>
          <table:table-cell table:style-name="ce64" table:formula="oooc:=['Amortization Schedule'.B23]" office:value-type="currency" office:value="145071.124732941">
            <text:p>$145,071.12</text:p>
          </table:table-cell>
          <table:table-cell table:style-name="ce64" table:formula="oooc:=['Amortization Schedule'.C23]" office:value-type="currency" office:value="725.355623664703">
            <text:p>$725.36</text:p>
          </table:table-cell>
          <table:table-cell table:style-name="ce79" table:formula="oooc:=['Amortization Schedule'.D23]" office:value-type="currency" office:value="167.974658812905">
            <text:p>$167.97</text:p>
          </table:table-cell>
          <table:table-cell table:style-name="ce64" table:formula="oooc:=['Amortization Schedule'.E23]" office:value-type="currency" office:value="200">
            <text:p>$200.00</text:p>
          </table:table-cell>
          <table:table-cell table:style-name="ce64" table:formula="oooc:=['Amortization Schedule'.F23]" office:value-type="currency" office:value="144703.150074128">
            <text:p>$144,703.15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3">
            <text:p>13</text:p>
          </table:table-cell>
          <table:table-cell table:style-name="ce15" table:formula="oooc:=['Amortization Schedule'.B24]" office:value-type="currency" office:value="144703.150074128">
            <text:p>$144,703.15</text:p>
          </table:table-cell>
          <table:table-cell table:style-name="ce15" table:formula="oooc:=['Amortization Schedule'.C24]" office:value-type="currency" office:value="723.515750370638">
            <text:p>$723.52</text:p>
          </table:table-cell>
          <table:table-cell table:style-name="ce33" table:formula="oooc:=['Amortization Schedule'.D24]" office:value-type="currency" office:value="169.81453210697">
            <text:p>$169.81</text:p>
          </table:table-cell>
          <table:table-cell table:style-name="ce15" table:formula="oooc:=['Amortization Schedule'.E24]" office:value-type="currency" office:value="200">
            <text:p>$200.00</text:p>
          </table:table-cell>
          <table:table-cell table:style-name="ce15" table:formula="oooc:=['Amortization Schedule'.F24]" office:value-type="currency" office:value="144333.335542021">
            <text:p>$144,333.3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4">
            <text:p>14</text:p>
          </table:table-cell>
          <table:table-cell table:style-name="ce64" table:formula="oooc:=['Amortization Schedule'.B25]" office:value-type="currency" office:value="144333.335542021">
            <text:p>$144,333.34</text:p>
          </table:table-cell>
          <table:table-cell table:style-name="ce64" table:formula="oooc:=['Amortization Schedule'.C25]" office:value-type="currency" office:value="721.666677710103">
            <text:p>$721.67</text:p>
          </table:table-cell>
          <table:table-cell table:style-name="ce79" table:formula="oooc:=['Amortization Schedule'.D25]" office:value-type="currency" office:value="171.663604767504">
            <text:p>$171.66</text:p>
          </table:table-cell>
          <table:table-cell table:style-name="ce64" table:formula="oooc:=['Amortization Schedule'.E25]" office:value-type="currency" office:value="200">
            <text:p>$200.00</text:p>
          </table:table-cell>
          <table:table-cell table:style-name="ce64" table:formula="oooc:=['Amortization Schedule'.F25]" office:value-type="currency" office:value="143961.671937253">
            <text:p>$143,961.67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5">
            <text:p>15</text:p>
          </table:table-cell>
          <table:table-cell table:style-name="ce15" table:formula="oooc:=['Amortization Schedule'.B26]" office:value-type="currency" office:value="143961.671937253">
            <text:p>$143,961.67</text:p>
          </table:table-cell>
          <table:table-cell table:style-name="ce15" table:formula="oooc:=['Amortization Schedule'.C26]" office:value-type="currency" office:value="719.808359686266">
            <text:p>$719.81</text:p>
          </table:table-cell>
          <table:table-cell table:style-name="ce33" table:formula="oooc:=['Amortization Schedule'.D26]" office:value-type="currency" office:value="173.521922791342">
            <text:p>$173.52</text:p>
          </table:table-cell>
          <table:table-cell table:style-name="ce15" table:formula="oooc:=['Amortization Schedule'.E26]" office:value-type="currency" office:value="200">
            <text:p>$200.00</text:p>
          </table:table-cell>
          <table:table-cell table:style-name="ce15" table:formula="oooc:=['Amortization Schedule'.F26]" office:value-type="currency" office:value="143588.150014462">
            <text:p>$143,588.1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6">
            <text:p>16</text:p>
          </table:table-cell>
          <table:table-cell table:style-name="ce64" table:formula="oooc:=['Amortization Schedule'.B27]" office:value-type="currency" office:value="143588.150014462">
            <text:p>$143,588.15</text:p>
          </table:table-cell>
          <table:table-cell table:style-name="ce64" table:formula="oooc:=['Amortization Schedule'.C27]" office:value-type="currency" office:value="717.940750072309">
            <text:p>$717.94</text:p>
          </table:table-cell>
          <table:table-cell table:style-name="ce79" table:formula="oooc:=['Amortization Schedule'.D27]" office:value-type="currency" office:value="175.389532405299">
            <text:p>$175.39</text:p>
          </table:table-cell>
          <table:table-cell table:style-name="ce64" table:formula="oooc:=['Amortization Schedule'.E27]" office:value-type="currency" office:value="200">
            <text:p>$200.00</text:p>
          </table:table-cell>
          <table:table-cell table:style-name="ce64" table:formula="oooc:=['Amortization Schedule'.F27]" office:value-type="currency" office:value="143212.760482057">
            <text:p>$143,212.76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7">
            <text:p>17</text:p>
          </table:table-cell>
          <table:table-cell table:style-name="ce15" table:formula="oooc:=['Amortization Schedule'.B28]" office:value-type="currency" office:value="143212.760482057">
            <text:p>$143,212.76</text:p>
          </table:table-cell>
          <table:table-cell table:style-name="ce15" table:formula="oooc:=['Amortization Schedule'.C28]" office:value-type="currency" office:value="716.063802410283">
            <text:p>$716.06</text:p>
          </table:table-cell>
          <table:table-cell table:style-name="ce33" table:formula="oooc:=['Amortization Schedule'.D28]" office:value-type="currency" office:value="177.266480067325">
            <text:p>$177.27</text:p>
          </table:table-cell>
          <table:table-cell table:style-name="ce15" table:formula="oooc:=['Amortization Schedule'.E28]" office:value-type="currency" office:value="200">
            <text:p>$200.00</text:p>
          </table:table-cell>
          <table:table-cell table:style-name="ce15" table:formula="oooc:=['Amortization Schedule'.F28]" office:value-type="currency" office:value="142835.494001989">
            <text:p>$142,835.4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8">
            <text:p>18</text:p>
          </table:table-cell>
          <table:table-cell table:style-name="ce64" table:formula="oooc:=['Amortization Schedule'.B29]" office:value-type="currency" office:value="142835.494001989">
            <text:p>$142,835.49</text:p>
          </table:table-cell>
          <table:table-cell table:style-name="ce64" table:formula="oooc:=['Amortization Schedule'.C29]" office:value-type="currency" office:value="714.177470009946">
            <text:p>$714.18</text:p>
          </table:table-cell>
          <table:table-cell table:style-name="ce79" table:formula="oooc:=['Amortization Schedule'.D29]" office:value-type="currency" office:value="179.152812467662">
            <text:p>$179.15</text:p>
          </table:table-cell>
          <table:table-cell table:style-name="ce64" table:formula="oooc:=['Amortization Schedule'.E29]" office:value-type="currency" office:value="200">
            <text:p>$200.00</text:p>
          </table:table-cell>
          <table:table-cell table:style-name="ce64" table:formula="oooc:=['Amortization Schedule'.F29]" office:value-type="currency" office:value="142456.341189522">
            <text:p>$142,456.34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9">
            <text:p>19</text:p>
          </table:table-cell>
          <table:table-cell table:style-name="ce15" table:formula="oooc:=['Amortization Schedule'.B30]" office:value-type="currency" office:value="142456.341189522">
            <text:p>$142,456.34</text:p>
          </table:table-cell>
          <table:table-cell table:style-name="ce15" table:formula="oooc:=['Amortization Schedule'.C30]" office:value-type="currency" office:value="712.281705947608">
            <text:p>$712.28</text:p>
          </table:table-cell>
          <table:table-cell table:style-name="ce33" table:formula="oooc:=['Amortization Schedule'.D30]" office:value-type="currency" office:value="181.04857653">
            <text:p>$181.05</text:p>
          </table:table-cell>
          <table:table-cell table:style-name="ce15" table:formula="oooc:=['Amortization Schedule'.E30]" office:value-type="currency" office:value="200">
            <text:p>$200.00</text:p>
          </table:table-cell>
          <table:table-cell table:style-name="ce15" table:formula="oooc:=['Amortization Schedule'.F30]" office:value-type="currency" office:value="142075.292612992">
            <text:p>$142,075.2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0">
            <text:p>20</text:p>
          </table:table-cell>
          <table:table-cell table:style-name="ce64" table:formula="oooc:=['Amortization Schedule'.B31]" office:value-type="currency" office:value="142075.292612992">
            <text:p>$142,075.29</text:p>
          </table:table-cell>
          <table:table-cell table:style-name="ce64" table:formula="oooc:=['Amortization Schedule'.C31]" office:value-type="currency" office:value="710.376463064958">
            <text:p>$710.38</text:p>
          </table:table-cell>
          <table:table-cell table:style-name="ce79" table:formula="oooc:=['Amortization Schedule'.D31]" office:value-type="currency" office:value="182.95381941265">
            <text:p>$182.95</text:p>
          </table:table-cell>
          <table:table-cell table:style-name="ce64" table:formula="oooc:=['Amortization Schedule'.E31]" office:value-type="currency" office:value="200">
            <text:p>$200.00</text:p>
          </table:table-cell>
          <table:table-cell table:style-name="ce64" table:formula="oooc:=['Amortization Schedule'.F31]" office:value-type="currency" office:value="141692.338793579">
            <text:p>$141,692.34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1">
            <text:p>21</text:p>
          </table:table-cell>
          <table:table-cell table:style-name="ce15" table:formula="oooc:=['Amortization Schedule'.B32]" office:value-type="currency" office:value="141692.338793579">
            <text:p>$141,692.34</text:p>
          </table:table-cell>
          <table:table-cell table:style-name="ce15" table:formula="oooc:=['Amortization Schedule'.C32]" office:value-type="currency" office:value="708.461693967894">
            <text:p>$708.46</text:p>
          </table:table-cell>
          <table:table-cell table:style-name="ce33" table:formula="oooc:=['Amortization Schedule'.D32]" office:value-type="currency" office:value="184.868588509714">
            <text:p>$184.87</text:p>
          </table:table-cell>
          <table:table-cell table:style-name="ce15" table:formula="oooc:=['Amortization Schedule'.E32]" office:value-type="currency" office:value="200">
            <text:p>$200.00</text:p>
          </table:table-cell>
          <table:table-cell table:style-name="ce15" table:formula="oooc:=['Amortization Schedule'.F32]" office:value-type="currency" office:value="141307.470205069">
            <text:p>$141,307.4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2">
            <text:p>22</text:p>
          </table:table-cell>
          <table:table-cell table:style-name="ce64" table:formula="oooc:=['Amortization Schedule'.B33]" office:value-type="currency" office:value="141307.470205069">
            <text:p>$141,307.47</text:p>
          </table:table-cell>
          <table:table-cell table:style-name="ce64" table:formula="oooc:=['Amortization Schedule'.C33]" office:value-type="currency" office:value="706.537351025346">
            <text:p>$706.54</text:p>
          </table:table-cell>
          <table:table-cell table:style-name="ce79" table:formula="oooc:=['Amortization Schedule'.D33]" office:value-type="currency" office:value="186.792931452262">
            <text:p>$186.79</text:p>
          </table:table-cell>
          <table:table-cell table:style-name="ce64" table:formula="oooc:=['Amortization Schedule'.E33]" office:value-type="currency" office:value="200">
            <text:p>$200.00</text:p>
          </table:table-cell>
          <table:table-cell table:style-name="ce64" table:formula="oooc:=['Amortization Schedule'.F33]" office:value-type="currency" office:value="140920.677273617">
            <text:p>$140,920.68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3">
            <text:p>23</text:p>
          </table:table-cell>
          <table:table-cell table:style-name="ce15" table:formula="oooc:=['Amortization Schedule'.B34]" office:value-type="currency" office:value="140920.677273617">
            <text:p>$140,920.68</text:p>
          </table:table-cell>
          <table:table-cell table:style-name="ce15" table:formula="oooc:=['Amortization Schedule'.C34]" office:value-type="currency" office:value="704.603386368085">
            <text:p>$704.60</text:p>
          </table:table-cell>
          <table:table-cell table:style-name="ce33" table:formula="oooc:=['Amortization Schedule'.D34]" office:value-type="currency" office:value="188.726896109523">
            <text:p>$188.73</text:p>
          </table:table-cell>
          <table:table-cell table:style-name="ce15" table:formula="oooc:=['Amortization Schedule'.E34]" office:value-type="currency" office:value="200">
            <text:p>$200.00</text:p>
          </table:table-cell>
          <table:table-cell table:style-name="ce15" table:formula="oooc:=['Amortization Schedule'.F34]" office:value-type="currency" office:value="140531.950377507">
            <text:p>$140,531.9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4">
            <text:p>24</text:p>
          </table:table-cell>
          <table:table-cell table:style-name="ce64" table:formula="oooc:=['Amortization Schedule'.B35]" office:value-type="currency" office:value="140531.950377507">
            <text:p>$140,531.95</text:p>
          </table:table-cell>
          <table:table-cell table:style-name="ce64" table:formula="oooc:=['Amortization Schedule'.C35]" office:value-type="currency" office:value="702.659751887537">
            <text:p>$702.66</text:p>
          </table:table-cell>
          <table:table-cell table:style-name="ce79" table:formula="oooc:=['Amortization Schedule'.D35]" office:value-type="currency" office:value="190.670530590071">
            <text:p>$190.67</text:p>
          </table:table-cell>
          <table:table-cell table:style-name="ce64" table:formula="oooc:=['Amortization Schedule'.E35]" office:value-type="currency" office:value="200">
            <text:p>$200.00</text:p>
          </table:table-cell>
          <table:table-cell table:style-name="ce64" table:formula="oooc:=['Amortization Schedule'.F35]" office:value-type="currency" office:value="140141.279846917">
            <text:p>$140,141.28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5">
            <text:p>25</text:p>
          </table:table-cell>
          <table:table-cell table:style-name="ce15" table:formula="oooc:=['Amortization Schedule'.B36]" office:value-type="currency" office:value="140141.279846917">
            <text:p>$140,141.28</text:p>
          </table:table-cell>
          <table:table-cell table:style-name="ce15" table:formula="oooc:=['Amortization Schedule'.C36]" office:value-type="currency" office:value="700.706399234587">
            <text:p>$700.71</text:p>
          </table:table-cell>
          <table:table-cell table:style-name="ce33" table:formula="oooc:=['Amortization Schedule'.D36]" office:value-type="currency" office:value="192.623883243021">
            <text:p>$192.62</text:p>
          </table:table-cell>
          <table:table-cell table:style-name="ce15" table:formula="oooc:=['Amortization Schedule'.E36]" office:value-type="currency" office:value="200">
            <text:p>$200.00</text:p>
          </table:table-cell>
          <table:table-cell table:style-name="ce15" table:formula="oooc:=['Amortization Schedule'.F36]" office:value-type="currency" office:value="139748.655963674">
            <text:p>$139,748.6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6">
            <text:p>26</text:p>
          </table:table-cell>
          <table:table-cell table:style-name="ce64" table:formula="oooc:=['Amortization Schedule'.B37]" office:value-type="currency" office:value="139748.655963674">
            <text:p>$139,748.66</text:p>
          </table:table-cell>
          <table:table-cell table:style-name="ce64" table:formula="oooc:=['Amortization Schedule'.C37]" office:value-type="currency" office:value="698.743279818372">
            <text:p>$698.74</text:p>
          </table:table-cell>
          <table:table-cell table:style-name="ce79" table:formula="oooc:=['Amortization Schedule'.D37]" office:value-type="currency" office:value="194.587002659236">
            <text:p>$194.59</text:p>
          </table:table-cell>
          <table:table-cell table:style-name="ce64" table:formula="oooc:=['Amortization Schedule'.E37]" office:value-type="currency" office:value="200">
            <text:p>$200.00</text:p>
          </table:table-cell>
          <table:table-cell table:style-name="ce64" table:formula="oooc:=['Amortization Schedule'.F37]" office:value-type="currency" office:value="139354.068961015">
            <text:p>$139,354.07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7">
            <text:p>27</text:p>
          </table:table-cell>
          <table:table-cell table:style-name="ce15" table:formula="oooc:=['Amortization Schedule'.B38]" office:value-type="currency" office:value="139354.068961015">
            <text:p>$139,354.07</text:p>
          </table:table-cell>
          <table:table-cell table:style-name="ce15" table:formula="oooc:=['Amortization Schedule'.C38]" office:value-type="currency" office:value="696.770344805075">
            <text:p>$696.77</text:p>
          </table:table-cell>
          <table:table-cell table:style-name="ce33" table:formula="oooc:=['Amortization Schedule'.D38]" office:value-type="currency" office:value="196.559937672533">
            <text:p>$196.56</text:p>
          </table:table-cell>
          <table:table-cell table:style-name="ce15" table:formula="oooc:=['Amortization Schedule'.E38]" office:value-type="currency" office:value="200">
            <text:p>$200.00</text:p>
          </table:table-cell>
          <table:table-cell table:style-name="ce15" table:formula="oooc:=['Amortization Schedule'.F38]" office:value-type="currency" office:value="138957.509023343">
            <text:p>$138,957.5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8">
            <text:p>28</text:p>
          </table:table-cell>
          <table:table-cell table:style-name="ce64" table:formula="oooc:=['Amortization Schedule'.B39]" office:value-type="currency" office:value="138957.509023343">
            <text:p>$138,957.51</text:p>
          </table:table-cell>
          <table:table-cell table:style-name="ce64" table:formula="oooc:=['Amortization Schedule'.C39]" office:value-type="currency" office:value="694.787545116713">
            <text:p>$694.79</text:p>
          </table:table-cell>
          <table:table-cell table:style-name="ce79" table:formula="oooc:=['Amortization Schedule'.D39]" office:value-type="currency" office:value="198.542737360895">
            <text:p>$198.54</text:p>
          </table:table-cell>
          <table:table-cell table:style-name="ce64" table:formula="oooc:=['Amortization Schedule'.E39]" office:value-type="currency" office:value="200">
            <text:p>$200.00</text:p>
          </table:table-cell>
          <table:table-cell table:style-name="ce64" table:formula="oooc:=['Amortization Schedule'.F39]" office:value-type="currency" office:value="138558.966285982">
            <text:p>$138,558.97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9">
            <text:p>29</text:p>
          </table:table-cell>
          <table:table-cell table:style-name="ce15" table:formula="oooc:=['Amortization Schedule'.B40]" office:value-type="currency" office:value="138558.966285982">
            <text:p>$138,558.97</text:p>
          </table:table-cell>
          <table:table-cell table:style-name="ce15" table:formula="oooc:=['Amortization Schedule'.C40]" office:value-type="currency" office:value="692.794831429908">
            <text:p>$692.79</text:p>
          </table:table-cell>
          <table:table-cell table:style-name="ce33" table:formula="oooc:=['Amortization Schedule'.D40]" office:value-type="currency" office:value="200.5354510477">
            <text:p>$200.54</text:p>
          </table:table-cell>
          <table:table-cell table:style-name="ce15" table:formula="oooc:=['Amortization Schedule'.E40]" office:value-type="currency" office:value="200">
            <text:p>$200.00</text:p>
          </table:table-cell>
          <table:table-cell table:style-name="ce15" table:formula="oooc:=['Amortization Schedule'.F40]" office:value-type="currency" office:value="138158.430834934">
            <text:p>$138,158.4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0">
            <text:p>30</text:p>
          </table:table-cell>
          <table:table-cell table:style-name="ce64" table:formula="oooc:=['Amortization Schedule'.B41]" office:value-type="currency" office:value="138158.430834934">
            <text:p>$138,158.43</text:p>
          </table:table-cell>
          <table:table-cell table:style-name="ce64" table:formula="oooc:=['Amortization Schedule'.C41]" office:value-type="currency" office:value="690.79215417467">
            <text:p>$690.79</text:p>
          </table:table-cell>
          <table:table-cell table:style-name="ce79" table:formula="oooc:=['Amortization Schedule'.D41]" office:value-type="currency" office:value="202.538128302938">
            <text:p>$202.54</text:p>
          </table:table-cell>
          <table:table-cell table:style-name="ce64" table:formula="oooc:=['Amortization Schedule'.E41]" office:value-type="currency" office:value="200">
            <text:p>$200.00</text:p>
          </table:table-cell>
          <table:table-cell table:style-name="ce64" table:formula="oooc:=['Amortization Schedule'.F41]" office:value-type="currency" office:value="137755.892706631">
            <text:p>$137,755.89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1">
            <text:p>31</text:p>
          </table:table-cell>
          <table:table-cell table:style-name="ce15" table:formula="oooc:=['Amortization Schedule'.B42]" office:value-type="currency" office:value="137755.892706631">
            <text:p>$137,755.89</text:p>
          </table:table-cell>
          <table:table-cell table:style-name="ce15" table:formula="oooc:=['Amortization Schedule'.C42]" office:value-type="currency" office:value="688.779463533155">
            <text:p>$688.78</text:p>
          </table:table-cell>
          <table:table-cell table:style-name="ce33" table:formula="oooc:=['Amortization Schedule'.D42]" office:value-type="currency" office:value="204.550818944453">
            <text:p>$204.55</text:p>
          </table:table-cell>
          <table:table-cell table:style-name="ce15" table:formula="oooc:=['Amortization Schedule'.E42]" office:value-type="currency" office:value="200">
            <text:p>$200.00</text:p>
          </table:table-cell>
          <table:table-cell table:style-name="ce15" table:formula="oooc:=['Amortization Schedule'.F42]" office:value-type="currency" office:value="137351.341887687">
            <text:p>$137,351.3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2">
            <text:p>32</text:p>
          </table:table-cell>
          <table:table-cell table:style-name="ce64" table:formula="oooc:=['Amortization Schedule'.B43]" office:value-type="currency" office:value="137351.341887687">
            <text:p>$137,351.34</text:p>
          </table:table-cell>
          <table:table-cell table:style-name="ce64" table:formula="oooc:=['Amortization Schedule'.C43]" office:value-type="currency" office:value="686.756709438433">
            <text:p>$686.76</text:p>
          </table:table-cell>
          <table:table-cell table:style-name="ce79" table:formula="oooc:=['Amortization Schedule'.D43]" office:value-type="currency" office:value="206.573573039175">
            <text:p>$206.57</text:p>
          </table:table-cell>
          <table:table-cell table:style-name="ce64" table:formula="oooc:=['Amortization Schedule'.E43]" office:value-type="currency" office:value="200">
            <text:p>$200.00</text:p>
          </table:table-cell>
          <table:table-cell table:style-name="ce64" table:formula="oooc:=['Amortization Schedule'.F43]" office:value-type="currency" office:value="136944.768314647">
            <text:p>$136,944.77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3">
            <text:p>33</text:p>
          </table:table-cell>
          <table:table-cell table:style-name="ce15" table:formula="oooc:=['Amortization Schedule'.B44]" office:value-type="currency" office:value="136944.768314647">
            <text:p>$136,944.77</text:p>
          </table:table-cell>
          <table:table-cell table:style-name="ce15" table:formula="oooc:=['Amortization Schedule'.C44]" office:value-type="currency" office:value="684.723841573237">
            <text:p>$684.72</text:p>
          </table:table-cell>
          <table:table-cell table:style-name="ce33" table:formula="oooc:=['Amortization Schedule'.D44]" office:value-type="currency" office:value="208.606440904371">
            <text:p>$208.61</text:p>
          </table:table-cell>
          <table:table-cell table:style-name="ce15" table:formula="oooc:=['Amortization Schedule'.E44]" office:value-type="currency" office:value="200">
            <text:p>$200.00</text:p>
          </table:table-cell>
          <table:table-cell table:style-name="ce15" table:formula="oooc:=['Amortization Schedule'.F44]" office:value-type="currency" office:value="136536.161873743">
            <text:p>$136,536.1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4">
            <text:p>34</text:p>
          </table:table-cell>
          <table:table-cell table:style-name="ce64" table:formula="oooc:=['Amortization Schedule'.B45]" office:value-type="currency" office:value="136536.161873743">
            <text:p>$136,536.16</text:p>
          </table:table-cell>
          <table:table-cell table:style-name="ce64" table:formula="oooc:=['Amortization Schedule'.C45]" office:value-type="currency" office:value="682.680809368715">
            <text:p>$682.68</text:p>
          </table:table-cell>
          <table:table-cell table:style-name="ce79" table:formula="oooc:=['Amortization Schedule'.D45]" office:value-type="currency" office:value="210.649473108893">
            <text:p>$210.65</text:p>
          </table:table-cell>
          <table:table-cell table:style-name="ce64" table:formula="oooc:=['Amortization Schedule'.E45]" office:value-type="currency" office:value="200">
            <text:p>$200.00</text:p>
          </table:table-cell>
          <table:table-cell table:style-name="ce64" table:formula="oooc:=['Amortization Schedule'.F45]" office:value-type="currency" office:value="136125.512400634">
            <text:p>$136,125.51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5">
            <text:p>35</text:p>
          </table:table-cell>
          <table:table-cell table:style-name="ce15" table:formula="oooc:=['Amortization Schedule'.B46]" office:value-type="currency" office:value="136125.512400634">
            <text:p>$136,125.51</text:p>
          </table:table-cell>
          <table:table-cell table:style-name="ce15" table:formula="oooc:=['Amortization Schedule'.C46]" office:value-type="currency" office:value="680.62756200317">
            <text:p>$680.63</text:p>
          </table:table-cell>
          <table:table-cell table:style-name="ce33" table:formula="oooc:=['Amortization Schedule'.D46]" office:value-type="currency" office:value="212.702720474438">
            <text:p>$212.70</text:p>
          </table:table-cell>
          <table:table-cell table:style-name="ce15" table:formula="oooc:=['Amortization Schedule'.E46]" office:value-type="currency" office:value="200">
            <text:p>$200.00</text:p>
          </table:table-cell>
          <table:table-cell table:style-name="ce15" table:formula="oooc:=['Amortization Schedule'.F46]" office:value-type="currency" office:value="135712.80968016">
            <text:p>$135,712.8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6">
            <text:p>36</text:p>
          </table:table-cell>
          <table:table-cell table:style-name="ce64" table:formula="oooc:=['Amortization Schedule'.B47]" office:value-type="currency" office:value="135712.80968016">
            <text:p>$135,712.81</text:p>
          </table:table-cell>
          <table:table-cell table:style-name="ce64" table:formula="oooc:=['Amortization Schedule'.C47]" office:value-type="currency" office:value="678.564048400798">
            <text:p>$678.56</text:p>
          </table:table-cell>
          <table:table-cell table:style-name="ce79" table:formula="oooc:=['Amortization Schedule'.D47]" office:value-type="currency" office:value="214.76623407681">
            <text:p>$214.77</text:p>
          </table:table-cell>
          <table:table-cell table:style-name="ce64" table:formula="oooc:=['Amortization Schedule'.E47]" office:value-type="currency" office:value="200">
            <text:p>$200.00</text:p>
          </table:table-cell>
          <table:table-cell table:style-name="ce64" table:formula="oooc:=['Amortization Schedule'.F47]" office:value-type="currency" office:value="135298.043446083">
            <text:p>$135,298.04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7">
            <text:p>37</text:p>
          </table:table-cell>
          <table:table-cell table:style-name="ce15" table:formula="oooc:=['Amortization Schedule'.B48]" office:value-type="currency" office:value="135298.043446083">
            <text:p>$135,298.04</text:p>
          </table:table-cell>
          <table:table-cell table:style-name="ce15" table:formula="oooc:=['Amortization Schedule'.C48]" office:value-type="currency" office:value="676.490217230414">
            <text:p>$676.49</text:p>
          </table:table-cell>
          <table:table-cell table:style-name="ce33" table:formula="oooc:=['Amortization Schedule'.D48]" office:value-type="currency" office:value="216.840065247194">
            <text:p>$216.84</text:p>
          </table:table-cell>
          <table:table-cell table:style-name="ce15" table:formula="oooc:=['Amortization Schedule'.E48]" office:value-type="currency" office:value="200">
            <text:p>$200.00</text:p>
          </table:table-cell>
          <table:table-cell table:style-name="ce15" table:formula="oooc:=['Amortization Schedule'.F48]" office:value-type="currency" office:value="134881.203380836">
            <text:p>$134,881.2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8">
            <text:p>38</text:p>
          </table:table-cell>
          <table:table-cell table:style-name="ce64" table:formula="oooc:=['Amortization Schedule'.B49]" office:value-type="currency" office:value="134881.203380836">
            <text:p>$134,881.20</text:p>
          </table:table-cell>
          <table:table-cell table:style-name="ce64" table:formula="oooc:=['Amortization Schedule'.C49]" office:value-type="currency" office:value="674.406016904178">
            <text:p>$674.41</text:p>
          </table:table-cell>
          <table:table-cell table:style-name="ce79" table:formula="oooc:=['Amortization Schedule'.D49]" office:value-type="currency" office:value="218.92426557343">
            <text:p>$218.92</text:p>
          </table:table-cell>
          <table:table-cell table:style-name="ce64" table:formula="oooc:=['Amortization Schedule'.E49]" office:value-type="currency" office:value="200">
            <text:p>$200.00</text:p>
          </table:table-cell>
          <table:table-cell table:style-name="ce64" table:formula="oooc:=['Amortization Schedule'.F49]" office:value-type="currency" office:value="134462.279115262">
            <text:p>$134,462.28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9">
            <text:p>39</text:p>
          </table:table-cell>
          <table:table-cell table:style-name="ce15" table:formula="oooc:=['Amortization Schedule'.B50]" office:value-type="currency" office:value="134462.279115262">
            <text:p>$134,462.28</text:p>
          </table:table-cell>
          <table:table-cell table:style-name="ce15" table:formula="oooc:=['Amortization Schedule'.C50]" office:value-type="currency" office:value="672.311395576311">
            <text:p>$672.31</text:p>
          </table:table-cell>
          <table:table-cell table:style-name="ce33" table:formula="oooc:=['Amortization Schedule'.D50]" office:value-type="currency" office:value="221.018886901297">
            <text:p>$221.02</text:p>
          </table:table-cell>
          <table:table-cell table:style-name="ce15" table:formula="oooc:=['Amortization Schedule'.E50]" office:value-type="currency" office:value="200">
            <text:p>$200.00</text:p>
          </table:table-cell>
          <table:table-cell table:style-name="ce15" table:formula="oooc:=['Amortization Schedule'.F50]" office:value-type="currency" office:value="134041.260228361">
            <text:p>$134,041.2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0">
            <text:p>40</text:p>
          </table:table-cell>
          <table:table-cell table:style-name="ce64" table:formula="oooc:=['Amortization Schedule'.B51]" office:value-type="currency" office:value="134041.260228361">
            <text:p>$134,041.26</text:p>
          </table:table-cell>
          <table:table-cell table:style-name="ce64" table:formula="oooc:=['Amortization Schedule'.C51]" office:value-type="currency" office:value="670.206301141804">
            <text:p>$670.21</text:p>
          </table:table-cell>
          <table:table-cell table:style-name="ce79" table:formula="oooc:=['Amortization Schedule'.D51]" office:value-type="currency" office:value="223.123981335804">
            <text:p>$223.12</text:p>
          </table:table-cell>
          <table:table-cell table:style-name="ce64" table:formula="oooc:=['Amortization Schedule'.E51]" office:value-type="currency" office:value="200">
            <text:p>$200.00</text:p>
          </table:table-cell>
          <table:table-cell table:style-name="ce64" table:formula="oooc:=['Amortization Schedule'.F51]" office:value-type="currency" office:value="133618.136247025">
            <text:p>$133,618.14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1">
            <text:p>41</text:p>
          </table:table-cell>
          <table:table-cell table:style-name="ce15" table:formula="oooc:=['Amortization Schedule'.B52]" office:value-type="currency" office:value="133618.136247025">
            <text:p>$133,618.14</text:p>
          </table:table-cell>
          <table:table-cell table:style-name="ce15" table:formula="oooc:=['Amortization Schedule'.C52]" office:value-type="currency" office:value="668.090681235125">
            <text:p>$668.09</text:p>
          </table:table-cell>
          <table:table-cell table:style-name="ce33" table:formula="oooc:=['Amortization Schedule'.D52]" office:value-type="currency" office:value="225.239601242483">
            <text:p>$225.24</text:p>
          </table:table-cell>
          <table:table-cell table:style-name="ce15" table:formula="oooc:=['Amortization Schedule'.E52]" office:value-type="currency" office:value="200">
            <text:p>$200.00</text:p>
          </table:table-cell>
          <table:table-cell table:style-name="ce15" table:formula="oooc:=['Amortization Schedule'.F52]" office:value-type="currency" office:value="133192.896645783">
            <text:p>$133,192.9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2">
            <text:p>42</text:p>
          </table:table-cell>
          <table:table-cell table:style-name="ce64" table:formula="oooc:=['Amortization Schedule'.B53]" office:value-type="currency" office:value="133192.896645783">
            <text:p>$133,192.90</text:p>
          </table:table-cell>
          <table:table-cell table:style-name="ce64" table:formula="oooc:=['Amortization Schedule'.C53]" office:value-type="currency" office:value="665.964483228913">
            <text:p>$665.96</text:p>
          </table:table-cell>
          <table:table-cell table:style-name="ce79" table:formula="oooc:=['Amortization Schedule'.D53]" office:value-type="currency" office:value="227.365799248695">
            <text:p>$227.37</text:p>
          </table:table-cell>
          <table:table-cell table:style-name="ce64" table:formula="oooc:=['Amortization Schedule'.E53]" office:value-type="currency" office:value="200">
            <text:p>$200.00</text:p>
          </table:table-cell>
          <table:table-cell table:style-name="ce64" table:formula="oooc:=['Amortization Schedule'.F53]" office:value-type="currency" office:value="132765.530846534">
            <text:p>$132,765.53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3">
            <text:p>43</text:p>
          </table:table-cell>
          <table:table-cell table:style-name="ce15" table:formula="oooc:=['Amortization Schedule'.B54]" office:value-type="currency" office:value="132765.530846534">
            <text:p>$132,765.53</text:p>
          </table:table-cell>
          <table:table-cell table:style-name="ce15" table:formula="oooc:=['Amortization Schedule'.C54]" office:value-type="currency" office:value="663.82765423267">
            <text:p>$663.83</text:p>
          </table:table-cell>
          <table:table-cell table:style-name="ce33" table:formula="oooc:=['Amortization Schedule'.D54]" office:value-type="currency" office:value="229.502628244938">
            <text:p>$229.50</text:p>
          </table:table-cell>
          <table:table-cell table:style-name="ce15" table:formula="oooc:=['Amortization Schedule'.E54]" office:value-type="currency" office:value="200">
            <text:p>$200.00</text:p>
          </table:table-cell>
          <table:table-cell table:style-name="ce15" table:formula="oooc:=['Amortization Schedule'.F54]" office:value-type="currency" office:value="132336.028218289">
            <text:p>$132,336.0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4">
            <text:p>44</text:p>
          </table:table-cell>
          <table:table-cell table:style-name="ce64" table:formula="oooc:=['Amortization Schedule'.B55]" office:value-type="currency" office:value="132336.028218289">
            <text:p>$132,336.03</text:p>
          </table:table-cell>
          <table:table-cell table:style-name="ce64" table:formula="oooc:=['Amortization Schedule'.C55]" office:value-type="currency" office:value="661.680141091445">
            <text:p>$661.68</text:p>
          </table:table-cell>
          <table:table-cell table:style-name="ce79" table:formula="oooc:=['Amortization Schedule'.D55]" office:value-type="currency" office:value="231.650141386163">
            <text:p>$231.65</text:p>
          </table:table-cell>
          <table:table-cell table:style-name="ce64" table:formula="oooc:=['Amortization Schedule'.E55]" office:value-type="currency" office:value="200">
            <text:p>$200.00</text:p>
          </table:table-cell>
          <table:table-cell table:style-name="ce64" table:formula="oooc:=['Amortization Schedule'.F55]" office:value-type="currency" office:value="131904.378076903">
            <text:p>$131,904.38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5">
            <text:p>45</text:p>
          </table:table-cell>
          <table:table-cell table:style-name="ce15" table:formula="oooc:=['Amortization Schedule'.B56]" office:value-type="currency" office:value="131904.378076903">
            <text:p>$131,904.38</text:p>
          </table:table-cell>
          <table:table-cell table:style-name="ce15" table:formula="oooc:=['Amortization Schedule'.C56]" office:value-type="currency" office:value="659.521890384514">
            <text:p>$659.52</text:p>
          </table:table-cell>
          <table:table-cell table:style-name="ce33" table:formula="oooc:=['Amortization Schedule'.D56]" office:value-type="currency" office:value="233.808392093094">
            <text:p>$233.81</text:p>
          </table:table-cell>
          <table:table-cell table:style-name="ce15" table:formula="oooc:=['Amortization Schedule'.E56]" office:value-type="currency" office:value="200">
            <text:p>$200.00</text:p>
          </table:table-cell>
          <table:table-cell table:style-name="ce15" table:formula="oooc:=['Amortization Schedule'.F56]" office:value-type="currency" office:value="131470.56968481">
            <text:p>$131,470.5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6">
            <text:p>46</text:p>
          </table:table-cell>
          <table:table-cell table:style-name="ce64" table:formula="oooc:=['Amortization Schedule'.B57]" office:value-type="currency" office:value="131470.56968481">
            <text:p>$131,470.57</text:p>
          </table:table-cell>
          <table:table-cell table:style-name="ce64" table:formula="oooc:=['Amortization Schedule'.C57]" office:value-type="currency" office:value="657.352848424049">
            <text:p>$657.35</text:p>
          </table:table-cell>
          <table:table-cell table:style-name="ce79" table:formula="oooc:=['Amortization Schedule'.D57]" office:value-type="currency" office:value="235.977434053559">
            <text:p>$235.98</text:p>
          </table:table-cell>
          <table:table-cell table:style-name="ce64" table:formula="oooc:=['Amortization Schedule'.E57]" office:value-type="currency" office:value="200">
            <text:p>$200.00</text:p>
          </table:table-cell>
          <table:table-cell table:style-name="ce64" table:formula="oooc:=['Amortization Schedule'.F57]" office:value-type="currency" office:value="131034.592250756">
            <text:p>$131,034.59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7">
            <text:p>47</text:p>
          </table:table-cell>
          <table:table-cell table:style-name="ce15" table:formula="oooc:=['Amortization Schedule'.B58]" office:value-type="currency" office:value="131034.592250756">
            <text:p>$131,034.59</text:p>
          </table:table-cell>
          <table:table-cell table:style-name="ce15" table:formula="oooc:=['Amortization Schedule'.C58]" office:value-type="currency" office:value="655.172961253781">
            <text:p>$655.17</text:p>
          </table:table-cell>
          <table:table-cell table:style-name="ce33" table:formula="oooc:=['Amortization Schedule'.D58]" office:value-type="currency" office:value="238.157321223827">
            <text:p>$238.16</text:p>
          </table:table-cell>
          <table:table-cell table:style-name="ce15" table:formula="oooc:=['Amortization Schedule'.E58]" office:value-type="currency" office:value="200">
            <text:p>$200.00</text:p>
          </table:table-cell>
          <table:table-cell table:style-name="ce15" table:formula="oooc:=['Amortization Schedule'.F58]" office:value-type="currency" office:value="130596.434929532">
            <text:p>$130,596.4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8">
            <text:p>48</text:p>
          </table:table-cell>
          <table:table-cell table:style-name="ce64" table:formula="oooc:=['Amortization Schedule'.B59]" office:value-type="currency" office:value="130596.434929532">
            <text:p>$130,596.43</text:p>
          </table:table-cell>
          <table:table-cell table:style-name="ce64" table:formula="oooc:=['Amortization Schedule'.C59]" office:value-type="currency" office:value="652.982174647662">
            <text:p>$652.98</text:p>
          </table:table-cell>
          <table:table-cell table:style-name="ce79" table:formula="oooc:=['Amortization Schedule'.D59]" office:value-type="currency" office:value="240.348107829946">
            <text:p>$240.35</text:p>
          </table:table-cell>
          <table:table-cell table:style-name="ce64" table:formula="oooc:=['Amortization Schedule'.E59]" office:value-type="currency" office:value="200">
            <text:p>$200.00</text:p>
          </table:table-cell>
          <table:table-cell table:style-name="ce64" table:formula="oooc:=['Amortization Schedule'.F59]" office:value-type="currency" office:value="130156.086821702">
            <text:p>$130,156.09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9">
            <text:p>49</text:p>
          </table:table-cell>
          <table:table-cell table:style-name="ce15" table:formula="oooc:=['Amortization Schedule'.B60]" office:value-type="currency" office:value="130156.086821702">
            <text:p>$130,156.09</text:p>
          </table:table-cell>
          <table:table-cell table:style-name="ce15" table:formula="oooc:=['Amortization Schedule'.C60]" office:value-type="currency" office:value="650.780434108512">
            <text:p>$650.78</text:p>
          </table:table-cell>
          <table:table-cell table:style-name="ce33" table:formula="oooc:=['Amortization Schedule'.D60]" office:value-type="currency" office:value="242.549848369096">
            <text:p>$242.55</text:p>
          </table:table-cell>
          <table:table-cell table:style-name="ce15" table:formula="oooc:=['Amortization Schedule'.E60]" office:value-type="currency" office:value="200">
            <text:p>$200.00</text:p>
          </table:table-cell>
          <table:table-cell table:style-name="ce15" table:formula="oooc:=['Amortization Schedule'.F60]" office:value-type="currency" office:value="129713.536973333">
            <text:p>$129,713.5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50">
            <text:p>50</text:p>
          </table:table-cell>
          <table:table-cell table:style-name="ce64" table:formula="oooc:=['Amortization Schedule'.B61]" office:value-type="currency" office:value="129713.536973333">
            <text:p>$129,713.54</text:p>
          </table:table-cell>
          <table:table-cell table:style-name="ce64" table:formula="oooc:=['Amortization Schedule'.C61]" office:value-type="currency" office:value="648.567684866666">
            <text:p>$648.57</text:p>
          </table:table-cell>
          <table:table-cell table:style-name="ce79" table:formula="oooc:=['Amortization Schedule'.D61]" office:value-type="currency" office:value="244.762597610941">
            <text:p>$244.76</text:p>
          </table:table-cell>
          <table:table-cell table:style-name="ce64" table:formula="oooc:=['Amortization Schedule'.E61]" office:value-type="currency" office:value="200">
            <text:p>$200.00</text:p>
          </table:table-cell>
          <table:table-cell table:style-name="ce64" table:formula="oooc:=['Amortization Schedule'.F61]" office:value-type="currency" office:value="129268.774375722">
            <text:p>$129,268.77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51">
            <text:p>51</text:p>
          </table:table-cell>
          <table:table-cell table:style-name="ce15" table:formula="oooc:=['Amortization Schedule'.B62]" office:value-type="currency" office:value="129268.774375722">
            <text:p>$129,268.77</text:p>
          </table:table-cell>
          <table:table-cell table:style-name="ce15" table:formula="oooc:=['Amortization Schedule'.C62]" office:value-type="currency" office:value="646.343871878612">
            <text:p>$646.34</text:p>
          </table:table-cell>
          <table:table-cell table:style-name="ce33" table:formula="oooc:=['Amortization Schedule'.D62]" office:value-type="currency" office:value="246.986410598996">
            <text:p>$246.99</text:p>
          </table:table-cell>
          <table:table-cell table:style-name="ce15" table:formula="oooc:=['Amortization Schedule'.E62]" office:value-type="currency" office:value="200">
            <text:p>$200.00</text:p>
          </table:table-cell>
          <table:table-cell table:style-name="ce15" table:formula="oooc:=['Amortization Schedule'.F62]" office:value-type="currency" office:value="128821.787965123">
            <text:p>$128,821.7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8" office:value-type="float" office:value="52">
            <text:p>52</text:p>
          </table:table-cell>
          <table:table-cell table:style-name="ce65" table:formula="oooc:=['Amortization Schedule'.B63]" office:value-type="currency" office:value="128821.787965123">
            <text:p>$128,821.79</text:p>
          </table:table-cell>
          <table:table-cell table:style-name="ce65" table:formula="oooc:=['Amortization Schedule'.C63]" office:value-type="currency" office:value="644.108939825617">
            <text:p>$644.11</text:p>
          </table:table-cell>
          <table:table-cell table:style-name="ce80" table:formula="oooc:=['Amortization Schedule'.D63]" office:value-type="currency" office:value="249.221342651991">
            <text:p>$249.22</text:p>
          </table:table-cell>
          <table:table-cell table:style-name="ce65" table:formula="oooc:=['Amortization Schedule'.E63]" office:value-type="currency" office:value="200">
            <text:p>$200.00</text:p>
          </table:table-cell>
          <table:table-cell table:style-name="ce65" table:formula="oooc:=['Amortization Schedule'.F63]" office:value-type="currency" office:value="128372.566622471">
            <text:p>$128,372.5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53">
            <text:p>53</text:p>
          </table:table-cell>
          <table:table-cell table:style-name="ce66" table:formula="oooc:=['Amortization Schedule'.B64]" office:value-type="currency" office:value="128372.566622471">
            <text:p>$128,372.57</text:p>
          </table:table-cell>
          <table:table-cell table:style-name="ce66" table:formula="oooc:=['Amortization Schedule'.C64]" office:value-type="currency" office:value="641.862833112357">
            <text:p>$641.86</text:p>
          </table:table-cell>
          <table:table-cell table:style-name="ce34" table:formula="oooc:=['Amortization Schedule'.D64]" office:value-type="currency" office:value="251.467449365251">
            <text:p>$251.47</text:p>
          </table:table-cell>
          <table:table-cell table:style-name="ce66" table:formula="oooc:=['Amortization Schedule'.E64]" office:value-type="currency" office:value="200">
            <text:p>$200.00</text:p>
          </table:table-cell>
          <table:table-cell table:style-name="ce66" table:formula="oooc:=['Amortization Schedule'.F64]" office:value-type="currency" office:value="127921.099173106">
            <text:p>$127,921.10</text:p>
          </table:table-cell>
          <table:table-cell table:number-columns-repeated="250"/>
        </table:table-row>
        <table:table-row table:style-name="ro2">
          <table:table-cell table:style-name="ce58" office:value-type="float" office:value="54">
            <text:p>54</text:p>
          </table:table-cell>
          <table:table-cell table:style-name="ce65" table:formula="oooc:=['Amortization Schedule'.B65]" office:value-type="currency" office:value="127921.099173106">
            <text:p>$127,921.10</text:p>
          </table:table-cell>
          <table:table-cell table:style-name="ce65" table:formula="oooc:=['Amortization Schedule'.C65]" office:value-type="currency" office:value="639.60549586553">
            <text:p>$639.61</text:p>
          </table:table-cell>
          <table:table-cell table:style-name="ce80" table:formula="oooc:=['Amortization Schedule'.D65]" office:value-type="currency" office:value="253.724786612077">
            <text:p>$253.72</text:p>
          </table:table-cell>
          <table:table-cell table:style-name="ce65" table:formula="oooc:=['Amortization Schedule'.E65]" office:value-type="currency" office:value="200">
            <text:p>$200.00</text:p>
          </table:table-cell>
          <table:table-cell table:style-name="ce65" table:formula="oooc:=['Amortization Schedule'.F65]" office:value-type="currency" office:value="127467.374386494">
            <text:p>$127,467.3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55">
            <text:p>55</text:p>
          </table:table-cell>
          <table:table-cell table:style-name="ce66" table:formula="oooc:=['Amortization Schedule'.B66]" office:value-type="currency" office:value="127467.374386494">
            <text:p>$127,467.37</text:p>
          </table:table-cell>
          <table:table-cell table:style-name="ce66" table:formula="oooc:=['Amortization Schedule'.C66]" office:value-type="currency" office:value="637.33687193247">
            <text:p>$637.34</text:p>
          </table:table-cell>
          <table:table-cell table:style-name="ce34" table:formula="oooc:=['Amortization Schedule'.D66]" office:value-type="currency" office:value="255.993410545138">
            <text:p>$255.99</text:p>
          </table:table-cell>
          <table:table-cell table:style-name="ce66" table:formula="oooc:=['Amortization Schedule'.E66]" office:value-type="currency" office:value="200">
            <text:p>$200.00</text:p>
          </table:table-cell>
          <table:table-cell table:style-name="ce66" table:formula="oooc:=['Amortization Schedule'.F66]" office:value-type="currency" office:value="127011.380975949">
            <text:p>$127,011.38</text:p>
          </table:table-cell>
          <table:table-cell table:number-columns-repeated="250"/>
        </table:table-row>
        <table:table-row table:style-name="ro2">
          <table:table-cell table:style-name="ce58" office:value-type="float" office:value="56">
            <text:p>56</text:p>
          </table:table-cell>
          <table:table-cell table:style-name="ce65" table:formula="oooc:=['Amortization Schedule'.B67]" office:value-type="currency" office:value="127011.380975949">
            <text:p>$127,011.38</text:p>
          </table:table-cell>
          <table:table-cell table:style-name="ce65" table:formula="oooc:=['Amortization Schedule'.C67]" office:value-type="currency" office:value="635.056904879744">
            <text:p>$635.06</text:p>
          </table:table-cell>
          <table:table-cell table:style-name="ce80" table:formula="oooc:=['Amortization Schedule'.D67]" office:value-type="currency" office:value="258.273377597863">
            <text:p>$258.27</text:p>
          </table:table-cell>
          <table:table-cell table:style-name="ce65" table:formula="oooc:=['Amortization Schedule'.E67]" office:value-type="currency" office:value="200">
            <text:p>$200.00</text:p>
          </table:table-cell>
          <table:table-cell table:style-name="ce65" table:formula="oooc:=['Amortization Schedule'.F67]" office:value-type="currency" office:value="126553.107598351">
            <text:p>$126,553.1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57">
            <text:p>57</text:p>
          </table:table-cell>
          <table:table-cell table:style-name="ce66" table:formula="oooc:=['Amortization Schedule'.B68]" office:value-type="currency" office:value="126553.107598351">
            <text:p>$126,553.11</text:p>
          </table:table-cell>
          <table:table-cell table:style-name="ce66" table:formula="oooc:=['Amortization Schedule'.C68]" office:value-type="currency" office:value="632.765537991755">
            <text:p>$632.77</text:p>
          </table:table-cell>
          <table:table-cell table:style-name="ce34" table:formula="oooc:=['Amortization Schedule'.D68]" office:value-type="currency" office:value="260.564744485853">
            <text:p>$260.56</text:p>
          </table:table-cell>
          <table:table-cell table:style-name="ce66" table:formula="oooc:=['Amortization Schedule'.E68]" office:value-type="currency" office:value="200">
            <text:p>$200.00</text:p>
          </table:table-cell>
          <table:table-cell table:style-name="ce66" table:formula="oooc:=['Amortization Schedule'.F68]" office:value-type="currency" office:value="126092.542853865">
            <text:p>$126,092.54</text:p>
          </table:table-cell>
          <table:table-cell table:number-columns-repeated="250"/>
        </table:table-row>
        <table:table-row table:style-name="ro2">
          <table:table-cell table:style-name="ce58" office:value-type="float" office:value="58">
            <text:p>58</text:p>
          </table:table-cell>
          <table:table-cell table:style-name="ce65" table:formula="oooc:=['Amortization Schedule'.B69]" office:value-type="currency" office:value="126092.542853865">
            <text:p>$126,092.54</text:p>
          </table:table-cell>
          <table:table-cell table:style-name="ce65" table:formula="oooc:=['Amortization Schedule'.C69]" office:value-type="currency" office:value="630.462714269326">
            <text:p>$630.46</text:p>
          </table:table-cell>
          <table:table-cell table:style-name="ce80" table:formula="oooc:=['Amortization Schedule'.D69]" office:value-type="currency" office:value="262.867568208282">
            <text:p>$262.87</text:p>
          </table:table-cell>
          <table:table-cell table:style-name="ce65" table:formula="oooc:=['Amortization Schedule'.E69]" office:value-type="currency" office:value="200">
            <text:p>$200.00</text:p>
          </table:table-cell>
          <table:table-cell table:style-name="ce65" table:formula="oooc:=['Amortization Schedule'.F69]" office:value-type="currency" office:value="125629.675285657">
            <text:p>$125,629.6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59">
            <text:p>59</text:p>
          </table:table-cell>
          <table:table-cell table:style-name="ce66" table:formula="oooc:=['Amortization Schedule'.B70]" office:value-type="currency" office:value="125629.675285657">
            <text:p>$125,629.68</text:p>
          </table:table-cell>
          <table:table-cell table:style-name="ce66" table:formula="oooc:=['Amortization Schedule'.C70]" office:value-type="currency" office:value="628.148376428285">
            <text:p>$628.15</text:p>
          </table:table-cell>
          <table:table-cell table:style-name="ce34" table:formula="oooc:=['Amortization Schedule'.D70]" office:value-type="currency" office:value="265.181906049323">
            <text:p>$265.18</text:p>
          </table:table-cell>
          <table:table-cell table:style-name="ce66" table:formula="oooc:=['Amortization Schedule'.E70]" office:value-type="currency" office:value="200">
            <text:p>$200.00</text:p>
          </table:table-cell>
          <table:table-cell table:style-name="ce66" table:formula="oooc:=['Amortization Schedule'.F70]" office:value-type="currency" office:value="125164.493379608">
            <text:p>$125,164.49</text:p>
          </table:table-cell>
          <table:table-cell table:number-columns-repeated="250"/>
        </table:table-row>
        <table:table-row table:style-name="ro2">
          <table:table-cell table:style-name="ce58" office:value-type="float" office:value="60">
            <text:p>60</text:p>
          </table:table-cell>
          <table:table-cell table:style-name="ce65" table:formula="oooc:=['Amortization Schedule'.B71]" office:value-type="currency" office:value="125164.493379608">
            <text:p>$125,164.49</text:p>
          </table:table-cell>
          <table:table-cell table:style-name="ce65" table:formula="oooc:=['Amortization Schedule'.C71]" office:value-type="currency" office:value="625.822466898038">
            <text:p>$625.82</text:p>
          </table:table-cell>
          <table:table-cell table:style-name="ce80" table:formula="oooc:=['Amortization Schedule'.D71]" office:value-type="currency" office:value="267.50781557957">
            <text:p>$267.51</text:p>
          </table:table-cell>
          <table:table-cell table:style-name="ce65" table:formula="oooc:=['Amortization Schedule'.E71]" office:value-type="currency" office:value="200">
            <text:p>$200.00</text:p>
          </table:table-cell>
          <table:table-cell table:style-name="ce65" table:formula="oooc:=['Amortization Schedule'.F71]" office:value-type="currency" office:value="124696.985564028">
            <text:p>$124,696.9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1">
            <text:p>61</text:p>
          </table:table-cell>
          <table:table-cell table:style-name="ce66" table:formula="oooc:=['Amortization Schedule'.B72]" office:value-type="currency" office:value="124696.985564028">
            <text:p>$124,696.99</text:p>
          </table:table-cell>
          <table:table-cell table:style-name="ce66" table:formula="oooc:=['Amortization Schedule'.C72]" office:value-type="currency" office:value="623.48492782014">
            <text:p>$623.48</text:p>
          </table:table-cell>
          <table:table-cell table:style-name="ce34" table:formula="oooc:=['Amortization Schedule'.D72]" office:value-type="currency" office:value="269.845354657468">
            <text:p>$269.85</text:p>
          </table:table-cell>
          <table:table-cell table:style-name="ce66" table:formula="oooc:=['Amortization Schedule'.E72]" office:value-type="currency" office:value="200">
            <text:p>$200.00</text:p>
          </table:table-cell>
          <table:table-cell table:style-name="ce66" table:formula="oooc:=['Amortization Schedule'.F72]" office:value-type="currency" office:value="124227.140209371">
            <text:p>$124,227.14</text:p>
          </table:table-cell>
          <table:table-cell table:number-columns-repeated="250"/>
        </table:table-row>
        <table:table-row table:style-name="ro2">
          <table:table-cell table:style-name="ce58" office:value-type="float" office:value="62">
            <text:p>62</text:p>
          </table:table-cell>
          <table:table-cell table:style-name="ce65" table:formula="oooc:=['Amortization Schedule'.B73]" office:value-type="currency" office:value="124227.140209371">
            <text:p>$124,227.14</text:p>
          </table:table-cell>
          <table:table-cell table:style-name="ce65" table:formula="oooc:=['Amortization Schedule'.C73]" office:value-type="currency" office:value="621.135701046853">
            <text:p>$621.14</text:p>
          </table:table-cell>
          <table:table-cell table:style-name="ce80" table:formula="oooc:=['Amortization Schedule'.D73]" office:value-type="currency" office:value="272.194581430755">
            <text:p>$272.19</text:p>
          </table:table-cell>
          <table:table-cell table:style-name="ce65" table:formula="oooc:=['Amortization Schedule'.E73]" office:value-type="currency" office:value="200">
            <text:p>$200.00</text:p>
          </table:table-cell>
          <table:table-cell table:style-name="ce65" table:formula="oooc:=['Amortization Schedule'.F73]" office:value-type="currency" office:value="123754.94562794">
            <text:p>$123,754.9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3">
            <text:p>63</text:p>
          </table:table-cell>
          <table:table-cell table:style-name="ce66" table:formula="oooc:=['Amortization Schedule'.B74]" office:value-type="currency" office:value="123754.94562794">
            <text:p>$123,754.95</text:p>
          </table:table-cell>
          <table:table-cell table:style-name="ce66" table:formula="oooc:=['Amortization Schedule'.C74]" office:value-type="currency" office:value="618.774728139699">
            <text:p>$618.77</text:p>
          </table:table-cell>
          <table:table-cell table:style-name="ce34" table:formula="oooc:=['Amortization Schedule'.D74]" office:value-type="currency" office:value="274.555554337909">
            <text:p>$274.56</text:p>
          </table:table-cell>
          <table:table-cell table:style-name="ce66" table:formula="oooc:=['Amortization Schedule'.E74]" office:value-type="currency" office:value="200">
            <text:p>$200.00</text:p>
          </table:table-cell>
          <table:table-cell table:style-name="ce66" table:formula="oooc:=['Amortization Schedule'.F74]" office:value-type="currency" office:value="123280.390073602">
            <text:p>$123,280.39</text:p>
          </table:table-cell>
          <table:table-cell table:number-columns-repeated="250"/>
        </table:table-row>
        <table:table-row table:style-name="ro2">
          <table:table-cell table:style-name="ce58" office:value-type="float" office:value="64">
            <text:p>64</text:p>
          </table:table-cell>
          <table:table-cell table:style-name="ce65" table:formula="oooc:=['Amortization Schedule'.B75]" office:value-type="currency" office:value="123280.390073602">
            <text:p>$123,280.39</text:p>
          </table:table-cell>
          <table:table-cell table:style-name="ce65" table:formula="oooc:=['Amortization Schedule'.C75]" office:value-type="currency" office:value="616.401950368009">
            <text:p>$616.40</text:p>
          </table:table-cell>
          <table:table-cell table:style-name="ce80" table:formula="oooc:=['Amortization Schedule'.D75]" office:value-type="currency" office:value="276.928332109599">
            <text:p>$276.93</text:p>
          </table:table-cell>
          <table:table-cell table:style-name="ce65" table:formula="oooc:=['Amortization Schedule'.E75]" office:value-type="currency" office:value="200">
            <text:p>$200.00</text:p>
          </table:table-cell>
          <table:table-cell table:style-name="ce65" table:formula="oooc:=['Amortization Schedule'.F75]" office:value-type="currency" office:value="122803.461741492">
            <text:p>$122,803.4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5">
            <text:p>65</text:p>
          </table:table-cell>
          <table:table-cell table:style-name="ce66" table:formula="oooc:=['Amortization Schedule'.B76]" office:value-type="currency" office:value="122803.461741492">
            <text:p>$122,803.46</text:p>
          </table:table-cell>
          <table:table-cell table:style-name="ce66" table:formula="oooc:=['Amortization Schedule'.C76]" office:value-type="currency" office:value="614.017308707461">
            <text:p>$614.02</text:p>
          </table:table-cell>
          <table:table-cell table:style-name="ce34" table:formula="oooc:=['Amortization Schedule'.D76]" office:value-type="currency" office:value="279.312973770147">
            <text:p>$279.31</text:p>
          </table:table-cell>
          <table:table-cell table:style-name="ce66" table:formula="oooc:=['Amortization Schedule'.E76]" office:value-type="currency" office:value="200">
            <text:p>$200.00</text:p>
          </table:table-cell>
          <table:table-cell table:style-name="ce66" table:formula="oooc:=['Amortization Schedule'.F76]" office:value-type="currency" office:value="122324.148767722">
            <text:p>$122,324.15</text:p>
          </table:table-cell>
          <table:table-cell table:number-columns-repeated="250"/>
        </table:table-row>
        <table:table-row table:style-name="ro2">
          <table:table-cell table:style-name="ce58" office:value-type="float" office:value="66">
            <text:p>66</text:p>
          </table:table-cell>
          <table:table-cell table:style-name="ce65" table:formula="oooc:=['Amortization Schedule'.B77]" office:value-type="currency" office:value="122324.148767722">
            <text:p>$122,324.15</text:p>
          </table:table-cell>
          <table:table-cell table:style-name="ce65" table:formula="oooc:=['Amortization Schedule'.C77]" office:value-type="currency" office:value="611.62074383861">
            <text:p>$611.62</text:p>
          </table:table-cell>
          <table:table-cell table:style-name="ce80" table:formula="oooc:=['Amortization Schedule'.D77]" office:value-type="currency" office:value="281.709538638997">
            <text:p>$281.71</text:p>
          </table:table-cell>
          <table:table-cell table:style-name="ce65" table:formula="oooc:=['Amortization Schedule'.E77]" office:value-type="currency" office:value="200">
            <text:p>$200.00</text:p>
          </table:table-cell>
          <table:table-cell table:style-name="ce65" table:formula="oooc:=['Amortization Schedule'.F77]" office:value-type="currency" office:value="121842.439229083">
            <text:p>$121,842.4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7">
            <text:p>67</text:p>
          </table:table-cell>
          <table:table-cell table:style-name="ce66" table:formula="oooc:=['Amortization Schedule'.B78]" office:value-type="currency" office:value="121842.439229083">
            <text:p>$121,842.44</text:p>
          </table:table-cell>
          <table:table-cell table:style-name="ce66" table:formula="oooc:=['Amortization Schedule'.C78]" office:value-type="currency" office:value="609.212196145415">
            <text:p>$609.21</text:p>
          </table:table-cell>
          <table:table-cell table:style-name="ce34" table:formula="oooc:=['Amortization Schedule'.D78]" office:value-type="currency" office:value="284.118086332192">
            <text:p>$284.12</text:p>
          </table:table-cell>
          <table:table-cell table:style-name="ce66" table:formula="oooc:=['Amortization Schedule'.E78]" office:value-type="currency" office:value="200">
            <text:p>$200.00</text:p>
          </table:table-cell>
          <table:table-cell table:style-name="ce66" table:formula="oooc:=['Amortization Schedule'.F78]" office:value-type="currency" office:value="121358.321142751">
            <text:p>$121,358.32</text:p>
          </table:table-cell>
          <table:table-cell table:number-columns-repeated="250"/>
        </table:table-row>
        <table:table-row table:style-name="ro2">
          <table:table-cell table:style-name="ce58" office:value-type="float" office:value="68">
            <text:p>68</text:p>
          </table:table-cell>
          <table:table-cell table:style-name="ce65" table:formula="oooc:=['Amortization Schedule'.B79]" office:value-type="currency" office:value="121358.321142751">
            <text:p>$121,358.32</text:p>
          </table:table-cell>
          <table:table-cell table:style-name="ce65" table:formula="oooc:=['Amortization Schedule'.C79]" office:value-type="currency" office:value="606.791605713755">
            <text:p>$606.79</text:p>
          </table:table-cell>
          <table:table-cell table:style-name="ce80" table:formula="oooc:=['Amortization Schedule'.D79]" office:value-type="currency" office:value="286.538676763853">
            <text:p>$286.54</text:p>
          </table:table-cell>
          <table:table-cell table:style-name="ce65" table:formula="oooc:=['Amortization Schedule'.E79]" office:value-type="currency" office:value="200">
            <text:p>$200.00</text:p>
          </table:table-cell>
          <table:table-cell table:style-name="ce65" table:formula="oooc:=['Amortization Schedule'.F79]" office:value-type="currency" office:value="120871.782465987">
            <text:p>$120,871.7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9">
            <text:p>69</text:p>
          </table:table-cell>
          <table:table-cell table:style-name="ce66" table:formula="oooc:=['Amortization Schedule'.B80]" office:value-type="currency" office:value="120871.782465987">
            <text:p>$120,871.78</text:p>
          </table:table-cell>
          <table:table-cell table:style-name="ce66" table:formula="oooc:=['Amortization Schedule'.C80]" office:value-type="currency" office:value="604.358912329935">
            <text:p>$604.36</text:p>
          </table:table-cell>
          <table:table-cell table:style-name="ce34" table:formula="oooc:=['Amortization Schedule'.D80]" office:value-type="currency" office:value="288.971370147673">
            <text:p>$288.97</text:p>
          </table:table-cell>
          <table:table-cell table:style-name="ce66" table:formula="oooc:=['Amortization Schedule'.E80]" office:value-type="currency" office:value="200">
            <text:p>$200.00</text:p>
          </table:table-cell>
          <table:table-cell table:style-name="ce66" table:formula="oooc:=['Amortization Schedule'.F80]" office:value-type="currency" office:value="120382.811095839">
            <text:p>$120,382.81</text:p>
          </table:table-cell>
          <table:table-cell table:number-columns-repeated="250"/>
        </table:table-row>
        <table:table-row table:style-name="ro2">
          <table:table-cell table:style-name="ce58" office:value-type="float" office:value="70">
            <text:p>70</text:p>
          </table:table-cell>
          <table:table-cell table:style-name="ce65" table:formula="oooc:=['Amortization Schedule'.B81]" office:value-type="currency" office:value="120382.811095839">
            <text:p>$120,382.81</text:p>
          </table:table-cell>
          <table:table-cell table:style-name="ce65" table:formula="oooc:=['Amortization Schedule'.C81]" office:value-type="currency" office:value="601.914055479197">
            <text:p>$601.91</text:p>
          </table:table-cell>
          <table:table-cell table:style-name="ce80" table:formula="oooc:=['Amortization Schedule'.D81]" office:value-type="currency" office:value="291.416226998411">
            <text:p>$291.42</text:p>
          </table:table-cell>
          <table:table-cell table:style-name="ce65" table:formula="oooc:=['Amortization Schedule'.E81]" office:value-type="currency" office:value="200">
            <text:p>$200.00</text:p>
          </table:table-cell>
          <table:table-cell table:style-name="ce65" table:formula="oooc:=['Amortization Schedule'.F81]" office:value-type="currency" office:value="119891.394868841">
            <text:p>$119,891.3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1">
            <text:p>71</text:p>
          </table:table-cell>
          <table:table-cell table:style-name="ce66" table:formula="oooc:=['Amortization Schedule'.B82]" office:value-type="currency" office:value="119891.394868841">
            <text:p>$119,891.39</text:p>
          </table:table-cell>
          <table:table-cell table:style-name="ce66" table:formula="oooc:=['Amortization Schedule'.C82]" office:value-type="currency" office:value="599.456974344205">
            <text:p>$599.46</text:p>
          </table:table-cell>
          <table:table-cell table:style-name="ce34" table:formula="oooc:=['Amortization Schedule'.D82]" office:value-type="currency" office:value="293.873308133403">
            <text:p>$293.87</text:p>
          </table:table-cell>
          <table:table-cell table:style-name="ce66" table:formula="oooc:=['Amortization Schedule'.E82]" office:value-type="currency" office:value="200">
            <text:p>$200.00</text:p>
          </table:table-cell>
          <table:table-cell table:style-name="ce66" table:formula="oooc:=['Amortization Schedule'.F82]" office:value-type="currency" office:value="119397.521560708">
            <text:p>$119,397.52</text:p>
          </table:table-cell>
          <table:table-cell table:number-columns-repeated="250"/>
        </table:table-row>
        <table:table-row table:style-name="ro2">
          <table:table-cell table:style-name="ce58" office:value-type="float" office:value="72">
            <text:p>72</text:p>
          </table:table-cell>
          <table:table-cell table:style-name="ce65" table:formula="oooc:=['Amortization Schedule'.B83]" office:value-type="currency" office:value="119397.521560708">
            <text:p>$119,397.52</text:p>
          </table:table-cell>
          <table:table-cell table:style-name="ce65" table:formula="oooc:=['Amortization Schedule'.C83]" office:value-type="currency" office:value="596.987607803538">
            <text:p>$596.99</text:p>
          </table:table-cell>
          <table:table-cell table:style-name="ce80" table:formula="oooc:=['Amortization Schedule'.D83]" office:value-type="currency" office:value="296.34267467407">
            <text:p>$296.34</text:p>
          </table:table-cell>
          <table:table-cell table:style-name="ce65" table:formula="oooc:=['Amortization Schedule'.E83]" office:value-type="currency" office:value="200">
            <text:p>$200.00</text:p>
          </table:table-cell>
          <table:table-cell table:style-name="ce65" table:formula="oooc:=['Amortization Schedule'.F83]" office:value-type="currency" office:value="118901.178886033">
            <text:p>$118,901.1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3">
            <text:p>73</text:p>
          </table:table-cell>
          <table:table-cell table:style-name="ce66" table:formula="oooc:=['Amortization Schedule'.B84]" office:value-type="currency" office:value="118901.178886033">
            <text:p>$118,901.18</text:p>
          </table:table-cell>
          <table:table-cell table:style-name="ce66" table:formula="oooc:=['Amortization Schedule'.C84]" office:value-type="currency" office:value="594.505894430167">
            <text:p>$594.51</text:p>
          </table:table-cell>
          <table:table-cell table:style-name="ce34" table:formula="oooc:=['Amortization Schedule'.D84]" office:value-type="currency" office:value="298.824388047441">
            <text:p>$298.82</text:p>
          </table:table-cell>
          <table:table-cell table:style-name="ce66" table:formula="oooc:=['Amortization Schedule'.E84]" office:value-type="currency" office:value="200">
            <text:p>$200.00</text:p>
          </table:table-cell>
          <table:table-cell table:style-name="ce66" table:formula="oooc:=['Amortization Schedule'.F84]" office:value-type="currency" office:value="118402.354497986">
            <text:p>$118,402.35</text:p>
          </table:table-cell>
          <table:table-cell table:number-columns-repeated="250"/>
        </table:table-row>
        <table:table-row table:style-name="ro2">
          <table:table-cell table:style-name="ce58" office:value-type="float" office:value="74">
            <text:p>74</text:p>
          </table:table-cell>
          <table:table-cell table:style-name="ce65" table:formula="oooc:=['Amortization Schedule'.B85]" office:value-type="currency" office:value="118402.354497986">
            <text:p>$118,402.35</text:p>
          </table:table-cell>
          <table:table-cell table:style-name="ce65" table:formula="oooc:=['Amortization Schedule'.C85]" office:value-type="currency" office:value="592.01177248993">
            <text:p>$592.01</text:p>
          </table:table-cell>
          <table:table-cell table:style-name="ce80" table:formula="oooc:=['Amortization Schedule'.D85]" office:value-type="currency" office:value="301.318509987678">
            <text:p>$301.32</text:p>
          </table:table-cell>
          <table:table-cell table:style-name="ce65" table:formula="oooc:=['Amortization Schedule'.E85]" office:value-type="currency" office:value="200">
            <text:p>$200.00</text:p>
          </table:table-cell>
          <table:table-cell table:style-name="ce65" table:formula="oooc:=['Amortization Schedule'.F85]" office:value-type="currency" office:value="117901.035987998">
            <text:p>$117,901.0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5">
            <text:p>75</text:p>
          </table:table-cell>
          <table:table-cell table:style-name="ce66" table:formula="oooc:=['Amortization Schedule'.B86]" office:value-type="currency" office:value="117901.035987998">
            <text:p>$117,901.04</text:p>
          </table:table-cell>
          <table:table-cell table:style-name="ce66" table:formula="oooc:=['Amortization Schedule'.C86]" office:value-type="currency" office:value="589.505179939992">
            <text:p>$589.51</text:p>
          </table:table-cell>
          <table:table-cell table:style-name="ce34" table:formula="oooc:=['Amortization Schedule'.D86]" office:value-type="currency" office:value="303.825102537616">
            <text:p>$303.83</text:p>
          </table:table-cell>
          <table:table-cell table:style-name="ce66" table:formula="oooc:=['Amortization Schedule'.E86]" office:value-type="currency" office:value="200">
            <text:p>$200.00</text:p>
          </table:table-cell>
          <table:table-cell table:style-name="ce66" table:formula="oooc:=['Amortization Schedule'.F86]" office:value-type="currency" office:value="117397.210885461">
            <text:p>$117,397.21</text:p>
          </table:table-cell>
          <table:table-cell table:number-columns-repeated="250"/>
        </table:table-row>
        <table:table-row table:style-name="ro2">
          <table:table-cell table:style-name="ce58" office:value-type="float" office:value="76">
            <text:p>76</text:p>
          </table:table-cell>
          <table:table-cell table:style-name="ce65" table:formula="oooc:=['Amortization Schedule'.B87]" office:value-type="currency" office:value="117397.210885461">
            <text:p>$117,397.21</text:p>
          </table:table-cell>
          <table:table-cell table:style-name="ce65" table:formula="oooc:=['Amortization Schedule'.C87]" office:value-type="currency" office:value="586.986054427304">
            <text:p>$586.99</text:p>
          </table:table-cell>
          <table:table-cell table:style-name="ce80" table:formula="oooc:=['Amortization Schedule'.D87]" office:value-type="currency" office:value="306.344228050304">
            <text:p>$306.34</text:p>
          </table:table-cell>
          <table:table-cell table:style-name="ce65" table:formula="oooc:=['Amortization Schedule'.E87]" office:value-type="currency" office:value="200">
            <text:p>$200.00</text:p>
          </table:table-cell>
          <table:table-cell table:style-name="ce65" table:formula="oooc:=['Amortization Schedule'.F87]" office:value-type="currency" office:value="116890.86665741">
            <text:p>$116,890.8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7">
            <text:p>77</text:p>
          </table:table-cell>
          <table:table-cell table:style-name="ce66" table:formula="oooc:=['Amortization Schedule'.B88]" office:value-type="currency" office:value="116890.86665741">
            <text:p>$116,890.87</text:p>
          </table:table-cell>
          <table:table-cell table:style-name="ce66" table:formula="oooc:=['Amortization Schedule'.C88]" office:value-type="currency" office:value="584.454333287052">
            <text:p>$584.45</text:p>
          </table:table-cell>
          <table:table-cell table:style-name="ce34" table:formula="oooc:=['Amortization Schedule'.D88]" office:value-type="currency" office:value="308.875949190556">
            <text:p>$308.88</text:p>
          </table:table-cell>
          <table:table-cell table:style-name="ce66" table:formula="oooc:=['Amortization Schedule'.E88]" office:value-type="currency" office:value="200">
            <text:p>$200.00</text:p>
          </table:table-cell>
          <table:table-cell table:style-name="ce66" table:formula="oooc:=['Amortization Schedule'.F88]" office:value-type="currency" office:value="116381.99070822">
            <text:p>$116,381.99</text:p>
          </table:table-cell>
          <table:table-cell table:number-columns-repeated="250"/>
        </table:table-row>
        <table:table-row table:style-name="ro2">
          <table:table-cell table:style-name="ce58" office:value-type="float" office:value="78">
            <text:p>78</text:p>
          </table:table-cell>
          <table:table-cell table:style-name="ce65" table:formula="oooc:=['Amortization Schedule'.B89]" office:value-type="currency" office:value="116381.99070822">
            <text:p>$116,381.99</text:p>
          </table:table-cell>
          <table:table-cell table:style-name="ce65" table:formula="oooc:=['Amortization Schedule'.C89]" office:value-type="currency" office:value="581.909953541099">
            <text:p>$581.91</text:p>
          </table:table-cell>
          <table:table-cell table:style-name="ce80" table:formula="oooc:=['Amortization Schedule'.D89]" office:value-type="currency" office:value="311.420328936508">
            <text:p>$311.42</text:p>
          </table:table-cell>
          <table:table-cell table:style-name="ce65" table:formula="oooc:=['Amortization Schedule'.E89]" office:value-type="currency" office:value="200">
            <text:p>$200.00</text:p>
          </table:table-cell>
          <table:table-cell table:style-name="ce65" table:formula="oooc:=['Amortization Schedule'.F89]" office:value-type="currency" office:value="115870.570379283">
            <text:p>$115,870.5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9">
            <text:p>79</text:p>
          </table:table-cell>
          <table:table-cell table:style-name="ce66" table:formula="oooc:=['Amortization Schedule'.B90]" office:value-type="currency" office:value="115870.570379283">
            <text:p>$115,870.57</text:p>
          </table:table-cell>
          <table:table-cell table:style-name="ce66" table:formula="oooc:=['Amortization Schedule'.C90]" office:value-type="currency" office:value="579.352851896417">
            <text:p>$579.35</text:p>
          </table:table-cell>
          <table:table-cell table:style-name="ce34" table:formula="oooc:=['Amortization Schedule'.D90]" office:value-type="currency" office:value="313.977430581191">
            <text:p>$313.98</text:p>
          </table:table-cell>
          <table:table-cell table:style-name="ce66" table:formula="oooc:=['Amortization Schedule'.E90]" office:value-type="currency" office:value="200">
            <text:p>$200.00</text:p>
          </table:table-cell>
          <table:table-cell table:style-name="ce66" table:formula="oooc:=['Amortization Schedule'.F90]" office:value-type="currency" office:value="115356.592948702">
            <text:p>$115,356.59</text:p>
          </table:table-cell>
          <table:table-cell table:number-columns-repeated="250"/>
        </table:table-row>
        <table:table-row table:style-name="ro2">
          <table:table-cell table:style-name="ce58" office:value-type="float" office:value="80">
            <text:p>80</text:p>
          </table:table-cell>
          <table:table-cell table:style-name="ce65" table:formula="oooc:=['Amortization Schedule'.B91]" office:value-type="currency" office:value="115356.592948702">
            <text:p>$115,356.59</text:p>
          </table:table-cell>
          <table:table-cell table:style-name="ce65" table:formula="oooc:=['Amortization Schedule'.C91]" office:value-type="currency" office:value="576.782964743511">
            <text:p>$576.78</text:p>
          </table:table-cell>
          <table:table-cell table:style-name="ce80" table:formula="oooc:=['Amortization Schedule'.D91]" office:value-type="currency" office:value="316.547317734097">
            <text:p>$316.55</text:p>
          </table:table-cell>
          <table:table-cell table:style-name="ce65" table:formula="oooc:=['Amortization Schedule'.E91]" office:value-type="currency" office:value="200">
            <text:p>$200.00</text:p>
          </table:table-cell>
          <table:table-cell table:style-name="ce65" table:formula="oooc:=['Amortization Schedule'.F91]" office:value-type="currency" office:value="114840.045630968">
            <text:p>$114,840.0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1">
            <text:p>81</text:p>
          </table:table-cell>
          <table:table-cell table:style-name="ce66" table:formula="oooc:=['Amortization Schedule'.B92]" office:value-type="currency" office:value="114840.045630968">
            <text:p>$114,840.05</text:p>
          </table:table-cell>
          <table:table-cell table:style-name="ce66" table:formula="oooc:=['Amortization Schedule'.C92]" office:value-type="currency" office:value="574.200228154841">
            <text:p>$574.20</text:p>
          </table:table-cell>
          <table:table-cell table:style-name="ce34" table:formula="oooc:=['Amortization Schedule'.D92]" office:value-type="currency" office:value="319.130054322767">
            <text:p>$319.13</text:p>
          </table:table-cell>
          <table:table-cell table:style-name="ce66" table:formula="oooc:=['Amortization Schedule'.E92]" office:value-type="currency" office:value="200">
            <text:p>$200.00</text:p>
          </table:table-cell>
          <table:table-cell table:style-name="ce66" table:formula="oooc:=['Amortization Schedule'.F92]" office:value-type="currency" office:value="114320.915576645">
            <text:p>$114,320.92</text:p>
          </table:table-cell>
          <table:table-cell table:number-columns-repeated="250"/>
        </table:table-row>
        <table:table-row table:style-name="ro2">
          <table:table-cell table:style-name="ce58" office:value-type="float" office:value="82">
            <text:p>82</text:p>
          </table:table-cell>
          <table:table-cell table:style-name="ce65" table:formula="oooc:=['Amortization Schedule'.B93]" office:value-type="currency" office:value="114320.915576645">
            <text:p>$114,320.92</text:p>
          </table:table-cell>
          <table:table-cell table:style-name="ce65" table:formula="oooc:=['Amortization Schedule'.C93]" office:value-type="currency" office:value="571.604577883227">
            <text:p>$571.60</text:p>
          </table:table-cell>
          <table:table-cell table:style-name="ce80" table:formula="oooc:=['Amortization Schedule'.D93]" office:value-type="currency" office:value="321.725704594381">
            <text:p>$321.73</text:p>
          </table:table-cell>
          <table:table-cell table:style-name="ce65" table:formula="oooc:=['Amortization Schedule'.E93]" office:value-type="currency" office:value="200">
            <text:p>$200.00</text:p>
          </table:table-cell>
          <table:table-cell table:style-name="ce65" table:formula="oooc:=['Amortization Schedule'.F93]" office:value-type="currency" office:value="113799.189872051">
            <text:p>$113,799.1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3">
            <text:p>83</text:p>
          </table:table-cell>
          <table:table-cell table:style-name="ce66" table:formula="oooc:=['Amortization Schedule'.B94]" office:value-type="currency" office:value="113799.189872051">
            <text:p>$113,799.19</text:p>
          </table:table-cell>
          <table:table-cell table:style-name="ce66" table:formula="oooc:=['Amortization Schedule'.C94]" office:value-type="currency" office:value="568.995949360255">
            <text:p>$569.00</text:p>
          </table:table-cell>
          <table:table-cell table:style-name="ce34" table:formula="oooc:=['Amortization Schedule'.D94]" office:value-type="currency" office:value="324.334333117353">
            <text:p>$324.33</text:p>
          </table:table-cell>
          <table:table-cell table:style-name="ce66" table:formula="oooc:=['Amortization Schedule'.E94]" office:value-type="currency" office:value="200">
            <text:p>$200.00</text:p>
          </table:table-cell>
          <table:table-cell table:style-name="ce66" table:formula="oooc:=['Amortization Schedule'.F94]" office:value-type="currency" office:value="113274.855538934">
            <text:p>$113,274.86</text:p>
          </table:table-cell>
          <table:table-cell table:number-columns-repeated="250"/>
        </table:table-row>
        <table:table-row table:style-name="ro2">
          <table:table-cell table:style-name="ce58" office:value-type="float" office:value="84">
            <text:p>84</text:p>
          </table:table-cell>
          <table:table-cell table:style-name="ce65" table:formula="oooc:=['Amortization Schedule'.B95]" office:value-type="currency" office:value="113274.855538934">
            <text:p>$113,274.86</text:p>
          </table:table-cell>
          <table:table-cell table:style-name="ce65" table:formula="oooc:=['Amortization Schedule'.C95]" office:value-type="currency" office:value="566.374277694668">
            <text:p>$566.37</text:p>
          </table:table-cell>
          <table:table-cell table:style-name="ce80" table:formula="oooc:=['Amortization Schedule'.D95]" office:value-type="currency" office:value="326.95600478294">
            <text:p>$326.96</text:p>
          </table:table-cell>
          <table:table-cell table:style-name="ce65" table:formula="oooc:=['Amortization Schedule'.E95]" office:value-type="currency" office:value="200">
            <text:p>$200.00</text:p>
          </table:table-cell>
          <table:table-cell table:style-name="ce65" table:formula="oooc:=['Amortization Schedule'.F95]" office:value-type="currency" office:value="112747.899534151">
            <text:p>$112,747.9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5">
            <text:p>85</text:p>
          </table:table-cell>
          <table:table-cell table:style-name="ce66" table:formula="oooc:=['Amortization Schedule'.B96]" office:value-type="currency" office:value="112747.899534151">
            <text:p>$112,747.90</text:p>
          </table:table-cell>
          <table:table-cell table:style-name="ce66" table:formula="oooc:=['Amortization Schedule'.C96]" office:value-type="currency" office:value="563.739497670753">
            <text:p>$563.74</text:p>
          </table:table-cell>
          <table:table-cell table:style-name="ce34" table:formula="oooc:=['Amortization Schedule'.D96]" office:value-type="currency" office:value="329.590784806855">
            <text:p>$329.59</text:p>
          </table:table-cell>
          <table:table-cell table:style-name="ce66" table:formula="oooc:=['Amortization Schedule'.E96]" office:value-type="currency" office:value="200">
            <text:p>$200.00</text:p>
          </table:table-cell>
          <table:table-cell table:style-name="ce66" table:formula="oooc:=['Amortization Schedule'.F96]" office:value-type="currency" office:value="112218.308749344">
            <text:p>$112,218.31</text:p>
          </table:table-cell>
          <table:table-cell table:number-columns-repeated="250"/>
        </table:table-row>
        <table:table-row table:style-name="ro2">
          <table:table-cell table:style-name="ce58" office:value-type="float" office:value="86">
            <text:p>86</text:p>
          </table:table-cell>
          <table:table-cell table:style-name="ce65" table:formula="oooc:=['Amortization Schedule'.B97]" office:value-type="currency" office:value="112218.308749344">
            <text:p>$112,218.31</text:p>
          </table:table-cell>
          <table:table-cell table:style-name="ce65" table:formula="oooc:=['Amortization Schedule'.C97]" office:value-type="currency" office:value="561.091543746719">
            <text:p>$561.09</text:p>
          </table:table-cell>
          <table:table-cell table:style-name="ce80" table:formula="oooc:=['Amortization Schedule'.D97]" office:value-type="currency" office:value="332.238738730889">
            <text:p>$332.24</text:p>
          </table:table-cell>
          <table:table-cell table:style-name="ce65" table:formula="oooc:=['Amortization Schedule'.E97]" office:value-type="currency" office:value="200">
            <text:p>$200.00</text:p>
          </table:table-cell>
          <table:table-cell table:style-name="ce65" table:formula="oooc:=['Amortization Schedule'.F97]" office:value-type="currency" office:value="111686.070010613">
            <text:p>$111,686.0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7">
            <text:p>87</text:p>
          </table:table-cell>
          <table:table-cell table:style-name="ce66" table:formula="oooc:=['Amortization Schedule'.B98]" office:value-type="currency" office:value="111686.070010613">
            <text:p>$111,686.07</text:p>
          </table:table-cell>
          <table:table-cell table:style-name="ce66" table:formula="oooc:=['Amortization Schedule'.C98]" office:value-type="currency" office:value="558.430350053065">
            <text:p>$558.43</text:p>
          </table:table-cell>
          <table:table-cell table:style-name="ce34" table:formula="oooc:=['Amortization Schedule'.D98]" office:value-type="currency" office:value="334.899932424543">
            <text:p>$334.90</text:p>
          </table:table-cell>
          <table:table-cell table:style-name="ce66" table:formula="oooc:=['Amortization Schedule'.E98]" office:value-type="currency" office:value="200">
            <text:p>$200.00</text:p>
          </table:table-cell>
          <table:table-cell table:style-name="ce66" table:formula="oooc:=['Amortization Schedule'.F98]" office:value-type="currency" office:value="111151.170078188">
            <text:p>$111,151.17</text:p>
          </table:table-cell>
          <table:table-cell table:number-columns-repeated="250"/>
        </table:table-row>
        <table:table-row table:style-name="ro2">
          <table:table-cell table:style-name="ce58" office:value-type="float" office:value="88">
            <text:p>88</text:p>
          </table:table-cell>
          <table:table-cell table:style-name="ce65" table:formula="oooc:=['Amortization Schedule'.B99]" office:value-type="currency" office:value="111151.170078188">
            <text:p>$111,151.17</text:p>
          </table:table-cell>
          <table:table-cell table:style-name="ce65" table:formula="oooc:=['Amortization Schedule'.C99]" office:value-type="currency" office:value="555.755850390942">
            <text:p>$555.76</text:p>
          </table:table-cell>
          <table:table-cell table:style-name="ce80" table:formula="oooc:=['Amortization Schedule'.D99]" office:value-type="currency" office:value="337.574432086666">
            <text:p>$337.57</text:p>
          </table:table-cell>
          <table:table-cell table:style-name="ce65" table:formula="oooc:=['Amortization Schedule'.E99]" office:value-type="currency" office:value="200">
            <text:p>$200.00</text:p>
          </table:table-cell>
          <table:table-cell table:style-name="ce65" table:formula="oooc:=['Amortization Schedule'.F99]" office:value-type="currency" office:value="110613.595646102">
            <text:p>$110,613.6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9">
            <text:p>89</text:p>
          </table:table-cell>
          <table:table-cell table:style-name="ce66" table:formula="oooc:=['Amortization Schedule'.B100]" office:value-type="currency" office:value="110613.595646102">
            <text:p>$110,613.60</text:p>
          </table:table-cell>
          <table:table-cell table:style-name="ce66" table:formula="oooc:=['Amortization Schedule'.C100]" office:value-type="currency" office:value="553.067978230509">
            <text:p>$553.07</text:p>
          </table:table-cell>
          <table:table-cell table:style-name="ce34" table:formula="oooc:=['Amortization Schedule'.D100]" office:value-type="currency" office:value="340.262304247099">
            <text:p>$340.26</text:p>
          </table:table-cell>
          <table:table-cell table:style-name="ce66" table:formula="oooc:=['Amortization Schedule'.E100]" office:value-type="currency" office:value="200">
            <text:p>$200.00</text:p>
          </table:table-cell>
          <table:table-cell table:style-name="ce66" table:formula="oooc:=['Amortization Schedule'.F100]" office:value-type="currency" office:value="110073.333341855">
            <text:p>$110,073.33</text:p>
          </table:table-cell>
          <table:table-cell table:number-columns-repeated="250"/>
        </table:table-row>
        <table:table-row table:style-name="ro2">
          <table:table-cell table:style-name="ce58" office:value-type="float" office:value="90">
            <text:p>90</text:p>
          </table:table-cell>
          <table:table-cell table:style-name="ce65" table:formula="oooc:=['Amortization Schedule'.B101]" office:value-type="currency" office:value="110073.333341855">
            <text:p>$110,073.33</text:p>
          </table:table-cell>
          <table:table-cell table:style-name="ce65" table:formula="oooc:=['Amortization Schedule'.C101]" office:value-type="currency" office:value="550.366666709273">
            <text:p>$550.37</text:p>
          </table:table-cell>
          <table:table-cell table:style-name="ce80" table:formula="oooc:=['Amortization Schedule'.D101]" office:value-type="currency" office:value="342.963615768335">
            <text:p>$342.96</text:p>
          </table:table-cell>
          <table:table-cell table:style-name="ce65" table:formula="oooc:=['Amortization Schedule'.E101]" office:value-type="currency" office:value="200">
            <text:p>$200.00</text:p>
          </table:table-cell>
          <table:table-cell table:style-name="ce65" table:formula="oooc:=['Amortization Schedule'.F101]" office:value-type="currency" office:value="109530.369726086">
            <text:p>$109,530.3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1">
            <text:p>91</text:p>
          </table:table-cell>
          <table:table-cell table:style-name="ce66" table:formula="oooc:=['Amortization Schedule'.B102]" office:value-type="currency" office:value="109530.369726086">
            <text:p>$109,530.37</text:p>
          </table:table-cell>
          <table:table-cell table:style-name="ce66" table:formula="oooc:=['Amortization Schedule'.C102]" office:value-type="currency" office:value="547.651848630431">
            <text:p>$547.65</text:p>
          </table:table-cell>
          <table:table-cell table:style-name="ce34" table:formula="oooc:=['Amortization Schedule'.D102]" office:value-type="currency" office:value="345.678433847177">
            <text:p>$345.68</text:p>
          </table:table-cell>
          <table:table-cell table:style-name="ce66" table:formula="oooc:=['Amortization Schedule'.E102]" office:value-type="currency" office:value="200">
            <text:p>$200.00</text:p>
          </table:table-cell>
          <table:table-cell table:style-name="ce66" table:formula="oooc:=['Amortization Schedule'.F102]" office:value-type="currency" office:value="108984.691292239">
            <text:p>$108,984.69</text:p>
          </table:table-cell>
          <table:table-cell table:number-columns-repeated="250"/>
        </table:table-row>
        <table:table-row table:style-name="ro2">
          <table:table-cell table:style-name="ce58" office:value-type="float" office:value="92">
            <text:p>92</text:p>
          </table:table-cell>
          <table:table-cell table:style-name="ce65" table:formula="oooc:=['Amortization Schedule'.B103]" office:value-type="currency" office:value="108984.691292239">
            <text:p>$108,984.69</text:p>
          </table:table-cell>
          <table:table-cell table:style-name="ce65" table:formula="oooc:=['Amortization Schedule'.C103]" office:value-type="currency" office:value="544.923456461195">
            <text:p>$544.92</text:p>
          </table:table-cell>
          <table:table-cell table:style-name="ce80" table:formula="oooc:=['Amortization Schedule'.D103]" office:value-type="currency" office:value="348.406826016412">
            <text:p>$348.41</text:p>
          </table:table-cell>
          <table:table-cell table:style-name="ce65" table:formula="oooc:=['Amortization Schedule'.E103]" office:value-type="currency" office:value="200">
            <text:p>$200.00</text:p>
          </table:table-cell>
          <table:table-cell table:style-name="ce65" table:formula="oooc:=['Amortization Schedule'.F103]" office:value-type="currency" office:value="108436.284466223">
            <text:p>$108,436.2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3">
            <text:p>93</text:p>
          </table:table-cell>
          <table:table-cell table:style-name="ce66" table:formula="oooc:=['Amortization Schedule'.B104]" office:value-type="currency" office:value="108436.284466223">
            <text:p>$108,436.28</text:p>
          </table:table-cell>
          <table:table-cell table:style-name="ce66" table:formula="oooc:=['Amortization Schedule'.C104]" office:value-type="currency" office:value="542.181422331113">
            <text:p>$542.18</text:p>
          </table:table-cell>
          <table:table-cell table:style-name="ce34" table:formula="oooc:=['Amortization Schedule'.D104]" office:value-type="currency" office:value="351.148860146494">
            <text:p>$351.15</text:p>
          </table:table-cell>
          <table:table-cell table:style-name="ce66" table:formula="oooc:=['Amortization Schedule'.E104]" office:value-type="currency" office:value="200">
            <text:p>$200.00</text:p>
          </table:table-cell>
          <table:table-cell table:style-name="ce66" table:formula="oooc:=['Amortization Schedule'.F104]" office:value-type="currency" office:value="107885.135606076">
            <text:p>$107,885.14</text:p>
          </table:table-cell>
          <table:table-cell table:number-columns-repeated="250"/>
        </table:table-row>
        <table:table-row table:style-name="ro2">
          <table:table-cell table:style-name="ce58" office:value-type="float" office:value="94">
            <text:p>94</text:p>
          </table:table-cell>
          <table:table-cell table:style-name="ce65" table:formula="oooc:=['Amortization Schedule'.B105]" office:value-type="currency" office:value="107885.135606076">
            <text:p>$107,885.14</text:p>
          </table:table-cell>
          <table:table-cell table:style-name="ce65" table:formula="oooc:=['Amortization Schedule'.C105]" office:value-type="currency" office:value="539.425678030381">
            <text:p>$539.43</text:p>
          </table:table-cell>
          <table:table-cell table:style-name="ce80" table:formula="oooc:=['Amortization Schedule'.D105]" office:value-type="currency" office:value="353.904604447227">
            <text:p>$353.90</text:p>
          </table:table-cell>
          <table:table-cell table:style-name="ce65" table:formula="oooc:=['Amortization Schedule'.E105]" office:value-type="currency" office:value="200">
            <text:p>$200.00</text:p>
          </table:table-cell>
          <table:table-cell table:style-name="ce65" table:formula="oooc:=['Amortization Schedule'.F105]" office:value-type="currency" office:value="107331.231001629">
            <text:p>$107,331.2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5">
            <text:p>95</text:p>
          </table:table-cell>
          <table:table-cell table:style-name="ce66" table:formula="oooc:=['Amortization Schedule'.B106]" office:value-type="currency" office:value="107331.231001629">
            <text:p>$107,331.23</text:p>
          </table:table-cell>
          <table:table-cell table:style-name="ce66" table:formula="oooc:=['Amortization Schedule'.C106]" office:value-type="currency" office:value="536.656155008145">
            <text:p>$536.66</text:p>
          </table:table-cell>
          <table:table-cell table:style-name="ce34" table:formula="oooc:=['Amortization Schedule'.D106]" office:value-type="currency" office:value="356.674127469463">
            <text:p>$356.67</text:p>
          </table:table-cell>
          <table:table-cell table:style-name="ce66" table:formula="oooc:=['Amortization Schedule'.E106]" office:value-type="currency" office:value="200">
            <text:p>$200.00</text:p>
          </table:table-cell>
          <table:table-cell table:style-name="ce66" table:formula="oooc:=['Amortization Schedule'.F106]" office:value-type="currency" office:value="106774.556874159">
            <text:p>$106,774.56</text:p>
          </table:table-cell>
          <table:table-cell table:number-columns-repeated="250"/>
        </table:table-row>
        <table:table-row table:style-name="ro2">
          <table:table-cell table:style-name="ce58" office:value-type="float" office:value="96">
            <text:p>96</text:p>
          </table:table-cell>
          <table:table-cell table:style-name="ce65" table:formula="oooc:=['Amortization Schedule'.B107]" office:value-type="currency" office:value="106774.556874159">
            <text:p>$106,774.56</text:p>
          </table:table-cell>
          <table:table-cell table:style-name="ce65" table:formula="oooc:=['Amortization Schedule'.C107]" office:value-type="currency" office:value="533.872784370798">
            <text:p>$533.87</text:p>
          </table:table-cell>
          <table:table-cell table:style-name="ce80" table:formula="oooc:=['Amortization Schedule'.D107]" office:value-type="currency" office:value="359.45749810681">
            <text:p>$359.46</text:p>
          </table:table-cell>
          <table:table-cell table:style-name="ce65" table:formula="oooc:=['Amortization Schedule'.E107]" office:value-type="currency" office:value="200">
            <text:p>$200.00</text:p>
          </table:table-cell>
          <table:table-cell table:style-name="ce65" table:formula="oooc:=['Amortization Schedule'.F107]" office:value-type="currency" office:value="106215.099376053">
            <text:p>$106,215.1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7">
            <text:p>97</text:p>
          </table:table-cell>
          <table:table-cell table:style-name="ce66" table:formula="oooc:=['Amortization Schedule'.B108]" office:value-type="currency" office:value="106215.099376053">
            <text:p>$106,215.10</text:p>
          </table:table-cell>
          <table:table-cell table:style-name="ce66" table:formula="oooc:=['Amortization Schedule'.C108]" office:value-type="currency" office:value="531.075496880263">
            <text:p>$531.08</text:p>
          </table:table-cell>
          <table:table-cell table:style-name="ce34" table:formula="oooc:=['Amortization Schedule'.D108]" office:value-type="currency" office:value="362.254785597344">
            <text:p>$362.25</text:p>
          </table:table-cell>
          <table:table-cell table:style-name="ce66" table:formula="oooc:=['Amortization Schedule'.E108]" office:value-type="currency" office:value="200">
            <text:p>$200.00</text:p>
          </table:table-cell>
          <table:table-cell table:style-name="ce66" table:formula="oooc:=['Amortization Schedule'.F108]" office:value-type="currency" office:value="105652.844590455">
            <text:p>$105,652.84</text:p>
          </table:table-cell>
          <table:table-cell table:number-columns-repeated="250"/>
        </table:table-row>
        <table:table-row table:style-name="ro2">
          <table:table-cell table:style-name="ce58" office:value-type="float" office:value="98">
            <text:p>98</text:p>
          </table:table-cell>
          <table:table-cell table:style-name="ce65" table:formula="oooc:=['Amortization Schedule'.B109]" office:value-type="currency" office:value="105652.844590455">
            <text:p>$105,652.84</text:p>
          </table:table-cell>
          <table:table-cell table:style-name="ce65" table:formula="oooc:=['Amortization Schedule'.C109]" office:value-type="currency" office:value="528.264222952277">
            <text:p>$528.26</text:p>
          </table:table-cell>
          <table:table-cell table:style-name="ce80" table:formula="oooc:=['Amortization Schedule'.D109]" office:value-type="currency" office:value="365.066059525331">
            <text:p>$365.07</text:p>
          </table:table-cell>
          <table:table-cell table:style-name="ce65" table:formula="oooc:=['Amortization Schedule'.E109]" office:value-type="currency" office:value="200">
            <text:p>$200.00</text:p>
          </table:table-cell>
          <table:table-cell table:style-name="ce65" table:formula="oooc:=['Amortization Schedule'.F109]" office:value-type="currency" office:value="105087.77853093">
            <text:p>$105,087.7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9">
            <text:p>99</text:p>
          </table:table-cell>
          <table:table-cell table:style-name="ce66" table:formula="oooc:=['Amortization Schedule'.B110]" office:value-type="currency" office:value="105087.77853093">
            <text:p>$105,087.78</text:p>
          </table:table-cell>
          <table:table-cell table:style-name="ce66" table:formula="oooc:=['Amortization Schedule'.C110]" office:value-type="currency" office:value="525.43889265465">
            <text:p>$525.44</text:p>
          </table:table-cell>
          <table:table-cell table:style-name="ce34" table:formula="oooc:=['Amortization Schedule'.D110]" office:value-type="currency" office:value="367.891389822958">
            <text:p>$367.89</text:p>
          </table:table-cell>
          <table:table-cell table:style-name="ce66" table:formula="oooc:=['Amortization Schedule'.E110]" office:value-type="currency" office:value="200">
            <text:p>$200.00</text:p>
          </table:table-cell>
          <table:table-cell table:style-name="ce66" table:formula="oooc:=['Amortization Schedule'.F110]" office:value-type="currency" office:value="104519.887141107">
            <text:p>$104,519.89</text:p>
          </table:table-cell>
          <table:table-cell table:number-columns-repeated="250"/>
        </table:table-row>
        <table:table-row table:style-name="ro2">
          <table:table-cell table:style-name="ce58" office:value-type="float" office:value="100">
            <text:p>100</text:p>
          </table:table-cell>
          <table:table-cell table:style-name="ce65" table:formula="oooc:=['Amortization Schedule'.B111]" office:value-type="currency" office:value="104519.887141107">
            <text:p>$104,519.89</text:p>
          </table:table-cell>
          <table:table-cell table:style-name="ce65" table:formula="oooc:=['Amortization Schedule'.C111]" office:value-type="currency" office:value="522.599435705535">
            <text:p>$522.60</text:p>
          </table:table-cell>
          <table:table-cell table:style-name="ce80" table:formula="oooc:=['Amortization Schedule'.D111]" office:value-type="currency" office:value="370.730846772073">
            <text:p>$370.73</text:p>
          </table:table-cell>
          <table:table-cell table:style-name="ce65" table:formula="oooc:=['Amortization Schedule'.E111]" office:value-type="currency" office:value="200">
            <text:p>$200.00</text:p>
          </table:table-cell>
          <table:table-cell table:style-name="ce65" table:formula="oooc:=['Amortization Schedule'.F111]" office:value-type="currency" office:value="103949.156294335">
            <text:p>$103,949.1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1">
            <text:p>101</text:p>
          </table:table-cell>
          <table:table-cell table:style-name="ce66" table:formula="oooc:=['Amortization Schedule'.B112]" office:value-type="currency" office:value="103949.156294335">
            <text:p>$103,949.16</text:p>
          </table:table-cell>
          <table:table-cell table:style-name="ce66" table:formula="oooc:=['Amortization Schedule'.C112]" office:value-type="currency" office:value="519.745781471675">
            <text:p>$519.75</text:p>
          </table:table-cell>
          <table:table-cell table:style-name="ce34" table:formula="oooc:=['Amortization Schedule'.D112]" office:value-type="currency" office:value="373.584501005933">
            <text:p>$373.58</text:p>
          </table:table-cell>
          <table:table-cell table:style-name="ce66" table:formula="oooc:=['Amortization Schedule'.E112]" office:value-type="currency" office:value="200">
            <text:p>$200.00</text:p>
          </table:table-cell>
          <table:table-cell table:style-name="ce66" table:formula="oooc:=['Amortization Schedule'.F112]" office:value-type="currency" office:value="103375.571793329">
            <text:p>$103,375.57</text:p>
          </table:table-cell>
          <table:table-cell table:number-columns-repeated="250"/>
        </table:table-row>
        <table:table-row table:style-name="ro2">
          <table:table-cell table:style-name="ce58" office:value-type="float" office:value="102">
            <text:p>102</text:p>
          </table:table-cell>
          <table:table-cell table:style-name="ce65" table:formula="oooc:=['Amortization Schedule'.B113]" office:value-type="currency" office:value="103375.571793329">
            <text:p>$103,375.57</text:p>
          </table:table-cell>
          <table:table-cell table:style-name="ce65" table:formula="oooc:=['Amortization Schedule'.C113]" office:value-type="currency" office:value="516.877858966645">
            <text:p>$516.88</text:p>
          </table:table-cell>
          <table:table-cell table:style-name="ce80" table:formula="oooc:=['Amortization Schedule'.D113]" office:value-type="currency" office:value="376.452423510963">
            <text:p>$376.45</text:p>
          </table:table-cell>
          <table:table-cell table:style-name="ce65" table:formula="oooc:=['Amortization Schedule'.E113]" office:value-type="currency" office:value="200">
            <text:p>$200.00</text:p>
          </table:table-cell>
          <table:table-cell table:style-name="ce65" table:formula="oooc:=['Amortization Schedule'.F113]" office:value-type="currency" office:value="102799.119369818">
            <text:p>$102,799.1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3">
            <text:p>103</text:p>
          </table:table-cell>
          <table:table-cell table:style-name="ce66" table:formula="oooc:=['Amortization Schedule'.B114]" office:value-type="currency" office:value="102799.119369818">
            <text:p>$102,799.12</text:p>
          </table:table-cell>
          <table:table-cell table:style-name="ce66" table:formula="oooc:=['Amortization Schedule'.C114]" office:value-type="currency" office:value="513.995596849091">
            <text:p>$514.00</text:p>
          </table:table-cell>
          <table:table-cell table:style-name="ce34" table:formula="oooc:=['Amortization Schedule'.D114]" office:value-type="currency" office:value="379.334685628517">
            <text:p>$379.33</text:p>
          </table:table-cell>
          <table:table-cell table:style-name="ce66" table:formula="oooc:=['Amortization Schedule'.E114]" office:value-type="currency" office:value="200">
            <text:p>$200.00</text:p>
          </table:table-cell>
          <table:table-cell table:style-name="ce66" table:formula="oooc:=['Amortization Schedule'.F114]" office:value-type="currency" office:value="102219.78468419">
            <text:p>$102,219.78</text:p>
          </table:table-cell>
          <table:table-cell table:number-columns-repeated="250"/>
        </table:table-row>
        <table:table-row table:style-name="ro2">
          <table:table-cell table:style-name="ce58" office:value-type="float" office:value="104">
            <text:p>104</text:p>
          </table:table-cell>
          <table:table-cell table:style-name="ce65" table:formula="oooc:=['Amortization Schedule'.B115]" office:value-type="currency" office:value="102219.78468419">
            <text:p>$102,219.78</text:p>
          </table:table-cell>
          <table:table-cell table:style-name="ce65" table:formula="oooc:=['Amortization Schedule'.C115]" office:value-type="currency" office:value="511.098923420948">
            <text:p>$511.10</text:p>
          </table:table-cell>
          <table:table-cell table:style-name="ce80" table:formula="oooc:=['Amortization Schedule'.D115]" office:value-type="currency" office:value="382.23135905666">
            <text:p>$382.23</text:p>
          </table:table-cell>
          <table:table-cell table:style-name="ce65" table:formula="oooc:=['Amortization Schedule'.E115]" office:value-type="currency" office:value="200">
            <text:p>$200.00</text:p>
          </table:table-cell>
          <table:table-cell table:style-name="ce65" table:formula="oooc:=['Amortization Schedule'.F115]" office:value-type="currency" office:value="101637.553325133">
            <text:p>$101,637.5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5">
            <text:p>105</text:p>
          </table:table-cell>
          <table:table-cell table:style-name="ce66" table:formula="oooc:=['Amortization Schedule'.B116]" office:value-type="currency" office:value="101637.553325133">
            <text:p>$101,637.55</text:p>
          </table:table-cell>
          <table:table-cell table:style-name="ce66" table:formula="oooc:=['Amortization Schedule'.C116]" office:value-type="currency" office:value="508.187766625665">
            <text:p>$508.19</text:p>
          </table:table-cell>
          <table:table-cell table:style-name="ce34" table:formula="oooc:=['Amortization Schedule'.D116]" office:value-type="currency" office:value="385.142515851943">
            <text:p>$385.14</text:p>
          </table:table-cell>
          <table:table-cell table:style-name="ce66" table:formula="oooc:=['Amortization Schedule'.E116]" office:value-type="currency" office:value="200">
            <text:p>$200.00</text:p>
          </table:table-cell>
          <table:table-cell table:style-name="ce66" table:formula="oooc:=['Amortization Schedule'.F116]" office:value-type="currency" office:value="101052.410809281">
            <text:p>$101,052.41</text:p>
          </table:table-cell>
          <table:table-cell table:number-columns-repeated="250"/>
        </table:table-row>
        <table:table-row table:style-name="ro2">
          <table:table-cell table:style-name="ce58" office:value-type="float" office:value="106">
            <text:p>106</text:p>
          </table:table-cell>
          <table:table-cell table:style-name="ce65" table:formula="oooc:=['Amortization Schedule'.B117]" office:value-type="currency" office:value="101052.410809281">
            <text:p>$101,052.41</text:p>
          </table:table-cell>
          <table:table-cell table:style-name="ce65" table:formula="oooc:=['Amortization Schedule'.C117]" office:value-type="currency" office:value="505.262054046405">
            <text:p>$505.26</text:p>
          </table:table-cell>
          <table:table-cell table:style-name="ce80" table:formula="oooc:=['Amortization Schedule'.D117]" office:value-type="currency" office:value="388.068228431203">
            <text:p>$388.07</text:p>
          </table:table-cell>
          <table:table-cell table:style-name="ce65" table:formula="oooc:=['Amortization Schedule'.E117]" office:value-type="currency" office:value="200">
            <text:p>$200.00</text:p>
          </table:table-cell>
          <table:table-cell table:style-name="ce65" table:formula="oooc:=['Amortization Schedule'.F117]" office:value-type="currency" office:value="100464.34258085">
            <text:p>$100,464.3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7">
            <text:p>107</text:p>
          </table:table-cell>
          <table:table-cell table:style-name="ce66" table:formula="oooc:=['Amortization Schedule'.B118]" office:value-type="currency" office:value="100464.34258085">
            <text:p>$100,464.34</text:p>
          </table:table-cell>
          <table:table-cell table:style-name="ce66" table:formula="oooc:=['Amortization Schedule'.C118]" office:value-type="currency" office:value="502.321712904249">
            <text:p>$502.32</text:p>
          </table:table-cell>
          <table:table-cell table:style-name="ce34" table:formula="oooc:=['Amortization Schedule'.D118]" office:value-type="currency" office:value="391.008569573359">
            <text:p>$391.01</text:p>
          </table:table-cell>
          <table:table-cell table:style-name="ce66" table:formula="oooc:=['Amortization Schedule'.E118]" office:value-type="currency" office:value="200">
            <text:p>$200.00</text:p>
          </table:table-cell>
          <table:table-cell table:style-name="ce66" table:formula="oooc:=['Amortization Schedule'.F118]" office:value-type="currency" office:value="99873.3340112764">
            <text:p>$99,873.33</text:p>
          </table:table-cell>
          <table:table-cell table:number-columns-repeated="250"/>
        </table:table-row>
        <table:table-row table:style-name="ro2">
          <table:table-cell table:style-name="ce58" office:value-type="float" office:value="108">
            <text:p>108</text:p>
          </table:table-cell>
          <table:table-cell table:style-name="ce65" table:formula="oooc:=['Amortization Schedule'.B119]" office:value-type="currency" office:value="99873.3340112764">
            <text:p>$99,873.33</text:p>
          </table:table-cell>
          <table:table-cell table:style-name="ce65" table:formula="oooc:=['Amortization Schedule'.C119]" office:value-type="currency" office:value="499.366670056382">
            <text:p>$499.37</text:p>
          </table:table-cell>
          <table:table-cell table:style-name="ce80" table:formula="oooc:=['Amortization Schedule'.D119]" office:value-type="currency" office:value="393.963612421226">
            <text:p>$393.96</text:p>
          </table:table-cell>
          <table:table-cell table:style-name="ce65" table:formula="oooc:=['Amortization Schedule'.E119]" office:value-type="currency" office:value="200">
            <text:p>$200.00</text:p>
          </table:table-cell>
          <table:table-cell table:style-name="ce65" table:formula="oooc:=['Amortization Schedule'.F119]" office:value-type="currency" office:value="99279.3703988552">
            <text:p>$99,279.3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9">
            <text:p>109</text:p>
          </table:table-cell>
          <table:table-cell table:style-name="ce66" table:formula="oooc:=['Amortization Schedule'.B120]" office:value-type="currency" office:value="99279.3703988552">
            <text:p>$99,279.37</text:p>
          </table:table-cell>
          <table:table-cell table:style-name="ce66" table:formula="oooc:=['Amortization Schedule'.C120]" office:value-type="currency" office:value="496.396851994276">
            <text:p>$496.40</text:p>
          </table:table-cell>
          <table:table-cell table:style-name="ce34" table:formula="oooc:=['Amortization Schedule'.D120]" office:value-type="currency" office:value="396.933430483332">
            <text:p>$396.93</text:p>
          </table:table-cell>
          <table:table-cell table:style-name="ce66" table:formula="oooc:=['Amortization Schedule'.E120]" office:value-type="currency" office:value="200">
            <text:p>$200.00</text:p>
          </table:table-cell>
          <table:table-cell table:style-name="ce66" table:formula="oooc:=['Amortization Schedule'.F120]" office:value-type="currency" office:value="98682.4369683719">
            <text:p>$98,682.44</text:p>
          </table:table-cell>
          <table:table-cell table:number-columns-repeated="250"/>
        </table:table-row>
        <table:table-row table:style-name="ro2">
          <table:table-cell table:style-name="ce58" office:value-type="float" office:value="110">
            <text:p>110</text:p>
          </table:table-cell>
          <table:table-cell table:style-name="ce65" table:formula="oooc:=['Amortization Schedule'.B121]" office:value-type="currency" office:value="98682.4369683719">
            <text:p>$98,682.44</text:p>
          </table:table-cell>
          <table:table-cell table:style-name="ce65" table:formula="oooc:=['Amortization Schedule'.C121]" office:value-type="currency" office:value="493.412184841859">
            <text:p>$493.41</text:p>
          </table:table-cell>
          <table:table-cell table:style-name="ce80" table:formula="oooc:=['Amortization Schedule'.D121]" office:value-type="currency" office:value="399.918097635749">
            <text:p>$399.92</text:p>
          </table:table-cell>
          <table:table-cell table:style-name="ce65" table:formula="oooc:=['Amortization Schedule'.E121]" office:value-type="currency" office:value="200">
            <text:p>$200.00</text:p>
          </table:table-cell>
          <table:table-cell table:style-name="ce65" table:formula="oooc:=['Amortization Schedule'.F121]" office:value-type="currency" office:value="98082.5188707361">
            <text:p>$98,082.5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1">
            <text:p>111</text:p>
          </table:table-cell>
          <table:table-cell table:style-name="ce66" table:formula="oooc:=['Amortization Schedule'.B122]" office:value-type="currency" office:value="98082.5188707361">
            <text:p>$98,082.52</text:p>
          </table:table-cell>
          <table:table-cell table:style-name="ce66" table:formula="oooc:=['Amortization Schedule'.C122]" office:value-type="currency" office:value="490.412594353681">
            <text:p>$490.41</text:p>
          </table:table-cell>
          <table:table-cell table:style-name="ce34" table:formula="oooc:=['Amortization Schedule'.D122]" office:value-type="currency" office:value="402.917688123927">
            <text:p>$402.92</text:p>
          </table:table-cell>
          <table:table-cell table:style-name="ce66" table:formula="oooc:=['Amortization Schedule'.E122]" office:value-type="currency" office:value="200">
            <text:p>$200.00</text:p>
          </table:table-cell>
          <table:table-cell table:style-name="ce66" table:formula="oooc:=['Amortization Schedule'.F122]" office:value-type="currency" office:value="97479.6011826122">
            <text:p>$97,479.60</text:p>
          </table:table-cell>
          <table:table-cell table:number-columns-repeated="250"/>
        </table:table-row>
        <table:table-row table:style-name="ro2">
          <table:table-cell table:style-name="ce58" office:value-type="float" office:value="112">
            <text:p>112</text:p>
          </table:table-cell>
          <table:table-cell table:style-name="ce65" table:formula="oooc:=['Amortization Schedule'.B123]" office:value-type="currency" office:value="97479.6011826122">
            <text:p>$97,479.60</text:p>
          </table:table-cell>
          <table:table-cell table:style-name="ce65" table:formula="oooc:=['Amortization Schedule'.C123]" office:value-type="currency" office:value="487.398005913061">
            <text:p>$487.40</text:p>
          </table:table-cell>
          <table:table-cell table:style-name="ce80" table:formula="oooc:=['Amortization Schedule'.D123]" office:value-type="currency" office:value="405.932276564547">
            <text:p>$405.93</text:p>
          </table:table-cell>
          <table:table-cell table:style-name="ce65" table:formula="oooc:=['Amortization Schedule'.E123]" office:value-type="currency" office:value="200">
            <text:p>$200.00</text:p>
          </table:table-cell>
          <table:table-cell table:style-name="ce65" table:formula="oooc:=['Amortization Schedule'.F123]" office:value-type="currency" office:value="96873.6689060476">
            <text:p>$96,873.6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3">
            <text:p>113</text:p>
          </table:table-cell>
          <table:table-cell table:style-name="ce66" table:formula="oooc:=['Amortization Schedule'.B124]" office:value-type="currency" office:value="96873.6689060476">
            <text:p>$96,873.67</text:p>
          </table:table-cell>
          <table:table-cell table:style-name="ce66" table:formula="oooc:=['Amortization Schedule'.C124]" office:value-type="currency" office:value="484.368344530238">
            <text:p>$484.37</text:p>
          </table:table-cell>
          <table:table-cell table:style-name="ce34" table:formula="oooc:=['Amortization Schedule'.D124]" office:value-type="currency" office:value="408.96193794737">
            <text:p>$408.96</text:p>
          </table:table-cell>
          <table:table-cell table:style-name="ce66" table:formula="oooc:=['Amortization Schedule'.E124]" office:value-type="currency" office:value="200">
            <text:p>$200.00</text:p>
          </table:table-cell>
          <table:table-cell table:style-name="ce66" table:formula="oooc:=['Amortization Schedule'.F124]" office:value-type="currency" office:value="96264.7069681003">
            <text:p>$96,264.71</text:p>
          </table:table-cell>
          <table:table-cell table:number-columns-repeated="250"/>
        </table:table-row>
        <table:table-row table:style-name="ro2">
          <table:table-cell table:style-name="ce58" office:value-type="float" office:value="114">
            <text:p>114</text:p>
          </table:table-cell>
          <table:table-cell table:style-name="ce65" table:formula="oooc:=['Amortization Schedule'.B125]" office:value-type="currency" office:value="96264.7069681003">
            <text:p>$96,264.71</text:p>
          </table:table-cell>
          <table:table-cell table:style-name="ce65" table:formula="oooc:=['Amortization Schedule'.C125]" office:value-type="currency" office:value="481.323534840501">
            <text:p>$481.32</text:p>
          </table:table-cell>
          <table:table-cell table:style-name="ce80" table:formula="oooc:=['Amortization Schedule'.D125]" office:value-type="currency" office:value="412.006747637107">
            <text:p>$412.01</text:p>
          </table:table-cell>
          <table:table-cell table:style-name="ce65" table:formula="oooc:=['Amortization Schedule'.E125]" office:value-type="currency" office:value="200">
            <text:p>$200.00</text:p>
          </table:table-cell>
          <table:table-cell table:style-name="ce65" table:formula="oooc:=['Amortization Schedule'.F125]" office:value-type="currency" office:value="95652.7002204632">
            <text:p>$95,652.7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5">
            <text:p>115</text:p>
          </table:table-cell>
          <table:table-cell table:style-name="ce66" table:formula="oooc:=['Amortization Schedule'.B126]" office:value-type="currency" office:value="95652.7002204632">
            <text:p>$95,652.70</text:p>
          </table:table-cell>
          <table:table-cell table:style-name="ce66" table:formula="oooc:=['Amortization Schedule'.C126]" office:value-type="currency" office:value="478.263501102316">
            <text:p>$478.26</text:p>
          </table:table-cell>
          <table:table-cell table:style-name="ce34" table:formula="oooc:=['Amortization Schedule'.D126]" office:value-type="currency" office:value="415.066781375292">
            <text:p>$415.07</text:p>
          </table:table-cell>
          <table:table-cell table:style-name="ce66" table:formula="oooc:=['Amortization Schedule'.E126]" office:value-type="currency" office:value="200">
            <text:p>$200.00</text:p>
          </table:table-cell>
          <table:table-cell table:style-name="ce66" table:formula="oooc:=['Amortization Schedule'.F126]" office:value-type="currency" office:value="95037.6334390879">
            <text:p>$95,037.63</text:p>
          </table:table-cell>
          <table:table-cell table:number-columns-repeated="250"/>
        </table:table-row>
        <table:table-row table:style-name="ro2">
          <table:table-cell table:style-name="ce58" office:value-type="float" office:value="116">
            <text:p>116</text:p>
          </table:table-cell>
          <table:table-cell table:style-name="ce65" table:formula="oooc:=['Amortization Schedule'.B127]" office:value-type="currency" office:value="95037.6334390879">
            <text:p>$95,037.63</text:p>
          </table:table-cell>
          <table:table-cell table:style-name="ce65" table:formula="oooc:=['Amortization Schedule'.C127]" office:value-type="currency" office:value="475.188167195439">
            <text:p>$475.19</text:p>
          </table:table-cell>
          <table:table-cell table:style-name="ce80" table:formula="oooc:=['Amortization Schedule'.D127]" office:value-type="currency" office:value="418.142115282169">
            <text:p>$418.14</text:p>
          </table:table-cell>
          <table:table-cell table:style-name="ce65" table:formula="oooc:=['Amortization Schedule'.E127]" office:value-type="currency" office:value="200">
            <text:p>$200.00</text:p>
          </table:table-cell>
          <table:table-cell table:style-name="ce65" table:formula="oooc:=['Amortization Schedule'.F127]" office:value-type="currency" office:value="94419.4913238057">
            <text:p>$94,419.4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7">
            <text:p>117</text:p>
          </table:table-cell>
          <table:table-cell table:style-name="ce66" table:formula="oooc:=['Amortization Schedule'.B128]" office:value-type="currency" office:value="94419.4913238057">
            <text:p>$94,419.49</text:p>
          </table:table-cell>
          <table:table-cell table:style-name="ce66" table:formula="oooc:=['Amortization Schedule'.C128]" office:value-type="currency" office:value="472.097456619028">
            <text:p>$472.10</text:p>
          </table:table-cell>
          <table:table-cell table:style-name="ce34" table:formula="oooc:=['Amortization Schedule'.D128]" office:value-type="currency" office:value="421.232825858579">
            <text:p>$421.23</text:p>
          </table:table-cell>
          <table:table-cell table:style-name="ce66" table:formula="oooc:=['Amortization Schedule'.E128]" office:value-type="currency" office:value="200">
            <text:p>$200.00</text:p>
          </table:table-cell>
          <table:table-cell table:style-name="ce66" table:formula="oooc:=['Amortization Schedule'.F128]" office:value-type="currency" office:value="93798.2584979471">
            <text:p>$93,798.26</text:p>
          </table:table-cell>
          <table:table-cell table:number-columns-repeated="250"/>
        </table:table-row>
        <table:table-row table:style-name="ro2">
          <table:table-cell table:style-name="ce58" office:value-type="float" office:value="118">
            <text:p>118</text:p>
          </table:table-cell>
          <table:table-cell table:style-name="ce65" table:formula="oooc:=['Amortization Schedule'.B129]" office:value-type="currency" office:value="93798.2584979471">
            <text:p>$93,798.26</text:p>
          </table:table-cell>
          <table:table-cell table:style-name="ce65" table:formula="oooc:=['Amortization Schedule'.C129]" office:value-type="currency" office:value="468.991292489736">
            <text:p>$468.99</text:p>
          </table:table-cell>
          <table:table-cell table:style-name="ce80" table:formula="oooc:=['Amortization Schedule'.D129]" office:value-type="currency" office:value="424.338989987872">
            <text:p>$424.34</text:p>
          </table:table-cell>
          <table:table-cell table:style-name="ce65" table:formula="oooc:=['Amortization Schedule'.E129]" office:value-type="currency" office:value="200">
            <text:p>$200.00</text:p>
          </table:table-cell>
          <table:table-cell table:style-name="ce65" table:formula="oooc:=['Amortization Schedule'.F129]" office:value-type="currency" office:value="93173.9195079592">
            <text:p>$93,173.9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9">
            <text:p>119</text:p>
          </table:table-cell>
          <table:table-cell table:style-name="ce66" table:formula="oooc:=['Amortization Schedule'.B130]" office:value-type="currency" office:value="93173.9195079592">
            <text:p>$93,173.92</text:p>
          </table:table-cell>
          <table:table-cell table:style-name="ce66" table:formula="oooc:=['Amortization Schedule'.C130]" office:value-type="currency" office:value="465.869597539796">
            <text:p>$465.87</text:p>
          </table:table-cell>
          <table:table-cell table:style-name="ce34" table:formula="oooc:=['Amortization Schedule'.D130]" office:value-type="currency" office:value="427.460684937812">
            <text:p>$427.46</text:p>
          </table:table-cell>
          <table:table-cell table:style-name="ce66" table:formula="oooc:=['Amortization Schedule'.E130]" office:value-type="currency" office:value="200">
            <text:p>$200.00</text:p>
          </table:table-cell>
          <table:table-cell table:style-name="ce66" table:formula="oooc:=['Amortization Schedule'.F130]" office:value-type="currency" office:value="92546.4588230214">
            <text:p>$92,546.46</text:p>
          </table:table-cell>
          <table:table-cell table:number-columns-repeated="250"/>
        </table:table-row>
        <table:table-row table:style-name="ro2">
          <table:table-cell table:style-name="ce58" office:value-type="float" office:value="120">
            <text:p>120</text:p>
          </table:table-cell>
          <table:table-cell table:style-name="ce65" table:formula="oooc:=['Amortization Schedule'.B131]" office:value-type="currency" office:value="92546.4588230214">
            <text:p>$92,546.46</text:p>
          </table:table-cell>
          <table:table-cell table:style-name="ce65" table:formula="oooc:=['Amortization Schedule'.C131]" office:value-type="currency" office:value="462.732294115107">
            <text:p>$462.73</text:p>
          </table:table-cell>
          <table:table-cell table:style-name="ce80" table:formula="oooc:=['Amortization Schedule'.D131]" office:value-type="currency" office:value="430.597988362501">
            <text:p>$430.60</text:p>
          </table:table-cell>
          <table:table-cell table:style-name="ce65" table:formula="oooc:=['Amortization Schedule'.E131]" office:value-type="currency" office:value="200">
            <text:p>$200.00</text:p>
          </table:table-cell>
          <table:table-cell table:style-name="ce65" table:formula="oooc:=['Amortization Schedule'.F131]" office:value-type="currency" office:value="91915.8608346589">
            <text:p>$91,915.8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1">
            <text:p>121</text:p>
          </table:table-cell>
          <table:table-cell table:style-name="ce66" table:formula="oooc:=['Amortization Schedule'.B132]" office:value-type="currency" office:value="91915.8608346589">
            <text:p>$91,915.86</text:p>
          </table:table-cell>
          <table:table-cell table:style-name="ce66" table:formula="oooc:=['Amortization Schedule'.C132]" office:value-type="currency" office:value="459.579304173295">
            <text:p>$459.58</text:p>
          </table:table-cell>
          <table:table-cell table:style-name="ce34" table:formula="oooc:=['Amortization Schedule'.D132]" office:value-type="currency" office:value="433.750978304313">
            <text:p>$433.75</text:p>
          </table:table-cell>
          <table:table-cell table:style-name="ce66" table:formula="oooc:=['Amortization Schedule'.E132]" office:value-type="currency" office:value="200">
            <text:p>$200.00</text:p>
          </table:table-cell>
          <table:table-cell table:style-name="ce66" table:formula="oooc:=['Amortization Schedule'.F132]" office:value-type="currency" office:value="91282.1098563546">
            <text:p>$91,282.11</text:p>
          </table:table-cell>
          <table:table-cell table:number-columns-repeated="250"/>
        </table:table-row>
        <table:table-row table:style-name="ro2">
          <table:table-cell table:style-name="ce58" office:value-type="float" office:value="122">
            <text:p>122</text:p>
          </table:table-cell>
          <table:table-cell table:style-name="ce65" table:formula="oooc:=['Amortization Schedule'.B133]" office:value-type="currency" office:value="91282.1098563546">
            <text:p>$91,282.11</text:p>
          </table:table-cell>
          <table:table-cell table:style-name="ce65" table:formula="oooc:=['Amortization Schedule'.C133]" office:value-type="currency" office:value="456.410549281773">
            <text:p>$456.41</text:p>
          </table:table-cell>
          <table:table-cell table:style-name="ce80" table:formula="oooc:=['Amortization Schedule'.D133]" office:value-type="currency" office:value="436.919733195835">
            <text:p>$436.92</text:p>
          </table:table-cell>
          <table:table-cell table:style-name="ce65" table:formula="oooc:=['Amortization Schedule'.E133]" office:value-type="currency" office:value="200">
            <text:p>$200.00</text:p>
          </table:table-cell>
          <table:table-cell table:style-name="ce65" table:formula="oooc:=['Amortization Schedule'.F133]" office:value-type="currency" office:value="90645.1901231588">
            <text:p>$90,645.1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3">
            <text:p>123</text:p>
          </table:table-cell>
          <table:table-cell table:style-name="ce66" table:formula="oooc:=['Amortization Schedule'.B134]" office:value-type="currency" office:value="90645.1901231588">
            <text:p>$90,645.19</text:p>
          </table:table-cell>
          <table:table-cell table:style-name="ce66" table:formula="oooc:=['Amortization Schedule'.C134]" office:value-type="currency" office:value="453.225950615794">
            <text:p>$453.23</text:p>
          </table:table-cell>
          <table:table-cell table:style-name="ce34" table:formula="oooc:=['Amortization Schedule'.D134]" office:value-type="currency" office:value="440.104331861814">
            <text:p>$440.10</text:p>
          </table:table-cell>
          <table:table-cell table:style-name="ce66" table:formula="oooc:=['Amortization Schedule'.E134]" office:value-type="currency" office:value="200">
            <text:p>$200.00</text:p>
          </table:table-cell>
          <table:table-cell table:style-name="ce66" table:formula="oooc:=['Amortization Schedule'.F134]" office:value-type="currency" office:value="90005.085791297">
            <text:p>$90,005.09</text:p>
          </table:table-cell>
          <table:table-cell table:number-columns-repeated="250"/>
        </table:table-row>
        <table:table-row table:style-name="ro2">
          <table:table-cell table:style-name="ce58" office:value-type="float" office:value="124">
            <text:p>124</text:p>
          </table:table-cell>
          <table:table-cell table:style-name="ce65" table:formula="oooc:=['Amortization Schedule'.B135]" office:value-type="currency" office:value="90005.085791297">
            <text:p>$90,005.09</text:p>
          </table:table-cell>
          <table:table-cell table:style-name="ce65" table:formula="oooc:=['Amortization Schedule'.C135]" office:value-type="currency" office:value="450.025428956485">
            <text:p>$450.03</text:p>
          </table:table-cell>
          <table:table-cell table:style-name="ce80" table:formula="oooc:=['Amortization Schedule'.D135]" office:value-type="currency" office:value="443.304853521123">
            <text:p>$443.30</text:p>
          </table:table-cell>
          <table:table-cell table:style-name="ce65" table:formula="oooc:=['Amortization Schedule'.E135]" office:value-type="currency" office:value="200">
            <text:p>$200.00</text:p>
          </table:table-cell>
          <table:table-cell table:style-name="ce65" table:formula="oooc:=['Amortization Schedule'.F135]" office:value-type="currency" office:value="89361.7809377759">
            <text:p>$89,361.7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5">
            <text:p>125</text:p>
          </table:table-cell>
          <table:table-cell table:style-name="ce66" table:formula="oooc:=['Amortization Schedule'.B136]" office:value-type="currency" office:value="89361.7809377759">
            <text:p>$89,361.78</text:p>
          </table:table-cell>
          <table:table-cell table:style-name="ce66" table:formula="oooc:=['Amortization Schedule'.C136]" office:value-type="currency" office:value="446.808904688879">
            <text:p>$446.81</text:p>
          </table:table-cell>
          <table:table-cell table:style-name="ce34" table:formula="oooc:=['Amortization Schedule'.D136]" office:value-type="currency" office:value="446.521377788729">
            <text:p>$446.52</text:p>
          </table:table-cell>
          <table:table-cell table:style-name="ce66" table:formula="oooc:=['Amortization Schedule'.E136]" office:value-type="currency" office:value="200">
            <text:p>$200.00</text:p>
          </table:table-cell>
          <table:table-cell table:style-name="ce66" table:formula="oooc:=['Amortization Schedule'.F136]" office:value-type="currency" office:value="88715.2595599871">
            <text:p>$88,715.26</text:p>
          </table:table-cell>
          <table:table-cell table:number-columns-repeated="250"/>
        </table:table-row>
        <table:table-row table:style-name="ro2">
          <table:table-cell table:style-name="ce58" office:value-type="float" office:value="126">
            <text:p>126</text:p>
          </table:table-cell>
          <table:table-cell table:style-name="ce65" table:formula="oooc:=['Amortization Schedule'.B137]" office:value-type="currency" office:value="88715.2595599871">
            <text:p>$88,715.26</text:p>
          </table:table-cell>
          <table:table-cell table:style-name="ce65" table:formula="oooc:=['Amortization Schedule'.C137]" office:value-type="currency" office:value="443.576297799936">
            <text:p>$443.58</text:p>
          </table:table-cell>
          <table:table-cell table:style-name="ce80" table:formula="oooc:=['Amortization Schedule'.D137]" office:value-type="currency" office:value="449.753984677672">
            <text:p>$449.75</text:p>
          </table:table-cell>
          <table:table-cell table:style-name="ce65" table:formula="oooc:=['Amortization Schedule'.E137]" office:value-type="currency" office:value="200">
            <text:p>$200.00</text:p>
          </table:table-cell>
          <table:table-cell table:style-name="ce65" table:formula="oooc:=['Amortization Schedule'.F137]" office:value-type="currency" office:value="88065.5055753095">
            <text:p>$88,065.5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7">
            <text:p>127</text:p>
          </table:table-cell>
          <table:table-cell table:style-name="ce66" table:formula="oooc:=['Amortization Schedule'.B138]" office:value-type="currency" office:value="88065.5055753095">
            <text:p>$88,065.51</text:p>
          </table:table-cell>
          <table:table-cell table:style-name="ce66" table:formula="oooc:=['Amortization Schedule'.C138]" office:value-type="currency" office:value="440.327527876547">
            <text:p>$440.33</text:p>
          </table:table-cell>
          <table:table-cell table:style-name="ce34" table:formula="oooc:=['Amortization Schedule'.D138]" office:value-type="currency" office:value="453.002754601061">
            <text:p>$453.00</text:p>
          </table:table-cell>
          <table:table-cell table:style-name="ce66" table:formula="oooc:=['Amortization Schedule'.E138]" office:value-type="currency" office:value="200">
            <text:p>$200.00</text:p>
          </table:table-cell>
          <table:table-cell table:style-name="ce66" table:formula="oooc:=['Amortization Schedule'.F138]" office:value-type="currency" office:value="87412.5028207084">
            <text:p>$87,412.50</text:p>
          </table:table-cell>
          <table:table-cell table:number-columns-repeated="250"/>
        </table:table-row>
        <table:table-row table:style-name="ro2">
          <table:table-cell table:style-name="ce58" office:value-type="float" office:value="128">
            <text:p>128</text:p>
          </table:table-cell>
          <table:table-cell table:style-name="ce65" table:formula="oooc:=['Amortization Schedule'.B139]" office:value-type="currency" office:value="87412.5028207084">
            <text:p>$87,412.50</text:p>
          </table:table-cell>
          <table:table-cell table:style-name="ce65" table:formula="oooc:=['Amortization Schedule'.C139]" office:value-type="currency" office:value="437.062514103542">
            <text:p>$437.06</text:p>
          </table:table-cell>
          <table:table-cell table:style-name="ce80" table:formula="oooc:=['Amortization Schedule'.D139]" office:value-type="currency" office:value="456.267768374066">
            <text:p>$456.27</text:p>
          </table:table-cell>
          <table:table-cell table:style-name="ce65" table:formula="oooc:=['Amortization Schedule'.E139]" office:value-type="currency" office:value="200">
            <text:p>$200.00</text:p>
          </table:table-cell>
          <table:table-cell table:style-name="ce65" table:formula="oooc:=['Amortization Schedule'.F139]" office:value-type="currency" office:value="86756.2350523343">
            <text:p>$86,756.2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9">
            <text:p>129</text:p>
          </table:table-cell>
          <table:table-cell table:style-name="ce66" table:formula="oooc:=['Amortization Schedule'.B140]" office:value-type="currency" office:value="86756.2350523343">
            <text:p>$86,756.24</text:p>
          </table:table-cell>
          <table:table-cell table:style-name="ce66" table:formula="oooc:=['Amortization Schedule'.C140]" office:value-type="currency" office:value="433.781175261672">
            <text:p>$433.78</text:p>
          </table:table-cell>
          <table:table-cell table:style-name="ce34" table:formula="oooc:=['Amortization Schedule'.D140]" office:value-type="currency" office:value="459.549107215936">
            <text:p>$459.55</text:p>
          </table:table-cell>
          <table:table-cell table:style-name="ce66" table:formula="oooc:=['Amortization Schedule'.E140]" office:value-type="currency" office:value="200">
            <text:p>$200.00</text:p>
          </table:table-cell>
          <table:table-cell table:style-name="ce66" table:formula="oooc:=['Amortization Schedule'.F140]" office:value-type="currency" office:value="86096.6859451184">
            <text:p>$86,096.69</text:p>
          </table:table-cell>
          <table:table-cell table:number-columns-repeated="250"/>
        </table:table-row>
        <table:table-row table:style-name="ro2">
          <table:table-cell table:style-name="ce58" office:value-type="float" office:value="130">
            <text:p>130</text:p>
          </table:table-cell>
          <table:table-cell table:style-name="ce65" table:formula="oooc:=['Amortization Schedule'.B141]" office:value-type="currency" office:value="86096.6859451184">
            <text:p>$86,096.69</text:p>
          </table:table-cell>
          <table:table-cell table:style-name="ce65" table:formula="oooc:=['Amortization Schedule'.C141]" office:value-type="currency" office:value="430.483429725592">
            <text:p>$430.48</text:p>
          </table:table-cell>
          <table:table-cell table:style-name="ce80" table:formula="oooc:=['Amortization Schedule'.D141]" office:value-type="currency" office:value="462.846852752016">
            <text:p>$462.85</text:p>
          </table:table-cell>
          <table:table-cell table:style-name="ce65" table:formula="oooc:=['Amortization Schedule'.E141]" office:value-type="currency" office:value="200">
            <text:p>$200.00</text:p>
          </table:table-cell>
          <table:table-cell table:style-name="ce65" table:formula="oooc:=['Amortization Schedule'.F141]" office:value-type="currency" office:value="85433.8390923664">
            <text:p>$85,433.8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1">
            <text:p>131</text:p>
          </table:table-cell>
          <table:table-cell table:style-name="ce66" table:formula="oooc:=['Amortization Schedule'.B142]" office:value-type="currency" office:value="85433.8390923664">
            <text:p>$85,433.84</text:p>
          </table:table-cell>
          <table:table-cell table:style-name="ce66" table:formula="oooc:=['Amortization Schedule'.C142]" office:value-type="currency" office:value="427.169195461832">
            <text:p>$427.17</text:p>
          </table:table-cell>
          <table:table-cell table:style-name="ce34" table:formula="oooc:=['Amortization Schedule'.D142]" office:value-type="currency" office:value="466.161087015776">
            <text:p>$466.16</text:p>
          </table:table-cell>
          <table:table-cell table:style-name="ce66" table:formula="oooc:=['Amortization Schedule'.E142]" office:value-type="currency" office:value="200">
            <text:p>$200.00</text:p>
          </table:table-cell>
          <table:table-cell table:style-name="ce66" table:formula="oooc:=['Amortization Schedule'.F142]" office:value-type="currency" office:value="84767.6780053506">
            <text:p>$84,767.68</text:p>
          </table:table-cell>
          <table:table-cell table:number-columns-repeated="250"/>
        </table:table-row>
        <table:table-row table:style-name="ro2">
          <table:table-cell table:style-name="ce58" office:value-type="float" office:value="132">
            <text:p>132</text:p>
          </table:table-cell>
          <table:table-cell table:style-name="ce65" table:formula="oooc:=['Amortization Schedule'.B143]" office:value-type="currency" office:value="84767.6780053506">
            <text:p>$84,767.68</text:p>
          </table:table-cell>
          <table:table-cell table:style-name="ce65" table:formula="oooc:=['Amortization Schedule'.C143]" office:value-type="currency" office:value="423.838390026753">
            <text:p>$423.84</text:p>
          </table:table-cell>
          <table:table-cell table:style-name="ce80" table:formula="oooc:=['Amortization Schedule'.D143]" office:value-type="currency" office:value="469.491892450855">
            <text:p>$469.49</text:p>
          </table:table-cell>
          <table:table-cell table:style-name="ce65" table:formula="oooc:=['Amortization Schedule'.E143]" office:value-type="currency" office:value="200">
            <text:p>$200.00</text:p>
          </table:table-cell>
          <table:table-cell table:style-name="ce65" table:formula="oooc:=['Amortization Schedule'.F143]" office:value-type="currency" office:value="84098.1861128997">
            <text:p>$84,098.1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3">
            <text:p>133</text:p>
          </table:table-cell>
          <table:table-cell table:style-name="ce66" table:formula="oooc:=['Amortization Schedule'.B144]" office:value-type="currency" office:value="84098.1861128997">
            <text:p>$84,098.19</text:p>
          </table:table-cell>
          <table:table-cell table:style-name="ce66" table:formula="oooc:=['Amortization Schedule'.C144]" office:value-type="currency" office:value="420.490930564499">
            <text:p>$420.49</text:p>
          </table:table-cell>
          <table:table-cell table:style-name="ce34" table:formula="oooc:=['Amortization Schedule'.D144]" office:value-type="currency" office:value="472.839351913109">
            <text:p>$472.84</text:p>
          </table:table-cell>
          <table:table-cell table:style-name="ce66" table:formula="oooc:=['Amortization Schedule'.E144]" office:value-type="currency" office:value="200">
            <text:p>$200.00</text:p>
          </table:table-cell>
          <table:table-cell table:style-name="ce66" table:formula="oooc:=['Amortization Schedule'.F144]" office:value-type="currency" office:value="83425.3467609866">
            <text:p>$83,425.35</text:p>
          </table:table-cell>
          <table:table-cell table:number-columns-repeated="250"/>
        </table:table-row>
        <table:table-row table:style-name="ro2">
          <table:table-cell table:style-name="ce58" office:value-type="float" office:value="134">
            <text:p>134</text:p>
          </table:table-cell>
          <table:table-cell table:style-name="ce65" table:formula="oooc:=['Amortization Schedule'.B145]" office:value-type="currency" office:value="83425.3467609866">
            <text:p>$83,425.35</text:p>
          </table:table-cell>
          <table:table-cell table:style-name="ce65" table:formula="oooc:=['Amortization Schedule'.C145]" office:value-type="currency" office:value="417.126733804933">
            <text:p>$417.13</text:p>
          </table:table-cell>
          <table:table-cell table:style-name="ce80" table:formula="oooc:=['Amortization Schedule'.D145]" office:value-type="currency" office:value="476.203548672675">
            <text:p>$476.20</text:p>
          </table:table-cell>
          <table:table-cell table:style-name="ce65" table:formula="oooc:=['Amortization Schedule'.E145]" office:value-type="currency" office:value="200">
            <text:p>$200.00</text:p>
          </table:table-cell>
          <table:table-cell table:style-name="ce65" table:formula="oooc:=['Amortization Schedule'.F145]" office:value-type="currency" office:value="82749.143212314">
            <text:p>$82,749.1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5">
            <text:p>135</text:p>
          </table:table-cell>
          <table:table-cell table:style-name="ce66" table:formula="oooc:=['Amortization Schedule'.B146]" office:value-type="currency" office:value="82749.143212314">
            <text:p>$82,749.14</text:p>
          </table:table-cell>
          <table:table-cell table:style-name="ce66" table:formula="oooc:=['Amortization Schedule'.C146]" office:value-type="currency" office:value="413.74571606157">
            <text:p>$413.75</text:p>
          </table:table-cell>
          <table:table-cell table:style-name="ce34" table:formula="oooc:=['Amortization Schedule'.D146]" office:value-type="currency" office:value="479.584566416038">
            <text:p>$479.58</text:p>
          </table:table-cell>
          <table:table-cell table:style-name="ce66" table:formula="oooc:=['Amortization Schedule'.E146]" office:value-type="currency" office:value="200">
            <text:p>$200.00</text:p>
          </table:table-cell>
          <table:table-cell table:style-name="ce66" table:formula="oooc:=['Amortization Schedule'.F146]" office:value-type="currency" office:value="82069.5586458979">
            <text:p>$82,069.56</text:p>
          </table:table-cell>
          <table:table-cell table:number-columns-repeated="250"/>
        </table:table-row>
        <table:table-row table:style-name="ro2">
          <table:table-cell table:style-name="ce58" office:value-type="float" office:value="136">
            <text:p>136</text:p>
          </table:table-cell>
          <table:table-cell table:style-name="ce65" table:formula="oooc:=['Amortization Schedule'.B147]" office:value-type="currency" office:value="82069.5586458979">
            <text:p>$82,069.56</text:p>
          </table:table-cell>
          <table:table-cell table:style-name="ce65" table:formula="oooc:=['Amortization Schedule'.C147]" office:value-type="currency" office:value="410.34779322949">
            <text:p>$410.35</text:p>
          </table:table-cell>
          <table:table-cell table:style-name="ce80" table:formula="oooc:=['Amortization Schedule'.D147]" office:value-type="currency" office:value="482.982489248118">
            <text:p>$482.98</text:p>
          </table:table-cell>
          <table:table-cell table:style-name="ce65" table:formula="oooc:=['Amortization Schedule'.E147]" office:value-type="currency" office:value="200">
            <text:p>$200.00</text:p>
          </table:table-cell>
          <table:table-cell table:style-name="ce65" table:formula="oooc:=['Amortization Schedule'.F147]" office:value-type="currency" office:value="81386.5761566498">
            <text:p>$81,386.5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7">
            <text:p>137</text:p>
          </table:table-cell>
          <table:table-cell table:style-name="ce66" table:formula="oooc:=['Amortization Schedule'.B148]" office:value-type="currency" office:value="81386.5761566498">
            <text:p>$81,386.58</text:p>
          </table:table-cell>
          <table:table-cell table:style-name="ce66" table:formula="oooc:=['Amortization Schedule'.C148]" office:value-type="currency" office:value="406.932880783249">
            <text:p>$406.93</text:p>
          </table:table-cell>
          <table:table-cell table:style-name="ce34" table:formula="oooc:=['Amortization Schedule'.D148]" office:value-type="currency" office:value="486.397401694359">
            <text:p>$486.40</text:p>
          </table:table-cell>
          <table:table-cell table:style-name="ce66" table:formula="oooc:=['Amortization Schedule'.E148]" office:value-type="currency" office:value="200">
            <text:p>$200.00</text:p>
          </table:table-cell>
          <table:table-cell table:style-name="ce66" table:formula="oooc:=['Amortization Schedule'.F148]" office:value-type="currency" office:value="80700.1787549554">
            <text:p>$80,700.18</text:p>
          </table:table-cell>
          <table:table-cell table:number-columns-repeated="250"/>
        </table:table-row>
        <table:table-row table:style-name="ro2">
          <table:table-cell table:style-name="ce58" office:value-type="float" office:value="138">
            <text:p>138</text:p>
          </table:table-cell>
          <table:table-cell table:style-name="ce65" table:formula="oooc:=['Amortization Schedule'.B149]" office:value-type="currency" office:value="80700.1787549554">
            <text:p>$80,700.18</text:p>
          </table:table-cell>
          <table:table-cell table:style-name="ce65" table:formula="oooc:=['Amortization Schedule'.C149]" office:value-type="currency" office:value="403.500893774777">
            <text:p>$403.50</text:p>
          </table:table-cell>
          <table:table-cell table:style-name="ce80" table:formula="oooc:=['Amortization Schedule'.D149]" office:value-type="currency" office:value="489.829388702831">
            <text:p>$489.83</text:p>
          </table:table-cell>
          <table:table-cell table:style-name="ce65" table:formula="oooc:=['Amortization Schedule'.E149]" office:value-type="currency" office:value="200">
            <text:p>$200.00</text:p>
          </table:table-cell>
          <table:table-cell table:style-name="ce65" table:formula="oooc:=['Amortization Schedule'.F149]" office:value-type="currency" office:value="80010.3493662526">
            <text:p>$80,010.3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9">
            <text:p>139</text:p>
          </table:table-cell>
          <table:table-cell table:style-name="ce66" table:formula="oooc:=['Amortization Schedule'.B150]" office:value-type="currency" office:value="80010.3493662526">
            <text:p>$80,010.35</text:p>
          </table:table-cell>
          <table:table-cell table:style-name="ce66" table:formula="oooc:=['Amortization Schedule'.C150]" office:value-type="currency" office:value="400.051746831263">
            <text:p>$400.05</text:p>
          </table:table-cell>
          <table:table-cell table:style-name="ce34" table:formula="oooc:=['Amortization Schedule'.D150]" office:value-type="currency" office:value="493.278535646345">
            <text:p>$493.28</text:p>
          </table:table-cell>
          <table:table-cell table:style-name="ce66" table:formula="oooc:=['Amortization Schedule'.E150]" office:value-type="currency" office:value="200">
            <text:p>$200.00</text:p>
          </table:table-cell>
          <table:table-cell table:style-name="ce66" table:formula="oooc:=['Amortization Schedule'.F150]" office:value-type="currency" office:value="79317.0708306063">
            <text:p>$79,317.07</text:p>
          </table:table-cell>
          <table:table-cell table:number-columns-repeated="250"/>
        </table:table-row>
        <table:table-row table:style-name="ro2">
          <table:table-cell table:style-name="ce58" office:value-type="float" office:value="140">
            <text:p>140</text:p>
          </table:table-cell>
          <table:table-cell table:style-name="ce65" table:formula="oooc:=['Amortization Schedule'.B151]" office:value-type="currency" office:value="79317.0708306063">
            <text:p>$79,317.07</text:p>
          </table:table-cell>
          <table:table-cell table:style-name="ce65" table:formula="oooc:=['Amortization Schedule'.C151]" office:value-type="currency" office:value="396.585354153031">
            <text:p>$396.59</text:p>
          </table:table-cell>
          <table:table-cell table:style-name="ce80" table:formula="oooc:=['Amortization Schedule'.D151]" office:value-type="currency" office:value="496.744928324577">
            <text:p>$496.74</text:p>
          </table:table-cell>
          <table:table-cell table:style-name="ce65" table:formula="oooc:=['Amortization Schedule'.E151]" office:value-type="currency" office:value="200">
            <text:p>$200.00</text:p>
          </table:table-cell>
          <table:table-cell table:style-name="ce65" table:formula="oooc:=['Amortization Schedule'.F151]" office:value-type="currency" office:value="78620.3259022817">
            <text:p>$78,620.3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1">
            <text:p>141</text:p>
          </table:table-cell>
          <table:table-cell table:style-name="ce66" table:formula="oooc:=['Amortization Schedule'.B152]" office:value-type="currency" office:value="78620.3259022817">
            <text:p>$78,620.33</text:p>
          </table:table-cell>
          <table:table-cell table:style-name="ce66" table:formula="oooc:=['Amortization Schedule'.C152]" office:value-type="currency" office:value="393.101629511408">
            <text:p>$393.10</text:p>
          </table:table-cell>
          <table:table-cell table:style-name="ce34" table:formula="oooc:=['Amortization Schedule'.D152]" office:value-type="currency" office:value="500.228652966199">
            <text:p>$500.23</text:p>
          </table:table-cell>
          <table:table-cell table:style-name="ce66" table:formula="oooc:=['Amortization Schedule'.E152]" office:value-type="currency" office:value="200">
            <text:p>$200.00</text:p>
          </table:table-cell>
          <table:table-cell table:style-name="ce66" table:formula="oooc:=['Amortization Schedule'.F152]" office:value-type="currency" office:value="77920.0972493155">
            <text:p>$77,920.10</text:p>
          </table:table-cell>
          <table:table-cell table:number-columns-repeated="250"/>
        </table:table-row>
        <table:table-row table:style-name="ro2">
          <table:table-cell table:style-name="ce58" office:value-type="float" office:value="142">
            <text:p>142</text:p>
          </table:table-cell>
          <table:table-cell table:style-name="ce65" table:formula="oooc:=['Amortization Schedule'.B153]" office:value-type="currency" office:value="77920.0972493155">
            <text:p>$77,920.10</text:p>
          </table:table-cell>
          <table:table-cell table:style-name="ce65" table:formula="oooc:=['Amortization Schedule'.C153]" office:value-type="currency" office:value="389.600486246577">
            <text:p>$389.60</text:p>
          </table:table-cell>
          <table:table-cell table:style-name="ce80" table:formula="oooc:=['Amortization Schedule'.D153]" office:value-type="currency" office:value="503.72979623103">
            <text:p>$503.73</text:p>
          </table:table-cell>
          <table:table-cell table:style-name="ce65" table:formula="oooc:=['Amortization Schedule'.E153]" office:value-type="currency" office:value="200">
            <text:p>$200.00</text:p>
          </table:table-cell>
          <table:table-cell table:style-name="ce65" table:formula="oooc:=['Amortization Schedule'.F153]" office:value-type="currency" office:value="77216.3674530845">
            <text:p>$77,216.3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3">
            <text:p>143</text:p>
          </table:table-cell>
          <table:table-cell table:style-name="ce66" table:formula="oooc:=['Amortization Schedule'.B154]" office:value-type="currency" office:value="77216.3674530845">
            <text:p>$77,216.37</text:p>
          </table:table-cell>
          <table:table-cell table:style-name="ce66" table:formula="oooc:=['Amortization Schedule'.C154]" office:value-type="currency" office:value="386.081837265422">
            <text:p>$386.08</text:p>
          </table:table-cell>
          <table:table-cell table:style-name="ce34" table:formula="oooc:=['Amortization Schedule'.D154]" office:value-type="currency" office:value="507.248445212186">
            <text:p>$507.25</text:p>
          </table:table-cell>
          <table:table-cell table:style-name="ce66" table:formula="oooc:=['Amortization Schedule'.E154]" office:value-type="currency" office:value="200">
            <text:p>$200.00</text:p>
          </table:table-cell>
          <table:table-cell table:style-name="ce66" table:formula="oooc:=['Amortization Schedule'.F154]" office:value-type="currency" office:value="76509.1190078723">
            <text:p>$76,509.12</text:p>
          </table:table-cell>
          <table:table-cell table:number-columns-repeated="250"/>
        </table:table-row>
        <table:table-row table:style-name="ro2">
          <table:table-cell table:style-name="ce58" office:value-type="float" office:value="144">
            <text:p>144</text:p>
          </table:table-cell>
          <table:table-cell table:style-name="ce65" table:formula="oooc:=['Amortization Schedule'.B155]" office:value-type="currency" office:value="76509.1190078723">
            <text:p>$76,509.12</text:p>
          </table:table-cell>
          <table:table-cell table:style-name="ce65" table:formula="oooc:=['Amortization Schedule'.C155]" office:value-type="currency" office:value="382.545595039361">
            <text:p>$382.55</text:p>
          </table:table-cell>
          <table:table-cell table:style-name="ce80" table:formula="oooc:=['Amortization Schedule'.D155]" office:value-type="currency" office:value="510.784687438246">
            <text:p>$510.78</text:p>
          </table:table-cell>
          <table:table-cell table:style-name="ce65" table:formula="oooc:=['Amortization Schedule'.E155]" office:value-type="currency" office:value="200">
            <text:p>$200.00</text:p>
          </table:table-cell>
          <table:table-cell table:style-name="ce65" table:formula="oooc:=['Amortization Schedule'.F155]" office:value-type="currency" office:value="75798.334320434">
            <text:p>$75,798.3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5">
            <text:p>145</text:p>
          </table:table-cell>
          <table:table-cell table:style-name="ce66" table:formula="oooc:=['Amortization Schedule'.B156]" office:value-type="currency" office:value="75798.334320434">
            <text:p>$75,798.33</text:p>
          </table:table-cell>
          <table:table-cell table:style-name="ce66" table:formula="oooc:=['Amortization Schedule'.C156]" office:value-type="currency" office:value="378.99167160217">
            <text:p>$378.99</text:p>
          </table:table-cell>
          <table:table-cell table:style-name="ce34" table:formula="oooc:=['Amortization Schedule'.D156]" office:value-type="currency" office:value="514.338610875438">
            <text:p>$514.34</text:p>
          </table:table-cell>
          <table:table-cell table:style-name="ce66" table:formula="oooc:=['Amortization Schedule'.E156]" office:value-type="currency" office:value="200">
            <text:p>$200.00</text:p>
          </table:table-cell>
          <table:table-cell table:style-name="ce66" table:formula="oooc:=['Amortization Schedule'.F156]" office:value-type="currency" office:value="75083.9957095586">
            <text:p>$75,084.00</text:p>
          </table:table-cell>
          <table:table-cell table:number-columns-repeated="250"/>
        </table:table-row>
        <table:table-row table:style-name="ro2">
          <table:table-cell table:style-name="ce58" office:value-type="float" office:value="146">
            <text:p>146</text:p>
          </table:table-cell>
          <table:table-cell table:style-name="ce65" table:formula="oooc:=['Amortization Schedule'.B157]" office:value-type="currency" office:value="75083.9957095586">
            <text:p>$75,084.00</text:p>
          </table:table-cell>
          <table:table-cell table:style-name="ce65" table:formula="oooc:=['Amortization Schedule'.C157]" office:value-type="currency" office:value="375.419978547793">
            <text:p>$375.42</text:p>
          </table:table-cell>
          <table:table-cell table:style-name="ce80" table:formula="oooc:=['Amortization Schedule'.D157]" office:value-type="currency" office:value="517.910303929815">
            <text:p>$517.91</text:p>
          </table:table-cell>
          <table:table-cell table:style-name="ce65" table:formula="oooc:=['Amortization Schedule'.E157]" office:value-type="currency" office:value="200">
            <text:p>$200.00</text:p>
          </table:table-cell>
          <table:table-cell table:style-name="ce65" table:formula="oooc:=['Amortization Schedule'.F157]" office:value-type="currency" office:value="74366.0854056288">
            <text:p>$74,366.0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7">
            <text:p>147</text:p>
          </table:table-cell>
          <table:table-cell table:style-name="ce66" table:formula="oooc:=['Amortization Schedule'.B158]" office:value-type="currency" office:value="74366.0854056288">
            <text:p>$74,366.09</text:p>
          </table:table-cell>
          <table:table-cell table:style-name="ce66" table:formula="oooc:=['Amortization Schedule'.C158]" office:value-type="currency" office:value="371.830427028144">
            <text:p>$371.83</text:p>
          </table:table-cell>
          <table:table-cell table:style-name="ce34" table:formula="oooc:=['Amortization Schedule'.D158]" office:value-type="currency" office:value="521.499855449464">
            <text:p>$521.50</text:p>
          </table:table-cell>
          <table:table-cell table:style-name="ce66" table:formula="oooc:=['Amortization Schedule'.E158]" office:value-type="currency" office:value="200">
            <text:p>$200.00</text:p>
          </table:table-cell>
          <table:table-cell table:style-name="ce66" table:formula="oooc:=['Amortization Schedule'.F158]" office:value-type="currency" office:value="73644.5855501793">
            <text:p>$73,644.59</text:p>
          </table:table-cell>
          <table:table-cell table:number-columns-repeated="250"/>
        </table:table-row>
        <table:table-row table:style-name="ro2">
          <table:table-cell table:style-name="ce58" office:value-type="float" office:value="148">
            <text:p>148</text:p>
          </table:table-cell>
          <table:table-cell table:style-name="ce65" table:formula="oooc:=['Amortization Schedule'.B159]" office:value-type="currency" office:value="73644.5855501793">
            <text:p>$73,644.59</text:p>
          </table:table-cell>
          <table:table-cell table:style-name="ce65" table:formula="oooc:=['Amortization Schedule'.C159]" office:value-type="currency" office:value="368.222927750897">
            <text:p>$368.22</text:p>
          </table:table-cell>
          <table:table-cell table:style-name="ce80" table:formula="oooc:=['Amortization Schedule'.D159]" office:value-type="currency" office:value="525.107354726711">
            <text:p>$525.11</text:p>
          </table:table-cell>
          <table:table-cell table:style-name="ce65" table:formula="oooc:=['Amortization Schedule'.E159]" office:value-type="currency" office:value="200">
            <text:p>$200.00</text:p>
          </table:table-cell>
          <table:table-cell table:style-name="ce65" table:formula="oooc:=['Amortization Schedule'.F159]" office:value-type="currency" office:value="72919.4781954526">
            <text:p>$72,919.4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9">
            <text:p>149</text:p>
          </table:table-cell>
          <table:table-cell table:style-name="ce66" table:formula="oooc:=['Amortization Schedule'.B160]" office:value-type="currency" office:value="72919.4781954526">
            <text:p>$72,919.48</text:p>
          </table:table-cell>
          <table:table-cell table:style-name="ce66" table:formula="oooc:=['Amortization Schedule'.C160]" office:value-type="currency" office:value="364.597390977263">
            <text:p>$364.60</text:p>
          </table:table-cell>
          <table:table-cell table:style-name="ce34" table:formula="oooc:=['Amortization Schedule'.D160]" office:value-type="currency" office:value="528.732891500345">
            <text:p>$528.73</text:p>
          </table:table-cell>
          <table:table-cell table:style-name="ce66" table:formula="oooc:=['Amortization Schedule'.E160]" office:value-type="currency" office:value="200">
            <text:p>$200.00</text:p>
          </table:table-cell>
          <table:table-cell table:style-name="ce66" table:formula="oooc:=['Amortization Schedule'.F160]" office:value-type="currency" office:value="72190.7453039523">
            <text:p>$72,190.75</text:p>
          </table:table-cell>
          <table:table-cell table:number-columns-repeated="250"/>
        </table:table-row>
        <table:table-row table:style-name="ro2">
          <table:table-cell table:style-name="ce58" office:value-type="float" office:value="150">
            <text:p>150</text:p>
          </table:table-cell>
          <table:table-cell table:style-name="ce65" table:formula="oooc:=['Amortization Schedule'.B161]" office:value-type="currency" office:value="72190.7453039523">
            <text:p>$72,190.75</text:p>
          </table:table-cell>
          <table:table-cell table:style-name="ce65" table:formula="oooc:=['Amortization Schedule'.C161]" office:value-type="currency" office:value="360.953726519761">
            <text:p>$360.95</text:p>
          </table:table-cell>
          <table:table-cell table:style-name="ce80" table:formula="oooc:=['Amortization Schedule'.D161]" office:value-type="currency" office:value="532.376555957847">
            <text:p>$532.38</text:p>
          </table:table-cell>
          <table:table-cell table:style-name="ce65" table:formula="oooc:=['Amortization Schedule'.E161]" office:value-type="currency" office:value="200">
            <text:p>$200.00</text:p>
          </table:table-cell>
          <table:table-cell table:style-name="ce65" table:formula="oooc:=['Amortization Schedule'.F161]" office:value-type="currency" office:value="71458.3687479944">
            <text:p>$71,458.3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1">
            <text:p>151</text:p>
          </table:table-cell>
          <table:table-cell table:style-name="ce66" table:formula="oooc:=['Amortization Schedule'.B162]" office:value-type="currency" office:value="71458.3687479944">
            <text:p>$71,458.37</text:p>
          </table:table-cell>
          <table:table-cell table:style-name="ce66" table:formula="oooc:=['Amortization Schedule'.C162]" office:value-type="currency" office:value="357.291843739972">
            <text:p>$357.29</text:p>
          </table:table-cell>
          <table:table-cell table:style-name="ce34" table:formula="oooc:=['Amortization Schedule'.D162]" office:value-type="currency" office:value="536.038438737636">
            <text:p>$536.04</text:p>
          </table:table-cell>
          <table:table-cell table:style-name="ce66" table:formula="oooc:=['Amortization Schedule'.E162]" office:value-type="currency" office:value="200">
            <text:p>$200.00</text:p>
          </table:table-cell>
          <table:table-cell table:style-name="ce66" table:formula="oooc:=['Amortization Schedule'.F162]" office:value-type="currency" office:value="70722.3303092568">
            <text:p>$70,722.33</text:p>
          </table:table-cell>
          <table:table-cell table:number-columns-repeated="250"/>
        </table:table-row>
        <table:table-row table:style-name="ro2">
          <table:table-cell table:style-name="ce58" office:value-type="float" office:value="152">
            <text:p>152</text:p>
          </table:table-cell>
          <table:table-cell table:style-name="ce65" table:formula="oooc:=['Amortization Schedule'.B163]" office:value-type="currency" office:value="70722.3303092568">
            <text:p>$70,722.33</text:p>
          </table:table-cell>
          <table:table-cell table:style-name="ce65" table:formula="oooc:=['Amortization Schedule'.C163]" office:value-type="currency" office:value="353.611651546284">
            <text:p>$353.61</text:p>
          </table:table-cell>
          <table:table-cell table:style-name="ce80" table:formula="oooc:=['Amortization Schedule'.D163]" office:value-type="currency" office:value="539.718630931324">
            <text:p>$539.72</text:p>
          </table:table-cell>
          <table:table-cell table:style-name="ce65" table:formula="oooc:=['Amortization Schedule'.E163]" office:value-type="currency" office:value="200">
            <text:p>$200.00</text:p>
          </table:table-cell>
          <table:table-cell table:style-name="ce65" table:formula="oooc:=['Amortization Schedule'.F163]" office:value-type="currency" office:value="69982.6116783254">
            <text:p>$69,982.6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3">
            <text:p>153</text:p>
          </table:table-cell>
          <table:table-cell table:style-name="ce66" table:formula="oooc:=['Amortization Schedule'.B164]" office:value-type="currency" office:value="69982.6116783254">
            <text:p>$69,982.61</text:p>
          </table:table-cell>
          <table:table-cell table:style-name="ce66" table:formula="oooc:=['Amortization Schedule'.C164]" office:value-type="currency" office:value="349.913058391627">
            <text:p>$349.91</text:p>
          </table:table-cell>
          <table:table-cell table:style-name="ce34" table:formula="oooc:=['Amortization Schedule'.D164]" office:value-type="currency" office:value="543.417224085981">
            <text:p>$543.42</text:p>
          </table:table-cell>
          <table:table-cell table:style-name="ce66" table:formula="oooc:=['Amortization Schedule'.E164]" office:value-type="currency" office:value="200">
            <text:p>$200.00</text:p>
          </table:table-cell>
          <table:table-cell table:style-name="ce66" table:formula="oooc:=['Amortization Schedule'.F164]" office:value-type="currency" office:value="69239.1944542395">
            <text:p>$69,239.19</text:p>
          </table:table-cell>
          <table:table-cell table:number-columns-repeated="250"/>
        </table:table-row>
        <table:table-row table:style-name="ro2">
          <table:table-cell table:style-name="ce58" office:value-type="float" office:value="154">
            <text:p>154</text:p>
          </table:table-cell>
          <table:table-cell table:style-name="ce65" table:formula="oooc:=['Amortization Schedule'.B165]" office:value-type="currency" office:value="69239.1944542395">
            <text:p>$69,239.19</text:p>
          </table:table-cell>
          <table:table-cell table:style-name="ce65" table:formula="oooc:=['Amortization Schedule'.C165]" office:value-type="currency" office:value="346.195972271197">
            <text:p>$346.20</text:p>
          </table:table-cell>
          <table:table-cell table:style-name="ce80" table:formula="oooc:=['Amortization Schedule'.D165]" office:value-type="currency" office:value="547.134310206411">
            <text:p>$547.13</text:p>
          </table:table-cell>
          <table:table-cell table:style-name="ce65" table:formula="oooc:=['Amortization Schedule'.E165]" office:value-type="currency" office:value="200">
            <text:p>$200.00</text:p>
          </table:table-cell>
          <table:table-cell table:style-name="ce65" table:formula="oooc:=['Amortization Schedule'.F165]" office:value-type="currency" office:value="68492.0601440331">
            <text:p>$68,492.0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5">
            <text:p>155</text:p>
          </table:table-cell>
          <table:table-cell table:style-name="ce66" table:formula="oooc:=['Amortization Schedule'.B166]" office:value-type="currency" office:value="68492.0601440331">
            <text:p>$68,492.06</text:p>
          </table:table-cell>
          <table:table-cell table:style-name="ce66" table:formula="oooc:=['Amortization Schedule'.C166]" office:value-type="currency" office:value="342.460300720165">
            <text:p>$342.46</text:p>
          </table:table-cell>
          <table:table-cell table:style-name="ce34" table:formula="oooc:=['Amortization Schedule'.D166]" office:value-type="currency" office:value="550.869981757443">
            <text:p>$550.87</text:p>
          </table:table-cell>
          <table:table-cell table:style-name="ce66" table:formula="oooc:=['Amortization Schedule'.E166]" office:value-type="currency" office:value="200">
            <text:p>$200.00</text:p>
          </table:table-cell>
          <table:table-cell table:style-name="ce66" table:formula="oooc:=['Amortization Schedule'.F166]" office:value-type="currency" office:value="67741.1901622756">
            <text:p>$67,741.19</text:p>
          </table:table-cell>
          <table:table-cell table:number-columns-repeated="250"/>
        </table:table-row>
        <table:table-row table:style-name="ro2">
          <table:table-cell table:style-name="ce58" office:value-type="float" office:value="156">
            <text:p>156</text:p>
          </table:table-cell>
          <table:table-cell table:style-name="ce65" table:formula="oooc:=['Amortization Schedule'.B167]" office:value-type="currency" office:value="67741.1901622756">
            <text:p>$67,741.19</text:p>
          </table:table-cell>
          <table:table-cell table:style-name="ce65" table:formula="oooc:=['Amortization Schedule'.C167]" office:value-type="currency" office:value="338.705950811378">
            <text:p>$338.71</text:p>
          </table:table-cell>
          <table:table-cell table:style-name="ce80" table:formula="oooc:=['Amortization Schedule'.D167]" office:value-type="currency" office:value="554.62433166623">
            <text:p>$554.62</text:p>
          </table:table-cell>
          <table:table-cell table:style-name="ce65" table:formula="oooc:=['Amortization Schedule'.E167]" office:value-type="currency" office:value="200">
            <text:p>$200.00</text:p>
          </table:table-cell>
          <table:table-cell table:style-name="ce65" table:formula="oooc:=['Amortization Schedule'.F167]" office:value-type="currency" office:value="66986.5658306094">
            <text:p>$66,986.5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7">
            <text:p>157</text:p>
          </table:table-cell>
          <table:table-cell table:style-name="ce66" table:formula="oooc:=['Amortization Schedule'.B168]" office:value-type="currency" office:value="66986.5658306094">
            <text:p>$66,986.57</text:p>
          </table:table-cell>
          <table:table-cell table:style-name="ce66" table:formula="oooc:=['Amortization Schedule'.C168]" office:value-type="currency" office:value="334.932829153047">
            <text:p>$334.93</text:p>
          </table:table-cell>
          <table:table-cell table:style-name="ce34" table:formula="oooc:=['Amortization Schedule'.D168]" office:value-type="currency" office:value="558.397453324561">
            <text:p>$558.40</text:p>
          </table:table-cell>
          <table:table-cell table:style-name="ce66" table:formula="oooc:=['Amortization Schedule'.E168]" office:value-type="currency" office:value="200">
            <text:p>$200.00</text:p>
          </table:table-cell>
          <table:table-cell table:style-name="ce66" table:formula="oooc:=['Amortization Schedule'.F168]" office:value-type="currency" office:value="66228.1683772848">
            <text:p>$66,228.17</text:p>
          </table:table-cell>
          <table:table-cell table:number-columns-repeated="250"/>
        </table:table-row>
        <table:table-row table:style-name="ro2">
          <table:table-cell table:style-name="ce58" office:value-type="float" office:value="158">
            <text:p>158</text:p>
          </table:table-cell>
          <table:table-cell table:style-name="ce65" table:formula="oooc:=['Amortization Schedule'.B169]" office:value-type="currency" office:value="66228.1683772848">
            <text:p>$66,228.17</text:p>
          </table:table-cell>
          <table:table-cell table:style-name="ce65" table:formula="oooc:=['Amortization Schedule'.C169]" office:value-type="currency" office:value="331.140841886424">
            <text:p>$331.14</text:p>
          </table:table-cell>
          <table:table-cell table:style-name="ce80" table:formula="oooc:=['Amortization Schedule'.D169]" office:value-type="currency" office:value="562.189440591184">
            <text:p>$562.19</text:p>
          </table:table-cell>
          <table:table-cell table:style-name="ce65" table:formula="oooc:=['Amortization Schedule'.E169]" office:value-type="currency" office:value="200">
            <text:p>$200.00</text:p>
          </table:table-cell>
          <table:table-cell table:style-name="ce65" table:formula="oooc:=['Amortization Schedule'.F169]" office:value-type="currency" office:value="65465.9789366936">
            <text:p>$65,465.9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9">
            <text:p>159</text:p>
          </table:table-cell>
          <table:table-cell table:style-name="ce66" table:formula="oooc:=['Amortization Schedule'.B170]" office:value-type="currency" office:value="65465.9789366936">
            <text:p>$65,465.98</text:p>
          </table:table-cell>
          <table:table-cell table:style-name="ce66" table:formula="oooc:=['Amortization Schedule'.C170]" office:value-type="currency" office:value="327.329894683468">
            <text:p>$327.33</text:p>
          </table:table-cell>
          <table:table-cell table:style-name="ce34" table:formula="oooc:=['Amortization Schedule'.D170]" office:value-type="currency" office:value="566.00038779414">
            <text:p>$566.00</text:p>
          </table:table-cell>
          <table:table-cell table:style-name="ce66" table:formula="oooc:=['Amortization Schedule'.E170]" office:value-type="currency" office:value="200">
            <text:p>$200.00</text:p>
          </table:table-cell>
          <table:table-cell table:style-name="ce66" table:formula="oooc:=['Amortization Schedule'.F170]" office:value-type="currency" office:value="64699.9785488995">
            <text:p>$64,699.98</text:p>
          </table:table-cell>
          <table:table-cell table:number-columns-repeated="250"/>
        </table:table-row>
        <table:table-row table:style-name="ro2">
          <table:table-cell table:style-name="ce58" office:value-type="float" office:value="160">
            <text:p>160</text:p>
          </table:table-cell>
          <table:table-cell table:style-name="ce65" table:formula="oooc:=['Amortization Schedule'.B171]" office:value-type="currency" office:value="64699.9785488995">
            <text:p>$64,699.98</text:p>
          </table:table-cell>
          <table:table-cell table:style-name="ce65" table:formula="oooc:=['Amortization Schedule'.C171]" office:value-type="currency" office:value="323.499892744497">
            <text:p>$323.50</text:p>
          </table:table-cell>
          <table:table-cell table:style-name="ce80" table:formula="oooc:=['Amortization Schedule'.D171]" office:value-type="currency" office:value="569.83038973311">
            <text:p>$569.83</text:p>
          </table:table-cell>
          <table:table-cell table:style-name="ce65" table:formula="oooc:=['Amortization Schedule'.E171]" office:value-type="currency" office:value="200">
            <text:p>$200.00</text:p>
          </table:table-cell>
          <table:table-cell table:style-name="ce65" table:formula="oooc:=['Amortization Schedule'.F171]" office:value-type="currency" office:value="63930.1481591664">
            <text:p>$63,930.1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1">
            <text:p>161</text:p>
          </table:table-cell>
          <table:table-cell table:style-name="ce66" table:formula="oooc:=['Amortization Schedule'.B172]" office:value-type="currency" office:value="63930.1481591664">
            <text:p>$63,930.15</text:p>
          </table:table-cell>
          <table:table-cell table:style-name="ce66" table:formula="oooc:=['Amortization Schedule'.C172]" office:value-type="currency" office:value="319.650740795832">
            <text:p>$319.65</text:p>
          </table:table-cell>
          <table:table-cell table:style-name="ce34" table:formula="oooc:=['Amortization Schedule'.D172]" office:value-type="currency" office:value="573.679541681776">
            <text:p>$573.68</text:p>
          </table:table-cell>
          <table:table-cell table:style-name="ce66" table:formula="oooc:=['Amortization Schedule'.E172]" office:value-type="currency" office:value="200">
            <text:p>$200.00</text:p>
          </table:table-cell>
          <table:table-cell table:style-name="ce66" table:formula="oooc:=['Amortization Schedule'.F172]" office:value-type="currency" office:value="63156.4686174846">
            <text:p>$63,156.47</text:p>
          </table:table-cell>
          <table:table-cell table:number-columns-repeated="250"/>
        </table:table-row>
        <table:table-row table:style-name="ro2">
          <table:table-cell table:style-name="ce58" office:value-type="float" office:value="162">
            <text:p>162</text:p>
          </table:table-cell>
          <table:table-cell table:style-name="ce65" table:formula="oooc:=['Amortization Schedule'.B173]" office:value-type="currency" office:value="63156.4686174846">
            <text:p>$63,156.47</text:p>
          </table:table-cell>
          <table:table-cell table:style-name="ce65" table:formula="oooc:=['Amortization Schedule'.C173]" office:value-type="currency" office:value="315.782343087423">
            <text:p>$315.78</text:p>
          </table:table-cell>
          <table:table-cell table:style-name="ce80" table:formula="oooc:=['Amortization Schedule'.D173]" office:value-type="currency" office:value="577.547939390185">
            <text:p>$577.55</text:p>
          </table:table-cell>
          <table:table-cell table:style-name="ce65" table:formula="oooc:=['Amortization Schedule'.E173]" office:value-type="currency" office:value="200">
            <text:p>$200.00</text:p>
          </table:table-cell>
          <table:table-cell table:style-name="ce65" table:formula="oooc:=['Amortization Schedule'.F173]" office:value-type="currency" office:value="62378.9206780944">
            <text:p>$62,378.9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3">
            <text:p>163</text:p>
          </table:table-cell>
          <table:table-cell table:style-name="ce66" table:formula="oooc:=['Amortization Schedule'.B174]" office:value-type="currency" office:value="62378.9206780944">
            <text:p>$62,378.92</text:p>
          </table:table-cell>
          <table:table-cell table:style-name="ce66" table:formula="oooc:=['Amortization Schedule'.C174]" office:value-type="currency" office:value="311.894603390472">
            <text:p>$311.89</text:p>
          </table:table-cell>
          <table:table-cell table:style-name="ce34" table:formula="oooc:=['Amortization Schedule'.D174]" office:value-type="currency" office:value="581.435679087136">
            <text:p>$581.44</text:p>
          </table:table-cell>
          <table:table-cell table:style-name="ce66" table:formula="oooc:=['Amortization Schedule'.E174]" office:value-type="currency" office:value="200">
            <text:p>$200.00</text:p>
          </table:table-cell>
          <table:table-cell table:style-name="ce66" table:formula="oooc:=['Amortization Schedule'.F174]" office:value-type="currency" office:value="61597.4849990073">
            <text:p>$61,597.48</text:p>
          </table:table-cell>
          <table:table-cell table:number-columns-repeated="250"/>
        </table:table-row>
        <table:table-row table:style-name="ro2">
          <table:table-cell table:style-name="ce58" office:value-type="float" office:value="164">
            <text:p>164</text:p>
          </table:table-cell>
          <table:table-cell table:style-name="ce65" table:formula="oooc:=['Amortization Schedule'.B175]" office:value-type="currency" office:value="61597.4849990073">
            <text:p>$61,597.48</text:p>
          </table:table-cell>
          <table:table-cell table:style-name="ce65" table:formula="oooc:=['Amortization Schedule'.C175]" office:value-type="currency" office:value="307.987424995036">
            <text:p>$307.99</text:p>
          </table:table-cell>
          <table:table-cell table:style-name="ce80" table:formula="oooc:=['Amortization Schedule'.D175]" office:value-type="currency" office:value="585.342857482571">
            <text:p>$585.34</text:p>
          </table:table-cell>
          <table:table-cell table:style-name="ce65" table:formula="oooc:=['Amortization Schedule'.E175]" office:value-type="currency" office:value="200">
            <text:p>$200.00</text:p>
          </table:table-cell>
          <table:table-cell table:style-name="ce65" table:formula="oooc:=['Amortization Schedule'.F175]" office:value-type="currency" office:value="60812.1421415247">
            <text:p>$60,812.1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5">
            <text:p>165</text:p>
          </table:table-cell>
          <table:table-cell table:style-name="ce66" table:formula="oooc:=['Amortization Schedule'.B176]" office:value-type="currency" office:value="60812.1421415247">
            <text:p>$60,812.14</text:p>
          </table:table-cell>
          <table:table-cell table:style-name="ce66" table:formula="oooc:=['Amortization Schedule'.C176]" office:value-type="currency" office:value="304.060710707624">
            <text:p>$304.06</text:p>
          </table:table-cell>
          <table:table-cell table:style-name="ce34" table:formula="oooc:=['Amortization Schedule'.D176]" office:value-type="currency" office:value="589.269571769984">
            <text:p>$589.27</text:p>
          </table:table-cell>
          <table:table-cell table:style-name="ce66" table:formula="oooc:=['Amortization Schedule'.E176]" office:value-type="currency" office:value="200">
            <text:p>$200.00</text:p>
          </table:table-cell>
          <table:table-cell table:style-name="ce66" table:formula="oooc:=['Amortization Schedule'.F176]" office:value-type="currency" office:value="60022.8725697547">
            <text:p>$60,022.87</text:p>
          </table:table-cell>
          <table:table-cell table:number-columns-repeated="250"/>
        </table:table-row>
        <table:table-row table:style-name="ro2">
          <table:table-cell table:style-name="ce58" office:value-type="float" office:value="166">
            <text:p>166</text:p>
          </table:table-cell>
          <table:table-cell table:style-name="ce65" table:formula="oooc:=['Amortization Schedule'.B177]" office:value-type="currency" office:value="60022.8725697547">
            <text:p>$60,022.87</text:p>
          </table:table-cell>
          <table:table-cell table:style-name="ce65" table:formula="oooc:=['Amortization Schedule'.C177]" office:value-type="currency" office:value="300.114362848774">
            <text:p>$300.11</text:p>
          </table:table-cell>
          <table:table-cell table:style-name="ce80" table:formula="oooc:=['Amortization Schedule'.D177]" office:value-type="currency" office:value="593.215919628834">
            <text:p>$593.22</text:p>
          </table:table-cell>
          <table:table-cell table:style-name="ce65" table:formula="oooc:=['Amortization Schedule'.E177]" office:value-type="currency" office:value="200">
            <text:p>$200.00</text:p>
          </table:table-cell>
          <table:table-cell table:style-name="ce65" table:formula="oooc:=['Amortization Schedule'.F177]" office:value-type="currency" office:value="59229.6566501259">
            <text:p>$59,229.6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7">
            <text:p>167</text:p>
          </table:table-cell>
          <table:table-cell table:style-name="ce66" table:formula="oooc:=['Amortization Schedule'.B178]" office:value-type="currency" office:value="59229.6566501259">
            <text:p>$59,229.66</text:p>
          </table:table-cell>
          <table:table-cell table:style-name="ce66" table:formula="oooc:=['Amortization Schedule'.C178]" office:value-type="currency" office:value="296.148283250629">
            <text:p>$296.15</text:p>
          </table:table-cell>
          <table:table-cell table:style-name="ce34" table:formula="oooc:=['Amortization Schedule'.D178]" office:value-type="currency" office:value="597.181999226978">
            <text:p>$597.18</text:p>
          </table:table-cell>
          <table:table-cell table:style-name="ce66" table:formula="oooc:=['Amortization Schedule'.E178]" office:value-type="currency" office:value="200">
            <text:p>$200.00</text:p>
          </table:table-cell>
          <table:table-cell table:style-name="ce66" table:formula="oooc:=['Amortization Schedule'.F178]" office:value-type="currency" office:value="58432.4746508989">
            <text:p>$58,432.47</text:p>
          </table:table-cell>
          <table:table-cell table:number-columns-repeated="250"/>
        </table:table-row>
        <table:table-row table:style-name="ro2">
          <table:table-cell table:style-name="ce58" office:value-type="float" office:value="168">
            <text:p>168</text:p>
          </table:table-cell>
          <table:table-cell table:style-name="ce65" table:formula="oooc:=['Amortization Schedule'.B179]" office:value-type="currency" office:value="58432.4746508989">
            <text:p>$58,432.47</text:p>
          </table:table-cell>
          <table:table-cell table:style-name="ce65" table:formula="oooc:=['Amortization Schedule'.C179]" office:value-type="currency" office:value="292.162373254495">
            <text:p>$292.16</text:p>
          </table:table-cell>
          <table:table-cell table:style-name="ce80" table:formula="oooc:=['Amortization Schedule'.D179]" office:value-type="currency" office:value="601.167909223113">
            <text:p>$601.17</text:p>
          </table:table-cell>
          <table:table-cell table:style-name="ce65" table:formula="oooc:=['Amortization Schedule'.E179]" office:value-type="currency" office:value="200">
            <text:p>$200.00</text:p>
          </table:table-cell>
          <table:table-cell table:style-name="ce65" table:formula="oooc:=['Amortization Schedule'.F179]" office:value-type="currency" office:value="57631.3067416758">
            <text:p>$57,631.3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9">
            <text:p>169</text:p>
          </table:table-cell>
          <table:table-cell table:style-name="ce66" table:formula="oooc:=['Amortization Schedule'.B180]" office:value-type="currency" office:value="57631.3067416758">
            <text:p>$57,631.31</text:p>
          </table:table-cell>
          <table:table-cell table:style-name="ce66" table:formula="oooc:=['Amortization Schedule'.C180]" office:value-type="currency" office:value="288.156533708379">
            <text:p>$288.16</text:p>
          </table:table-cell>
          <table:table-cell table:style-name="ce34" table:formula="oooc:=['Amortization Schedule'.D180]" office:value-type="currency" office:value="605.173748769229">
            <text:p>$605.17</text:p>
          </table:table-cell>
          <table:table-cell table:style-name="ce66" table:formula="oooc:=['Amortization Schedule'.E180]" office:value-type="currency" office:value="200">
            <text:p>$200.00</text:p>
          </table:table-cell>
          <table:table-cell table:style-name="ce66" table:formula="oooc:=['Amortization Schedule'.F180]" office:value-type="currency" office:value="56826.1329929066">
            <text:p>$56,826.13</text:p>
          </table:table-cell>
          <table:table-cell table:number-columns-repeated="250"/>
        </table:table-row>
        <table:table-row table:style-name="ro2">
          <table:table-cell table:style-name="ce58" office:value-type="float" office:value="170">
            <text:p>170</text:p>
          </table:table-cell>
          <table:table-cell table:style-name="ce65" table:formula="oooc:=['Amortization Schedule'.B181]" office:value-type="currency" office:value="56826.1329929066">
            <text:p>$56,826.13</text:p>
          </table:table-cell>
          <table:table-cell table:style-name="ce65" table:formula="oooc:=['Amortization Schedule'.C181]" office:value-type="currency" office:value="284.130664964533">
            <text:p>$284.13</text:p>
          </table:table-cell>
          <table:table-cell table:style-name="ce80" table:formula="oooc:=['Amortization Schedule'.D181]" office:value-type="currency" office:value="609.199617513075">
            <text:p>$609.20</text:p>
          </table:table-cell>
          <table:table-cell table:style-name="ce65" table:formula="oooc:=['Amortization Schedule'.E181]" office:value-type="currency" office:value="200">
            <text:p>$200.00</text:p>
          </table:table-cell>
          <table:table-cell table:style-name="ce65" table:formula="oooc:=['Amortization Schedule'.F181]" office:value-type="currency" office:value="56016.9333753935">
            <text:p>$56,016.9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1">
            <text:p>171</text:p>
          </table:table-cell>
          <table:table-cell table:style-name="ce66" table:formula="oooc:=['Amortization Schedule'.B182]" office:value-type="currency" office:value="56016.9333753935">
            <text:p>$56,016.93</text:p>
          </table:table-cell>
          <table:table-cell table:style-name="ce66" table:formula="oooc:=['Amortization Schedule'.C182]" office:value-type="currency" office:value="280.084666876967">
            <text:p>$280.08</text:p>
          </table:table-cell>
          <table:table-cell table:style-name="ce34" table:formula="oooc:=['Amortization Schedule'.D182]" office:value-type="currency" office:value="613.24561560064">
            <text:p>$613.25</text:p>
          </table:table-cell>
          <table:table-cell table:style-name="ce66" table:formula="oooc:=['Amortization Schedule'.E182]" office:value-type="currency" office:value="200">
            <text:p>$200.00</text:p>
          </table:table-cell>
          <table:table-cell table:style-name="ce66" table:formula="oooc:=['Amortization Schedule'.F182]" office:value-type="currency" office:value="55203.6877597929">
            <text:p>$55,203.69</text:p>
          </table:table-cell>
          <table:table-cell table:number-columns-repeated="250"/>
        </table:table-row>
        <table:table-row table:style-name="ro2">
          <table:table-cell table:style-name="ce58" office:value-type="float" office:value="172">
            <text:p>172</text:p>
          </table:table-cell>
          <table:table-cell table:style-name="ce65" table:formula="oooc:=['Amortization Schedule'.B183]" office:value-type="currency" office:value="55203.6877597929">
            <text:p>$55,203.69</text:p>
          </table:table-cell>
          <table:table-cell table:style-name="ce65" table:formula="oooc:=['Amortization Schedule'.C183]" office:value-type="currency" office:value="276.018438798964">
            <text:p>$276.02</text:p>
          </table:table-cell>
          <table:table-cell table:style-name="ce80" table:formula="oooc:=['Amortization Schedule'.D183]" office:value-type="currency" office:value="617.311843678644">
            <text:p>$617.31</text:p>
          </table:table-cell>
          <table:table-cell table:style-name="ce65" table:formula="oooc:=['Amortization Schedule'.E183]" office:value-type="currency" office:value="200">
            <text:p>$200.00</text:p>
          </table:table-cell>
          <table:table-cell table:style-name="ce65" table:formula="oooc:=['Amortization Schedule'.F183]" office:value-type="currency" office:value="54386.3759161142">
            <text:p>$54,386.3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3">
            <text:p>173</text:p>
          </table:table-cell>
          <table:table-cell table:style-name="ce66" table:formula="oooc:=['Amortization Schedule'.B184]" office:value-type="currency" office:value="54386.3759161142">
            <text:p>$54,386.38</text:p>
          </table:table-cell>
          <table:table-cell table:style-name="ce66" table:formula="oooc:=['Amortization Schedule'.C184]" office:value-type="currency" office:value="271.931879580571">
            <text:p>$271.93</text:p>
          </table:table-cell>
          <table:table-cell table:style-name="ce34" table:formula="oooc:=['Amortization Schedule'.D184]" office:value-type="currency" office:value="621.398402897037">
            <text:p>$621.40</text:p>
          </table:table-cell>
          <table:table-cell table:style-name="ce66" table:formula="oooc:=['Amortization Schedule'.E184]" office:value-type="currency" office:value="200">
            <text:p>$200.00</text:p>
          </table:table-cell>
          <table:table-cell table:style-name="ce66" table:formula="oooc:=['Amortization Schedule'.F184]" office:value-type="currency" office:value="53564.9775132172">
            <text:p>$53,564.98</text:p>
          </table:table-cell>
          <table:table-cell table:number-columns-repeated="250"/>
        </table:table-row>
        <table:table-row table:style-name="ro2">
          <table:table-cell table:style-name="ce58" office:value-type="float" office:value="174">
            <text:p>174</text:p>
          </table:table-cell>
          <table:table-cell table:style-name="ce65" table:formula="oooc:=['Amortization Schedule'.B185]" office:value-type="currency" office:value="53564.9775132172">
            <text:p>$53,564.98</text:p>
          </table:table-cell>
          <table:table-cell table:style-name="ce65" table:formula="oooc:=['Amortization Schedule'.C185]" office:value-type="currency" office:value="267.824887566086">
            <text:p>$267.82</text:p>
          </table:table-cell>
          <table:table-cell table:style-name="ce80" table:formula="oooc:=['Amortization Schedule'.D185]" office:value-type="currency" office:value="625.505394911522">
            <text:p>$625.51</text:p>
          </table:table-cell>
          <table:table-cell table:style-name="ce65" table:formula="oooc:=['Amortization Schedule'.E185]" office:value-type="currency" office:value="200">
            <text:p>$200.00</text:p>
          </table:table-cell>
          <table:table-cell table:style-name="ce65" table:formula="oooc:=['Amortization Schedule'.F185]" office:value-type="currency" office:value="52739.4721183056">
            <text:p>$52,739.4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5">
            <text:p>175</text:p>
          </table:table-cell>
          <table:table-cell table:style-name="ce66" table:formula="oooc:=['Amortization Schedule'.B186]" office:value-type="currency" office:value="52739.4721183056">
            <text:p>$52,739.47</text:p>
          </table:table-cell>
          <table:table-cell table:style-name="ce66" table:formula="oooc:=['Amortization Schedule'.C186]" office:value-type="currency" office:value="263.697360591528">
            <text:p>$263.70</text:p>
          </table:table-cell>
          <table:table-cell table:style-name="ce34" table:formula="oooc:=['Amortization Schedule'.D186]" office:value-type="currency" office:value="629.63292188608">
            <text:p>$629.63</text:p>
          </table:table-cell>
          <table:table-cell table:style-name="ce66" table:formula="oooc:=['Amortization Schedule'.E186]" office:value-type="currency" office:value="200">
            <text:p>$200.00</text:p>
          </table:table-cell>
          <table:table-cell table:style-name="ce66" table:formula="oooc:=['Amortization Schedule'.F186]" office:value-type="currency" office:value="51909.8391964196">
            <text:p>$51,909.84</text:p>
          </table:table-cell>
          <table:table-cell table:number-columns-repeated="250"/>
        </table:table-row>
        <table:table-row table:style-name="ro2">
          <table:table-cell table:style-name="ce58" office:value-type="float" office:value="176">
            <text:p>176</text:p>
          </table:table-cell>
          <table:table-cell table:style-name="ce65" table:formula="oooc:=['Amortization Schedule'.B187]" office:value-type="currency" office:value="51909.8391964196">
            <text:p>$51,909.84</text:p>
          </table:table-cell>
          <table:table-cell table:style-name="ce65" table:formula="oooc:=['Amortization Schedule'.C187]" office:value-type="currency" office:value="259.549195982098">
            <text:p>$259.55</text:p>
          </table:table-cell>
          <table:table-cell table:style-name="ce80" table:formula="oooc:=['Amortization Schedule'.D187]" office:value-type="currency" office:value="633.78108649551">
            <text:p>$633.78</text:p>
          </table:table-cell>
          <table:table-cell table:style-name="ce65" table:formula="oooc:=['Amortization Schedule'.E187]" office:value-type="currency" office:value="200">
            <text:p>$200.00</text:p>
          </table:table-cell>
          <table:table-cell table:style-name="ce65" table:formula="oooc:=['Amortization Schedule'.F187]" office:value-type="currency" office:value="51076.0581099241">
            <text:p>$51,076.0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7">
            <text:p>177</text:p>
          </table:table-cell>
          <table:table-cell table:style-name="ce66" table:formula="oooc:=['Amortization Schedule'.B188]" office:value-type="currency" office:value="51076.0581099241">
            <text:p>$51,076.06</text:p>
          </table:table-cell>
          <table:table-cell table:style-name="ce66" table:formula="oooc:=['Amortization Schedule'.C188]" office:value-type="currency" office:value="255.38029054962">
            <text:p>$255.38</text:p>
          </table:table-cell>
          <table:table-cell table:style-name="ce34" table:formula="oooc:=['Amortization Schedule'.D188]" office:value-type="currency" office:value="637.949991927988">
            <text:p>$637.95</text:p>
          </table:table-cell>
          <table:table-cell table:style-name="ce66" table:formula="oooc:=['Amortization Schedule'.E188]" office:value-type="currency" office:value="200">
            <text:p>$200.00</text:p>
          </table:table-cell>
          <table:table-cell table:style-name="ce66" table:formula="oooc:=['Amortization Schedule'.F188]" office:value-type="currency" office:value="50238.1081179961">
            <text:p>$50,238.11</text:p>
          </table:table-cell>
          <table:table-cell table:number-columns-repeated="250"/>
        </table:table-row>
        <table:table-row table:style-name="ro2">
          <table:table-cell table:style-name="ce58" office:value-type="float" office:value="178">
            <text:p>178</text:p>
          </table:table-cell>
          <table:table-cell table:style-name="ce65" table:formula="oooc:=['Amortization Schedule'.B189]" office:value-type="currency" office:value="50238.1081179961">
            <text:p>$50,238.11</text:p>
          </table:table-cell>
          <table:table-cell table:style-name="ce65" table:formula="oooc:=['Amortization Schedule'.C189]" office:value-type="currency" office:value="251.19054058998">
            <text:p>$251.19</text:p>
          </table:table-cell>
          <table:table-cell table:style-name="ce80" table:formula="oooc:=['Amortization Schedule'.D189]" office:value-type="currency" office:value="642.139741887628">
            <text:p>$642.14</text:p>
          </table:table-cell>
          <table:table-cell table:style-name="ce65" table:formula="oooc:=['Amortization Schedule'.E189]" office:value-type="currency" office:value="200">
            <text:p>$200.00</text:p>
          </table:table-cell>
          <table:table-cell table:style-name="ce65" table:formula="oooc:=['Amortization Schedule'.F189]" office:value-type="currency" office:value="49395.9683761084">
            <text:p>$49,395.9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9">
            <text:p>179</text:p>
          </table:table-cell>
          <table:table-cell table:style-name="ce66" table:formula="oooc:=['Amortization Schedule'.B190]" office:value-type="currency" office:value="49395.9683761084">
            <text:p>$49,395.97</text:p>
          </table:table-cell>
          <table:table-cell table:style-name="ce66" table:formula="oooc:=['Amortization Schedule'.C190]" office:value-type="currency" office:value="246.979841880542">
            <text:p>$246.98</text:p>
          </table:table-cell>
          <table:table-cell table:style-name="ce34" table:formula="oooc:=['Amortization Schedule'.D190]" office:value-type="currency" office:value="646.350440597066">
            <text:p>$646.35</text:p>
          </table:table-cell>
          <table:table-cell table:style-name="ce66" table:formula="oooc:=['Amortization Schedule'.E190]" office:value-type="currency" office:value="200">
            <text:p>$200.00</text:p>
          </table:table-cell>
          <table:table-cell table:style-name="ce66" table:formula="oooc:=['Amortization Schedule'.F190]" office:value-type="currency" office:value="48549.6179355114">
            <text:p>$48,549.62</text:p>
          </table:table-cell>
          <table:table-cell table:number-columns-repeated="250"/>
        </table:table-row>
        <table:table-row table:style-name="ro2">
          <table:table-cell table:style-name="ce58" office:value-type="float" office:value="180">
            <text:p>180</text:p>
          </table:table-cell>
          <table:table-cell table:style-name="ce65" table:formula="oooc:=['Amortization Schedule'.B191]" office:value-type="currency" office:value="48549.6179355114">
            <text:p>$48,549.62</text:p>
          </table:table-cell>
          <table:table-cell table:style-name="ce65" table:formula="oooc:=['Amortization Schedule'.C191]" office:value-type="currency" office:value="242.748089677557">
            <text:p>$242.75</text:p>
          </table:table-cell>
          <table:table-cell table:style-name="ce80" table:formula="oooc:=['Amortization Schedule'.D191]" office:value-type="currency" office:value="650.582192800051">
            <text:p>$650.58</text:p>
          </table:table-cell>
          <table:table-cell table:style-name="ce65" table:formula="oooc:=['Amortization Schedule'.E191]" office:value-type="currency" office:value="200">
            <text:p>$200.00</text:p>
          </table:table-cell>
          <table:table-cell table:style-name="ce65" table:formula="oooc:=['Amortization Schedule'.F191]" office:value-type="currency" office:value="47699.0357427113">
            <text:p>$47,699.0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1">
            <text:p>181</text:p>
          </table:table-cell>
          <table:table-cell table:style-name="ce66" table:formula="oooc:=['Amortization Schedule'.B192]" office:value-type="currency" office:value="47699.0357427113">
            <text:p>$47,699.04</text:p>
          </table:table-cell>
          <table:table-cell table:style-name="ce66" table:formula="oooc:=['Amortization Schedule'.C192]" office:value-type="currency" office:value="238.495178713557">
            <text:p>$238.50</text:p>
          </table:table-cell>
          <table:table-cell table:style-name="ce34" table:formula="oooc:=['Amortization Schedule'.D192]" office:value-type="currency" office:value="654.835103764051">
            <text:p>$654.84</text:p>
          </table:table-cell>
          <table:table-cell table:style-name="ce66" table:formula="oooc:=['Amortization Schedule'.E192]" office:value-type="currency" office:value="200">
            <text:p>$200.00</text:p>
          </table:table-cell>
          <table:table-cell table:style-name="ce66" table:formula="oooc:=['Amortization Schedule'.F192]" office:value-type="currency" office:value="46844.2006389473">
            <text:p>$46,844.20</text:p>
          </table:table-cell>
          <table:table-cell table:number-columns-repeated="250"/>
        </table:table-row>
        <table:table-row table:style-name="ro2">
          <table:table-cell table:style-name="ce58" office:value-type="float" office:value="182">
            <text:p>182</text:p>
          </table:table-cell>
          <table:table-cell table:style-name="ce65" table:formula="oooc:=['Amortization Schedule'.B193]" office:value-type="currency" office:value="46844.2006389473">
            <text:p>$46,844.20</text:p>
          </table:table-cell>
          <table:table-cell table:style-name="ce65" table:formula="oooc:=['Amortization Schedule'.C193]" office:value-type="currency" office:value="234.221003194736">
            <text:p>$234.22</text:p>
          </table:table-cell>
          <table:table-cell table:style-name="ce80" table:formula="oooc:=['Amortization Schedule'.D193]" office:value-type="currency" office:value="659.109279282872">
            <text:p>$659.11</text:p>
          </table:table-cell>
          <table:table-cell table:style-name="ce65" table:formula="oooc:=['Amortization Schedule'.E193]" office:value-type="currency" office:value="200">
            <text:p>$200.00</text:p>
          </table:table-cell>
          <table:table-cell table:style-name="ce65" table:formula="oooc:=['Amortization Schedule'.F193]" office:value-type="currency" office:value="45985.0913596644">
            <text:p>$45,985.0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3">
            <text:p>183</text:p>
          </table:table-cell>
          <table:table-cell table:style-name="ce66" table:formula="oooc:=['Amortization Schedule'.B194]" office:value-type="currency" office:value="45985.0913596644">
            <text:p>$45,985.09</text:p>
          </table:table-cell>
          <table:table-cell table:style-name="ce66" table:formula="oooc:=['Amortization Schedule'.C194]" office:value-type="currency" office:value="229.925456798322">
            <text:p>$229.93</text:p>
          </table:table-cell>
          <table:table-cell table:style-name="ce34" table:formula="oooc:=['Amortization Schedule'.D194]" office:value-type="currency" office:value="663.404825679286">
            <text:p>$663.40</text:p>
          </table:table-cell>
          <table:table-cell table:style-name="ce66" table:formula="oooc:=['Amortization Schedule'.E194]" office:value-type="currency" office:value="200">
            <text:p>$200.00</text:p>
          </table:table-cell>
          <table:table-cell table:style-name="ce66" table:formula="oooc:=['Amortization Schedule'.F194]" office:value-type="currency" office:value="45121.6865339851">
            <text:p>$45,121.69</text:p>
          </table:table-cell>
          <table:table-cell table:number-columns-repeated="250"/>
        </table:table-row>
        <table:table-row table:style-name="ro2">
          <table:table-cell table:style-name="ce58" office:value-type="float" office:value="184">
            <text:p>184</text:p>
          </table:table-cell>
          <table:table-cell table:style-name="ce65" table:formula="oooc:=['Amortization Schedule'.B195]" office:value-type="currency" office:value="45121.6865339851">
            <text:p>$45,121.69</text:p>
          </table:table-cell>
          <table:table-cell table:style-name="ce65" table:formula="oooc:=['Amortization Schedule'.C195]" office:value-type="currency" office:value="225.608432669926">
            <text:p>$225.61</text:p>
          </table:table-cell>
          <table:table-cell table:style-name="ce80" table:formula="oooc:=['Amortization Schedule'.D195]" office:value-type="currency" office:value="667.721849807682">
            <text:p>$667.72</text:p>
          </table:table-cell>
          <table:table-cell table:style-name="ce65" table:formula="oooc:=['Amortization Schedule'.E195]" office:value-type="currency" office:value="200">
            <text:p>$200.00</text:p>
          </table:table-cell>
          <table:table-cell table:style-name="ce65" table:formula="oooc:=['Amortization Schedule'.F195]" office:value-type="currency" office:value="44253.9646841774">
            <text:p>$44,253.9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5">
            <text:p>185</text:p>
          </table:table-cell>
          <table:table-cell table:style-name="ce66" table:formula="oooc:=['Amortization Schedule'.B196]" office:value-type="currency" office:value="44253.9646841774">
            <text:p>$44,253.96</text:p>
          </table:table-cell>
          <table:table-cell table:style-name="ce66" table:formula="oooc:=['Amortization Schedule'.C196]" office:value-type="currency" office:value="221.269823420887">
            <text:p>$221.27</text:p>
          </table:table-cell>
          <table:table-cell table:style-name="ce34" table:formula="oooc:=['Amortization Schedule'.D196]" office:value-type="currency" office:value="672.060459056721">
            <text:p>$672.06</text:p>
          </table:table-cell>
          <table:table-cell table:style-name="ce66" table:formula="oooc:=['Amortization Schedule'.E196]" office:value-type="currency" office:value="200">
            <text:p>$200.00</text:p>
          </table:table-cell>
          <table:table-cell table:style-name="ce66" table:formula="oooc:=['Amortization Schedule'.F196]" office:value-type="currency" office:value="43381.9042251207">
            <text:p>$43,381.90</text:p>
          </table:table-cell>
          <table:table-cell table:number-columns-repeated="250"/>
        </table:table-row>
        <table:table-row table:style-name="ro2">
          <table:table-cell table:style-name="ce58" office:value-type="float" office:value="186">
            <text:p>186</text:p>
          </table:table-cell>
          <table:table-cell table:style-name="ce65" table:formula="oooc:=['Amortization Schedule'.B197]" office:value-type="currency" office:value="43381.9042251207">
            <text:p>$43,381.90</text:p>
          </table:table-cell>
          <table:table-cell table:style-name="ce65" table:formula="oooc:=['Amortization Schedule'.C197]" office:value-type="currency" office:value="216.909521125604">
            <text:p>$216.91</text:p>
          </table:table-cell>
          <table:table-cell table:style-name="ce80" table:formula="oooc:=['Amortization Schedule'.D197]" office:value-type="currency" office:value="676.420761352004">
            <text:p>$676.42</text:p>
          </table:table-cell>
          <table:table-cell table:style-name="ce65" table:formula="oooc:=['Amortization Schedule'.E197]" office:value-type="currency" office:value="200">
            <text:p>$200.00</text:p>
          </table:table-cell>
          <table:table-cell table:style-name="ce65" table:formula="oooc:=['Amortization Schedule'.F197]" office:value-type="currency" office:value="42505.4834637687">
            <text:p>$42,505.4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7">
            <text:p>187</text:p>
          </table:table-cell>
          <table:table-cell table:style-name="ce66" table:formula="oooc:=['Amortization Schedule'.B198]" office:value-type="currency" office:value="42505.4834637687">
            <text:p>$42,505.48</text:p>
          </table:table-cell>
          <table:table-cell table:style-name="ce66" table:formula="oooc:=['Amortization Schedule'.C198]" office:value-type="currency" office:value="212.527417318844">
            <text:p>$212.53</text:p>
          </table:table-cell>
          <table:table-cell table:style-name="ce34" table:formula="oooc:=['Amortization Schedule'.D198]" office:value-type="currency" office:value="680.802865158764">
            <text:p>$680.80</text:p>
          </table:table-cell>
          <table:table-cell table:style-name="ce66" table:formula="oooc:=['Amortization Schedule'.E198]" office:value-type="currency" office:value="200">
            <text:p>$200.00</text:p>
          </table:table-cell>
          <table:table-cell table:style-name="ce66" table:formula="oooc:=['Amortization Schedule'.F198]" office:value-type="currency" office:value="41624.6805986099">
            <text:p>$41,624.68</text:p>
          </table:table-cell>
          <table:table-cell table:number-columns-repeated="250"/>
        </table:table-row>
        <table:table-row table:style-name="ro2">
          <table:table-cell table:style-name="ce58" office:value-type="float" office:value="188">
            <text:p>188</text:p>
          </table:table-cell>
          <table:table-cell table:style-name="ce65" table:formula="oooc:=['Amortization Schedule'.B199]" office:value-type="currency" office:value="41624.6805986099">
            <text:p>$41,624.68</text:p>
          </table:table-cell>
          <table:table-cell table:style-name="ce65" table:formula="oooc:=['Amortization Schedule'.C199]" office:value-type="currency" office:value="208.12340299305">
            <text:p>$208.12</text:p>
          </table:table-cell>
          <table:table-cell table:style-name="ce80" table:formula="oooc:=['Amortization Schedule'.D199]" office:value-type="currency" office:value="685.206879484558">
            <text:p>$685.21</text:p>
          </table:table-cell>
          <table:table-cell table:style-name="ce65" table:formula="oooc:=['Amortization Schedule'.E199]" office:value-type="currency" office:value="200">
            <text:p>$200.00</text:p>
          </table:table-cell>
          <table:table-cell table:style-name="ce65" table:formula="oooc:=['Amortization Schedule'.F199]" office:value-type="currency" office:value="40739.4737191254">
            <text:p>$40,739.4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9">
            <text:p>189</text:p>
          </table:table-cell>
          <table:table-cell table:style-name="ce66" table:formula="oooc:=['Amortization Schedule'.B200]" office:value-type="currency" office:value="40739.4737191254">
            <text:p>$40,739.47</text:p>
          </table:table-cell>
          <table:table-cell table:style-name="ce66" table:formula="oooc:=['Amortization Schedule'.C200]" office:value-type="currency" office:value="203.697368595627">
            <text:p>$203.70</text:p>
          </table:table-cell>
          <table:table-cell table:style-name="ce34" table:formula="oooc:=['Amortization Schedule'.D200]" office:value-type="currency" office:value="689.632913881981">
            <text:p>$689.63</text:p>
          </table:table-cell>
          <table:table-cell table:style-name="ce66" table:formula="oooc:=['Amortization Schedule'.E200]" office:value-type="currency" office:value="200">
            <text:p>$200.00</text:p>
          </table:table-cell>
          <table:table-cell table:style-name="ce66" table:formula="oooc:=['Amortization Schedule'.F200]" office:value-type="currency" office:value="39849.8408052434">
            <text:p>$39,849.84</text:p>
          </table:table-cell>
          <table:table-cell table:number-columns-repeated="250"/>
        </table:table-row>
        <table:table-row table:style-name="ro2">
          <table:table-cell table:style-name="ce58" office:value-type="float" office:value="190">
            <text:p>190</text:p>
          </table:table-cell>
          <table:table-cell table:style-name="ce65" table:formula="oooc:=['Amortization Schedule'.B201]" office:value-type="currency" office:value="39849.8408052434">
            <text:p>$39,849.84</text:p>
          </table:table-cell>
          <table:table-cell table:style-name="ce65" table:formula="oooc:=['Amortization Schedule'.C201]" office:value-type="currency" office:value="199.249204026217">
            <text:p>$199.25</text:p>
          </table:table-cell>
          <table:table-cell table:style-name="ce80" table:formula="oooc:=['Amortization Schedule'.D201]" office:value-type="currency" office:value="694.081078451391">
            <text:p>$694.08</text:p>
          </table:table-cell>
          <table:table-cell table:style-name="ce65" table:formula="oooc:=['Amortization Schedule'.E201]" office:value-type="currency" office:value="200">
            <text:p>$200.00</text:p>
          </table:table-cell>
          <table:table-cell table:style-name="ce65" table:formula="oooc:=['Amortization Schedule'.F201]" office:value-type="currency" office:value="38955.759726792">
            <text:p>$38,955.7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1">
            <text:p>191</text:p>
          </table:table-cell>
          <table:table-cell table:style-name="ce66" table:formula="oooc:=['Amortization Schedule'.B202]" office:value-type="currency" office:value="38955.759726792">
            <text:p>$38,955.76</text:p>
          </table:table-cell>
          <table:table-cell table:style-name="ce66" table:formula="oooc:=['Amortization Schedule'.C202]" office:value-type="currency" office:value="194.77879863396">
            <text:p>$194.78</text:p>
          </table:table-cell>
          <table:table-cell table:style-name="ce34" table:formula="oooc:=['Amortization Schedule'.D202]" office:value-type="currency" office:value="698.551483843648">
            <text:p>$698.55</text:p>
          </table:table-cell>
          <table:table-cell table:style-name="ce66" table:formula="oooc:=['Amortization Schedule'.E202]" office:value-type="currency" office:value="200">
            <text:p>$200.00</text:p>
          </table:table-cell>
          <table:table-cell table:style-name="ce66" table:formula="oooc:=['Amortization Schedule'.F202]" office:value-type="currency" office:value="38057.2082429484">
            <text:p>$38,057.21</text:p>
          </table:table-cell>
          <table:table-cell table:number-columns-repeated="250"/>
        </table:table-row>
        <table:table-row table:style-name="ro2">
          <table:table-cell table:style-name="ce58" office:value-type="float" office:value="192">
            <text:p>192</text:p>
          </table:table-cell>
          <table:table-cell table:style-name="ce65" table:formula="oooc:=['Amortization Schedule'.B203]" office:value-type="currency" office:value="38057.2082429484">
            <text:p>$38,057.21</text:p>
          </table:table-cell>
          <table:table-cell table:style-name="ce65" table:formula="oooc:=['Amortization Schedule'.C203]" office:value-type="currency" office:value="190.286041214742">
            <text:p>$190.29</text:p>
          </table:table-cell>
          <table:table-cell table:style-name="ce80" table:formula="oooc:=['Amortization Schedule'.D203]" office:value-type="currency" office:value="703.044241262866">
            <text:p>$703.04</text:p>
          </table:table-cell>
          <table:table-cell table:style-name="ce65" table:formula="oooc:=['Amortization Schedule'.E203]" office:value-type="currency" office:value="200">
            <text:p>$200.00</text:p>
          </table:table-cell>
          <table:table-cell table:style-name="ce65" table:formula="oooc:=['Amortization Schedule'.F203]" office:value-type="currency" office:value="37154.1640016855">
            <text:p>$37,154.1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3">
            <text:p>193</text:p>
          </table:table-cell>
          <table:table-cell table:style-name="ce66" table:formula="oooc:=['Amortization Schedule'.B204]" office:value-type="currency" office:value="37154.1640016855">
            <text:p>$37,154.16</text:p>
          </table:table-cell>
          <table:table-cell table:style-name="ce66" table:formula="oooc:=['Amortization Schedule'.C204]" office:value-type="currency" office:value="185.770820008428">
            <text:p>$185.77</text:p>
          </table:table-cell>
          <table:table-cell table:style-name="ce34" table:formula="oooc:=['Amortization Schedule'.D204]" office:value-type="currency" office:value="707.55946246918">
            <text:p>$707.56</text:p>
          </table:table-cell>
          <table:table-cell table:style-name="ce66" table:formula="oooc:=['Amortization Schedule'.E204]" office:value-type="currency" office:value="200">
            <text:p>$200.00</text:p>
          </table:table-cell>
          <table:table-cell table:style-name="ce66" table:formula="oooc:=['Amortization Schedule'.F204]" office:value-type="currency" office:value="36246.6045392163">
            <text:p>$36,246.60</text:p>
          </table:table-cell>
          <table:table-cell table:number-columns-repeated="250"/>
        </table:table-row>
        <table:table-row table:style-name="ro2">
          <table:table-cell table:style-name="ce58" office:value-type="float" office:value="194">
            <text:p>194</text:p>
          </table:table-cell>
          <table:table-cell table:style-name="ce65" table:formula="oooc:=['Amortization Schedule'.B205]" office:value-type="currency" office:value="36246.6045392163">
            <text:p>$36,246.60</text:p>
          </table:table-cell>
          <table:table-cell table:style-name="ce65" table:formula="oooc:=['Amortization Schedule'.C205]" office:value-type="currency" office:value="181.233022696082">
            <text:p>$181.23</text:p>
          </table:table-cell>
          <table:table-cell table:style-name="ce80" table:formula="oooc:=['Amortization Schedule'.D205]" office:value-type="currency" office:value="712.097259781526">
            <text:p>$712.10</text:p>
          </table:table-cell>
          <table:table-cell table:style-name="ce65" table:formula="oooc:=['Amortization Schedule'.E205]" office:value-type="currency" office:value="200">
            <text:p>$200.00</text:p>
          </table:table-cell>
          <table:table-cell table:style-name="ce65" table:formula="oooc:=['Amortization Schedule'.F205]" office:value-type="currency" office:value="35334.5072794348">
            <text:p>$35,334.5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5">
            <text:p>195</text:p>
          </table:table-cell>
          <table:table-cell table:style-name="ce66" table:formula="oooc:=['Amortization Schedule'.B206]" office:value-type="currency" office:value="35334.5072794348">
            <text:p>$35,334.51</text:p>
          </table:table-cell>
          <table:table-cell table:style-name="ce66" table:formula="oooc:=['Amortization Schedule'.C206]" office:value-type="currency" office:value="176.672536397174">
            <text:p>$176.67</text:p>
          </table:table-cell>
          <table:table-cell table:style-name="ce34" table:formula="oooc:=['Amortization Schedule'.D206]" office:value-type="currency" office:value="716.657746080434">
            <text:p>$716.66</text:p>
          </table:table-cell>
          <table:table-cell table:style-name="ce66" table:formula="oooc:=['Amortization Schedule'.E206]" office:value-type="currency" office:value="200">
            <text:p>$200.00</text:p>
          </table:table-cell>
          <table:table-cell table:style-name="ce66" table:formula="oooc:=['Amortization Schedule'.F206]" office:value-type="currency" office:value="34417.8495333544">
            <text:p>$34,417.85</text:p>
          </table:table-cell>
          <table:table-cell table:number-columns-repeated="250"/>
        </table:table-row>
        <table:table-row table:style-name="ro2">
          <table:table-cell table:style-name="ce58" office:value-type="float" office:value="196">
            <text:p>196</text:p>
          </table:table-cell>
          <table:table-cell table:style-name="ce65" table:formula="oooc:=['Amortization Schedule'.B207]" office:value-type="currency" office:value="34417.8495333544">
            <text:p>$34,417.85</text:p>
          </table:table-cell>
          <table:table-cell table:style-name="ce65" table:formula="oooc:=['Amortization Schedule'.C207]" office:value-type="currency" office:value="172.089247666772">
            <text:p>$172.09</text:p>
          </table:table-cell>
          <table:table-cell table:style-name="ce80" table:formula="oooc:=['Amortization Schedule'.D207]" office:value-type="currency" office:value="721.241034810836">
            <text:p>$721.24</text:p>
          </table:table-cell>
          <table:table-cell table:style-name="ce65" table:formula="oooc:=['Amortization Schedule'.E207]" office:value-type="currency" office:value="200">
            <text:p>$200.00</text:p>
          </table:table-cell>
          <table:table-cell table:style-name="ce65" table:formula="oooc:=['Amortization Schedule'.F207]" office:value-type="currency" office:value="33496.6084985435">
            <text:p>$33,496.6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7">
            <text:p>197</text:p>
          </table:table-cell>
          <table:table-cell table:style-name="ce66" table:formula="oooc:=['Amortization Schedule'.B208]" office:value-type="currency" office:value="33496.6084985435">
            <text:p>$33,496.61</text:p>
          </table:table-cell>
          <table:table-cell table:style-name="ce66" table:formula="oooc:=['Amortization Schedule'.C208]" office:value-type="currency" office:value="167.483042492718">
            <text:p>$167.48</text:p>
          </table:table-cell>
          <table:table-cell table:style-name="ce34" table:formula="oooc:=['Amortization Schedule'.D208]" office:value-type="currency" office:value="725.84723998489">
            <text:p>$725.85</text:p>
          </table:table-cell>
          <table:table-cell table:style-name="ce66" table:formula="oooc:=['Amortization Schedule'.E208]" office:value-type="currency" office:value="200">
            <text:p>$200.00</text:p>
          </table:table-cell>
          <table:table-cell table:style-name="ce66" table:formula="oooc:=['Amortization Schedule'.F208]" office:value-type="currency" office:value="32570.7612585586">
            <text:p>$32,570.76</text:p>
          </table:table-cell>
          <table:table-cell table:number-columns-repeated="250"/>
        </table:table-row>
        <table:table-row table:style-name="ro2">
          <table:table-cell table:style-name="ce58" office:value-type="float" office:value="198">
            <text:p>198</text:p>
          </table:table-cell>
          <table:table-cell table:style-name="ce65" table:formula="oooc:=['Amortization Schedule'.B209]" office:value-type="currency" office:value="32570.7612585586">
            <text:p>$32,570.76</text:p>
          </table:table-cell>
          <table:table-cell table:style-name="ce65" table:formula="oooc:=['Amortization Schedule'.C209]" office:value-type="currency" office:value="162.853806292793">
            <text:p>$162.85</text:p>
          </table:table-cell>
          <table:table-cell table:style-name="ce80" table:formula="oooc:=['Amortization Schedule'.D209]" office:value-type="currency" office:value="730.476476184815">
            <text:p>$730.48</text:p>
          </table:table-cell>
          <table:table-cell table:style-name="ce65" table:formula="oooc:=['Amortization Schedule'.E209]" office:value-type="currency" office:value="200">
            <text:p>$200.00</text:p>
          </table:table-cell>
          <table:table-cell table:style-name="ce65" table:formula="oooc:=['Amortization Schedule'.F209]" office:value-type="currency" office:value="31640.2847823738">
            <text:p>$31,640.2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9">
            <text:p>199</text:p>
          </table:table-cell>
          <table:table-cell table:style-name="ce66" table:formula="oooc:=['Amortization Schedule'.B210]" office:value-type="currency" office:value="31640.2847823738">
            <text:p>$31,640.28</text:p>
          </table:table-cell>
          <table:table-cell table:style-name="ce66" table:formula="oooc:=['Amortization Schedule'.C210]" office:value-type="currency" office:value="158.201423911869">
            <text:p>$158.20</text:p>
          </table:table-cell>
          <table:table-cell table:style-name="ce34" table:formula="oooc:=['Amortization Schedule'.D210]" office:value-type="currency" office:value="735.128858565739">
            <text:p>$735.13</text:p>
          </table:table-cell>
          <table:table-cell table:style-name="ce66" table:formula="oooc:=['Amortization Schedule'.E210]" office:value-type="currency" office:value="200">
            <text:p>$200.00</text:p>
          </table:table-cell>
          <table:table-cell table:style-name="ce66" table:formula="oooc:=['Amortization Schedule'.F210]" office:value-type="currency" office:value="30705.1559238081">
            <text:p>$30,705.16</text:p>
          </table:table-cell>
          <table:table-cell table:number-columns-repeated="250"/>
        </table:table-row>
        <table:table-row table:style-name="ro2">
          <table:table-cell table:style-name="ce58" office:value-type="float" office:value="200">
            <text:p>200</text:p>
          </table:table-cell>
          <table:table-cell table:style-name="ce65" table:formula="oooc:=['Amortization Schedule'.B211]" office:value-type="currency" office:value="30705.1559238081">
            <text:p>$30,705.16</text:p>
          </table:table-cell>
          <table:table-cell table:style-name="ce65" table:formula="oooc:=['Amortization Schedule'.C211]" office:value-type="currency" office:value="153.52577961904">
            <text:p>$153.53</text:p>
          </table:table-cell>
          <table:table-cell table:style-name="ce80" table:formula="oooc:=['Amortization Schedule'.D211]" office:value-type="currency" office:value="739.804502858568">
            <text:p>$739.80</text:p>
          </table:table-cell>
          <table:table-cell table:style-name="ce65" table:formula="oooc:=['Amortization Schedule'.E211]" office:value-type="currency" office:value="200">
            <text:p>$200.00</text:p>
          </table:table-cell>
          <table:table-cell table:style-name="ce65" table:formula="oooc:=['Amortization Schedule'.F211]" office:value-type="currency" office:value="29765.3514209495">
            <text:p>$29,765.3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1">
            <text:p>201</text:p>
          </table:table-cell>
          <table:table-cell table:style-name="ce66" table:formula="oooc:=['Amortization Schedule'.B212]" office:value-type="currency" office:value="29765.3514209495">
            <text:p>$29,765.35</text:p>
          </table:table-cell>
          <table:table-cell table:style-name="ce66" table:formula="oooc:=['Amortization Schedule'.C212]" office:value-type="currency" office:value="148.826757104748">
            <text:p>$148.83</text:p>
          </table:table-cell>
          <table:table-cell table:style-name="ce34" table:formula="oooc:=['Amortization Schedule'.D212]" office:value-type="currency" office:value="744.50352537286">
            <text:p>$744.50</text:p>
          </table:table-cell>
          <table:table-cell table:style-name="ce66" table:formula="oooc:=['Amortization Schedule'.E212]" office:value-type="currency" office:value="200">
            <text:p>$200.00</text:p>
          </table:table-cell>
          <table:table-cell table:style-name="ce66" table:formula="oooc:=['Amortization Schedule'.F212]" office:value-type="currency" office:value="28820.8478955766">
            <text:p>$28,820.85</text:p>
          </table:table-cell>
          <table:table-cell table:number-columns-repeated="250"/>
        </table:table-row>
        <table:table-row table:style-name="ro2">
          <table:table-cell table:style-name="ce58" office:value-type="float" office:value="202">
            <text:p>202</text:p>
          </table:table-cell>
          <table:table-cell table:style-name="ce65" table:formula="oooc:=['Amortization Schedule'.B213]" office:value-type="currency" office:value="28820.8478955766">
            <text:p>$28,820.85</text:p>
          </table:table-cell>
          <table:table-cell table:style-name="ce65" table:formula="oooc:=['Amortization Schedule'.C213]" office:value-type="currency" office:value="144.104239477883">
            <text:p>$144.10</text:p>
          </table:table-cell>
          <table:table-cell table:style-name="ce80" table:formula="oooc:=['Amortization Schedule'.D213]" office:value-type="currency" office:value="749.226042999725">
            <text:p>$749.23</text:p>
          </table:table-cell>
          <table:table-cell table:style-name="ce65" table:formula="oooc:=['Amortization Schedule'.E213]" office:value-type="currency" office:value="200">
            <text:p>$200.00</text:p>
          </table:table-cell>
          <table:table-cell table:style-name="ce65" table:formula="oooc:=['Amortization Schedule'.F213]" office:value-type="currency" office:value="27871.6218525769">
            <text:p>$27,871.6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3">
            <text:p>203</text:p>
          </table:table-cell>
          <table:table-cell table:style-name="ce66" table:formula="oooc:=['Amortization Schedule'.B214]" office:value-type="currency" office:value="27871.6218525769">
            <text:p>$27,871.62</text:p>
          </table:table-cell>
          <table:table-cell table:style-name="ce66" table:formula="oooc:=['Amortization Schedule'.C214]" office:value-type="currency" office:value="139.358109262885">
            <text:p>$139.36</text:p>
          </table:table-cell>
          <table:table-cell table:style-name="ce34" table:formula="oooc:=['Amortization Schedule'.D214]" office:value-type="currency" office:value="753.972173214723">
            <text:p>$753.97</text:p>
          </table:table-cell>
          <table:table-cell table:style-name="ce66" table:formula="oooc:=['Amortization Schedule'.E214]" office:value-type="currency" office:value="200">
            <text:p>$200.00</text:p>
          </table:table-cell>
          <table:table-cell table:style-name="ce66" table:formula="oooc:=['Amortization Schedule'.F214]" office:value-type="currency" office:value="26917.6496793622">
            <text:p>$26,917.65</text:p>
          </table:table-cell>
          <table:table-cell table:number-columns-repeated="250"/>
        </table:table-row>
        <table:table-row table:style-name="ro2">
          <table:table-cell table:style-name="ce58" office:value-type="float" office:value="204">
            <text:p>204</text:p>
          </table:table-cell>
          <table:table-cell table:style-name="ce65" table:formula="oooc:=['Amortization Schedule'.B215]" office:value-type="currency" office:value="26917.6496793622">
            <text:p>$26,917.65</text:p>
          </table:table-cell>
          <table:table-cell table:style-name="ce65" table:formula="oooc:=['Amortization Schedule'.C215]" office:value-type="currency" office:value="134.588248396811">
            <text:p>$134.59</text:p>
          </table:table-cell>
          <table:table-cell table:style-name="ce80" table:formula="oooc:=['Amortization Schedule'.D215]" office:value-type="currency" office:value="758.742034080797">
            <text:p>$758.74</text:p>
          </table:table-cell>
          <table:table-cell table:style-name="ce65" table:formula="oooc:=['Amortization Schedule'.E215]" office:value-type="currency" office:value="200">
            <text:p>$200.00</text:p>
          </table:table-cell>
          <table:table-cell table:style-name="ce65" table:formula="oooc:=['Amortization Schedule'.F215]" office:value-type="currency" office:value="25958.9076452814">
            <text:p>$25,958.9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5">
            <text:p>205</text:p>
          </table:table-cell>
          <table:table-cell table:style-name="ce66" table:formula="oooc:=['Amortization Schedule'.B216]" office:value-type="currency" office:value="25958.9076452814">
            <text:p>$25,958.91</text:p>
          </table:table-cell>
          <table:table-cell table:style-name="ce66" table:formula="oooc:=['Amortization Schedule'.C216]" office:value-type="currency" office:value="129.794538226407">
            <text:p>$129.79</text:p>
          </table:table-cell>
          <table:table-cell table:style-name="ce34" table:formula="oooc:=['Amortization Schedule'.D216]" office:value-type="currency" office:value="763.535744251201">
            <text:p>$763.54</text:p>
          </table:table-cell>
          <table:table-cell table:style-name="ce66" table:formula="oooc:=['Amortization Schedule'.E216]" office:value-type="currency" office:value="200">
            <text:p>$200.00</text:p>
          </table:table-cell>
          <table:table-cell table:style-name="ce66" table:formula="oooc:=['Amortization Schedule'.F216]" office:value-type="currency" office:value="24995.3719010302">
            <text:p>$24,995.37</text:p>
          </table:table-cell>
          <table:table-cell table:number-columns-repeated="250"/>
        </table:table-row>
        <table:table-row table:style-name="ro2">
          <table:table-cell table:style-name="ce58" office:value-type="float" office:value="206">
            <text:p>206</text:p>
          </table:table-cell>
          <table:table-cell table:style-name="ce65" table:formula="oooc:=['Amortization Schedule'.B217]" office:value-type="currency" office:value="24995.3719010302">
            <text:p>$24,995.37</text:p>
          </table:table-cell>
          <table:table-cell table:style-name="ce65" table:formula="oooc:=['Amortization Schedule'.C217]" office:value-type="currency" office:value="124.976859505151">
            <text:p>$124.98</text:p>
          </table:table-cell>
          <table:table-cell table:style-name="ce80" table:formula="oooc:=['Amortization Schedule'.D217]" office:value-type="currency" office:value="768.353422972457">
            <text:p>$768.35</text:p>
          </table:table-cell>
          <table:table-cell table:style-name="ce65" table:formula="oooc:=['Amortization Schedule'.E217]" office:value-type="currency" office:value="200">
            <text:p>$200.00</text:p>
          </table:table-cell>
          <table:table-cell table:style-name="ce65" table:formula="oooc:=['Amortization Schedule'.F217]" office:value-type="currency" office:value="24027.0184780577">
            <text:p>$24,027.0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7">
            <text:p>207</text:p>
          </table:table-cell>
          <table:table-cell table:style-name="ce66" table:formula="oooc:=['Amortization Schedule'.B218]" office:value-type="currency" office:value="24027.0184780577">
            <text:p>$24,027.02</text:p>
          </table:table-cell>
          <table:table-cell table:style-name="ce66" table:formula="oooc:=['Amortization Schedule'.C218]" office:value-type="currency" office:value="120.135092390289">
            <text:p>$120.14</text:p>
          </table:table-cell>
          <table:table-cell table:style-name="ce34" table:formula="oooc:=['Amortization Schedule'.D218]" office:value-type="currency" office:value="773.195190087319">
            <text:p>$773.20</text:p>
          </table:table-cell>
          <table:table-cell table:style-name="ce66" table:formula="oooc:=['Amortization Schedule'.E218]" office:value-type="currency" office:value="200">
            <text:p>$200.00</text:p>
          </table:table-cell>
          <table:table-cell table:style-name="ce66" table:formula="oooc:=['Amortization Schedule'.F218]" office:value-type="currency" office:value="23053.8232879704">
            <text:p>$23,053.82</text:p>
          </table:table-cell>
          <table:table-cell table:number-columns-repeated="250"/>
        </table:table-row>
        <table:table-row table:style-name="ro2">
          <table:table-cell table:style-name="ce58" office:value-type="float" office:value="208">
            <text:p>208</text:p>
          </table:table-cell>
          <table:table-cell table:style-name="ce65" table:formula="oooc:=['Amortization Schedule'.B219]" office:value-type="currency" office:value="23053.8232879704">
            <text:p>$23,053.82</text:p>
          </table:table-cell>
          <table:table-cell table:style-name="ce65" table:formula="oooc:=['Amortization Schedule'.C219]" office:value-type="currency" office:value="115.269116439852">
            <text:p>$115.27</text:p>
          </table:table-cell>
          <table:table-cell table:style-name="ce80" table:formula="oooc:=['Amortization Schedule'.D219]" office:value-type="currency" office:value="778.061166037756">
            <text:p>$778.06</text:p>
          </table:table-cell>
          <table:table-cell table:style-name="ce65" table:formula="oooc:=['Amortization Schedule'.E219]" office:value-type="currency" office:value="200">
            <text:p>$200.00</text:p>
          </table:table-cell>
          <table:table-cell table:style-name="ce65" table:formula="oooc:=['Amortization Schedule'.F219]" office:value-type="currency" office:value="22075.7621219327">
            <text:p>$22,075.7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9">
            <text:p>209</text:p>
          </table:table-cell>
          <table:table-cell table:style-name="ce66" table:formula="oooc:=['Amortization Schedule'.B220]" office:value-type="currency" office:value="22075.7621219327">
            <text:p>$22,075.76</text:p>
          </table:table-cell>
          <table:table-cell table:style-name="ce66" table:formula="oooc:=['Amortization Schedule'.C220]" office:value-type="currency" office:value="110.378810609663">
            <text:p>$110.38</text:p>
          </table:table-cell>
          <table:table-cell table:style-name="ce34" table:formula="oooc:=['Amortization Schedule'.D220]" office:value-type="currency" office:value="782.951471867945">
            <text:p>$782.95</text:p>
          </table:table-cell>
          <table:table-cell table:style-name="ce66" table:formula="oooc:=['Amortization Schedule'.E220]" office:value-type="currency" office:value="200">
            <text:p>$200.00</text:p>
          </table:table-cell>
          <table:table-cell table:style-name="ce66" table:formula="oooc:=['Amortization Schedule'.F220]" office:value-type="currency" office:value="21092.8106500647">
            <text:p>$21,092.81</text:p>
          </table:table-cell>
          <table:table-cell table:number-columns-repeated="250"/>
        </table:table-row>
        <table:table-row table:style-name="ro2">
          <table:table-cell table:style-name="ce58" office:value-type="float" office:value="210">
            <text:p>210</text:p>
          </table:table-cell>
          <table:table-cell table:style-name="ce65" table:formula="oooc:=['Amortization Schedule'.B221]" office:value-type="currency" office:value="21092.8106500647">
            <text:p>$21,092.81</text:p>
          </table:table-cell>
          <table:table-cell table:style-name="ce65" table:formula="oooc:=['Amortization Schedule'.C221]" office:value-type="currency" office:value="105.464053250324">
            <text:p>$105.46</text:p>
          </table:table-cell>
          <table:table-cell table:style-name="ce80" table:formula="oooc:=['Amortization Schedule'.D221]" office:value-type="currency" office:value="787.866229227284">
            <text:p>$787.87</text:p>
          </table:table-cell>
          <table:table-cell table:style-name="ce65" table:formula="oooc:=['Amortization Schedule'.E221]" office:value-type="currency" office:value="200">
            <text:p>$200.00</text:p>
          </table:table-cell>
          <table:table-cell table:style-name="ce65" table:formula="oooc:=['Amortization Schedule'.F221]" office:value-type="currency" office:value="20104.9444208374">
            <text:p>$20,104.9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1">
            <text:p>211</text:p>
          </table:table-cell>
          <table:table-cell table:style-name="ce66" table:formula="oooc:=['Amortization Schedule'.B222]" office:value-type="currency" office:value="20104.9444208374">
            <text:p>$20,104.94</text:p>
          </table:table-cell>
          <table:table-cell table:style-name="ce66" table:formula="oooc:=['Amortization Schedule'.C222]" office:value-type="currency" office:value="100.524722104187">
            <text:p>$100.52</text:p>
          </table:table-cell>
          <table:table-cell table:style-name="ce34" table:formula="oooc:=['Amortization Schedule'.D222]" office:value-type="currency" office:value="792.805560373421">
            <text:p>$792.81</text:p>
          </table:table-cell>
          <table:table-cell table:style-name="ce66" table:formula="oooc:=['Amortization Schedule'.E222]" office:value-type="currency" office:value="200">
            <text:p>$200.00</text:p>
          </table:table-cell>
          <table:table-cell table:style-name="ce66" table:formula="oooc:=['Amortization Schedule'.F222]" office:value-type="currency" office:value="19112.138860464">
            <text:p>$19,112.14</text:p>
          </table:table-cell>
          <table:table-cell table:number-columns-repeated="250"/>
        </table:table-row>
        <table:table-row table:style-name="ro2">
          <table:table-cell table:style-name="ce58" office:value-type="float" office:value="212">
            <text:p>212</text:p>
          </table:table-cell>
          <table:table-cell table:style-name="ce65" table:formula="oooc:=['Amortization Schedule'.B223]" office:value-type="currency" office:value="19112.138860464">
            <text:p>$19,112.14</text:p>
          </table:table-cell>
          <table:table-cell table:style-name="ce65" table:formula="oooc:=['Amortization Schedule'.C223]" office:value-type="currency" office:value="95.5606943023201">
            <text:p>$95.56</text:p>
          </table:table-cell>
          <table:table-cell table:style-name="ce80" table:formula="oooc:=['Amortization Schedule'.D223]" office:value-type="currency" office:value="797.769588175288">
            <text:p>$797.77</text:p>
          </table:table-cell>
          <table:table-cell table:style-name="ce65" table:formula="oooc:=['Amortization Schedule'.E223]" office:value-type="currency" office:value="200">
            <text:p>$200.00</text:p>
          </table:table-cell>
          <table:table-cell table:style-name="ce65" table:formula="oooc:=['Amortization Schedule'.F223]" office:value-type="currency" office:value="18114.3692722887">
            <text:p>$18,114.3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3">
            <text:p>213</text:p>
          </table:table-cell>
          <table:table-cell table:style-name="ce66" table:formula="oooc:=['Amortization Schedule'.B224]" office:value-type="currency" office:value="18114.3692722887">
            <text:p>$18,114.37</text:p>
          </table:table-cell>
          <table:table-cell table:style-name="ce66" table:formula="oooc:=['Amortization Schedule'.C224]" office:value-type="currency" office:value="90.5718463614437">
            <text:p>$90.57</text:p>
          </table:table-cell>
          <table:table-cell table:style-name="ce34" table:formula="oooc:=['Amortization Schedule'.D224]" office:value-type="currency" office:value="802.758436116164">
            <text:p>$802.76</text:p>
          </table:table-cell>
          <table:table-cell table:style-name="ce66" table:formula="oooc:=['Amortization Schedule'.E224]" office:value-type="currency" office:value="200">
            <text:p>$200.00</text:p>
          </table:table-cell>
          <table:table-cell table:style-name="ce66" table:formula="oooc:=['Amortization Schedule'.F224]" office:value-type="currency" office:value="17111.6108361726">
            <text:p>$17,111.61</text:p>
          </table:table-cell>
          <table:table-cell table:number-columns-repeated="250"/>
        </table:table-row>
        <table:table-row table:style-name="ro2">
          <table:table-cell table:style-name="ce58" office:value-type="float" office:value="214">
            <text:p>214</text:p>
          </table:table-cell>
          <table:table-cell table:style-name="ce65" table:formula="oooc:=['Amortization Schedule'.B225]" office:value-type="currency" office:value="17111.6108361726">
            <text:p>$17,111.61</text:p>
          </table:table-cell>
          <table:table-cell table:style-name="ce65" table:formula="oooc:=['Amortization Schedule'.C225]" office:value-type="currency" office:value="85.5580541808628">
            <text:p>$85.56</text:p>
          </table:table-cell>
          <table:table-cell table:style-name="ce80" table:formula="oooc:=['Amortization Schedule'.D225]" office:value-type="currency" office:value="807.772228296745">
            <text:p>$807.77</text:p>
          </table:table-cell>
          <table:table-cell table:style-name="ce65" table:formula="oooc:=['Amortization Schedule'.E225]" office:value-type="currency" office:value="200">
            <text:p>$200.00</text:p>
          </table:table-cell>
          <table:table-cell table:style-name="ce65" table:formula="oooc:=['Amortization Schedule'.F225]" office:value-type="currency" office:value="16103.8386078758">
            <text:p>$16,103.8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5">
            <text:p>215</text:p>
          </table:table-cell>
          <table:table-cell table:style-name="ce66" table:formula="oooc:=['Amortization Schedule'.B226]" office:value-type="currency" office:value="16103.8386078758">
            <text:p>$16,103.84</text:p>
          </table:table-cell>
          <table:table-cell table:style-name="ce66" table:formula="oooc:=['Amortization Schedule'.C226]" office:value-type="currency" office:value="80.5191930393791">
            <text:p>$80.52</text:p>
          </table:table-cell>
          <table:table-cell table:style-name="ce34" table:formula="oooc:=['Amortization Schedule'.D226]" office:value-type="currency" office:value="812.811089438229">
            <text:p>$812.81</text:p>
          </table:table-cell>
          <table:table-cell table:style-name="ce66" table:formula="oooc:=['Amortization Schedule'.E226]" office:value-type="currency" office:value="200">
            <text:p>$200.00</text:p>
          </table:table-cell>
          <table:table-cell table:style-name="ce66" table:formula="oooc:=['Amortization Schedule'.F226]" office:value-type="currency" office:value="15091.0275184376">
            <text:p>$15,091.03</text:p>
          </table:table-cell>
          <table:table-cell table:number-columns-repeated="250"/>
        </table:table-row>
        <table:table-row table:style-name="ro2">
          <table:table-cell table:style-name="ce58" office:value-type="float" office:value="216">
            <text:p>216</text:p>
          </table:table-cell>
          <table:table-cell table:style-name="ce65" table:formula="oooc:=['Amortization Schedule'.B227]" office:value-type="currency" office:value="15091.0275184376">
            <text:p>$15,091.03</text:p>
          </table:table-cell>
          <table:table-cell table:style-name="ce65" table:formula="oooc:=['Amortization Schedule'.C227]" office:value-type="currency" office:value="75.455137592188">
            <text:p>$75.46</text:p>
          </table:table-cell>
          <table:table-cell table:style-name="ce80" table:formula="oooc:=['Amortization Schedule'.D227]" office:value-type="currency" office:value="817.87514488542">
            <text:p>$817.88</text:p>
          </table:table-cell>
          <table:table-cell table:style-name="ce65" table:formula="oooc:=['Amortization Schedule'.E227]" office:value-type="currency" office:value="200">
            <text:p>$200.00</text:p>
          </table:table-cell>
          <table:table-cell table:style-name="ce65" table:formula="oooc:=['Amortization Schedule'.F227]" office:value-type="currency" office:value="14073.1523735522">
            <text:p>$14,073.1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7">
            <text:p>217</text:p>
          </table:table-cell>
          <table:table-cell table:style-name="ce66" table:formula="oooc:=['Amortization Schedule'.B228]" office:value-type="currency" office:value="14073.1523735522">
            <text:p>$14,073.15</text:p>
          </table:table-cell>
          <table:table-cell table:style-name="ce66" table:formula="oooc:=['Amortization Schedule'.C228]" office:value-type="currency" office:value="70.3657618677609">
            <text:p>$70.37</text:p>
          </table:table-cell>
          <table:table-cell table:style-name="ce34" table:formula="oooc:=['Amortization Schedule'.D228]" office:value-type="currency" office:value="822.964520609847">
            <text:p>$822.96</text:p>
          </table:table-cell>
          <table:table-cell table:style-name="ce66" table:formula="oooc:=['Amortization Schedule'.E228]" office:value-type="currency" office:value="200">
            <text:p>$200.00</text:p>
          </table:table-cell>
          <table:table-cell table:style-name="ce66" table:formula="oooc:=['Amortization Schedule'.F228]" office:value-type="currency" office:value="13050.1878529423">
            <text:p>$13,050.19</text:p>
          </table:table-cell>
          <table:table-cell table:number-columns-repeated="250"/>
        </table:table-row>
        <table:table-row table:style-name="ro2">
          <table:table-cell table:style-name="ce58" office:value-type="float" office:value="218">
            <text:p>218</text:p>
          </table:table-cell>
          <table:table-cell table:style-name="ce65" table:formula="oooc:=['Amortization Schedule'.B229]" office:value-type="currency" office:value="13050.1878529423">
            <text:p>$13,050.19</text:p>
          </table:table-cell>
          <table:table-cell table:style-name="ce65" table:formula="oooc:=['Amortization Schedule'.C229]" office:value-type="currency" office:value="65.2509392647116">
            <text:p>$65.25</text:p>
          </table:table-cell>
          <table:table-cell table:style-name="ce80" table:formula="oooc:=['Amortization Schedule'.D229]" office:value-type="currency" office:value="828.079343212896">
            <text:p>$828.08</text:p>
          </table:table-cell>
          <table:table-cell table:style-name="ce65" table:formula="oooc:=['Amortization Schedule'.E229]" office:value-type="currency" office:value="200">
            <text:p>$200.00</text:p>
          </table:table-cell>
          <table:table-cell table:style-name="ce65" table:formula="oooc:=['Amortization Schedule'.F229]" office:value-type="currency" office:value="12022.1085097294">
            <text:p>$12,022.1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9">
            <text:p>219</text:p>
          </table:table-cell>
          <table:table-cell table:style-name="ce66" table:formula="oooc:=['Amortization Schedule'.B230]" office:value-type="currency" office:value="12022.1085097294">
            <text:p>$12,022.11</text:p>
          </table:table-cell>
          <table:table-cell table:style-name="ce66" table:formula="oooc:=['Amortization Schedule'.C230]" office:value-type="currency" office:value="60.1105425486472">
            <text:p>$60.11</text:p>
          </table:table-cell>
          <table:table-cell table:style-name="ce34" table:formula="oooc:=['Amortization Schedule'.D230]" office:value-type="currency" office:value="833.219739928961">
            <text:p>$833.22</text:p>
          </table:table-cell>
          <table:table-cell table:style-name="ce66" table:formula="oooc:=['Amortization Schedule'.E230]" office:value-type="currency" office:value="200">
            <text:p>$200.00</text:p>
          </table:table-cell>
          <table:table-cell table:style-name="ce66" table:formula="oooc:=['Amortization Schedule'.F230]" office:value-type="currency" office:value="10988.8887698005">
            <text:p>$10,988.89</text:p>
          </table:table-cell>
          <table:table-cell table:number-columns-repeated="250"/>
        </table:table-row>
        <table:table-row table:style-name="ro2">
          <table:table-cell table:style-name="ce58" office:value-type="float" office:value="220">
            <text:p>220</text:p>
          </table:table-cell>
          <table:table-cell table:style-name="ce65" table:formula="oooc:=['Amortization Schedule'.B231]" office:value-type="currency" office:value="10988.8887698005">
            <text:p>$10,988.89</text:p>
          </table:table-cell>
          <table:table-cell table:style-name="ce65" table:formula="oooc:=['Amortization Schedule'.C231]" office:value-type="currency" office:value="54.9444438490024">
            <text:p>$54.94</text:p>
          </table:table-cell>
          <table:table-cell table:style-name="ce80" table:formula="oooc:=['Amortization Schedule'.D231]" office:value-type="currency" office:value="838.385838628606">
            <text:p>$838.39</text:p>
          </table:table-cell>
          <table:table-cell table:style-name="ce65" table:formula="oooc:=['Amortization Schedule'.E231]" office:value-type="currency" office:value="200">
            <text:p>$200.00</text:p>
          </table:table-cell>
          <table:table-cell table:style-name="ce65" table:formula="oooc:=['Amortization Schedule'.F231]" office:value-type="currency" office:value="9950.50293117187">
            <text:p>$9,950.5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1">
            <text:p>221</text:p>
          </table:table-cell>
          <table:table-cell table:style-name="ce66" table:formula="oooc:=['Amortization Schedule'.B232]" office:value-type="currency" office:value="9950.50293117187">
            <text:p>$9,950.50</text:p>
          </table:table-cell>
          <table:table-cell table:style-name="ce66" table:formula="oooc:=['Amortization Schedule'.C232]" office:value-type="currency" office:value="49.7525146558593">
            <text:p>$49.75</text:p>
          </table:table-cell>
          <table:table-cell table:style-name="ce34" table:formula="oooc:=['Amortization Schedule'.D232]" office:value-type="currency" office:value="843.577767821749">
            <text:p>$843.58</text:p>
          </table:table-cell>
          <table:table-cell table:style-name="ce66" table:formula="oooc:=['Amortization Schedule'.E232]" office:value-type="currency" office:value="200">
            <text:p>$200.00</text:p>
          </table:table-cell>
          <table:table-cell table:style-name="ce66" table:formula="oooc:=['Amortization Schedule'.F232]" office:value-type="currency" office:value="8906.92516335012">
            <text:p>$8,906.93</text:p>
          </table:table-cell>
          <table:table-cell table:number-columns-repeated="250"/>
        </table:table-row>
        <table:table-row table:style-name="ro2">
          <table:table-cell table:style-name="ce58" office:value-type="float" office:value="222">
            <text:p>222</text:p>
          </table:table-cell>
          <table:table-cell table:style-name="ce65" table:formula="oooc:=['Amortization Schedule'.B233]" office:value-type="currency" office:value="8906.92516335012">
            <text:p>$8,906.93</text:p>
          </table:table-cell>
          <table:table-cell table:style-name="ce65" table:formula="oooc:=['Amortization Schedule'.C233]" office:value-type="currency" office:value="44.5346258167506">
            <text:p>$44.53</text:p>
          </table:table-cell>
          <table:table-cell table:style-name="ce80" table:formula="oooc:=['Amortization Schedule'.D233]" office:value-type="currency" office:value="848.795656660857">
            <text:p>$848.80</text:p>
          </table:table-cell>
          <table:table-cell table:style-name="ce65" table:formula="oooc:=['Amortization Schedule'.E233]" office:value-type="currency" office:value="200">
            <text:p>$200.00</text:p>
          </table:table-cell>
          <table:table-cell table:style-name="ce65" table:formula="oooc:=['Amortization Schedule'.F233]" office:value-type="currency" office:value="7858.12950668926">
            <text:p>$7,858.1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3">
            <text:p>223</text:p>
          </table:table-cell>
          <table:table-cell table:style-name="ce66" table:formula="oooc:=['Amortization Schedule'.B234]" office:value-type="currency" office:value="7858.12950668926">
            <text:p>$7,858.13</text:p>
          </table:table-cell>
          <table:table-cell table:style-name="ce66" table:formula="oooc:=['Amortization Schedule'.C234]" office:value-type="currency" office:value="39.2906475334463">
            <text:p>$39.29</text:p>
          </table:table-cell>
          <table:table-cell table:style-name="ce34" table:formula="oooc:=['Amortization Schedule'.D234]" office:value-type="currency" office:value="854.039634944161">
            <text:p>$854.04</text:p>
          </table:table-cell>
          <table:table-cell table:style-name="ce66" table:formula="oooc:=['Amortization Schedule'.E234]" office:value-type="currency" office:value="200">
            <text:p>$200.00</text:p>
          </table:table-cell>
          <table:table-cell table:style-name="ce66" table:formula="oooc:=['Amortization Schedule'.F234]" office:value-type="currency" office:value="6804.0898717451">
            <text:p>$6,804.09</text:p>
          </table:table-cell>
          <table:table-cell table:number-columns-repeated="250"/>
        </table:table-row>
        <table:table-row table:style-name="ro2">
          <table:table-cell table:style-name="ce58" office:value-type="float" office:value="224">
            <text:p>224</text:p>
          </table:table-cell>
          <table:table-cell table:style-name="ce65" table:formula="oooc:=['Amortization Schedule'.B235]" office:value-type="currency" office:value="6804.0898717451">
            <text:p>$6,804.09</text:p>
          </table:table-cell>
          <table:table-cell table:style-name="ce65" table:formula="oooc:=['Amortization Schedule'.C235]" office:value-type="currency" office:value="34.0204493587255">
            <text:p>$34.02</text:p>
          </table:table-cell>
          <table:table-cell table:style-name="ce80" table:formula="oooc:=['Amortization Schedule'.D235]" office:value-type="currency" office:value="859.309833118882">
            <text:p>$859.31</text:p>
          </table:table-cell>
          <table:table-cell table:style-name="ce65" table:formula="oooc:=['Amortization Schedule'.E235]" office:value-type="currency" office:value="200">
            <text:p>$200.00</text:p>
          </table:table-cell>
          <table:table-cell table:style-name="ce65" table:formula="oooc:=['Amortization Schedule'.F235]" office:value-type="currency" office:value="5744.78003862621">
            <text:p>$5,744.7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5">
            <text:p>225</text:p>
          </table:table-cell>
          <table:table-cell table:style-name="ce66" table:formula="oooc:=['Amortization Schedule'.B236]" office:value-type="currency" office:value="5744.78003862621">
            <text:p>$5,744.78</text:p>
          </table:table-cell>
          <table:table-cell table:style-name="ce66" table:formula="oooc:=['Amortization Schedule'.C236]" office:value-type="currency" office:value="28.7239001931311">
            <text:p>$28.72</text:p>
          </table:table-cell>
          <table:table-cell table:style-name="ce34" table:formula="oooc:=['Amortization Schedule'.D236]" office:value-type="currency" office:value="864.606382284477">
            <text:p>$864.61</text:p>
          </table:table-cell>
          <table:table-cell table:style-name="ce66" table:formula="oooc:=['Amortization Schedule'.E236]" office:value-type="currency" office:value="200">
            <text:p>$200.00</text:p>
          </table:table-cell>
          <table:table-cell table:style-name="ce66" table:formula="oooc:=['Amortization Schedule'.F236]" office:value-type="currency" office:value="4680.17365634174">
            <text:p>$4,680.17</text:p>
          </table:table-cell>
          <table:table-cell table:number-columns-repeated="250"/>
        </table:table-row>
        <table:table-row table:style-name="ro2">
          <table:table-cell table:style-name="ce58" office:value-type="float" office:value="226">
            <text:p>226</text:p>
          </table:table-cell>
          <table:table-cell table:style-name="ce65" table:formula="oooc:=['Amortization Schedule'.B237]" office:value-type="currency" office:value="4680.17365634174">
            <text:p>$4,680.17</text:p>
          </table:table-cell>
          <table:table-cell table:style-name="ce65" table:formula="oooc:=['Amortization Schedule'.C237]" office:value-type="currency" office:value="23.4008682817087">
            <text:p>$23.40</text:p>
          </table:table-cell>
          <table:table-cell table:style-name="ce80" table:formula="oooc:=['Amortization Schedule'.D237]" office:value-type="currency" office:value="869.929414195899">
            <text:p>$869.93</text:p>
          </table:table-cell>
          <table:table-cell table:style-name="ce65" table:formula="oooc:=['Amortization Schedule'.E237]" office:value-type="currency" office:value="200">
            <text:p>$200.00</text:p>
          </table:table-cell>
          <table:table-cell table:style-name="ce65" table:formula="oooc:=['Amortization Schedule'.F237]" office:value-type="currency" office:value="3610.24424214584">
            <text:p>$3,610.2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7">
            <text:p>227</text:p>
          </table:table-cell>
          <table:table-cell table:style-name="ce66" table:formula="oooc:=['Amortization Schedule'.B238]" office:value-type="currency" office:value="3610.24424214584">
            <text:p>$3,610.24</text:p>
          </table:table-cell>
          <table:table-cell table:style-name="ce66" table:formula="oooc:=['Amortization Schedule'.C238]" office:value-type="currency" office:value="18.0512212107292">
            <text:p>$18.05</text:p>
          </table:table-cell>
          <table:table-cell table:style-name="ce34" table:formula="oooc:=['Amortization Schedule'.D238]" office:value-type="currency" office:value="875.279061266879">
            <text:p>$875.28</text:p>
          </table:table-cell>
          <table:table-cell table:style-name="ce66" table:formula="oooc:=['Amortization Schedule'.E238]" office:value-type="currency" office:value="200">
            <text:p>$200.00</text:p>
          </table:table-cell>
          <table:table-cell table:style-name="ce66" table:formula="oooc:=['Amortization Schedule'.F238]" office:value-type="currency" office:value="2534.96518087896">
            <text:p>$2,534.97</text:p>
          </table:table-cell>
          <table:table-cell table:number-columns-repeated="250"/>
        </table:table-row>
        <table:table-row table:style-name="ro2">
          <table:table-cell table:style-name="ce58" office:value-type="float" office:value="228">
            <text:p>228</text:p>
          </table:table-cell>
          <table:table-cell table:style-name="ce65" table:formula="oooc:=['Amortization Schedule'.B239]" office:value-type="currency" office:value="2534.96518087896">
            <text:p>$2,534.97</text:p>
          </table:table-cell>
          <table:table-cell table:style-name="ce65" table:formula="oooc:=['Amortization Schedule'.C239]" office:value-type="currency" office:value="12.6748259043948">
            <text:p>$12.67</text:p>
          </table:table-cell>
          <table:table-cell table:style-name="ce80" table:formula="oooc:=['Amortization Schedule'.D239]" office:value-type="currency" office:value="880.655456573213">
            <text:p>$880.66</text:p>
          </table:table-cell>
          <table:table-cell table:style-name="ce65" table:formula="oooc:=['Amortization Schedule'.E239]" office:value-type="currency" office:value="200">
            <text:p>$200.00</text:p>
          </table:table-cell>
          <table:table-cell table:style-name="ce65" table:formula="oooc:=['Amortization Schedule'.F239]" office:value-type="currency" office:value="1454.30972430575">
            <text:p>$1,454.3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9">
            <text:p>229</text:p>
          </table:table-cell>
          <table:table-cell table:style-name="ce66" table:formula="oooc:=['Amortization Schedule'.B240]" office:value-type="currency" office:value="1454.30972430575">
            <text:p>$1,454.31</text:p>
          </table:table-cell>
          <table:table-cell table:style-name="ce66" table:formula="oooc:=['Amortization Schedule'.C240]" office:value-type="currency" office:value="7.27154862152874">
            <text:p>$7.27</text:p>
          </table:table-cell>
          <table:table-cell table:style-name="ce34" table:formula="oooc:=['Amortization Schedule'.D240]" office:value-type="currency" office:value="886.058733856079">
            <text:p>$886.06</text:p>
          </table:table-cell>
          <table:table-cell table:style-name="ce66" table:formula="oooc:=['Amortization Schedule'.E240]" office:value-type="currency" office:value="200">
            <text:p>$200.00</text:p>
          </table:table-cell>
          <table:table-cell table:style-name="ce66" table:formula="oooc:=['Amortization Schedule'.F240]" office:value-type="currency" office:value="368.250990449668">
            <text:p>$368.25</text:p>
          </table:table-cell>
          <table:table-cell table:number-columns-repeated="250"/>
        </table:table-row>
        <table:table-row table:style-name="ro2">
          <table:table-cell table:style-name="ce58" office:value-type="float" office:value="230">
            <text:p>230</text:p>
          </table:table-cell>
          <table:table-cell table:style-name="ce65" table:formula="oooc:=['Amortization Schedule'.B241]" office:value-type="currency" office:value="368.250990449668">
            <text:p>$368.25</text:p>
          </table:table-cell>
          <table:table-cell table:style-name="ce65" table:formula="oooc:=['Amortization Schedule'.C241]" office:value-type="currency" office:value="1.84125495224834">
            <text:p>$1.84</text:p>
          </table:table-cell>
          <table:table-cell table:style-name="ce80" table:formula="oooc:=['Amortization Schedule'.D241]" office:value-type="currency" office:value="370.092245401917">
            <text:p>$370.09</text:p>
          </table:table-cell>
          <table:table-cell table:style-name="ce65" table:formula="oooc:=['Amortization Schedule'.E241]" office:value-type="currency" office:value="0">
            <text:p>$0.00</text:p>
          </table:table-cell>
          <table:table-cell table:style-name="ce65" table:formula="oooc:=['Amortization Schedule'.F24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1">
            <text:p>231</text:p>
          </table:table-cell>
          <table:table-cell table:style-name="ce66" table:formula="oooc:=['Amortization Schedule'.B242]" office:value-type="currency" office:value="0">
            <text:p>$0.00</text:p>
          </table:table-cell>
          <table:table-cell table:style-name="ce66" table:formula="oooc:=['Amortization Schedule'.C242]" office:value-type="currency" office:value="0">
            <text:p>$0.00</text:p>
          </table:table-cell>
          <table:table-cell table:style-name="ce34" table:formula="oooc:=['Amortization Schedule'.D242]" office:value-type="currency" office:value="0">
            <text:p>$0.00</text:p>
          </table:table-cell>
          <table:table-cell table:style-name="ce66" table:formula="oooc:=['Amortization Schedule'.E242]" office:value-type="currency" office:value="0">
            <text:p>$0.00</text:p>
          </table:table-cell>
          <table:table-cell table:style-name="ce66" table:formula="oooc:=['Amortization Schedule'.F24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32">
            <text:p>232</text:p>
          </table:table-cell>
          <table:table-cell table:style-name="ce65" table:formula="oooc:=['Amortization Schedule'.B243]" office:value-type="currency" office:value="0">
            <text:p>$0.00</text:p>
          </table:table-cell>
          <table:table-cell table:style-name="ce65" table:formula="oooc:=['Amortization Schedule'.C243]" office:value-type="currency" office:value="0">
            <text:p>$0.00</text:p>
          </table:table-cell>
          <table:table-cell table:style-name="ce80" table:formula="oooc:=['Amortization Schedule'.D243]" office:value-type="currency" office:value="0">
            <text:p>$0.00</text:p>
          </table:table-cell>
          <table:table-cell table:style-name="ce65" table:formula="oooc:=['Amortization Schedule'.E243]" office:value-type="currency" office:value="0">
            <text:p>$0.00</text:p>
          </table:table-cell>
          <table:table-cell table:style-name="ce65" table:formula="oooc:=['Amortization Schedule'.F24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3">
            <text:p>233</text:p>
          </table:table-cell>
          <table:table-cell table:style-name="ce66" table:formula="oooc:=['Amortization Schedule'.B244]" office:value-type="currency" office:value="0">
            <text:p>$0.00</text:p>
          </table:table-cell>
          <table:table-cell table:style-name="ce66" table:formula="oooc:=['Amortization Schedule'.C244]" office:value-type="currency" office:value="0">
            <text:p>$0.00</text:p>
          </table:table-cell>
          <table:table-cell table:style-name="ce34" table:formula="oooc:=['Amortization Schedule'.D244]" office:value-type="currency" office:value="0">
            <text:p>$0.00</text:p>
          </table:table-cell>
          <table:table-cell table:style-name="ce66" table:formula="oooc:=['Amortization Schedule'.E244]" office:value-type="currency" office:value="0">
            <text:p>$0.00</text:p>
          </table:table-cell>
          <table:table-cell table:style-name="ce66" table:formula="oooc:=['Amortization Schedule'.F24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34">
            <text:p>234</text:p>
          </table:table-cell>
          <table:table-cell table:style-name="ce65" table:formula="oooc:=['Amortization Schedule'.B245]" office:value-type="currency" office:value="0">
            <text:p>$0.00</text:p>
          </table:table-cell>
          <table:table-cell table:style-name="ce65" table:formula="oooc:=['Amortization Schedule'.C245]" office:value-type="currency" office:value="0">
            <text:p>$0.00</text:p>
          </table:table-cell>
          <table:table-cell table:style-name="ce80" table:formula="oooc:=['Amortization Schedule'.D245]" office:value-type="currency" office:value="0">
            <text:p>$0.00</text:p>
          </table:table-cell>
          <table:table-cell table:style-name="ce65" table:formula="oooc:=['Amortization Schedule'.E245]" office:value-type="currency" office:value="0">
            <text:p>$0.00</text:p>
          </table:table-cell>
          <table:table-cell table:style-name="ce65" table:formula="oooc:=['Amortization Schedule'.F24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5">
            <text:p>235</text:p>
          </table:table-cell>
          <table:table-cell table:style-name="ce66" table:formula="oooc:=['Amortization Schedule'.B246]" office:value-type="currency" office:value="0">
            <text:p>$0.00</text:p>
          </table:table-cell>
          <table:table-cell table:style-name="ce66" table:formula="oooc:=['Amortization Schedule'.C246]" office:value-type="currency" office:value="0">
            <text:p>$0.00</text:p>
          </table:table-cell>
          <table:table-cell table:style-name="ce34" table:formula="oooc:=['Amortization Schedule'.D246]" office:value-type="currency" office:value="0">
            <text:p>$0.00</text:p>
          </table:table-cell>
          <table:table-cell table:style-name="ce66" table:formula="oooc:=['Amortization Schedule'.E246]" office:value-type="currency" office:value="0">
            <text:p>$0.00</text:p>
          </table:table-cell>
          <table:table-cell table:style-name="ce66" table:formula="oooc:=['Amortization Schedule'.F24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36">
            <text:p>236</text:p>
          </table:table-cell>
          <table:table-cell table:style-name="ce65" table:formula="oooc:=['Amortization Schedule'.B247]" office:value-type="currency" office:value="0">
            <text:p>$0.00</text:p>
          </table:table-cell>
          <table:table-cell table:style-name="ce65" table:formula="oooc:=['Amortization Schedule'.C247]" office:value-type="currency" office:value="0">
            <text:p>$0.00</text:p>
          </table:table-cell>
          <table:table-cell table:style-name="ce80" table:formula="oooc:=['Amortization Schedule'.D247]" office:value-type="currency" office:value="0">
            <text:p>$0.00</text:p>
          </table:table-cell>
          <table:table-cell table:style-name="ce65" table:formula="oooc:=['Amortization Schedule'.E247]" office:value-type="currency" office:value="0">
            <text:p>$0.00</text:p>
          </table:table-cell>
          <table:table-cell table:style-name="ce65" table:formula="oooc:=['Amortization Schedule'.F24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7">
            <text:p>237</text:p>
          </table:table-cell>
          <table:table-cell table:style-name="ce66" table:formula="oooc:=['Amortization Schedule'.B248]" office:value-type="currency" office:value="0">
            <text:p>$0.00</text:p>
          </table:table-cell>
          <table:table-cell table:style-name="ce66" table:formula="oooc:=['Amortization Schedule'.C248]" office:value-type="currency" office:value="0">
            <text:p>$0.00</text:p>
          </table:table-cell>
          <table:table-cell table:style-name="ce34" table:formula="oooc:=['Amortization Schedule'.D248]" office:value-type="currency" office:value="0">
            <text:p>$0.00</text:p>
          </table:table-cell>
          <table:table-cell table:style-name="ce66" table:formula="oooc:=['Amortization Schedule'.E248]" office:value-type="currency" office:value="0">
            <text:p>$0.00</text:p>
          </table:table-cell>
          <table:table-cell table:style-name="ce66" table:formula="oooc:=['Amortization Schedule'.F24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38">
            <text:p>238</text:p>
          </table:table-cell>
          <table:table-cell table:style-name="ce65" table:formula="oooc:=['Amortization Schedule'.B249]" office:value-type="currency" office:value="0">
            <text:p>$0.00</text:p>
          </table:table-cell>
          <table:table-cell table:style-name="ce65" table:formula="oooc:=['Amortization Schedule'.C249]" office:value-type="currency" office:value="0">
            <text:p>$0.00</text:p>
          </table:table-cell>
          <table:table-cell table:style-name="ce80" table:formula="oooc:=['Amortization Schedule'.D249]" office:value-type="currency" office:value="0">
            <text:p>$0.00</text:p>
          </table:table-cell>
          <table:table-cell table:style-name="ce65" table:formula="oooc:=['Amortization Schedule'.E249]" office:value-type="currency" office:value="0">
            <text:p>$0.00</text:p>
          </table:table-cell>
          <table:table-cell table:style-name="ce65" table:formula="oooc:=['Amortization Schedule'.F24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9">
            <text:p>239</text:p>
          </table:table-cell>
          <table:table-cell table:style-name="ce66" table:formula="oooc:=['Amortization Schedule'.B250]" office:value-type="currency" office:value="0">
            <text:p>$0.00</text:p>
          </table:table-cell>
          <table:table-cell table:style-name="ce66" table:formula="oooc:=['Amortization Schedule'.C250]" office:value-type="currency" office:value="0">
            <text:p>$0.00</text:p>
          </table:table-cell>
          <table:table-cell table:style-name="ce34" table:formula="oooc:=['Amortization Schedule'.D250]" office:value-type="currency" office:value="0">
            <text:p>$0.00</text:p>
          </table:table-cell>
          <table:table-cell table:style-name="ce66" table:formula="oooc:=['Amortization Schedule'.E250]" office:value-type="currency" office:value="0">
            <text:p>$0.00</text:p>
          </table:table-cell>
          <table:table-cell table:style-name="ce66" table:formula="oooc:=['Amortization Schedule'.F25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40">
            <text:p>240</text:p>
          </table:table-cell>
          <table:table-cell table:style-name="ce65" table:formula="oooc:=['Amortization Schedule'.B251]" office:value-type="currency" office:value="0">
            <text:p>$0.00</text:p>
          </table:table-cell>
          <table:table-cell table:style-name="ce65" table:formula="oooc:=['Amortization Schedule'.C251]" office:value-type="currency" office:value="0">
            <text:p>$0.00</text:p>
          </table:table-cell>
          <table:table-cell table:style-name="ce80" table:formula="oooc:=['Amortization Schedule'.D251]" office:value-type="currency" office:value="0">
            <text:p>$0.00</text:p>
          </table:table-cell>
          <table:table-cell table:style-name="ce65" table:formula="oooc:=['Amortization Schedule'.E251]" office:value-type="currency" office:value="0">
            <text:p>$0.00</text:p>
          </table:table-cell>
          <table:table-cell table:style-name="ce65" table:formula="oooc:=['Amortization Schedule'.F25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1">
            <text:p>241</text:p>
          </table:table-cell>
          <table:table-cell table:style-name="ce66" table:formula="oooc:=['Amortization Schedule'.B252]" office:value-type="currency" office:value="0">
            <text:p>$0.00</text:p>
          </table:table-cell>
          <table:table-cell table:style-name="ce66" table:formula="oooc:=['Amortization Schedule'.C252]" office:value-type="currency" office:value="0">
            <text:p>$0.00</text:p>
          </table:table-cell>
          <table:table-cell table:style-name="ce34" table:formula="oooc:=['Amortization Schedule'.D252]" office:value-type="currency" office:value="0">
            <text:p>$0.00</text:p>
          </table:table-cell>
          <table:table-cell table:style-name="ce66" table:formula="oooc:=['Amortization Schedule'.E252]" office:value-type="currency" office:value="0">
            <text:p>$0.00</text:p>
          </table:table-cell>
          <table:table-cell table:style-name="ce66" table:formula="oooc:=['Amortization Schedule'.F25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42">
            <text:p>242</text:p>
          </table:table-cell>
          <table:table-cell table:style-name="ce65" table:formula="oooc:=['Amortization Schedule'.B253]" office:value-type="currency" office:value="0">
            <text:p>$0.00</text:p>
          </table:table-cell>
          <table:table-cell table:style-name="ce65" table:formula="oooc:=['Amortization Schedule'.C253]" office:value-type="currency" office:value="0">
            <text:p>$0.00</text:p>
          </table:table-cell>
          <table:table-cell table:style-name="ce80" table:formula="oooc:=['Amortization Schedule'.D253]" office:value-type="currency" office:value="0">
            <text:p>$0.00</text:p>
          </table:table-cell>
          <table:table-cell table:style-name="ce65" table:formula="oooc:=['Amortization Schedule'.E253]" office:value-type="currency" office:value="0">
            <text:p>$0.00</text:p>
          </table:table-cell>
          <table:table-cell table:style-name="ce65" table:formula="oooc:=['Amortization Schedule'.F25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3">
            <text:p>243</text:p>
          </table:table-cell>
          <table:table-cell table:style-name="ce66" table:formula="oooc:=['Amortization Schedule'.B254]" office:value-type="currency" office:value="0">
            <text:p>$0.00</text:p>
          </table:table-cell>
          <table:table-cell table:style-name="ce66" table:formula="oooc:=['Amortization Schedule'.C254]" office:value-type="currency" office:value="0">
            <text:p>$0.00</text:p>
          </table:table-cell>
          <table:table-cell table:style-name="ce34" table:formula="oooc:=['Amortization Schedule'.D254]" office:value-type="currency" office:value="0">
            <text:p>$0.00</text:p>
          </table:table-cell>
          <table:table-cell table:style-name="ce66" table:formula="oooc:=['Amortization Schedule'.E254]" office:value-type="currency" office:value="0">
            <text:p>$0.00</text:p>
          </table:table-cell>
          <table:table-cell table:style-name="ce66" table:formula="oooc:=['Amortization Schedule'.F25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44">
            <text:p>244</text:p>
          </table:table-cell>
          <table:table-cell table:style-name="ce65" table:formula="oooc:=['Amortization Schedule'.B255]" office:value-type="currency" office:value="0">
            <text:p>$0.00</text:p>
          </table:table-cell>
          <table:table-cell table:style-name="ce65" table:formula="oooc:=['Amortization Schedule'.C255]" office:value-type="currency" office:value="0">
            <text:p>$0.00</text:p>
          </table:table-cell>
          <table:table-cell table:style-name="ce80" table:formula="oooc:=['Amortization Schedule'.D255]" office:value-type="currency" office:value="0">
            <text:p>$0.00</text:p>
          </table:table-cell>
          <table:table-cell table:style-name="ce65" table:formula="oooc:=['Amortization Schedule'.E255]" office:value-type="currency" office:value="0">
            <text:p>$0.00</text:p>
          </table:table-cell>
          <table:table-cell table:style-name="ce65" table:formula="oooc:=['Amortization Schedule'.F25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5">
            <text:p>245</text:p>
          </table:table-cell>
          <table:table-cell table:style-name="ce66" table:formula="oooc:=['Amortization Schedule'.B256]" office:value-type="currency" office:value="0">
            <text:p>$0.00</text:p>
          </table:table-cell>
          <table:table-cell table:style-name="ce66" table:formula="oooc:=['Amortization Schedule'.C256]" office:value-type="currency" office:value="0">
            <text:p>$0.00</text:p>
          </table:table-cell>
          <table:table-cell table:style-name="ce34" table:formula="oooc:=['Amortization Schedule'.D256]" office:value-type="currency" office:value="0">
            <text:p>$0.00</text:p>
          </table:table-cell>
          <table:table-cell table:style-name="ce66" table:formula="oooc:=['Amortization Schedule'.E256]" office:value-type="currency" office:value="0">
            <text:p>$0.00</text:p>
          </table:table-cell>
          <table:table-cell table:style-name="ce66" table:formula="oooc:=['Amortization Schedule'.F25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46">
            <text:p>246</text:p>
          </table:table-cell>
          <table:table-cell table:style-name="ce65" table:formula="oooc:=['Amortization Schedule'.B257]" office:value-type="currency" office:value="0">
            <text:p>$0.00</text:p>
          </table:table-cell>
          <table:table-cell table:style-name="ce65" table:formula="oooc:=['Amortization Schedule'.C257]" office:value-type="currency" office:value="0">
            <text:p>$0.00</text:p>
          </table:table-cell>
          <table:table-cell table:style-name="ce80" table:formula="oooc:=['Amortization Schedule'.D257]" office:value-type="currency" office:value="0">
            <text:p>$0.00</text:p>
          </table:table-cell>
          <table:table-cell table:style-name="ce65" table:formula="oooc:=['Amortization Schedule'.E257]" office:value-type="currency" office:value="0">
            <text:p>$0.00</text:p>
          </table:table-cell>
          <table:table-cell table:style-name="ce65" table:formula="oooc:=['Amortization Schedule'.F25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7">
            <text:p>247</text:p>
          </table:table-cell>
          <table:table-cell table:style-name="ce66" table:formula="oooc:=['Amortization Schedule'.B258]" office:value-type="currency" office:value="0">
            <text:p>$0.00</text:p>
          </table:table-cell>
          <table:table-cell table:style-name="ce66" table:formula="oooc:=['Amortization Schedule'.C258]" office:value-type="currency" office:value="0">
            <text:p>$0.00</text:p>
          </table:table-cell>
          <table:table-cell table:style-name="ce34" table:formula="oooc:=['Amortization Schedule'.D258]" office:value-type="currency" office:value="0">
            <text:p>$0.00</text:p>
          </table:table-cell>
          <table:table-cell table:style-name="ce66" table:formula="oooc:=['Amortization Schedule'.E258]" office:value-type="currency" office:value="0">
            <text:p>$0.00</text:p>
          </table:table-cell>
          <table:table-cell table:style-name="ce66" table:formula="oooc:=['Amortization Schedule'.F25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48">
            <text:p>248</text:p>
          </table:table-cell>
          <table:table-cell table:style-name="ce65" table:formula="oooc:=['Amortization Schedule'.B259]" office:value-type="currency" office:value="0">
            <text:p>$0.00</text:p>
          </table:table-cell>
          <table:table-cell table:style-name="ce65" table:formula="oooc:=['Amortization Schedule'.C259]" office:value-type="currency" office:value="0">
            <text:p>$0.00</text:p>
          </table:table-cell>
          <table:table-cell table:style-name="ce80" table:formula="oooc:=['Amortization Schedule'.D259]" office:value-type="currency" office:value="0">
            <text:p>$0.00</text:p>
          </table:table-cell>
          <table:table-cell table:style-name="ce65" table:formula="oooc:=['Amortization Schedule'.E259]" office:value-type="currency" office:value="0">
            <text:p>$0.00</text:p>
          </table:table-cell>
          <table:table-cell table:style-name="ce65" table:formula="oooc:=['Amortization Schedule'.F25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9">
            <text:p>249</text:p>
          </table:table-cell>
          <table:table-cell table:style-name="ce66" table:formula="oooc:=['Amortization Schedule'.B260]" office:value-type="currency" office:value="0">
            <text:p>$0.00</text:p>
          </table:table-cell>
          <table:table-cell table:style-name="ce66" table:formula="oooc:=['Amortization Schedule'.C260]" office:value-type="currency" office:value="0">
            <text:p>$0.00</text:p>
          </table:table-cell>
          <table:table-cell table:style-name="ce34" table:formula="oooc:=['Amortization Schedule'.D260]" office:value-type="currency" office:value="0">
            <text:p>$0.00</text:p>
          </table:table-cell>
          <table:table-cell table:style-name="ce66" table:formula="oooc:=['Amortization Schedule'.E260]" office:value-type="currency" office:value="0">
            <text:p>$0.00</text:p>
          </table:table-cell>
          <table:table-cell table:style-name="ce66" table:formula="oooc:=['Amortization Schedule'.F26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50">
            <text:p>250</text:p>
          </table:table-cell>
          <table:table-cell table:style-name="ce65" table:formula="oooc:=['Amortization Schedule'.B261]" office:value-type="currency" office:value="0">
            <text:p>$0.00</text:p>
          </table:table-cell>
          <table:table-cell table:style-name="ce65" table:formula="oooc:=['Amortization Schedule'.C261]" office:value-type="currency" office:value="0">
            <text:p>$0.00</text:p>
          </table:table-cell>
          <table:table-cell table:style-name="ce80" table:formula="oooc:=['Amortization Schedule'.D261]" office:value-type="currency" office:value="0">
            <text:p>$0.00</text:p>
          </table:table-cell>
          <table:table-cell table:style-name="ce65" table:formula="oooc:=['Amortization Schedule'.E261]" office:value-type="currency" office:value="0">
            <text:p>$0.00</text:p>
          </table:table-cell>
          <table:table-cell table:style-name="ce65" table:formula="oooc:=['Amortization Schedule'.F26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1">
            <text:p>251</text:p>
          </table:table-cell>
          <table:table-cell table:style-name="ce66" table:formula="oooc:=['Amortization Schedule'.B262]" office:value-type="currency" office:value="0">
            <text:p>$0.00</text:p>
          </table:table-cell>
          <table:table-cell table:style-name="ce66" table:formula="oooc:=['Amortization Schedule'.C262]" office:value-type="currency" office:value="0">
            <text:p>$0.00</text:p>
          </table:table-cell>
          <table:table-cell table:style-name="ce34" table:formula="oooc:=['Amortization Schedule'.D262]" office:value-type="currency" office:value="0">
            <text:p>$0.00</text:p>
          </table:table-cell>
          <table:table-cell table:style-name="ce66" table:formula="oooc:=['Amortization Schedule'.E262]" office:value-type="currency" office:value="0">
            <text:p>$0.00</text:p>
          </table:table-cell>
          <table:table-cell table:style-name="ce66" table:formula="oooc:=['Amortization Schedule'.F26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52">
            <text:p>252</text:p>
          </table:table-cell>
          <table:table-cell table:style-name="ce65" table:formula="oooc:=['Amortization Schedule'.B263]" office:value-type="currency" office:value="0">
            <text:p>$0.00</text:p>
          </table:table-cell>
          <table:table-cell table:style-name="ce65" table:formula="oooc:=['Amortization Schedule'.C263]" office:value-type="currency" office:value="0">
            <text:p>$0.00</text:p>
          </table:table-cell>
          <table:table-cell table:style-name="ce80" table:formula="oooc:=['Amortization Schedule'.D263]" office:value-type="currency" office:value="0">
            <text:p>$0.00</text:p>
          </table:table-cell>
          <table:table-cell table:style-name="ce65" table:formula="oooc:=['Amortization Schedule'.E263]" office:value-type="currency" office:value="0">
            <text:p>$0.00</text:p>
          </table:table-cell>
          <table:table-cell table:style-name="ce65" table:formula="oooc:=['Amortization Schedule'.F26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3">
            <text:p>253</text:p>
          </table:table-cell>
          <table:table-cell table:style-name="ce66" table:formula="oooc:=['Amortization Schedule'.B264]" office:value-type="currency" office:value="0">
            <text:p>$0.00</text:p>
          </table:table-cell>
          <table:table-cell table:style-name="ce66" table:formula="oooc:=['Amortization Schedule'.C264]" office:value-type="currency" office:value="0">
            <text:p>$0.00</text:p>
          </table:table-cell>
          <table:table-cell table:style-name="ce34" table:formula="oooc:=['Amortization Schedule'.D264]" office:value-type="currency" office:value="0">
            <text:p>$0.00</text:p>
          </table:table-cell>
          <table:table-cell table:style-name="ce66" table:formula="oooc:=['Amortization Schedule'.E264]" office:value-type="currency" office:value="0">
            <text:p>$0.00</text:p>
          </table:table-cell>
          <table:table-cell table:style-name="ce66" table:formula="oooc:=['Amortization Schedule'.F26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54">
            <text:p>254</text:p>
          </table:table-cell>
          <table:table-cell table:style-name="ce65" table:formula="oooc:=['Amortization Schedule'.B265]" office:value-type="currency" office:value="0">
            <text:p>$0.00</text:p>
          </table:table-cell>
          <table:table-cell table:style-name="ce65" table:formula="oooc:=['Amortization Schedule'.C265]" office:value-type="currency" office:value="0">
            <text:p>$0.00</text:p>
          </table:table-cell>
          <table:table-cell table:style-name="ce80" table:formula="oooc:=['Amortization Schedule'.D265]" office:value-type="currency" office:value="0">
            <text:p>$0.00</text:p>
          </table:table-cell>
          <table:table-cell table:style-name="ce65" table:formula="oooc:=['Amortization Schedule'.E265]" office:value-type="currency" office:value="0">
            <text:p>$0.00</text:p>
          </table:table-cell>
          <table:table-cell table:style-name="ce65" table:formula="oooc:=['Amortization Schedule'.F26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5">
            <text:p>255</text:p>
          </table:table-cell>
          <table:table-cell table:style-name="ce66" table:formula="oooc:=['Amortization Schedule'.B266]" office:value-type="currency" office:value="0">
            <text:p>$0.00</text:p>
          </table:table-cell>
          <table:table-cell table:style-name="ce66" table:formula="oooc:=['Amortization Schedule'.C266]" office:value-type="currency" office:value="0">
            <text:p>$0.00</text:p>
          </table:table-cell>
          <table:table-cell table:style-name="ce34" table:formula="oooc:=['Amortization Schedule'.D266]" office:value-type="currency" office:value="0">
            <text:p>$0.00</text:p>
          </table:table-cell>
          <table:table-cell table:style-name="ce66" table:formula="oooc:=['Amortization Schedule'.E266]" office:value-type="currency" office:value="0">
            <text:p>$0.00</text:p>
          </table:table-cell>
          <table:table-cell table:style-name="ce66" table:formula="oooc:=['Amortization Schedule'.F26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56">
            <text:p>256</text:p>
          </table:table-cell>
          <table:table-cell table:style-name="ce65" table:formula="oooc:=['Amortization Schedule'.B267]" office:value-type="currency" office:value="0">
            <text:p>$0.00</text:p>
          </table:table-cell>
          <table:table-cell table:style-name="ce65" table:formula="oooc:=['Amortization Schedule'.C267]" office:value-type="currency" office:value="0">
            <text:p>$0.00</text:p>
          </table:table-cell>
          <table:table-cell table:style-name="ce80" table:formula="oooc:=['Amortization Schedule'.D267]" office:value-type="currency" office:value="0">
            <text:p>$0.00</text:p>
          </table:table-cell>
          <table:table-cell table:style-name="ce65" table:formula="oooc:=['Amortization Schedule'.E267]" office:value-type="currency" office:value="0">
            <text:p>$0.00</text:p>
          </table:table-cell>
          <table:table-cell table:style-name="ce65" table:formula="oooc:=['Amortization Schedule'.F26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7">
            <text:p>257</text:p>
          </table:table-cell>
          <table:table-cell table:style-name="ce66" table:formula="oooc:=['Amortization Schedule'.B268]" office:value-type="currency" office:value="0">
            <text:p>$0.00</text:p>
          </table:table-cell>
          <table:table-cell table:style-name="ce66" table:formula="oooc:=['Amortization Schedule'.C268]" office:value-type="currency" office:value="0">
            <text:p>$0.00</text:p>
          </table:table-cell>
          <table:table-cell table:style-name="ce34" table:formula="oooc:=['Amortization Schedule'.D268]" office:value-type="currency" office:value="0">
            <text:p>$0.00</text:p>
          </table:table-cell>
          <table:table-cell table:style-name="ce66" table:formula="oooc:=['Amortization Schedule'.E268]" office:value-type="currency" office:value="0">
            <text:p>$0.00</text:p>
          </table:table-cell>
          <table:table-cell table:style-name="ce66" table:formula="oooc:=['Amortization Schedule'.F26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58">
            <text:p>258</text:p>
          </table:table-cell>
          <table:table-cell table:style-name="ce65" table:formula="oooc:=['Amortization Schedule'.B269]" office:value-type="currency" office:value="0">
            <text:p>$0.00</text:p>
          </table:table-cell>
          <table:table-cell table:style-name="ce65" table:formula="oooc:=['Amortization Schedule'.C269]" office:value-type="currency" office:value="0">
            <text:p>$0.00</text:p>
          </table:table-cell>
          <table:table-cell table:style-name="ce80" table:formula="oooc:=['Amortization Schedule'.D269]" office:value-type="currency" office:value="0">
            <text:p>$0.00</text:p>
          </table:table-cell>
          <table:table-cell table:style-name="ce65" table:formula="oooc:=['Amortization Schedule'.E269]" office:value-type="currency" office:value="0">
            <text:p>$0.00</text:p>
          </table:table-cell>
          <table:table-cell table:style-name="ce65" table:formula="oooc:=['Amortization Schedule'.F26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9">
            <text:p>259</text:p>
          </table:table-cell>
          <table:table-cell table:style-name="ce66" table:formula="oooc:=['Amortization Schedule'.B270]" office:value-type="currency" office:value="0">
            <text:p>$0.00</text:p>
          </table:table-cell>
          <table:table-cell table:style-name="ce66" table:formula="oooc:=['Amortization Schedule'.C270]" office:value-type="currency" office:value="0">
            <text:p>$0.00</text:p>
          </table:table-cell>
          <table:table-cell table:style-name="ce34" table:formula="oooc:=['Amortization Schedule'.D270]" office:value-type="currency" office:value="0">
            <text:p>$0.00</text:p>
          </table:table-cell>
          <table:table-cell table:style-name="ce66" table:formula="oooc:=['Amortization Schedule'.E270]" office:value-type="currency" office:value="0">
            <text:p>$0.00</text:p>
          </table:table-cell>
          <table:table-cell table:style-name="ce66" table:formula="oooc:=['Amortization Schedule'.F27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60">
            <text:p>260</text:p>
          </table:table-cell>
          <table:table-cell table:style-name="ce65" table:formula="oooc:=['Amortization Schedule'.B271]" office:value-type="currency" office:value="0">
            <text:p>$0.00</text:p>
          </table:table-cell>
          <table:table-cell table:style-name="ce65" table:formula="oooc:=['Amortization Schedule'.C271]" office:value-type="currency" office:value="0">
            <text:p>$0.00</text:p>
          </table:table-cell>
          <table:table-cell table:style-name="ce80" table:formula="oooc:=['Amortization Schedule'.D271]" office:value-type="currency" office:value="0">
            <text:p>$0.00</text:p>
          </table:table-cell>
          <table:table-cell table:style-name="ce65" table:formula="oooc:=['Amortization Schedule'.E271]" office:value-type="currency" office:value="0">
            <text:p>$0.00</text:p>
          </table:table-cell>
          <table:table-cell table:style-name="ce65" table:formula="oooc:=['Amortization Schedule'.F27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1">
            <text:p>261</text:p>
          </table:table-cell>
          <table:table-cell table:style-name="ce66" table:formula="oooc:=['Amortization Schedule'.B272]" office:value-type="currency" office:value="0">
            <text:p>$0.00</text:p>
          </table:table-cell>
          <table:table-cell table:style-name="ce66" table:formula="oooc:=['Amortization Schedule'.C272]" office:value-type="currency" office:value="0">
            <text:p>$0.00</text:p>
          </table:table-cell>
          <table:table-cell table:style-name="ce34" table:formula="oooc:=['Amortization Schedule'.D272]" office:value-type="currency" office:value="0">
            <text:p>$0.00</text:p>
          </table:table-cell>
          <table:table-cell table:style-name="ce66" table:formula="oooc:=['Amortization Schedule'.E272]" office:value-type="currency" office:value="0">
            <text:p>$0.00</text:p>
          </table:table-cell>
          <table:table-cell table:style-name="ce66" table:formula="oooc:=['Amortization Schedule'.F27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62">
            <text:p>262</text:p>
          </table:table-cell>
          <table:table-cell table:style-name="ce65" table:formula="oooc:=['Amortization Schedule'.B273]" office:value-type="currency" office:value="0">
            <text:p>$0.00</text:p>
          </table:table-cell>
          <table:table-cell table:style-name="ce65" table:formula="oooc:=['Amortization Schedule'.C273]" office:value-type="currency" office:value="0">
            <text:p>$0.00</text:p>
          </table:table-cell>
          <table:table-cell table:style-name="ce80" table:formula="oooc:=['Amortization Schedule'.D273]" office:value-type="currency" office:value="0">
            <text:p>$0.00</text:p>
          </table:table-cell>
          <table:table-cell table:style-name="ce65" table:formula="oooc:=['Amortization Schedule'.E273]" office:value-type="currency" office:value="0">
            <text:p>$0.00</text:p>
          </table:table-cell>
          <table:table-cell table:style-name="ce65" table:formula="oooc:=['Amortization Schedule'.F27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3">
            <text:p>263</text:p>
          </table:table-cell>
          <table:table-cell table:style-name="ce66" table:formula="oooc:=['Amortization Schedule'.B274]" office:value-type="currency" office:value="0">
            <text:p>$0.00</text:p>
          </table:table-cell>
          <table:table-cell table:style-name="ce66" table:formula="oooc:=['Amortization Schedule'.C274]" office:value-type="currency" office:value="0">
            <text:p>$0.00</text:p>
          </table:table-cell>
          <table:table-cell table:style-name="ce34" table:formula="oooc:=['Amortization Schedule'.D274]" office:value-type="currency" office:value="0">
            <text:p>$0.00</text:p>
          </table:table-cell>
          <table:table-cell table:style-name="ce66" table:formula="oooc:=['Amortization Schedule'.E274]" office:value-type="currency" office:value="0">
            <text:p>$0.00</text:p>
          </table:table-cell>
          <table:table-cell table:style-name="ce66" table:formula="oooc:=['Amortization Schedule'.F27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64">
            <text:p>264</text:p>
          </table:table-cell>
          <table:table-cell table:style-name="ce65" table:formula="oooc:=['Amortization Schedule'.B275]" office:value-type="currency" office:value="0">
            <text:p>$0.00</text:p>
          </table:table-cell>
          <table:table-cell table:style-name="ce65" table:formula="oooc:=['Amortization Schedule'.C275]" office:value-type="currency" office:value="0">
            <text:p>$0.00</text:p>
          </table:table-cell>
          <table:table-cell table:style-name="ce80" table:formula="oooc:=['Amortization Schedule'.D275]" office:value-type="currency" office:value="0">
            <text:p>$0.00</text:p>
          </table:table-cell>
          <table:table-cell table:style-name="ce65" table:formula="oooc:=['Amortization Schedule'.E275]" office:value-type="currency" office:value="0">
            <text:p>$0.00</text:p>
          </table:table-cell>
          <table:table-cell table:style-name="ce65" table:formula="oooc:=['Amortization Schedule'.F27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5">
            <text:p>265</text:p>
          </table:table-cell>
          <table:table-cell table:style-name="ce66" table:formula="oooc:=['Amortization Schedule'.B276]" office:value-type="currency" office:value="0">
            <text:p>$0.00</text:p>
          </table:table-cell>
          <table:table-cell table:style-name="ce66" table:formula="oooc:=['Amortization Schedule'.C276]" office:value-type="currency" office:value="0">
            <text:p>$0.00</text:p>
          </table:table-cell>
          <table:table-cell table:style-name="ce34" table:formula="oooc:=['Amortization Schedule'.D276]" office:value-type="currency" office:value="0">
            <text:p>$0.00</text:p>
          </table:table-cell>
          <table:table-cell table:style-name="ce66" table:formula="oooc:=['Amortization Schedule'.E276]" office:value-type="currency" office:value="0">
            <text:p>$0.00</text:p>
          </table:table-cell>
          <table:table-cell table:style-name="ce66" table:formula="oooc:=['Amortization Schedule'.F27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66">
            <text:p>266</text:p>
          </table:table-cell>
          <table:table-cell table:style-name="ce65" table:formula="oooc:=['Amortization Schedule'.B277]" office:value-type="currency" office:value="0">
            <text:p>$0.00</text:p>
          </table:table-cell>
          <table:table-cell table:style-name="ce65" table:formula="oooc:=['Amortization Schedule'.C277]" office:value-type="currency" office:value="0">
            <text:p>$0.00</text:p>
          </table:table-cell>
          <table:table-cell table:style-name="ce80" table:formula="oooc:=['Amortization Schedule'.D277]" office:value-type="currency" office:value="0">
            <text:p>$0.00</text:p>
          </table:table-cell>
          <table:table-cell table:style-name="ce65" table:formula="oooc:=['Amortization Schedule'.E277]" office:value-type="currency" office:value="0">
            <text:p>$0.00</text:p>
          </table:table-cell>
          <table:table-cell table:style-name="ce65" table:formula="oooc:=['Amortization Schedule'.F27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7">
            <text:p>267</text:p>
          </table:table-cell>
          <table:table-cell table:style-name="ce66" table:formula="oooc:=['Amortization Schedule'.B278]" office:value-type="currency" office:value="0">
            <text:p>$0.00</text:p>
          </table:table-cell>
          <table:table-cell table:style-name="ce66" table:formula="oooc:=['Amortization Schedule'.C278]" office:value-type="currency" office:value="0">
            <text:p>$0.00</text:p>
          </table:table-cell>
          <table:table-cell table:style-name="ce34" table:formula="oooc:=['Amortization Schedule'.D278]" office:value-type="currency" office:value="0">
            <text:p>$0.00</text:p>
          </table:table-cell>
          <table:table-cell table:style-name="ce66" table:formula="oooc:=['Amortization Schedule'.E278]" office:value-type="currency" office:value="0">
            <text:p>$0.00</text:p>
          </table:table-cell>
          <table:table-cell table:style-name="ce66" table:formula="oooc:=['Amortization Schedule'.F27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68">
            <text:p>268</text:p>
          </table:table-cell>
          <table:table-cell table:style-name="ce65" table:formula="oooc:=['Amortization Schedule'.B279]" office:value-type="currency" office:value="0">
            <text:p>$0.00</text:p>
          </table:table-cell>
          <table:table-cell table:style-name="ce65" table:formula="oooc:=['Amortization Schedule'.C279]" office:value-type="currency" office:value="0">
            <text:p>$0.00</text:p>
          </table:table-cell>
          <table:table-cell table:style-name="ce80" table:formula="oooc:=['Amortization Schedule'.D279]" office:value-type="currency" office:value="0">
            <text:p>$0.00</text:p>
          </table:table-cell>
          <table:table-cell table:style-name="ce65" table:formula="oooc:=['Amortization Schedule'.E279]" office:value-type="currency" office:value="0">
            <text:p>$0.00</text:p>
          </table:table-cell>
          <table:table-cell table:style-name="ce65" table:formula="oooc:=['Amortization Schedule'.F27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9">
            <text:p>269</text:p>
          </table:table-cell>
          <table:table-cell table:style-name="ce66" table:formula="oooc:=['Amortization Schedule'.B280]" office:value-type="currency" office:value="0">
            <text:p>$0.00</text:p>
          </table:table-cell>
          <table:table-cell table:style-name="ce66" table:formula="oooc:=['Amortization Schedule'.C280]" office:value-type="currency" office:value="0">
            <text:p>$0.00</text:p>
          </table:table-cell>
          <table:table-cell table:style-name="ce34" table:formula="oooc:=['Amortization Schedule'.D280]" office:value-type="currency" office:value="0">
            <text:p>$0.00</text:p>
          </table:table-cell>
          <table:table-cell table:style-name="ce66" table:formula="oooc:=['Amortization Schedule'.E280]" office:value-type="currency" office:value="0">
            <text:p>$0.00</text:p>
          </table:table-cell>
          <table:table-cell table:style-name="ce66" table:formula="oooc:=['Amortization Schedule'.F28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70">
            <text:p>270</text:p>
          </table:table-cell>
          <table:table-cell table:style-name="ce65" table:formula="oooc:=['Amortization Schedule'.B281]" office:value-type="currency" office:value="0">
            <text:p>$0.00</text:p>
          </table:table-cell>
          <table:table-cell table:style-name="ce65" table:formula="oooc:=['Amortization Schedule'.C281]" office:value-type="currency" office:value="0">
            <text:p>$0.00</text:p>
          </table:table-cell>
          <table:table-cell table:style-name="ce80" table:formula="oooc:=['Amortization Schedule'.D281]" office:value-type="currency" office:value="0">
            <text:p>$0.00</text:p>
          </table:table-cell>
          <table:table-cell table:style-name="ce65" table:formula="oooc:=['Amortization Schedule'.E281]" office:value-type="currency" office:value="0">
            <text:p>$0.00</text:p>
          </table:table-cell>
          <table:table-cell table:style-name="ce65" table:formula="oooc:=['Amortization Schedule'.F28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1">
            <text:p>271</text:p>
          </table:table-cell>
          <table:table-cell table:style-name="ce66" table:formula="oooc:=['Amortization Schedule'.B282]" office:value-type="currency" office:value="0">
            <text:p>$0.00</text:p>
          </table:table-cell>
          <table:table-cell table:style-name="ce66" table:formula="oooc:=['Amortization Schedule'.C282]" office:value-type="currency" office:value="0">
            <text:p>$0.00</text:p>
          </table:table-cell>
          <table:table-cell table:style-name="ce34" table:formula="oooc:=['Amortization Schedule'.D282]" office:value-type="currency" office:value="0">
            <text:p>$0.00</text:p>
          </table:table-cell>
          <table:table-cell table:style-name="ce66" table:formula="oooc:=['Amortization Schedule'.E282]" office:value-type="currency" office:value="0">
            <text:p>$0.00</text:p>
          </table:table-cell>
          <table:table-cell table:style-name="ce66" table:formula="oooc:=['Amortization Schedule'.F28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72">
            <text:p>272</text:p>
          </table:table-cell>
          <table:table-cell table:style-name="ce65" table:formula="oooc:=['Amortization Schedule'.B283]" office:value-type="currency" office:value="0">
            <text:p>$0.00</text:p>
          </table:table-cell>
          <table:table-cell table:style-name="ce65" table:formula="oooc:=['Amortization Schedule'.C283]" office:value-type="currency" office:value="0">
            <text:p>$0.00</text:p>
          </table:table-cell>
          <table:table-cell table:style-name="ce80" table:formula="oooc:=['Amortization Schedule'.D283]" office:value-type="currency" office:value="0">
            <text:p>$0.00</text:p>
          </table:table-cell>
          <table:table-cell table:style-name="ce65" table:formula="oooc:=['Amortization Schedule'.E283]" office:value-type="currency" office:value="0">
            <text:p>$0.00</text:p>
          </table:table-cell>
          <table:table-cell table:style-name="ce65" table:formula="oooc:=['Amortization Schedule'.F28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3">
            <text:p>273</text:p>
          </table:table-cell>
          <table:table-cell table:style-name="ce66" table:formula="oooc:=['Amortization Schedule'.B284]" office:value-type="currency" office:value="0">
            <text:p>$0.00</text:p>
          </table:table-cell>
          <table:table-cell table:style-name="ce66" table:formula="oooc:=['Amortization Schedule'.C284]" office:value-type="currency" office:value="0">
            <text:p>$0.00</text:p>
          </table:table-cell>
          <table:table-cell table:style-name="ce34" table:formula="oooc:=['Amortization Schedule'.D284]" office:value-type="currency" office:value="0">
            <text:p>$0.00</text:p>
          </table:table-cell>
          <table:table-cell table:style-name="ce66" table:formula="oooc:=['Amortization Schedule'.E284]" office:value-type="currency" office:value="0">
            <text:p>$0.00</text:p>
          </table:table-cell>
          <table:table-cell table:style-name="ce66" table:formula="oooc:=['Amortization Schedule'.F28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74">
            <text:p>274</text:p>
          </table:table-cell>
          <table:table-cell table:style-name="ce65" table:formula="oooc:=['Amortization Schedule'.B285]" office:value-type="currency" office:value="0">
            <text:p>$0.00</text:p>
          </table:table-cell>
          <table:table-cell table:style-name="ce65" table:formula="oooc:=['Amortization Schedule'.C285]" office:value-type="currency" office:value="0">
            <text:p>$0.00</text:p>
          </table:table-cell>
          <table:table-cell table:style-name="ce80" table:formula="oooc:=['Amortization Schedule'.D285]" office:value-type="currency" office:value="0">
            <text:p>$0.00</text:p>
          </table:table-cell>
          <table:table-cell table:style-name="ce65" table:formula="oooc:=['Amortization Schedule'.E285]" office:value-type="currency" office:value="0">
            <text:p>$0.00</text:p>
          </table:table-cell>
          <table:table-cell table:style-name="ce65" table:formula="oooc:=['Amortization Schedule'.F28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5">
            <text:p>275</text:p>
          </table:table-cell>
          <table:table-cell table:style-name="ce66" table:formula="oooc:=['Amortization Schedule'.B286]" office:value-type="currency" office:value="0">
            <text:p>$0.00</text:p>
          </table:table-cell>
          <table:table-cell table:style-name="ce66" table:formula="oooc:=['Amortization Schedule'.C286]" office:value-type="currency" office:value="0">
            <text:p>$0.00</text:p>
          </table:table-cell>
          <table:table-cell table:style-name="ce34" table:formula="oooc:=['Amortization Schedule'.D286]" office:value-type="currency" office:value="0">
            <text:p>$0.00</text:p>
          </table:table-cell>
          <table:table-cell table:style-name="ce66" table:formula="oooc:=['Amortization Schedule'.E286]" office:value-type="currency" office:value="0">
            <text:p>$0.00</text:p>
          </table:table-cell>
          <table:table-cell table:style-name="ce66" table:formula="oooc:=['Amortization Schedule'.F28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76">
            <text:p>276</text:p>
          </table:table-cell>
          <table:table-cell table:style-name="ce65" table:formula="oooc:=['Amortization Schedule'.B287]" office:value-type="currency" office:value="0">
            <text:p>$0.00</text:p>
          </table:table-cell>
          <table:table-cell table:style-name="ce65" table:formula="oooc:=['Amortization Schedule'.C287]" office:value-type="currency" office:value="0">
            <text:p>$0.00</text:p>
          </table:table-cell>
          <table:table-cell table:style-name="ce80" table:formula="oooc:=['Amortization Schedule'.D287]" office:value-type="currency" office:value="0">
            <text:p>$0.00</text:p>
          </table:table-cell>
          <table:table-cell table:style-name="ce65" table:formula="oooc:=['Amortization Schedule'.E287]" office:value-type="currency" office:value="0">
            <text:p>$0.00</text:p>
          </table:table-cell>
          <table:table-cell table:style-name="ce65" table:formula="oooc:=['Amortization Schedule'.F28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7">
            <text:p>277</text:p>
          </table:table-cell>
          <table:table-cell table:style-name="ce66" table:formula="oooc:=['Amortization Schedule'.B288]" office:value-type="currency" office:value="0">
            <text:p>$0.00</text:p>
          </table:table-cell>
          <table:table-cell table:style-name="ce66" table:formula="oooc:=['Amortization Schedule'.C288]" office:value-type="currency" office:value="0">
            <text:p>$0.00</text:p>
          </table:table-cell>
          <table:table-cell table:style-name="ce34" table:formula="oooc:=['Amortization Schedule'.D288]" office:value-type="currency" office:value="0">
            <text:p>$0.00</text:p>
          </table:table-cell>
          <table:table-cell table:style-name="ce66" table:formula="oooc:=['Amortization Schedule'.E288]" office:value-type="currency" office:value="0">
            <text:p>$0.00</text:p>
          </table:table-cell>
          <table:table-cell table:style-name="ce66" table:formula="oooc:=['Amortization Schedule'.F28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78">
            <text:p>278</text:p>
          </table:table-cell>
          <table:table-cell table:style-name="ce65" table:formula="oooc:=['Amortization Schedule'.B289]" office:value-type="currency" office:value="0">
            <text:p>$0.00</text:p>
          </table:table-cell>
          <table:table-cell table:style-name="ce65" table:formula="oooc:=['Amortization Schedule'.C289]" office:value-type="currency" office:value="0">
            <text:p>$0.00</text:p>
          </table:table-cell>
          <table:table-cell table:style-name="ce80" table:formula="oooc:=['Amortization Schedule'.D289]" office:value-type="currency" office:value="0">
            <text:p>$0.00</text:p>
          </table:table-cell>
          <table:table-cell table:style-name="ce65" table:formula="oooc:=['Amortization Schedule'.E289]" office:value-type="currency" office:value="0">
            <text:p>$0.00</text:p>
          </table:table-cell>
          <table:table-cell table:style-name="ce65" table:formula="oooc:=['Amortization Schedule'.F28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9">
            <text:p>279</text:p>
          </table:table-cell>
          <table:table-cell table:style-name="ce66" table:formula="oooc:=['Amortization Schedule'.B290]" office:value-type="currency" office:value="0">
            <text:p>$0.00</text:p>
          </table:table-cell>
          <table:table-cell table:style-name="ce66" table:formula="oooc:=['Amortization Schedule'.C290]" office:value-type="currency" office:value="0">
            <text:p>$0.00</text:p>
          </table:table-cell>
          <table:table-cell table:style-name="ce34" table:formula="oooc:=['Amortization Schedule'.D290]" office:value-type="currency" office:value="0">
            <text:p>$0.00</text:p>
          </table:table-cell>
          <table:table-cell table:style-name="ce66" table:formula="oooc:=['Amortization Schedule'.E290]" office:value-type="currency" office:value="0">
            <text:p>$0.00</text:p>
          </table:table-cell>
          <table:table-cell table:style-name="ce66" table:formula="oooc:=['Amortization Schedule'.F29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80">
            <text:p>280</text:p>
          </table:table-cell>
          <table:table-cell table:style-name="ce65" table:formula="oooc:=['Amortization Schedule'.B291]" office:value-type="currency" office:value="0">
            <text:p>$0.00</text:p>
          </table:table-cell>
          <table:table-cell table:style-name="ce65" table:formula="oooc:=['Amortization Schedule'.C291]" office:value-type="currency" office:value="0">
            <text:p>$0.00</text:p>
          </table:table-cell>
          <table:table-cell table:style-name="ce80" table:formula="oooc:=['Amortization Schedule'.D291]" office:value-type="currency" office:value="0">
            <text:p>$0.00</text:p>
          </table:table-cell>
          <table:table-cell table:style-name="ce65" table:formula="oooc:=['Amortization Schedule'.E291]" office:value-type="currency" office:value="0">
            <text:p>$0.00</text:p>
          </table:table-cell>
          <table:table-cell table:style-name="ce65" table:formula="oooc:=['Amortization Schedule'.F29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1">
            <text:p>281</text:p>
          </table:table-cell>
          <table:table-cell table:style-name="ce66" table:formula="oooc:=['Amortization Schedule'.B292]" office:value-type="currency" office:value="0">
            <text:p>$0.00</text:p>
          </table:table-cell>
          <table:table-cell table:style-name="ce66" table:formula="oooc:=['Amortization Schedule'.C292]" office:value-type="currency" office:value="0">
            <text:p>$0.00</text:p>
          </table:table-cell>
          <table:table-cell table:style-name="ce34" table:formula="oooc:=['Amortization Schedule'.D292]" office:value-type="currency" office:value="0">
            <text:p>$0.00</text:p>
          </table:table-cell>
          <table:table-cell table:style-name="ce66" table:formula="oooc:=['Amortization Schedule'.E292]" office:value-type="currency" office:value="0">
            <text:p>$0.00</text:p>
          </table:table-cell>
          <table:table-cell table:style-name="ce66" table:formula="oooc:=['Amortization Schedule'.F29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82">
            <text:p>282</text:p>
          </table:table-cell>
          <table:table-cell table:style-name="ce65" table:formula="oooc:=['Amortization Schedule'.B293]" office:value-type="currency" office:value="0">
            <text:p>$0.00</text:p>
          </table:table-cell>
          <table:table-cell table:style-name="ce65" table:formula="oooc:=['Amortization Schedule'.C293]" office:value-type="currency" office:value="0">
            <text:p>$0.00</text:p>
          </table:table-cell>
          <table:table-cell table:style-name="ce80" table:formula="oooc:=['Amortization Schedule'.D293]" office:value-type="currency" office:value="0">
            <text:p>$0.00</text:p>
          </table:table-cell>
          <table:table-cell table:style-name="ce65" table:formula="oooc:=['Amortization Schedule'.E293]" office:value-type="currency" office:value="0">
            <text:p>$0.00</text:p>
          </table:table-cell>
          <table:table-cell table:style-name="ce65" table:formula="oooc:=['Amortization Schedule'.F29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3">
            <text:p>283</text:p>
          </table:table-cell>
          <table:table-cell table:style-name="ce66" table:formula="oooc:=['Amortization Schedule'.B294]" office:value-type="currency" office:value="0">
            <text:p>$0.00</text:p>
          </table:table-cell>
          <table:table-cell table:style-name="ce66" table:formula="oooc:=['Amortization Schedule'.C294]" office:value-type="currency" office:value="0">
            <text:p>$0.00</text:p>
          </table:table-cell>
          <table:table-cell table:style-name="ce34" table:formula="oooc:=['Amortization Schedule'.D294]" office:value-type="currency" office:value="0">
            <text:p>$0.00</text:p>
          </table:table-cell>
          <table:table-cell table:style-name="ce66" table:formula="oooc:=['Amortization Schedule'.E294]" office:value-type="currency" office:value="0">
            <text:p>$0.00</text:p>
          </table:table-cell>
          <table:table-cell table:style-name="ce66" table:formula="oooc:=['Amortization Schedule'.F29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84">
            <text:p>284</text:p>
          </table:table-cell>
          <table:table-cell table:style-name="ce65" table:formula="oooc:=['Amortization Schedule'.B295]" office:value-type="currency" office:value="0">
            <text:p>$0.00</text:p>
          </table:table-cell>
          <table:table-cell table:style-name="ce65" table:formula="oooc:=['Amortization Schedule'.C295]" office:value-type="currency" office:value="0">
            <text:p>$0.00</text:p>
          </table:table-cell>
          <table:table-cell table:style-name="ce80" table:formula="oooc:=['Amortization Schedule'.D295]" office:value-type="currency" office:value="0">
            <text:p>$0.00</text:p>
          </table:table-cell>
          <table:table-cell table:style-name="ce65" table:formula="oooc:=['Amortization Schedule'.E295]" office:value-type="currency" office:value="0">
            <text:p>$0.00</text:p>
          </table:table-cell>
          <table:table-cell table:style-name="ce65" table:formula="oooc:=['Amortization Schedule'.F29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5">
            <text:p>285</text:p>
          </table:table-cell>
          <table:table-cell table:style-name="ce66" table:formula="oooc:=['Amortization Schedule'.B296]" office:value-type="currency" office:value="0">
            <text:p>$0.00</text:p>
          </table:table-cell>
          <table:table-cell table:style-name="ce66" table:formula="oooc:=['Amortization Schedule'.C296]" office:value-type="currency" office:value="0">
            <text:p>$0.00</text:p>
          </table:table-cell>
          <table:table-cell table:style-name="ce34" table:formula="oooc:=['Amortization Schedule'.D296]" office:value-type="currency" office:value="0">
            <text:p>$0.00</text:p>
          </table:table-cell>
          <table:table-cell table:style-name="ce66" table:formula="oooc:=['Amortization Schedule'.E296]" office:value-type="currency" office:value="0">
            <text:p>$0.00</text:p>
          </table:table-cell>
          <table:table-cell table:style-name="ce66" table:formula="oooc:=['Amortization Schedule'.F29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86">
            <text:p>286</text:p>
          </table:table-cell>
          <table:table-cell table:style-name="ce65" table:formula="oooc:=['Amortization Schedule'.B297]" office:value-type="currency" office:value="0">
            <text:p>$0.00</text:p>
          </table:table-cell>
          <table:table-cell table:style-name="ce65" table:formula="oooc:=['Amortization Schedule'.C297]" office:value-type="currency" office:value="0">
            <text:p>$0.00</text:p>
          </table:table-cell>
          <table:table-cell table:style-name="ce80" table:formula="oooc:=['Amortization Schedule'.D297]" office:value-type="currency" office:value="0">
            <text:p>$0.00</text:p>
          </table:table-cell>
          <table:table-cell table:style-name="ce65" table:formula="oooc:=['Amortization Schedule'.E297]" office:value-type="currency" office:value="0">
            <text:p>$0.00</text:p>
          </table:table-cell>
          <table:table-cell table:style-name="ce65" table:formula="oooc:=['Amortization Schedule'.F29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7">
            <text:p>287</text:p>
          </table:table-cell>
          <table:table-cell table:style-name="ce66" table:formula="oooc:=['Amortization Schedule'.B298]" office:value-type="currency" office:value="0">
            <text:p>$0.00</text:p>
          </table:table-cell>
          <table:table-cell table:style-name="ce66" table:formula="oooc:=['Amortization Schedule'.C298]" office:value-type="currency" office:value="0">
            <text:p>$0.00</text:p>
          </table:table-cell>
          <table:table-cell table:style-name="ce34" table:formula="oooc:=['Amortization Schedule'.D298]" office:value-type="currency" office:value="0">
            <text:p>$0.00</text:p>
          </table:table-cell>
          <table:table-cell table:style-name="ce66" table:formula="oooc:=['Amortization Schedule'.E298]" office:value-type="currency" office:value="0">
            <text:p>$0.00</text:p>
          </table:table-cell>
          <table:table-cell table:style-name="ce66" table:formula="oooc:=['Amortization Schedule'.F29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88">
            <text:p>288</text:p>
          </table:table-cell>
          <table:table-cell table:style-name="ce65" table:formula="oooc:=['Amortization Schedule'.B299]" office:value-type="currency" office:value="0">
            <text:p>$0.00</text:p>
          </table:table-cell>
          <table:table-cell table:style-name="ce65" table:formula="oooc:=['Amortization Schedule'.C299]" office:value-type="currency" office:value="0">
            <text:p>$0.00</text:p>
          </table:table-cell>
          <table:table-cell table:style-name="ce80" table:formula="oooc:=['Amortization Schedule'.D299]" office:value-type="currency" office:value="0">
            <text:p>$0.00</text:p>
          </table:table-cell>
          <table:table-cell table:style-name="ce65" table:formula="oooc:=['Amortization Schedule'.E299]" office:value-type="currency" office:value="0">
            <text:p>$0.00</text:p>
          </table:table-cell>
          <table:table-cell table:style-name="ce65" table:formula="oooc:=['Amortization Schedule'.F29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9">
            <text:p>289</text:p>
          </table:table-cell>
          <table:table-cell table:style-name="ce66" table:formula="oooc:=['Amortization Schedule'.B300]" office:value-type="currency" office:value="0">
            <text:p>$0.00</text:p>
          </table:table-cell>
          <table:table-cell table:style-name="ce66" table:formula="oooc:=['Amortization Schedule'.C300]" office:value-type="currency" office:value="0">
            <text:p>$0.00</text:p>
          </table:table-cell>
          <table:table-cell table:style-name="ce34" table:formula="oooc:=['Amortization Schedule'.D300]" office:value-type="currency" office:value="0">
            <text:p>$0.00</text:p>
          </table:table-cell>
          <table:table-cell table:style-name="ce66" table:formula="oooc:=['Amortization Schedule'.E300]" office:value-type="currency" office:value="0">
            <text:p>$0.00</text:p>
          </table:table-cell>
          <table:table-cell table:style-name="ce66" table:formula="oooc:=['Amortization Schedule'.F30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90">
            <text:p>290</text:p>
          </table:table-cell>
          <table:table-cell table:style-name="ce65" table:formula="oooc:=['Amortization Schedule'.B301]" office:value-type="currency" office:value="0">
            <text:p>$0.00</text:p>
          </table:table-cell>
          <table:table-cell table:style-name="ce65" table:formula="oooc:=['Amortization Schedule'.C301]" office:value-type="currency" office:value="0">
            <text:p>$0.00</text:p>
          </table:table-cell>
          <table:table-cell table:style-name="ce80" table:formula="oooc:=['Amortization Schedule'.D301]" office:value-type="currency" office:value="0">
            <text:p>$0.00</text:p>
          </table:table-cell>
          <table:table-cell table:style-name="ce65" table:formula="oooc:=['Amortization Schedule'.E301]" office:value-type="currency" office:value="0">
            <text:p>$0.00</text:p>
          </table:table-cell>
          <table:table-cell table:style-name="ce65" table:formula="oooc:=['Amortization Schedule'.F30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1">
            <text:p>291</text:p>
          </table:table-cell>
          <table:table-cell table:style-name="ce66" table:formula="oooc:=['Amortization Schedule'.B302]" office:value-type="currency" office:value="0">
            <text:p>$0.00</text:p>
          </table:table-cell>
          <table:table-cell table:style-name="ce66" table:formula="oooc:=['Amortization Schedule'.C302]" office:value-type="currency" office:value="0">
            <text:p>$0.00</text:p>
          </table:table-cell>
          <table:table-cell table:style-name="ce34" table:formula="oooc:=['Amortization Schedule'.D302]" office:value-type="currency" office:value="0">
            <text:p>$0.00</text:p>
          </table:table-cell>
          <table:table-cell table:style-name="ce66" table:formula="oooc:=['Amortization Schedule'.E302]" office:value-type="currency" office:value="0">
            <text:p>$0.00</text:p>
          </table:table-cell>
          <table:table-cell table:style-name="ce66" table:formula="oooc:=['Amortization Schedule'.F30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92">
            <text:p>292</text:p>
          </table:table-cell>
          <table:table-cell table:style-name="ce65" table:formula="oooc:=['Amortization Schedule'.B303]" office:value-type="currency" office:value="0">
            <text:p>$0.00</text:p>
          </table:table-cell>
          <table:table-cell table:style-name="ce65" table:formula="oooc:=['Amortization Schedule'.C303]" office:value-type="currency" office:value="0">
            <text:p>$0.00</text:p>
          </table:table-cell>
          <table:table-cell table:style-name="ce80" table:formula="oooc:=['Amortization Schedule'.D303]" office:value-type="currency" office:value="0">
            <text:p>$0.00</text:p>
          </table:table-cell>
          <table:table-cell table:style-name="ce65" table:formula="oooc:=['Amortization Schedule'.E303]" office:value-type="currency" office:value="0">
            <text:p>$0.00</text:p>
          </table:table-cell>
          <table:table-cell table:style-name="ce65" table:formula="oooc:=['Amortization Schedule'.F30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3">
            <text:p>293</text:p>
          </table:table-cell>
          <table:table-cell table:style-name="ce66" table:formula="oooc:=['Amortization Schedule'.B304]" office:value-type="currency" office:value="0">
            <text:p>$0.00</text:p>
          </table:table-cell>
          <table:table-cell table:style-name="ce66" table:formula="oooc:=['Amortization Schedule'.C304]" office:value-type="currency" office:value="0">
            <text:p>$0.00</text:p>
          </table:table-cell>
          <table:table-cell table:style-name="ce34" table:formula="oooc:=['Amortization Schedule'.D304]" office:value-type="currency" office:value="0">
            <text:p>$0.00</text:p>
          </table:table-cell>
          <table:table-cell table:style-name="ce66" table:formula="oooc:=['Amortization Schedule'.E304]" office:value-type="currency" office:value="0">
            <text:p>$0.00</text:p>
          </table:table-cell>
          <table:table-cell table:style-name="ce66" table:formula="oooc:=['Amortization Schedule'.F30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94">
            <text:p>294</text:p>
          </table:table-cell>
          <table:table-cell table:style-name="ce65" table:formula="oooc:=['Amortization Schedule'.B305]" office:value-type="currency" office:value="0">
            <text:p>$0.00</text:p>
          </table:table-cell>
          <table:table-cell table:style-name="ce65" table:formula="oooc:=['Amortization Schedule'.C305]" office:value-type="currency" office:value="0">
            <text:p>$0.00</text:p>
          </table:table-cell>
          <table:table-cell table:style-name="ce80" table:formula="oooc:=['Amortization Schedule'.D305]" office:value-type="currency" office:value="0">
            <text:p>$0.00</text:p>
          </table:table-cell>
          <table:table-cell table:style-name="ce65" table:formula="oooc:=['Amortization Schedule'.E305]" office:value-type="currency" office:value="0">
            <text:p>$0.00</text:p>
          </table:table-cell>
          <table:table-cell table:style-name="ce65" table:formula="oooc:=['Amortization Schedule'.F30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5">
            <text:p>295</text:p>
          </table:table-cell>
          <table:table-cell table:style-name="ce66" table:formula="oooc:=['Amortization Schedule'.B306]" office:value-type="currency" office:value="0">
            <text:p>$0.00</text:p>
          </table:table-cell>
          <table:table-cell table:style-name="ce66" table:formula="oooc:=['Amortization Schedule'.C306]" office:value-type="currency" office:value="0">
            <text:p>$0.00</text:p>
          </table:table-cell>
          <table:table-cell table:style-name="ce34" table:formula="oooc:=['Amortization Schedule'.D306]" office:value-type="currency" office:value="0">
            <text:p>$0.00</text:p>
          </table:table-cell>
          <table:table-cell table:style-name="ce66" table:formula="oooc:=['Amortization Schedule'.E306]" office:value-type="currency" office:value="0">
            <text:p>$0.00</text:p>
          </table:table-cell>
          <table:table-cell table:style-name="ce66" table:formula="oooc:=['Amortization Schedule'.F30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96">
            <text:p>296</text:p>
          </table:table-cell>
          <table:table-cell table:style-name="ce65" table:formula="oooc:=['Amortization Schedule'.B307]" office:value-type="currency" office:value="0">
            <text:p>$0.00</text:p>
          </table:table-cell>
          <table:table-cell table:style-name="ce65" table:formula="oooc:=['Amortization Schedule'.C307]" office:value-type="currency" office:value="0">
            <text:p>$0.00</text:p>
          </table:table-cell>
          <table:table-cell table:style-name="ce80" table:formula="oooc:=['Amortization Schedule'.D307]" office:value-type="currency" office:value="0">
            <text:p>$0.00</text:p>
          </table:table-cell>
          <table:table-cell table:style-name="ce65" table:formula="oooc:=['Amortization Schedule'.E307]" office:value-type="currency" office:value="0">
            <text:p>$0.00</text:p>
          </table:table-cell>
          <table:table-cell table:style-name="ce65" table:formula="oooc:=['Amortization Schedule'.F30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7">
            <text:p>297</text:p>
          </table:table-cell>
          <table:table-cell table:style-name="ce66" table:formula="oooc:=['Amortization Schedule'.B308]" office:value-type="currency" office:value="0">
            <text:p>$0.00</text:p>
          </table:table-cell>
          <table:table-cell table:style-name="ce66" table:formula="oooc:=['Amortization Schedule'.C308]" office:value-type="currency" office:value="0">
            <text:p>$0.00</text:p>
          </table:table-cell>
          <table:table-cell table:style-name="ce34" table:formula="oooc:=['Amortization Schedule'.D308]" office:value-type="currency" office:value="0">
            <text:p>$0.00</text:p>
          </table:table-cell>
          <table:table-cell table:style-name="ce66" table:formula="oooc:=['Amortization Schedule'.E308]" office:value-type="currency" office:value="0">
            <text:p>$0.00</text:p>
          </table:table-cell>
          <table:table-cell table:style-name="ce66" table:formula="oooc:=['Amortization Schedule'.F30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298">
            <text:p>298</text:p>
          </table:table-cell>
          <table:table-cell table:style-name="ce65" table:formula="oooc:=['Amortization Schedule'.B309]" office:value-type="currency" office:value="0">
            <text:p>$0.00</text:p>
          </table:table-cell>
          <table:table-cell table:style-name="ce65" table:formula="oooc:=['Amortization Schedule'.C309]" office:value-type="currency" office:value="0">
            <text:p>$0.00</text:p>
          </table:table-cell>
          <table:table-cell table:style-name="ce80" table:formula="oooc:=['Amortization Schedule'.D309]" office:value-type="currency" office:value="0">
            <text:p>$0.00</text:p>
          </table:table-cell>
          <table:table-cell table:style-name="ce65" table:formula="oooc:=['Amortization Schedule'.E309]" office:value-type="currency" office:value="0">
            <text:p>$0.00</text:p>
          </table:table-cell>
          <table:table-cell table:style-name="ce65" table:formula="oooc:=['Amortization Schedule'.F30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9">
            <text:p>299</text:p>
          </table:table-cell>
          <table:table-cell table:style-name="ce66" table:formula="oooc:=['Amortization Schedule'.B310]" office:value-type="currency" office:value="0">
            <text:p>$0.00</text:p>
          </table:table-cell>
          <table:table-cell table:style-name="ce66" table:formula="oooc:=['Amortization Schedule'.C310]" office:value-type="currency" office:value="0">
            <text:p>$0.00</text:p>
          </table:table-cell>
          <table:table-cell table:style-name="ce34" table:formula="oooc:=['Amortization Schedule'.D310]" office:value-type="currency" office:value="0">
            <text:p>$0.00</text:p>
          </table:table-cell>
          <table:table-cell table:style-name="ce66" table:formula="oooc:=['Amortization Schedule'.E310]" office:value-type="currency" office:value="0">
            <text:p>$0.00</text:p>
          </table:table-cell>
          <table:table-cell table:style-name="ce66" table:formula="oooc:=['Amortization Schedule'.F31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00">
            <text:p>300</text:p>
          </table:table-cell>
          <table:table-cell table:style-name="ce65" table:formula="oooc:=['Amortization Schedule'.B311]" office:value-type="currency" office:value="0">
            <text:p>$0.00</text:p>
          </table:table-cell>
          <table:table-cell table:style-name="ce65" table:formula="oooc:=['Amortization Schedule'.C311]" office:value-type="currency" office:value="0">
            <text:p>$0.00</text:p>
          </table:table-cell>
          <table:table-cell table:style-name="ce80" table:formula="oooc:=['Amortization Schedule'.D311]" office:value-type="currency" office:value="0">
            <text:p>$0.00</text:p>
          </table:table-cell>
          <table:table-cell table:style-name="ce65" table:formula="oooc:=['Amortization Schedule'.E311]" office:value-type="currency" office:value="0">
            <text:p>$0.00</text:p>
          </table:table-cell>
          <table:table-cell table:style-name="ce65" table:formula="oooc:=['Amortization Schedule'.F31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1">
            <text:p>301</text:p>
          </table:table-cell>
          <table:table-cell table:style-name="ce66" table:formula="oooc:=['Amortization Schedule'.B312]" office:value-type="currency" office:value="0">
            <text:p>$0.00</text:p>
          </table:table-cell>
          <table:table-cell table:style-name="ce66" table:formula="oooc:=['Amortization Schedule'.C312]" office:value-type="currency" office:value="0">
            <text:p>$0.00</text:p>
          </table:table-cell>
          <table:table-cell table:style-name="ce34" table:formula="oooc:=['Amortization Schedule'.D312]" office:value-type="currency" office:value="0">
            <text:p>$0.00</text:p>
          </table:table-cell>
          <table:table-cell table:style-name="ce66" table:formula="oooc:=['Amortization Schedule'.E312]" office:value-type="currency" office:value="0">
            <text:p>$0.00</text:p>
          </table:table-cell>
          <table:table-cell table:style-name="ce66" table:formula="oooc:=['Amortization Schedule'.F31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02">
            <text:p>302</text:p>
          </table:table-cell>
          <table:table-cell table:style-name="ce65" table:formula="oooc:=['Amortization Schedule'.B313]" office:value-type="currency" office:value="0">
            <text:p>$0.00</text:p>
          </table:table-cell>
          <table:table-cell table:style-name="ce65" table:formula="oooc:=['Amortization Schedule'.C313]" office:value-type="currency" office:value="0">
            <text:p>$0.00</text:p>
          </table:table-cell>
          <table:table-cell table:style-name="ce80" table:formula="oooc:=['Amortization Schedule'.D313]" office:value-type="currency" office:value="0">
            <text:p>$0.00</text:p>
          </table:table-cell>
          <table:table-cell table:style-name="ce65" table:formula="oooc:=['Amortization Schedule'.E313]" office:value-type="currency" office:value="0">
            <text:p>$0.00</text:p>
          </table:table-cell>
          <table:table-cell table:style-name="ce65" table:formula="oooc:=['Amortization Schedule'.F31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3">
            <text:p>303</text:p>
          </table:table-cell>
          <table:table-cell table:style-name="ce66" table:formula="oooc:=['Amortization Schedule'.B314]" office:value-type="currency" office:value="0">
            <text:p>$0.00</text:p>
          </table:table-cell>
          <table:table-cell table:style-name="ce66" table:formula="oooc:=['Amortization Schedule'.C314]" office:value-type="currency" office:value="0">
            <text:p>$0.00</text:p>
          </table:table-cell>
          <table:table-cell table:style-name="ce34" table:formula="oooc:=['Amortization Schedule'.D314]" office:value-type="currency" office:value="0">
            <text:p>$0.00</text:p>
          </table:table-cell>
          <table:table-cell table:style-name="ce66" table:formula="oooc:=['Amortization Schedule'.E314]" office:value-type="currency" office:value="0">
            <text:p>$0.00</text:p>
          </table:table-cell>
          <table:table-cell table:style-name="ce66" table:formula="oooc:=['Amortization Schedule'.F31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04">
            <text:p>304</text:p>
          </table:table-cell>
          <table:table-cell table:style-name="ce65" table:formula="oooc:=['Amortization Schedule'.B315]" office:value-type="currency" office:value="0">
            <text:p>$0.00</text:p>
          </table:table-cell>
          <table:table-cell table:style-name="ce65" table:formula="oooc:=['Amortization Schedule'.C315]" office:value-type="currency" office:value="0">
            <text:p>$0.00</text:p>
          </table:table-cell>
          <table:table-cell table:style-name="ce80" table:formula="oooc:=['Amortization Schedule'.D315]" office:value-type="currency" office:value="0">
            <text:p>$0.00</text:p>
          </table:table-cell>
          <table:table-cell table:style-name="ce65" table:formula="oooc:=['Amortization Schedule'.E315]" office:value-type="currency" office:value="0">
            <text:p>$0.00</text:p>
          </table:table-cell>
          <table:table-cell table:style-name="ce65" table:formula="oooc:=['Amortization Schedule'.F31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5">
            <text:p>305</text:p>
          </table:table-cell>
          <table:table-cell table:style-name="ce66" table:formula="oooc:=['Amortization Schedule'.B316]" office:value-type="currency" office:value="0">
            <text:p>$0.00</text:p>
          </table:table-cell>
          <table:table-cell table:style-name="ce66" table:formula="oooc:=['Amortization Schedule'.C316]" office:value-type="currency" office:value="0">
            <text:p>$0.00</text:p>
          </table:table-cell>
          <table:table-cell table:style-name="ce34" table:formula="oooc:=['Amortization Schedule'.D316]" office:value-type="currency" office:value="0">
            <text:p>$0.00</text:p>
          </table:table-cell>
          <table:table-cell table:style-name="ce66" table:formula="oooc:=['Amortization Schedule'.E316]" office:value-type="currency" office:value="0">
            <text:p>$0.00</text:p>
          </table:table-cell>
          <table:table-cell table:style-name="ce66" table:formula="oooc:=['Amortization Schedule'.F31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06">
            <text:p>306</text:p>
          </table:table-cell>
          <table:table-cell table:style-name="ce65" table:formula="oooc:=['Amortization Schedule'.B317]" office:value-type="currency" office:value="0">
            <text:p>$0.00</text:p>
          </table:table-cell>
          <table:table-cell table:style-name="ce65" table:formula="oooc:=['Amortization Schedule'.C317]" office:value-type="currency" office:value="0">
            <text:p>$0.00</text:p>
          </table:table-cell>
          <table:table-cell table:style-name="ce80" table:formula="oooc:=['Amortization Schedule'.D317]" office:value-type="currency" office:value="0">
            <text:p>$0.00</text:p>
          </table:table-cell>
          <table:table-cell table:style-name="ce65" table:formula="oooc:=['Amortization Schedule'.E317]" office:value-type="currency" office:value="0">
            <text:p>$0.00</text:p>
          </table:table-cell>
          <table:table-cell table:style-name="ce65" table:formula="oooc:=['Amortization Schedule'.F31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7">
            <text:p>307</text:p>
          </table:table-cell>
          <table:table-cell table:style-name="ce66" table:formula="oooc:=['Amortization Schedule'.B318]" office:value-type="currency" office:value="0">
            <text:p>$0.00</text:p>
          </table:table-cell>
          <table:table-cell table:style-name="ce66" table:formula="oooc:=['Amortization Schedule'.C318]" office:value-type="currency" office:value="0">
            <text:p>$0.00</text:p>
          </table:table-cell>
          <table:table-cell table:style-name="ce34" table:formula="oooc:=['Amortization Schedule'.D318]" office:value-type="currency" office:value="0">
            <text:p>$0.00</text:p>
          </table:table-cell>
          <table:table-cell table:style-name="ce66" table:formula="oooc:=['Amortization Schedule'.E318]" office:value-type="currency" office:value="0">
            <text:p>$0.00</text:p>
          </table:table-cell>
          <table:table-cell table:style-name="ce66" table:formula="oooc:=['Amortization Schedule'.F31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08">
            <text:p>308</text:p>
          </table:table-cell>
          <table:table-cell table:style-name="ce65" table:formula="oooc:=['Amortization Schedule'.B319]" office:value-type="currency" office:value="0">
            <text:p>$0.00</text:p>
          </table:table-cell>
          <table:table-cell table:style-name="ce65" table:formula="oooc:=['Amortization Schedule'.C319]" office:value-type="currency" office:value="0">
            <text:p>$0.00</text:p>
          </table:table-cell>
          <table:table-cell table:style-name="ce80" table:formula="oooc:=['Amortization Schedule'.D319]" office:value-type="currency" office:value="0">
            <text:p>$0.00</text:p>
          </table:table-cell>
          <table:table-cell table:style-name="ce65" table:formula="oooc:=['Amortization Schedule'.E319]" office:value-type="currency" office:value="0">
            <text:p>$0.00</text:p>
          </table:table-cell>
          <table:table-cell table:style-name="ce65" table:formula="oooc:=['Amortization Schedule'.F31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9">
            <text:p>309</text:p>
          </table:table-cell>
          <table:table-cell table:style-name="ce66" table:formula="oooc:=['Amortization Schedule'.B320]" office:value-type="currency" office:value="0">
            <text:p>$0.00</text:p>
          </table:table-cell>
          <table:table-cell table:style-name="ce66" table:formula="oooc:=['Amortization Schedule'.C320]" office:value-type="currency" office:value="0">
            <text:p>$0.00</text:p>
          </table:table-cell>
          <table:table-cell table:style-name="ce34" table:formula="oooc:=['Amortization Schedule'.D320]" office:value-type="currency" office:value="0">
            <text:p>$0.00</text:p>
          </table:table-cell>
          <table:table-cell table:style-name="ce66" table:formula="oooc:=['Amortization Schedule'.E320]" office:value-type="currency" office:value="0">
            <text:p>$0.00</text:p>
          </table:table-cell>
          <table:table-cell table:style-name="ce66" table:formula="oooc:=['Amortization Schedule'.F32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10">
            <text:p>310</text:p>
          </table:table-cell>
          <table:table-cell table:style-name="ce65" table:formula="oooc:=['Amortization Schedule'.B321]" office:value-type="currency" office:value="0">
            <text:p>$0.00</text:p>
          </table:table-cell>
          <table:table-cell table:style-name="ce65" table:formula="oooc:=['Amortization Schedule'.C321]" office:value-type="currency" office:value="0">
            <text:p>$0.00</text:p>
          </table:table-cell>
          <table:table-cell table:style-name="ce80" table:formula="oooc:=['Amortization Schedule'.D321]" office:value-type="currency" office:value="0">
            <text:p>$0.00</text:p>
          </table:table-cell>
          <table:table-cell table:style-name="ce65" table:formula="oooc:=['Amortization Schedule'.E321]" office:value-type="currency" office:value="0">
            <text:p>$0.00</text:p>
          </table:table-cell>
          <table:table-cell table:style-name="ce65" table:formula="oooc:=['Amortization Schedule'.F32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1">
            <text:p>311</text:p>
          </table:table-cell>
          <table:table-cell table:style-name="ce66" table:formula="oooc:=['Amortization Schedule'.B322]" office:value-type="currency" office:value="0">
            <text:p>$0.00</text:p>
          </table:table-cell>
          <table:table-cell table:style-name="ce66" table:formula="oooc:=['Amortization Schedule'.C322]" office:value-type="currency" office:value="0">
            <text:p>$0.00</text:p>
          </table:table-cell>
          <table:table-cell table:style-name="ce34" table:formula="oooc:=['Amortization Schedule'.D322]" office:value-type="currency" office:value="0">
            <text:p>$0.00</text:p>
          </table:table-cell>
          <table:table-cell table:style-name="ce66" table:formula="oooc:=['Amortization Schedule'.E322]" office:value-type="currency" office:value="0">
            <text:p>$0.00</text:p>
          </table:table-cell>
          <table:table-cell table:style-name="ce66" table:formula="oooc:=['Amortization Schedule'.F32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12">
            <text:p>312</text:p>
          </table:table-cell>
          <table:table-cell table:style-name="ce65" table:formula="oooc:=['Amortization Schedule'.B323]" office:value-type="currency" office:value="0">
            <text:p>$0.00</text:p>
          </table:table-cell>
          <table:table-cell table:style-name="ce65" table:formula="oooc:=['Amortization Schedule'.C323]" office:value-type="currency" office:value="0">
            <text:p>$0.00</text:p>
          </table:table-cell>
          <table:table-cell table:style-name="ce80" table:formula="oooc:=['Amortization Schedule'.D323]" office:value-type="currency" office:value="0">
            <text:p>$0.00</text:p>
          </table:table-cell>
          <table:table-cell table:style-name="ce65" table:formula="oooc:=['Amortization Schedule'.E323]" office:value-type="currency" office:value="0">
            <text:p>$0.00</text:p>
          </table:table-cell>
          <table:table-cell table:style-name="ce65" table:formula="oooc:=['Amortization Schedule'.F32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3">
            <text:p>313</text:p>
          </table:table-cell>
          <table:table-cell table:style-name="ce66" table:formula="oooc:=['Amortization Schedule'.B324]" office:value-type="currency" office:value="0">
            <text:p>$0.00</text:p>
          </table:table-cell>
          <table:table-cell table:style-name="ce66" table:formula="oooc:=['Amortization Schedule'.C324]" office:value-type="currency" office:value="0">
            <text:p>$0.00</text:p>
          </table:table-cell>
          <table:table-cell table:style-name="ce34" table:formula="oooc:=['Amortization Schedule'.D324]" office:value-type="currency" office:value="0">
            <text:p>$0.00</text:p>
          </table:table-cell>
          <table:table-cell table:style-name="ce66" table:formula="oooc:=['Amortization Schedule'.E324]" office:value-type="currency" office:value="0">
            <text:p>$0.00</text:p>
          </table:table-cell>
          <table:table-cell table:style-name="ce66" table:formula="oooc:=['Amortization Schedule'.F32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14">
            <text:p>314</text:p>
          </table:table-cell>
          <table:table-cell table:style-name="ce65" table:formula="oooc:=['Amortization Schedule'.B325]" office:value-type="currency" office:value="0">
            <text:p>$0.00</text:p>
          </table:table-cell>
          <table:table-cell table:style-name="ce65" table:formula="oooc:=['Amortization Schedule'.C325]" office:value-type="currency" office:value="0">
            <text:p>$0.00</text:p>
          </table:table-cell>
          <table:table-cell table:style-name="ce80" table:formula="oooc:=['Amortization Schedule'.D325]" office:value-type="currency" office:value="0">
            <text:p>$0.00</text:p>
          </table:table-cell>
          <table:table-cell table:style-name="ce65" table:formula="oooc:=['Amortization Schedule'.E325]" office:value-type="currency" office:value="0">
            <text:p>$0.00</text:p>
          </table:table-cell>
          <table:table-cell table:style-name="ce65" table:formula="oooc:=['Amortization Schedule'.F32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5">
            <text:p>315</text:p>
          </table:table-cell>
          <table:table-cell table:style-name="ce66" table:formula="oooc:=['Amortization Schedule'.B326]" office:value-type="currency" office:value="0">
            <text:p>$0.00</text:p>
          </table:table-cell>
          <table:table-cell table:style-name="ce66" table:formula="oooc:=['Amortization Schedule'.C326]" office:value-type="currency" office:value="0">
            <text:p>$0.00</text:p>
          </table:table-cell>
          <table:table-cell table:style-name="ce34" table:formula="oooc:=['Amortization Schedule'.D326]" office:value-type="currency" office:value="0">
            <text:p>$0.00</text:p>
          </table:table-cell>
          <table:table-cell table:style-name="ce66" table:formula="oooc:=['Amortization Schedule'.E326]" office:value-type="currency" office:value="0">
            <text:p>$0.00</text:p>
          </table:table-cell>
          <table:table-cell table:style-name="ce66" table:formula="oooc:=['Amortization Schedule'.F32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16">
            <text:p>316</text:p>
          </table:table-cell>
          <table:table-cell table:style-name="ce65" table:formula="oooc:=['Amortization Schedule'.B327]" office:value-type="currency" office:value="0">
            <text:p>$0.00</text:p>
          </table:table-cell>
          <table:table-cell table:style-name="ce65" table:formula="oooc:=['Amortization Schedule'.C327]" office:value-type="currency" office:value="0">
            <text:p>$0.00</text:p>
          </table:table-cell>
          <table:table-cell table:style-name="ce80" table:formula="oooc:=['Amortization Schedule'.D327]" office:value-type="currency" office:value="0">
            <text:p>$0.00</text:p>
          </table:table-cell>
          <table:table-cell table:style-name="ce65" table:formula="oooc:=['Amortization Schedule'.E327]" office:value-type="currency" office:value="0">
            <text:p>$0.00</text:p>
          </table:table-cell>
          <table:table-cell table:style-name="ce65" table:formula="oooc:=['Amortization Schedule'.F32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7">
            <text:p>317</text:p>
          </table:table-cell>
          <table:table-cell table:style-name="ce66" table:formula="oooc:=['Amortization Schedule'.B328]" office:value-type="currency" office:value="0">
            <text:p>$0.00</text:p>
          </table:table-cell>
          <table:table-cell table:style-name="ce66" table:formula="oooc:=['Amortization Schedule'.C328]" office:value-type="currency" office:value="0">
            <text:p>$0.00</text:p>
          </table:table-cell>
          <table:table-cell table:style-name="ce34" table:formula="oooc:=['Amortization Schedule'.D328]" office:value-type="currency" office:value="0">
            <text:p>$0.00</text:p>
          </table:table-cell>
          <table:table-cell table:style-name="ce66" table:formula="oooc:=['Amortization Schedule'.E328]" office:value-type="currency" office:value="0">
            <text:p>$0.00</text:p>
          </table:table-cell>
          <table:table-cell table:style-name="ce66" table:formula="oooc:=['Amortization Schedule'.F32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18">
            <text:p>318</text:p>
          </table:table-cell>
          <table:table-cell table:style-name="ce65" table:formula="oooc:=['Amortization Schedule'.B329]" office:value-type="currency" office:value="0">
            <text:p>$0.00</text:p>
          </table:table-cell>
          <table:table-cell table:style-name="ce65" table:formula="oooc:=['Amortization Schedule'.C329]" office:value-type="currency" office:value="0">
            <text:p>$0.00</text:p>
          </table:table-cell>
          <table:table-cell table:style-name="ce80" table:formula="oooc:=['Amortization Schedule'.D329]" office:value-type="currency" office:value="0">
            <text:p>$0.00</text:p>
          </table:table-cell>
          <table:table-cell table:style-name="ce65" table:formula="oooc:=['Amortization Schedule'.E329]" office:value-type="currency" office:value="0">
            <text:p>$0.00</text:p>
          </table:table-cell>
          <table:table-cell table:style-name="ce65" table:formula="oooc:=['Amortization Schedule'.F32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9">
            <text:p>319</text:p>
          </table:table-cell>
          <table:table-cell table:style-name="ce66" table:formula="oooc:=['Amortization Schedule'.B330]" office:value-type="currency" office:value="0">
            <text:p>$0.00</text:p>
          </table:table-cell>
          <table:table-cell table:style-name="ce66" table:formula="oooc:=['Amortization Schedule'.C330]" office:value-type="currency" office:value="0">
            <text:p>$0.00</text:p>
          </table:table-cell>
          <table:table-cell table:style-name="ce34" table:formula="oooc:=['Amortization Schedule'.D330]" office:value-type="currency" office:value="0">
            <text:p>$0.00</text:p>
          </table:table-cell>
          <table:table-cell table:style-name="ce66" table:formula="oooc:=['Amortization Schedule'.E330]" office:value-type="currency" office:value="0">
            <text:p>$0.00</text:p>
          </table:table-cell>
          <table:table-cell table:style-name="ce66" table:formula="oooc:=['Amortization Schedule'.F33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20">
            <text:p>320</text:p>
          </table:table-cell>
          <table:table-cell table:style-name="ce65" table:formula="oooc:=['Amortization Schedule'.B331]" office:value-type="currency" office:value="0">
            <text:p>$0.00</text:p>
          </table:table-cell>
          <table:table-cell table:style-name="ce65" table:formula="oooc:=['Amortization Schedule'.C331]" office:value-type="currency" office:value="0">
            <text:p>$0.00</text:p>
          </table:table-cell>
          <table:table-cell table:style-name="ce80" table:formula="oooc:=['Amortization Schedule'.D331]" office:value-type="currency" office:value="0">
            <text:p>$0.00</text:p>
          </table:table-cell>
          <table:table-cell table:style-name="ce65" table:formula="oooc:=['Amortization Schedule'.E331]" office:value-type="currency" office:value="0">
            <text:p>$0.00</text:p>
          </table:table-cell>
          <table:table-cell table:style-name="ce65" table:formula="oooc:=['Amortization Schedule'.F33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1">
            <text:p>321</text:p>
          </table:table-cell>
          <table:table-cell table:style-name="ce66" table:formula="oooc:=['Amortization Schedule'.B332]" office:value-type="currency" office:value="0">
            <text:p>$0.00</text:p>
          </table:table-cell>
          <table:table-cell table:style-name="ce66" table:formula="oooc:=['Amortization Schedule'.C332]" office:value-type="currency" office:value="0">
            <text:p>$0.00</text:p>
          </table:table-cell>
          <table:table-cell table:style-name="ce34" table:formula="oooc:=['Amortization Schedule'.D332]" office:value-type="currency" office:value="0">
            <text:p>$0.00</text:p>
          </table:table-cell>
          <table:table-cell table:style-name="ce66" table:formula="oooc:=['Amortization Schedule'.E332]" office:value-type="currency" office:value="0">
            <text:p>$0.00</text:p>
          </table:table-cell>
          <table:table-cell table:style-name="ce66" table:formula="oooc:=['Amortization Schedule'.F33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22">
            <text:p>322</text:p>
          </table:table-cell>
          <table:table-cell table:style-name="ce65" table:formula="oooc:=['Amortization Schedule'.B333]" office:value-type="currency" office:value="0">
            <text:p>$0.00</text:p>
          </table:table-cell>
          <table:table-cell table:style-name="ce65" table:formula="oooc:=['Amortization Schedule'.C333]" office:value-type="currency" office:value="0">
            <text:p>$0.00</text:p>
          </table:table-cell>
          <table:table-cell table:style-name="ce80" table:formula="oooc:=['Amortization Schedule'.D333]" office:value-type="currency" office:value="0">
            <text:p>$0.00</text:p>
          </table:table-cell>
          <table:table-cell table:style-name="ce65" table:formula="oooc:=['Amortization Schedule'.E333]" office:value-type="currency" office:value="0">
            <text:p>$0.00</text:p>
          </table:table-cell>
          <table:table-cell table:style-name="ce65" table:formula="oooc:=['Amortization Schedule'.F33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3">
            <text:p>323</text:p>
          </table:table-cell>
          <table:table-cell table:style-name="ce66" table:formula="oooc:=['Amortization Schedule'.B334]" office:value-type="currency" office:value="0">
            <text:p>$0.00</text:p>
          </table:table-cell>
          <table:table-cell table:style-name="ce66" table:formula="oooc:=['Amortization Schedule'.C334]" office:value-type="currency" office:value="0">
            <text:p>$0.00</text:p>
          </table:table-cell>
          <table:table-cell table:style-name="ce34" table:formula="oooc:=['Amortization Schedule'.D334]" office:value-type="currency" office:value="0">
            <text:p>$0.00</text:p>
          </table:table-cell>
          <table:table-cell table:style-name="ce66" table:formula="oooc:=['Amortization Schedule'.E334]" office:value-type="currency" office:value="0">
            <text:p>$0.00</text:p>
          </table:table-cell>
          <table:table-cell table:style-name="ce66" table:formula="oooc:=['Amortization Schedule'.F33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24">
            <text:p>324</text:p>
          </table:table-cell>
          <table:table-cell table:style-name="ce65" table:formula="oooc:=['Amortization Schedule'.B335]" office:value-type="currency" office:value="0">
            <text:p>$0.00</text:p>
          </table:table-cell>
          <table:table-cell table:style-name="ce65" table:formula="oooc:=['Amortization Schedule'.C335]" office:value-type="currency" office:value="0">
            <text:p>$0.00</text:p>
          </table:table-cell>
          <table:table-cell table:style-name="ce80" table:formula="oooc:=['Amortization Schedule'.D335]" office:value-type="currency" office:value="0">
            <text:p>$0.00</text:p>
          </table:table-cell>
          <table:table-cell table:style-name="ce65" table:formula="oooc:=['Amortization Schedule'.E335]" office:value-type="currency" office:value="0">
            <text:p>$0.00</text:p>
          </table:table-cell>
          <table:table-cell table:style-name="ce65" table:formula="oooc:=['Amortization Schedule'.F33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5">
            <text:p>325</text:p>
          </table:table-cell>
          <table:table-cell table:style-name="ce66" table:formula="oooc:=['Amortization Schedule'.B336]" office:value-type="currency" office:value="0">
            <text:p>$0.00</text:p>
          </table:table-cell>
          <table:table-cell table:style-name="ce66" table:formula="oooc:=['Amortization Schedule'.C336]" office:value-type="currency" office:value="0">
            <text:p>$0.00</text:p>
          </table:table-cell>
          <table:table-cell table:style-name="ce34" table:formula="oooc:=['Amortization Schedule'.D336]" office:value-type="currency" office:value="0">
            <text:p>$0.00</text:p>
          </table:table-cell>
          <table:table-cell table:style-name="ce66" table:formula="oooc:=['Amortization Schedule'.E336]" office:value-type="currency" office:value="0">
            <text:p>$0.00</text:p>
          </table:table-cell>
          <table:table-cell table:style-name="ce66" table:formula="oooc:=['Amortization Schedule'.F33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26">
            <text:p>326</text:p>
          </table:table-cell>
          <table:table-cell table:style-name="ce65" table:formula="oooc:=['Amortization Schedule'.B337]" office:value-type="currency" office:value="0">
            <text:p>$0.00</text:p>
          </table:table-cell>
          <table:table-cell table:style-name="ce65" table:formula="oooc:=['Amortization Schedule'.C337]" office:value-type="currency" office:value="0">
            <text:p>$0.00</text:p>
          </table:table-cell>
          <table:table-cell table:style-name="ce80" table:formula="oooc:=['Amortization Schedule'.D337]" office:value-type="currency" office:value="0">
            <text:p>$0.00</text:p>
          </table:table-cell>
          <table:table-cell table:style-name="ce65" table:formula="oooc:=['Amortization Schedule'.E337]" office:value-type="currency" office:value="0">
            <text:p>$0.00</text:p>
          </table:table-cell>
          <table:table-cell table:style-name="ce65" table:formula="oooc:=['Amortization Schedule'.F33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7">
            <text:p>327</text:p>
          </table:table-cell>
          <table:table-cell table:style-name="ce66" table:formula="oooc:=['Amortization Schedule'.B338]" office:value-type="currency" office:value="0">
            <text:p>$0.00</text:p>
          </table:table-cell>
          <table:table-cell table:style-name="ce66" table:formula="oooc:=['Amortization Schedule'.C338]" office:value-type="currency" office:value="0">
            <text:p>$0.00</text:p>
          </table:table-cell>
          <table:table-cell table:style-name="ce34" table:formula="oooc:=['Amortization Schedule'.D338]" office:value-type="currency" office:value="0">
            <text:p>$0.00</text:p>
          </table:table-cell>
          <table:table-cell table:style-name="ce66" table:formula="oooc:=['Amortization Schedule'.E338]" office:value-type="currency" office:value="0">
            <text:p>$0.00</text:p>
          </table:table-cell>
          <table:table-cell table:style-name="ce66" table:formula="oooc:=['Amortization Schedule'.F33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28">
            <text:p>328</text:p>
          </table:table-cell>
          <table:table-cell table:style-name="ce65" table:formula="oooc:=['Amortization Schedule'.B339]" office:value-type="currency" office:value="0">
            <text:p>$0.00</text:p>
          </table:table-cell>
          <table:table-cell table:style-name="ce65" table:formula="oooc:=['Amortization Schedule'.C339]" office:value-type="currency" office:value="0">
            <text:p>$0.00</text:p>
          </table:table-cell>
          <table:table-cell table:style-name="ce80" table:formula="oooc:=['Amortization Schedule'.D339]" office:value-type="currency" office:value="0">
            <text:p>$0.00</text:p>
          </table:table-cell>
          <table:table-cell table:style-name="ce65" table:formula="oooc:=['Amortization Schedule'.E339]" office:value-type="currency" office:value="0">
            <text:p>$0.00</text:p>
          </table:table-cell>
          <table:table-cell table:style-name="ce65" table:formula="oooc:=['Amortization Schedule'.F33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9">
            <text:p>329</text:p>
          </table:table-cell>
          <table:table-cell table:style-name="ce66" table:formula="oooc:=['Amortization Schedule'.B340]" office:value-type="currency" office:value="0">
            <text:p>$0.00</text:p>
          </table:table-cell>
          <table:table-cell table:style-name="ce66" table:formula="oooc:=['Amortization Schedule'.C340]" office:value-type="currency" office:value="0">
            <text:p>$0.00</text:p>
          </table:table-cell>
          <table:table-cell table:style-name="ce34" table:formula="oooc:=['Amortization Schedule'.D340]" office:value-type="currency" office:value="0">
            <text:p>$0.00</text:p>
          </table:table-cell>
          <table:table-cell table:style-name="ce66" table:formula="oooc:=['Amortization Schedule'.E340]" office:value-type="currency" office:value="0">
            <text:p>$0.00</text:p>
          </table:table-cell>
          <table:table-cell table:style-name="ce66" table:formula="oooc:=['Amortization Schedule'.F34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30">
            <text:p>330</text:p>
          </table:table-cell>
          <table:table-cell table:style-name="ce65" table:formula="oooc:=['Amortization Schedule'.B341]" office:value-type="currency" office:value="0">
            <text:p>$0.00</text:p>
          </table:table-cell>
          <table:table-cell table:style-name="ce65" table:formula="oooc:=['Amortization Schedule'.C341]" office:value-type="currency" office:value="0">
            <text:p>$0.00</text:p>
          </table:table-cell>
          <table:table-cell table:style-name="ce80" table:formula="oooc:=['Amortization Schedule'.D341]" office:value-type="currency" office:value="0">
            <text:p>$0.00</text:p>
          </table:table-cell>
          <table:table-cell table:style-name="ce65" table:formula="oooc:=['Amortization Schedule'.E341]" office:value-type="currency" office:value="0">
            <text:p>$0.00</text:p>
          </table:table-cell>
          <table:table-cell table:style-name="ce65" table:formula="oooc:=['Amortization Schedule'.F34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1">
            <text:p>331</text:p>
          </table:table-cell>
          <table:table-cell table:style-name="ce66" table:formula="oooc:=['Amortization Schedule'.B342]" office:value-type="currency" office:value="0">
            <text:p>$0.00</text:p>
          </table:table-cell>
          <table:table-cell table:style-name="ce66" table:formula="oooc:=['Amortization Schedule'.C342]" office:value-type="currency" office:value="0">
            <text:p>$0.00</text:p>
          </table:table-cell>
          <table:table-cell table:style-name="ce34" table:formula="oooc:=['Amortization Schedule'.D342]" office:value-type="currency" office:value="0">
            <text:p>$0.00</text:p>
          </table:table-cell>
          <table:table-cell table:style-name="ce66" table:formula="oooc:=['Amortization Schedule'.E342]" office:value-type="currency" office:value="0">
            <text:p>$0.00</text:p>
          </table:table-cell>
          <table:table-cell table:style-name="ce66" table:formula="oooc:=['Amortization Schedule'.F34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32">
            <text:p>332</text:p>
          </table:table-cell>
          <table:table-cell table:style-name="ce65" table:formula="oooc:=['Amortization Schedule'.B343]" office:value-type="currency" office:value="0">
            <text:p>$0.00</text:p>
          </table:table-cell>
          <table:table-cell table:style-name="ce65" table:formula="oooc:=['Amortization Schedule'.C343]" office:value-type="currency" office:value="0">
            <text:p>$0.00</text:p>
          </table:table-cell>
          <table:table-cell table:style-name="ce80" table:formula="oooc:=['Amortization Schedule'.D343]" office:value-type="currency" office:value="0">
            <text:p>$0.00</text:p>
          </table:table-cell>
          <table:table-cell table:style-name="ce65" table:formula="oooc:=['Amortization Schedule'.E343]" office:value-type="currency" office:value="0">
            <text:p>$0.00</text:p>
          </table:table-cell>
          <table:table-cell table:style-name="ce65" table:formula="oooc:=['Amortization Schedule'.F34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3">
            <text:p>333</text:p>
          </table:table-cell>
          <table:table-cell table:style-name="ce66" table:formula="oooc:=['Amortization Schedule'.B344]" office:value-type="currency" office:value="0">
            <text:p>$0.00</text:p>
          </table:table-cell>
          <table:table-cell table:style-name="ce66" table:formula="oooc:=['Amortization Schedule'.C344]" office:value-type="currency" office:value="0">
            <text:p>$0.00</text:p>
          </table:table-cell>
          <table:table-cell table:style-name="ce34" table:formula="oooc:=['Amortization Schedule'.D344]" office:value-type="currency" office:value="0">
            <text:p>$0.00</text:p>
          </table:table-cell>
          <table:table-cell table:style-name="ce66" table:formula="oooc:=['Amortization Schedule'.E344]" office:value-type="currency" office:value="0">
            <text:p>$0.00</text:p>
          </table:table-cell>
          <table:table-cell table:style-name="ce66" table:formula="oooc:=['Amortization Schedule'.F34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34">
            <text:p>334</text:p>
          </table:table-cell>
          <table:table-cell table:style-name="ce65" table:formula="oooc:=['Amortization Schedule'.B345]" office:value-type="currency" office:value="0">
            <text:p>$0.00</text:p>
          </table:table-cell>
          <table:table-cell table:style-name="ce65" table:formula="oooc:=['Amortization Schedule'.C345]" office:value-type="currency" office:value="0">
            <text:p>$0.00</text:p>
          </table:table-cell>
          <table:table-cell table:style-name="ce80" table:formula="oooc:=['Amortization Schedule'.D345]" office:value-type="currency" office:value="0">
            <text:p>$0.00</text:p>
          </table:table-cell>
          <table:table-cell table:style-name="ce65" table:formula="oooc:=['Amortization Schedule'.E345]" office:value-type="currency" office:value="0">
            <text:p>$0.00</text:p>
          </table:table-cell>
          <table:table-cell table:style-name="ce65" table:formula="oooc:=['Amortization Schedule'.F34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5">
            <text:p>335</text:p>
          </table:table-cell>
          <table:table-cell table:style-name="ce66" table:formula="oooc:=['Amortization Schedule'.B346]" office:value-type="currency" office:value="0">
            <text:p>$0.00</text:p>
          </table:table-cell>
          <table:table-cell table:style-name="ce66" table:formula="oooc:=['Amortization Schedule'.C346]" office:value-type="currency" office:value="0">
            <text:p>$0.00</text:p>
          </table:table-cell>
          <table:table-cell table:style-name="ce34" table:formula="oooc:=['Amortization Schedule'.D346]" office:value-type="currency" office:value="0">
            <text:p>$0.00</text:p>
          </table:table-cell>
          <table:table-cell table:style-name="ce66" table:formula="oooc:=['Amortization Schedule'.E346]" office:value-type="currency" office:value="0">
            <text:p>$0.00</text:p>
          </table:table-cell>
          <table:table-cell table:style-name="ce66" table:formula="oooc:=['Amortization Schedule'.F34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36">
            <text:p>336</text:p>
          </table:table-cell>
          <table:table-cell table:style-name="ce65" table:formula="oooc:=['Amortization Schedule'.B347]" office:value-type="currency" office:value="0">
            <text:p>$0.00</text:p>
          </table:table-cell>
          <table:table-cell table:style-name="ce65" table:formula="oooc:=['Amortization Schedule'.C347]" office:value-type="currency" office:value="0">
            <text:p>$0.00</text:p>
          </table:table-cell>
          <table:table-cell table:style-name="ce80" table:formula="oooc:=['Amortization Schedule'.D347]" office:value-type="currency" office:value="0">
            <text:p>$0.00</text:p>
          </table:table-cell>
          <table:table-cell table:style-name="ce65" table:formula="oooc:=['Amortization Schedule'.E347]" office:value-type="currency" office:value="0">
            <text:p>$0.00</text:p>
          </table:table-cell>
          <table:table-cell table:style-name="ce65" table:formula="oooc:=['Amortization Schedule'.F34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7">
            <text:p>337</text:p>
          </table:table-cell>
          <table:table-cell table:style-name="ce66" table:formula="oooc:=['Amortization Schedule'.B348]" office:value-type="currency" office:value="0">
            <text:p>$0.00</text:p>
          </table:table-cell>
          <table:table-cell table:style-name="ce66" table:formula="oooc:=['Amortization Schedule'.C348]" office:value-type="currency" office:value="0">
            <text:p>$0.00</text:p>
          </table:table-cell>
          <table:table-cell table:style-name="ce34" table:formula="oooc:=['Amortization Schedule'.D348]" office:value-type="currency" office:value="0">
            <text:p>$0.00</text:p>
          </table:table-cell>
          <table:table-cell table:style-name="ce66" table:formula="oooc:=['Amortization Schedule'.E348]" office:value-type="currency" office:value="0">
            <text:p>$0.00</text:p>
          </table:table-cell>
          <table:table-cell table:style-name="ce66" table:formula="oooc:=['Amortization Schedule'.F34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38">
            <text:p>338</text:p>
          </table:table-cell>
          <table:table-cell table:style-name="ce65" table:formula="oooc:=['Amortization Schedule'.B349]" office:value-type="currency" office:value="0">
            <text:p>$0.00</text:p>
          </table:table-cell>
          <table:table-cell table:style-name="ce65" table:formula="oooc:=['Amortization Schedule'.C349]" office:value-type="currency" office:value="0">
            <text:p>$0.00</text:p>
          </table:table-cell>
          <table:table-cell table:style-name="ce80" table:formula="oooc:=['Amortization Schedule'.D349]" office:value-type="currency" office:value="0">
            <text:p>$0.00</text:p>
          </table:table-cell>
          <table:table-cell table:style-name="ce65" table:formula="oooc:=['Amortization Schedule'.E349]" office:value-type="currency" office:value="0">
            <text:p>$0.00</text:p>
          </table:table-cell>
          <table:table-cell table:style-name="ce65" table:formula="oooc:=['Amortization Schedule'.F34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9">
            <text:p>339</text:p>
          </table:table-cell>
          <table:table-cell table:style-name="ce66" table:formula="oooc:=['Amortization Schedule'.B350]" office:value-type="currency" office:value="0">
            <text:p>$0.00</text:p>
          </table:table-cell>
          <table:table-cell table:style-name="ce66" table:formula="oooc:=['Amortization Schedule'.C350]" office:value-type="currency" office:value="0">
            <text:p>$0.00</text:p>
          </table:table-cell>
          <table:table-cell table:style-name="ce34" table:formula="oooc:=['Amortization Schedule'.D350]" office:value-type="currency" office:value="0">
            <text:p>$0.00</text:p>
          </table:table-cell>
          <table:table-cell table:style-name="ce66" table:formula="oooc:=['Amortization Schedule'.E350]" office:value-type="currency" office:value="0">
            <text:p>$0.00</text:p>
          </table:table-cell>
          <table:table-cell table:style-name="ce66" table:formula="oooc:=['Amortization Schedule'.F35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40">
            <text:p>340</text:p>
          </table:table-cell>
          <table:table-cell table:style-name="ce65" table:formula="oooc:=['Amortization Schedule'.B351]" office:value-type="currency" office:value="0">
            <text:p>$0.00</text:p>
          </table:table-cell>
          <table:table-cell table:style-name="ce65" table:formula="oooc:=['Amortization Schedule'.C351]" office:value-type="currency" office:value="0">
            <text:p>$0.00</text:p>
          </table:table-cell>
          <table:table-cell table:style-name="ce80" table:formula="oooc:=['Amortization Schedule'.D351]" office:value-type="currency" office:value="0">
            <text:p>$0.00</text:p>
          </table:table-cell>
          <table:table-cell table:style-name="ce65" table:formula="oooc:=['Amortization Schedule'.E351]" office:value-type="currency" office:value="0">
            <text:p>$0.00</text:p>
          </table:table-cell>
          <table:table-cell table:style-name="ce65" table:formula="oooc:=['Amortization Schedule'.F35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1">
            <text:p>341</text:p>
          </table:table-cell>
          <table:table-cell table:style-name="ce66" table:formula="oooc:=['Amortization Schedule'.B352]" office:value-type="currency" office:value="0">
            <text:p>$0.00</text:p>
          </table:table-cell>
          <table:table-cell table:style-name="ce66" table:formula="oooc:=['Amortization Schedule'.C352]" office:value-type="currency" office:value="0">
            <text:p>$0.00</text:p>
          </table:table-cell>
          <table:table-cell table:style-name="ce34" table:formula="oooc:=['Amortization Schedule'.D352]" office:value-type="currency" office:value="0">
            <text:p>$0.00</text:p>
          </table:table-cell>
          <table:table-cell table:style-name="ce66" table:formula="oooc:=['Amortization Schedule'.E352]" office:value-type="currency" office:value="0">
            <text:p>$0.00</text:p>
          </table:table-cell>
          <table:table-cell table:style-name="ce66" table:formula="oooc:=['Amortization Schedule'.F35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42">
            <text:p>342</text:p>
          </table:table-cell>
          <table:table-cell table:style-name="ce65" table:formula="oooc:=['Amortization Schedule'.B353]" office:value-type="currency" office:value="0">
            <text:p>$0.00</text:p>
          </table:table-cell>
          <table:table-cell table:style-name="ce65" table:formula="oooc:=['Amortization Schedule'.C353]" office:value-type="currency" office:value="0">
            <text:p>$0.00</text:p>
          </table:table-cell>
          <table:table-cell table:style-name="ce80" table:formula="oooc:=['Amortization Schedule'.D353]" office:value-type="currency" office:value="0">
            <text:p>$0.00</text:p>
          </table:table-cell>
          <table:table-cell table:style-name="ce65" table:formula="oooc:=['Amortization Schedule'.E353]" office:value-type="currency" office:value="0">
            <text:p>$0.00</text:p>
          </table:table-cell>
          <table:table-cell table:style-name="ce65" table:formula="oooc:=['Amortization Schedule'.F35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3">
            <text:p>343</text:p>
          </table:table-cell>
          <table:table-cell table:style-name="ce66" table:formula="oooc:=['Amortization Schedule'.B354]" office:value-type="currency" office:value="0">
            <text:p>$0.00</text:p>
          </table:table-cell>
          <table:table-cell table:style-name="ce66" table:formula="oooc:=['Amortization Schedule'.C354]" office:value-type="currency" office:value="0">
            <text:p>$0.00</text:p>
          </table:table-cell>
          <table:table-cell table:style-name="ce34" table:formula="oooc:=['Amortization Schedule'.D354]" office:value-type="currency" office:value="0">
            <text:p>$0.00</text:p>
          </table:table-cell>
          <table:table-cell table:style-name="ce66" table:formula="oooc:=['Amortization Schedule'.E354]" office:value-type="currency" office:value="0">
            <text:p>$0.00</text:p>
          </table:table-cell>
          <table:table-cell table:style-name="ce66" table:formula="oooc:=['Amortization Schedule'.F35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44">
            <text:p>344</text:p>
          </table:table-cell>
          <table:table-cell table:style-name="ce65" table:formula="oooc:=['Amortization Schedule'.B355]" office:value-type="currency" office:value="0">
            <text:p>$0.00</text:p>
          </table:table-cell>
          <table:table-cell table:style-name="ce65" table:formula="oooc:=['Amortization Schedule'.C355]" office:value-type="currency" office:value="0">
            <text:p>$0.00</text:p>
          </table:table-cell>
          <table:table-cell table:style-name="ce80" table:formula="oooc:=['Amortization Schedule'.D355]" office:value-type="currency" office:value="0">
            <text:p>$0.00</text:p>
          </table:table-cell>
          <table:table-cell table:style-name="ce65" table:formula="oooc:=['Amortization Schedule'.E355]" office:value-type="currency" office:value="0">
            <text:p>$0.00</text:p>
          </table:table-cell>
          <table:table-cell table:style-name="ce65" table:formula="oooc:=['Amortization Schedule'.F35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5">
            <text:p>345</text:p>
          </table:table-cell>
          <table:table-cell table:style-name="ce66" table:formula="oooc:=['Amortization Schedule'.B356]" office:value-type="currency" office:value="0">
            <text:p>$0.00</text:p>
          </table:table-cell>
          <table:table-cell table:style-name="ce66" table:formula="oooc:=['Amortization Schedule'.C356]" office:value-type="currency" office:value="0">
            <text:p>$0.00</text:p>
          </table:table-cell>
          <table:table-cell table:style-name="ce34" table:formula="oooc:=['Amortization Schedule'.D356]" office:value-type="currency" office:value="0">
            <text:p>$0.00</text:p>
          </table:table-cell>
          <table:table-cell table:style-name="ce66" table:formula="oooc:=['Amortization Schedule'.E356]" office:value-type="currency" office:value="0">
            <text:p>$0.00</text:p>
          </table:table-cell>
          <table:table-cell table:style-name="ce66" table:formula="oooc:=['Amortization Schedule'.F35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46">
            <text:p>346</text:p>
          </table:table-cell>
          <table:table-cell table:style-name="ce65" table:formula="oooc:=['Amortization Schedule'.B357]" office:value-type="currency" office:value="0">
            <text:p>$0.00</text:p>
          </table:table-cell>
          <table:table-cell table:style-name="ce65" table:formula="oooc:=['Amortization Schedule'.C357]" office:value-type="currency" office:value="0">
            <text:p>$0.00</text:p>
          </table:table-cell>
          <table:table-cell table:style-name="ce80" table:formula="oooc:=['Amortization Schedule'.D357]" office:value-type="currency" office:value="0">
            <text:p>$0.00</text:p>
          </table:table-cell>
          <table:table-cell table:style-name="ce65" table:formula="oooc:=['Amortization Schedule'.E357]" office:value-type="currency" office:value="0">
            <text:p>$0.00</text:p>
          </table:table-cell>
          <table:table-cell table:style-name="ce65" table:formula="oooc:=['Amortization Schedule'.F35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7">
            <text:p>347</text:p>
          </table:table-cell>
          <table:table-cell table:style-name="ce66" table:formula="oooc:=['Amortization Schedule'.B358]" office:value-type="currency" office:value="0">
            <text:p>$0.00</text:p>
          </table:table-cell>
          <table:table-cell table:style-name="ce66" table:formula="oooc:=['Amortization Schedule'.C358]" office:value-type="currency" office:value="0">
            <text:p>$0.00</text:p>
          </table:table-cell>
          <table:table-cell table:style-name="ce34" table:formula="oooc:=['Amortization Schedule'.D358]" office:value-type="currency" office:value="0">
            <text:p>$0.00</text:p>
          </table:table-cell>
          <table:table-cell table:style-name="ce66" table:formula="oooc:=['Amortization Schedule'.E358]" office:value-type="currency" office:value="0">
            <text:p>$0.00</text:p>
          </table:table-cell>
          <table:table-cell table:style-name="ce66" table:formula="oooc:=['Amortization Schedule'.F35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48">
            <text:p>348</text:p>
          </table:table-cell>
          <table:table-cell table:style-name="ce65" table:formula="oooc:=['Amortization Schedule'.B359]" office:value-type="currency" office:value="0">
            <text:p>$0.00</text:p>
          </table:table-cell>
          <table:table-cell table:style-name="ce65" table:formula="oooc:=['Amortization Schedule'.C359]" office:value-type="currency" office:value="0">
            <text:p>$0.00</text:p>
          </table:table-cell>
          <table:table-cell table:style-name="ce80" table:formula="oooc:=['Amortization Schedule'.D359]" office:value-type="currency" office:value="0">
            <text:p>$0.00</text:p>
          </table:table-cell>
          <table:table-cell table:style-name="ce65" table:formula="oooc:=['Amortization Schedule'.E359]" office:value-type="currency" office:value="0">
            <text:p>$0.00</text:p>
          </table:table-cell>
          <table:table-cell table:style-name="ce65" table:formula="oooc:=['Amortization Schedule'.F35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9">
            <text:p>349</text:p>
          </table:table-cell>
          <table:table-cell table:style-name="ce66" table:formula="oooc:=['Amortization Schedule'.B360]" office:value-type="currency" office:value="0">
            <text:p>$0.00</text:p>
          </table:table-cell>
          <table:table-cell table:style-name="ce66" table:formula="oooc:=['Amortization Schedule'.C360]" office:value-type="currency" office:value="0">
            <text:p>$0.00</text:p>
          </table:table-cell>
          <table:table-cell table:style-name="ce34" table:formula="oooc:=['Amortization Schedule'.D360]" office:value-type="currency" office:value="0">
            <text:p>$0.00</text:p>
          </table:table-cell>
          <table:table-cell table:style-name="ce66" table:formula="oooc:=['Amortization Schedule'.E360]" office:value-type="currency" office:value="0">
            <text:p>$0.00</text:p>
          </table:table-cell>
          <table:table-cell table:style-name="ce66" table:formula="oooc:=['Amortization Schedule'.F36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50">
            <text:p>350</text:p>
          </table:table-cell>
          <table:table-cell table:style-name="ce65" table:formula="oooc:=['Amortization Schedule'.B361]" office:value-type="currency" office:value="0">
            <text:p>$0.00</text:p>
          </table:table-cell>
          <table:table-cell table:style-name="ce65" table:formula="oooc:=['Amortization Schedule'.C361]" office:value-type="currency" office:value="0">
            <text:p>$0.00</text:p>
          </table:table-cell>
          <table:table-cell table:style-name="ce80" table:formula="oooc:=['Amortization Schedule'.D361]" office:value-type="currency" office:value="0">
            <text:p>$0.00</text:p>
          </table:table-cell>
          <table:table-cell table:style-name="ce65" table:formula="oooc:=['Amortization Schedule'.E361]" office:value-type="currency" office:value="0">
            <text:p>$0.00</text:p>
          </table:table-cell>
          <table:table-cell table:style-name="ce65" table:formula="oooc:=['Amortization Schedule'.F36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1">
            <text:p>351</text:p>
          </table:table-cell>
          <table:table-cell table:style-name="ce66" table:formula="oooc:=['Amortization Schedule'.B362]" office:value-type="currency" office:value="0">
            <text:p>$0.00</text:p>
          </table:table-cell>
          <table:table-cell table:style-name="ce66" table:formula="oooc:=['Amortization Schedule'.C362]" office:value-type="currency" office:value="0">
            <text:p>$0.00</text:p>
          </table:table-cell>
          <table:table-cell table:style-name="ce34" table:formula="oooc:=['Amortization Schedule'.D362]" office:value-type="currency" office:value="0">
            <text:p>$0.00</text:p>
          </table:table-cell>
          <table:table-cell table:style-name="ce66" table:formula="oooc:=['Amortization Schedule'.E362]" office:value-type="currency" office:value="0">
            <text:p>$0.00</text:p>
          </table:table-cell>
          <table:table-cell table:style-name="ce66" table:formula="oooc:=['Amortization Schedule'.F362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52">
            <text:p>352</text:p>
          </table:table-cell>
          <table:table-cell table:style-name="ce65" table:formula="oooc:=['Amortization Schedule'.B363]" office:value-type="currency" office:value="0">
            <text:p>$0.00</text:p>
          </table:table-cell>
          <table:table-cell table:style-name="ce65" table:formula="oooc:=['Amortization Schedule'.C363]" office:value-type="currency" office:value="0">
            <text:p>$0.00</text:p>
          </table:table-cell>
          <table:table-cell table:style-name="ce80" table:formula="oooc:=['Amortization Schedule'.D363]" office:value-type="currency" office:value="0">
            <text:p>$0.00</text:p>
          </table:table-cell>
          <table:table-cell table:style-name="ce65" table:formula="oooc:=['Amortization Schedule'.E363]" office:value-type="currency" office:value="0">
            <text:p>$0.00</text:p>
          </table:table-cell>
          <table:table-cell table:style-name="ce65" table:formula="oooc:=['Amortization Schedule'.F363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3">
            <text:p>353</text:p>
          </table:table-cell>
          <table:table-cell table:style-name="ce66" table:formula="oooc:=['Amortization Schedule'.B364]" office:value-type="currency" office:value="0">
            <text:p>$0.00</text:p>
          </table:table-cell>
          <table:table-cell table:style-name="ce66" table:formula="oooc:=['Amortization Schedule'.C364]" office:value-type="currency" office:value="0">
            <text:p>$0.00</text:p>
          </table:table-cell>
          <table:table-cell table:style-name="ce34" table:formula="oooc:=['Amortization Schedule'.D364]" office:value-type="currency" office:value="0">
            <text:p>$0.00</text:p>
          </table:table-cell>
          <table:table-cell table:style-name="ce66" table:formula="oooc:=['Amortization Schedule'.E364]" office:value-type="currency" office:value="0">
            <text:p>$0.00</text:p>
          </table:table-cell>
          <table:table-cell table:style-name="ce66" table:formula="oooc:=['Amortization Schedule'.F364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54">
            <text:p>354</text:p>
          </table:table-cell>
          <table:table-cell table:style-name="ce65" table:formula="oooc:=['Amortization Schedule'.B365]" office:value-type="currency" office:value="0">
            <text:p>$0.00</text:p>
          </table:table-cell>
          <table:table-cell table:style-name="ce65" table:formula="oooc:=['Amortization Schedule'.C365]" office:value-type="currency" office:value="0">
            <text:p>$0.00</text:p>
          </table:table-cell>
          <table:table-cell table:style-name="ce80" table:formula="oooc:=['Amortization Schedule'.D365]" office:value-type="currency" office:value="0">
            <text:p>$0.00</text:p>
          </table:table-cell>
          <table:table-cell table:style-name="ce65" table:formula="oooc:=['Amortization Schedule'.E365]" office:value-type="currency" office:value="0">
            <text:p>$0.00</text:p>
          </table:table-cell>
          <table:table-cell table:style-name="ce65" table:formula="oooc:=['Amortization Schedule'.F365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5">
            <text:p>355</text:p>
          </table:table-cell>
          <table:table-cell table:style-name="ce66" table:formula="oooc:=['Amortization Schedule'.B366]" office:value-type="currency" office:value="0">
            <text:p>$0.00</text:p>
          </table:table-cell>
          <table:table-cell table:style-name="ce66" table:formula="oooc:=['Amortization Schedule'.C366]" office:value-type="currency" office:value="0">
            <text:p>$0.00</text:p>
          </table:table-cell>
          <table:table-cell table:style-name="ce34" table:formula="oooc:=['Amortization Schedule'.D366]" office:value-type="currency" office:value="0">
            <text:p>$0.00</text:p>
          </table:table-cell>
          <table:table-cell table:style-name="ce66" table:formula="oooc:=['Amortization Schedule'.E366]" office:value-type="currency" office:value="0">
            <text:p>$0.00</text:p>
          </table:table-cell>
          <table:table-cell table:style-name="ce66" table:formula="oooc:=['Amortization Schedule'.F366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56">
            <text:p>356</text:p>
          </table:table-cell>
          <table:table-cell table:style-name="ce65" table:formula="oooc:=['Amortization Schedule'.B367]" office:value-type="currency" office:value="0">
            <text:p>$0.00</text:p>
          </table:table-cell>
          <table:table-cell table:style-name="ce65" table:formula="oooc:=['Amortization Schedule'.C367]" office:value-type="currency" office:value="0">
            <text:p>$0.00</text:p>
          </table:table-cell>
          <table:table-cell table:style-name="ce80" table:formula="oooc:=['Amortization Schedule'.D367]" office:value-type="currency" office:value="0">
            <text:p>$0.00</text:p>
          </table:table-cell>
          <table:table-cell table:style-name="ce65" table:formula="oooc:=['Amortization Schedule'.E367]" office:value-type="currency" office:value="0">
            <text:p>$0.00</text:p>
          </table:table-cell>
          <table:table-cell table:style-name="ce65" table:formula="oooc:=['Amortization Schedule'.F367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7">
            <text:p>357</text:p>
          </table:table-cell>
          <table:table-cell table:style-name="ce66" table:formula="oooc:=['Amortization Schedule'.B368]" office:value-type="currency" office:value="0">
            <text:p>$0.00</text:p>
          </table:table-cell>
          <table:table-cell table:style-name="ce66" table:formula="oooc:=['Amortization Schedule'.C368]" office:value-type="currency" office:value="0">
            <text:p>$0.00</text:p>
          </table:table-cell>
          <table:table-cell table:style-name="ce34" table:formula="oooc:=['Amortization Schedule'.D368]" office:value-type="currency" office:value="0">
            <text:p>$0.00</text:p>
          </table:table-cell>
          <table:table-cell table:style-name="ce66" table:formula="oooc:=['Amortization Schedule'.E368]" office:value-type="currency" office:value="0">
            <text:p>$0.00</text:p>
          </table:table-cell>
          <table:table-cell table:style-name="ce66" table:formula="oooc:=['Amortization Schedule'.F368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58">
            <text:p>358</text:p>
          </table:table-cell>
          <table:table-cell table:style-name="ce65" table:formula="oooc:=['Amortization Schedule'.B369]" office:value-type="currency" office:value="0">
            <text:p>$0.00</text:p>
          </table:table-cell>
          <table:table-cell table:style-name="ce65" table:formula="oooc:=['Amortization Schedule'.C369]" office:value-type="currency" office:value="0">
            <text:p>$0.00</text:p>
          </table:table-cell>
          <table:table-cell table:style-name="ce80" table:formula="oooc:=['Amortization Schedule'.D369]" office:value-type="currency" office:value="0">
            <text:p>$0.00</text:p>
          </table:table-cell>
          <table:table-cell table:style-name="ce65" table:formula="oooc:=['Amortization Schedule'.E369]" office:value-type="currency" office:value="0">
            <text:p>$0.00</text:p>
          </table:table-cell>
          <table:table-cell table:style-name="ce65" table:formula="oooc:=['Amortization Schedule'.F369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9">
            <text:p>359</text:p>
          </table:table-cell>
          <table:table-cell table:style-name="ce66" table:formula="oooc:=['Amortization Schedule'.B370]" office:value-type="currency" office:value="0">
            <text:p>$0.00</text:p>
          </table:table-cell>
          <table:table-cell table:style-name="ce66" table:formula="oooc:=['Amortization Schedule'.C370]" office:value-type="currency" office:value="0">
            <text:p>$0.00</text:p>
          </table:table-cell>
          <table:table-cell table:style-name="ce34" table:formula="oooc:=['Amortization Schedule'.D370]" office:value-type="currency" office:value="0">
            <text:p>$0.00</text:p>
          </table:table-cell>
          <table:table-cell table:style-name="ce66" table:formula="oooc:=['Amortization Schedule'.E370]" office:value-type="currency" office:value="0">
            <text:p>$0.00</text:p>
          </table:table-cell>
          <table:table-cell table:style-name="ce66" table:formula="oooc:=['Amortization Schedule'.F370]" office:value-type="currency" office:value="0">
            <text:p>$0.00</text:p>
          </table:table-cell>
          <table:table-cell table:number-columns-repeated="250"/>
        </table:table-row>
        <table:table-row table:style-name="ro2">
          <table:table-cell table:style-name="ce58" office:value-type="float" office:value="360">
            <text:p>360</text:p>
          </table:table-cell>
          <table:table-cell table:style-name="ce65" table:formula="oooc:=['Amortization Schedule'.B371]" office:value-type="currency" office:value="0">
            <text:p>$0.00</text:p>
          </table:table-cell>
          <table:table-cell table:style-name="ce65" table:formula="oooc:=['Amortization Schedule'.C371]" office:value-type="currency" office:value="0">
            <text:p>$0.00</text:p>
          </table:table-cell>
          <table:table-cell table:style-name="ce80" table:formula="oooc:=['Amortization Schedule'.D371]" office:value-type="currency" office:value="0">
            <text:p>$0.00</text:p>
          </table:table-cell>
          <table:table-cell table:style-name="ce65" table:formula="oooc:=['Amortization Schedule'.E371]" office:value-type="currency" office:value="0">
            <text:p>$0.00</text:p>
          </table:table-cell>
          <table:table-cell table:style-name="ce65" table:formula="oooc:=['Amortization Schedule'.F371]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8"/>
          <table:table-cell table:style-name="ce17"/>
          <table:table-cell table:style-name="ce27" table:number-columns-repeated="2"/>
          <table:table-cell table:style-name="ce35"/>
          <table:table-cell table:style-name="ce17"/>
          <table:table-cell table:style-name="ce93"/>
          <table:table-cell table:number-columns-repeated="249"/>
        </table:table-row>
        <table:table-row table:style-name="ro2" table:number-rows-repeated="27">
          <table:table-cell table:style-name="ce59"/>
          <table:table-cell table:style-name="ce67"/>
          <table:table-cell table:style-name="ce76" table:number-columns-repeated="2"/>
          <table:table-cell table:style-name="ce81"/>
          <table:table-cell table:style-name="ce67"/>
          <table:table-cell table:number-columns-repeated="250"/>
        </table:table-row>
        <table:table-row table:style-name="ro2" table:number-rows-repeated="6513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7083in" fo:margin-bottom="0.7874in" fo:margin-left="0.472in" fo:margin-right="0.47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3">05/03/2007</text:date>, <text:time>23:3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Amortization Schedule</dc:title>
    <meta:creation-date>2005-06-26T20:59:35</meta:creation-date>
    <dc:date>2007-05-03T23:32:29</dc:date>
    <meta:printed-by>Shawn Collins</meta:printed-by>
    <meta:print-date>2006-10-31T11:40:29</meta:print-date>
    <dc:language>en-US</dc:language>
    <meta:editing-cycles>19</meta:editing-cycles>
    <meta:editing-duration>P1DT5H39M47S</meta:editing-duration>
    <meta:user-defined meta:name="Info 1"/>
    <meta:user-defined meta:name="Info 2"/>
    <meta:user-defined meta:name="Info 3"/>
    <meta:user-defined meta:name="Info 4"/>
    <meta:document-statistic meta:table-count="2" meta:cell-count="4366"/>
  </office:meta>
</office:document-meta>
</file>